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Malgun Gothic" svg:font-family="Malgun Gothic" style:font-family-generic="swiss" style:font-pitch="variable" svg:panose-1="2 11 5 3 2 0 0 2 0 4"/>
    <style:font-face style:name="MingLiU-ExtB" svg:font-family="MingLiU-ExtB" style:font-family-generic="roman" style:font-pitch="variable" svg:panose-1="2 2 5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icrosoft JhengHei" style:font-name-asian="Microsoft JhengHei" style:font-name-complex="Microsoft JhengHei"/>
    </style:style>
    <style:style style:name="T3" style:parent-style-name="DefaultParagraphFont" style:family="text">
      <style:text-properties style:font-name="MS Gothic" style:font-name-asian="MS Gothic" style:font-name-complex="MS Gothic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MS Gothic" style:font-name-asian="MS Gothic" style:font-name-complex="MS Gothic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MS Gothic" style:font-name-asian="MS Gothic" style:font-name-complex="MS Gothic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MS Gothic" style:font-name-asian="MS Gothic" style:font-name-complex="MS Gothic"/>
    </style:style>
    <style:style style:name="T10" style:parent-style-name="DefaultParagraphFont" style:family="text">
      <style:text-properties style:font-name="MS Gothic" style:font-name-asian="MS Gothic" style:font-name-complex="MS Gothic"/>
    </style:style>
    <style:style style:name="T11" style:parent-style-name="DefaultParagraphFont" style:family="text">
      <style:text-properties style:font-name="MS Gothic" style:font-name-asian="MS Gothic" style:font-name-complex="MS Gothic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="MS Gothic" style:font-name-asian="MS Gothic" style:font-name-complex="MS Gothic"/>
    </style:style>
    <style:style style:name="T14" style:parent-style-name="DefaultParagraphFont" style:family="text">
      <style:text-properties style:font-name="Microsoft JhengHei" style:font-name-asian="Microsoft JhengHei" style:font-name-complex="Microsoft JhengHei"/>
    </style:style>
    <style:style style:name="T15" style:parent-style-name="DefaultParagraphFont" style:family="text">
      <style:text-properties style:font-name="MS Gothic" style:font-name-asian="MS Gothic" style:font-name-complex="MS Gothic"/>
    </style:style>
    <style:style style:name="T16" style:parent-style-name="DefaultParagraphFont" style:family="text">
      <style:text-properties style:font-name="MS Gothic" style:font-name-asian="MS Gothic" style:font-name-complex="MS Gothic"/>
    </style:style>
    <style:style style:name="T17" style:parent-style-name="DefaultParagraphFont" style:family="text">
      <style:text-properties style:font-name="MS Gothic" style:font-name-asian="MS Gothic" style:font-name-complex="MS Gothic"/>
    </style:style>
    <style:style style:name="T18" style:parent-style-name="DefaultParagraphFont" style:family="text">
      <style:text-properties style:font-name="MS Gothic" style:font-name-asian="MS Gothic" style:font-name-complex="MS Gothic"/>
    </style:style>
    <style:style style:name="T19" style:parent-style-name="DefaultParagraphFont" style:family="text">
      <style:text-properties style:font-name="MS Gothic" style:font-name-asian="MS Gothic" style:font-name-complex="MS Gothic"/>
    </style:style>
    <style:style style:name="T20" style:parent-style-name="DefaultParagraphFont" style:family="text">
      <style:text-properties style:font-name="MS Gothic" style:font-name-asian="MS Gothic" style:font-name-complex="MS Gothic"/>
    </style:style>
    <style:style style:name="T21" style:parent-style-name="DefaultParagraphFont" style:family="text">
      <style:text-properties style:font-name="MS Gothic" style:font-name-asian="MS Gothic" style:font-name-complex="MS Gothic"/>
    </style:style>
    <style:style style:name="T22" style:parent-style-name="DefaultParagraphFont" style:family="text">
      <style:text-properties style:font-name="MS Gothic" style:font-name-asian="MS Gothic" style:font-name-complex="MS Gothic"/>
    </style:style>
    <style:style style:name="T23" style:parent-style-name="DefaultParagraphFont" style:family="text">
      <style:text-properties style:font-name="MS Gothic" style:font-name-asian="MS Gothic" style:font-name-complex="MS Gothic"/>
    </style:style>
    <style:style style:name="T24" style:parent-style-name="DefaultParagraphFont" style:family="text">
      <style:text-properties style:font-name="MS Gothic" style:font-name-asian="MS Gothic" style:font-name-complex="MS Gothic"/>
    </style:style>
    <style:style style:name="T25" style:parent-style-name="DefaultParagraphFont" style:family="text">
      <style:text-properties style:font-name="MS Gothic" style:font-name-asian="MS Gothic" style:font-name-complex="MS Gothic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="MS Gothic" style:font-name-asian="MS Gothic" style:font-name-complex="MS Gothic"/>
    </style:style>
    <style:style style:name="T28" style:parent-style-name="DefaultParagraphFont" style:family="text">
      <style:text-properties style:font-name="MS Gothic" style:font-name-asian="MS Gothic" style:font-name-complex="MS Gothic"/>
    </style:style>
    <style:style style:name="T29" style:parent-style-name="DefaultParagraphFont" style:family="text">
      <style:text-properties style:font-name="MS Gothic" style:font-name-asian="MS Gothic" style:font-name-complex="MS Gothic"/>
    </style:style>
    <style:style style:name="T30" style:parent-style-name="DefaultParagraphFont" style:family="text">
      <style:text-properties style:font-name="MS Gothic" style:font-name-asian="MS Gothic" style:font-name-complex="MS Gothic"/>
    </style:style>
    <style:style style:name="T31" style:parent-style-name="DefaultParagraphFont" style:family="text">
      <style:text-properties style:font-name="MS Gothic" style:font-name-asian="MS Gothic" style:font-name-complex="MS Gothic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="MS Gothic" style:font-name-asian="MS Gothic" style:font-name-complex="MS Gothic"/>
    </style:style>
    <style:style style:name="T34" style:parent-style-name="DefaultParagraphFont" style:family="text">
      <style:text-properties style:font-name="MS Gothic" style:font-name-asian="MS Gothic" style:font-name-complex="MS Gothic"/>
    </style:style>
    <style:style style:name="T35" style:parent-style-name="DefaultParagraphFont" style:family="text">
      <style:text-properties style:font-name="MS Gothic" style:font-name-asian="MS Gothic" style:font-name-complex="MS Gothic"/>
    </style:style>
    <style:style style:name="T36" style:parent-style-name="DefaultParagraphFont" style:family="text">
      <style:text-properties style:font-name="MS Gothic" style:font-name-asian="MS Gothic" style:font-name-complex="MS Gothic"/>
    </style:style>
    <style:style style:name="T37" style:parent-style-name="DefaultParagraphFont" style:family="text">
      <style:text-properties style:font-name="MS Gothic" style:font-name-asian="MS Gothic" style:font-name-complex="MS Gothic"/>
    </style:style>
    <style:style style:name="T38" style:parent-style-name="DefaultParagraphFont" style:family="text">
      <style:text-properties style:font-name="MS Gothic" style:font-name-asian="MS Gothic" style:font-name-complex="MS Gothic"/>
    </style:style>
    <style:style style:name="T39" style:parent-style-name="DefaultParagraphFont" style:family="text">
      <style:text-properties style:font-name="MS Gothic" style:font-name-asian="MS Gothic" style:font-name-complex="MS Gothic"/>
    </style:style>
    <style:style style:name="T40" style:parent-style-name="DefaultParagraphFont" style:family="text">
      <style:text-properties style:font-name="MS Gothic" style:font-name-asian="MS Gothic" style:font-name-complex="MS Gothic"/>
    </style:style>
    <style:style style:name="T41" style:parent-style-name="DefaultParagraphFont" style:family="text">
      <style:text-properties style:font-name="MS Gothic" style:font-name-asian="MS Gothic" style:font-name-complex="MS Gothic"/>
    </style:style>
    <style:style style:name="T42" style:parent-style-name="DefaultParagraphFont" style:family="text">
      <style:text-properties style:font-name="MS Gothic" style:font-name-asian="MS Gothic" style:font-name-complex="MS Gothic"/>
    </style:style>
    <style:style style:name="T43" style:parent-style-name="DefaultParagraphFont" style:family="text">
      <style:text-properties style:font-name="MS Gothic" style:font-name-asian="MS Gothic" style:font-name-complex="MS Gothic"/>
    </style:style>
    <style:style style:name="T44" style:parent-style-name="DefaultParagraphFont" style:family="text">
      <style:text-properties style:font-name="MS Gothic" style:font-name-asian="MS Gothic" style:font-name-complex="MS Gothic"/>
    </style:style>
    <style:style style:name="T45" style:parent-style-name="DefaultParagraphFont" style:family="text">
      <style:text-properties style:font-name="MS Gothic" style:font-name-asian="MS Gothic" style:font-name-complex="MS Gothic"/>
    </style:style>
    <style:style style:name="T46" style:parent-style-name="DefaultParagraphFont" style:family="text">
      <style:text-properties style:font-name="MS Gothic" style:font-name-asian="MS Gothic" style:font-name-complex="MS Gothic"/>
    </style:style>
    <style:style style:name="T47" style:parent-style-name="DefaultParagraphFont" style:family="text">
      <style:text-properties style:font-name="Microsoft JhengHei" style:font-name-asian="Microsoft JhengHei" style:font-name-complex="Microsoft JhengHei"/>
    </style:style>
    <style:style style:name="T48" style:parent-style-name="DefaultParagraphFont" style:family="text">
      <style:text-properties style:font-name="MS Gothic" style:font-name-asian="MS Gothic" style:font-name-complex="MS Gothic"/>
    </style:style>
    <style:style style:name="T49" style:parent-style-name="DefaultParagraphFont" style:family="text">
      <style:text-properties style:font-name="MS Gothic" style:font-name-asian="MS Gothic" style:font-name-complex="MS Gothic"/>
    </style:style>
    <style:style style:name="T50" style:parent-style-name="DefaultParagraphFont" style:family="text">
      <style:text-properties style:font-name="MS Gothic" style:font-name-asian="MS Gothic" style:font-name-complex="MS Gothic"/>
    </style:style>
    <style:style style:name="T51" style:parent-style-name="DefaultParagraphFont" style:family="text">
      <style:text-properties style:font-name="MS Gothic" style:font-name-asian="MS Gothic" style:font-name-complex="MS Gothic"/>
    </style:style>
    <style:style style:name="T52" style:parent-style-name="DefaultParagraphFont" style:family="text">
      <style:text-properties style:font-name="MS Gothic" style:font-name-asian="MS Gothic" style:font-name-complex="MS Gothic"/>
    </style:style>
    <style:style style:name="T53" style:parent-style-name="DefaultParagraphFont" style:family="text">
      <style:text-properties style:font-name="MS Gothic" style:font-name-asian="MS Gothic" style:font-name-complex="MS Gothic"/>
    </style:style>
    <style:style style:name="T54" style:parent-style-name="DefaultParagraphFont" style:family="text">
      <style:text-properties style:font-name="MS Gothic" style:font-name-asian="MS Gothic" style:font-name-complex="MS Gothic"/>
    </style:style>
    <style:style style:name="T55" style:parent-style-name="DefaultParagraphFont" style:family="text">
      <style:text-properties style:font-name="MS Gothic" style:font-name-asian="MS Gothic" style:font-name-complex="MS Gothic"/>
    </style:style>
    <style:style style:name="T56" style:parent-style-name="DefaultParagraphFont" style:family="text">
      <style:text-properties style:font-name="MS Gothic" style:font-name-asian="MS Gothic" style:font-name-complex="MS Gothic"/>
    </style:style>
    <style:style style:name="T57" style:parent-style-name="DefaultParagraphFont" style:family="text">
      <style:text-properties style:font-name="MS Gothic" style:font-name-asian="MS Gothic" style:font-name-complex="MS Gothic"/>
    </style:style>
    <style:style style:name="T58" style:parent-style-name="DefaultParagraphFont" style:family="text">
      <style:text-properties style:font-name="MS Gothic" style:font-name-asian="MS Gothic" style:font-name-complex="MS Gothic"/>
    </style:style>
    <style:style style:name="T59" style:parent-style-name="DefaultParagraphFont" style:family="text">
      <style:text-properties style:font-name="MS Gothic" style:font-name-asian="MS Gothic" style:font-name-complex="MS Gothic"/>
    </style:style>
    <style:style style:name="T60" style:parent-style-name="DefaultParagraphFont" style:family="text">
      <style:text-properties style:font-name="MS Gothic" style:font-name-asian="MS Gothic" style:font-name-complex="MS Gothic"/>
    </style:style>
    <style:style style:name="T61" style:parent-style-name="DefaultParagraphFont" style:family="text">
      <style:text-properties style:font-name="MS Gothic" style:font-name-asian="MS Gothic" style:font-name-complex="MS Gothic"/>
    </style:style>
    <style:style style:name="T62" style:parent-style-name="DefaultParagraphFont" style:family="text">
      <style:text-properties style:font-name="MS Gothic" style:font-name-asian="MS Gothic" style:font-name-complex="MS Gothic"/>
    </style:style>
    <style:style style:name="T63" style:parent-style-name="DefaultParagraphFont" style:family="text">
      <style:text-properties style:font-name="MS Gothic" style:font-name-asian="MS Gothic" style:font-name-complex="MS Gothic"/>
    </style:style>
    <style:style style:name="T64" style:parent-style-name="DefaultParagraphFont" style:family="text">
      <style:text-properties style:font-name="Microsoft JhengHei" style:font-name-asian="Microsoft JhengHei" style:font-name-complex="Microsoft JhengHei"/>
    </style:style>
    <style:style style:name="T65" style:parent-style-name="DefaultParagraphFont" style:family="text">
      <style:text-properties style:font-name="MS Gothic" style:font-name-asian="MS Gothic" style:font-name-complex="MS Gothic"/>
    </style:style>
    <style:style style:name="T66" style:parent-style-name="DefaultParagraphFont" style:family="text">
      <style:text-properties style:font-name="MS Gothic" style:font-name-asian="MS Gothic" style:font-name-complex="MS Gothic"/>
    </style:style>
    <style:style style:name="T67" style:parent-style-name="DefaultParagraphFont" style:family="text">
      <style:text-properties style:font-name="MS Gothic" style:font-name-asian="MS Gothic" style:font-name-complex="MS Gothic"/>
    </style:style>
    <style:style style:name="T68" style:parent-style-name="DefaultParagraphFont" style:family="text">
      <style:text-properties style:font-name="MS Gothic" style:font-name-asian="MS Gothic" style:font-name-complex="MS Gothic"/>
    </style:style>
    <style:style style:name="T69" style:parent-style-name="DefaultParagraphFont" style:family="text">
      <style:text-properties style:font-name="MS Gothic" style:font-name-asian="MS Gothic" style:font-name-complex="MS Gothic"/>
    </style:style>
    <style:style style:name="T70" style:parent-style-name="DefaultParagraphFont" style:family="text">
      <style:text-properties style:font-name="MS Gothic" style:font-name-asian="MS Gothic" style:font-name-complex="MS Gothic"/>
    </style:style>
    <style:style style:name="T71" style:parent-style-name="DefaultParagraphFont" style:family="text">
      <style:text-properties style:font-name="MS Gothic" style:font-name-asian="MS Gothic" style:font-name-complex="MS Gothic"/>
    </style:style>
    <style:style style:name="T72" style:parent-style-name="DefaultParagraphFont" style:family="text">
      <style:text-properties style:font-name="MS Gothic" style:font-name-asian="MS Gothic" style:font-name-complex="MS Gothic"/>
    </style:style>
    <style:style style:name="T73" style:parent-style-name="DefaultParagraphFont" style:family="text">
      <style:text-properties style:font-name="Microsoft JhengHei" style:font-name-asian="Microsoft JhengHei" style:font-name-complex="Microsoft JhengHei"/>
    </style:style>
    <style:style style:name="T74" style:parent-style-name="DefaultParagraphFont" style:family="text">
      <style:text-properties style:font-name="MS Gothic" style:font-name-asian="MS Gothic" style:font-name-complex="MS Gothic"/>
    </style:style>
    <style:style style:name="T75" style:parent-style-name="DefaultParagraphFont" style:family="text">
      <style:text-properties style:font-name="MS Gothic" style:font-name-asian="MS Gothic" style:font-name-complex="MS Gothic"/>
    </style:style>
    <style:style style:name="T76" style:parent-style-name="DefaultParagraphFont" style:family="text">
      <style:text-properties style:font-name="Microsoft JhengHei" style:font-name-asian="Microsoft JhengHei" style:font-name-complex="Microsoft JhengHei"/>
    </style:style>
    <style:style style:name="T77" style:parent-style-name="DefaultParagraphFont" style:family="text">
      <style:text-properties style:font-name="Microsoft JhengHei" style:font-name-asian="Microsoft JhengHei" style:font-name-complex="Microsoft JhengHei"/>
    </style:style>
    <style:style style:name="T78" style:parent-style-name="DefaultParagraphFont" style:family="text">
      <style:text-properties style:font-name="MS Gothic" style:font-name-asian="MS Gothic" style:font-name-complex="MS Gothic"/>
    </style:style>
    <style:style style:name="T79" style:parent-style-name="DefaultParagraphFont" style:family="text">
      <style:text-properties style:font-name="MS Gothic" style:font-name-asian="MS Gothic" style:font-name-complex="MS Gothic"/>
    </style:style>
    <style:style style:name="T80" style:parent-style-name="DefaultParagraphFont" style:family="text">
      <style:text-properties style:font-name="MS Gothic" style:font-name-asian="MS Gothic" style:font-name-complex="MS Gothic"/>
    </style:style>
    <style:style style:name="T81" style:parent-style-name="DefaultParagraphFont" style:family="text">
      <style:text-properties style:font-name="MS Gothic" style:font-name-asian="MS Gothic" style:font-name-complex="MS Gothic"/>
    </style:style>
    <style:style style:name="T82" style:parent-style-name="DefaultParagraphFont" style:family="text">
      <style:text-properties style:font-name="MS Gothic" style:font-name-asian="MS Gothic" style:font-name-complex="MS Gothic"/>
    </style:style>
    <style:style style:name="T83" style:parent-style-name="DefaultParagraphFont" style:family="text">
      <style:text-properties style:font-name="MS Gothic" style:font-name-asian="MS Gothic" style:font-name-complex="MS Gothic"/>
    </style:style>
    <style:style style:name="T84" style:parent-style-name="DefaultParagraphFont" style:family="text">
      <style:text-properties style:font-name="MS Gothic" style:font-name-asian="MS Gothic" style:font-name-complex="MS Gothic"/>
    </style:style>
    <style:style style:name="T85" style:parent-style-name="DefaultParagraphFont" style:family="text">
      <style:text-properties style:font-name="MS Gothic" style:font-name-asian="MS Gothic" style:font-name-complex="MS Gothic"/>
    </style:style>
    <style:style style:name="T86" style:parent-style-name="DefaultParagraphFont" style:family="text">
      <style:text-properties style:font-name="MS Gothic" style:font-name-asian="MS Gothic" style:font-name-complex="MS Gothic"/>
    </style:style>
    <style:style style:name="T87" style:parent-style-name="DefaultParagraphFont" style:family="text">
      <style:text-properties style:font-name="MS Gothic" style:font-name-asian="MS Gothic" style:font-name-complex="MS Gothic"/>
    </style:style>
    <style:style style:name="T88" style:parent-style-name="DefaultParagraphFont" style:family="text">
      <style:text-properties style:font-name="MS Gothic" style:font-name-asian="MS Gothic" style:font-name-complex="MS Gothic"/>
    </style:style>
    <style:style style:name="T89" style:parent-style-name="DefaultParagraphFont" style:family="text">
      <style:text-properties style:font-name="MS Gothic" style:font-name-asian="MS Gothic" style:font-name-complex="MS Gothic"/>
    </style:style>
    <style:style style:name="T90" style:parent-style-name="DefaultParagraphFont" style:family="text">
      <style:text-properties style:font-name="MS Gothic" style:font-name-asian="MS Gothic" style:font-name-complex="MS Gothic"/>
    </style:style>
    <style:style style:name="T91" style:parent-style-name="DefaultParagraphFont" style:family="text">
      <style:text-properties style:font-name="MS Gothic" style:font-name-asian="MS Gothic" style:font-name-complex="MS Gothic"/>
    </style:style>
    <style:style style:name="T92" style:parent-style-name="DefaultParagraphFont" style:family="text">
      <style:text-properties style:font-name="MS Gothic" style:font-name-asian="MS Gothic" style:font-name-complex="MS Gothic"/>
    </style:style>
    <style:style style:name="T93" style:parent-style-name="DefaultParagraphFont" style:family="text">
      <style:text-properties style:font-name="MS Gothic" style:font-name-asian="MS Gothic" style:font-name-complex="MS Gothic"/>
    </style:style>
    <style:style style:name="T94" style:parent-style-name="DefaultParagraphFont" style:family="text">
      <style:text-properties style:font-name="Microsoft JhengHei" style:font-name-asian="Microsoft JhengHei" style:font-name-complex="Microsoft JhengHei"/>
    </style:style>
    <style:style style:name="T95" style:parent-style-name="DefaultParagraphFont" style:family="text">
      <style:text-properties style:font-name="MS Gothic" style:font-name-asian="MS Gothic" style:font-name-complex="MS Gothic"/>
    </style:style>
    <style:style style:name="T96" style:parent-style-name="DefaultParagraphFont" style:family="text">
      <style:text-properties style:font-name="MS Gothic" style:font-name-asian="MS Gothic" style:font-name-complex="MS Gothic"/>
    </style:style>
    <style:style style:name="T97" style:parent-style-name="DefaultParagraphFont" style:family="text">
      <style:text-properties style:font-name="MS Gothic" style:font-name-asian="MS Gothic" style:font-name-complex="MS Gothic"/>
    </style:style>
    <style:style style:name="T98" style:parent-style-name="DefaultParagraphFont" style:family="text">
      <style:text-properties style:font-name="MS Gothic" style:font-name-asian="MS Gothic" style:font-name-complex="MS Gothic"/>
    </style:style>
    <style:style style:name="T99" style:parent-style-name="DefaultParagraphFont" style:family="text">
      <style:text-properties style:font-name="MS Gothic" style:font-name-asian="MS Gothic" style:font-name-complex="MS Gothic"/>
    </style:style>
    <style:style style:name="T100" style:parent-style-name="DefaultParagraphFont" style:family="text">
      <style:text-properties style:font-name="MS Gothic" style:font-name-asian="MS Gothic" style:font-name-complex="MS Gothic"/>
    </style:style>
    <style:style style:name="T101" style:parent-style-name="DefaultParagraphFont" style:family="text">
      <style:text-properties style:font-name="MS Gothic" style:font-name-asian="MS Gothic" style:font-name-complex="MS Gothic"/>
    </style:style>
    <style:style style:name="T102" style:parent-style-name="DefaultParagraphFont" style:family="text">
      <style:text-properties style:font-name="MS Gothic" style:font-name-asian="MS Gothic" style:font-name-complex="MS Gothic"/>
    </style:style>
    <style:style style:name="T103" style:parent-style-name="DefaultParagraphFont" style:family="text">
      <style:text-properties style:font-name="MS Gothic" style:font-name-asian="MS Gothic" style:font-name-complex="MS Gothic"/>
    </style:style>
    <style:style style:name="T104" style:parent-style-name="DefaultParagraphFont" style:family="text">
      <style:text-properties style:font-name="MS Gothic" style:font-name-asian="MS Gothic" style:font-name-complex="MS Gothic"/>
    </style:style>
    <style:style style:name="T105" style:parent-style-name="DefaultParagraphFont" style:family="text">
      <style:text-properties style:font-name="MS Gothic" style:font-name-asian="MS Gothic" style:font-name-complex="MS Gothic"/>
    </style:style>
    <style:style style:name="T106" style:parent-style-name="DefaultParagraphFont" style:family="text">
      <style:text-properties style:font-name="MS Gothic" style:font-name-asian="MS Gothic" style:font-name-complex="MS Gothic"/>
    </style:style>
    <style:style style:name="T107" style:parent-style-name="DefaultParagraphFont" style:family="text">
      <style:text-properties style:font-name="MS Gothic" style:font-name-asian="MS Gothic" style:font-name-complex="MS Gothic"/>
    </style:style>
    <style:style style:name="T108" style:parent-style-name="DefaultParagraphFont" style:family="text">
      <style:text-properties style:font-name="MS Gothic" style:font-name-asian="MS Gothic" style:font-name-complex="MS Gothic"/>
    </style:style>
    <style:style style:name="T109" style:parent-style-name="DefaultParagraphFont" style:family="text">
      <style:text-properties style:font-name="MS Gothic" style:font-name-asian="MS Gothic" style:font-name-complex="MS Gothic"/>
    </style:style>
    <style:style style:name="T110" style:parent-style-name="DefaultParagraphFont" style:family="text">
      <style:text-properties style:font-name="MS Gothic" style:font-name-asian="MS Gothic" style:font-name-complex="MS Gothic"/>
    </style:style>
    <style:style style:name="T111" style:parent-style-name="DefaultParagraphFont" style:family="text">
      <style:text-properties style:font-name="MS Gothic" style:font-name-asian="MS Gothic" style:font-name-complex="MS Gothic"/>
    </style:style>
    <style:style style:name="T112" style:parent-style-name="DefaultParagraphFont" style:family="text">
      <style:text-properties style:font-name="MS Gothic" style:font-name-asian="MS Gothic" style:font-name-complex="MS Gothic"/>
    </style:style>
    <style:style style:name="T113" style:parent-style-name="DefaultParagraphFont" style:family="text">
      <style:text-properties style:font-name="MS Gothic" style:font-name-asian="MS Gothic" style:font-name-complex="MS Gothic"/>
    </style:style>
    <style:style style:name="T114" style:parent-style-name="DefaultParagraphFont" style:family="text">
      <style:text-properties style:font-name="MS Gothic" style:font-name-asian="MS Gothic" style:font-name-complex="MS Gothic"/>
    </style:style>
    <style:style style:name="T115" style:parent-style-name="DefaultParagraphFont" style:family="text">
      <style:text-properties style:font-name="MS Gothic" style:font-name-asian="MS Gothic" style:font-name-complex="MS Gothic"/>
    </style:style>
    <style:style style:name="T116" style:parent-style-name="DefaultParagraphFont" style:family="text">
      <style:text-properties style:font-name="MS Gothic" style:font-name-asian="MS Gothic" style:font-name-complex="MS Gothic"/>
    </style:style>
    <style:style style:name="T117" style:parent-style-name="DefaultParagraphFont" style:family="text">
      <style:text-properties style:font-name="MS Gothic" style:font-name-asian="MS Gothic" style:font-name-complex="MS Gothic"/>
    </style:style>
    <style:style style:name="T118" style:parent-style-name="DefaultParagraphFont" style:family="text">
      <style:text-properties style:font-name="MS Gothic" style:font-name-asian="MS Gothic" style:font-name-complex="MS Gothic"/>
    </style:style>
    <style:style style:name="T119" style:parent-style-name="DefaultParagraphFont" style:family="text">
      <style:text-properties style:font-name="MS Gothic" style:font-name-asian="MS Gothic" style:font-name-complex="MS Gothic"/>
    </style:style>
    <style:style style:name="T120" style:parent-style-name="DefaultParagraphFont" style:family="text">
      <style:text-properties style:font-name="MS Gothic" style:font-name-asian="MS Gothic" style:font-name-complex="MS Gothic"/>
    </style:style>
    <style:style style:name="T121" style:parent-style-name="DefaultParagraphFont" style:family="text">
      <style:text-properties style:font-name="Malgun Gothic" style:font-name-asian="Malgun Gothic" style:font-name-complex="Malgun Gothic"/>
    </style:style>
    <style:style style:name="T122" style:parent-style-name="DefaultParagraphFont" style:family="text">
      <style:text-properties style:font-name="MS Gothic" style:font-name-asian="MS Gothic" style:font-name-complex="MS Gothic"/>
    </style:style>
    <style:style style:name="T123" style:parent-style-name="DefaultParagraphFont" style:family="text">
      <style:text-properties style:font-name="MS Gothic" style:font-name-asian="MS Gothic" style:font-name-complex="MS Gothic"/>
    </style:style>
    <style:style style:name="T124" style:parent-style-name="DefaultParagraphFont" style:family="text">
      <style:text-properties style:font-name="MS Gothic" style:font-name-asian="MS Gothic" style:font-name-complex="MS Gothic"/>
    </style:style>
    <style:style style:name="T125" style:parent-style-name="DefaultParagraphFont" style:family="text">
      <style:text-properties style:font-name="MS Gothic" style:font-name-asian="MS Gothic" style:font-name-complex="MS Gothic"/>
    </style:style>
    <style:style style:name="T126" style:parent-style-name="DefaultParagraphFont" style:family="text">
      <style:text-properties style:font-name="MS Gothic" style:font-name-asian="MS Gothic" style:font-name-complex="MS Gothic"/>
    </style:style>
    <style:style style:name="T127" style:parent-style-name="DefaultParagraphFont" style:family="text">
      <style:text-properties style:font-name="MS Gothic" style:font-name-asian="MS Gothic" style:font-name-complex="MS Gothic"/>
    </style:style>
    <style:style style:name="T128" style:parent-style-name="DefaultParagraphFont" style:family="text">
      <style:text-properties style:font-name="MS Gothic" style:font-name-asian="MS Gothic" style:font-name-complex="MS Gothic"/>
    </style:style>
    <style:style style:name="T129" style:parent-style-name="DefaultParagraphFont" style:family="text">
      <style:text-properties style:font-name="MS Gothic" style:font-name-asian="MS Gothic" style:font-name-complex="MS Gothic"/>
    </style:style>
    <style:style style:name="T130" style:parent-style-name="DefaultParagraphFont" style:family="text">
      <style:text-properties style:font-name="MS Gothic" style:font-name-asian="MS Gothic" style:font-name-complex="MS Gothic"/>
    </style:style>
    <style:style style:name="T131" style:parent-style-name="DefaultParagraphFont" style:family="text">
      <style:text-properties style:font-name="MS Gothic" style:font-name-asian="MS Gothic" style:font-name-complex="MS Gothic"/>
    </style:style>
    <style:style style:name="T132" style:parent-style-name="DefaultParagraphFont" style:family="text">
      <style:text-properties style:font-name="MS Gothic" style:font-name-asian="MS Gothic" style:font-name-complex="MS Gothic"/>
    </style:style>
    <style:style style:name="T133" style:parent-style-name="DefaultParagraphFont" style:family="text">
      <style:text-properties style:font-name="MS Gothic" style:font-name-asian="MS Gothic" style:font-name-complex="MS Gothic"/>
    </style:style>
    <style:style style:name="T134" style:parent-style-name="DefaultParagraphFont" style:family="text">
      <style:text-properties style:font-name="MS Gothic" style:font-name-asian="MS Gothic" style:font-name-complex="MS Gothic"/>
    </style:style>
    <style:style style:name="T135" style:parent-style-name="DefaultParagraphFont" style:family="text">
      <style:text-properties style:font-name="MS Gothic" style:font-name-asian="MS Gothic" style:font-name-complex="MS Gothic"/>
    </style:style>
    <style:style style:name="T136" style:parent-style-name="DefaultParagraphFont" style:family="text">
      <style:text-properties style:font-name="MS Gothic" style:font-name-asian="MS Gothic" style:font-name-complex="MS Gothic"/>
    </style:style>
    <style:style style:name="T137" style:parent-style-name="DefaultParagraphFont" style:family="text">
      <style:text-properties style:font-name="MS Gothic" style:font-name-asian="MS Gothic" style:font-name-complex="MS Gothic"/>
    </style:style>
    <style:style style:name="T138" style:parent-style-name="DefaultParagraphFont" style:family="text">
      <style:text-properties style:font-name="MS Gothic" style:font-name-asian="MS Gothic" style:font-name-complex="MS Gothic"/>
    </style:style>
    <style:style style:name="T139" style:parent-style-name="DefaultParagraphFont" style:family="text">
      <style:text-properties style:font-name="MS Gothic" style:font-name-asian="MS Gothic" style:font-name-complex="MS Gothic"/>
    </style:style>
    <style:style style:name="T140" style:parent-style-name="DefaultParagraphFont" style:family="text">
      <style:text-properties style:font-name="MS Gothic" style:font-name-asian="MS Gothic" style:font-name-complex="MS Gothic"/>
    </style:style>
    <style:style style:name="T141" style:parent-style-name="DefaultParagraphFont" style:family="text">
      <style:text-properties style:font-name="MS Gothic" style:font-name-asian="MS Gothic" style:font-name-complex="MS Gothic"/>
    </style:style>
    <style:style style:name="T142" style:parent-style-name="DefaultParagraphFont" style:family="text">
      <style:text-properties style:font-name="MS Gothic" style:font-name-asian="MS Gothic" style:font-name-complex="MS Gothic"/>
    </style:style>
    <style:style style:name="T143" style:parent-style-name="DefaultParagraphFont" style:family="text">
      <style:text-properties style:font-name="MS Gothic" style:font-name-asian="MS Gothic" style:font-name-complex="MS Gothic"/>
    </style:style>
    <style:style style:name="T144" style:parent-style-name="DefaultParagraphFont" style:family="text">
      <style:text-properties style:font-name="MS Gothic" style:font-name-asian="MS Gothic" style:font-name-complex="MS Gothic"/>
    </style:style>
    <style:style style:name="T145" style:parent-style-name="DefaultParagraphFont" style:family="text">
      <style:text-properties style:font-name="MS Gothic" style:font-name-asian="MS Gothic" style:font-name-complex="MS Gothic"/>
    </style:style>
    <style:style style:name="T146" style:parent-style-name="DefaultParagraphFont" style:family="text">
      <style:text-properties style:font-name="MS Gothic" style:font-name-asian="MS Gothic" style:font-name-complex="MS Gothic"/>
    </style:style>
    <style:style style:name="T147" style:parent-style-name="DefaultParagraphFont" style:family="text">
      <style:text-properties style:font-name="MS Gothic" style:font-name-asian="MS Gothic" style:font-name-complex="MS Gothic"/>
    </style:style>
    <style:style style:name="T148" style:parent-style-name="DefaultParagraphFont" style:family="text">
      <style:text-properties style:font-name="MS Gothic" style:font-name-asian="MS Gothic" style:font-name-complex="MS Gothic"/>
    </style:style>
    <style:style style:name="T149" style:parent-style-name="DefaultParagraphFont" style:family="text">
      <style:text-properties style:font-name="MS Gothic" style:font-name-asian="MS Gothic" style:font-name-complex="MS Gothic"/>
    </style:style>
    <style:style style:name="T150" style:parent-style-name="DefaultParagraphFont" style:family="text">
      <style:text-properties style:font-name="MS Gothic" style:font-name-asian="MS Gothic" style:font-name-complex="MS Gothic"/>
    </style:style>
    <style:style style:name="T151" style:parent-style-name="DefaultParagraphFont" style:family="text">
      <style:text-properties style:font-name="MS Gothic" style:font-name-asian="MS Gothic" style:font-name-complex="MS Gothic"/>
    </style:style>
    <style:style style:name="T152" style:parent-style-name="DefaultParagraphFont" style:family="text">
      <style:text-properties style:font-name="MS Gothic" style:font-name-asian="MS Gothic" style:font-name-complex="MS Gothic"/>
    </style:style>
    <style:style style:name="T153" style:parent-style-name="DefaultParagraphFont" style:family="text">
      <style:text-properties style:font-name="MS Gothic" style:font-name-asian="MS Gothic" style:font-name-complex="MS Gothic"/>
    </style:style>
    <style:style style:name="T154" style:parent-style-name="DefaultParagraphFont" style:family="text">
      <style:text-properties style:font-name="MS Gothic" style:font-name-asian="MS Gothic" style:font-name-complex="MS Gothic"/>
    </style:style>
    <style:style style:name="T155" style:parent-style-name="DefaultParagraphFont" style:family="text">
      <style:text-properties style:font-name="MS Gothic" style:font-name-asian="MS Gothic" style:font-name-complex="MS Gothic"/>
    </style:style>
    <style:style style:name="T156" style:parent-style-name="DefaultParagraphFont" style:family="text">
      <style:text-properties style:font-name="MS Gothic" style:font-name-asian="MS Gothic" style:font-name-complex="MS Gothic"/>
    </style:style>
    <style:style style:name="T157" style:parent-style-name="DefaultParagraphFont" style:family="text">
      <style:text-properties style:font-name="MS Gothic" style:font-name-asian="MS Gothic" style:font-name-complex="MS Gothic"/>
    </style:style>
    <style:style style:name="T158" style:parent-style-name="DefaultParagraphFont" style:family="text">
      <style:text-properties style:font-name="Microsoft JhengHei" style:font-name-asian="Microsoft JhengHei" style:font-name-complex="Microsoft JhengHei"/>
    </style:style>
    <style:style style:name="T159" style:parent-style-name="DefaultParagraphFont" style:family="text">
      <style:text-properties style:font-name="MS Gothic" style:font-name-asian="MS Gothic" style:font-name-complex="MS Gothic"/>
    </style:style>
    <style:style style:name="T160" style:parent-style-name="DefaultParagraphFont" style:family="text">
      <style:text-properties style:font-name="MS Gothic" style:font-name-asian="MS Gothic" style:font-name-complex="MS Gothic"/>
    </style:style>
    <style:style style:name="T161" style:parent-style-name="DefaultParagraphFont" style:family="text">
      <style:text-properties style:font-name="MS Gothic" style:font-name-asian="MS Gothic" style:font-name-complex="MS Gothic"/>
    </style:style>
    <style:style style:name="T162" style:parent-style-name="DefaultParagraphFont" style:family="text">
      <style:text-properties style:font-name="Microsoft JhengHei" style:font-name-asian="Microsoft JhengHei" style:font-name-complex="Microsoft JhengHei"/>
    </style:style>
    <style:style style:name="T163" style:parent-style-name="DefaultParagraphFont" style:family="text">
      <style:text-properties style:font-name="MS Gothic" style:font-name-asian="MS Gothic" style:font-name-complex="MS Gothic"/>
    </style:style>
    <style:style style:name="T164" style:parent-style-name="DefaultParagraphFont" style:family="text">
      <style:text-properties style:font-name="Microsoft JhengHei" style:font-name-asian="Microsoft JhengHei" style:font-name-complex="Microsoft JhengHei"/>
    </style:style>
    <style:style style:name="T165" style:parent-style-name="DefaultParagraphFont" style:family="text">
      <style:text-properties style:font-name="MS Gothic" style:font-name-asian="MS Gothic" style:font-name-complex="MS Gothic"/>
    </style:style>
    <style:style style:name="T166" style:parent-style-name="DefaultParagraphFont" style:family="text">
      <style:text-properties style:font-name="MS Gothic" style:font-name-asian="MS Gothic" style:font-name-complex="MS Gothic"/>
    </style:style>
    <style:style style:name="T167" style:parent-style-name="DefaultParagraphFont" style:family="text">
      <style:text-properties style:font-name="MS Gothic" style:font-name-asian="MS Gothic" style:font-name-complex="MS Gothic"/>
    </style:style>
    <style:style style:name="T168" style:parent-style-name="DefaultParagraphFont" style:family="text">
      <style:text-properties style:font-name="MS Gothic" style:font-name-asian="MS Gothic" style:font-name-complex="MS Gothic"/>
    </style:style>
    <style:style style:name="T169" style:parent-style-name="DefaultParagraphFont" style:family="text">
      <style:text-properties style:font-name="MS Gothic" style:font-name-asian="MS Gothic" style:font-name-complex="MS Gothic"/>
    </style:style>
    <style:style style:name="T170" style:parent-style-name="DefaultParagraphFont" style:family="text">
      <style:text-properties style:font-name="MS Gothic" style:font-name-asian="MS Gothic" style:font-name-complex="MS Gothic"/>
    </style:style>
    <style:style style:name="T171" style:parent-style-name="DefaultParagraphFont" style:family="text">
      <style:text-properties style:font-name="MS Gothic" style:font-name-asian="MS Gothic" style:font-name-complex="MS Gothic"/>
    </style:style>
    <style:style style:name="T172" style:parent-style-name="DefaultParagraphFont" style:family="text">
      <style:text-properties style:font-name="MS Gothic" style:font-name-asian="MS Gothic" style:font-name-complex="MS Gothic"/>
    </style:style>
    <style:style style:name="T173" style:parent-style-name="DefaultParagraphFont" style:family="text">
      <style:text-properties style:font-name="MS Gothic" style:font-name-asian="MS Gothic" style:font-name-complex="MS Gothic"/>
    </style:style>
    <style:style style:name="T174" style:parent-style-name="DefaultParagraphFont" style:family="text">
      <style:text-properties style:font-name="MS Gothic" style:font-name-asian="MS Gothic" style:font-name-complex="MS Gothic"/>
    </style:style>
    <style:style style:name="T175" style:parent-style-name="DefaultParagraphFont" style:family="text">
      <style:text-properties style:font-name="MS Gothic" style:font-name-asian="MS Gothic" style:font-name-complex="MS Gothic"/>
    </style:style>
    <style:style style:name="T176" style:parent-style-name="DefaultParagraphFont" style:family="text">
      <style:text-properties style:font-name="MS Gothic" style:font-name-asian="MS Gothic" style:font-name-complex="MS Gothic"/>
    </style:style>
    <style:style style:name="T177" style:parent-style-name="DefaultParagraphFont" style:family="text">
      <style:text-properties style:font-name="MS Gothic" style:font-name-asian="MS Gothic" style:font-name-complex="MS Gothic"/>
    </style:style>
    <style:style style:name="T178" style:parent-style-name="DefaultParagraphFont" style:family="text">
      <style:text-properties style:font-name="MS Gothic" style:font-name-asian="MS Gothic" style:font-name-complex="MS Gothic"/>
    </style:style>
    <style:style style:name="T179" style:parent-style-name="DefaultParagraphFont" style:family="text">
      <style:text-properties style:font-name="MS Gothic" style:font-name-asian="MS Gothic" style:font-name-complex="MS Gothic"/>
    </style:style>
    <style:style style:name="T180" style:parent-style-name="DefaultParagraphFont" style:family="text">
      <style:text-properties style:font-name="MS Gothic" style:font-name-asian="MS Gothic" style:font-name-complex="MS Gothic"/>
    </style:style>
    <style:style style:name="T181" style:parent-style-name="DefaultParagraphFont" style:family="text">
      <style:text-properties style:font-name="MS Gothic" style:font-name-asian="MS Gothic" style:font-name-complex="MS Gothic"/>
    </style:style>
    <style:style style:name="T182" style:parent-style-name="DefaultParagraphFont" style:family="text">
      <style:text-properties style:font-name="MS Gothic" style:font-name-asian="MS Gothic" style:font-name-complex="MS Gothic"/>
    </style:style>
    <style:style style:name="T183" style:parent-style-name="DefaultParagraphFont" style:family="text">
      <style:text-properties style:font-name="MS Gothic" style:font-name-asian="MS Gothic" style:font-name-complex="MS Gothic"/>
    </style:style>
    <style:style style:name="T184" style:parent-style-name="DefaultParagraphFont" style:family="text">
      <style:text-properties style:font-name="MS Gothic" style:font-name-asian="MS Gothic" style:font-name-complex="MS Gothic"/>
    </style:style>
    <style:style style:name="T185" style:parent-style-name="DefaultParagraphFont" style:family="text">
      <style:text-properties style:font-name="MS Gothic" style:font-name-asian="MS Gothic" style:font-name-complex="MS Gothic"/>
    </style:style>
    <style:style style:name="T186" style:parent-style-name="DefaultParagraphFont" style:family="text">
      <style:text-properties style:font-name="MS Gothic" style:font-name-asian="MS Gothic" style:font-name-complex="MS Gothic"/>
    </style:style>
    <style:style style:name="T187" style:parent-style-name="DefaultParagraphFont" style:family="text">
      <style:text-properties style:font-name="MS Gothic" style:font-name-asian="MS Gothic" style:font-name-complex="MS Gothic"/>
    </style:style>
    <style:style style:name="T188" style:parent-style-name="DefaultParagraphFont" style:family="text">
      <style:text-properties style:font-name="MS Gothic" style:font-name-asian="MS Gothic" style:font-name-complex="MS Gothic"/>
    </style:style>
    <style:style style:name="T189" style:parent-style-name="DefaultParagraphFont" style:family="text">
      <style:text-properties style:font-name="MS Gothic" style:font-name-asian="MS Gothic" style:font-name-complex="MS Gothic"/>
    </style:style>
    <style:style style:name="T190" style:parent-style-name="DefaultParagraphFont" style:family="text">
      <style:text-properties style:font-name="MS Gothic" style:font-name-asian="MS Gothic" style:font-name-complex="MS Gothic"/>
    </style:style>
    <style:style style:name="T191" style:parent-style-name="DefaultParagraphFont" style:family="text">
      <style:text-properties style:font-name="MS Gothic" style:font-name-asian="MS Gothic" style:font-name-complex="MS Gothic"/>
    </style:style>
    <style:style style:name="T192" style:parent-style-name="DefaultParagraphFont" style:family="text">
      <style:text-properties style:font-name="MS Gothic" style:font-name-asian="MS Gothic" style:font-name-complex="MS Gothic"/>
    </style:style>
    <style:style style:name="T193" style:parent-style-name="DefaultParagraphFont" style:family="text">
      <style:text-properties style:font-name="MS Gothic" style:font-name-asian="MS Gothic" style:font-name-complex="MS Gothic"/>
    </style:style>
    <style:style style:name="T194" style:parent-style-name="DefaultParagraphFont" style:family="text">
      <style:text-properties style:font-name="MS Gothic" style:font-name-asian="MS Gothic" style:font-name-complex="MS Gothic"/>
    </style:style>
    <style:style style:name="T195" style:parent-style-name="DefaultParagraphFont" style:family="text">
      <style:text-properties style:font-name="MS Gothic" style:font-name-asian="MS Gothic" style:font-name-complex="MS Gothic"/>
    </style:style>
    <style:style style:name="T196" style:parent-style-name="DefaultParagraphFont" style:family="text">
      <style:text-properties style:font-name="MS Gothic" style:font-name-asian="MS Gothic" style:font-name-complex="MS Gothic"/>
    </style:style>
    <style:style style:name="T197" style:parent-style-name="DefaultParagraphFont" style:family="text">
      <style:text-properties style:font-name="MS Gothic" style:font-name-asian="MS Gothic" style:font-name-complex="MS Gothic"/>
    </style:style>
    <style:style style:name="T198" style:parent-style-name="DefaultParagraphFont" style:family="text">
      <style:text-properties style:font-name="MS Gothic" style:font-name-asian="MS Gothic" style:font-name-complex="MS Gothic"/>
    </style:style>
    <style:style style:name="T199" style:parent-style-name="DefaultParagraphFont" style:family="text">
      <style:text-properties style:font-name="MS Gothic" style:font-name-asian="MS Gothic" style:font-name-complex="MS Gothic"/>
    </style:style>
    <style:style style:name="T200" style:parent-style-name="DefaultParagraphFont" style:family="text">
      <style:text-properties style:font-name="MS Gothic" style:font-name-asian="MS Gothic" style:font-name-complex="MS Gothic"/>
    </style:style>
    <style:style style:name="T201" style:parent-style-name="DefaultParagraphFont" style:family="text">
      <style:text-properties style:font-name="MS Gothic" style:font-name-asian="MS Gothic" style:font-name-complex="MS Gothic"/>
    </style:style>
    <style:style style:name="T202" style:parent-style-name="DefaultParagraphFont" style:family="text">
      <style:text-properties style:font-name="MS Gothic" style:font-name-asian="MS Gothic" style:font-name-complex="MS Gothic"/>
    </style:style>
    <style:style style:name="T203" style:parent-style-name="DefaultParagraphFont" style:family="text">
      <style:text-properties style:font-name="Microsoft JhengHei" style:font-name-asian="Microsoft JhengHei" style:font-name-complex="Microsoft JhengHei"/>
    </style:style>
    <style:style style:name="T204" style:parent-style-name="DefaultParagraphFont" style:family="text">
      <style:text-properties style:font-name="Microsoft JhengHei" style:font-name-asian="Microsoft JhengHei" style:font-name-complex="Microsoft JhengHei"/>
    </style:style>
    <style:style style:name="T205" style:parent-style-name="DefaultParagraphFont" style:family="text">
      <style:text-properties style:font-name="MS Gothic" style:font-name-asian="MS Gothic" style:font-name-complex="MS Gothic"/>
    </style:style>
    <style:style style:name="T206" style:parent-style-name="DefaultParagraphFont" style:family="text">
      <style:text-properties style:font-name="MS Gothic" style:font-name-asian="MS Gothic" style:font-name-complex="MS Gothic"/>
    </style:style>
    <style:style style:name="T207" style:parent-style-name="DefaultParagraphFont" style:family="text">
      <style:text-properties style:font-name="MS Gothic" style:font-name-asian="MS Gothic" style:font-name-complex="MS Gothic"/>
    </style:style>
    <style:style style:name="T208" style:parent-style-name="DefaultParagraphFont" style:family="text">
      <style:text-properties style:font-name="MS Gothic" style:font-name-asian="MS Gothic" style:font-name-complex="MS Gothic"/>
    </style:style>
    <style:style style:name="T209" style:parent-style-name="DefaultParagraphFont" style:family="text">
      <style:text-properties style:font-name="MS Gothic" style:font-name-asian="MS Gothic" style:font-name-complex="MS Gothic"/>
    </style:style>
    <style:style style:name="T210" style:parent-style-name="DefaultParagraphFont" style:family="text">
      <style:text-properties style:font-name="MS Gothic" style:font-name-asian="MS Gothic" style:font-name-complex="MS Gothic"/>
    </style:style>
    <style:style style:name="T211" style:parent-style-name="DefaultParagraphFont" style:family="text">
      <style:text-properties style:font-name="MS Gothic" style:font-name-asian="MS Gothic" style:font-name-complex="MS Gothic"/>
    </style:style>
    <style:style style:name="T212" style:parent-style-name="DefaultParagraphFont" style:family="text">
      <style:text-properties style:font-name="MS Gothic" style:font-name-asian="MS Gothic" style:font-name-complex="MS Gothic"/>
    </style:style>
    <style:style style:name="T213" style:parent-style-name="DefaultParagraphFont" style:family="text">
      <style:text-properties style:font-name="MS Gothic" style:font-name-asian="MS Gothic" style:font-name-complex="MS Gothic"/>
    </style:style>
    <style:style style:name="T214" style:parent-style-name="DefaultParagraphFont" style:family="text">
      <style:text-properties style:font-name="MS Gothic" style:font-name-asian="MS Gothic" style:font-name-complex="MS Gothic"/>
    </style:style>
    <style:style style:name="T215" style:parent-style-name="DefaultParagraphFont" style:family="text">
      <style:text-properties style:font-name="MS Gothic" style:font-name-asian="MS Gothic" style:font-name-complex="MS Gothic"/>
    </style:style>
    <style:style style:name="T216" style:parent-style-name="DefaultParagraphFont" style:family="text">
      <style:text-properties style:font-name="MS Gothic" style:font-name-asian="MS Gothic" style:font-name-complex="MS Gothic"/>
    </style:style>
    <style:style style:name="T217" style:parent-style-name="DefaultParagraphFont" style:family="text">
      <style:text-properties style:font-name="MS Gothic" style:font-name-asian="MS Gothic" style:font-name-complex="MS Gothic"/>
    </style:style>
    <style:style style:name="T218" style:parent-style-name="DefaultParagraphFont" style:family="text">
      <style:text-properties style:font-name="MS Gothic" style:font-name-asian="MS Gothic" style:font-name-complex="MS Gothic"/>
    </style:style>
    <style:style style:name="T219" style:parent-style-name="DefaultParagraphFont" style:family="text">
      <style:text-properties style:font-name="MS Gothic" style:font-name-asian="MS Gothic" style:font-name-complex="MS Gothic"/>
    </style:style>
    <style:style style:name="T220" style:parent-style-name="DefaultParagraphFont" style:family="text">
      <style:text-properties style:font-name="MS Gothic" style:font-name-asian="MS Gothic" style:font-name-complex="MS Gothic"/>
    </style:style>
    <style:style style:name="T221" style:parent-style-name="DefaultParagraphFont" style:family="text">
      <style:text-properties style:font-name="MS Gothic" style:font-name-asian="MS Gothic" style:font-name-complex="MS Gothic"/>
    </style:style>
    <style:style style:name="T222" style:parent-style-name="DefaultParagraphFont" style:family="text">
      <style:text-properties style:font-name="Microsoft JhengHei" style:font-name-asian="Microsoft JhengHei" style:font-name-complex="Microsoft JhengHei"/>
    </style:style>
    <style:style style:name="T223" style:parent-style-name="DefaultParagraphFont" style:family="text">
      <style:text-properties style:font-name="MS Gothic" style:font-name-asian="MS Gothic" style:font-name-complex="MS Gothic"/>
    </style:style>
    <style:style style:name="T224" style:parent-style-name="DefaultParagraphFont" style:family="text">
      <style:text-properties style:font-name="MS Gothic" style:font-name-asian="MS Gothic" style:font-name-complex="MS Gothic"/>
    </style:style>
    <style:style style:name="T225" style:parent-style-name="DefaultParagraphFont" style:family="text">
      <style:text-properties style:font-name="MS Gothic" style:font-name-asian="MS Gothic" style:font-name-complex="MS Gothic"/>
    </style:style>
    <style:style style:name="T226" style:parent-style-name="DefaultParagraphFont" style:family="text">
      <style:text-properties style:font-name="MS Gothic" style:font-name-asian="MS Gothic" style:font-name-complex="MS Gothic"/>
    </style:style>
    <style:style style:name="T227" style:parent-style-name="DefaultParagraphFont" style:family="text">
      <style:text-properties style:font-name="MS Gothic" style:font-name-asian="MS Gothic" style:font-name-complex="MS Gothic"/>
    </style:style>
    <style:style style:name="T228" style:parent-style-name="DefaultParagraphFont" style:family="text">
      <style:text-properties style:font-name="Microsoft JhengHei" style:font-name-asian="Microsoft JhengHei" style:font-name-complex="Microsoft JhengHei"/>
    </style:style>
    <style:style style:name="T229" style:parent-style-name="DefaultParagraphFont" style:family="text">
      <style:text-properties style:font-name="MS Gothic" style:font-name-asian="MS Gothic" style:font-name-complex="MS Gothic"/>
    </style:style>
    <style:style style:name="T230" style:parent-style-name="DefaultParagraphFont" style:family="text">
      <style:text-properties style:font-name="MS Gothic" style:font-name-asian="MS Gothic" style:font-name-complex="MS Gothic"/>
    </style:style>
    <style:style style:name="T231" style:parent-style-name="DefaultParagraphFont" style:family="text">
      <style:text-properties style:font-name="MS Gothic" style:font-name-asian="MS Gothic" style:font-name-complex="MS Gothic"/>
    </style:style>
    <style:style style:name="T232" style:parent-style-name="DefaultParagraphFont" style:family="text">
      <style:text-properties style:font-name="MS Gothic" style:font-name-asian="MS Gothic" style:font-name-complex="MS Gothic"/>
    </style:style>
    <style:style style:name="T233" style:parent-style-name="DefaultParagraphFont" style:family="text">
      <style:text-properties style:font-name="Malgun Gothic" style:font-name-asian="Malgun Gothic" style:font-name-complex="Malgun Gothic"/>
    </style:style>
    <style:style style:name="T234" style:parent-style-name="DefaultParagraphFont" style:family="text">
      <style:text-properties style:font-name="MS Gothic" style:font-name-asian="MS Gothic" style:font-name-complex="MS Gothic"/>
    </style:style>
    <style:style style:name="T235" style:parent-style-name="DefaultParagraphFont" style:family="text">
      <style:text-properties style:font-name="MS Gothic" style:font-name-asian="MS Gothic" style:font-name-complex="MS Gothic"/>
    </style:style>
    <style:style style:name="T236" style:parent-style-name="DefaultParagraphFont" style:family="text">
      <style:text-properties style:font-name="MS Gothic" style:font-name-asian="MS Gothic" style:font-name-complex="MS Gothic"/>
    </style:style>
    <style:style style:name="T237" style:parent-style-name="DefaultParagraphFont" style:family="text">
      <style:text-properties style:font-name="MS Gothic" style:font-name-asian="MS Gothic" style:font-name-complex="MS Gothic"/>
    </style:style>
    <style:style style:name="T238" style:parent-style-name="DefaultParagraphFont" style:family="text">
      <style:text-properties style:font-name="MS Gothic" style:font-name-asian="MS Gothic" style:font-name-complex="MS Gothic"/>
    </style:style>
    <style:style style:name="T239" style:parent-style-name="DefaultParagraphFont" style:family="text">
      <style:text-properties style:font-name="MS Gothic" style:font-name-asian="MS Gothic" style:font-name-complex="MS Gothic"/>
    </style:style>
    <style:style style:name="T240" style:parent-style-name="DefaultParagraphFont" style:family="text">
      <style:text-properties style:font-name="Microsoft JhengHei" style:font-name-asian="Microsoft JhengHei" style:font-name-complex="Microsoft JhengHei"/>
    </style:style>
    <style:style style:name="T241" style:parent-style-name="DefaultParagraphFont" style:family="text">
      <style:text-properties style:font-name="MS Gothic" style:font-name-asian="MS Gothic" style:font-name-complex="MS Gothic"/>
    </style:style>
    <style:style style:name="T242" style:parent-style-name="DefaultParagraphFont" style:family="text">
      <style:text-properties style:font-name="MS Gothic" style:font-name-asian="MS Gothic" style:font-name-complex="MS Gothic"/>
    </style:style>
    <style:style style:name="T243" style:parent-style-name="DefaultParagraphFont" style:family="text">
      <style:text-properties style:font-name="MS Gothic" style:font-name-asian="MS Gothic" style:font-name-complex="MS Gothic"/>
    </style:style>
    <style:style style:name="T244" style:parent-style-name="DefaultParagraphFont" style:family="text">
      <style:text-properties style:font-name="MS Gothic" style:font-name-asian="MS Gothic" style:font-name-complex="MS Gothic"/>
    </style:style>
    <style:style style:name="T245" style:parent-style-name="DefaultParagraphFont" style:family="text">
      <style:text-properties style:font-name="MS Gothic" style:font-name-asian="MS Gothic" style:font-name-complex="MS Gothic"/>
    </style:style>
    <style:style style:name="T246" style:parent-style-name="DefaultParagraphFont" style:family="text">
      <style:text-properties style:font-name="MS Gothic" style:font-name-asian="MS Gothic" style:font-name-complex="MS Gothic"/>
    </style:style>
    <style:style style:name="T247" style:parent-style-name="DefaultParagraphFont" style:family="text">
      <style:text-properties style:font-name="MS Gothic" style:font-name-asian="MS Gothic" style:font-name-complex="MS Gothic"/>
    </style:style>
    <style:style style:name="T248" style:parent-style-name="DefaultParagraphFont" style:family="text">
      <style:text-properties style:font-name="MS Gothic" style:font-name-asian="MS Gothic" style:font-name-complex="MS Gothic"/>
    </style:style>
    <style:style style:name="T249" style:parent-style-name="DefaultParagraphFont" style:family="text">
      <style:text-properties style:font-name="MS Gothic" style:font-name-asian="MS Gothic" style:font-name-complex="MS Gothic"/>
    </style:style>
    <style:style style:name="T250" style:parent-style-name="DefaultParagraphFont" style:family="text">
      <style:text-properties style:font-name="MS Gothic" style:font-name-asian="MS Gothic" style:font-name-complex="MS Gothic"/>
    </style:style>
    <style:style style:name="T251" style:parent-style-name="DefaultParagraphFont" style:family="text">
      <style:text-properties style:font-name="MS Gothic" style:font-name-asian="MS Gothic" style:font-name-complex="MS Gothic"/>
    </style:style>
    <style:style style:name="T252" style:parent-style-name="DefaultParagraphFont" style:family="text">
      <style:text-properties style:font-name="MS Gothic" style:font-name-asian="MS Gothic" style:font-name-complex="MS Gothic"/>
    </style:style>
    <style:style style:name="T253" style:parent-style-name="DefaultParagraphFont" style:family="text">
      <style:text-properties style:font-name="MS Gothic" style:font-name-asian="MS Gothic" style:font-name-complex="MS Gothic"/>
    </style:style>
    <style:style style:name="T254" style:parent-style-name="DefaultParagraphFont" style:family="text">
      <style:text-properties style:font-name="MS Gothic" style:font-name-asian="MS Gothic" style:font-name-complex="MS Gothic"/>
    </style:style>
    <style:style style:name="T255" style:parent-style-name="DefaultParagraphFont" style:family="text">
      <style:text-properties style:font-name="MS Gothic" style:font-name-asian="MS Gothic" style:font-name-complex="MS Gothic"/>
    </style:style>
    <style:style style:name="T256" style:parent-style-name="DefaultParagraphFont" style:family="text">
      <style:text-properties style:font-name="MS Gothic" style:font-name-asian="MS Gothic" style:font-name-complex="MS Gothic"/>
    </style:style>
    <style:style style:name="T257" style:parent-style-name="DefaultParagraphFont" style:family="text">
      <style:text-properties style:font-name="MS Gothic" style:font-name-asian="MS Gothic" style:font-name-complex="MS Gothic"/>
    </style:style>
    <style:style style:name="T258" style:parent-style-name="DefaultParagraphFont" style:family="text">
      <style:text-properties style:font-name="MS Gothic" style:font-name-asian="MS Gothic" style:font-name-complex="MS Gothic"/>
    </style:style>
    <style:style style:name="T259" style:parent-style-name="DefaultParagraphFont" style:family="text">
      <style:text-properties style:font-name="MS Gothic" style:font-name-asian="MS Gothic" style:font-name-complex="MS Gothic"/>
    </style:style>
    <style:style style:name="T260" style:parent-style-name="DefaultParagraphFont" style:family="text">
      <style:text-properties style:font-name="Microsoft JhengHei" style:font-name-asian="Microsoft JhengHei" style:font-name-complex="Microsoft JhengHei"/>
    </style:style>
    <style:style style:name="T261" style:parent-style-name="DefaultParagraphFont" style:family="text">
      <style:text-properties style:font-name="MS Gothic" style:font-name-asian="MS Gothic" style:font-name-complex="MS Gothic"/>
    </style:style>
    <style:style style:name="T262" style:parent-style-name="DefaultParagraphFont" style:family="text">
      <style:text-properties style:font-name="MS Gothic" style:font-name-asian="MS Gothic" style:font-name-complex="MS Gothic"/>
    </style:style>
    <style:style style:name="T263" style:parent-style-name="DefaultParagraphFont" style:family="text">
      <style:text-properties style:font-name="MS Gothic" style:font-name-asian="MS Gothic" style:font-name-complex="MS Gothic"/>
    </style:style>
    <style:style style:name="T264" style:parent-style-name="DefaultParagraphFont" style:family="text">
      <style:text-properties style:font-name="MS Gothic" style:font-name-asian="MS Gothic" style:font-name-complex="MS Gothic"/>
    </style:style>
    <style:style style:name="T265" style:parent-style-name="DefaultParagraphFont" style:family="text">
      <style:text-properties style:font-name="MS Gothic" style:font-name-asian="MS Gothic" style:font-name-complex="MS Gothic"/>
    </style:style>
    <style:style style:name="T266" style:parent-style-name="DefaultParagraphFont" style:family="text">
      <style:text-properties style:font-name="MS Gothic" style:font-name-asian="MS Gothic" style:font-name-complex="MS Gothic"/>
    </style:style>
    <style:style style:name="T267" style:parent-style-name="DefaultParagraphFont" style:family="text">
      <style:text-properties style:font-name="MS Gothic" style:font-name-asian="MS Gothic" style:font-name-complex="MS Gothic"/>
    </style:style>
    <style:style style:name="T268" style:parent-style-name="DefaultParagraphFont" style:family="text">
      <style:text-properties style:font-name="MS Gothic" style:font-name-asian="MS Gothic" style:font-name-complex="MS Gothic"/>
    </style:style>
    <style:style style:name="T269" style:parent-style-name="DefaultParagraphFont" style:family="text">
      <style:text-properties style:font-name="MS Gothic" style:font-name-asian="MS Gothic" style:font-name-complex="MS Gothic"/>
    </style:style>
    <style:style style:name="T270" style:parent-style-name="DefaultParagraphFont" style:family="text">
      <style:text-properties style:font-name="MS Gothic" style:font-name-asian="MS Gothic" style:font-name-complex="MS Gothic"/>
    </style:style>
    <style:style style:name="T271" style:parent-style-name="DefaultParagraphFont" style:family="text">
      <style:text-properties style:font-name="MS Gothic" style:font-name-asian="MS Gothic" style:font-name-complex="MS Gothic"/>
    </style:style>
    <style:style style:name="T272" style:parent-style-name="DefaultParagraphFont" style:family="text">
      <style:text-properties style:font-name="Microsoft JhengHei" style:font-name-asian="Microsoft JhengHei" style:font-name-complex="Microsoft JhengHei"/>
    </style:style>
    <style:style style:name="T273" style:parent-style-name="DefaultParagraphFont" style:family="text">
      <style:text-properties style:font-name="MS Gothic" style:font-name-asian="MS Gothic" style:font-name-complex="MS Gothic"/>
    </style:style>
    <style:style style:name="T274" style:parent-style-name="DefaultParagraphFont" style:family="text">
      <style:text-properties style:font-name="MS Gothic" style:font-name-asian="MS Gothic" style:font-name-complex="MS Gothic"/>
    </style:style>
    <style:style style:name="T275" style:parent-style-name="DefaultParagraphFont" style:family="text">
      <style:text-properties style:font-name="MS Gothic" style:font-name-asian="MS Gothic" style:font-name-complex="MS Gothic"/>
    </style:style>
    <style:style style:name="T276" style:parent-style-name="DefaultParagraphFont" style:family="text">
      <style:text-properties style:font-name="MS Gothic" style:font-name-asian="MS Gothic" style:font-name-complex="MS Gothic"/>
    </style:style>
    <style:style style:name="T277" style:parent-style-name="DefaultParagraphFont" style:family="text">
      <style:text-properties style:font-name="MS Gothic" style:font-name-asian="MS Gothic" style:font-name-complex="MS Gothic"/>
    </style:style>
    <style:style style:name="T278" style:parent-style-name="DefaultParagraphFont" style:family="text">
      <style:text-properties style:font-name="MS Gothic" style:font-name-asian="MS Gothic" style:font-name-complex="MS Gothic"/>
    </style:style>
    <style:style style:name="T279" style:parent-style-name="DefaultParagraphFont" style:family="text">
      <style:text-properties style:font-name="MS Gothic" style:font-name-asian="MS Gothic" style:font-name-complex="MS Gothic"/>
    </style:style>
    <style:style style:name="T280" style:parent-style-name="DefaultParagraphFont" style:family="text">
      <style:text-properties style:font-name="MS Gothic" style:font-name-asian="MS Gothic" style:font-name-complex="MS Gothic"/>
    </style:style>
    <style:style style:name="T281" style:parent-style-name="DefaultParagraphFont" style:family="text">
      <style:text-properties style:font-name="MS Gothic" style:font-name-asian="MS Gothic" style:font-name-complex="MS Gothic"/>
    </style:style>
    <style:style style:name="T282" style:parent-style-name="DefaultParagraphFont" style:family="text">
      <style:text-properties style:font-name="MS Gothic" style:font-name-asian="MS Gothic" style:font-name-complex="MS Gothic"/>
    </style:style>
    <style:style style:name="T283" style:parent-style-name="DefaultParagraphFont" style:family="text">
      <style:text-properties style:font-name="MS Gothic" style:font-name-asian="MS Gothic" style:font-name-complex="MS Gothic"/>
    </style:style>
    <style:style style:name="T284" style:parent-style-name="DefaultParagraphFont" style:family="text">
      <style:text-properties style:font-name="MS Gothic" style:font-name-asian="MS Gothic" style:font-name-complex="MS Gothic"/>
    </style:style>
    <style:style style:name="T285" style:parent-style-name="DefaultParagraphFont" style:family="text">
      <style:text-properties style:font-name="MS Gothic" style:font-name-asian="MS Gothic" style:font-name-complex="MS Gothic"/>
    </style:style>
    <style:style style:name="T286" style:parent-style-name="DefaultParagraphFont" style:family="text">
      <style:text-properties style:font-name="MS Gothic" style:font-name-asian="MS Gothic" style:font-name-complex="MS Gothic"/>
    </style:style>
    <style:style style:name="T287" style:parent-style-name="DefaultParagraphFont" style:family="text">
      <style:text-properties style:font-name="MS Gothic" style:font-name-asian="MS Gothic" style:font-name-complex="MS Gothic"/>
    </style:style>
    <style:style style:name="T288" style:parent-style-name="DefaultParagraphFont" style:family="text">
      <style:text-properties style:font-name="MS Gothic" style:font-name-asian="MS Gothic" style:font-name-complex="MS Gothic"/>
    </style:style>
    <style:style style:name="T289" style:parent-style-name="DefaultParagraphFont" style:family="text">
      <style:text-properties style:font-name="MS Gothic" style:font-name-asian="MS Gothic" style:font-name-complex="MS Gothic"/>
    </style:style>
    <style:style style:name="T290" style:parent-style-name="DefaultParagraphFont" style:family="text">
      <style:text-properties style:font-name="MS Gothic" style:font-name-asian="MS Gothic" style:font-name-complex="MS Gothic"/>
    </style:style>
    <style:style style:name="T291" style:parent-style-name="DefaultParagraphFont" style:family="text">
      <style:text-properties style:font-name="MS Gothic" style:font-name-asian="MS Gothic" style:font-name-complex="MS Gothic"/>
    </style:style>
    <style:style style:name="T292" style:parent-style-name="DefaultParagraphFont" style:family="text">
      <style:text-properties style:font-name="MS Gothic" style:font-name-asian="MS Gothic" style:font-name-complex="MS Gothic"/>
    </style:style>
    <style:style style:name="T293" style:parent-style-name="DefaultParagraphFont" style:family="text">
      <style:text-properties style:font-name="MS Gothic" style:font-name-asian="MS Gothic" style:font-name-complex="MS Gothic"/>
    </style:style>
    <style:style style:name="T294" style:parent-style-name="DefaultParagraphFont" style:family="text">
      <style:text-properties style:font-name="MS Gothic" style:font-name-asian="MS Gothic" style:font-name-complex="MS Gothic"/>
    </style:style>
    <style:style style:name="T295" style:parent-style-name="DefaultParagraphFont" style:family="text">
      <style:text-properties style:font-name="MS Gothic" style:font-name-asian="MS Gothic" style:font-name-complex="MS Gothic"/>
    </style:style>
    <style:style style:name="T296" style:parent-style-name="DefaultParagraphFont" style:family="text">
      <style:text-properties style:font-name="MS Gothic" style:font-name-asian="MS Gothic" style:font-name-complex="MS Gothic"/>
    </style:style>
    <style:style style:name="T297" style:parent-style-name="DefaultParagraphFont" style:family="text">
      <style:text-properties style:font-name="MS Gothic" style:font-name-asian="MS Gothic" style:font-name-complex="MS Gothic"/>
    </style:style>
    <style:style style:name="T298" style:parent-style-name="DefaultParagraphFont" style:family="text">
      <style:text-properties style:font-name="MS Gothic" style:font-name-asian="MS Gothic" style:font-name-complex="MS Gothic"/>
    </style:style>
    <style:style style:name="T299" style:parent-style-name="DefaultParagraphFont" style:family="text">
      <style:text-properties style:font-name="MS Gothic" style:font-name-asian="MS Gothic" style:font-name-complex="MS Gothic"/>
    </style:style>
    <style:style style:name="T300" style:parent-style-name="DefaultParagraphFont" style:family="text">
      <style:text-properties style:font-name="MS Gothic" style:font-name-asian="MS Gothic" style:font-name-complex="MS Gothic"/>
    </style:style>
    <style:style style:name="T301" style:parent-style-name="DefaultParagraphFont" style:family="text">
      <style:text-properties style:font-name="MS Gothic" style:font-name-asian="MS Gothic" style:font-name-complex="MS Gothic"/>
    </style:style>
    <style:style style:name="T302" style:parent-style-name="DefaultParagraphFont" style:family="text">
      <style:text-properties style:font-name="MS Gothic" style:font-name-asian="MS Gothic" style:font-name-complex="MS Gothic"/>
    </style:style>
    <style:style style:name="T303" style:parent-style-name="DefaultParagraphFont" style:family="text">
      <style:text-properties style:font-name="MS Gothic" style:font-name-asian="MS Gothic" style:font-name-complex="MS Gothic"/>
    </style:style>
    <style:style style:name="T304" style:parent-style-name="DefaultParagraphFont" style:family="text">
      <style:text-properties style:font-name="MS Gothic" style:font-name-asian="MS Gothic" style:font-name-complex="MS Gothic"/>
    </style:style>
    <style:style style:name="T305" style:parent-style-name="DefaultParagraphFont" style:family="text">
      <style:text-properties style:font-name="MS Gothic" style:font-name-asian="MS Gothic" style:font-name-complex="MS Gothic"/>
    </style:style>
    <style:style style:name="T306" style:parent-style-name="DefaultParagraphFont" style:family="text">
      <style:text-properties style:font-name="MS Gothic" style:font-name-asian="MS Gothic" style:font-name-complex="MS Gothic"/>
    </style:style>
    <style:style style:name="T307" style:parent-style-name="DefaultParagraphFont" style:family="text">
      <style:text-properties style:font-name="MS Gothic" style:font-name-asian="MS Gothic" style:font-name-complex="MS Gothic"/>
    </style:style>
    <style:style style:name="T308" style:parent-style-name="DefaultParagraphFont" style:family="text">
      <style:text-properties style:font-name="MS Gothic" style:font-name-asian="MS Gothic" style:font-name-complex="MS Gothic"/>
    </style:style>
    <style:style style:name="T309" style:parent-style-name="DefaultParagraphFont" style:family="text">
      <style:text-properties style:font-name="MS Gothic" style:font-name-asian="MS Gothic" style:font-name-complex="MS Gothic"/>
    </style:style>
    <style:style style:name="T310" style:parent-style-name="DefaultParagraphFont" style:family="text">
      <style:text-properties style:font-name="Microsoft JhengHei" style:font-name-asian="Microsoft JhengHei" style:font-name-complex="Microsoft JhengHei"/>
    </style:style>
    <style:style style:name="T311" style:parent-style-name="DefaultParagraphFont" style:family="text">
      <style:text-properties style:font-name="MS Gothic" style:font-name-asian="MS Gothic" style:font-name-complex="MS Gothic"/>
    </style:style>
    <style:style style:name="T312" style:parent-style-name="DefaultParagraphFont" style:family="text">
      <style:text-properties style:font-name="MS Gothic" style:font-name-asian="MS Gothic" style:font-name-complex="MS Gothic"/>
    </style:style>
    <style:style style:name="T313" style:parent-style-name="DefaultParagraphFont" style:family="text">
      <style:text-properties style:font-name="MS Gothic" style:font-name-asian="MS Gothic" style:font-name-complex="MS Gothic"/>
    </style:style>
    <style:style style:name="T314" style:parent-style-name="DefaultParagraphFont" style:family="text">
      <style:text-properties style:font-name="MS Gothic" style:font-name-asian="MS Gothic" style:font-name-complex="MS Gothic"/>
    </style:style>
    <style:style style:name="T315" style:parent-style-name="DefaultParagraphFont" style:family="text">
      <style:text-properties style:font-name="MS Gothic" style:font-name-asian="MS Gothic" style:font-name-complex="MS Gothic"/>
    </style:style>
    <style:style style:name="T316" style:parent-style-name="DefaultParagraphFont" style:family="text">
      <style:text-properties style:font-name="MS Gothic" style:font-name-asian="MS Gothic" style:font-name-complex="MS Gothic"/>
    </style:style>
    <style:style style:name="T317" style:parent-style-name="DefaultParagraphFont" style:family="text">
      <style:text-properties style:font-name="Microsoft JhengHei" style:font-name-asian="Microsoft JhengHei" style:font-name-complex="Microsoft JhengHei"/>
    </style:style>
    <style:style style:name="T318" style:parent-style-name="DefaultParagraphFont" style:family="text">
      <style:text-properties style:font-name="MS Gothic" style:font-name-asian="MS Gothic" style:font-name-complex="MS Gothic"/>
    </style:style>
    <style:style style:name="T319" style:parent-style-name="DefaultParagraphFont" style:family="text">
      <style:text-properties style:font-name="MS Gothic" style:font-name-asian="MS Gothic" style:font-name-complex="MS Gothic"/>
    </style:style>
    <style:style style:name="T320" style:parent-style-name="DefaultParagraphFont" style:family="text">
      <style:text-properties style:font-name="MS Gothic" style:font-name-asian="MS Gothic" style:font-name-complex="MS Gothic"/>
    </style:style>
    <style:style style:name="T321" style:parent-style-name="DefaultParagraphFont" style:family="text">
      <style:text-properties style:font-name="MS Gothic" style:font-name-asian="MS Gothic" style:font-name-complex="MS Gothic"/>
    </style:style>
    <style:style style:name="T322" style:parent-style-name="DefaultParagraphFont" style:family="text">
      <style:text-properties style:font-name="MS Gothic" style:font-name-asian="MS Gothic" style:font-name-complex="MS Gothic"/>
    </style:style>
    <style:style style:name="T323" style:parent-style-name="DefaultParagraphFont" style:family="text">
      <style:text-properties style:font-name="Microsoft JhengHei" style:font-name-asian="Microsoft JhengHei" style:font-name-complex="Microsoft JhengHei"/>
    </style:style>
    <style:style style:name="T324" style:parent-style-name="DefaultParagraphFont" style:family="text">
      <style:text-properties style:font-name="MS Gothic" style:font-name-asian="MS Gothic" style:font-name-complex="MS Gothic"/>
    </style:style>
    <style:style style:name="T325" style:parent-style-name="DefaultParagraphFont" style:family="text">
      <style:text-properties style:font-name="MS Gothic" style:font-name-asian="MS Gothic" style:font-name-complex="MS Gothic"/>
    </style:style>
    <style:style style:name="T326" style:parent-style-name="DefaultParagraphFont" style:family="text">
      <style:text-properties style:font-name="MS Gothic" style:font-name-asian="MS Gothic" style:font-name-complex="MS Gothic"/>
    </style:style>
    <style:style style:name="T327" style:parent-style-name="DefaultParagraphFont" style:family="text">
      <style:text-properties style:font-name="MS Gothic" style:font-name-asian="MS Gothic" style:font-name-complex="MS Gothic"/>
    </style:style>
    <style:style style:name="T328" style:parent-style-name="DefaultParagraphFont" style:family="text">
      <style:text-properties style:font-name="MS Gothic" style:font-name-asian="MS Gothic" style:font-name-complex="MS Gothic"/>
    </style:style>
    <style:style style:name="T329" style:parent-style-name="DefaultParagraphFont" style:family="text">
      <style:text-properties style:font-name="MS Gothic" style:font-name-asian="MS Gothic" style:font-name-complex="MS Gothic"/>
    </style:style>
    <style:style style:name="T330" style:parent-style-name="DefaultParagraphFont" style:family="text">
      <style:text-properties style:font-name="MS Gothic" style:font-name-asian="MS Gothic" style:font-name-complex="MS Gothic"/>
    </style:style>
    <style:style style:name="T331" style:parent-style-name="DefaultParagraphFont" style:family="text">
      <style:text-properties style:font-name="MS Gothic" style:font-name-asian="MS Gothic" style:font-name-complex="MS Gothic"/>
    </style:style>
    <style:style style:name="T332" style:parent-style-name="DefaultParagraphFont" style:family="text">
      <style:text-properties style:font-name="MS Gothic" style:font-name-asian="MS Gothic" style:font-name-complex="MS Gothic"/>
    </style:style>
    <style:style style:name="T333" style:parent-style-name="DefaultParagraphFont" style:family="text">
      <style:text-properties style:font-name="MS Gothic" style:font-name-asian="MS Gothic" style:font-name-complex="MS Gothic"/>
    </style:style>
    <style:style style:name="T334" style:parent-style-name="DefaultParagraphFont" style:family="text">
      <style:text-properties style:font-name="MS Gothic" style:font-name-asian="MS Gothic" style:font-name-complex="MS Gothic"/>
    </style:style>
    <style:style style:name="T335" style:parent-style-name="DefaultParagraphFont" style:family="text">
      <style:text-properties style:font-name="MS Gothic" style:font-name-asian="MS Gothic" style:font-name-complex="MS Gothic"/>
    </style:style>
    <style:style style:name="T336" style:parent-style-name="DefaultParagraphFont" style:family="text">
      <style:text-properties style:font-name="MS Gothic" style:font-name-asian="MS Gothic" style:font-name-complex="MS Gothic"/>
    </style:style>
    <style:style style:name="T337" style:parent-style-name="DefaultParagraphFont" style:family="text">
      <style:text-properties style:font-name="MS Gothic" style:font-name-asian="MS Gothic" style:font-name-complex="MS Gothic"/>
    </style:style>
    <style:style style:name="T338" style:parent-style-name="DefaultParagraphFont" style:family="text">
      <style:text-properties style:font-name="MS Gothic" style:font-name-asian="MS Gothic" style:font-name-complex="MS Gothic"/>
    </style:style>
    <style:style style:name="T339" style:parent-style-name="DefaultParagraphFont" style:family="text">
      <style:text-properties style:font-name="MS Gothic" style:font-name-asian="MS Gothic" style:font-name-complex="MS Gothic"/>
    </style:style>
    <style:style style:name="T340" style:parent-style-name="DefaultParagraphFont" style:family="text">
      <style:text-properties style:font-name="MS Gothic" style:font-name-asian="MS Gothic" style:font-name-complex="MS Gothic"/>
    </style:style>
    <style:style style:name="T341" style:parent-style-name="DefaultParagraphFont" style:family="text">
      <style:text-properties style:font-name="MS Gothic" style:font-name-asian="MS Gothic" style:font-name-complex="MS Gothic"/>
    </style:style>
    <style:style style:name="T342" style:parent-style-name="DefaultParagraphFont" style:family="text">
      <style:text-properties style:font-name="MS Gothic" style:font-name-asian="MS Gothic" style:font-name-complex="MS Gothic"/>
    </style:style>
    <style:style style:name="T343" style:parent-style-name="DefaultParagraphFont" style:family="text">
      <style:text-properties style:font-name="Microsoft JhengHei" style:font-name-asian="Microsoft JhengHei" style:font-name-complex="Microsoft JhengHei"/>
    </style:style>
    <style:style style:name="T344" style:parent-style-name="DefaultParagraphFont" style:family="text">
      <style:text-properties style:font-name="MS Gothic" style:font-name-asian="MS Gothic" style:font-name-complex="MS Gothic"/>
    </style:style>
    <style:style style:name="T345" style:parent-style-name="DefaultParagraphFont" style:family="text">
      <style:text-properties style:font-name="MS Gothic" style:font-name-asian="MS Gothic" style:font-name-complex="MS Gothic"/>
    </style:style>
    <style:style style:name="T346" style:parent-style-name="DefaultParagraphFont" style:family="text">
      <style:text-properties style:font-name="Microsoft JhengHei" style:font-name-asian="Microsoft JhengHei" style:font-name-complex="Microsoft JhengHei"/>
    </style:style>
    <style:style style:name="T347" style:parent-style-name="DefaultParagraphFont" style:family="text">
      <style:text-properties style:font-name="MS Gothic" style:font-name-asian="MS Gothic" style:font-name-complex="MS Gothic"/>
    </style:style>
    <style:style style:name="T348" style:parent-style-name="DefaultParagraphFont" style:family="text">
      <style:text-properties style:font-name="MS Gothic" style:font-name-asian="MS Gothic" style:font-name-complex="MS Gothic"/>
    </style:style>
    <style:style style:name="T349" style:parent-style-name="DefaultParagraphFont" style:family="text">
      <style:text-properties style:font-name="MS Gothic" style:font-name-asian="MS Gothic" style:font-name-complex="MS Gothic"/>
    </style:style>
    <style:style style:name="T350" style:parent-style-name="DefaultParagraphFont" style:family="text">
      <style:text-properties style:font-name="MS Gothic" style:font-name-asian="MS Gothic" style:font-name-complex="MS Gothic"/>
    </style:style>
    <style:style style:name="T351" style:parent-style-name="DefaultParagraphFont" style:family="text">
      <style:text-properties style:font-name="MS Gothic" style:font-name-asian="MS Gothic" style:font-name-complex="MS Gothic"/>
    </style:style>
    <style:style style:name="T352" style:parent-style-name="DefaultParagraphFont" style:family="text">
      <style:text-properties style:font-name="MS Gothic" style:font-name-asian="MS Gothic" style:font-name-complex="MS Gothic"/>
    </style:style>
    <style:style style:name="T353" style:parent-style-name="DefaultParagraphFont" style:family="text">
      <style:text-properties style:font-name="MS Gothic" style:font-name-asian="MS Gothic" style:font-name-complex="MS Gothic"/>
    </style:style>
    <style:style style:name="T354" style:parent-style-name="DefaultParagraphFont" style:family="text">
      <style:text-properties style:font-name="MS Gothic" style:font-name-asian="MS Gothic" style:font-name-complex="MS Gothic"/>
    </style:style>
    <style:style style:name="T355" style:parent-style-name="DefaultParagraphFont" style:family="text">
      <style:text-properties style:font-name="MS Gothic" style:font-name-asian="MS Gothic" style:font-name-complex="MS Gothic"/>
    </style:style>
    <style:style style:name="T356" style:parent-style-name="DefaultParagraphFont" style:family="text">
      <style:text-properties style:font-name="MS Gothic" style:font-name-asian="MS Gothic" style:font-name-complex="MS Gothic"/>
    </style:style>
    <style:style style:name="T357" style:parent-style-name="DefaultParagraphFont" style:family="text">
      <style:text-properties style:font-name="MS Gothic" style:font-name-asian="MS Gothic" style:font-name-complex="MS Gothic"/>
    </style:style>
    <style:style style:name="T358" style:parent-style-name="DefaultParagraphFont" style:family="text">
      <style:text-properties style:font-name="MS Gothic" style:font-name-asian="MS Gothic" style:font-name-complex="MS Gothic"/>
    </style:style>
    <style:style style:name="T359" style:parent-style-name="DefaultParagraphFont" style:family="text">
      <style:text-properties style:font-name="MS Gothic" style:font-name-asian="MS Gothic" style:font-name-complex="MS Gothic"/>
    </style:style>
    <style:style style:name="T360" style:parent-style-name="DefaultParagraphFont" style:family="text">
      <style:text-properties style:font-name="MS Gothic" style:font-name-asian="MS Gothic" style:font-name-complex="MS Gothic"/>
    </style:style>
    <style:style style:name="T361" style:parent-style-name="DefaultParagraphFont" style:family="text">
      <style:text-properties style:font-name="MS Gothic" style:font-name-asian="MS Gothic" style:font-name-complex="MS Gothic"/>
    </style:style>
    <style:style style:name="T362" style:parent-style-name="DefaultParagraphFont" style:family="text">
      <style:text-properties style:font-name="MS Gothic" style:font-name-asian="MS Gothic" style:font-name-complex="MS Gothic"/>
    </style:style>
    <style:style style:name="T363" style:parent-style-name="DefaultParagraphFont" style:family="text">
      <style:text-properties style:font-name="MS Gothic" style:font-name-asian="MS Gothic" style:font-name-complex="MS Gothic"/>
    </style:style>
    <style:style style:name="T364" style:parent-style-name="DefaultParagraphFont" style:family="text">
      <style:text-properties style:font-name="Microsoft JhengHei" style:font-name-asian="Microsoft JhengHei" style:font-name-complex="Microsoft JhengHei"/>
    </style:style>
    <style:style style:name="T365" style:parent-style-name="DefaultParagraphFont" style:family="text">
      <style:text-properties style:font-name="MS Gothic" style:font-name-asian="MS Gothic" style:font-name-complex="MS Gothic"/>
    </style:style>
    <style:style style:name="T366" style:parent-style-name="DefaultParagraphFont" style:family="text">
      <style:text-properties style:font-name="MS Gothic" style:font-name-asian="MS Gothic" style:font-name-complex="MS Gothic"/>
    </style:style>
    <style:style style:name="T367" style:parent-style-name="DefaultParagraphFont" style:family="text">
      <style:text-properties style:font-name="MS Gothic" style:font-name-asian="MS Gothic" style:font-name-complex="MS Gothic"/>
    </style:style>
    <style:style style:name="T368" style:parent-style-name="DefaultParagraphFont" style:family="text">
      <style:text-properties style:font-name="MS Gothic" style:font-name-asian="MS Gothic" style:font-name-complex="MS Gothic"/>
    </style:style>
    <style:style style:name="T369" style:parent-style-name="DefaultParagraphFont" style:family="text">
      <style:text-properties style:font-name="Malgun Gothic" style:font-name-asian="Malgun Gothic" style:font-name-complex="Malgun Gothic"/>
    </style:style>
    <style:style style:name="T370" style:parent-style-name="DefaultParagraphFont" style:family="text">
      <style:text-properties style:font-name="MS Gothic" style:font-name-asian="MS Gothic" style:font-name-complex="MS Gothic"/>
    </style:style>
    <style:style style:name="T371" style:parent-style-name="DefaultParagraphFont" style:family="text">
      <style:text-properties style:font-name="MS Gothic" style:font-name-asian="MS Gothic" style:font-name-complex="MS Gothic"/>
    </style:style>
    <style:style style:name="T372" style:parent-style-name="DefaultParagraphFont" style:family="text">
      <style:text-properties style:font-name="MS Gothic" style:font-name-asian="MS Gothic" style:font-name-complex="MS Gothic"/>
    </style:style>
    <style:style style:name="T373" style:parent-style-name="DefaultParagraphFont" style:family="text">
      <style:text-properties style:font-name="MS Gothic" style:font-name-asian="MS Gothic" style:font-name-complex="MS Gothic"/>
    </style:style>
    <style:style style:name="T374" style:parent-style-name="DefaultParagraphFont" style:family="text">
      <style:text-properties style:font-name="MS Gothic" style:font-name-asian="MS Gothic" style:font-name-complex="MS Gothic"/>
    </style:style>
    <style:style style:name="T375" style:parent-style-name="DefaultParagraphFont" style:family="text">
      <style:text-properties style:font-name="MS Gothic" style:font-name-asian="MS Gothic" style:font-name-complex="MS Gothic"/>
    </style:style>
    <style:style style:name="T376" style:parent-style-name="DefaultParagraphFont" style:family="text">
      <style:text-properties style:font-name="MS Gothic" style:font-name-asian="MS Gothic" style:font-name-complex="MS Gothic"/>
    </style:style>
    <style:style style:name="T377" style:parent-style-name="DefaultParagraphFont" style:family="text">
      <style:text-properties style:font-name="MS Gothic" style:font-name-asian="MS Gothic" style:font-name-complex="MS Gothic"/>
    </style:style>
    <style:style style:name="T378" style:parent-style-name="DefaultParagraphFont" style:family="text">
      <style:text-properties style:font-name="MS Gothic" style:font-name-asian="MS Gothic" style:font-name-complex="MS Gothic"/>
    </style:style>
    <style:style style:name="T379" style:parent-style-name="DefaultParagraphFont" style:family="text">
      <style:text-properties style:font-name="MS Gothic" style:font-name-asian="MS Gothic" style:font-name-complex="MS Gothic"/>
    </style:style>
    <style:style style:name="T380" style:parent-style-name="DefaultParagraphFont" style:family="text">
      <style:text-properties style:font-name="MS Gothic" style:font-name-asian="MS Gothic" style:font-name-complex="MS Gothic"/>
    </style:style>
    <style:style style:name="T381" style:parent-style-name="DefaultParagraphFont" style:family="text">
      <style:text-properties style:font-name="MS Gothic" style:font-name-asian="MS Gothic" style:font-name-complex="MS Gothic"/>
    </style:style>
    <style:style style:name="T382" style:parent-style-name="DefaultParagraphFont" style:family="text">
      <style:text-properties style:font-name="MS Gothic" style:font-name-asian="MS Gothic" style:font-name-complex="MS Gothic"/>
    </style:style>
    <style:style style:name="T383" style:parent-style-name="DefaultParagraphFont" style:family="text">
      <style:text-properties style:font-name="MS Gothic" style:font-name-asian="MS Gothic" style:font-name-complex="MS Gothic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T385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386" style:parent-style-name="DefaultParagraphFont" style:family="text">
      <style:text-properties fo:font-weight="bold" style:font-weight-asian="bold" style:font-weight-complex="bold"/>
    </style:style>
    <style:style style:name="T38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88" style:parent-style-name="DefaultParagraphFont" style:family="text">
      <style:text-properties fo:font-weight="bold" style:font-weight-asian="bold" style:font-weight-complex="bold"/>
    </style:style>
    <style:style style:name="T389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390" style:parent-style-name="DefaultParagraphFont" style:family="text">
      <style:text-properties fo:font-weight="bold" style:font-weight-asian="bold" style:font-weight-complex="bold"/>
    </style:style>
    <style:style style:name="T391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392" style:parent-style-name="DefaultParagraphFont" style:family="text">
      <style:text-properties fo:font-weight="bold" style:font-weight-asian="bold" style:font-weight-complex="bold"/>
    </style:style>
    <style:style style:name="T393" style:parent-style-name="DefaultParagraphFont" style:family="text">
      <style:text-properties style:font-name="MS Gothic" style:font-name-asian="MS Gothic" style:font-name-complex="MS Gothic"/>
    </style:style>
    <style:style style:name="T394" style:parent-style-name="DefaultParagraphFont" style:family="text">
      <style:text-properties style:font-name="MS Gothic" style:font-name-asian="MS Gothic" style:font-name-complex="MS Gothic"/>
    </style:style>
    <style:style style:name="T395" style:parent-style-name="DefaultParagraphFont" style:family="text">
      <style:text-properties style:font-name="MS Gothic" style:font-name-asian="MS Gothic" style:font-name-complex="MS Gothic"/>
    </style:style>
    <style:style style:name="T396" style:parent-style-name="DefaultParagraphFont" style:family="text">
      <style:text-properties style:font-name="Microsoft JhengHei" style:font-name-asian="Microsoft JhengHei" style:font-name-complex="Microsoft JhengHei"/>
    </style:style>
    <style:style style:name="T397" style:parent-style-name="DefaultParagraphFont" style:family="text">
      <style:text-properties style:font-name="MS Gothic" style:font-name-asian="MS Gothic" style:font-name-complex="MS Gothic"/>
    </style:style>
    <style:style style:name="T398" style:parent-style-name="DefaultParagraphFont" style:family="text">
      <style:text-properties style:font-name="MS Gothic" style:font-name-asian="MS Gothic" style:font-name-complex="MS Gothic"/>
    </style:style>
    <style:style style:name="T399" style:parent-style-name="DefaultParagraphFont" style:family="text">
      <style:text-properties style:font-name="Microsoft JhengHei" style:font-name-asian="Microsoft JhengHei" style:font-name-complex="Microsoft JhengHei"/>
    </style:style>
    <style:style style:name="T400" style:parent-style-name="DefaultParagraphFont" style:family="text">
      <style:text-properties style:font-name="MS Gothic" style:font-name-asian="MS Gothic" style:font-name-complex="MS Gothic"/>
    </style:style>
    <style:style style:name="T401" style:parent-style-name="DefaultParagraphFont" style:family="text">
      <style:text-properties style:font-name="MS Gothic" style:font-name-asian="MS Gothic" style:font-name-complex="MS Gothic"/>
    </style:style>
    <style:style style:name="T402" style:parent-style-name="DefaultParagraphFont" style:family="text">
      <style:text-properties style:font-name="MS Gothic" style:font-name-asian="MS Gothic" style:font-name-complex="MS Gothic"/>
    </style:style>
    <style:style style:name="T403" style:parent-style-name="DefaultParagraphFont" style:family="text">
      <style:text-properties style:font-name="MS Gothic" style:font-name-asian="MS Gothic" style:font-name-complex="MS Gothic"/>
    </style:style>
    <style:style style:name="T404" style:parent-style-name="DefaultParagraphFont" style:family="text">
      <style:text-properties style:font-name="MS Gothic" style:font-name-asian="MS Gothic" style:font-name-complex="MS Gothic"/>
    </style:style>
    <style:style style:name="T405" style:parent-style-name="DefaultParagraphFont" style:family="text">
      <style:text-properties style:font-name="MS Gothic" style:font-name-asian="MS Gothic" style:font-name-complex="MS Gothic"/>
    </style:style>
    <style:style style:name="T406" style:parent-style-name="DefaultParagraphFont" style:family="text">
      <style:text-properties style:font-name="MS Gothic" style:font-name-asian="MS Gothic" style:font-name-complex="MS Gothic"/>
    </style:style>
    <style:style style:name="T407" style:parent-style-name="DefaultParagraphFont" style:family="text">
      <style:text-properties style:font-name="MS Gothic" style:font-name-asian="MS Gothic" style:font-name-complex="MS Gothic"/>
    </style:style>
    <style:style style:name="T408" style:parent-style-name="DefaultParagraphFont" style:family="text">
      <style:text-properties style:font-name="MS Gothic" style:font-name-asian="MS Gothic" style:font-name-complex="MS Gothic"/>
    </style:style>
    <style:style style:name="T409" style:parent-style-name="DefaultParagraphFont" style:family="text">
      <style:text-properties style:font-name="MS Gothic" style:font-name-asian="MS Gothic" style:font-name-complex="MS Gothic"/>
    </style:style>
    <style:style style:name="T410" style:parent-style-name="DefaultParagraphFont" style:family="text">
      <style:text-properties style:font-name="Microsoft JhengHei" style:font-name-asian="Microsoft JhengHei" style:font-name-complex="Microsoft JhengHei"/>
    </style:style>
    <style:style style:name="T411" style:parent-style-name="DefaultParagraphFont" style:family="text">
      <style:text-properties style:font-name="MS Gothic" style:font-name-asian="MS Gothic" style:font-name-complex="MS Gothic"/>
    </style:style>
    <style:style style:name="T412" style:parent-style-name="DefaultParagraphFont" style:family="text">
      <style:text-properties style:font-name="MS Gothic" style:font-name-asian="MS Gothic" style:font-name-complex="MS Gothic"/>
    </style:style>
    <style:style style:name="T413" style:parent-style-name="DefaultParagraphFont" style:family="text">
      <style:text-properties style:font-name="MS Gothic" style:font-name-asian="MS Gothic" style:font-name-complex="MS Gothic"/>
    </style:style>
    <style:style style:name="T414" style:parent-style-name="DefaultParagraphFont" style:family="text">
      <style:text-properties style:font-name="MS Gothic" style:font-name-asian="MS Gothic" style:font-name-complex="MS Gothic"/>
    </style:style>
    <style:style style:name="T415" style:parent-style-name="DefaultParagraphFont" style:family="text">
      <style:text-properties style:font-name="MS Gothic" style:font-name-asian="MS Gothic" style:font-name-complex="MS Gothic"/>
    </style:style>
    <style:style style:name="T416" style:parent-style-name="DefaultParagraphFont" style:family="text">
      <style:text-properties style:font-name="MS Gothic" style:font-name-asian="MS Gothic" style:font-name-complex="MS Gothic"/>
    </style:style>
    <style:style style:name="T417" style:parent-style-name="DefaultParagraphFont" style:family="text">
      <style:text-properties style:font-name="MS Gothic" style:font-name-asian="MS Gothic" style:font-name-complex="MS Gothic"/>
    </style:style>
    <style:style style:name="T418" style:parent-style-name="DefaultParagraphFont" style:family="text">
      <style:text-properties style:font-name="MS Gothic" style:font-name-asian="MS Gothic" style:font-name-complex="MS Gothic"/>
    </style:style>
    <style:style style:name="T419" style:parent-style-name="DefaultParagraphFont" style:family="text">
      <style:text-properties style:font-name="MS Gothic" style:font-name-asian="MS Gothic" style:font-name-complex="MS Gothic"/>
    </style:style>
    <style:style style:name="T420" style:parent-style-name="DefaultParagraphFont" style:family="text">
      <style:text-properties style:font-name="MS Gothic" style:font-name-asian="MS Gothic" style:font-name-complex="MS Gothic"/>
    </style:style>
    <style:style style:name="T421" style:parent-style-name="DefaultParagraphFont" style:family="text">
      <style:text-properties style:font-name="MS Gothic" style:font-name-asian="MS Gothic" style:font-name-complex="MS Gothic"/>
    </style:style>
    <style:style style:name="T422" style:parent-style-name="DefaultParagraphFont" style:family="text">
      <style:text-properties style:font-name="MS Gothic" style:font-name-asian="MS Gothic" style:font-name-complex="MS Gothic"/>
    </style:style>
    <style:style style:name="T423" style:parent-style-name="DefaultParagraphFont" style:family="text">
      <style:text-properties style:font-name="MS Gothic" style:font-name-asian="MS Gothic" style:font-name-complex="MS Gothic"/>
    </style:style>
    <style:style style:name="T424" style:parent-style-name="DefaultParagraphFont" style:family="text">
      <style:text-properties style:font-name="MS Gothic" style:font-name-asian="MS Gothic" style:font-name-complex="MS Gothic"/>
    </style:style>
    <style:style style:name="T425" style:parent-style-name="DefaultParagraphFont" style:family="text">
      <style:text-properties style:font-name="MS Gothic" style:font-name-asian="MS Gothic" style:font-name-complex="MS Gothic"/>
    </style:style>
    <style:style style:name="T426" style:parent-style-name="DefaultParagraphFont" style:family="text">
      <style:text-properties style:font-name="MS Gothic" style:font-name-asian="MS Gothic" style:font-name-complex="MS Gothic"/>
    </style:style>
    <style:style style:name="T427" style:parent-style-name="DefaultParagraphFont" style:family="text">
      <style:text-properties style:font-name="MS Gothic" style:font-name-asian="MS Gothic" style:font-name-complex="MS Gothic"/>
    </style:style>
    <style:style style:name="T428" style:parent-style-name="DefaultParagraphFont" style:family="text">
      <style:text-properties style:font-name="MS Gothic" style:font-name-asian="MS Gothic" style:font-name-complex="MS Gothic"/>
    </style:style>
    <style:style style:name="T429" style:parent-style-name="DefaultParagraphFont" style:family="text">
      <style:text-properties style:font-name="MS Gothic" style:font-name-asian="MS Gothic" style:font-name-complex="MS Gothic"/>
    </style:style>
    <style:style style:name="T430" style:parent-style-name="DefaultParagraphFont" style:family="text">
      <style:text-properties style:font-name="MS Gothic" style:font-name-asian="MS Gothic" style:font-name-complex="MS Gothic"/>
    </style:style>
    <style:style style:name="T431" style:parent-style-name="DefaultParagraphFont" style:family="text">
      <style:text-properties style:font-name="MS Gothic" style:font-name-asian="MS Gothic" style:font-name-complex="MS Gothic"/>
    </style:style>
    <style:style style:name="T432" style:parent-style-name="DefaultParagraphFont" style:family="text">
      <style:text-properties style:font-name="MS Gothic" style:font-name-asian="MS Gothic" style:font-name-complex="MS Gothic"/>
    </style:style>
    <style:style style:name="T433" style:parent-style-name="DefaultParagraphFont" style:family="text">
      <style:text-properties style:font-name="MS Gothic" style:font-name-asian="MS Gothic" style:font-name-complex="MS Gothic"/>
    </style:style>
    <style:style style:name="T434" style:parent-style-name="DefaultParagraphFont" style:family="text">
      <style:text-properties style:font-name="MS Gothic" style:font-name-asian="MS Gothic" style:font-name-complex="MS Gothic"/>
    </style:style>
    <style:style style:name="T435" style:parent-style-name="DefaultParagraphFont" style:family="text">
      <style:text-properties style:font-name="Microsoft JhengHei" style:font-name-asian="Microsoft JhengHei" style:font-name-complex="Microsoft JhengHei"/>
    </style:style>
    <style:style style:name="T436" style:parent-style-name="DefaultParagraphFont" style:family="text">
      <style:text-properties style:font-name="MS Gothic" style:font-name-asian="MS Gothic" style:font-name-complex="MS Gothic"/>
    </style:style>
    <style:style style:name="T437" style:parent-style-name="DefaultParagraphFont" style:family="text">
      <style:text-properties style:font-name="MS Gothic" style:font-name-asian="MS Gothic" style:font-name-complex="MS Gothic"/>
    </style:style>
    <style:style style:name="T438" style:parent-style-name="DefaultParagraphFont" style:family="text">
      <style:text-properties style:font-name="MS Gothic" style:font-name-asian="MS Gothic" style:font-name-complex="MS Gothic"/>
    </style:style>
    <style:style style:name="T439" style:parent-style-name="DefaultParagraphFont" style:family="text">
      <style:text-properties style:font-name="MS Gothic" style:font-name-asian="MS Gothic" style:font-name-complex="MS Gothic"/>
    </style:style>
    <style:style style:name="T440" style:parent-style-name="DefaultParagraphFont" style:family="text">
      <style:text-properties style:font-name="MS Gothic" style:font-name-asian="MS Gothic" style:font-name-complex="MS Gothic"/>
    </style:style>
    <style:style style:name="T441" style:parent-style-name="DefaultParagraphFont" style:family="text">
      <style:text-properties style:font-name="MS Gothic" style:font-name-asian="MS Gothic" style:font-name-complex="MS Gothic"/>
    </style:style>
    <style:style style:name="T442" style:parent-style-name="DefaultParagraphFont" style:family="text">
      <style:text-properties style:font-name="MS Gothic" style:font-name-asian="MS Gothic" style:font-name-complex="MS Gothic"/>
    </style:style>
    <style:style style:name="T443" style:parent-style-name="DefaultParagraphFont" style:family="text">
      <style:text-properties style:font-name="MS Gothic" style:font-name-asian="MS Gothic" style:font-name-complex="MS Gothic"/>
    </style:style>
    <style:style style:name="T444" style:parent-style-name="DefaultParagraphFont" style:family="text">
      <style:text-properties style:font-name="MS Gothic" style:font-name-asian="MS Gothic" style:font-name-complex="MS Gothic"/>
    </style:style>
    <style:style style:name="T445" style:parent-style-name="DefaultParagraphFont" style:family="text">
      <style:text-properties style:font-name="MS Gothic" style:font-name-asian="MS Gothic" style:font-name-complex="MS Gothic"/>
    </style:style>
    <style:style style:name="T446" style:parent-style-name="DefaultParagraphFont" style:family="text">
      <style:text-properties style:font-name="MS Gothic" style:font-name-asian="MS Gothic" style:font-name-complex="MS Gothic"/>
    </style:style>
    <style:style style:name="T447" style:parent-style-name="DefaultParagraphFont" style:family="text">
      <style:text-properties style:font-name="MS Gothic" style:font-name-asian="MS Gothic" style:font-name-complex="MS Gothic"/>
    </style:style>
    <style:style style:name="T448" style:parent-style-name="DefaultParagraphFont" style:family="text">
      <style:text-properties style:font-name="MS Gothic" style:font-name-asian="MS Gothic" style:font-name-complex="MS Gothic"/>
    </style:style>
    <style:style style:name="T449" style:parent-style-name="DefaultParagraphFont" style:family="text">
      <style:text-properties style:font-name="MS Gothic" style:font-name-asian="MS Gothic" style:font-name-complex="MS Gothic"/>
    </style:style>
    <style:style style:name="T450" style:parent-style-name="DefaultParagraphFont" style:family="text">
      <style:text-properties style:font-name="MS Gothic" style:font-name-asian="MS Gothic" style:font-name-complex="MS Gothic"/>
    </style:style>
    <style:style style:name="T451" style:parent-style-name="DefaultParagraphFont" style:family="text">
      <style:text-properties style:font-name="MS Gothic" style:font-name-asian="MS Gothic" style:font-name-complex="MS Gothic"/>
    </style:style>
    <style:style style:name="T452" style:parent-style-name="DefaultParagraphFont" style:family="text">
      <style:text-properties style:font-name="MS Gothic" style:font-name-asian="MS Gothic" style:font-name-complex="MS Gothic"/>
    </style:style>
    <style:style style:name="T453" style:parent-style-name="DefaultParagraphFont" style:family="text">
      <style:text-properties style:font-name="MS Gothic" style:font-name-asian="MS Gothic" style:font-name-complex="MS Gothic"/>
    </style:style>
    <style:style style:name="T454" style:parent-style-name="DefaultParagraphFont" style:family="text">
      <style:text-properties style:font-name="MS Gothic" style:font-name-asian="MS Gothic" style:font-name-complex="MS Gothic"/>
    </style:style>
    <style:style style:name="T455" style:parent-style-name="DefaultParagraphFont" style:family="text">
      <style:text-properties style:font-name="MS Gothic" style:font-name-asian="MS Gothic" style:font-name-complex="MS Gothic"/>
    </style:style>
    <style:style style:name="T456" style:parent-style-name="DefaultParagraphFont" style:family="text">
      <style:text-properties style:font-name="MS Gothic" style:font-name-asian="MS Gothic" style:font-name-complex="MS Gothic"/>
    </style:style>
    <style:style style:name="T457" style:parent-style-name="DefaultParagraphFont" style:family="text">
      <style:text-properties style:font-name="MS Gothic" style:font-name-asian="MS Gothic" style:font-name-complex="MS Gothic"/>
    </style:style>
    <style:style style:name="T458" style:parent-style-name="DefaultParagraphFont" style:family="text">
      <style:text-properties style:font-name="MS Gothic" style:font-name-asian="MS Gothic" style:font-name-complex="MS Gothic"/>
    </style:style>
    <style:style style:name="T459" style:parent-style-name="DefaultParagraphFont" style:family="text">
      <style:text-properties style:font-name="MS Gothic" style:font-name-asian="MS Gothic" style:font-name-complex="MS Gothic"/>
    </style:style>
    <style:style style:name="T460" style:parent-style-name="DefaultParagraphFont" style:family="text">
      <style:text-properties style:font-name="MS Gothic" style:font-name-asian="MS Gothic" style:font-name-complex="MS Gothic"/>
    </style:style>
    <style:style style:name="T461" style:parent-style-name="DefaultParagraphFont" style:family="text">
      <style:text-properties style:font-name="MS Gothic" style:font-name-asian="MS Gothic" style:font-name-complex="MS Gothic"/>
    </style:style>
    <style:style style:name="T462" style:parent-style-name="DefaultParagraphFont" style:family="text">
      <style:text-properties style:font-name="MS Gothic" style:font-name-asian="MS Gothic" style:font-name-complex="MS Gothic"/>
    </style:style>
    <style:style style:name="T463" style:parent-style-name="DefaultParagraphFont" style:family="text">
      <style:text-properties style:font-name="MS Gothic" style:font-name-asian="MS Gothic" style:font-name-complex="MS Gothic"/>
    </style:style>
    <style:style style:name="T464" style:parent-style-name="DefaultParagraphFont" style:family="text">
      <style:text-properties style:font-name="MS Gothic" style:font-name-asian="MS Gothic" style:font-name-complex="MS Gothic"/>
    </style:style>
    <style:style style:name="T465" style:parent-style-name="DefaultParagraphFont" style:family="text">
      <style:text-properties style:font-name="MS Gothic" style:font-name-asian="MS Gothic" style:font-name-complex="MS Gothic"/>
    </style:style>
    <style:style style:name="T466" style:parent-style-name="DefaultParagraphFont" style:family="text">
      <style:text-properties style:font-name="MS Gothic" style:font-name-asian="MS Gothic" style:font-name-complex="MS Gothic"/>
    </style:style>
    <style:style style:name="T467" style:parent-style-name="DefaultParagraphFont" style:family="text">
      <style:text-properties style:font-name="MS Gothic" style:font-name-asian="MS Gothic" style:font-name-complex="MS Gothic"/>
    </style:style>
    <style:style style:name="T468" style:parent-style-name="DefaultParagraphFont" style:family="text">
      <style:text-properties style:font-name="MS Gothic" style:font-name-asian="MS Gothic" style:font-name-complex="MS Gothic"/>
    </style:style>
    <style:style style:name="T469" style:parent-style-name="DefaultParagraphFont" style:family="text">
      <style:text-properties style:font-name="MS Gothic" style:font-name-asian="MS Gothic" style:font-name-complex="MS Gothic"/>
    </style:style>
    <style:style style:name="T470" style:parent-style-name="DefaultParagraphFont" style:family="text">
      <style:text-properties style:font-name="MS Gothic" style:font-name-asian="MS Gothic" style:font-name-complex="MS Gothic"/>
    </style:style>
    <style:style style:name="T471" style:parent-style-name="DefaultParagraphFont" style:family="text">
      <style:text-properties style:font-name="MS Gothic" style:font-name-asian="MS Gothic" style:font-name-complex="MS Gothic"/>
    </style:style>
    <style:style style:name="T472" style:parent-style-name="DefaultParagraphFont" style:family="text">
      <style:text-properties style:font-name="MS Gothic" style:font-name-asian="MS Gothic" style:font-name-complex="MS Gothic"/>
    </style:style>
    <style:style style:name="T473" style:parent-style-name="DefaultParagraphFont" style:family="text">
      <style:text-properties style:font-name="Microsoft JhengHei" style:font-name-asian="Microsoft JhengHei" style:font-name-complex="Microsoft JhengHei"/>
    </style:style>
    <style:style style:name="T474" style:parent-style-name="DefaultParagraphFont" style:family="text">
      <style:text-properties style:font-name="MS Gothic" style:font-name-asian="MS Gothic" style:font-name-complex="MS Gothic"/>
    </style:style>
    <style:style style:name="T475" style:parent-style-name="DefaultParagraphFont" style:family="text">
      <style:text-properties style:font-name="MS Gothic" style:font-name-asian="MS Gothic" style:font-name-complex="MS Gothic"/>
    </style:style>
    <style:style style:name="T476" style:parent-style-name="DefaultParagraphFont" style:family="text">
      <style:text-properties style:font-name="Microsoft JhengHei" style:font-name-asian="Microsoft JhengHei" style:font-name-complex="Microsoft JhengHei"/>
    </style:style>
    <style:style style:name="T477" style:parent-style-name="DefaultParagraphFont" style:family="text">
      <style:text-properties style:font-name="MS Gothic" style:font-name-asian="MS Gothic" style:font-name-complex="MS Gothic"/>
    </style:style>
    <style:style style:name="T478" style:parent-style-name="DefaultParagraphFont" style:family="text">
      <style:text-properties style:font-name="MS Gothic" style:font-name-asian="MS Gothic" style:font-name-complex="MS Gothic"/>
    </style:style>
    <style:style style:name="T479" style:parent-style-name="DefaultParagraphFont" style:family="text">
      <style:text-properties style:font-name="MS Gothic" style:font-name-asian="MS Gothic" style:font-name-complex="MS Gothic"/>
    </style:style>
    <style:style style:name="T480" style:parent-style-name="DefaultParagraphFont" style:family="text">
      <style:text-properties style:font-name="MS Gothic" style:font-name-asian="MS Gothic" style:font-name-complex="MS Gothic"/>
    </style:style>
    <style:style style:name="T481" style:parent-style-name="DefaultParagraphFont" style:family="text">
      <style:text-properties style:font-name="MS Gothic" style:font-name-asian="MS Gothic" style:font-name-complex="MS Gothic"/>
    </style:style>
    <style:style style:name="T482" style:parent-style-name="DefaultParagraphFont" style:family="text">
      <style:text-properties style:font-name="MS Gothic" style:font-name-asian="MS Gothic" style:font-name-complex="MS Gothic"/>
    </style:style>
    <style:style style:name="T483" style:parent-style-name="DefaultParagraphFont" style:family="text">
      <style:text-properties style:font-name="MS Gothic" style:font-name-asian="MS Gothic" style:font-name-complex="MS Gothic"/>
    </style:style>
    <style:style style:name="T484" style:parent-style-name="DefaultParagraphFont" style:family="text">
      <style:text-properties style:font-name="MS Gothic" style:font-name-asian="MS Gothic" style:font-name-complex="MS Gothic"/>
    </style:style>
    <style:style style:name="T485" style:parent-style-name="DefaultParagraphFont" style:family="text">
      <style:text-properties style:font-name="MS Gothic" style:font-name-asian="MS Gothic" style:font-name-complex="MS Gothic"/>
    </style:style>
    <style:style style:name="T486" style:parent-style-name="DefaultParagraphFont" style:family="text">
      <style:text-properties style:font-name="MS Gothic" style:font-name-asian="MS Gothic" style:font-name-complex="MS Gothic"/>
    </style:style>
    <style:style style:name="T487" style:parent-style-name="DefaultParagraphFont" style:family="text">
      <style:text-properties style:font-name="MS Gothic" style:font-name-asian="MS Gothic" style:font-name-complex="MS Gothic"/>
    </style:style>
    <style:style style:name="T488" style:parent-style-name="DefaultParagraphFont" style:family="text">
      <style:text-properties style:font-name="MS Gothic" style:font-name-asian="MS Gothic" style:font-name-complex="MS Gothic"/>
    </style:style>
    <style:style style:name="T489" style:parent-style-name="DefaultParagraphFont" style:family="text">
      <style:text-properties style:font-name="MS Gothic" style:font-name-asian="MS Gothic" style:font-name-complex="MS Gothic"/>
    </style:style>
    <style:style style:name="T490" style:parent-style-name="DefaultParagraphFont" style:family="text">
      <style:text-properties style:font-name="MS Gothic" style:font-name-asian="MS Gothic" style:font-name-complex="MS Gothic"/>
    </style:style>
    <style:style style:name="T491" style:parent-style-name="DefaultParagraphFont" style:family="text">
      <style:text-properties style:font-name="MS Gothic" style:font-name-asian="MS Gothic" style:font-name-complex="MS Gothic"/>
    </style:style>
    <style:style style:name="T492" style:parent-style-name="DefaultParagraphFont" style:family="text">
      <style:text-properties style:font-name="MS Gothic" style:font-name-asian="MS Gothic" style:font-name-complex="MS Gothic"/>
    </style:style>
    <style:style style:name="T493" style:parent-style-name="DefaultParagraphFont" style:family="text">
      <style:text-properties style:font-name="MS Gothic" style:font-name-asian="MS Gothic" style:font-name-complex="MS Gothic"/>
    </style:style>
    <style:style style:name="T494" style:parent-style-name="DefaultParagraphFont" style:family="text">
      <style:text-properties style:font-name="MS Gothic" style:font-name-asian="MS Gothic" style:font-name-complex="MS Gothic"/>
    </style:style>
    <style:style style:name="T495" style:parent-style-name="DefaultParagraphFont" style:family="text">
      <style:text-properties style:font-name="MS Gothic" style:font-name-asian="MS Gothic" style:font-name-complex="MS Gothic"/>
    </style:style>
    <style:style style:name="T496" style:parent-style-name="DefaultParagraphFont" style:family="text">
      <style:text-properties style:font-name="MS Gothic" style:font-name-asian="MS Gothic" style:font-name-complex="MS Gothic"/>
    </style:style>
    <style:style style:name="T497" style:parent-style-name="DefaultParagraphFont" style:family="text">
      <style:text-properties style:font-name="MS Gothic" style:font-name-asian="MS Gothic" style:font-name-complex="MS Gothic"/>
    </style:style>
    <style:style style:name="T498" style:parent-style-name="DefaultParagraphFont" style:family="text">
      <style:text-properties style:font-name="MS Gothic" style:font-name-asian="MS Gothic" style:font-name-complex="MS Gothic"/>
    </style:style>
    <style:style style:name="T499" style:parent-style-name="DefaultParagraphFont" style:family="text">
      <style:text-properties style:font-name="MS Gothic" style:font-name-asian="MS Gothic" style:font-name-complex="MS Gothic"/>
    </style:style>
    <style:style style:name="T500" style:parent-style-name="DefaultParagraphFont" style:family="text">
      <style:text-properties style:font-name="Microsoft JhengHei" style:font-name-asian="Microsoft JhengHei" style:font-name-complex="Microsoft JhengHei"/>
    </style:style>
    <style:style style:name="T501" style:parent-style-name="DefaultParagraphFont" style:family="text">
      <style:text-properties style:font-name="MS Gothic" style:font-name-asian="MS Gothic" style:font-name-complex="MS Gothic"/>
    </style:style>
    <style:style style:name="T502" style:parent-style-name="DefaultParagraphFont" style:family="text">
      <style:text-properties style:font-name="MS Gothic" style:font-name-asian="MS Gothic" style:font-name-complex="MS Gothic"/>
    </style:style>
    <style:style style:name="T503" style:parent-style-name="DefaultParagraphFont" style:family="text">
      <style:text-properties style:font-name="MS Gothic" style:font-name-asian="MS Gothic" style:font-name-complex="MS Gothic"/>
    </style:style>
    <style:style style:name="T504" style:parent-style-name="DefaultParagraphFont" style:family="text">
      <style:text-properties style:font-name="MS Gothic" style:font-name-asian="MS Gothic" style:font-name-complex="MS Gothic"/>
    </style:style>
    <style:style style:name="T505" style:parent-style-name="DefaultParagraphFont" style:family="text">
      <style:text-properties style:font-name="MS Gothic" style:font-name-asian="MS Gothic" style:font-name-complex="MS Gothic"/>
    </style:style>
    <style:style style:name="T506" style:parent-style-name="DefaultParagraphFont" style:family="text">
      <style:text-properties style:font-name="MS Gothic" style:font-name-asian="MS Gothic" style:font-name-complex="MS Gothic"/>
    </style:style>
    <style:style style:name="T507" style:parent-style-name="DefaultParagraphFont" style:family="text">
      <style:text-properties style:font-name="MS Gothic" style:font-name-asian="MS Gothic" style:font-name-complex="MS Gothic"/>
    </style:style>
    <style:style style:name="T508" style:parent-style-name="DefaultParagraphFont" style:family="text">
      <style:text-properties style:font-name="MS Gothic" style:font-name-asian="MS Gothic" style:font-name-complex="MS Gothic"/>
    </style:style>
    <style:style style:name="T509" style:parent-style-name="DefaultParagraphFont" style:family="text">
      <style:text-properties style:font-name="MS Gothic" style:font-name-asian="MS Gothic" style:font-name-complex="MS Gothic"/>
    </style:style>
    <style:style style:name="T510" style:parent-style-name="DefaultParagraphFont" style:family="text">
      <style:text-properties style:font-name="MS Gothic" style:font-name-asian="MS Gothic" style:font-name-complex="MS Gothic"/>
    </style:style>
    <style:style style:name="T511" style:parent-style-name="DefaultParagraphFont" style:family="text">
      <style:text-properties style:font-name="MS Gothic" style:font-name-asian="MS Gothic" style:font-name-complex="MS Gothic"/>
    </style:style>
    <style:style style:name="T512" style:parent-style-name="DefaultParagraphFont" style:family="text">
      <style:text-properties style:font-name="MS Gothic" style:font-name-asian="MS Gothic" style:font-name-complex="MS Gothic"/>
    </style:style>
    <style:style style:name="T513" style:parent-style-name="DefaultParagraphFont" style:family="text">
      <style:text-properties style:font-name="MS Gothic" style:font-name-asian="MS Gothic" style:font-name-complex="MS Gothic"/>
    </style:style>
    <style:style style:name="T514" style:parent-style-name="DefaultParagraphFont" style:family="text">
      <style:text-properties style:font-name="MS Gothic" style:font-name-asian="MS Gothic" style:font-name-complex="MS Gothic"/>
    </style:style>
    <style:style style:name="T515" style:parent-style-name="DefaultParagraphFont" style:family="text">
      <style:text-properties style:font-name="MS Gothic" style:font-name-asian="MS Gothic" style:font-name-complex="MS Gothic"/>
    </style:style>
    <style:style style:name="T516" style:parent-style-name="DefaultParagraphFont" style:family="text">
      <style:text-properties style:font-name="MS Gothic" style:font-name-asian="MS Gothic" style:font-name-complex="MS Gothic"/>
    </style:style>
    <style:style style:name="T517" style:parent-style-name="DefaultParagraphFont" style:family="text">
      <style:text-properties style:font-name="MS Gothic" style:font-name-asian="MS Gothic" style:font-name-complex="MS Gothic"/>
    </style:style>
    <style:style style:name="T518" style:parent-style-name="DefaultParagraphFont" style:family="text">
      <style:text-properties style:font-name="MS Gothic" style:font-name-asian="MS Gothic" style:font-name-complex="MS Gothic"/>
    </style:style>
    <style:style style:name="T519" style:parent-style-name="DefaultParagraphFont" style:family="text">
      <style:text-properties style:font-name="MS Gothic" style:font-name-asian="MS Gothic" style:font-name-complex="MS Gothic"/>
    </style:style>
    <style:style style:name="T520" style:parent-style-name="DefaultParagraphFont" style:family="text">
      <style:text-properties style:font-name="MS Gothic" style:font-name-asian="MS Gothic" style:font-name-complex="MS Gothic"/>
    </style:style>
    <style:style style:name="T521" style:parent-style-name="DefaultParagraphFont" style:family="text">
      <style:text-properties style:font-name="MS Gothic" style:font-name-asian="MS Gothic" style:font-name-complex="MS Gothic"/>
    </style:style>
    <style:style style:name="T522" style:parent-style-name="DefaultParagraphFont" style:family="text">
      <style:text-properties style:font-name="MS Gothic" style:font-name-asian="MS Gothic" style:font-name-complex="MS Gothic"/>
    </style:style>
    <style:style style:name="T523" style:parent-style-name="DefaultParagraphFont" style:family="text">
      <style:text-properties style:font-name="MS Gothic" style:font-name-asian="MS Gothic" style:font-name-complex="MS Gothic"/>
    </style:style>
    <style:style style:name="T524" style:parent-style-name="DefaultParagraphFont" style:family="text">
      <style:text-properties style:font-name="MS Gothic" style:font-name-asian="MS Gothic" style:font-name-complex="MS Gothic"/>
    </style:style>
    <style:style style:name="T525" style:parent-style-name="DefaultParagraphFont" style:family="text">
      <style:text-properties style:font-name="MS Gothic" style:font-name-asian="MS Gothic" style:font-name-complex="MS Gothic"/>
    </style:style>
    <style:style style:name="T526" style:parent-style-name="DefaultParagraphFont" style:family="text">
      <style:text-properties style:font-name="Microsoft JhengHei" style:font-name-asian="Microsoft JhengHei" style:font-name-complex="Microsoft JhengHei"/>
    </style:style>
    <style:style style:name="T527" style:parent-style-name="DefaultParagraphFont" style:family="text">
      <style:text-properties style:font-name="MS Gothic" style:font-name-asian="MS Gothic" style:font-name-complex="MS Gothic"/>
    </style:style>
    <style:style style:name="T528" style:parent-style-name="DefaultParagraphFont" style:family="text">
      <style:text-properties style:font-name="MS Gothic" style:font-name-asian="MS Gothic" style:font-name-complex="MS Gothic"/>
    </style:style>
    <style:style style:name="T529" style:parent-style-name="DefaultParagraphFont" style:family="text">
      <style:text-properties style:font-name="MS Gothic" style:font-name-asian="MS Gothic" style:font-name-complex="MS Gothic"/>
    </style:style>
    <style:style style:name="T530" style:parent-style-name="DefaultParagraphFont" style:family="text">
      <style:text-properties style:font-name="MS Gothic" style:font-name-asian="MS Gothic" style:font-name-complex="MS Gothic"/>
    </style:style>
    <style:style style:name="T531" style:parent-style-name="DefaultParagraphFont" style:family="text">
      <style:text-properties style:font-name="MS Gothic" style:font-name-asian="MS Gothic" style:font-name-complex="MS Gothic"/>
    </style:style>
    <style:style style:name="T532" style:parent-style-name="DefaultParagraphFont" style:family="text">
      <style:text-properties style:font-name="MS Gothic" style:font-name-asian="MS Gothic" style:font-name-complex="MS Gothic"/>
    </style:style>
    <style:style style:name="T533" style:parent-style-name="DefaultParagraphFont" style:family="text">
      <style:text-properties style:font-name="MS Gothic" style:font-name-asian="MS Gothic" style:font-name-complex="MS Gothic"/>
    </style:style>
    <style:style style:name="T534" style:parent-style-name="DefaultParagraphFont" style:family="text">
      <style:text-properties style:font-name="MS Gothic" style:font-name-asian="MS Gothic" style:font-name-complex="MS Gothic"/>
    </style:style>
    <style:style style:name="T535" style:parent-style-name="DefaultParagraphFont" style:family="text">
      <style:text-properties style:font-name="MS Gothic" style:font-name-asian="MS Gothic" style:font-name-complex="MS Gothic"/>
    </style:style>
    <style:style style:name="T536" style:parent-style-name="DefaultParagraphFont" style:family="text">
      <style:text-properties style:font-name="MS Gothic" style:font-name-asian="MS Gothic" style:font-name-complex="MS Gothic"/>
    </style:style>
    <style:style style:name="T537" style:parent-style-name="DefaultParagraphFont" style:family="text">
      <style:text-properties style:font-name="MS Gothic" style:font-name-asian="MS Gothic" style:font-name-complex="MS Gothic"/>
    </style:style>
    <style:style style:name="T538" style:parent-style-name="DefaultParagraphFont" style:family="text">
      <style:text-properties style:font-name="MS Gothic" style:font-name-asian="MS Gothic" style:font-name-complex="MS Gothic"/>
    </style:style>
    <style:style style:name="T539" style:parent-style-name="DefaultParagraphFont" style:family="text">
      <style:text-properties style:font-name="MS Gothic" style:font-name-asian="MS Gothic" style:font-name-complex="MS Gothic"/>
    </style:style>
    <style:style style:name="T540" style:parent-style-name="DefaultParagraphFont" style:family="text">
      <style:text-properties style:font-name="MS Gothic" style:font-name-asian="MS Gothic" style:font-name-complex="MS Gothic"/>
    </style:style>
    <style:style style:name="T541" style:parent-style-name="DefaultParagraphFont" style:family="text">
      <style:text-properties style:font-name="MS Gothic" style:font-name-asian="MS Gothic" style:font-name-complex="MS Gothic"/>
    </style:style>
    <style:style style:name="T542" style:parent-style-name="DefaultParagraphFont" style:family="text">
      <style:text-properties style:font-name="MS Gothic" style:font-name-asian="MS Gothic" style:font-name-complex="MS Gothic"/>
    </style:style>
    <style:style style:name="T543" style:parent-style-name="DefaultParagraphFont" style:family="text">
      <style:text-properties style:font-name="MS Gothic" style:font-name-asian="MS Gothic" style:font-name-complex="MS Gothic"/>
    </style:style>
    <style:style style:name="T544" style:parent-style-name="DefaultParagraphFont" style:family="text">
      <style:text-properties style:font-name="MS Gothic" style:font-name-asian="MS Gothic" style:font-name-complex="MS Gothic"/>
    </style:style>
    <style:style style:name="T545" style:parent-style-name="DefaultParagraphFont" style:family="text">
      <style:text-properties style:font-name="Microsoft JhengHei" style:font-name-asian="Microsoft JhengHei" style:font-name-complex="Microsoft JhengHei"/>
    </style:style>
    <style:style style:name="T546" style:parent-style-name="DefaultParagraphFont" style:family="text">
      <style:text-properties style:font-name="MS Gothic" style:font-name-asian="MS Gothic" style:font-name-complex="MS Gothic"/>
    </style:style>
    <style:style style:name="T547" style:parent-style-name="DefaultParagraphFont" style:family="text">
      <style:text-properties style:font-name="MS Gothic" style:font-name-asian="MS Gothic" style:font-name-complex="MS Gothic"/>
    </style:style>
    <style:style style:name="T548" style:parent-style-name="DefaultParagraphFont" style:family="text">
      <style:text-properties style:font-name="MS Gothic" style:font-name-asian="MS Gothic" style:font-name-complex="MS Gothic"/>
    </style:style>
    <style:style style:name="T549" style:parent-style-name="DefaultParagraphFont" style:family="text">
      <style:text-properties style:font-name="MS Gothic" style:font-name-asian="MS Gothic" style:font-name-complex="MS Gothic"/>
    </style:style>
    <style:style style:name="T550" style:parent-style-name="DefaultParagraphFont" style:family="text">
      <style:text-properties style:font-name="MS Gothic" style:font-name-asian="MS Gothic" style:font-name-complex="MS Gothic"/>
    </style:style>
    <style:style style:name="T551" style:parent-style-name="DefaultParagraphFont" style:family="text">
      <style:text-properties style:font-name="MS Gothic" style:font-name-asian="MS Gothic" style:font-name-complex="MS Gothic"/>
    </style:style>
    <style:style style:name="T552" style:parent-style-name="DefaultParagraphFont" style:family="text">
      <style:text-properties style:font-name="MS Gothic" style:font-name-asian="MS Gothic" style:font-name-complex="MS Gothic"/>
    </style:style>
    <style:style style:name="T553" style:parent-style-name="DefaultParagraphFont" style:family="text">
      <style:text-properties style:font-name="MS Gothic" style:font-name-asian="MS Gothic" style:font-name-complex="MS Gothic"/>
    </style:style>
    <style:style style:name="T554" style:parent-style-name="DefaultParagraphFont" style:family="text">
      <style:text-properties style:font-name="MS Gothic" style:font-name-asian="MS Gothic" style:font-name-complex="MS Gothic"/>
    </style:style>
    <style:style style:name="T555" style:parent-style-name="DefaultParagraphFont" style:family="text">
      <style:text-properties style:font-name="MS Gothic" style:font-name-asian="MS Gothic" style:font-name-complex="MS Gothic"/>
    </style:style>
    <style:style style:name="T556" style:parent-style-name="DefaultParagraphFont" style:family="text">
      <style:text-properties style:font-name="MS Gothic" style:font-name-asian="MS Gothic" style:font-name-complex="MS Gothic"/>
    </style:style>
    <style:style style:name="T557" style:parent-style-name="DefaultParagraphFont" style:family="text">
      <style:text-properties style:font-name="MS Gothic" style:font-name-asian="MS Gothic" style:font-name-complex="MS Gothic"/>
    </style:style>
    <style:style style:name="T558" style:parent-style-name="DefaultParagraphFont" style:family="text">
      <style:text-properties style:font-name="MS Gothic" style:font-name-asian="MS Gothic" style:font-name-complex="MS Gothic"/>
    </style:style>
    <style:style style:name="T559" style:parent-style-name="DefaultParagraphFont" style:family="text">
      <style:text-properties style:font-name="MS Gothic" style:font-name-asian="MS Gothic" style:font-name-complex="MS Gothic"/>
    </style:style>
    <style:style style:name="T560" style:parent-style-name="DefaultParagraphFont" style:family="text">
      <style:text-properties style:font-name="MS Gothic" style:font-name-asian="MS Gothic" style:font-name-complex="MS Gothic"/>
    </style:style>
    <style:style style:name="T561" style:parent-style-name="DefaultParagraphFont" style:family="text">
      <style:text-properties style:font-name="MS Gothic" style:font-name-asian="MS Gothic" style:font-name-complex="MS Gothic"/>
    </style:style>
    <style:style style:name="T562" style:parent-style-name="DefaultParagraphFont" style:family="text">
      <style:text-properties style:font-name="MS Gothic" style:font-name-asian="MS Gothic" style:font-name-complex="MS Gothic"/>
    </style:style>
    <style:style style:name="T563" style:parent-style-name="DefaultParagraphFont" style:family="text">
      <style:text-properties style:font-name="MS Gothic" style:font-name-asian="MS Gothic" style:font-name-complex="MS Gothic"/>
    </style:style>
    <style:style style:name="T564" style:parent-style-name="DefaultParagraphFont" style:family="text">
      <style:text-properties style:font-name="MS Gothic" style:font-name-asian="MS Gothic" style:font-name-complex="MS Gothic"/>
    </style:style>
    <style:style style:name="T565" style:parent-style-name="DefaultParagraphFont" style:family="text">
      <style:text-properties style:font-name="MS Gothic" style:font-name-asian="MS Gothic" style:font-name-complex="MS Gothic"/>
    </style:style>
    <style:style style:name="T566" style:parent-style-name="DefaultParagraphFont" style:family="text">
      <style:text-properties style:font-name="MS Gothic" style:font-name-asian="MS Gothic" style:font-name-complex="MS Gothic"/>
    </style:style>
    <style:style style:name="T567" style:parent-style-name="DefaultParagraphFont" style:family="text">
      <style:text-properties style:font-name="MS Gothic" style:font-name-asian="MS Gothic" style:font-name-complex="MS Gothic"/>
    </style:style>
    <style:style style:name="T568" style:parent-style-name="DefaultParagraphFont" style:family="text">
      <style:text-properties style:font-name="MS Gothic" style:font-name-asian="MS Gothic" style:font-name-complex="MS Gothic"/>
    </style:style>
    <style:style style:name="T569" style:parent-style-name="DefaultParagraphFont" style:family="text">
      <style:text-properties style:font-name="MS Gothic" style:font-name-asian="MS Gothic" style:font-name-complex="MS Gothic"/>
    </style:style>
    <style:style style:name="T570" style:parent-style-name="DefaultParagraphFont" style:family="text">
      <style:text-properties style:font-name="MS Gothic" style:font-name-asian="MS Gothic" style:font-name-complex="MS Gothic"/>
    </style:style>
    <style:style style:name="T571" style:parent-style-name="DefaultParagraphFont" style:family="text">
      <style:text-properties style:font-name="MS Gothic" style:font-name-asian="MS Gothic" style:font-name-complex="MS Gothic"/>
    </style:style>
    <style:style style:name="T572" style:parent-style-name="DefaultParagraphFont" style:family="text">
      <style:text-properties style:font-name="MS Gothic" style:font-name-asian="MS Gothic" style:font-name-complex="MS Gothic"/>
    </style:style>
    <style:style style:name="T573" style:parent-style-name="DefaultParagraphFont" style:family="text">
      <style:text-properties style:font-name="MS Gothic" style:font-name-asian="MS Gothic" style:font-name-complex="MS Gothic"/>
    </style:style>
    <style:style style:name="T574" style:parent-style-name="DefaultParagraphFont" style:family="text">
      <style:text-properties style:font-name="Microsoft JhengHei" style:font-name-asian="Microsoft JhengHei" style:font-name-complex="Microsoft JhengHei"/>
    </style:style>
    <style:style style:name="T575" style:parent-style-name="DefaultParagraphFont" style:family="text">
      <style:text-properties style:font-name="Microsoft JhengHei" style:font-name-asian="Microsoft JhengHei" style:font-name-complex="Microsoft JhengHei"/>
    </style:style>
    <style:style style:name="T576" style:parent-style-name="DefaultParagraphFont" style:family="text">
      <style:text-properties style:font-name="MS Gothic" style:font-name-asian="MS Gothic" style:font-name-complex="MS Gothic"/>
    </style:style>
    <style:style style:name="T577" style:parent-style-name="DefaultParagraphFont" style:family="text">
      <style:text-properties style:font-name="MS Gothic" style:font-name-asian="MS Gothic" style:font-name-complex="MS Gothic"/>
    </style:style>
    <style:style style:name="T578" style:parent-style-name="DefaultParagraphFont" style:family="text">
      <style:text-properties style:font-name="MS Gothic" style:font-name-asian="MS Gothic" style:font-name-complex="MS Gothic"/>
    </style:style>
    <style:style style:name="T579" style:parent-style-name="DefaultParagraphFont" style:family="text">
      <style:text-properties style:font-name="MS Gothic" style:font-name-asian="MS Gothic" style:font-name-complex="MS Gothic"/>
    </style:style>
    <style:style style:name="T580" style:parent-style-name="DefaultParagraphFont" style:family="text">
      <style:text-properties style:font-name="MS Gothic" style:font-name-asian="MS Gothic" style:font-name-complex="MS Gothic"/>
    </style:style>
    <style:style style:name="T581" style:parent-style-name="DefaultParagraphFont" style:family="text">
      <style:text-properties style:font-name="MS Gothic" style:font-name-asian="MS Gothic" style:font-name-complex="MS Gothic"/>
    </style:style>
    <style:style style:name="T582" style:parent-style-name="DefaultParagraphFont" style:family="text">
      <style:text-properties style:font-name="Microsoft JhengHei" style:font-name-asian="Microsoft JhengHei" style:font-name-complex="Microsoft JhengHei"/>
    </style:style>
    <style:style style:name="T583" style:parent-style-name="DefaultParagraphFont" style:family="text">
      <style:text-properties style:font-name="MS Gothic" style:font-name-asian="MS Gothic" style:font-name-complex="MS Gothic"/>
    </style:style>
    <style:style style:name="T584" style:parent-style-name="DefaultParagraphFont" style:family="text">
      <style:text-properties style:font-name="MS Gothic" style:font-name-asian="MS Gothic" style:font-name-complex="MS Gothic"/>
    </style:style>
    <style:style style:name="T585" style:parent-style-name="DefaultParagraphFont" style:family="text">
      <style:text-properties style:font-name="MS Gothic" style:font-name-asian="MS Gothic" style:font-name-complex="MS Gothic"/>
    </style:style>
    <style:style style:name="T586" style:parent-style-name="DefaultParagraphFont" style:family="text">
      <style:text-properties style:font-name="MS Gothic" style:font-name-asian="MS Gothic" style:font-name-complex="MS Gothic"/>
    </style:style>
    <style:style style:name="T587" style:parent-style-name="DefaultParagraphFont" style:family="text">
      <style:text-properties style:font-name="MS Gothic" style:font-name-asian="MS Gothic" style:font-name-complex="MS Gothic"/>
    </style:style>
    <style:style style:name="T588" style:parent-style-name="DefaultParagraphFont" style:family="text">
      <style:text-properties style:font-name="MS Gothic" style:font-name-asian="MS Gothic" style:font-name-complex="MS Gothic"/>
    </style:style>
    <style:style style:name="T589" style:parent-style-name="DefaultParagraphFont" style:family="text">
      <style:text-properties style:font-name="MS Gothic" style:font-name-asian="MS Gothic" style:font-name-complex="MS Gothic"/>
    </style:style>
    <style:style style:name="T590" style:parent-style-name="DefaultParagraphFont" style:family="text">
      <style:text-properties style:font-name="MS Gothic" style:font-name-asian="MS Gothic" style:font-name-complex="MS Gothic"/>
    </style:style>
    <style:style style:name="T591" style:parent-style-name="DefaultParagraphFont" style:family="text">
      <style:text-properties style:font-name="MS Gothic" style:font-name-asian="MS Gothic" style:font-name-complex="MS Gothic"/>
    </style:style>
    <style:style style:name="T592" style:parent-style-name="DefaultParagraphFont" style:family="text">
      <style:text-properties style:font-name="MS Gothic" style:font-name-asian="MS Gothic" style:font-name-complex="MS Gothic"/>
    </style:style>
    <style:style style:name="T593" style:parent-style-name="DefaultParagraphFont" style:family="text">
      <style:text-properties style:font-name="MS Gothic" style:font-name-asian="MS Gothic" style:font-name-complex="MS Gothic"/>
    </style:style>
    <style:style style:name="T594" style:parent-style-name="DefaultParagraphFont" style:family="text">
      <style:text-properties style:font-name="MS Gothic" style:font-name-asian="MS Gothic" style:font-name-complex="MS Gothic"/>
    </style:style>
    <style:style style:name="T595" style:parent-style-name="DefaultParagraphFont" style:family="text">
      <style:text-properties style:font-name="Microsoft JhengHei" style:font-name-asian="Microsoft JhengHei" style:font-name-complex="Microsoft JhengHei"/>
    </style:style>
    <style:style style:name="T596" style:parent-style-name="DefaultParagraphFont" style:family="text">
      <style:text-properties style:font-name="MS Gothic" style:font-name-asian="MS Gothic" style:font-name-complex="MS Gothic"/>
    </style:style>
    <style:style style:name="T597" style:parent-style-name="DefaultParagraphFont" style:family="text">
      <style:text-properties style:font-name="MS Gothic" style:font-name-asian="MS Gothic" style:font-name-complex="MS Gothic"/>
    </style:style>
    <style:style style:name="T598" style:parent-style-name="DefaultParagraphFont" style:family="text">
      <style:text-properties style:font-name="MS Gothic" style:font-name-asian="MS Gothic" style:font-name-complex="MS Gothic"/>
    </style:style>
    <style:style style:name="T599" style:parent-style-name="DefaultParagraphFont" style:family="text">
      <style:text-properties style:font-name="MS Gothic" style:font-name-asian="MS Gothic" style:font-name-complex="MS Gothic"/>
    </style:style>
    <style:style style:name="T600" style:parent-style-name="DefaultParagraphFont" style:family="text">
      <style:text-properties style:font-name="MS Gothic" style:font-name-asian="MS Gothic" style:font-name-complex="MS Gothic"/>
    </style:style>
    <style:style style:name="T601" style:parent-style-name="DefaultParagraphFont" style:family="text">
      <style:text-properties style:font-name="Microsoft JhengHei" style:font-name-asian="Microsoft JhengHei" style:font-name-complex="Microsoft JhengHei"/>
    </style:style>
    <style:style style:name="T602" style:parent-style-name="DefaultParagraphFont" style:family="text">
      <style:text-properties style:font-name="MS Gothic" style:font-name-asian="MS Gothic" style:font-name-complex="MS Gothic"/>
    </style:style>
    <style:style style:name="T603" style:parent-style-name="DefaultParagraphFont" style:family="text">
      <style:text-properties style:font-name="MS Gothic" style:font-name-asian="MS Gothic" style:font-name-complex="MS Gothic"/>
    </style:style>
    <style:style style:name="T604" style:parent-style-name="DefaultParagraphFont" style:family="text">
      <style:text-properties style:font-name="Malgun Gothic" style:font-name-asian="Malgun Gothic" style:font-name-complex="Malgun Gothic"/>
    </style:style>
    <style:style style:name="T605" style:parent-style-name="DefaultParagraphFont" style:family="text">
      <style:text-properties style:font-name="MS Gothic" style:font-name-asian="MS Gothic" style:font-name-complex="MS Gothic"/>
    </style:style>
    <style:style style:name="T606" style:parent-style-name="DefaultParagraphFont" style:family="text">
      <style:text-properties style:font-name="MS Gothic" style:font-name-asian="MS Gothic" style:font-name-complex="MS Gothic"/>
    </style:style>
    <style:style style:name="T607" style:parent-style-name="DefaultParagraphFont" style:family="text">
      <style:text-properties style:font-name="MS Gothic" style:font-name-asian="MS Gothic" style:font-name-complex="MS Gothic"/>
    </style:style>
    <style:style style:name="T608" style:parent-style-name="DefaultParagraphFont" style:family="text">
      <style:text-properties style:font-name="MS Gothic" style:font-name-asian="MS Gothic" style:font-name-complex="MS Gothic"/>
    </style:style>
    <style:style style:name="T609" style:parent-style-name="DefaultParagraphFont" style:family="text">
      <style:text-properties style:font-name="MS Gothic" style:font-name-asian="MS Gothic" style:font-name-complex="MS Gothic"/>
    </style:style>
    <style:style style:name="T610" style:parent-style-name="DefaultParagraphFont" style:family="text">
      <style:text-properties style:font-name="Microsoft JhengHei" style:font-name-asian="Microsoft JhengHei" style:font-name-complex="Microsoft JhengHei"/>
    </style:style>
    <style:style style:name="T611" style:parent-style-name="DefaultParagraphFont" style:family="text">
      <style:text-properties style:font-name="Microsoft JhengHei" style:font-name-asian="Microsoft JhengHei" style:font-name-complex="Microsoft JhengHei"/>
    </style:style>
    <style:style style:name="T612" style:parent-style-name="DefaultParagraphFont" style:family="text">
      <style:text-properties style:font-name="MS Gothic" style:font-name-asian="MS Gothic" style:font-name-complex="MS Gothic"/>
    </style:style>
    <style:style style:name="T613" style:parent-style-name="DefaultParagraphFont" style:family="text">
      <style:text-properties style:font-name="MS Gothic" style:font-name-asian="MS Gothic" style:font-name-complex="MS Gothic"/>
    </style:style>
    <style:style style:name="T614" style:parent-style-name="DefaultParagraphFont" style:family="text">
      <style:text-properties style:font-name="MS Gothic" style:font-name-asian="MS Gothic" style:font-name-complex="MS Gothic"/>
    </style:style>
    <style:style style:name="T615" style:parent-style-name="DefaultParagraphFont" style:family="text">
      <style:text-properties style:font-name="MS Gothic" style:font-name-asian="MS Gothic" style:font-name-complex="MS Gothic"/>
    </style:style>
    <style:style style:name="T616" style:parent-style-name="DefaultParagraphFont" style:family="text">
      <style:text-properties style:font-name="MS Gothic" style:font-name-asian="MS Gothic" style:font-name-complex="MS Gothic"/>
    </style:style>
    <style:style style:name="T617" style:parent-style-name="DefaultParagraphFont" style:family="text">
      <style:text-properties style:font-name="MS Gothic" style:font-name-asian="MS Gothic" style:font-name-complex="MS Gothic"/>
    </style:style>
    <style:style style:name="T618" style:parent-style-name="DefaultParagraphFont" style:family="text">
      <style:text-properties style:font-name="Malgun Gothic" style:font-name-asian="Malgun Gothic" style:font-name-complex="Malgun Gothic"/>
    </style:style>
    <style:style style:name="T619" style:parent-style-name="DefaultParagraphFont" style:family="text">
      <style:text-properties style:font-name="MS Gothic" style:font-name-asian="MS Gothic" style:font-name-complex="MS Gothic"/>
    </style:style>
    <style:style style:name="T620" style:parent-style-name="DefaultParagraphFont" style:family="text">
      <style:text-properties style:font-name="MS Gothic" style:font-name-asian="MS Gothic" style:font-name-complex="MS Gothic"/>
    </style:style>
    <style:style style:name="T621" style:parent-style-name="DefaultParagraphFont" style:family="text">
      <style:text-properties style:font-name="MS Gothic" style:font-name-asian="MS Gothic" style:font-name-complex="MS Gothic"/>
    </style:style>
    <style:style style:name="T622" style:parent-style-name="DefaultParagraphFont" style:family="text">
      <style:text-properties style:font-name="MS Gothic" style:font-name-asian="MS Gothic" style:font-name-complex="MS Gothic"/>
    </style:style>
    <style:style style:name="T623" style:parent-style-name="DefaultParagraphFont" style:family="text">
      <style:text-properties style:font-name="MS Gothic" style:font-name-asian="MS Gothic" style:font-name-complex="MS Gothic"/>
    </style:style>
    <style:style style:name="T624" style:parent-style-name="DefaultParagraphFont" style:family="text">
      <style:text-properties style:font-name="MS Gothic" style:font-name-asian="MS Gothic" style:font-name-complex="MS Gothic"/>
    </style:style>
    <style:style style:name="T625" style:parent-style-name="DefaultParagraphFont" style:family="text">
      <style:text-properties style:font-name="MS Gothic" style:font-name-asian="MS Gothic" style:font-name-complex="MS Gothic"/>
    </style:style>
    <style:style style:name="T626" style:parent-style-name="DefaultParagraphFont" style:family="text">
      <style:text-properties style:font-name="MS Gothic" style:font-name-asian="MS Gothic" style:font-name-complex="MS Gothic"/>
    </style:style>
    <style:style style:name="T627" style:parent-style-name="DefaultParagraphFont" style:family="text">
      <style:text-properties style:font-name="MS Gothic" style:font-name-asian="MS Gothic" style:font-name-complex="MS Gothic"/>
    </style:style>
    <style:style style:name="T628" style:parent-style-name="DefaultParagraphFont" style:family="text">
      <style:text-properties style:font-name="MS Gothic" style:font-name-asian="MS Gothic" style:font-name-complex="MS Gothic"/>
    </style:style>
    <style:style style:name="T629" style:parent-style-name="DefaultParagraphFont" style:family="text">
      <style:text-properties style:font-name="MS Gothic" style:font-name-asian="MS Gothic" style:font-name-complex="MS Gothic"/>
    </style:style>
    <style:style style:name="T630" style:parent-style-name="DefaultParagraphFont" style:family="text">
      <style:text-properties style:font-name="MS Gothic" style:font-name-asian="MS Gothic" style:font-name-complex="MS Gothic"/>
    </style:style>
    <style:style style:name="T631" style:parent-style-name="DefaultParagraphFont" style:family="text">
      <style:text-properties style:font-name="MS Gothic" style:font-name-asian="MS Gothic" style:font-name-complex="MS Gothic"/>
    </style:style>
    <style:style style:name="T632" style:parent-style-name="DefaultParagraphFont" style:family="text">
      <style:text-properties style:font-name="MS Gothic" style:font-name-asian="MS Gothic" style:font-name-complex="MS Gothic"/>
    </style:style>
    <style:style style:name="T633" style:parent-style-name="DefaultParagraphFont" style:family="text">
      <style:text-properties style:font-name="MS Gothic" style:font-name-asian="MS Gothic" style:font-name-complex="MS Gothic"/>
    </style:style>
    <style:style style:name="T634" style:parent-style-name="DefaultParagraphFont" style:family="text">
      <style:text-properties style:font-name="MS Gothic" style:font-name-asian="MS Gothic" style:font-name-complex="MS Gothic"/>
    </style:style>
    <style:style style:name="T635" style:parent-style-name="DefaultParagraphFont" style:family="text">
      <style:text-properties style:font-name="MS Gothic" style:font-name-asian="MS Gothic" style:font-name-complex="MS Gothic"/>
    </style:style>
    <style:style style:name="T636" style:parent-style-name="DefaultParagraphFont" style:family="text">
      <style:text-properties style:font-name="MS Gothic" style:font-name-asian="MS Gothic" style:font-name-complex="MS Gothic"/>
    </style:style>
    <style:style style:name="T637" style:parent-style-name="DefaultParagraphFont" style:family="text">
      <style:text-properties style:font-name="MS Gothic" style:font-name-asian="MS Gothic" style:font-name-complex="MS Gothic"/>
    </style:style>
    <style:style style:name="T638" style:parent-style-name="DefaultParagraphFont" style:family="text">
      <style:text-properties style:font-name="MS Gothic" style:font-name-asian="MS Gothic" style:font-name-complex="MS Gothic"/>
    </style:style>
    <style:style style:name="T639" style:parent-style-name="DefaultParagraphFont" style:family="text">
      <style:text-properties style:font-name="MS Gothic" style:font-name-asian="MS Gothic" style:font-name-complex="MS Gothic"/>
    </style:style>
    <style:style style:name="T640" style:parent-style-name="DefaultParagraphFont" style:family="text">
      <style:text-properties style:font-name="MS Gothic" style:font-name-asian="MS Gothic" style:font-name-complex="MS Gothic"/>
    </style:style>
    <style:style style:name="T641" style:parent-style-name="DefaultParagraphFont" style:family="text">
      <style:text-properties style:font-name="MS Gothic" style:font-name-asian="MS Gothic" style:font-name-complex="MS Gothic"/>
    </style:style>
    <style:style style:name="T642" style:parent-style-name="DefaultParagraphFont" style:family="text">
      <style:text-properties style:font-name="MS Gothic" style:font-name-asian="MS Gothic" style:font-name-complex="MS Gothic"/>
    </style:style>
    <style:style style:name="T643" style:parent-style-name="DefaultParagraphFont" style:family="text">
      <style:text-properties style:font-name="MS Gothic" style:font-name-asian="MS Gothic" style:font-name-complex="MS Gothic"/>
    </style:style>
    <style:style style:name="T644" style:parent-style-name="DefaultParagraphFont" style:family="text">
      <style:text-properties style:font-name="MS Gothic" style:font-name-asian="MS Gothic" style:font-name-complex="MS Gothic"/>
    </style:style>
    <style:style style:name="T645" style:parent-style-name="DefaultParagraphFont" style:family="text">
      <style:text-properties style:font-name="MS Gothic" style:font-name-asian="MS Gothic" style:font-name-complex="MS Gothic"/>
    </style:style>
    <style:style style:name="T646" style:parent-style-name="DefaultParagraphFont" style:family="text">
      <style:text-properties style:font-name="MS Gothic" style:font-name-asian="MS Gothic" style:font-name-complex="MS Gothic"/>
    </style:style>
    <style:style style:name="T647" style:parent-style-name="DefaultParagraphFont" style:family="text">
      <style:text-properties style:font-name="MS Gothic" style:font-name-asian="MS Gothic" style:font-name-complex="MS Gothic"/>
    </style:style>
    <style:style style:name="T648" style:parent-style-name="DefaultParagraphFont" style:family="text">
      <style:text-properties style:font-name="MS Gothic" style:font-name-asian="MS Gothic" style:font-name-complex="MS Gothic"/>
    </style:style>
    <style:style style:name="T649" style:parent-style-name="DefaultParagraphFont" style:family="text">
      <style:text-properties style:font-name="MS Gothic" style:font-name-asian="MS Gothic" style:font-name-complex="MS Gothic"/>
    </style:style>
    <style:style style:name="T650" style:parent-style-name="DefaultParagraphFont" style:family="text">
      <style:text-properties style:font-name="MS Gothic" style:font-name-asian="MS Gothic" style:font-name-complex="MS Gothic"/>
    </style:style>
    <style:style style:name="T651" style:parent-style-name="DefaultParagraphFont" style:family="text">
      <style:text-properties style:font-name="MS Gothic" style:font-name-asian="MS Gothic" style:font-name-complex="MS Gothic"/>
    </style:style>
    <style:style style:name="T652" style:parent-style-name="DefaultParagraphFont" style:family="text">
      <style:text-properties style:font-name="MS Gothic" style:font-name-asian="MS Gothic" style:font-name-complex="MS Gothic"/>
    </style:style>
    <style:style style:name="T653" style:parent-style-name="DefaultParagraphFont" style:family="text">
      <style:text-properties style:font-name="MS Gothic" style:font-name-asian="MS Gothic" style:font-name-complex="MS Gothic"/>
    </style:style>
    <style:style style:name="T654" style:parent-style-name="DefaultParagraphFont" style:family="text">
      <style:text-properties style:font-name="MS Gothic" style:font-name-asian="MS Gothic" style:font-name-complex="MS Gothic"/>
    </style:style>
    <style:style style:name="T655" style:parent-style-name="DefaultParagraphFont" style:family="text">
      <style:text-properties style:font-name="MS Gothic" style:font-name-asian="MS Gothic" style:font-name-complex="MS Gothic"/>
    </style:style>
    <style:style style:name="T656" style:parent-style-name="DefaultParagraphFont" style:family="text">
      <style:text-properties style:font-name="MS Gothic" style:font-name-asian="MS Gothic" style:font-name-complex="MS Gothic"/>
    </style:style>
    <style:style style:name="T657" style:parent-style-name="DefaultParagraphFont" style:family="text">
      <style:text-properties style:font-name="MS Gothic" style:font-name-asian="MS Gothic" style:font-name-complex="MS Gothic"/>
    </style:style>
    <style:style style:name="T658" style:parent-style-name="DefaultParagraphFont" style:family="text">
      <style:text-properties style:font-name="MS Gothic" style:font-name-asian="MS Gothic" style:font-name-complex="MS Gothic"/>
    </style:style>
    <style:style style:name="T659" style:parent-style-name="DefaultParagraphFont" style:family="text">
      <style:text-properties style:font-name="MS Gothic" style:font-name-asian="MS Gothic" style:font-name-complex="MS Gothic"/>
    </style:style>
    <style:style style:name="T660" style:parent-style-name="DefaultParagraphFont" style:family="text">
      <style:text-properties style:font-name="MS Gothic" style:font-name-asian="MS Gothic" style:font-name-complex="MS Gothic"/>
    </style:style>
    <style:style style:name="T661" style:parent-style-name="DefaultParagraphFont" style:family="text">
      <style:text-properties style:font-name="MS Gothic" style:font-name-asian="MS Gothic" style:font-name-complex="MS Gothic"/>
    </style:style>
    <style:style style:name="T662" style:parent-style-name="DefaultParagraphFont" style:family="text">
      <style:text-properties style:font-name="MS Gothic" style:font-name-asian="MS Gothic" style:font-name-complex="MS Gothic"/>
    </style:style>
    <style:style style:name="T663" style:parent-style-name="DefaultParagraphFont" style:family="text">
      <style:text-properties style:font-name="MS Gothic" style:font-name-asian="MS Gothic" style:font-name-complex="MS Gothic"/>
    </style:style>
    <style:style style:name="T664" style:parent-style-name="DefaultParagraphFont" style:family="text">
      <style:text-properties style:font-name="MS Gothic" style:font-name-asian="MS Gothic" style:font-name-complex="MS Gothic"/>
    </style:style>
    <style:style style:name="T665" style:parent-style-name="DefaultParagraphFont" style:family="text">
      <style:text-properties style:font-name="MS Gothic" style:font-name-asian="MS Gothic" style:font-name-complex="MS Gothic"/>
    </style:style>
    <style:style style:name="T666" style:parent-style-name="DefaultParagraphFont" style:family="text">
      <style:text-properties style:font-name="MS Gothic" style:font-name-asian="MS Gothic" style:font-name-complex="MS Gothic"/>
    </style:style>
    <style:style style:name="T667" style:parent-style-name="DefaultParagraphFont" style:family="text">
      <style:text-properties style:font-name="MS Gothic" style:font-name-asian="MS Gothic" style:font-name-complex="MS Gothic"/>
    </style:style>
    <style:style style:name="T668" style:parent-style-name="DefaultParagraphFont" style:family="text">
      <style:text-properties style:font-name="MS Gothic" style:font-name-asian="MS Gothic" style:font-name-complex="MS Gothic"/>
    </style:style>
    <style:style style:name="T669" style:parent-style-name="DefaultParagraphFont" style:family="text">
      <style:text-properties style:font-name="MS Gothic" style:font-name-asian="MS Gothic" style:font-name-complex="MS Gothic"/>
    </style:style>
    <style:style style:name="T670" style:parent-style-name="DefaultParagraphFont" style:family="text">
      <style:text-properties style:font-name="MS Gothic" style:font-name-asian="MS Gothic" style:font-name-complex="MS Gothic"/>
    </style:style>
    <style:style style:name="T671" style:parent-style-name="DefaultParagraphFont" style:family="text">
      <style:text-properties style:font-name="MS Gothic" style:font-name-asian="MS Gothic" style:font-name-complex="MS Gothic"/>
    </style:style>
    <style:style style:name="T672" style:parent-style-name="DefaultParagraphFont" style:family="text">
      <style:text-properties style:font-name="MS Gothic" style:font-name-asian="MS Gothic" style:font-name-complex="MS Gothic"/>
    </style:style>
    <style:style style:name="T673" style:parent-style-name="DefaultParagraphFont" style:family="text">
      <style:text-properties style:font-name="MS Gothic" style:font-name-asian="MS Gothic" style:font-name-complex="MS Gothic"/>
    </style:style>
    <style:style style:name="T674" style:parent-style-name="DefaultParagraphFont" style:family="text">
      <style:text-properties style:font-name="MS Gothic" style:font-name-asian="MS Gothic" style:font-name-complex="MS Gothic"/>
    </style:style>
    <style:style style:name="T675" style:parent-style-name="DefaultParagraphFont" style:family="text">
      <style:text-properties style:font-name="MS Gothic" style:font-name-asian="MS Gothic" style:font-name-complex="MS Gothic"/>
    </style:style>
    <style:style style:name="T676" style:parent-style-name="DefaultParagraphFont" style:family="text">
      <style:text-properties style:font-name="MS Gothic" style:font-name-asian="MS Gothic" style:font-name-complex="MS Gothic"/>
    </style:style>
    <style:style style:name="T677" style:parent-style-name="DefaultParagraphFont" style:family="text">
      <style:text-properties style:font-name="Microsoft JhengHei" style:font-name-asian="Microsoft JhengHei" style:font-name-complex="Microsoft JhengHei"/>
    </style:style>
    <style:style style:name="T678" style:parent-style-name="DefaultParagraphFont" style:family="text">
      <style:text-properties style:font-name="MS Gothic" style:font-name-asian="MS Gothic" style:font-name-complex="MS Gothic"/>
    </style:style>
    <style:style style:name="T679" style:parent-style-name="DefaultParagraphFont" style:family="text">
      <style:text-properties style:font-name="MS Gothic" style:font-name-asian="MS Gothic" style:font-name-complex="MS Gothic"/>
    </style:style>
    <style:style style:name="T680" style:parent-style-name="DefaultParagraphFont" style:family="text">
      <style:text-properties style:font-name="MS Gothic" style:font-name-asian="MS Gothic" style:font-name-complex="MS Gothic"/>
    </style:style>
    <style:style style:name="T681" style:parent-style-name="DefaultParagraphFont" style:family="text">
      <style:text-properties style:font-name="MS Gothic" style:font-name-asian="MS Gothic" style:font-name-complex="MS Gothic"/>
    </style:style>
    <style:style style:name="T682" style:parent-style-name="DefaultParagraphFont" style:family="text">
      <style:text-properties style:font-name="MS Gothic" style:font-name-asian="MS Gothic" style:font-name-complex="MS Gothic"/>
    </style:style>
    <style:style style:name="T683" style:parent-style-name="DefaultParagraphFont" style:family="text">
      <style:text-properties style:font-name="MS Gothic" style:font-name-asian="MS Gothic" style:font-name-complex="MS Gothic"/>
    </style:style>
    <style:style style:name="T684" style:parent-style-name="DefaultParagraphFont" style:family="text">
      <style:text-properties style:font-name="MS Gothic" style:font-name-asian="MS Gothic" style:font-name-complex="MS Gothic"/>
    </style:style>
    <style:style style:name="T685" style:parent-style-name="DefaultParagraphFont" style:family="text">
      <style:text-properties style:font-name="Microsoft JhengHei" style:font-name-asian="Microsoft JhengHei" style:font-name-complex="Microsoft JhengHei"/>
    </style:style>
    <style:style style:name="T686" style:parent-style-name="DefaultParagraphFont" style:family="text">
      <style:text-properties style:font-name="MS Gothic" style:font-name-asian="MS Gothic" style:font-name-complex="MS Gothic"/>
    </style:style>
    <style:style style:name="T687" style:parent-style-name="DefaultParagraphFont" style:family="text">
      <style:text-properties style:font-name="MS Gothic" style:font-name-asian="MS Gothic" style:font-name-complex="MS Gothic"/>
    </style:style>
    <style:style style:name="T688" style:parent-style-name="DefaultParagraphFont" style:family="text">
      <style:text-properties style:font-name="MS Gothic" style:font-name-asian="MS Gothic" style:font-name-complex="MS Gothic"/>
    </style:style>
    <style:style style:name="T689" style:parent-style-name="DefaultParagraphFont" style:family="text">
      <style:text-properties style:font-name="MS Gothic" style:font-name-asian="MS Gothic" style:font-name-complex="MS Gothic"/>
    </style:style>
    <style:style style:name="T690" style:parent-style-name="DefaultParagraphFont" style:family="text">
      <style:text-properties style:font-name="MS Gothic" style:font-name-asian="MS Gothic" style:font-name-complex="MS Gothic"/>
    </style:style>
    <style:style style:name="T691" style:parent-style-name="DefaultParagraphFont" style:family="text">
      <style:text-properties style:font-name="Microsoft JhengHei" style:font-name-asian="Microsoft JhengHei" style:font-name-complex="Microsoft JhengHei"/>
    </style:style>
    <style:style style:name="T692" style:parent-style-name="DefaultParagraphFont" style:family="text">
      <style:text-properties style:font-name="MS Gothic" style:font-name-asian="MS Gothic" style:font-name-complex="MS Gothic"/>
    </style:style>
    <style:style style:name="T693" style:parent-style-name="DefaultParagraphFont" style:family="text">
      <style:text-properties style:font-name="MS Gothic" style:font-name-asian="MS Gothic" style:font-name-complex="MS Gothic"/>
    </style:style>
    <style:style style:name="T694" style:parent-style-name="DefaultParagraphFont" style:family="text">
      <style:text-properties style:font-name="MS Gothic" style:font-name-asian="MS Gothic" style:font-name-complex="MS Gothic"/>
    </style:style>
    <style:style style:name="T695" style:parent-style-name="DefaultParagraphFont" style:family="text">
      <style:text-properties style:font-name="MS Gothic" style:font-name-asian="MS Gothic" style:font-name-complex="MS Gothic"/>
    </style:style>
    <style:style style:name="T696" style:parent-style-name="DefaultParagraphFont" style:family="text">
      <style:text-properties style:font-name="MS Gothic" style:font-name-asian="MS Gothic" style:font-name-complex="MS Gothic"/>
    </style:style>
    <style:style style:name="T697" style:parent-style-name="DefaultParagraphFont" style:family="text">
      <style:text-properties style:font-name="MS Gothic" style:font-name-asian="MS Gothic" style:font-name-complex="MS Gothic"/>
    </style:style>
    <style:style style:name="T698" style:parent-style-name="DefaultParagraphFont" style:family="text">
      <style:text-properties style:font-name="MS Gothic" style:font-name-asian="MS Gothic" style:font-name-complex="MS Gothic"/>
    </style:style>
    <style:style style:name="T699" style:parent-style-name="DefaultParagraphFont" style:family="text">
      <style:text-properties style:font-name="MS Gothic" style:font-name-asian="MS Gothic" style:font-name-complex="MS Gothic"/>
    </style:style>
    <style:style style:name="T700" style:parent-style-name="DefaultParagraphFont" style:family="text">
      <style:text-properties style:font-name="MS Gothic" style:font-name-asian="MS Gothic" style:font-name-complex="MS Gothic"/>
    </style:style>
    <style:style style:name="T701" style:parent-style-name="DefaultParagraphFont" style:family="text">
      <style:text-properties style:font-name="MS Gothic" style:font-name-asian="MS Gothic" style:font-name-complex="MS Gothic"/>
    </style:style>
    <style:style style:name="T702" style:parent-style-name="DefaultParagraphFont" style:family="text">
      <style:text-properties style:font-name="MS Gothic" style:font-name-asian="MS Gothic" style:font-name-complex="MS Gothic"/>
    </style:style>
    <style:style style:name="T703" style:parent-style-name="DefaultParagraphFont" style:family="text">
      <style:text-properties style:font-name="MS Gothic" style:font-name-asian="MS Gothic" style:font-name-complex="MS Gothic"/>
    </style:style>
    <style:style style:name="T704" style:parent-style-name="DefaultParagraphFont" style:family="text">
      <style:text-properties style:font-name="MS Gothic" style:font-name-asian="MS Gothic" style:font-name-complex="MS Gothic"/>
    </style:style>
    <style:style style:name="T705" style:parent-style-name="DefaultParagraphFont" style:family="text">
      <style:text-properties style:font-name="MS Gothic" style:font-name-asian="MS Gothic" style:font-name-complex="MS Gothic"/>
    </style:style>
    <style:style style:name="T706" style:parent-style-name="DefaultParagraphFont" style:family="text">
      <style:text-properties style:font-name="MS Gothic" style:font-name-asian="MS Gothic" style:font-name-complex="MS Gothic"/>
    </style:style>
    <style:style style:name="T707" style:parent-style-name="DefaultParagraphFont" style:family="text">
      <style:text-properties style:font-name="MS Gothic" style:font-name-asian="MS Gothic" style:font-name-complex="MS Gothic"/>
    </style:style>
    <style:style style:name="T708" style:parent-style-name="DefaultParagraphFont" style:family="text">
      <style:text-properties style:font-name="MS Gothic" style:font-name-asian="MS Gothic" style:font-name-complex="MS Gothic"/>
    </style:style>
    <style:style style:name="T709" style:parent-style-name="DefaultParagraphFont" style:family="text">
      <style:text-properties style:font-name="MS Gothic" style:font-name-asian="MS Gothic" style:font-name-complex="MS Gothic"/>
    </style:style>
    <style:style style:name="T710" style:parent-style-name="DefaultParagraphFont" style:family="text">
      <style:text-properties style:font-name="MS Gothic" style:font-name-asian="MS Gothic" style:font-name-complex="MS Gothic"/>
    </style:style>
    <style:style style:name="T711" style:parent-style-name="DefaultParagraphFont" style:family="text">
      <style:text-properties style:font-name="MS Gothic" style:font-name-asian="MS Gothic" style:font-name-complex="MS Gothic"/>
    </style:style>
    <style:style style:name="T712" style:parent-style-name="DefaultParagraphFont" style:family="text">
      <style:text-properties style:font-name="MS Gothic" style:font-name-asian="MS Gothic" style:font-name-complex="MS Gothic"/>
    </style:style>
    <style:style style:name="T713" style:parent-style-name="DefaultParagraphFont" style:family="text">
      <style:text-properties style:font-name="MS Gothic" style:font-name-asian="MS Gothic" style:font-name-complex="MS Gothic"/>
    </style:style>
    <style:style style:name="T714" style:parent-style-name="DefaultParagraphFont" style:family="text">
      <style:text-properties style:font-name="MS Gothic" style:font-name-asian="MS Gothic" style:font-name-complex="MS Gothic"/>
    </style:style>
    <style:style style:name="T715" style:parent-style-name="DefaultParagraphFont" style:family="text">
      <style:text-properties style:font-name="MS Gothic" style:font-name-asian="MS Gothic" style:font-name-complex="MS Gothic"/>
    </style:style>
    <style:style style:name="T716" style:parent-style-name="DefaultParagraphFont" style:family="text">
      <style:text-properties style:font-name="MS Gothic" style:font-name-asian="MS Gothic" style:font-name-complex="MS Gothic"/>
    </style:style>
    <style:style style:name="T717" style:parent-style-name="DefaultParagraphFont" style:family="text">
      <style:text-properties style:font-name="MS Gothic" style:font-name-asian="MS Gothic" style:font-name-complex="MS Gothic"/>
    </style:style>
    <style:style style:name="T718" style:parent-style-name="DefaultParagraphFont" style:family="text">
      <style:text-properties style:font-name="MS Gothic" style:font-name-asian="MS Gothic" style:font-name-complex="MS Gothic"/>
    </style:style>
    <style:style style:name="T719" style:parent-style-name="DefaultParagraphFont" style:family="text">
      <style:text-properties style:font-name="MS Gothic" style:font-name-asian="MS Gothic" style:font-name-complex="MS Gothic"/>
    </style:style>
    <style:style style:name="T720" style:parent-style-name="DefaultParagraphFont" style:family="text">
      <style:text-properties style:font-name="MS Gothic" style:font-name-asian="MS Gothic" style:font-name-complex="MS Gothic"/>
    </style:style>
    <style:style style:name="T721" style:parent-style-name="DefaultParagraphFont" style:family="text">
      <style:text-properties style:font-name="MS Gothic" style:font-name-asian="MS Gothic" style:font-name-complex="MS Gothic"/>
    </style:style>
    <style:style style:name="T722" style:parent-style-name="DefaultParagraphFont" style:family="text">
      <style:text-properties style:font-name="MS Gothic" style:font-name-asian="MS Gothic" style:font-name-complex="MS Gothic"/>
    </style:style>
    <style:style style:name="T723" style:parent-style-name="DefaultParagraphFont" style:family="text">
      <style:text-properties style:font-name="MS Gothic" style:font-name-asian="MS Gothic" style:font-name-complex="MS Gothic"/>
    </style:style>
    <style:style style:name="T724" style:parent-style-name="DefaultParagraphFont" style:family="text">
      <style:text-properties style:font-name="Microsoft JhengHei" style:font-name-asian="Microsoft JhengHei" style:font-name-complex="Microsoft JhengHei"/>
    </style:style>
    <style:style style:name="T725" style:parent-style-name="DefaultParagraphFont" style:family="text">
      <style:text-properties style:font-name="MS Gothic" style:font-name-asian="MS Gothic" style:font-name-complex="MS Gothic"/>
    </style:style>
    <style:style style:name="T726" style:parent-style-name="DefaultParagraphFont" style:family="text">
      <style:text-properties style:font-name="MS Gothic" style:font-name-asian="MS Gothic" style:font-name-complex="MS Gothic"/>
    </style:style>
    <style:style style:name="T727" style:parent-style-name="DefaultParagraphFont" style:family="text">
      <style:text-properties style:font-name="MS Gothic" style:font-name-asian="MS Gothic" style:font-name-complex="MS Gothic"/>
    </style:style>
    <style:style style:name="T728" style:parent-style-name="DefaultParagraphFont" style:family="text">
      <style:text-properties style:font-name="MS Gothic" style:font-name-asian="MS Gothic" style:font-name-complex="MS Gothic"/>
    </style:style>
    <style:style style:name="T729" style:parent-style-name="DefaultParagraphFont" style:family="text">
      <style:text-properties style:font-name="MS Gothic" style:font-name-asian="MS Gothic" style:font-name-complex="MS Gothic"/>
    </style:style>
    <style:style style:name="T730" style:parent-style-name="DefaultParagraphFont" style:family="text">
      <style:text-properties style:font-name="MS Gothic" style:font-name-asian="MS Gothic" style:font-name-complex="MS Gothic"/>
    </style:style>
    <style:style style:name="T731" style:parent-style-name="DefaultParagraphFont" style:family="text">
      <style:text-properties style:font-name="MS Gothic" style:font-name-asian="MS Gothic" style:font-name-complex="MS Gothic"/>
    </style:style>
    <style:style style:name="T732" style:parent-style-name="DefaultParagraphFont" style:family="text">
      <style:text-properties style:font-name="MS Gothic" style:font-name-asian="MS Gothic" style:font-name-complex="MS Gothic"/>
    </style:style>
    <style:style style:name="T733" style:parent-style-name="DefaultParagraphFont" style:family="text">
      <style:text-properties style:font-name="MS Gothic" style:font-name-asian="MS Gothic" style:font-name-complex="MS Gothic"/>
    </style:style>
    <style:style style:name="T734" style:parent-style-name="DefaultParagraphFont" style:family="text">
      <style:text-properties style:font-name="MS Gothic" style:font-name-asian="MS Gothic" style:font-name-complex="MS Gothic"/>
    </style:style>
    <style:style style:name="T735" style:parent-style-name="DefaultParagraphFont" style:family="text">
      <style:text-properties style:font-name="MS Gothic" style:font-name-asian="MS Gothic" style:font-name-complex="MS Gothic"/>
    </style:style>
    <style:style style:name="T736" style:parent-style-name="DefaultParagraphFont" style:family="text">
      <style:text-properties style:font-name="MS Gothic" style:font-name-asian="MS Gothic" style:font-name-complex="MS Gothic"/>
    </style:style>
    <style:style style:name="T737" style:parent-style-name="DefaultParagraphFont" style:family="text">
      <style:text-properties style:font-name="MS Gothic" style:font-name-asian="MS Gothic" style:font-name-complex="MS Gothic"/>
    </style:style>
    <style:style style:name="T738" style:parent-style-name="DefaultParagraphFont" style:family="text">
      <style:text-properties style:font-name="MS Gothic" style:font-name-asian="MS Gothic" style:font-name-complex="MS Gothic"/>
    </style:style>
    <style:style style:name="T739" style:parent-style-name="DefaultParagraphFont" style:family="text">
      <style:text-properties style:font-name="Microsoft JhengHei" style:font-name-asian="Microsoft JhengHei" style:font-name-complex="Microsoft JhengHei"/>
    </style:style>
    <style:style style:name="T740" style:parent-style-name="DefaultParagraphFont" style:family="text">
      <style:text-properties style:font-name="MS Gothic" style:font-name-asian="MS Gothic" style:font-name-complex="MS Gothic"/>
    </style:style>
    <style:style style:name="T741" style:parent-style-name="DefaultParagraphFont" style:family="text">
      <style:text-properties style:font-name="MS Gothic" style:font-name-asian="MS Gothic" style:font-name-complex="MS Gothic"/>
    </style:style>
    <style:style style:name="T742" style:parent-style-name="DefaultParagraphFont" style:family="text">
      <style:text-properties style:font-name="MS Gothic" style:font-name-asian="MS Gothic" style:font-name-complex="MS Gothic"/>
    </style:style>
    <style:style style:name="T743" style:parent-style-name="DefaultParagraphFont" style:family="text">
      <style:text-properties style:font-name="MS Gothic" style:font-name-asian="MS Gothic" style:font-name-complex="MS Gothic"/>
    </style:style>
    <style:style style:name="T744" style:parent-style-name="DefaultParagraphFont" style:family="text">
      <style:text-properties style:font-name="MS Gothic" style:font-name-asian="MS Gothic" style:font-name-complex="MS Gothic"/>
    </style:style>
    <style:style style:name="T745" style:parent-style-name="DefaultParagraphFont" style:family="text">
      <style:text-properties style:font-name="MS Gothic" style:font-name-asian="MS Gothic" style:font-name-complex="MS Gothic"/>
    </style:style>
    <style:style style:name="T746" style:parent-style-name="DefaultParagraphFont" style:family="text">
      <style:text-properties style:font-name="MS Gothic" style:font-name-asian="MS Gothic" style:font-name-complex="MS Gothic"/>
    </style:style>
    <style:style style:name="T747" style:parent-style-name="DefaultParagraphFont" style:family="text">
      <style:text-properties style:font-name="MS Gothic" style:font-name-asian="MS Gothic" style:font-name-complex="MS Gothic"/>
    </style:style>
    <style:style style:name="T748" style:parent-style-name="DefaultParagraphFont" style:family="text">
      <style:text-properties style:font-name="MS Gothic" style:font-name-asian="MS Gothic" style:font-name-complex="MS Gothic"/>
    </style:style>
    <style:style style:name="T749" style:parent-style-name="DefaultParagraphFont" style:family="text">
      <style:text-properties style:font-name="MS Gothic" style:font-name-asian="MS Gothic" style:font-name-complex="MS Gothic"/>
    </style:style>
    <style:style style:name="T750" style:parent-style-name="DefaultParagraphFont" style:family="text">
      <style:text-properties style:font-name="MS Gothic" style:font-name-asian="MS Gothic" style:font-name-complex="MS Gothic"/>
    </style:style>
    <style:style style:name="T751" style:parent-style-name="DefaultParagraphFont" style:family="text">
      <style:text-properties style:font-name="MS Gothic" style:font-name-asian="MS Gothic" style:font-name-complex="MS Gothic"/>
    </style:style>
    <style:style style:name="T752" style:parent-style-name="DefaultParagraphFont" style:family="text">
      <style:text-properties style:font-name="Microsoft JhengHei" style:font-name-asian="Microsoft JhengHei" style:font-name-complex="Microsoft JhengHei"/>
    </style:style>
    <style:style style:name="T753" style:parent-style-name="DefaultParagraphFont" style:family="text">
      <style:text-properties style:font-name="MS Gothic" style:font-name-asian="MS Gothic" style:font-name-complex="MS Gothic"/>
    </style:style>
    <style:style style:name="T754" style:parent-style-name="DefaultParagraphFont" style:family="text">
      <style:text-properties style:font-name="MS Gothic" style:font-name-asian="MS Gothic" style:font-name-complex="MS Gothic"/>
    </style:style>
    <style:style style:name="T755" style:parent-style-name="DefaultParagraphFont" style:family="text">
      <style:text-properties style:font-name="MS Gothic" style:font-name-asian="MS Gothic" style:font-name-complex="MS Gothic"/>
    </style:style>
    <style:style style:name="T756" style:parent-style-name="DefaultParagraphFont" style:family="text">
      <style:text-properties style:font-name="MS Gothic" style:font-name-asian="MS Gothic" style:font-name-complex="MS Gothic"/>
    </style:style>
    <style:style style:name="T757" style:parent-style-name="DefaultParagraphFont" style:family="text">
      <style:text-properties style:font-name="MS Gothic" style:font-name-asian="MS Gothic" style:font-name-complex="MS Gothic"/>
    </style:style>
    <style:style style:name="T758" style:parent-style-name="DefaultParagraphFont" style:family="text">
      <style:text-properties style:font-name="MS Gothic" style:font-name-asian="MS Gothic" style:font-name-complex="MS Gothic"/>
    </style:style>
    <style:style style:name="T759" style:parent-style-name="DefaultParagraphFont" style:family="text">
      <style:text-properties style:font-name="MS Gothic" style:font-name-asian="MS Gothic" style:font-name-complex="MS Gothic"/>
    </style:style>
    <style:style style:name="T760" style:parent-style-name="DefaultParagraphFont" style:family="text">
      <style:text-properties style:font-name="MS Gothic" style:font-name-asian="MS Gothic" style:font-name-complex="MS Gothic"/>
    </style:style>
    <style:style style:name="T761" style:parent-style-name="DefaultParagraphFont" style:family="text">
      <style:text-properties style:font-name="MS Gothic" style:font-name-asian="MS Gothic" style:font-name-complex="MS Gothic"/>
    </style:style>
    <style:style style:name="T762" style:parent-style-name="DefaultParagraphFont" style:family="text">
      <style:text-properties style:font-name="MS Gothic" style:font-name-asian="MS Gothic" style:font-name-complex="MS Gothic"/>
    </style:style>
    <style:style style:name="T763" style:parent-style-name="DefaultParagraphFont" style:family="text">
      <style:text-properties fo:font-weight="bold" style:font-weight-asian="bold" style:font-weight-complex="bold"/>
    </style:style>
    <style:style style:name="T76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5" style:parent-style-name="DefaultParagraphFont" style:family="text">
      <style:text-properties fo:font-weight="bold" style:font-weight-asian="bold" style:font-weight-complex="bold"/>
    </style:style>
    <style:style style:name="T76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7" style:parent-style-name="DefaultParagraphFont" style:family="text">
      <style:text-properties fo:font-weight="bold" style:font-weight-asian="bold" style:font-weight-complex="bold"/>
    </style:style>
    <style:style style:name="T76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9" style:parent-style-name="DefaultParagraphFont" style:family="text">
      <style:text-properties fo:font-weight="bold" style:font-weight-asian="bold" style:font-weight-complex="bold"/>
    </style:style>
    <style:style style:name="T77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71" style:parent-style-name="DefaultParagraphFont" style:family="text">
      <style:text-properties fo:font-weight="bold" style:font-weight-asian="bold" style:font-weight-complex="bold"/>
    </style:style>
    <style:style style:name="T77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73" style:parent-style-name="DefaultParagraphFont" style:family="text">
      <style:text-properties fo:font-weight="bold" style:font-weight-asian="bold" style:font-weight-complex="bold"/>
    </style:style>
    <style:style style:name="T774" style:parent-style-name="DefaultParagraphFont" style:family="text">
      <style:text-properties style:font-name="MS Gothic" style:font-name-asian="MS Gothic" style:font-name-complex="MS Gothic"/>
    </style:style>
    <style:style style:name="T775" style:parent-style-name="DefaultParagraphFont" style:family="text">
      <style:text-properties style:font-name="MS Gothic" style:font-name-asian="MS Gothic" style:font-name-complex="MS Gothic"/>
    </style:style>
    <style:style style:name="T776" style:parent-style-name="DefaultParagraphFont" style:family="text">
      <style:text-properties style:font-name="MS Gothic" style:font-name-asian="MS Gothic" style:font-name-complex="MS Gothic"/>
    </style:style>
    <style:style style:name="T777" style:parent-style-name="DefaultParagraphFont" style:family="text">
      <style:text-properties style:font-name="MS Gothic" style:font-name-asian="MS Gothic" style:font-name-complex="MS Gothic"/>
    </style:style>
    <style:style style:name="T778" style:parent-style-name="DefaultParagraphFont" style:family="text">
      <style:text-properties style:font-name="MS Gothic" style:font-name-asian="MS Gothic" style:font-name-complex="MS Gothic"/>
    </style:style>
    <style:style style:name="T779" style:parent-style-name="DefaultParagraphFont" style:family="text">
      <style:text-properties style:font-name="MS Gothic" style:font-name-asian="MS Gothic" style:font-name-complex="MS Gothic"/>
    </style:style>
    <style:style style:name="T780" style:parent-style-name="DefaultParagraphFont" style:family="text">
      <style:text-properties style:font-name="MS Gothic" style:font-name-asian="MS Gothic" style:font-name-complex="MS Gothic"/>
    </style:style>
    <style:style style:name="T781" style:parent-style-name="DefaultParagraphFont" style:family="text">
      <style:text-properties style:font-name="MS Gothic" style:font-name-asian="MS Gothic" style:font-name-complex="MS Gothic"/>
    </style:style>
    <style:style style:name="T782" style:parent-style-name="DefaultParagraphFont" style:family="text">
      <style:text-properties style:font-name="MS Gothic" style:font-name-asian="MS Gothic" style:font-name-complex="MS Gothic"/>
    </style:style>
    <style:style style:name="T783" style:parent-style-name="DefaultParagraphFont" style:family="text">
      <style:text-properties style:font-name="MS Gothic" style:font-name-asian="MS Gothic" style:font-name-complex="MS Gothic"/>
    </style:style>
    <style:style style:name="T784" style:parent-style-name="DefaultParagraphFont" style:family="text">
      <style:text-properties style:font-name="Malgun Gothic" style:font-name-asian="Malgun Gothic" style:font-name-complex="Malgun Gothic"/>
    </style:style>
    <style:style style:name="T785" style:parent-style-name="DefaultParagraphFont" style:family="text">
      <style:text-properties style:font-name="MS Gothic" style:font-name-asian="MS Gothic" style:font-name-complex="MS Gothic"/>
    </style:style>
    <style:style style:name="T786" style:parent-style-name="DefaultParagraphFont" style:family="text">
      <style:text-properties style:font-name="MS Gothic" style:font-name-asian="MS Gothic" style:font-name-complex="MS Gothic"/>
    </style:style>
    <style:style style:name="T787" style:parent-style-name="DefaultParagraphFont" style:family="text">
      <style:text-properties style:font-name="MS Gothic" style:font-name-asian="MS Gothic" style:font-name-complex="MS Gothic"/>
    </style:style>
    <style:style style:name="T788" style:parent-style-name="DefaultParagraphFont" style:family="text">
      <style:text-properties style:font-name="MS Gothic" style:font-name-asian="MS Gothic" style:font-name-complex="MS Gothic"/>
    </style:style>
    <style:style style:name="T789" style:parent-style-name="DefaultParagraphFont" style:family="text">
      <style:text-properties style:font-name="MS Gothic" style:font-name-asian="MS Gothic" style:font-name-complex="MS Gothic"/>
    </style:style>
    <style:style style:name="T790" style:parent-style-name="DefaultParagraphFont" style:family="text">
      <style:text-properties style:font-name="MS Gothic" style:font-name-asian="MS Gothic" style:font-name-complex="MS Gothic"/>
    </style:style>
    <style:style style:name="T791" style:parent-style-name="DefaultParagraphFont" style:family="text">
      <style:text-properties style:font-name="MS Gothic" style:font-name-asian="MS Gothic" style:font-name-complex="MS Gothic"/>
    </style:style>
    <style:style style:name="T792" style:parent-style-name="DefaultParagraphFont" style:family="text">
      <style:text-properties style:font-name="MS Gothic" style:font-name-asian="MS Gothic" style:font-name-complex="MS Gothic"/>
    </style:style>
    <style:style style:name="T793" style:parent-style-name="DefaultParagraphFont" style:family="text">
      <style:text-properties style:font-name="Microsoft JhengHei" style:font-name-asian="Microsoft JhengHei" style:font-name-complex="Microsoft JhengHei"/>
    </style:style>
    <style:style style:name="T794" style:parent-style-name="DefaultParagraphFont" style:family="text">
      <style:text-properties style:font-name="Microsoft JhengHei" style:font-name-asian="Microsoft JhengHei" style:font-name-complex="Microsoft JhengHei"/>
    </style:style>
    <style:style style:name="T795" style:parent-style-name="DefaultParagraphFont" style:family="text">
      <style:text-properties style:font-name="MS Gothic" style:font-name-asian="MS Gothic" style:font-name-complex="MS Gothic"/>
    </style:style>
    <style:style style:name="T796" style:parent-style-name="DefaultParagraphFont" style:family="text">
      <style:text-properties style:font-name="MS Gothic" style:font-name-asian="MS Gothic" style:font-name-complex="MS Gothic"/>
    </style:style>
    <style:style style:name="T797" style:parent-style-name="DefaultParagraphFont" style:family="text">
      <style:text-properties style:font-name="MS Gothic" style:font-name-asian="MS Gothic" style:font-name-complex="MS Gothic"/>
    </style:style>
    <style:style style:name="T798" style:parent-style-name="DefaultParagraphFont" style:family="text">
      <style:text-properties style:font-name="MS Gothic" style:font-name-asian="MS Gothic" style:font-name-complex="MS Gothic"/>
    </style:style>
    <style:style style:name="T799" style:parent-style-name="DefaultParagraphFont" style:family="text">
      <style:text-properties style:font-name="MS Gothic" style:font-name-asian="MS Gothic" style:font-name-complex="MS Gothic"/>
    </style:style>
    <style:style style:name="T800" style:parent-style-name="DefaultParagraphFont" style:family="text">
      <style:text-properties style:font-name="MS Gothic" style:font-name-asian="MS Gothic" style:font-name-complex="MS Gothic"/>
    </style:style>
    <style:style style:name="T801" style:parent-style-name="DefaultParagraphFont" style:family="text">
      <style:text-properties style:font-name="MS Gothic" style:font-name-asian="MS Gothic" style:font-name-complex="MS Gothic"/>
    </style:style>
    <style:style style:name="T802" style:parent-style-name="DefaultParagraphFont" style:family="text">
      <style:text-properties style:font-name="MS Gothic" style:font-name-asian="MS Gothic" style:font-name-complex="MS Gothic"/>
    </style:style>
    <style:style style:name="T803" style:parent-style-name="DefaultParagraphFont" style:family="text">
      <style:text-properties style:font-name="MS Gothic" style:font-name-asian="MS Gothic" style:font-name-complex="MS Gothic"/>
    </style:style>
    <style:style style:name="T804" style:parent-style-name="DefaultParagraphFont" style:family="text">
      <style:text-properties style:font-name="MS Gothic" style:font-name-asian="MS Gothic" style:font-name-complex="MS Gothic"/>
    </style:style>
    <style:style style:name="T805" style:parent-style-name="DefaultParagraphFont" style:family="text">
      <style:text-properties style:font-name="MS Gothic" style:font-name-asian="MS Gothic" style:font-name-complex="MS Gothic"/>
    </style:style>
    <style:style style:name="T806" style:parent-style-name="DefaultParagraphFont" style:family="text">
      <style:text-properties style:font-name="MS Gothic" style:font-name-asian="MS Gothic" style:font-name-complex="MS Gothic"/>
    </style:style>
    <style:style style:name="T807" style:parent-style-name="DefaultParagraphFont" style:family="text">
      <style:text-properties style:font-name="MS Gothic" style:font-name-asian="MS Gothic" style:font-name-complex="MS Gothic"/>
    </style:style>
    <style:style style:name="T808" style:parent-style-name="DefaultParagraphFont" style:family="text">
      <style:text-properties style:font-name="MS Gothic" style:font-name-asian="MS Gothic" style:font-name-complex="MS Gothic"/>
    </style:style>
    <style:style style:name="T809" style:parent-style-name="DefaultParagraphFont" style:family="text">
      <style:text-properties style:font-name="MS Gothic" style:font-name-asian="MS Gothic" style:font-name-complex="MS Gothic"/>
    </style:style>
    <style:style style:name="T810" style:parent-style-name="DefaultParagraphFont" style:family="text">
      <style:text-properties style:font-name="MS Gothic" style:font-name-asian="MS Gothic" style:font-name-complex="MS Gothic"/>
    </style:style>
    <style:style style:name="T811" style:parent-style-name="DefaultParagraphFont" style:family="text">
      <style:text-properties style:font-name="MS Gothic" style:font-name-asian="MS Gothic" style:font-name-complex="MS Gothic"/>
    </style:style>
    <style:style style:name="T812" style:parent-style-name="DefaultParagraphFont" style:family="text">
      <style:text-properties style:font-name="MS Gothic" style:font-name-asian="MS Gothic" style:font-name-complex="MS Gothic"/>
    </style:style>
    <style:style style:name="T813" style:parent-style-name="DefaultParagraphFont" style:family="text">
      <style:text-properties style:font-name="Microsoft JhengHei" style:font-name-asian="Microsoft JhengHei" style:font-name-complex="Microsoft JhengHei"/>
    </style:style>
    <style:style style:name="T814" style:parent-style-name="DefaultParagraphFont" style:family="text">
      <style:text-properties style:font-name="MS Gothic" style:font-name-asian="MS Gothic" style:font-name-complex="MS Gothic"/>
    </style:style>
    <style:style style:name="T815" style:parent-style-name="DefaultParagraphFont" style:family="text">
      <style:text-properties style:font-name="MS Gothic" style:font-name-asian="MS Gothic" style:font-name-complex="MS Gothic"/>
    </style:style>
    <style:style style:name="T816" style:parent-style-name="DefaultParagraphFont" style:family="text">
      <style:text-properties style:font-name="MS Gothic" style:font-name-asian="MS Gothic" style:font-name-complex="MS Gothic"/>
    </style:style>
    <style:style style:name="T817" style:parent-style-name="DefaultParagraphFont" style:family="text">
      <style:text-properties style:font-name="MS Gothic" style:font-name-asian="MS Gothic" style:font-name-complex="MS Gothic"/>
    </style:style>
    <style:style style:name="T818" style:parent-style-name="DefaultParagraphFont" style:family="text">
      <style:text-properties style:font-name="MS Gothic" style:font-name-asian="MS Gothic" style:font-name-complex="MS Gothic"/>
    </style:style>
    <style:style style:name="T819" style:parent-style-name="DefaultParagraphFont" style:family="text">
      <style:text-properties style:font-name="MS Gothic" style:font-name-asian="MS Gothic" style:font-name-complex="MS Gothic"/>
    </style:style>
    <style:style style:name="T820" style:parent-style-name="DefaultParagraphFont" style:family="text">
      <style:text-properties style:font-name="MS Gothic" style:font-name-asian="MS Gothic" style:font-name-complex="MS Gothic"/>
    </style:style>
    <style:style style:name="T821" style:parent-style-name="DefaultParagraphFont" style:family="text">
      <style:text-properties style:font-name="MS Gothic" style:font-name-asian="MS Gothic" style:font-name-complex="MS Gothic"/>
    </style:style>
    <style:style style:name="T822" style:parent-style-name="DefaultParagraphFont" style:family="text">
      <style:text-properties style:font-name="MS Gothic" style:font-name-asian="MS Gothic" style:font-name-complex="MS Gothic"/>
    </style:style>
    <style:style style:name="T823" style:parent-style-name="DefaultParagraphFont" style:family="text">
      <style:text-properties style:font-name="MS Gothic" style:font-name-asian="MS Gothic" style:font-name-complex="MS Gothic"/>
    </style:style>
    <style:style style:name="T824" style:parent-style-name="DefaultParagraphFont" style:family="text">
      <style:text-properties style:font-name="Microsoft JhengHei" style:font-name-asian="Microsoft JhengHei" style:font-name-complex="Microsoft JhengHei"/>
    </style:style>
    <style:style style:name="T825" style:parent-style-name="DefaultParagraphFont" style:family="text">
      <style:text-properties style:font-name="MS Gothic" style:font-name-asian="MS Gothic" style:font-name-complex="MS Gothic"/>
    </style:style>
    <style:style style:name="T826" style:parent-style-name="DefaultParagraphFont" style:family="text">
      <style:text-properties style:font-name="MS Gothic" style:font-name-asian="MS Gothic" style:font-name-complex="MS Gothic"/>
    </style:style>
    <style:style style:name="T827" style:parent-style-name="DefaultParagraphFont" style:family="text">
      <style:text-properties style:font-name="MS Gothic" style:font-name-asian="MS Gothic" style:font-name-complex="MS Gothic"/>
    </style:style>
    <style:style style:name="T828" style:parent-style-name="DefaultParagraphFont" style:family="text">
      <style:text-properties style:font-name="MS Gothic" style:font-name-asian="MS Gothic" style:font-name-complex="MS Gothic"/>
    </style:style>
    <style:style style:name="T829" style:parent-style-name="DefaultParagraphFont" style:family="text">
      <style:text-properties style:font-name="MS Gothic" style:font-name-asian="MS Gothic" style:font-name-complex="MS Gothic"/>
    </style:style>
    <style:style style:name="T830" style:parent-style-name="DefaultParagraphFont" style:family="text">
      <style:text-properties style:font-name="MS Gothic" style:font-name-asian="MS Gothic" style:font-name-complex="MS Gothic"/>
    </style:style>
    <style:style style:name="T831" style:parent-style-name="DefaultParagraphFont" style:family="text">
      <style:text-properties style:font-name="MS Gothic" style:font-name-asian="MS Gothic" style:font-name-complex="MS Gothic"/>
    </style:style>
    <style:style style:name="T832" style:parent-style-name="DefaultParagraphFont" style:family="text">
      <style:text-properties style:font-name="MS Gothic" style:font-name-asian="MS Gothic" style:font-name-complex="MS Gothic"/>
    </style:style>
    <style:style style:name="T833" style:parent-style-name="DefaultParagraphFont" style:family="text">
      <style:text-properties style:font-name="MS Gothic" style:font-name-asian="MS Gothic" style:font-name-complex="MS Gothic"/>
    </style:style>
    <style:style style:name="T834" style:parent-style-name="DefaultParagraphFont" style:family="text">
      <style:text-properties style:font-name="MS Gothic" style:font-name-asian="MS Gothic" style:font-name-complex="MS Gothic"/>
    </style:style>
    <style:style style:name="T835" style:parent-style-name="DefaultParagraphFont" style:family="text">
      <style:text-properties style:font-name="MS Gothic" style:font-name-asian="MS Gothic" style:font-name-complex="MS Gothic"/>
    </style:style>
    <style:style style:name="T836" style:parent-style-name="DefaultParagraphFont" style:family="text">
      <style:text-properties style:font-name="MS Gothic" style:font-name-asian="MS Gothic" style:font-name-complex="MS Gothic"/>
    </style:style>
    <style:style style:name="T837" style:parent-style-name="DefaultParagraphFont" style:family="text">
      <style:text-properties style:font-name="MS Gothic" style:font-name-asian="MS Gothic" style:font-name-complex="MS Gothic"/>
    </style:style>
    <style:style style:name="T838" style:parent-style-name="DefaultParagraphFont" style:family="text">
      <style:text-properties style:font-name="MS Gothic" style:font-name-asian="MS Gothic" style:font-name-complex="MS Gothic"/>
    </style:style>
    <style:style style:name="T839" style:parent-style-name="DefaultParagraphFont" style:family="text">
      <style:text-properties style:font-name="MS Gothic" style:font-name-asian="MS Gothic" style:font-name-complex="MS Gothic"/>
    </style:style>
    <style:style style:name="T840" style:parent-style-name="DefaultParagraphFont" style:family="text">
      <style:text-properties style:font-name="MS Gothic" style:font-name-asian="MS Gothic" style:font-name-complex="MS Gothic"/>
    </style:style>
    <style:style style:name="T841" style:parent-style-name="DefaultParagraphFont" style:family="text">
      <style:text-properties style:font-name="MS Gothic" style:font-name-asian="MS Gothic" style:font-name-complex="MS Gothic"/>
    </style:style>
    <style:style style:name="T842" style:parent-style-name="DefaultParagraphFont" style:family="text">
      <style:text-properties style:font-name="MS Gothic" style:font-name-asian="MS Gothic" style:font-name-complex="MS Gothic"/>
    </style:style>
    <style:style style:name="T843" style:parent-style-name="DefaultParagraphFont" style:family="text">
      <style:text-properties style:font-name="MS Gothic" style:font-name-asian="MS Gothic" style:font-name-complex="MS Gothic"/>
    </style:style>
    <style:style style:name="T844" style:parent-style-name="DefaultParagraphFont" style:family="text">
      <style:text-properties style:font-name="MS Gothic" style:font-name-asian="MS Gothic" style:font-name-complex="MS Gothic"/>
    </style:style>
    <style:style style:name="T845" style:parent-style-name="DefaultParagraphFont" style:family="text">
      <style:text-properties style:font-name="MS Gothic" style:font-name-asian="MS Gothic" style:font-name-complex="MS Gothic"/>
    </style:style>
    <style:style style:name="T846" style:parent-style-name="DefaultParagraphFont" style:family="text">
      <style:text-properties style:font-name="MS Gothic" style:font-name-asian="MS Gothic" style:font-name-complex="MS Gothic"/>
    </style:style>
    <style:style style:name="T847" style:parent-style-name="DefaultParagraphFont" style:family="text">
      <style:text-properties style:font-name="MS Gothic" style:font-name-asian="MS Gothic" style:font-name-complex="MS Gothic"/>
    </style:style>
    <style:style style:name="T848" style:parent-style-name="DefaultParagraphFont" style:family="text">
      <style:text-properties style:font-name="MS Gothic" style:font-name-asian="MS Gothic" style:font-name-complex="MS Gothic"/>
    </style:style>
    <style:style style:name="T849" style:parent-style-name="DefaultParagraphFont" style:family="text">
      <style:text-properties style:font-name="MS Gothic" style:font-name-asian="MS Gothic" style:font-name-complex="MS Gothic"/>
    </style:style>
    <style:style style:name="T850" style:parent-style-name="DefaultParagraphFont" style:family="text">
      <style:text-properties style:font-name="MS Gothic" style:font-name-asian="MS Gothic" style:font-name-complex="MS Gothic"/>
    </style:style>
    <style:style style:name="T851" style:parent-style-name="DefaultParagraphFont" style:family="text">
      <style:text-properties style:font-name="MS Gothic" style:font-name-asian="MS Gothic" style:font-name-complex="MS Gothic"/>
    </style:style>
    <style:style style:name="T852" style:parent-style-name="DefaultParagraphFont" style:family="text">
      <style:text-properties style:font-name="MS Gothic" style:font-name-asian="MS Gothic" style:font-name-complex="MS Gothic"/>
    </style:style>
    <style:style style:name="T853" style:parent-style-name="DefaultParagraphFont" style:family="text">
      <style:text-properties style:font-name="MS Gothic" style:font-name-asian="MS Gothic" style:font-name-complex="MS Gothic"/>
    </style:style>
    <style:style style:name="T854" style:parent-style-name="DefaultParagraphFont" style:family="text">
      <style:text-properties style:font-name="MS Gothic" style:font-name-asian="MS Gothic" style:font-name-complex="MS Gothic"/>
    </style:style>
    <style:style style:name="T855" style:parent-style-name="DefaultParagraphFont" style:family="text">
      <style:text-properties style:font-name="MS Gothic" style:font-name-asian="MS Gothic" style:font-name-complex="MS Gothic"/>
    </style:style>
    <style:style style:name="T856" style:parent-style-name="DefaultParagraphFont" style:family="text">
      <style:text-properties style:font-name="MS Gothic" style:font-name-asian="MS Gothic" style:font-name-complex="MS Gothic"/>
    </style:style>
    <style:style style:name="T857" style:parent-style-name="DefaultParagraphFont" style:family="text">
      <style:text-properties style:font-name="MS Gothic" style:font-name-asian="MS Gothic" style:font-name-complex="MS Gothic"/>
    </style:style>
    <style:style style:name="T858" style:parent-style-name="DefaultParagraphFont" style:family="text">
      <style:text-properties style:font-name="MS Gothic" style:font-name-asian="MS Gothic" style:font-name-complex="MS Gothic"/>
    </style:style>
    <style:style style:name="T859" style:parent-style-name="DefaultParagraphFont" style:family="text">
      <style:text-properties style:font-name="MS Gothic" style:font-name-asian="MS Gothic" style:font-name-complex="MS Gothic"/>
    </style:style>
    <style:style style:name="T860" style:parent-style-name="DefaultParagraphFont" style:family="text">
      <style:text-properties style:font-name="MS Gothic" style:font-name-asian="MS Gothic" style:font-name-complex="MS Gothic"/>
    </style:style>
    <style:style style:name="T861" style:parent-style-name="DefaultParagraphFont" style:family="text">
      <style:text-properties style:font-name="MS Gothic" style:font-name-asian="MS Gothic" style:font-name-complex="MS Gothic"/>
    </style:style>
    <style:style style:name="T862" style:parent-style-name="DefaultParagraphFont" style:family="text">
      <style:text-properties style:font-name="MS Gothic" style:font-name-asian="MS Gothic" style:font-name-complex="MS Gothic"/>
    </style:style>
    <style:style style:name="T863" style:parent-style-name="DefaultParagraphFont" style:family="text">
      <style:text-properties style:font-name="MS Gothic" style:font-name-asian="MS Gothic" style:font-name-complex="MS Gothic"/>
    </style:style>
    <style:style style:name="T864" style:parent-style-name="DefaultParagraphFont" style:family="text">
      <style:text-properties style:font-name="MS Gothic" style:font-name-asian="MS Gothic" style:font-name-complex="MS Gothic"/>
    </style:style>
    <style:style style:name="T865" style:parent-style-name="DefaultParagraphFont" style:family="text">
      <style:text-properties style:font-name="Microsoft JhengHei" style:font-name-asian="Microsoft JhengHei" style:font-name-complex="Microsoft JhengHei"/>
    </style:style>
    <style:style style:name="T866" style:parent-style-name="DefaultParagraphFont" style:family="text">
      <style:text-properties style:font-name="MS Gothic" style:font-name-asian="MS Gothic" style:font-name-complex="MS Gothic"/>
    </style:style>
    <style:style style:name="T867" style:parent-style-name="DefaultParagraphFont" style:family="text">
      <style:text-properties style:font-name="Microsoft JhengHei" style:font-name-asian="Microsoft JhengHei" style:font-name-complex="Microsoft JhengHei"/>
    </style:style>
    <style:style style:name="T868" style:parent-style-name="DefaultParagraphFont" style:family="text">
      <style:text-properties style:font-name="MS Gothic" style:font-name-asian="MS Gothic" style:font-name-complex="MS Gothic"/>
    </style:style>
    <style:style style:name="T869" style:parent-style-name="DefaultParagraphFont" style:family="text">
      <style:text-properties style:font-name="MS Gothic" style:font-name-asian="MS Gothic" style:font-name-complex="MS Gothic"/>
    </style:style>
    <style:style style:name="T870" style:parent-style-name="DefaultParagraphFont" style:family="text">
      <style:text-properties style:font-name="MS Gothic" style:font-name-asian="MS Gothic" style:font-name-complex="MS Gothic"/>
    </style:style>
    <style:style style:name="T871" style:parent-style-name="DefaultParagraphFont" style:family="text">
      <style:text-properties style:font-name="MS Gothic" style:font-name-asian="MS Gothic" style:font-name-complex="MS Gothic"/>
    </style:style>
    <style:style style:name="T872" style:parent-style-name="DefaultParagraphFont" style:family="text">
      <style:text-properties style:font-name="MS Gothic" style:font-name-asian="MS Gothic" style:font-name-complex="MS Gothic"/>
    </style:style>
    <style:style style:name="T873" style:parent-style-name="DefaultParagraphFont" style:family="text">
      <style:text-properties style:font-name="MS Gothic" style:font-name-asian="MS Gothic" style:font-name-complex="MS Gothic"/>
    </style:style>
    <style:style style:name="T874" style:parent-style-name="DefaultParagraphFont" style:family="text">
      <style:text-properties style:font-name="MS Gothic" style:font-name-asian="MS Gothic" style:font-name-complex="MS Gothic"/>
    </style:style>
    <style:style style:name="T875" style:parent-style-name="DefaultParagraphFont" style:family="text">
      <style:text-properties style:font-name="MS Gothic" style:font-name-asian="MS Gothic" style:font-name-complex="MS Gothic"/>
    </style:style>
    <style:style style:name="T876" style:parent-style-name="DefaultParagraphFont" style:family="text">
      <style:text-properties style:font-name="MS Gothic" style:font-name-asian="MS Gothic" style:font-name-complex="MS Gothic"/>
    </style:style>
    <style:style style:name="T877" style:parent-style-name="DefaultParagraphFont" style:family="text">
      <style:text-properties style:font-name="MS Gothic" style:font-name-asian="MS Gothic" style:font-name-complex="MS Gothic"/>
    </style:style>
    <style:style style:name="T878" style:parent-style-name="DefaultParagraphFont" style:family="text">
      <style:text-properties style:font-name="MS Gothic" style:font-name-asian="MS Gothic" style:font-name-complex="MS Gothic"/>
    </style:style>
    <style:style style:name="T879" style:parent-style-name="DefaultParagraphFont" style:family="text">
      <style:text-properties style:font-name="Malgun Gothic" style:font-name-asian="Malgun Gothic" style:font-name-complex="Malgun Gothic"/>
    </style:style>
    <style:style style:name="T880" style:parent-style-name="DefaultParagraphFont" style:family="text">
      <style:text-properties style:font-name="MS Gothic" style:font-name-asian="MS Gothic" style:font-name-complex="MS Gothic"/>
    </style:style>
    <style:style style:name="T881" style:parent-style-name="DefaultParagraphFont" style:family="text">
      <style:text-properties style:font-name="MS Gothic" style:font-name-asian="MS Gothic" style:font-name-complex="MS Gothic"/>
    </style:style>
    <style:style style:name="T882" style:parent-style-name="DefaultParagraphFont" style:family="text">
      <style:text-properties style:font-name="MS Gothic" style:font-name-asian="MS Gothic" style:font-name-complex="MS Gothic"/>
    </style:style>
    <style:style style:name="T883" style:parent-style-name="DefaultParagraphFont" style:family="text">
      <style:text-properties style:font-name="MS Gothic" style:font-name-asian="MS Gothic" style:font-name-complex="MS Gothic"/>
    </style:style>
    <style:style style:name="T884" style:parent-style-name="DefaultParagraphFont" style:family="text">
      <style:text-properties style:font-name="MS Gothic" style:font-name-asian="MS Gothic" style:font-name-complex="MS Gothic"/>
    </style:style>
    <style:style style:name="T885" style:parent-style-name="DefaultParagraphFont" style:family="text">
      <style:text-properties style:font-name="MS Gothic" style:font-name-asian="MS Gothic" style:font-name-complex="MS Gothic"/>
    </style:style>
    <style:style style:name="T886" style:parent-style-name="DefaultParagraphFont" style:family="text">
      <style:text-properties style:font-name="MS Gothic" style:font-name-asian="MS Gothic" style:font-name-complex="MS Gothic"/>
    </style:style>
    <style:style style:name="T887" style:parent-style-name="DefaultParagraphFont" style:family="text">
      <style:text-properties style:font-name="MS Gothic" style:font-name-asian="MS Gothic" style:font-name-complex="MS Gothic"/>
    </style:style>
    <style:style style:name="T888" style:parent-style-name="DefaultParagraphFont" style:family="text">
      <style:text-properties style:font-name="MS Gothic" style:font-name-asian="MS Gothic" style:font-name-complex="MS Gothic"/>
    </style:style>
    <style:style style:name="T889" style:parent-style-name="DefaultParagraphFont" style:family="text">
      <style:text-properties style:font-name="MS Gothic" style:font-name-asian="MS Gothic" style:font-name-complex="MS Gothic"/>
    </style:style>
    <style:style style:name="T890" style:parent-style-name="DefaultParagraphFont" style:family="text">
      <style:text-properties style:font-name="MS Gothic" style:font-name-asian="MS Gothic" style:font-name-complex="MS Gothic"/>
    </style:style>
    <style:style style:name="T891" style:parent-style-name="DefaultParagraphFont" style:family="text">
      <style:text-properties style:font-name="MS Gothic" style:font-name-asian="MS Gothic" style:font-name-complex="MS Gothic"/>
    </style:style>
    <style:style style:name="T892" style:parent-style-name="DefaultParagraphFont" style:family="text">
      <style:text-properties style:font-name="MS Gothic" style:font-name-asian="MS Gothic" style:font-name-complex="MS Gothic"/>
    </style:style>
    <style:style style:name="T893" style:parent-style-name="DefaultParagraphFont" style:family="text">
      <style:text-properties style:font-name="MS Gothic" style:font-name-asian="MS Gothic" style:font-name-complex="MS Gothic"/>
    </style:style>
    <style:style style:name="T894" style:parent-style-name="DefaultParagraphFont" style:family="text">
      <style:text-properties style:font-name="MS Gothic" style:font-name-asian="MS Gothic" style:font-name-complex="MS Gothic"/>
    </style:style>
    <style:style style:name="T895" style:parent-style-name="DefaultParagraphFont" style:family="text">
      <style:text-properties style:font-name="MS Gothic" style:font-name-asian="MS Gothic" style:font-name-complex="MS Gothic"/>
    </style:style>
    <style:style style:name="T896" style:parent-style-name="DefaultParagraphFont" style:family="text">
      <style:text-properties style:font-name="Microsoft JhengHei" style:font-name-asian="Microsoft JhengHei" style:font-name-complex="Microsoft JhengHei"/>
    </style:style>
    <style:style style:name="T897" style:parent-style-name="DefaultParagraphFont" style:family="text">
      <style:text-properties style:font-name="MS Gothic" style:font-name-asian="MS Gothic" style:font-name-complex="MS Gothic"/>
    </style:style>
    <style:style style:name="T898" style:parent-style-name="DefaultParagraphFont" style:family="text">
      <style:text-properties style:font-name="MS Gothic" style:font-name-asian="MS Gothic" style:font-name-complex="MS Gothic"/>
    </style:style>
    <style:style style:name="T899" style:parent-style-name="DefaultParagraphFont" style:family="text">
      <style:text-properties style:font-name="MS Gothic" style:font-name-asian="MS Gothic" style:font-name-complex="MS Gothic"/>
    </style:style>
    <style:style style:name="T900" style:parent-style-name="DefaultParagraphFont" style:family="text">
      <style:text-properties style:font-name="MS Gothic" style:font-name-asian="MS Gothic" style:font-name-complex="MS Gothic"/>
    </style:style>
    <style:style style:name="T901" style:parent-style-name="DefaultParagraphFont" style:family="text">
      <style:text-properties style:font-name="MS Gothic" style:font-name-asian="MS Gothic" style:font-name-complex="MS Gothic"/>
    </style:style>
    <style:style style:name="T902" style:parent-style-name="DefaultParagraphFont" style:family="text">
      <style:text-properties style:font-name="MS Gothic" style:font-name-asian="MS Gothic" style:font-name-complex="MS Gothic"/>
    </style:style>
    <style:style style:name="T903" style:parent-style-name="DefaultParagraphFont" style:family="text">
      <style:text-properties style:font-name="MS Gothic" style:font-name-asian="MS Gothic" style:font-name-complex="MS Gothic"/>
    </style:style>
    <style:style style:name="T904" style:parent-style-name="DefaultParagraphFont" style:family="text">
      <style:text-properties style:font-name="MS Gothic" style:font-name-asian="MS Gothic" style:font-name-complex="MS Gothic"/>
    </style:style>
    <style:style style:name="T905" style:parent-style-name="DefaultParagraphFont" style:family="text">
      <style:text-properties style:font-name="MS Gothic" style:font-name-asian="MS Gothic" style:font-name-complex="MS Gothic"/>
    </style:style>
    <style:style style:name="T906" style:parent-style-name="DefaultParagraphFont" style:family="text">
      <style:text-properties style:font-name="MS Gothic" style:font-name-asian="MS Gothic" style:font-name-complex="MS Gothic"/>
    </style:style>
    <style:style style:name="T907" style:parent-style-name="DefaultParagraphFont" style:family="text">
      <style:text-properties style:font-name="MS Gothic" style:font-name-asian="MS Gothic" style:font-name-complex="MS Gothic"/>
    </style:style>
    <style:style style:name="T908" style:parent-style-name="DefaultParagraphFont" style:family="text">
      <style:text-properties style:font-name="MS Gothic" style:font-name-asian="MS Gothic" style:font-name-complex="MS Gothic"/>
    </style:style>
    <style:style style:name="T909" style:parent-style-name="DefaultParagraphFont" style:family="text">
      <style:text-properties style:font-name="MS Gothic" style:font-name-asian="MS Gothic" style:font-name-complex="MS Gothic"/>
    </style:style>
    <style:style style:name="T910" style:parent-style-name="DefaultParagraphFont" style:family="text">
      <style:text-properties style:font-name="MS Gothic" style:font-name-asian="MS Gothic" style:font-name-complex="MS Gothic"/>
    </style:style>
    <style:style style:name="T911" style:parent-style-name="DefaultParagraphFont" style:family="text">
      <style:text-properties style:font-name="MS Gothic" style:font-name-asian="MS Gothic" style:font-name-complex="MS Gothic"/>
    </style:style>
    <style:style style:name="T912" style:parent-style-name="DefaultParagraphFont" style:family="text">
      <style:text-properties style:font-name="MS Gothic" style:font-name-asian="MS Gothic" style:font-name-complex="MS Gothic"/>
    </style:style>
    <style:style style:name="T913" style:parent-style-name="DefaultParagraphFont" style:family="text">
      <style:text-properties style:font-name="MS Gothic" style:font-name-asian="MS Gothic" style:font-name-complex="MS Gothic"/>
    </style:style>
    <style:style style:name="T914" style:parent-style-name="DefaultParagraphFont" style:family="text">
      <style:text-properties style:font-name="MS Gothic" style:font-name-asian="MS Gothic" style:font-name-complex="MS Gothic"/>
    </style:style>
    <style:style style:name="T915" style:parent-style-name="DefaultParagraphFont" style:family="text">
      <style:text-properties style:font-name="MS Gothic" style:font-name-asian="MS Gothic" style:font-name-complex="MS Gothic"/>
    </style:style>
    <style:style style:name="T916" style:parent-style-name="DefaultParagraphFont" style:family="text">
      <style:text-properties style:font-name="MS Gothic" style:font-name-asian="MS Gothic" style:font-name-complex="MS Gothic"/>
    </style:style>
    <style:style style:name="T917" style:parent-style-name="DefaultParagraphFont" style:family="text">
      <style:text-properties style:font-name="MS Gothic" style:font-name-asian="MS Gothic" style:font-name-complex="MS Gothic"/>
    </style:style>
    <style:style style:name="T918" style:parent-style-name="DefaultParagraphFont" style:family="text">
      <style:text-properties style:font-name="MS Gothic" style:font-name-asian="MS Gothic" style:font-name-complex="MS Gothic"/>
    </style:style>
    <style:style style:name="T919" style:parent-style-name="DefaultParagraphFont" style:family="text">
      <style:text-properties style:font-name="MS Gothic" style:font-name-asian="MS Gothic" style:font-name-complex="MS Gothic"/>
    </style:style>
    <style:style style:name="T920" style:parent-style-name="DefaultParagraphFont" style:family="text">
      <style:text-properties style:font-name="MS Gothic" style:font-name-asian="MS Gothic" style:font-name-complex="MS Gothic"/>
    </style:style>
    <style:style style:name="T921" style:parent-style-name="DefaultParagraphFont" style:family="text">
      <style:text-properties style:font-name="Microsoft JhengHei" style:font-name-asian="Microsoft JhengHei" style:font-name-complex="Microsoft JhengHei"/>
    </style:style>
    <style:style style:name="T922" style:parent-style-name="DefaultParagraphFont" style:family="text">
      <style:text-properties style:font-name="Microsoft JhengHei" style:font-name-asian="Microsoft JhengHei" style:font-name-complex="Microsoft JhengHei"/>
    </style:style>
    <style:style style:name="T923" style:parent-style-name="DefaultParagraphFont" style:family="text">
      <style:text-properties style:font-name="MS Gothic" style:font-name-asian="MS Gothic" style:font-name-complex="MS Gothic"/>
    </style:style>
    <style:style style:name="T924" style:parent-style-name="DefaultParagraphFont" style:family="text">
      <style:text-properties style:font-name="MS Gothic" style:font-name-asian="MS Gothic" style:font-name-complex="MS Gothic"/>
    </style:style>
    <style:style style:name="T925" style:parent-style-name="DefaultParagraphFont" style:family="text">
      <style:text-properties style:font-name="MS Gothic" style:font-name-asian="MS Gothic" style:font-name-complex="MS Gothic"/>
    </style:style>
    <style:style style:name="T926" style:parent-style-name="DefaultParagraphFont" style:family="text">
      <style:text-properties style:font-name="MS Gothic" style:font-name-asian="MS Gothic" style:font-name-complex="MS Gothic"/>
    </style:style>
    <style:style style:name="T927" style:parent-style-name="DefaultParagraphFont" style:family="text">
      <style:text-properties style:font-name="MS Gothic" style:font-name-asian="MS Gothic" style:font-name-complex="MS Gothic"/>
    </style:style>
    <style:style style:name="T928" style:parent-style-name="DefaultParagraphFont" style:family="text">
      <style:text-properties style:font-name="MS Gothic" style:font-name-asian="MS Gothic" style:font-name-complex="MS Gothic"/>
    </style:style>
    <style:style style:name="T929" style:parent-style-name="DefaultParagraphFont" style:family="text">
      <style:text-properties style:font-name="MS Gothic" style:font-name-asian="MS Gothic" style:font-name-complex="MS Gothic"/>
    </style:style>
    <style:style style:name="T930" style:parent-style-name="DefaultParagraphFont" style:family="text">
      <style:text-properties style:font-name="MS Gothic" style:font-name-asian="MS Gothic" style:font-name-complex="MS Gothic"/>
    </style:style>
    <style:style style:name="T931" style:parent-style-name="DefaultParagraphFont" style:family="text">
      <style:text-properties style:font-name="Microsoft JhengHei" style:font-name-asian="Microsoft JhengHei" style:font-name-complex="Microsoft JhengHei"/>
    </style:style>
    <style:style style:name="T932" style:parent-style-name="DefaultParagraphFont" style:family="text">
      <style:text-properties style:font-name="MS Gothic" style:font-name-asian="MS Gothic" style:font-name-complex="MS Gothic"/>
    </style:style>
    <style:style style:name="T933" style:parent-style-name="DefaultParagraphFont" style:family="text">
      <style:text-properties style:font-name="MS Gothic" style:font-name-asian="MS Gothic" style:font-name-complex="MS Gothic"/>
    </style:style>
    <style:style style:name="T934" style:parent-style-name="DefaultParagraphFont" style:family="text">
      <style:text-properties style:font-name="MS Gothic" style:font-name-asian="MS Gothic" style:font-name-complex="MS Gothic"/>
    </style:style>
    <style:style style:name="T935" style:parent-style-name="DefaultParagraphFont" style:family="text">
      <style:text-properties style:font-name="MS Gothic" style:font-name-asian="MS Gothic" style:font-name-complex="MS Gothic"/>
    </style:style>
    <style:style style:name="T936" style:parent-style-name="DefaultParagraphFont" style:family="text">
      <style:text-properties style:font-name="MS Gothic" style:font-name-asian="MS Gothic" style:font-name-complex="MS Gothic"/>
    </style:style>
    <style:style style:name="T937" style:parent-style-name="DefaultParagraphFont" style:family="text">
      <style:text-properties style:font-name="MS Gothic" style:font-name-asian="MS Gothic" style:font-name-complex="MS Gothic"/>
    </style:style>
    <style:style style:name="T938" style:parent-style-name="DefaultParagraphFont" style:family="text">
      <style:text-properties style:font-name="MS Gothic" style:font-name-asian="MS Gothic" style:font-name-complex="MS Gothic"/>
    </style:style>
    <style:style style:name="T939" style:parent-style-name="DefaultParagraphFont" style:family="text">
      <style:text-properties style:font-name="MS Gothic" style:font-name-asian="MS Gothic" style:font-name-complex="MS Gothic"/>
    </style:style>
    <style:style style:name="T940" style:parent-style-name="DefaultParagraphFont" style:family="text">
      <style:text-properties style:font-name="MS Gothic" style:font-name-asian="MS Gothic" style:font-name-complex="MS Gothic"/>
    </style:style>
    <style:style style:name="T941" style:parent-style-name="DefaultParagraphFont" style:family="text">
      <style:text-properties style:font-name="MS Gothic" style:font-name-asian="MS Gothic" style:font-name-complex="MS Gothic"/>
    </style:style>
    <style:style style:name="T942" style:parent-style-name="DefaultParagraphFont" style:family="text">
      <style:text-properties style:font-name="MS Gothic" style:font-name-asian="MS Gothic" style:font-name-complex="MS Gothic"/>
    </style:style>
    <style:style style:name="T943" style:parent-style-name="DefaultParagraphFont" style:family="text">
      <style:text-properties style:font-name="MS Gothic" style:font-name-asian="MS Gothic" style:font-name-complex="MS Gothic"/>
    </style:style>
    <style:style style:name="T944" style:parent-style-name="DefaultParagraphFont" style:family="text">
      <style:text-properties style:font-name="MS Gothic" style:font-name-asian="MS Gothic" style:font-name-complex="MS Gothic"/>
    </style:style>
    <style:style style:name="T945" style:parent-style-name="DefaultParagraphFont" style:family="text">
      <style:text-properties style:font-name="MS Gothic" style:font-name-asian="MS Gothic" style:font-name-complex="MS Gothic"/>
    </style:style>
    <style:style style:name="T946" style:parent-style-name="DefaultParagraphFont" style:family="text">
      <style:text-properties style:font-name="MS Gothic" style:font-name-asian="MS Gothic" style:font-name-complex="MS Gothic"/>
    </style:style>
    <style:style style:name="T947" style:parent-style-name="DefaultParagraphFont" style:family="text">
      <style:text-properties style:font-name="MS Gothic" style:font-name-asian="MS Gothic" style:font-name-complex="MS Gothic"/>
    </style:style>
    <style:style style:name="T948" style:parent-style-name="DefaultParagraphFont" style:family="text">
      <style:text-properties style:font-name="MS Gothic" style:font-name-asian="MS Gothic" style:font-name-complex="MS Gothic"/>
    </style:style>
    <style:style style:name="T949" style:parent-style-name="DefaultParagraphFont" style:family="text">
      <style:text-properties style:font-name="MS Gothic" style:font-name-asian="MS Gothic" style:font-name-complex="MS Gothic"/>
    </style:style>
    <style:style style:name="T950" style:parent-style-name="DefaultParagraphFont" style:family="text">
      <style:text-properties style:font-name="MS Gothic" style:font-name-asian="MS Gothic" style:font-name-complex="MS Gothic"/>
    </style:style>
    <style:style style:name="T951" style:parent-style-name="DefaultParagraphFont" style:family="text">
      <style:text-properties style:font-name="MS Gothic" style:font-name-asian="MS Gothic" style:font-name-complex="MS Gothic"/>
    </style:style>
    <style:style style:name="T952" style:parent-style-name="DefaultParagraphFont" style:family="text">
      <style:text-properties style:font-name="MS Gothic" style:font-name-asian="MS Gothic" style:font-name-complex="MS Gothic"/>
    </style:style>
    <style:style style:name="T953" style:parent-style-name="DefaultParagraphFont" style:family="text">
      <style:text-properties style:font-name="MS Gothic" style:font-name-asian="MS Gothic" style:font-name-complex="MS Gothic"/>
    </style:style>
    <style:style style:name="T954" style:parent-style-name="DefaultParagraphFont" style:family="text">
      <style:text-properties style:font-name="MS Gothic" style:font-name-asian="MS Gothic" style:font-name-complex="MS Gothic"/>
    </style:style>
    <style:style style:name="T955" style:parent-style-name="DefaultParagraphFont" style:family="text">
      <style:text-properties style:font-name="MS Gothic" style:font-name-asian="MS Gothic" style:font-name-complex="MS Gothic"/>
    </style:style>
    <style:style style:name="T956" style:parent-style-name="DefaultParagraphFont" style:family="text">
      <style:text-properties style:font-name="MS Gothic" style:font-name-asian="MS Gothic" style:font-name-complex="MS Gothic"/>
    </style:style>
    <style:style style:name="T957" style:parent-style-name="DefaultParagraphFont" style:family="text">
      <style:text-properties style:font-name="MS Gothic" style:font-name-asian="MS Gothic" style:font-name-complex="MS Gothic"/>
    </style:style>
    <style:style style:name="T958" style:parent-style-name="DefaultParagraphFont" style:family="text">
      <style:text-properties style:font-name="MS Gothic" style:font-name-asian="MS Gothic" style:font-name-complex="MS Gothic"/>
    </style:style>
    <style:style style:name="T959" style:parent-style-name="DefaultParagraphFont" style:family="text">
      <style:text-properties style:font-name="MS Gothic" style:font-name-asian="MS Gothic" style:font-name-complex="MS Gothic"/>
    </style:style>
    <style:style style:name="T960" style:parent-style-name="DefaultParagraphFont" style:family="text">
      <style:text-properties style:font-name="MS Gothic" style:font-name-asian="MS Gothic" style:font-name-complex="MS Gothic"/>
    </style:style>
    <style:style style:name="T961" style:parent-style-name="DefaultParagraphFont" style:family="text">
      <style:text-properties style:font-name="MS Gothic" style:font-name-asian="MS Gothic" style:font-name-complex="MS Gothic"/>
    </style:style>
    <style:style style:name="T962" style:parent-style-name="DefaultParagraphFont" style:family="text">
      <style:text-properties style:font-name="MS Gothic" style:font-name-asian="MS Gothic" style:font-name-complex="MS Gothic"/>
    </style:style>
    <style:style style:name="T963" style:parent-style-name="DefaultParagraphFont" style:family="text">
      <style:text-properties style:font-name="MS Gothic" style:font-name-asian="MS Gothic" style:font-name-complex="MS Gothic"/>
    </style:style>
    <style:style style:name="T964" style:parent-style-name="DefaultParagraphFont" style:family="text">
      <style:text-properties style:font-name="MS Gothic" style:font-name-asian="MS Gothic" style:font-name-complex="MS Gothic"/>
    </style:style>
    <style:style style:name="T965" style:parent-style-name="DefaultParagraphFont" style:family="text">
      <style:text-properties style:font-name="MS Gothic" style:font-name-asian="MS Gothic" style:font-name-complex="MS Gothic"/>
    </style:style>
    <style:style style:name="T966" style:parent-style-name="DefaultParagraphFont" style:family="text">
      <style:text-properties style:font-name="MS Gothic" style:font-name-asian="MS Gothic" style:font-name-complex="MS Gothic"/>
    </style:style>
    <style:style style:name="T967" style:parent-style-name="DefaultParagraphFont" style:family="text">
      <style:text-properties style:font-name="MS Gothic" style:font-name-asian="MS Gothic" style:font-name-complex="MS Gothic"/>
    </style:style>
    <style:style style:name="T968" style:parent-style-name="DefaultParagraphFont" style:family="text">
      <style:text-properties style:font-name="MS Gothic" style:font-name-asian="MS Gothic" style:font-name-complex="MS Gothic"/>
    </style:style>
    <style:style style:name="T969" style:parent-style-name="DefaultParagraphFont" style:family="text">
      <style:text-properties style:font-name="MS Gothic" style:font-name-asian="MS Gothic" style:font-name-complex="MS Gothic"/>
    </style:style>
    <style:style style:name="T970" style:parent-style-name="DefaultParagraphFont" style:family="text">
      <style:text-properties style:font-name="MS Gothic" style:font-name-asian="MS Gothic" style:font-name-complex="MS Gothic"/>
    </style:style>
    <style:style style:name="T971" style:parent-style-name="DefaultParagraphFont" style:family="text">
      <style:text-properties style:font-name="MS Gothic" style:font-name-asian="MS Gothic" style:font-name-complex="MS Gothic"/>
    </style:style>
    <style:style style:name="T972" style:parent-style-name="DefaultParagraphFont" style:family="text">
      <style:text-properties style:font-name="MS Gothic" style:font-name-asian="MS Gothic" style:font-name-complex="MS Gothic"/>
    </style:style>
    <style:style style:name="T973" style:parent-style-name="DefaultParagraphFont" style:family="text">
      <style:text-properties style:font-name="MS Gothic" style:font-name-asian="MS Gothic" style:font-name-complex="MS Gothic"/>
    </style:style>
    <style:style style:name="T974" style:parent-style-name="DefaultParagraphFont" style:family="text">
      <style:text-properties style:font-name="MS Gothic" style:font-name-asian="MS Gothic" style:font-name-complex="MS Gothic"/>
    </style:style>
    <style:style style:name="T975" style:parent-style-name="DefaultParagraphFont" style:family="text">
      <style:text-properties style:font-name="MS Gothic" style:font-name-asian="MS Gothic" style:font-name-complex="MS Gothic"/>
    </style:style>
    <style:style style:name="T976" style:parent-style-name="DefaultParagraphFont" style:family="text">
      <style:text-properties style:font-name="MS Gothic" style:font-name-asian="MS Gothic" style:font-name-complex="MS Gothic"/>
    </style:style>
    <style:style style:name="T977" style:parent-style-name="DefaultParagraphFont" style:family="text">
      <style:text-properties style:font-name="MS Gothic" style:font-name-asian="MS Gothic" style:font-name-complex="MS Gothic"/>
    </style:style>
    <style:style style:name="T978" style:parent-style-name="DefaultParagraphFont" style:family="text">
      <style:text-properties style:font-name="MS Gothic" style:font-name-asian="MS Gothic" style:font-name-complex="MS Gothic"/>
    </style:style>
    <style:style style:name="T979" style:parent-style-name="DefaultParagraphFont" style:family="text">
      <style:text-properties style:font-name="MS Gothic" style:font-name-asian="MS Gothic" style:font-name-complex="MS Gothic"/>
    </style:style>
    <style:style style:name="T980" style:parent-style-name="DefaultParagraphFont" style:family="text">
      <style:text-properties style:font-name="MS Gothic" style:font-name-asian="MS Gothic" style:font-name-complex="MS Gothic"/>
    </style:style>
    <style:style style:name="T981" style:parent-style-name="DefaultParagraphFont" style:family="text">
      <style:text-properties style:font-name="MS Gothic" style:font-name-asian="MS Gothic" style:font-name-complex="MS Gothic"/>
    </style:style>
    <style:style style:name="T982" style:parent-style-name="DefaultParagraphFont" style:family="text">
      <style:text-properties style:font-name="MS Gothic" style:font-name-asian="MS Gothic" style:font-name-complex="MS Gothic"/>
    </style:style>
    <style:style style:name="T983" style:parent-style-name="DefaultParagraphFont" style:family="text">
      <style:text-properties style:font-name="MS Gothic" style:font-name-asian="MS Gothic" style:font-name-complex="MS Gothic"/>
    </style:style>
    <style:style style:name="T984" style:parent-style-name="DefaultParagraphFont" style:family="text">
      <style:text-properties style:font-name="MS Gothic" style:font-name-asian="MS Gothic" style:font-name-complex="MS Gothic"/>
    </style:style>
    <style:style style:name="T985" style:parent-style-name="DefaultParagraphFont" style:family="text">
      <style:text-properties style:font-name="MS Gothic" style:font-name-asian="MS Gothic" style:font-name-complex="MS Gothic"/>
    </style:style>
    <style:style style:name="T986" style:parent-style-name="DefaultParagraphFont" style:family="text">
      <style:text-properties style:font-name="MS Gothic" style:font-name-asian="MS Gothic" style:font-name-complex="MS Gothic"/>
    </style:style>
    <style:style style:name="T987" style:parent-style-name="DefaultParagraphFont" style:family="text">
      <style:text-properties style:font-name="MS Gothic" style:font-name-asian="MS Gothic" style:font-name-complex="MS Gothic"/>
    </style:style>
    <style:style style:name="T988" style:parent-style-name="DefaultParagraphFont" style:family="text">
      <style:text-properties style:font-name="MS Gothic" style:font-name-asian="MS Gothic" style:font-name-complex="MS Gothic"/>
    </style:style>
    <style:style style:name="T989" style:parent-style-name="DefaultParagraphFont" style:family="text">
      <style:text-properties style:font-name="MS Gothic" style:font-name-asian="MS Gothic" style:font-name-complex="MS Gothic"/>
    </style:style>
    <style:style style:name="T990" style:parent-style-name="DefaultParagraphFont" style:family="text">
      <style:text-properties style:font-name="MS Gothic" style:font-name-asian="MS Gothic" style:font-name-complex="MS Gothic"/>
    </style:style>
    <style:style style:name="T991" style:parent-style-name="DefaultParagraphFont" style:family="text">
      <style:text-properties style:font-name="MS Gothic" style:font-name-asian="MS Gothic" style:font-name-complex="MS Gothic"/>
    </style:style>
    <style:style style:name="T992" style:parent-style-name="DefaultParagraphFont" style:family="text">
      <style:text-properties style:font-name="MS Gothic" style:font-name-asian="MS Gothic" style:font-name-complex="MS Gothic"/>
    </style:style>
    <style:style style:name="T993" style:parent-style-name="DefaultParagraphFont" style:family="text">
      <style:text-properties style:font-name="MS Gothic" style:font-name-asian="MS Gothic" style:font-name-complex="MS Gothic"/>
    </style:style>
    <style:style style:name="T994" style:parent-style-name="DefaultParagraphFont" style:family="text">
      <style:text-properties style:font-name="MS Gothic" style:font-name-asian="MS Gothic" style:font-name-complex="MS Gothic"/>
    </style:style>
    <style:style style:name="T995" style:parent-style-name="DefaultParagraphFont" style:family="text">
      <style:text-properties style:font-name="MS Gothic" style:font-name-asian="MS Gothic" style:font-name-complex="MS Gothic"/>
    </style:style>
    <style:style style:name="T996" style:parent-style-name="DefaultParagraphFont" style:family="text">
      <style:text-properties style:font-name="MS Gothic" style:font-name-asian="MS Gothic" style:font-name-complex="MS Gothic"/>
    </style:style>
    <style:style style:name="T997" style:parent-style-name="DefaultParagraphFont" style:family="text">
      <style:text-properties style:font-name="MS Gothic" style:font-name-asian="MS Gothic" style:font-name-complex="MS Gothic"/>
    </style:style>
    <style:style style:name="T998" style:parent-style-name="DefaultParagraphFont" style:family="text">
      <style:text-properties style:font-name="MS Gothic" style:font-name-asian="MS Gothic" style:font-name-complex="MS Gothic"/>
    </style:style>
    <style:style style:name="T999" style:parent-style-name="DefaultParagraphFont" style:family="text">
      <style:text-properties style:font-name="MS Gothic" style:font-name-asian="MS Gothic" style:font-name-complex="MS Gothic"/>
    </style:style>
    <style:style style:name="T1000" style:parent-style-name="DefaultParagraphFont" style:family="text">
      <style:text-properties style:font-name="MS Gothic" style:font-name-asian="MS Gothic" style:font-name-complex="MS Gothic"/>
    </style:style>
    <style:style style:name="T1001" style:parent-style-name="DefaultParagraphFont" style:family="text">
      <style:text-properties style:font-name="MS Gothic" style:font-name-asian="MS Gothic" style:font-name-complex="MS Gothic"/>
    </style:style>
    <style:style style:name="T1002" style:parent-style-name="DefaultParagraphFont" style:family="text">
      <style:text-properties style:font-name="MS Gothic" style:font-name-asian="MS Gothic" style:font-name-complex="MS Gothic"/>
    </style:style>
    <style:style style:name="T1003" style:parent-style-name="DefaultParagraphFont" style:family="text">
      <style:text-properties style:font-name="MS Gothic" style:font-name-asian="MS Gothic" style:font-name-complex="MS Gothic"/>
    </style:style>
    <style:style style:name="T1004" style:parent-style-name="DefaultParagraphFont" style:family="text">
      <style:text-properties style:font-name="MS Gothic" style:font-name-asian="MS Gothic" style:font-name-complex="MS Gothic"/>
    </style:style>
    <style:style style:name="T1005" style:parent-style-name="DefaultParagraphFont" style:family="text">
      <style:text-properties style:font-name="MS Gothic" style:font-name-asian="MS Gothic" style:font-name-complex="MS Gothic"/>
    </style:style>
    <style:style style:name="T1006" style:parent-style-name="DefaultParagraphFont" style:family="text">
      <style:text-properties style:font-name="MS Gothic" style:font-name-asian="MS Gothic" style:font-name-complex="MS Gothic"/>
    </style:style>
    <style:style style:name="T1007" style:parent-style-name="DefaultParagraphFont" style:family="text">
      <style:text-properties style:font-name="MS Gothic" style:font-name-asian="MS Gothic" style:font-name-complex="MS Gothic"/>
    </style:style>
    <style:style style:name="T1008" style:parent-style-name="DefaultParagraphFont" style:family="text">
      <style:text-properties style:font-name="MS Gothic" style:font-name-asian="MS Gothic" style:font-name-complex="MS Gothic"/>
    </style:style>
    <style:style style:name="T1009" style:parent-style-name="DefaultParagraphFont" style:family="text">
      <style:text-properties style:font-name="MS Gothic" style:font-name-asian="MS Gothic" style:font-name-complex="MS Gothic"/>
    </style:style>
    <style:style style:name="T1010" style:parent-style-name="DefaultParagraphFont" style:family="text">
      <style:text-properties style:font-name="MS Gothic" style:font-name-asian="MS Gothic" style:font-name-complex="MS Gothic"/>
    </style:style>
    <style:style style:name="T1011" style:parent-style-name="DefaultParagraphFont" style:family="text">
      <style:text-properties style:font-name="MS Gothic" style:font-name-asian="MS Gothic" style:font-name-complex="MS Gothic"/>
    </style:style>
    <style:style style:name="T1012" style:parent-style-name="DefaultParagraphFont" style:family="text">
      <style:text-properties style:font-name="MS Gothic" style:font-name-asian="MS Gothic" style:font-name-complex="MS Gothic"/>
    </style:style>
    <style:style style:name="T1013" style:parent-style-name="DefaultParagraphFont" style:family="text">
      <style:text-properties style:font-name="MS Gothic" style:font-name-asian="MS Gothic" style:font-name-complex="MS Gothic"/>
    </style:style>
    <style:style style:name="T1014" style:parent-style-name="DefaultParagraphFont" style:family="text">
      <style:text-properties style:font-name="MS Gothic" style:font-name-asian="MS Gothic" style:font-name-complex="MS Gothic"/>
    </style:style>
    <style:style style:name="T1015" style:parent-style-name="DefaultParagraphFont" style:family="text">
      <style:text-properties style:font-name="MS Gothic" style:font-name-asian="MS Gothic" style:font-name-complex="MS Gothic"/>
    </style:style>
    <style:style style:name="T1016" style:parent-style-name="DefaultParagraphFont" style:family="text">
      <style:text-properties style:font-name="MS Gothic" style:font-name-asian="MS Gothic" style:font-name-complex="MS Gothic"/>
    </style:style>
    <style:style style:name="T1017" style:parent-style-name="DefaultParagraphFont" style:family="text">
      <style:text-properties style:font-name="MS Gothic" style:font-name-asian="MS Gothic" style:font-name-complex="MS Gothic"/>
    </style:style>
    <style:style style:name="T1018" style:parent-style-name="DefaultParagraphFont" style:family="text">
      <style:text-properties style:font-name="MS Gothic" style:font-name-asian="MS Gothic" style:font-name-complex="MS Gothic"/>
    </style:style>
    <style:style style:name="T1019" style:parent-style-name="DefaultParagraphFont" style:family="text">
      <style:text-properties style:font-name="MS Gothic" style:font-name-asian="MS Gothic" style:font-name-complex="MS Gothic"/>
    </style:style>
    <style:style style:name="T1020" style:parent-style-name="DefaultParagraphFont" style:family="text">
      <style:text-properties style:font-name="MS Gothic" style:font-name-asian="MS Gothic" style:font-name-complex="MS Gothic"/>
    </style:style>
    <style:style style:name="T1021" style:parent-style-name="DefaultParagraphFont" style:family="text">
      <style:text-properties style:font-name="MS Gothic" style:font-name-asian="MS Gothic" style:font-name-complex="MS Gothic"/>
    </style:style>
    <style:style style:name="T1022" style:parent-style-name="DefaultParagraphFont" style:family="text">
      <style:text-properties style:font-name="MS Gothic" style:font-name-asian="MS Gothic" style:font-name-complex="MS Gothic"/>
    </style:style>
    <style:style style:name="T1023" style:parent-style-name="DefaultParagraphFont" style:family="text">
      <style:text-properties style:font-name="MS Gothic" style:font-name-asian="MS Gothic" style:font-name-complex="MS Gothic"/>
    </style:style>
    <style:style style:name="T1024" style:parent-style-name="DefaultParagraphFont" style:family="text">
      <style:text-properties style:font-name="MS Gothic" style:font-name-asian="MS Gothic" style:font-name-complex="MS Gothic"/>
    </style:style>
    <style:style style:name="T1025" style:parent-style-name="DefaultParagraphFont" style:family="text">
      <style:text-properties style:font-name="MS Gothic" style:font-name-asian="MS Gothic" style:font-name-complex="MS Gothic"/>
    </style:style>
    <style:style style:name="T1026" style:parent-style-name="DefaultParagraphFont" style:family="text">
      <style:text-properties style:font-name="MS Gothic" style:font-name-asian="MS Gothic" style:font-name-complex="MS Gothic"/>
    </style:style>
    <style:style style:name="T1027" style:parent-style-name="DefaultParagraphFont" style:family="text">
      <style:text-properties style:font-name="MS Gothic" style:font-name-asian="MS Gothic" style:font-name-complex="MS Gothic"/>
    </style:style>
    <style:style style:name="T1028" style:parent-style-name="DefaultParagraphFont" style:family="text">
      <style:text-properties style:font-name="MS Gothic" style:font-name-asian="MS Gothic" style:font-name-complex="MS Gothic"/>
    </style:style>
    <style:style style:name="T1029" style:parent-style-name="DefaultParagraphFont" style:family="text">
      <style:text-properties style:font-name="MS Gothic" style:font-name-asian="MS Gothic" style:font-name-complex="MS Gothic"/>
    </style:style>
    <style:style style:name="T1030" style:parent-style-name="DefaultParagraphFont" style:family="text">
      <style:text-properties style:font-name="MS Gothic" style:font-name-asian="MS Gothic" style:font-name-complex="MS Gothic"/>
    </style:style>
    <style:style style:name="T1031" style:parent-style-name="DefaultParagraphFont" style:family="text">
      <style:text-properties style:font-name="MS Gothic" style:font-name-asian="MS Gothic" style:font-name-complex="MS Gothic"/>
    </style:style>
    <style:style style:name="T1032" style:parent-style-name="DefaultParagraphFont" style:family="text">
      <style:text-properties style:font-name="MS Gothic" style:font-name-asian="MS Gothic" style:font-name-complex="MS Gothic"/>
    </style:style>
    <style:style style:name="T1033" style:parent-style-name="DefaultParagraphFont" style:family="text">
      <style:text-properties style:font-name="MS Gothic" style:font-name-asian="MS Gothic" style:font-name-complex="MS Gothic"/>
    </style:style>
    <style:style style:name="T1034" style:parent-style-name="DefaultParagraphFont" style:family="text">
      <style:text-properties style:font-name="MS Gothic" style:font-name-asian="MS Gothic" style:font-name-complex="MS Gothic"/>
    </style:style>
    <style:style style:name="T1035" style:parent-style-name="DefaultParagraphFont" style:family="text">
      <style:text-properties style:font-name="MS Gothic" style:font-name-asian="MS Gothic" style:font-name-complex="MS Gothic"/>
    </style:style>
    <style:style style:name="T1036" style:parent-style-name="DefaultParagraphFont" style:family="text">
      <style:text-properties style:font-name="MS Gothic" style:font-name-asian="MS Gothic" style:font-name-complex="MS Gothic"/>
    </style:style>
    <style:style style:name="T1037" style:parent-style-name="DefaultParagraphFont" style:family="text">
      <style:text-properties style:font-name="MS Gothic" style:font-name-asian="MS Gothic" style:font-name-complex="MS Gothic"/>
    </style:style>
    <style:style style:name="T1038" style:parent-style-name="DefaultParagraphFont" style:family="text">
      <style:text-properties style:font-name="MS Gothic" style:font-name-asian="MS Gothic" style:font-name-complex="MS Gothic"/>
    </style:style>
    <style:style style:name="T1039" style:parent-style-name="DefaultParagraphFont" style:family="text">
      <style:text-properties style:font-name="MS Gothic" style:font-name-asian="MS Gothic" style:font-name-complex="MS Gothic"/>
    </style:style>
    <style:style style:name="T1040" style:parent-style-name="DefaultParagraphFont" style:family="text">
      <style:text-properties style:font-name="MS Gothic" style:font-name-asian="MS Gothic" style:font-name-complex="MS Gothic"/>
    </style:style>
    <style:style style:name="T1041" style:parent-style-name="DefaultParagraphFont" style:family="text">
      <style:text-properties style:font-name="Microsoft JhengHei" style:font-name-asian="Microsoft JhengHei" style:font-name-complex="Microsoft JhengHei"/>
    </style:style>
    <style:style style:name="T1042" style:parent-style-name="DefaultParagraphFont" style:family="text">
      <style:text-properties style:font-name="MS Gothic" style:font-name-asian="MS Gothic" style:font-name-complex="MS Gothic"/>
    </style:style>
    <style:style style:name="T1043" style:parent-style-name="DefaultParagraphFont" style:family="text">
      <style:text-properties style:font-name="MS Gothic" style:font-name-asian="MS Gothic" style:font-name-complex="MS Gothic"/>
    </style:style>
    <style:style style:name="T1044" style:parent-style-name="DefaultParagraphFont" style:family="text">
      <style:text-properties style:font-name="MS Gothic" style:font-name-asian="MS Gothic" style:font-name-complex="MS Gothic"/>
    </style:style>
    <style:style style:name="T1045" style:parent-style-name="DefaultParagraphFont" style:family="text">
      <style:text-properties style:font-name="MS Gothic" style:font-name-asian="MS Gothic" style:font-name-complex="MS Gothic"/>
    </style:style>
    <style:style style:name="T1046" style:parent-style-name="DefaultParagraphFont" style:family="text">
      <style:text-properties style:font-name="MS Gothic" style:font-name-asian="MS Gothic" style:font-name-complex="MS Gothic"/>
    </style:style>
    <style:style style:name="T1047" style:parent-style-name="DefaultParagraphFont" style:family="text">
      <style:text-properties style:font-name="MS Gothic" style:font-name-asian="MS Gothic" style:font-name-complex="MS Gothic"/>
    </style:style>
    <style:style style:name="T1048" style:parent-style-name="DefaultParagraphFont" style:family="text">
      <style:text-properties style:font-name="MS Gothic" style:font-name-asian="MS Gothic" style:font-name-complex="MS Gothic"/>
    </style:style>
    <style:style style:name="T1049" style:parent-style-name="DefaultParagraphFont" style:family="text">
      <style:text-properties style:font-name="MS Gothic" style:font-name-asian="MS Gothic" style:font-name-complex="MS Gothic"/>
    </style:style>
    <style:style style:name="T1050" style:parent-style-name="DefaultParagraphFont" style:family="text">
      <style:text-properties style:font-name="MS Gothic" style:font-name-asian="MS Gothic" style:font-name-complex="MS Gothic"/>
    </style:style>
    <style:style style:name="T1051" style:parent-style-name="DefaultParagraphFont" style:family="text">
      <style:text-properties style:font-name="MS Gothic" style:font-name-asian="MS Gothic" style:font-name-complex="MS Gothic"/>
    </style:style>
    <style:style style:name="T1052" style:parent-style-name="DefaultParagraphFont" style:family="text">
      <style:text-properties style:font-name="MS Gothic" style:font-name-asian="MS Gothic" style:font-name-complex="MS Gothic"/>
    </style:style>
    <style:style style:name="T1053" style:parent-style-name="DefaultParagraphFont" style:family="text">
      <style:text-properties style:font-name="MS Gothic" style:font-name-asian="MS Gothic" style:font-name-complex="MS Gothic"/>
    </style:style>
    <style:style style:name="T1054" style:parent-style-name="DefaultParagraphFont" style:family="text">
      <style:text-properties style:font-name="MS Gothic" style:font-name-asian="MS Gothic" style:font-name-complex="MS Gothic"/>
    </style:style>
    <style:style style:name="T1055" style:parent-style-name="DefaultParagraphFont" style:family="text">
      <style:text-properties style:font-name="Microsoft JhengHei" style:font-name-asian="Microsoft JhengHei" style:font-name-complex="Microsoft JhengHei"/>
    </style:style>
    <style:style style:name="T1056" style:parent-style-name="DefaultParagraphFont" style:family="text">
      <style:text-properties style:font-name="MS Gothic" style:font-name-asian="MS Gothic" style:font-name-complex="MS Gothic"/>
    </style:style>
    <style:style style:name="T1057" style:parent-style-name="DefaultParagraphFont" style:family="text">
      <style:text-properties style:font-name="MS Gothic" style:font-name-asian="MS Gothic" style:font-name-complex="MS Gothic"/>
    </style:style>
    <style:style style:name="T1058" style:parent-style-name="DefaultParagraphFont" style:family="text">
      <style:text-properties style:font-name="MS Gothic" style:font-name-asian="MS Gothic" style:font-name-complex="MS Gothic"/>
    </style:style>
    <style:style style:name="T1059" style:parent-style-name="DefaultParagraphFont" style:family="text">
      <style:text-properties style:font-name="MS Gothic" style:font-name-asian="MS Gothic" style:font-name-complex="MS Gothic"/>
    </style:style>
    <style:style style:name="T1060" style:parent-style-name="DefaultParagraphFont" style:family="text">
      <style:text-properties style:font-name="MS Gothic" style:font-name-asian="MS Gothic" style:font-name-complex="MS Gothic"/>
    </style:style>
    <style:style style:name="T1061" style:parent-style-name="DefaultParagraphFont" style:family="text">
      <style:text-properties style:font-name="MS Gothic" style:font-name-asian="MS Gothic" style:font-name-complex="MS Gothic"/>
    </style:style>
    <style:style style:name="T1062" style:parent-style-name="DefaultParagraphFont" style:family="text">
      <style:text-properties style:font-name="MS Gothic" style:font-name-asian="MS Gothic" style:font-name-complex="MS Gothic"/>
    </style:style>
    <style:style style:name="T1063" style:parent-style-name="DefaultParagraphFont" style:family="text">
      <style:text-properties style:font-name="MS Gothic" style:font-name-asian="MS Gothic" style:font-name-complex="MS Gothic"/>
    </style:style>
    <style:style style:name="T1064" style:parent-style-name="DefaultParagraphFont" style:family="text">
      <style:text-properties style:font-name="MS Gothic" style:font-name-asian="MS Gothic" style:font-name-complex="MS Gothic"/>
    </style:style>
    <style:style style:name="T1065" style:parent-style-name="DefaultParagraphFont" style:family="text">
      <style:text-properties style:font-name="MS Gothic" style:font-name-asian="MS Gothic" style:font-name-complex="MS Gothic"/>
    </style:style>
    <style:style style:name="T1066" style:parent-style-name="DefaultParagraphFont" style:family="text">
      <style:text-properties style:font-name="MS Gothic" style:font-name-asian="MS Gothic" style:font-name-complex="MS Gothic"/>
    </style:style>
    <style:style style:name="T1067" style:parent-style-name="DefaultParagraphFont" style:family="text">
      <style:text-properties style:font-name="MS Gothic" style:font-name-asian="MS Gothic" style:font-name-complex="MS Gothic"/>
    </style:style>
    <style:style style:name="T1068" style:parent-style-name="DefaultParagraphFont" style:family="text">
      <style:text-properties style:font-name="MS Gothic" style:font-name-asian="MS Gothic" style:font-name-complex="MS Gothic"/>
    </style:style>
    <style:style style:name="T1069" style:parent-style-name="DefaultParagraphFont" style:family="text">
      <style:text-properties style:font-name="MS Gothic" style:font-name-asian="MS Gothic" style:font-name-complex="MS Gothic"/>
    </style:style>
    <style:style style:name="T1070" style:parent-style-name="DefaultParagraphFont" style:family="text">
      <style:text-properties style:font-name="MS Gothic" style:font-name-asian="MS Gothic" style:font-name-complex="MS Gothic"/>
    </style:style>
    <style:style style:name="T1071" style:parent-style-name="DefaultParagraphFont" style:family="text">
      <style:text-properties style:font-name="MS Gothic" style:font-name-asian="MS Gothic" style:font-name-complex="MS Gothic"/>
    </style:style>
    <style:style style:name="T1072" style:parent-style-name="DefaultParagraphFont" style:family="text">
      <style:text-properties style:font-name="MS Gothic" style:font-name-asian="MS Gothic" style:font-name-complex="MS Gothic"/>
    </style:style>
    <style:style style:name="T1073" style:parent-style-name="DefaultParagraphFont" style:family="text">
      <style:text-properties style:font-name="MS Gothic" style:font-name-asian="MS Gothic" style:font-name-complex="MS Gothic"/>
    </style:style>
    <style:style style:name="T1074" style:parent-style-name="DefaultParagraphFont" style:family="text">
      <style:text-properties fo:font-weight="bold" style:font-weight-asian="bold" style:font-weight-complex="bold"/>
    </style:style>
    <style:style style:name="T107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076" style:parent-style-name="DefaultParagraphFont" style:family="text">
      <style:text-properties fo:font-weight="bold" style:font-weight-asian="bold" style:font-weight-complex="bold"/>
    </style:style>
    <style:style style:name="T107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078" style:parent-style-name="DefaultParagraphFont" style:family="text">
      <style:text-properties fo:font-weight="bold" style:font-weight-asian="bold" style:font-weight-complex="bold"/>
    </style:style>
    <style:style style:name="T107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080" style:parent-style-name="DefaultParagraphFont" style:family="text">
      <style:text-properties fo:font-weight="bold" style:font-weight-asian="bold" style:font-weight-complex="bold"/>
    </style:style>
    <style:style style:name="T108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082" style:parent-style-name="DefaultParagraphFont" style:family="text">
      <style:text-properties fo:font-weight="bold" style:font-weight-asian="bold" style:font-weight-complex="bold"/>
    </style:style>
    <style:style style:name="T108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084" style:parent-style-name="DefaultParagraphFont" style:family="text">
      <style:text-properties fo:font-weight="bold" style:font-weight-asian="bold" style:font-weight-complex="bold"/>
    </style:style>
    <style:style style:name="T108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086" style:parent-style-name="DefaultParagraphFont" style:family="text">
      <style:text-properties fo:font-weight="bold" style:font-weight-asian="bold" style:font-weight-complex="bold"/>
    </style:style>
    <style:style style:name="T108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088" style:parent-style-name="DefaultParagraphFont" style:family="text">
      <style:text-properties fo:font-weight="bold" style:font-weight-asian="bold" style:font-weight-complex="bold"/>
    </style:style>
    <style:style style:name="T1089" style:parent-style-name="DefaultParagraphFont" style:family="text">
      <style:text-properties style:font-name="Microsoft JhengHei" style:font-name-asian="Microsoft JhengHei" style:font-name-complex="Microsoft JhengHei"/>
    </style:style>
    <style:style style:name="T1090" style:parent-style-name="DefaultParagraphFont" style:family="text">
      <style:text-properties style:font-name="MS Gothic" style:font-name-asian="MS Gothic" style:font-name-complex="MS Gothic"/>
    </style:style>
    <style:style style:name="T1091" style:parent-style-name="DefaultParagraphFont" style:family="text">
      <style:text-properties style:font-name="MS Gothic" style:font-name-asian="MS Gothic" style:font-name-complex="MS Gothic"/>
    </style:style>
    <style:style style:name="T1092" style:parent-style-name="DefaultParagraphFont" style:family="text">
      <style:text-properties style:font-name="MS Gothic" style:font-name-asian="MS Gothic" style:font-name-complex="MS Gothic"/>
    </style:style>
    <style:style style:name="T1093" style:parent-style-name="DefaultParagraphFont" style:family="text">
      <style:text-properties style:font-name="MS Gothic" style:font-name-asian="MS Gothic" style:font-name-complex="MS Gothic"/>
    </style:style>
    <style:style style:name="T1094" style:parent-style-name="DefaultParagraphFont" style:family="text">
      <style:text-properties style:font-name="MS Gothic" style:font-name-asian="MS Gothic" style:font-name-complex="MS Gothic"/>
    </style:style>
    <style:style style:name="T1095" style:parent-style-name="DefaultParagraphFont" style:family="text">
      <style:text-properties style:font-name="MS Gothic" style:font-name-asian="MS Gothic" style:font-name-complex="MS Gothic"/>
    </style:style>
    <style:style style:name="T1096" style:parent-style-name="DefaultParagraphFont" style:family="text">
      <style:text-properties style:font-name="MS Gothic" style:font-name-asian="MS Gothic" style:font-name-complex="MS Gothic"/>
    </style:style>
    <style:style style:name="T1097" style:parent-style-name="DefaultParagraphFont" style:family="text">
      <style:text-properties style:font-name="MS Gothic" style:font-name-asian="MS Gothic" style:font-name-complex="MS Gothic"/>
    </style:style>
    <style:style style:name="T1098" style:parent-style-name="DefaultParagraphFont" style:family="text">
      <style:text-properties style:font-name="MS Gothic" style:font-name-asian="MS Gothic" style:font-name-complex="MS Gothic"/>
    </style:style>
    <style:style style:name="T1099" style:parent-style-name="DefaultParagraphFont" style:family="text">
      <style:text-properties style:font-name="MS Gothic" style:font-name-asian="MS Gothic" style:font-name-complex="MS Gothic"/>
    </style:style>
    <style:style style:name="T1100" style:parent-style-name="DefaultParagraphFont" style:family="text">
      <style:text-properties style:font-name="MS Gothic" style:font-name-asian="MS Gothic" style:font-name-complex="MS Gothic"/>
    </style:style>
    <style:style style:name="T1101" style:parent-style-name="DefaultParagraphFont" style:family="text">
      <style:text-properties style:font-name="MS Gothic" style:font-name-asian="MS Gothic" style:font-name-complex="MS Gothic"/>
    </style:style>
    <style:style style:name="T1102" style:parent-style-name="DefaultParagraphFont" style:family="text">
      <style:text-properties style:font-name="MS Gothic" style:font-name-asian="MS Gothic" style:font-name-complex="MS Gothic"/>
    </style:style>
    <style:style style:name="T1103" style:parent-style-name="DefaultParagraphFont" style:family="text">
      <style:text-properties style:font-name="MS Gothic" style:font-name-asian="MS Gothic" style:font-name-complex="MS Gothic"/>
    </style:style>
    <style:style style:name="T1104" style:parent-style-name="DefaultParagraphFont" style:family="text">
      <style:text-properties style:font-name="MS Gothic" style:font-name-asian="MS Gothic" style:font-name-complex="MS Gothic"/>
    </style:style>
    <style:style style:name="T1105" style:parent-style-name="DefaultParagraphFont" style:family="text">
      <style:text-properties style:font-name="Microsoft JhengHei" style:font-name-asian="Microsoft JhengHei" style:font-name-complex="Microsoft JhengHei"/>
    </style:style>
    <style:style style:name="T1106" style:parent-style-name="DefaultParagraphFont" style:family="text">
      <style:text-properties style:font-name="MS Gothic" style:font-name-asian="MS Gothic" style:font-name-complex="MS Gothic"/>
    </style:style>
    <style:style style:name="T1107" style:parent-style-name="DefaultParagraphFont" style:family="text">
      <style:text-properties style:font-name="MS Gothic" style:font-name-asian="MS Gothic" style:font-name-complex="MS Gothic"/>
    </style:style>
    <style:style style:name="T1108" style:parent-style-name="DefaultParagraphFont" style:family="text">
      <style:text-properties style:font-name="MS Gothic" style:font-name-asian="MS Gothic" style:font-name-complex="MS Gothic"/>
    </style:style>
    <style:style style:name="T1109" style:parent-style-name="DefaultParagraphFont" style:family="text">
      <style:text-properties style:font-name="MS Gothic" style:font-name-asian="MS Gothic" style:font-name-complex="MS Gothic"/>
    </style:style>
    <style:style style:name="T1110" style:parent-style-name="DefaultParagraphFont" style:family="text">
      <style:text-properties style:font-name="MS Gothic" style:font-name-asian="MS Gothic" style:font-name-complex="MS Gothic"/>
    </style:style>
    <style:style style:name="T1111" style:parent-style-name="DefaultParagraphFont" style:family="text">
      <style:text-properties style:font-name="MS Gothic" style:font-name-asian="MS Gothic" style:font-name-complex="MS Gothic"/>
    </style:style>
    <style:style style:name="T1112" style:parent-style-name="DefaultParagraphFont" style:family="text">
      <style:text-properties style:font-name="MS Gothic" style:font-name-asian="MS Gothic" style:font-name-complex="MS Gothic"/>
    </style:style>
    <style:style style:name="T1113" style:parent-style-name="DefaultParagraphFont" style:family="text">
      <style:text-properties style:font-name="MS Gothic" style:font-name-asian="MS Gothic" style:font-name-complex="MS Gothic"/>
    </style:style>
    <style:style style:name="T1114" style:parent-style-name="DefaultParagraphFont" style:family="text">
      <style:text-properties style:font-name="MS Gothic" style:font-name-asian="MS Gothic" style:font-name-complex="MS Gothic"/>
    </style:style>
    <style:style style:name="T1115" style:parent-style-name="DefaultParagraphFont" style:family="text">
      <style:text-properties style:font-name="MS Gothic" style:font-name-asian="MS Gothic" style:font-name-complex="MS Gothic"/>
    </style:style>
    <style:style style:name="T1116" style:parent-style-name="DefaultParagraphFont" style:family="text">
      <style:text-properties style:font-name="MS Gothic" style:font-name-asian="MS Gothic" style:font-name-complex="MS Gothic"/>
    </style:style>
    <style:style style:name="T1117" style:parent-style-name="DefaultParagraphFont" style:family="text">
      <style:text-properties style:font-name="MS Gothic" style:font-name-asian="MS Gothic" style:font-name-complex="MS Gothic"/>
    </style:style>
    <style:style style:name="T1118" style:parent-style-name="DefaultParagraphFont" style:family="text">
      <style:text-properties style:font-name="MS Gothic" style:font-name-asian="MS Gothic" style:font-name-complex="MS Gothic"/>
    </style:style>
    <style:style style:name="T1119" style:parent-style-name="DefaultParagraphFont" style:family="text">
      <style:text-properties style:font-name="MS Gothic" style:font-name-asian="MS Gothic" style:font-name-complex="MS Gothic"/>
    </style:style>
    <style:style style:name="T1120" style:parent-style-name="DefaultParagraphFont" style:family="text">
      <style:text-properties style:font-name="MS Gothic" style:font-name-asian="MS Gothic" style:font-name-complex="MS Gothic"/>
    </style:style>
    <style:style style:name="T1121" style:parent-style-name="DefaultParagraphFont" style:family="text">
      <style:text-properties style:font-name="MS Gothic" style:font-name-asian="MS Gothic" style:font-name-complex="MS Gothic"/>
    </style:style>
    <style:style style:name="T1122" style:parent-style-name="DefaultParagraphFont" style:family="text">
      <style:text-properties style:font-name="MS Gothic" style:font-name-asian="MS Gothic" style:font-name-complex="MS Gothic"/>
    </style:style>
    <style:style style:name="T1123" style:parent-style-name="DefaultParagraphFont" style:family="text">
      <style:text-properties style:font-name="MS Gothic" style:font-name-asian="MS Gothic" style:font-name-complex="MS Gothic"/>
    </style:style>
    <style:style style:name="T1124" style:parent-style-name="DefaultParagraphFont" style:family="text">
      <style:text-properties style:font-name="MS Gothic" style:font-name-asian="MS Gothic" style:font-name-complex="MS Gothic"/>
    </style:style>
    <style:style style:name="T1125" style:parent-style-name="DefaultParagraphFont" style:family="text">
      <style:text-properties style:font-name="MS Gothic" style:font-name-asian="MS Gothic" style:font-name-complex="MS Gothic"/>
    </style:style>
    <style:style style:name="T1126" style:parent-style-name="DefaultParagraphFont" style:family="text">
      <style:text-properties style:font-name="MS Gothic" style:font-name-asian="MS Gothic" style:font-name-complex="MS Gothic"/>
    </style:style>
    <style:style style:name="T1127" style:parent-style-name="DefaultParagraphFont" style:family="text">
      <style:text-properties style:font-name="MS Gothic" style:font-name-asian="MS Gothic" style:font-name-complex="MS Gothic"/>
    </style:style>
    <style:style style:name="T1128" style:parent-style-name="DefaultParagraphFont" style:family="text">
      <style:text-properties style:font-name="MS Gothic" style:font-name-asian="MS Gothic" style:font-name-complex="MS Gothic"/>
    </style:style>
    <style:style style:name="T1129" style:parent-style-name="DefaultParagraphFont" style:family="text">
      <style:text-properties style:font-name="MS Gothic" style:font-name-asian="MS Gothic" style:font-name-complex="MS Gothic"/>
    </style:style>
    <style:style style:name="T1130" style:parent-style-name="DefaultParagraphFont" style:family="text">
      <style:text-properties style:font-name="MS Gothic" style:font-name-asian="MS Gothic" style:font-name-complex="MS Gothic"/>
    </style:style>
    <style:style style:name="T1131" style:parent-style-name="DefaultParagraphFont" style:family="text">
      <style:text-properties style:font-name="MS Gothic" style:font-name-asian="MS Gothic" style:font-name-complex="MS Gothic"/>
    </style:style>
    <style:style style:name="T1132" style:parent-style-name="DefaultParagraphFont" style:family="text">
      <style:text-properties style:font-name="Microsoft JhengHei" style:font-name-asian="Microsoft JhengHei" style:font-name-complex="Microsoft JhengHei"/>
    </style:style>
    <style:style style:name="T1133" style:parent-style-name="DefaultParagraphFont" style:family="text">
      <style:text-properties style:font-name="MS Gothic" style:font-name-asian="MS Gothic" style:font-name-complex="MS Gothic"/>
    </style:style>
    <style:style style:name="T1134" style:parent-style-name="DefaultParagraphFont" style:family="text">
      <style:text-properties style:font-name="MS Gothic" style:font-name-asian="MS Gothic" style:font-name-complex="MS Gothic"/>
    </style:style>
    <style:style style:name="T1135" style:parent-style-name="DefaultParagraphFont" style:family="text">
      <style:text-properties style:font-name="MS Gothic" style:font-name-asian="MS Gothic" style:font-name-complex="MS Gothic"/>
    </style:style>
    <style:style style:name="T1136" style:parent-style-name="DefaultParagraphFont" style:family="text">
      <style:text-properties style:font-name="MS Gothic" style:font-name-asian="MS Gothic" style:font-name-complex="MS Gothic"/>
    </style:style>
    <style:style style:name="T1137" style:parent-style-name="DefaultParagraphFont" style:family="text">
      <style:text-properties style:font-name="MS Gothic" style:font-name-asian="MS Gothic" style:font-name-complex="MS Gothic"/>
    </style:style>
    <style:style style:name="T1138" style:parent-style-name="DefaultParagraphFont" style:family="text">
      <style:text-properties style:font-name="MS Gothic" style:font-name-asian="MS Gothic" style:font-name-complex="MS Gothic"/>
    </style:style>
    <style:style style:name="T1139" style:parent-style-name="DefaultParagraphFont" style:family="text">
      <style:text-properties style:font-name="MS Gothic" style:font-name-asian="MS Gothic" style:font-name-complex="MS Gothic"/>
    </style:style>
    <style:style style:name="T1140" style:parent-style-name="DefaultParagraphFont" style:family="text">
      <style:text-properties style:font-name="MS Gothic" style:font-name-asian="MS Gothic" style:font-name-complex="MS Gothic"/>
    </style:style>
    <style:style style:name="T1141" style:parent-style-name="DefaultParagraphFont" style:family="text">
      <style:text-properties style:font-name="MS Gothic" style:font-name-asian="MS Gothic" style:font-name-complex="MS Gothic"/>
    </style:style>
    <style:style style:name="T1142" style:parent-style-name="DefaultParagraphFont" style:family="text">
      <style:text-properties style:font-name="MS Gothic" style:font-name-asian="MS Gothic" style:font-name-complex="MS Gothic"/>
    </style:style>
    <style:style style:name="T1143" style:parent-style-name="DefaultParagraphFont" style:family="text">
      <style:text-properties style:font-name="MS Gothic" style:font-name-asian="MS Gothic" style:font-name-complex="MS Gothic"/>
    </style:style>
    <style:style style:name="T1144" style:parent-style-name="DefaultParagraphFont" style:family="text">
      <style:text-properties style:font-name="MS Gothic" style:font-name-asian="MS Gothic" style:font-name-complex="MS Gothic"/>
    </style:style>
    <style:style style:name="T1145" style:parent-style-name="DefaultParagraphFont" style:family="text">
      <style:text-properties style:font-name="MS Gothic" style:font-name-asian="MS Gothic" style:font-name-complex="MS Gothic"/>
    </style:style>
    <style:style style:name="T1146" style:parent-style-name="DefaultParagraphFont" style:family="text">
      <style:text-properties style:font-name="MS Gothic" style:font-name-asian="MS Gothic" style:font-name-complex="MS Gothic"/>
    </style:style>
    <style:style style:name="T1147" style:parent-style-name="DefaultParagraphFont" style:family="text">
      <style:text-properties style:font-name="MS Gothic" style:font-name-asian="MS Gothic" style:font-name-complex="MS Gothic"/>
    </style:style>
    <style:style style:name="T1148" style:parent-style-name="DefaultParagraphFont" style:family="text">
      <style:text-properties style:font-name="MS Gothic" style:font-name-asian="MS Gothic" style:font-name-complex="MS Gothic"/>
    </style:style>
    <style:style style:name="T1149" style:parent-style-name="DefaultParagraphFont" style:family="text">
      <style:text-properties style:font-name="MS Gothic" style:font-name-asian="MS Gothic" style:font-name-complex="MS Gothic"/>
    </style:style>
    <style:style style:name="T1150" style:parent-style-name="DefaultParagraphFont" style:family="text">
      <style:text-properties style:font-name="MS Gothic" style:font-name-asian="MS Gothic" style:font-name-complex="MS Gothic"/>
    </style:style>
    <style:style style:name="T1151" style:parent-style-name="DefaultParagraphFont" style:family="text">
      <style:text-properties style:font-name="MS Gothic" style:font-name-asian="MS Gothic" style:font-name-complex="MS Gothic"/>
    </style:style>
    <style:style style:name="T1152" style:parent-style-name="DefaultParagraphFont" style:family="text">
      <style:text-properties style:font-name="MS Gothic" style:font-name-asian="MS Gothic" style:font-name-complex="MS Gothic"/>
    </style:style>
    <style:style style:name="T1153" style:parent-style-name="DefaultParagraphFont" style:family="text">
      <style:text-properties style:font-name="MS Gothic" style:font-name-asian="MS Gothic" style:font-name-complex="MS Gothic"/>
    </style:style>
    <style:style style:name="T1154" style:parent-style-name="DefaultParagraphFont" style:family="text">
      <style:text-properties style:font-name="MS Gothic" style:font-name-asian="MS Gothic" style:font-name-complex="MS Gothic"/>
    </style:style>
    <style:style style:name="T1155" style:parent-style-name="DefaultParagraphFont" style:family="text">
      <style:text-properties style:font-name="MS Gothic" style:font-name-asian="MS Gothic" style:font-name-complex="MS Gothic"/>
    </style:style>
    <style:style style:name="T1156" style:parent-style-name="DefaultParagraphFont" style:family="text">
      <style:text-properties style:font-name="MS Gothic" style:font-name-asian="MS Gothic" style:font-name-complex="MS Gothic"/>
    </style:style>
    <style:style style:name="T1157" style:parent-style-name="DefaultParagraphFont" style:family="text">
      <style:text-properties style:font-name="MS Gothic" style:font-name-asian="MS Gothic" style:font-name-complex="MS Gothic"/>
    </style:style>
    <style:style style:name="T1158" style:parent-style-name="DefaultParagraphFont" style:family="text">
      <style:text-properties style:font-name="MS Gothic" style:font-name-asian="MS Gothic" style:font-name-complex="MS Gothic"/>
    </style:style>
    <style:style style:name="T1159" style:parent-style-name="DefaultParagraphFont" style:family="text">
      <style:text-properties style:font-name="MS Gothic" style:font-name-asian="MS Gothic" style:font-name-complex="MS Gothic"/>
    </style:style>
    <style:style style:name="T1160" style:parent-style-name="DefaultParagraphFont" style:family="text">
      <style:text-properties style:font-name="MS Gothic" style:font-name-asian="MS Gothic" style:font-name-complex="MS Gothic"/>
    </style:style>
    <style:style style:name="T1161" style:parent-style-name="DefaultParagraphFont" style:family="text">
      <style:text-properties style:font-name="MS Gothic" style:font-name-asian="MS Gothic" style:font-name-complex="MS Gothic"/>
    </style:style>
    <style:style style:name="T1162" style:parent-style-name="DefaultParagraphFont" style:family="text">
      <style:text-properties style:font-name="MS Gothic" style:font-name-asian="MS Gothic" style:font-name-complex="MS Gothic"/>
    </style:style>
    <style:style style:name="T1163" style:parent-style-name="DefaultParagraphFont" style:family="text">
      <style:text-properties style:font-name="Microsoft JhengHei" style:font-name-asian="Microsoft JhengHei" style:font-name-complex="Microsoft JhengHei"/>
    </style:style>
    <style:style style:name="T1164" style:parent-style-name="DefaultParagraphFont" style:family="text">
      <style:text-properties style:font-name="MS Gothic" style:font-name-asian="MS Gothic" style:font-name-complex="MS Gothic"/>
    </style:style>
    <style:style style:name="T1165" style:parent-style-name="DefaultParagraphFont" style:family="text">
      <style:text-properties style:font-name="MS Gothic" style:font-name-asian="MS Gothic" style:font-name-complex="MS Gothic"/>
    </style:style>
    <style:style style:name="T1166" style:parent-style-name="DefaultParagraphFont" style:family="text">
      <style:text-properties style:font-name="MS Gothic" style:font-name-asian="MS Gothic" style:font-name-complex="MS Gothic"/>
    </style:style>
    <style:style style:name="T1167" style:parent-style-name="DefaultParagraphFont" style:family="text">
      <style:text-properties style:font-name="MS Gothic" style:font-name-asian="MS Gothic" style:font-name-complex="MS Gothic"/>
    </style:style>
    <style:style style:name="T1168" style:parent-style-name="DefaultParagraphFont" style:family="text">
      <style:text-properties style:font-name="MS Gothic" style:font-name-asian="MS Gothic" style:font-name-complex="MS Gothic"/>
    </style:style>
    <style:style style:name="T1169" style:parent-style-name="DefaultParagraphFont" style:family="text">
      <style:text-properties style:font-name="MS Gothic" style:font-name-asian="MS Gothic" style:font-name-complex="MS Gothic"/>
    </style:style>
    <style:style style:name="T1170" style:parent-style-name="DefaultParagraphFont" style:family="text">
      <style:text-properties style:font-name="MS Gothic" style:font-name-asian="MS Gothic" style:font-name-complex="MS Gothic"/>
    </style:style>
    <style:style style:name="T1171" style:parent-style-name="DefaultParagraphFont" style:family="text">
      <style:text-properties style:font-name="MS Gothic" style:font-name-asian="MS Gothic" style:font-name-complex="MS Gothic"/>
    </style:style>
    <style:style style:name="T1172" style:parent-style-name="DefaultParagraphFont" style:family="text">
      <style:text-properties style:font-name="MS Gothic" style:font-name-asian="MS Gothic" style:font-name-complex="MS Gothic"/>
    </style:style>
    <style:style style:name="T1173" style:parent-style-name="DefaultParagraphFont" style:family="text">
      <style:text-properties style:font-name="Microsoft JhengHei" style:font-name-asian="Microsoft JhengHei" style:font-name-complex="Microsoft JhengHei"/>
    </style:style>
    <style:style style:name="T1174" style:parent-style-name="DefaultParagraphFont" style:family="text">
      <style:text-properties style:font-name="MS Gothic" style:font-name-asian="MS Gothic" style:font-name-complex="MS Gothic"/>
    </style:style>
    <style:style style:name="T1175" style:parent-style-name="DefaultParagraphFont" style:family="text">
      <style:text-properties style:font-name="MS Gothic" style:font-name-asian="MS Gothic" style:font-name-complex="MS Gothic"/>
    </style:style>
    <style:style style:name="T1176" style:parent-style-name="DefaultParagraphFont" style:family="text">
      <style:text-properties style:font-name="MS Gothic" style:font-name-asian="MS Gothic" style:font-name-complex="MS Gothic"/>
    </style:style>
    <style:style style:name="T1177" style:parent-style-name="DefaultParagraphFont" style:family="text">
      <style:text-properties style:font-name="MS Gothic" style:font-name-asian="MS Gothic" style:font-name-complex="MS Gothic"/>
    </style:style>
    <style:style style:name="T1178" style:parent-style-name="DefaultParagraphFont" style:family="text">
      <style:text-properties style:font-name="MS Gothic" style:font-name-asian="MS Gothic" style:font-name-complex="MS Gothic"/>
    </style:style>
    <style:style style:name="T1179" style:parent-style-name="DefaultParagraphFont" style:family="text">
      <style:text-properties style:font-name="MS Gothic" style:font-name-asian="MS Gothic" style:font-name-complex="MS Gothic"/>
    </style:style>
    <style:style style:name="T1180" style:parent-style-name="DefaultParagraphFont" style:family="text">
      <style:text-properties style:font-name="MS Gothic" style:font-name-asian="MS Gothic" style:font-name-complex="MS Gothic"/>
    </style:style>
    <style:style style:name="T1181" style:parent-style-name="DefaultParagraphFont" style:family="text">
      <style:text-properties style:font-name="MS Gothic" style:font-name-asian="MS Gothic" style:font-name-complex="MS Gothic"/>
    </style:style>
    <style:style style:name="T1182" style:parent-style-name="DefaultParagraphFont" style:family="text">
      <style:text-properties style:font-name="MS Gothic" style:font-name-asian="MS Gothic" style:font-name-complex="MS Gothic"/>
    </style:style>
    <style:style style:name="T1183" style:parent-style-name="DefaultParagraphFont" style:family="text">
      <style:text-properties style:font-name="MS Gothic" style:font-name-asian="MS Gothic" style:font-name-complex="MS Gothic"/>
    </style:style>
    <style:style style:name="T1184" style:parent-style-name="DefaultParagraphFont" style:family="text">
      <style:text-properties style:font-name="MS Gothic" style:font-name-asian="MS Gothic" style:font-name-complex="MS Gothic"/>
    </style:style>
    <style:style style:name="T1185" style:parent-style-name="DefaultParagraphFont" style:family="text">
      <style:text-properties style:font-name="Microsoft JhengHei" style:font-name-asian="Microsoft JhengHei" style:font-name-complex="Microsoft JhengHei"/>
    </style:style>
    <style:style style:name="T1186" style:parent-style-name="DefaultParagraphFont" style:family="text">
      <style:text-properties style:font-name="MS Gothic" style:font-name-asian="MS Gothic" style:font-name-complex="MS Gothic"/>
    </style:style>
    <style:style style:name="T1187" style:parent-style-name="DefaultParagraphFont" style:family="text">
      <style:text-properties style:font-name="MS Gothic" style:font-name-asian="MS Gothic" style:font-name-complex="MS Gothic"/>
    </style:style>
    <style:style style:name="T1188" style:parent-style-name="DefaultParagraphFont" style:family="text">
      <style:text-properties style:font-name="MS Gothic" style:font-name-asian="MS Gothic" style:font-name-complex="MS Gothic"/>
    </style:style>
    <style:style style:name="T1189" style:parent-style-name="DefaultParagraphFont" style:family="text">
      <style:text-properties style:font-name="MS Gothic" style:font-name-asian="MS Gothic" style:font-name-complex="MS Gothic"/>
    </style:style>
    <style:style style:name="T1190" style:parent-style-name="DefaultParagraphFont" style:family="text">
      <style:text-properties style:font-name="MS Gothic" style:font-name-asian="MS Gothic" style:font-name-complex="MS Gothic"/>
    </style:style>
    <style:style style:name="T1191" style:parent-style-name="DefaultParagraphFont" style:family="text">
      <style:text-properties style:font-name="MS Gothic" style:font-name-asian="MS Gothic" style:font-name-complex="MS Gothic"/>
    </style:style>
    <style:style style:name="T1192" style:parent-style-name="DefaultParagraphFont" style:family="text">
      <style:text-properties style:font-name="MS Gothic" style:font-name-asian="MS Gothic" style:font-name-complex="MS Gothic"/>
    </style:style>
    <style:style style:name="T1193" style:parent-style-name="DefaultParagraphFont" style:family="text">
      <style:text-properties style:font-name="MS Gothic" style:font-name-asian="MS Gothic" style:font-name-complex="MS Gothic"/>
    </style:style>
    <style:style style:name="T1194" style:parent-style-name="DefaultParagraphFont" style:family="text">
      <style:text-properties style:font-name="MS Gothic" style:font-name-asian="MS Gothic" style:font-name-complex="MS Gothic"/>
    </style:style>
    <style:style style:name="T1195" style:parent-style-name="DefaultParagraphFont" style:family="text">
      <style:text-properties style:font-name="MS Gothic" style:font-name-asian="MS Gothic" style:font-name-complex="MS Gothic"/>
    </style:style>
    <style:style style:name="T1196" style:parent-style-name="DefaultParagraphFont" style:family="text">
      <style:text-properties style:font-name="MS Gothic" style:font-name-asian="MS Gothic" style:font-name-complex="MS Gothic"/>
    </style:style>
    <style:style style:name="T1197" style:parent-style-name="DefaultParagraphFont" style:family="text">
      <style:text-properties style:font-name="MS Gothic" style:font-name-asian="MS Gothic" style:font-name-complex="MS Gothic"/>
    </style:style>
    <style:style style:name="T1198" style:parent-style-name="DefaultParagraphFont" style:family="text">
      <style:text-properties style:font-name="MS Gothic" style:font-name-asian="MS Gothic" style:font-name-complex="MS Gothic"/>
    </style:style>
    <style:style style:name="T1199" style:parent-style-name="DefaultParagraphFont" style:family="text">
      <style:text-properties style:font-name="MS Gothic" style:font-name-asian="MS Gothic" style:font-name-complex="MS Gothic"/>
    </style:style>
    <style:style style:name="T1200" style:parent-style-name="DefaultParagraphFont" style:family="text">
      <style:text-properties style:font-name="MS Gothic" style:font-name-asian="MS Gothic" style:font-name-complex="MS Gothic"/>
    </style:style>
    <style:style style:name="T1201" style:parent-style-name="DefaultParagraphFont" style:family="text">
      <style:text-properties style:font-name="MS Gothic" style:font-name-asian="MS Gothic" style:font-name-complex="MS Gothic"/>
    </style:style>
    <style:style style:name="T1202" style:parent-style-name="DefaultParagraphFont" style:family="text">
      <style:text-properties style:font-name="MS Gothic" style:font-name-asian="MS Gothic" style:font-name-complex="MS Gothic"/>
    </style:style>
    <style:style style:name="T1203" style:parent-style-name="DefaultParagraphFont" style:family="text">
      <style:text-properties style:font-name="MS Gothic" style:font-name-asian="MS Gothic" style:font-name-complex="MS Gothic"/>
    </style:style>
    <style:style style:name="T1204" style:parent-style-name="DefaultParagraphFont" style:family="text">
      <style:text-properties style:font-name="MS Gothic" style:font-name-asian="MS Gothic" style:font-name-complex="MS Gothic"/>
    </style:style>
    <style:style style:name="T1205" style:parent-style-name="DefaultParagraphFont" style:family="text">
      <style:text-properties style:font-name="MS Gothic" style:font-name-asian="MS Gothic" style:font-name-complex="MS Gothic"/>
    </style:style>
    <style:style style:name="T1206" style:parent-style-name="DefaultParagraphFont" style:family="text">
      <style:text-properties style:font-name="MS Gothic" style:font-name-asian="MS Gothic" style:font-name-complex="MS Gothic"/>
    </style:style>
    <style:style style:name="T1207" style:parent-style-name="DefaultParagraphFont" style:family="text">
      <style:text-properties style:font-name="MS Gothic" style:font-name-asian="MS Gothic" style:font-name-complex="MS Gothic"/>
    </style:style>
    <style:style style:name="T1208" style:parent-style-name="DefaultParagraphFont" style:family="text">
      <style:text-properties style:font-name="MS Gothic" style:font-name-asian="MS Gothic" style:font-name-complex="MS Gothic"/>
    </style:style>
    <style:style style:name="T1209" style:parent-style-name="DefaultParagraphFont" style:family="text">
      <style:text-properties style:font-name="Microsoft JhengHei" style:font-name-asian="Microsoft JhengHei" style:font-name-complex="Microsoft JhengHei"/>
    </style:style>
    <style:style style:name="T1210" style:parent-style-name="DefaultParagraphFont" style:family="text">
      <style:text-properties style:font-name="MS Gothic" style:font-name-asian="MS Gothic" style:font-name-complex="MS Gothic"/>
    </style:style>
    <style:style style:name="T1211" style:parent-style-name="DefaultParagraphFont" style:family="text">
      <style:text-properties style:font-name="MS Gothic" style:font-name-asian="MS Gothic" style:font-name-complex="MS Gothic"/>
    </style:style>
    <style:style style:name="T1212" style:parent-style-name="DefaultParagraphFont" style:family="text">
      <style:text-properties style:font-name="MS Gothic" style:font-name-asian="MS Gothic" style:font-name-complex="MS Gothic"/>
    </style:style>
    <style:style style:name="T1213" style:parent-style-name="DefaultParagraphFont" style:family="text">
      <style:text-properties style:font-name="MS Gothic" style:font-name-asian="MS Gothic" style:font-name-complex="MS Gothic"/>
    </style:style>
    <style:style style:name="T1214" style:parent-style-name="DefaultParagraphFont" style:family="text">
      <style:text-properties style:font-name="MS Gothic" style:font-name-asian="MS Gothic" style:font-name-complex="MS Gothic"/>
    </style:style>
    <style:style style:name="T1215" style:parent-style-name="DefaultParagraphFont" style:family="text">
      <style:text-properties style:font-name="MS Gothic" style:font-name-asian="MS Gothic" style:font-name-complex="MS Gothic"/>
    </style:style>
    <style:style style:name="T1216" style:parent-style-name="DefaultParagraphFont" style:family="text">
      <style:text-properties style:font-name="Microsoft JhengHei" style:font-name-asian="Microsoft JhengHei" style:font-name-complex="Microsoft JhengHei"/>
    </style:style>
    <style:style style:name="T1217" style:parent-style-name="DefaultParagraphFont" style:family="text">
      <style:text-properties style:font-name="MS Gothic" style:font-name-asian="MS Gothic" style:font-name-complex="MS Gothic"/>
    </style:style>
    <style:style style:name="T1218" style:parent-style-name="DefaultParagraphFont" style:family="text">
      <style:text-properties style:font-name="MS Gothic" style:font-name-asian="MS Gothic" style:font-name-complex="MS Gothic"/>
    </style:style>
    <style:style style:name="T1219" style:parent-style-name="DefaultParagraphFont" style:family="text">
      <style:text-properties style:font-name="MS Gothic" style:font-name-asian="MS Gothic" style:font-name-complex="MS Gothic"/>
    </style:style>
    <style:style style:name="T1220" style:parent-style-name="DefaultParagraphFont" style:family="text">
      <style:text-properties style:font-name="MS Gothic" style:font-name-asian="MS Gothic" style:font-name-complex="MS Gothic"/>
    </style:style>
    <style:style style:name="T1221" style:parent-style-name="DefaultParagraphFont" style:family="text">
      <style:text-properties style:font-name="MS Gothic" style:font-name-asian="MS Gothic" style:font-name-complex="MS Gothic"/>
    </style:style>
    <style:style style:name="T1222" style:parent-style-name="DefaultParagraphFont" style:family="text">
      <style:text-properties style:font-name="MS Gothic" style:font-name-asian="MS Gothic" style:font-name-complex="MS Gothic"/>
    </style:style>
    <style:style style:name="T1223" style:parent-style-name="DefaultParagraphFont" style:family="text">
      <style:text-properties style:font-name="MS Gothic" style:font-name-asian="MS Gothic" style:font-name-complex="MS Gothic"/>
    </style:style>
    <style:style style:name="T1224" style:parent-style-name="DefaultParagraphFont" style:family="text">
      <style:text-properties style:font-name="MS Gothic" style:font-name-asian="MS Gothic" style:font-name-complex="MS Gothic"/>
    </style:style>
    <style:style style:name="T1225" style:parent-style-name="DefaultParagraphFont" style:family="text">
      <style:text-properties style:font-name="MS Gothic" style:font-name-asian="MS Gothic" style:font-name-complex="MS Gothic"/>
    </style:style>
    <style:style style:name="T1226" style:parent-style-name="DefaultParagraphFont" style:family="text">
      <style:text-properties style:font-name="MS Gothic" style:font-name-asian="MS Gothic" style:font-name-complex="MS Gothic"/>
    </style:style>
    <style:style style:name="T1227" style:parent-style-name="DefaultParagraphFont" style:family="text">
      <style:text-properties style:font-name="MS Gothic" style:font-name-asian="MS Gothic" style:font-name-complex="MS Gothic"/>
    </style:style>
    <style:style style:name="T1228" style:parent-style-name="DefaultParagraphFont" style:family="text">
      <style:text-properties style:font-name="Microsoft JhengHei" style:font-name-asian="Microsoft JhengHei" style:font-name-complex="Microsoft JhengHei"/>
    </style:style>
    <style:style style:name="T1229" style:parent-style-name="DefaultParagraphFont" style:family="text">
      <style:text-properties style:font-name="MS Gothic" style:font-name-asian="MS Gothic" style:font-name-complex="MS Gothic"/>
    </style:style>
    <style:style style:name="T1230" style:parent-style-name="DefaultParagraphFont" style:family="text">
      <style:text-properties style:font-name="MS Gothic" style:font-name-asian="MS Gothic" style:font-name-complex="MS Gothic"/>
    </style:style>
    <style:style style:name="T1231" style:parent-style-name="DefaultParagraphFont" style:family="text">
      <style:text-properties style:font-name="Microsoft JhengHei" style:font-name-asian="Microsoft JhengHei" style:font-name-complex="Microsoft JhengHei"/>
    </style:style>
    <style:style style:name="T1232" style:parent-style-name="DefaultParagraphFont" style:family="text">
      <style:text-properties style:font-name="MS Gothic" style:font-name-asian="MS Gothic" style:font-name-complex="MS Gothic"/>
    </style:style>
    <style:style style:name="T1233" style:parent-style-name="DefaultParagraphFont" style:family="text">
      <style:text-properties style:font-name="MS Gothic" style:font-name-asian="MS Gothic" style:font-name-complex="MS Gothic"/>
    </style:style>
    <style:style style:name="T1234" style:parent-style-name="DefaultParagraphFont" style:family="text">
      <style:text-properties style:font-name="MS Gothic" style:font-name-asian="MS Gothic" style:font-name-complex="MS Gothic"/>
    </style:style>
    <style:style style:name="T1235" style:parent-style-name="DefaultParagraphFont" style:family="text">
      <style:text-properties style:font-name="MS Gothic" style:font-name-asian="MS Gothic" style:font-name-complex="MS Gothic"/>
    </style:style>
    <style:style style:name="T1236" style:parent-style-name="DefaultParagraphFont" style:family="text">
      <style:text-properties style:font-name="MS Gothic" style:font-name-asian="MS Gothic" style:font-name-complex="MS Gothic"/>
    </style:style>
    <style:style style:name="T1237" style:parent-style-name="DefaultParagraphFont" style:family="text">
      <style:text-properties style:font-name="MS Gothic" style:font-name-asian="MS Gothic" style:font-name-complex="MS Gothic"/>
    </style:style>
    <style:style style:name="T1238" style:parent-style-name="DefaultParagraphFont" style:family="text">
      <style:text-properties style:font-name="MS Gothic" style:font-name-asian="MS Gothic" style:font-name-complex="MS Gothic"/>
    </style:style>
    <style:style style:name="T1239" style:parent-style-name="DefaultParagraphFont" style:family="text">
      <style:text-properties style:font-name="MS Gothic" style:font-name-asian="MS Gothic" style:font-name-complex="MS Gothic"/>
    </style:style>
    <style:style style:name="T1240" style:parent-style-name="DefaultParagraphFont" style:family="text">
      <style:text-properties style:font-name="MS Gothic" style:font-name-asian="MS Gothic" style:font-name-complex="MS Gothic"/>
    </style:style>
    <style:style style:name="T1241" style:parent-style-name="DefaultParagraphFont" style:family="text">
      <style:text-properties style:font-name="MS Gothic" style:font-name-asian="MS Gothic" style:font-name-complex="MS Gothic"/>
    </style:style>
    <style:style style:name="T1242" style:parent-style-name="DefaultParagraphFont" style:family="text">
      <style:text-properties style:font-name="MS Gothic" style:font-name-asian="MS Gothic" style:font-name-complex="MS Gothic"/>
    </style:style>
    <style:style style:name="T1243" style:parent-style-name="DefaultParagraphFont" style:family="text">
      <style:text-properties style:font-name="MS Gothic" style:font-name-asian="MS Gothic" style:font-name-complex="MS Gothic"/>
    </style:style>
    <style:style style:name="T1244" style:parent-style-name="DefaultParagraphFont" style:family="text">
      <style:text-properties style:font-name="Microsoft JhengHei" style:font-name-asian="Microsoft JhengHei" style:font-name-complex="Microsoft JhengHei"/>
    </style:style>
    <style:style style:name="T1245" style:parent-style-name="DefaultParagraphFont" style:family="text">
      <style:text-properties style:font-name="MS Gothic" style:font-name-asian="MS Gothic" style:font-name-complex="MS Gothic"/>
    </style:style>
    <style:style style:name="T1246" style:parent-style-name="DefaultParagraphFont" style:family="text">
      <style:text-properties style:font-name="Microsoft JhengHei" style:font-name-asian="Microsoft JhengHei" style:font-name-complex="Microsoft JhengHei"/>
    </style:style>
    <style:style style:name="T1247" style:parent-style-name="DefaultParagraphFont" style:family="text">
      <style:text-properties style:font-name="MS Gothic" style:font-name-asian="MS Gothic" style:font-name-complex="MS Gothic"/>
    </style:style>
    <style:style style:name="T1248" style:parent-style-name="DefaultParagraphFont" style:family="text">
      <style:text-properties style:font-name="MS Gothic" style:font-name-asian="MS Gothic" style:font-name-complex="MS Gothic"/>
    </style:style>
    <style:style style:name="T1249" style:parent-style-name="DefaultParagraphFont" style:family="text">
      <style:text-properties style:font-name="MS Gothic" style:font-name-asian="MS Gothic" style:font-name-complex="MS Gothic"/>
    </style:style>
    <style:style style:name="T1250" style:parent-style-name="DefaultParagraphFont" style:family="text">
      <style:text-properties style:font-name="MS Gothic" style:font-name-asian="MS Gothic" style:font-name-complex="MS Gothic"/>
    </style:style>
    <style:style style:name="T1251" style:parent-style-name="DefaultParagraphFont" style:family="text">
      <style:text-properties style:font-name="MS Gothic" style:font-name-asian="MS Gothic" style:font-name-complex="MS Gothic"/>
    </style:style>
    <style:style style:name="T1252" style:parent-style-name="DefaultParagraphFont" style:family="text">
      <style:text-properties style:font-name="MS Gothic" style:font-name-asian="MS Gothic" style:font-name-complex="MS Gothic"/>
    </style:style>
    <style:style style:name="T1253" style:parent-style-name="DefaultParagraphFont" style:family="text">
      <style:text-properties style:font-name="MS Gothic" style:font-name-asian="MS Gothic" style:font-name-complex="MS Gothic"/>
    </style:style>
    <style:style style:name="T1254" style:parent-style-name="DefaultParagraphFont" style:family="text">
      <style:text-properties style:font-name="MS Gothic" style:font-name-asian="MS Gothic" style:font-name-complex="MS Gothic"/>
    </style:style>
    <style:style style:name="T1255" style:parent-style-name="DefaultParagraphFont" style:family="text">
      <style:text-properties style:font-name="Microsoft JhengHei" style:font-name-asian="Microsoft JhengHei" style:font-name-complex="Microsoft JhengHei"/>
    </style:style>
    <style:style style:name="T1256" style:parent-style-name="DefaultParagraphFont" style:family="text">
      <style:text-properties style:font-name="MS Gothic" style:font-name-asian="MS Gothic" style:font-name-complex="MS Gothic"/>
    </style:style>
    <style:style style:name="T1257" style:parent-style-name="DefaultParagraphFont" style:family="text">
      <style:text-properties style:font-name="MS Gothic" style:font-name-asian="MS Gothic" style:font-name-complex="MS Gothic"/>
    </style:style>
    <style:style style:name="T1258" style:parent-style-name="DefaultParagraphFont" style:family="text">
      <style:text-properties style:font-name="MS Gothic" style:font-name-asian="MS Gothic" style:font-name-complex="MS Gothic"/>
    </style:style>
    <style:style style:name="T1259" style:parent-style-name="DefaultParagraphFont" style:family="text">
      <style:text-properties style:font-name="MS Gothic" style:font-name-asian="MS Gothic" style:font-name-complex="MS Gothic"/>
    </style:style>
    <style:style style:name="T1260" style:parent-style-name="DefaultParagraphFont" style:family="text">
      <style:text-properties style:font-name="MS Gothic" style:font-name-asian="MS Gothic" style:font-name-complex="MS Gothic"/>
    </style:style>
    <style:style style:name="T1261" style:parent-style-name="DefaultParagraphFont" style:family="text">
      <style:text-properties style:font-name="MS Gothic" style:font-name-asian="MS Gothic" style:font-name-complex="MS Gothic"/>
    </style:style>
    <style:style style:name="T1262" style:parent-style-name="DefaultParagraphFont" style:family="text">
      <style:text-properties style:font-name="MS Gothic" style:font-name-asian="MS Gothic" style:font-name-complex="MS Gothic"/>
    </style:style>
    <style:style style:name="T1263" style:parent-style-name="DefaultParagraphFont" style:family="text">
      <style:text-properties style:font-name="MS Gothic" style:font-name-asian="MS Gothic" style:font-name-complex="MS Gothic"/>
    </style:style>
    <style:style style:name="T1264" style:parent-style-name="DefaultParagraphFont" style:family="text">
      <style:text-properties style:font-name="MS Gothic" style:font-name-asian="MS Gothic" style:font-name-complex="MS Gothic"/>
    </style:style>
    <style:style style:name="T1265" style:parent-style-name="DefaultParagraphFont" style:family="text">
      <style:text-properties style:font-name="MS Gothic" style:font-name-asian="MS Gothic" style:font-name-complex="MS Gothic"/>
    </style:style>
    <style:style style:name="T1266" style:parent-style-name="DefaultParagraphFont" style:family="text">
      <style:text-properties style:font-name="MS Gothic" style:font-name-asian="MS Gothic" style:font-name-complex="MS Gothic"/>
    </style:style>
    <style:style style:name="T1267" style:parent-style-name="DefaultParagraphFont" style:family="text">
      <style:text-properties style:font-name="MS Gothic" style:font-name-asian="MS Gothic" style:font-name-complex="MS Gothic"/>
    </style:style>
    <style:style style:name="T1268" style:parent-style-name="DefaultParagraphFont" style:family="text">
      <style:text-properties style:font-name="MS Gothic" style:font-name-asian="MS Gothic" style:font-name-complex="MS Gothic"/>
    </style:style>
    <style:style style:name="T1269" style:parent-style-name="DefaultParagraphFont" style:family="text">
      <style:text-properties style:font-name="MS Gothic" style:font-name-asian="MS Gothic" style:font-name-complex="MS Gothic"/>
    </style:style>
    <style:style style:name="T1270" style:parent-style-name="DefaultParagraphFont" style:family="text">
      <style:text-properties style:font-name="MS Gothic" style:font-name-asian="MS Gothic" style:font-name-complex="MS Gothic"/>
    </style:style>
    <style:style style:name="T1271" style:parent-style-name="DefaultParagraphFont" style:family="text">
      <style:text-properties style:font-name="MS Gothic" style:font-name-asian="MS Gothic" style:font-name-complex="MS Gothic"/>
    </style:style>
    <style:style style:name="T1272" style:parent-style-name="DefaultParagraphFont" style:family="text">
      <style:text-properties style:font-name="MS Gothic" style:font-name-asian="MS Gothic" style:font-name-complex="MS Gothic"/>
    </style:style>
    <style:style style:name="T1273" style:parent-style-name="DefaultParagraphFont" style:family="text">
      <style:text-properties style:font-name="MS Gothic" style:font-name-asian="MS Gothic" style:font-name-complex="MS Gothic"/>
    </style:style>
    <style:style style:name="T1274" style:parent-style-name="DefaultParagraphFont" style:family="text">
      <style:text-properties style:font-name="Microsoft JhengHei" style:font-name-asian="Microsoft JhengHei" style:font-name-complex="Microsoft JhengHei"/>
    </style:style>
    <style:style style:name="T1275" style:parent-style-name="DefaultParagraphFont" style:family="text">
      <style:text-properties style:font-name="MS Gothic" style:font-name-asian="MS Gothic" style:font-name-complex="MS Gothic"/>
    </style:style>
    <style:style style:name="T1276" style:parent-style-name="DefaultParagraphFont" style:family="text">
      <style:text-properties style:font-name="MS Gothic" style:font-name-asian="MS Gothic" style:font-name-complex="MS Gothic"/>
    </style:style>
    <style:style style:name="T1277" style:parent-style-name="DefaultParagraphFont" style:family="text">
      <style:text-properties style:font-name="MS Gothic" style:font-name-asian="MS Gothic" style:font-name-complex="MS Gothic"/>
    </style:style>
    <style:style style:name="T1278" style:parent-style-name="DefaultParagraphFont" style:family="text">
      <style:text-properties style:font-name="MS Gothic" style:font-name-asian="MS Gothic" style:font-name-complex="MS Gothic"/>
    </style:style>
    <style:style style:name="T1279" style:parent-style-name="DefaultParagraphFont" style:family="text">
      <style:text-properties style:font-name="MS Gothic" style:font-name-asian="MS Gothic" style:font-name-complex="MS Gothic"/>
    </style:style>
    <style:style style:name="T1280" style:parent-style-name="DefaultParagraphFont" style:family="text">
      <style:text-properties style:font-name="MS Gothic" style:font-name-asian="MS Gothic" style:font-name-complex="MS Gothic"/>
    </style:style>
    <style:style style:name="T1281" style:parent-style-name="DefaultParagraphFont" style:family="text">
      <style:text-properties style:font-name="MS Gothic" style:font-name-asian="MS Gothic" style:font-name-complex="MS Gothic"/>
    </style:style>
    <style:style style:name="T1282" style:parent-style-name="DefaultParagraphFont" style:family="text">
      <style:text-properties style:font-name="MS Gothic" style:font-name-asian="MS Gothic" style:font-name-complex="MS Gothic"/>
    </style:style>
    <style:style style:name="T1283" style:parent-style-name="DefaultParagraphFont" style:family="text">
      <style:text-properties style:font-name="Microsoft JhengHei" style:font-name-asian="Microsoft JhengHei" style:font-name-complex="Microsoft JhengHei"/>
    </style:style>
    <style:style style:name="T1284" style:parent-style-name="DefaultParagraphFont" style:family="text">
      <style:text-properties style:font-name="Microsoft JhengHei" style:font-name-asian="Microsoft JhengHei" style:font-name-complex="Microsoft JhengHei"/>
    </style:style>
    <style:style style:name="T1285" style:parent-style-name="DefaultParagraphFont" style:family="text">
      <style:text-properties style:font-name="MS Gothic" style:font-name-asian="MS Gothic" style:font-name-complex="MS Gothic"/>
    </style:style>
    <style:style style:name="T1286" style:parent-style-name="DefaultParagraphFont" style:family="text">
      <style:text-properties style:font-name="MS Gothic" style:font-name-asian="MS Gothic" style:font-name-complex="MS Gothic"/>
    </style:style>
    <style:style style:name="T1287" style:parent-style-name="DefaultParagraphFont" style:family="text">
      <style:text-properties style:font-name="MS Gothic" style:font-name-asian="MS Gothic" style:font-name-complex="MS Gothic"/>
    </style:style>
    <style:style style:name="T1288" style:parent-style-name="DefaultParagraphFont" style:family="text">
      <style:text-properties style:font-name="MS Gothic" style:font-name-asian="MS Gothic" style:font-name-complex="MS Gothic"/>
    </style:style>
    <style:style style:name="T1289" style:parent-style-name="DefaultParagraphFont" style:family="text">
      <style:text-properties style:font-name="Microsoft JhengHei" style:font-name-asian="Microsoft JhengHei" style:font-name-complex="Microsoft JhengHei"/>
    </style:style>
    <style:style style:name="T1290" style:parent-style-name="DefaultParagraphFont" style:family="text">
      <style:text-properties style:font-name="Malgun Gothic" style:font-name-asian="Malgun Gothic" style:font-name-complex="Malgun Gothic"/>
    </style:style>
    <style:style style:name="T1291" style:parent-style-name="DefaultParagraphFont" style:family="text">
      <style:text-properties style:font-name="MS Gothic" style:font-name-asian="MS Gothic" style:font-name-complex="MS Gothic"/>
    </style:style>
    <style:style style:name="T1292" style:parent-style-name="DefaultParagraphFont" style:family="text">
      <style:text-properties style:font-name="MS Gothic" style:font-name-asian="MS Gothic" style:font-name-complex="MS Gothic"/>
    </style:style>
    <style:style style:name="T1293" style:parent-style-name="DefaultParagraphFont" style:family="text">
      <style:text-properties style:font-name="MS Gothic" style:font-name-asian="MS Gothic" style:font-name-complex="MS Gothic"/>
    </style:style>
    <style:style style:name="T1294" style:parent-style-name="DefaultParagraphFont" style:family="text">
      <style:text-properties style:font-name="MS Gothic" style:font-name-asian="MS Gothic" style:font-name-complex="MS Gothic"/>
    </style:style>
    <style:style style:name="T1295" style:parent-style-name="DefaultParagraphFont" style:family="text">
      <style:text-properties style:font-name="MS Gothic" style:font-name-asian="MS Gothic" style:font-name-complex="MS Gothic"/>
    </style:style>
    <style:style style:name="T1296" style:parent-style-name="DefaultParagraphFont" style:family="text">
      <style:text-properties style:font-name="MS Gothic" style:font-name-asian="MS Gothic" style:font-name-complex="MS Gothic"/>
    </style:style>
    <style:style style:name="T1297" style:parent-style-name="DefaultParagraphFont" style:family="text">
      <style:text-properties style:font-name="MS Gothic" style:font-name-asian="MS Gothic" style:font-name-complex="MS Gothic"/>
    </style:style>
    <style:style style:name="T1298" style:parent-style-name="DefaultParagraphFont" style:family="text">
      <style:text-properties style:font-name="MS Gothic" style:font-name-asian="MS Gothic" style:font-name-complex="MS Gothic"/>
    </style:style>
    <style:style style:name="T1299" style:parent-style-name="DefaultParagraphFont" style:family="text">
      <style:text-properties style:font-name="MS Gothic" style:font-name-asian="MS Gothic" style:font-name-complex="MS Gothic"/>
    </style:style>
    <style:style style:name="T1300" style:parent-style-name="DefaultParagraphFont" style:family="text">
      <style:text-properties style:font-name="MS Gothic" style:font-name-asian="MS Gothic" style:font-name-complex="MS Gothic"/>
    </style:style>
    <style:style style:name="T1301" style:parent-style-name="DefaultParagraphFont" style:family="text">
      <style:text-properties style:font-name="MS Gothic" style:font-name-asian="MS Gothic" style:font-name-complex="MS Gothic"/>
    </style:style>
    <style:style style:name="T1302" style:parent-style-name="DefaultParagraphFont" style:family="text">
      <style:text-properties style:font-name="MS Gothic" style:font-name-asian="MS Gothic" style:font-name-complex="MS Gothic"/>
    </style:style>
    <style:style style:name="T1303" style:parent-style-name="DefaultParagraphFont" style:family="text">
      <style:text-properties style:font-name="MS Gothic" style:font-name-asian="MS Gothic" style:font-name-complex="MS Gothic"/>
    </style:style>
    <style:style style:name="T1304" style:parent-style-name="DefaultParagraphFont" style:family="text">
      <style:text-properties style:font-name="Microsoft JhengHei" style:font-name-asian="Microsoft JhengHei" style:font-name-complex="Microsoft JhengHei"/>
    </style:style>
    <style:style style:name="T1305" style:parent-style-name="DefaultParagraphFont" style:family="text">
      <style:text-properties style:font-name="MS Gothic" style:font-name-asian="MS Gothic" style:font-name-complex="MS Gothic"/>
    </style:style>
    <style:style style:name="T1306" style:parent-style-name="DefaultParagraphFont" style:family="text">
      <style:text-properties style:font-name="MS Gothic" style:font-name-asian="MS Gothic" style:font-name-complex="MS Gothic"/>
    </style:style>
    <style:style style:name="T1307" style:parent-style-name="DefaultParagraphFont" style:family="text">
      <style:text-properties style:font-name="Microsoft JhengHei" style:font-name-asian="Microsoft JhengHei" style:font-name-complex="Microsoft JhengHei"/>
    </style:style>
    <style:style style:name="T1308" style:parent-style-name="DefaultParagraphFont" style:family="text">
      <style:text-properties style:font-name="MS Gothic" style:font-name-asian="MS Gothic" style:font-name-complex="MS Gothic"/>
    </style:style>
    <style:style style:name="T1309" style:parent-style-name="DefaultParagraphFont" style:family="text">
      <style:text-properties style:font-name="MS Gothic" style:font-name-asian="MS Gothic" style:font-name-complex="MS Gothic"/>
    </style:style>
    <style:style style:name="T1310" style:parent-style-name="DefaultParagraphFont" style:family="text">
      <style:text-properties style:font-name="MS Gothic" style:font-name-asian="MS Gothic" style:font-name-complex="MS Gothic"/>
    </style:style>
    <style:style style:name="T1311" style:parent-style-name="DefaultParagraphFont" style:family="text">
      <style:text-properties style:font-name="MS Gothic" style:font-name-asian="MS Gothic" style:font-name-complex="MS Gothic"/>
    </style:style>
    <style:style style:name="T1312" style:parent-style-name="DefaultParagraphFont" style:family="text">
      <style:text-properties style:font-name="MS Gothic" style:font-name-asian="MS Gothic" style:font-name-complex="MS Gothic"/>
    </style:style>
    <style:style style:name="T1313" style:parent-style-name="DefaultParagraphFont" style:family="text">
      <style:text-properties style:font-name="MS Gothic" style:font-name-asian="MS Gothic" style:font-name-complex="MS Gothic"/>
    </style:style>
    <style:style style:name="T1314" style:parent-style-name="DefaultParagraphFont" style:family="text">
      <style:text-properties style:font-name="MS Gothic" style:font-name-asian="MS Gothic" style:font-name-complex="MS Gothic"/>
    </style:style>
    <style:style style:name="T1315" style:parent-style-name="DefaultParagraphFont" style:family="text">
      <style:text-properties style:font-name="MS Gothic" style:font-name-asian="MS Gothic" style:font-name-complex="MS Gothic"/>
    </style:style>
    <style:style style:name="T1316" style:parent-style-name="DefaultParagraphFont" style:family="text">
      <style:text-properties style:font-name="MS Gothic" style:font-name-asian="MS Gothic" style:font-name-complex="MS Gothic"/>
    </style:style>
    <style:style style:name="T1317" style:parent-style-name="DefaultParagraphFont" style:family="text">
      <style:text-properties style:font-name="MS Gothic" style:font-name-asian="MS Gothic" style:font-name-complex="MS Gothic"/>
    </style:style>
    <style:style style:name="T1318" style:parent-style-name="DefaultParagraphFont" style:family="text">
      <style:text-properties style:font-name="MS Gothic" style:font-name-asian="MS Gothic" style:font-name-complex="MS Gothic"/>
    </style:style>
    <style:style style:name="T1319" style:parent-style-name="DefaultParagraphFont" style:family="text">
      <style:text-properties style:font-name="MS Gothic" style:font-name-asian="MS Gothic" style:font-name-complex="MS Gothic"/>
    </style:style>
    <style:style style:name="T1320" style:parent-style-name="DefaultParagraphFont" style:family="text">
      <style:text-properties style:font-name="MS Gothic" style:font-name-asian="MS Gothic" style:font-name-complex="MS Gothic"/>
    </style:style>
    <style:style style:name="T1321" style:parent-style-name="DefaultParagraphFont" style:family="text">
      <style:text-properties style:font-name="MS Gothic" style:font-name-asian="MS Gothic" style:font-name-complex="MS Gothic"/>
    </style:style>
    <style:style style:name="T1322" style:parent-style-name="DefaultParagraphFont" style:family="text">
      <style:text-properties style:font-name="MS Gothic" style:font-name-asian="MS Gothic" style:font-name-complex="MS Gothic"/>
    </style:style>
    <style:style style:name="T1323" style:parent-style-name="DefaultParagraphFont" style:family="text">
      <style:text-properties style:font-name="MS Gothic" style:font-name-asian="MS Gothic" style:font-name-complex="MS Gothic"/>
    </style:style>
    <style:style style:name="T1324" style:parent-style-name="DefaultParagraphFont" style:family="text">
      <style:text-properties style:font-name="MS Gothic" style:font-name-asian="MS Gothic" style:font-name-complex="MS Gothic"/>
    </style:style>
    <style:style style:name="T1325" style:parent-style-name="DefaultParagraphFont" style:family="text">
      <style:text-properties style:font-name="MS Gothic" style:font-name-asian="MS Gothic" style:font-name-complex="MS Gothic"/>
    </style:style>
    <style:style style:name="T1326" style:parent-style-name="DefaultParagraphFont" style:family="text">
      <style:text-properties style:font-name="MS Gothic" style:font-name-asian="MS Gothic" style:font-name-complex="MS Gothic"/>
    </style:style>
    <style:style style:name="T1327" style:parent-style-name="DefaultParagraphFont" style:family="text">
      <style:text-properties style:font-name="MS Gothic" style:font-name-asian="MS Gothic" style:font-name-complex="MS Gothic"/>
    </style:style>
    <style:style style:name="T1328" style:parent-style-name="DefaultParagraphFont" style:family="text">
      <style:text-properties style:font-name="MS Gothic" style:font-name-asian="MS Gothic" style:font-name-complex="MS Gothic"/>
    </style:style>
    <style:style style:name="T1329" style:parent-style-name="DefaultParagraphFont" style:family="text">
      <style:text-properties style:font-name="MS Gothic" style:font-name-asian="MS Gothic" style:font-name-complex="MS Gothic"/>
    </style:style>
    <style:style style:name="T1330" style:parent-style-name="DefaultParagraphFont" style:family="text">
      <style:text-properties style:font-name="MS Gothic" style:font-name-asian="MS Gothic" style:font-name-complex="MS Gothic"/>
    </style:style>
    <style:style style:name="T1331" style:parent-style-name="DefaultParagraphFont" style:family="text">
      <style:text-properties style:font-name="MS Gothic" style:font-name-asian="MS Gothic" style:font-name-complex="MS Gothic"/>
    </style:style>
    <style:style style:name="T1332" style:parent-style-name="DefaultParagraphFont" style:family="text">
      <style:text-properties style:font-name="MS Gothic" style:font-name-asian="MS Gothic" style:font-name-complex="MS Gothic"/>
    </style:style>
    <style:style style:name="T1333" style:parent-style-name="DefaultParagraphFont" style:family="text">
      <style:text-properties style:font-name="MS Gothic" style:font-name-asian="MS Gothic" style:font-name-complex="MS Gothic"/>
    </style:style>
    <style:style style:name="T1334" style:parent-style-name="DefaultParagraphFont" style:family="text">
      <style:text-properties style:font-name="MS Gothic" style:font-name-asian="MS Gothic" style:font-name-complex="MS Gothic"/>
    </style:style>
    <style:style style:name="T1335" style:parent-style-name="DefaultParagraphFont" style:family="text">
      <style:text-properties style:font-name="MS Gothic" style:font-name-asian="MS Gothic" style:font-name-complex="MS Gothic"/>
    </style:style>
    <style:style style:name="T1336" style:parent-style-name="DefaultParagraphFont" style:family="text">
      <style:text-properties style:font-name="MS Gothic" style:font-name-asian="MS Gothic" style:font-name-complex="MS Gothic"/>
    </style:style>
    <style:style style:name="T1337" style:parent-style-name="DefaultParagraphFont" style:family="text">
      <style:text-properties style:font-name="MS Gothic" style:font-name-asian="MS Gothic" style:font-name-complex="MS Gothic"/>
    </style:style>
    <style:style style:name="T1338" style:parent-style-name="DefaultParagraphFont" style:family="text">
      <style:text-properties style:font-name="MS Gothic" style:font-name-asian="MS Gothic" style:font-name-complex="MS Gothic"/>
    </style:style>
    <style:style style:name="T1339" style:parent-style-name="DefaultParagraphFont" style:family="text">
      <style:text-properties style:font-name="MS Gothic" style:font-name-asian="MS Gothic" style:font-name-complex="MS Gothic"/>
    </style:style>
    <style:style style:name="T1340" style:parent-style-name="DefaultParagraphFont" style:family="text">
      <style:text-properties style:font-name="MS Gothic" style:font-name-asian="MS Gothic" style:font-name-complex="MS Gothic"/>
    </style:style>
    <style:style style:name="T1341" style:parent-style-name="DefaultParagraphFont" style:family="text">
      <style:text-properties style:font-name="MS Gothic" style:font-name-asian="MS Gothic" style:font-name-complex="MS Gothic"/>
    </style:style>
    <style:style style:name="T1342" style:parent-style-name="DefaultParagraphFont" style:family="text">
      <style:text-properties style:font-name="MS Gothic" style:font-name-asian="MS Gothic" style:font-name-complex="MS Gothic"/>
    </style:style>
    <style:style style:name="T1343" style:parent-style-name="DefaultParagraphFont" style:family="text">
      <style:text-properties style:font-name="MS Gothic" style:font-name-asian="MS Gothic" style:font-name-complex="MS Gothic"/>
    </style:style>
    <style:style style:name="T1344" style:parent-style-name="DefaultParagraphFont" style:family="text">
      <style:text-properties style:font-name="MS Gothic" style:font-name-asian="MS Gothic" style:font-name-complex="MS Gothic"/>
    </style:style>
    <style:style style:name="T1345" style:parent-style-name="DefaultParagraphFont" style:family="text">
      <style:text-properties style:font-name="MS Gothic" style:font-name-asian="MS Gothic" style:font-name-complex="MS Gothic"/>
    </style:style>
    <style:style style:name="T1346" style:parent-style-name="DefaultParagraphFont" style:family="text">
      <style:text-properties style:font-name="MS Gothic" style:font-name-asian="MS Gothic" style:font-name-complex="MS Gothic"/>
    </style:style>
    <style:style style:name="T1347" style:parent-style-name="DefaultParagraphFont" style:family="text">
      <style:text-properties style:font-name="MS Gothic" style:font-name-asian="MS Gothic" style:font-name-complex="MS Gothic"/>
    </style:style>
    <style:style style:name="T1348" style:parent-style-name="DefaultParagraphFont" style:family="text">
      <style:text-properties style:font-name="MS Gothic" style:font-name-asian="MS Gothic" style:font-name-complex="MS Gothic"/>
    </style:style>
    <style:style style:name="T1349" style:parent-style-name="DefaultParagraphFont" style:family="text">
      <style:text-properties style:font-name="MS Gothic" style:font-name-asian="MS Gothic" style:font-name-complex="MS Gothic"/>
    </style:style>
    <style:style style:name="T1350" style:parent-style-name="DefaultParagraphFont" style:family="text">
      <style:text-properties style:font-name="MS Gothic" style:font-name-asian="MS Gothic" style:font-name-complex="MS Gothic"/>
    </style:style>
    <style:style style:name="T1351" style:parent-style-name="DefaultParagraphFont" style:family="text">
      <style:text-properties style:font-name="MS Gothic" style:font-name-asian="MS Gothic" style:font-name-complex="MS Gothic"/>
    </style:style>
    <style:style style:name="T1352" style:parent-style-name="DefaultParagraphFont" style:family="text">
      <style:text-properties style:font-name="MS Gothic" style:font-name-asian="MS Gothic" style:font-name-complex="MS Gothic"/>
    </style:style>
    <style:style style:name="T1353" style:parent-style-name="DefaultParagraphFont" style:family="text">
      <style:text-properties style:font-name="MS Gothic" style:font-name-asian="MS Gothic" style:font-name-complex="MS Gothic"/>
    </style:style>
    <style:style style:name="T1354" style:parent-style-name="DefaultParagraphFont" style:family="text">
      <style:text-properties style:font-name="MS Gothic" style:font-name-asian="MS Gothic" style:font-name-complex="MS Gothic"/>
    </style:style>
    <style:style style:name="T1355" style:parent-style-name="DefaultParagraphFont" style:family="text">
      <style:text-properties style:font-name="MS Gothic" style:font-name-asian="MS Gothic" style:font-name-complex="MS Gothic"/>
    </style:style>
    <style:style style:name="T1356" style:parent-style-name="DefaultParagraphFont" style:family="text">
      <style:text-properties style:font-name="MS Gothic" style:font-name-asian="MS Gothic" style:font-name-complex="MS Gothic"/>
    </style:style>
    <style:style style:name="T1357" style:parent-style-name="DefaultParagraphFont" style:family="text">
      <style:text-properties style:font-name="MS Gothic" style:font-name-asian="MS Gothic" style:font-name-complex="MS Gothic"/>
    </style:style>
    <style:style style:name="T1358" style:parent-style-name="DefaultParagraphFont" style:family="text">
      <style:text-properties style:font-name="MS Gothic" style:font-name-asian="MS Gothic" style:font-name-complex="MS Gothic"/>
    </style:style>
    <style:style style:name="T1359" style:parent-style-name="DefaultParagraphFont" style:family="text">
      <style:text-properties style:font-name="Microsoft JhengHei" style:font-name-asian="Microsoft JhengHei" style:font-name-complex="Microsoft JhengHei"/>
    </style:style>
    <style:style style:name="T1360" style:parent-style-name="DefaultParagraphFont" style:family="text">
      <style:text-properties style:font-name="MS Gothic" style:font-name-asian="MS Gothic" style:font-name-complex="MS Gothic"/>
    </style:style>
    <style:style style:name="T1361" style:parent-style-name="DefaultParagraphFont" style:family="text">
      <style:text-properties style:font-name="MS Gothic" style:font-name-asian="MS Gothic" style:font-name-complex="MS Gothic"/>
    </style:style>
    <style:style style:name="T1362" style:parent-style-name="DefaultParagraphFont" style:family="text">
      <style:text-properties style:font-name="MS Gothic" style:font-name-asian="MS Gothic" style:font-name-complex="MS Gothic"/>
    </style:style>
    <style:style style:name="T1363" style:parent-style-name="DefaultParagraphFont" style:family="text">
      <style:text-properties style:font-name="MS Gothic" style:font-name-asian="MS Gothic" style:font-name-complex="MS Gothic"/>
    </style:style>
    <style:style style:name="T1364" style:parent-style-name="DefaultParagraphFont" style:family="text">
      <style:text-properties style:font-name="MS Gothic" style:font-name-asian="MS Gothic" style:font-name-complex="MS Gothic"/>
    </style:style>
    <style:style style:name="T1365" style:parent-style-name="DefaultParagraphFont" style:family="text">
      <style:text-properties style:font-name="MS Gothic" style:font-name-asian="MS Gothic" style:font-name-complex="MS Gothic"/>
    </style:style>
    <style:style style:name="T1366" style:parent-style-name="DefaultParagraphFont" style:family="text">
      <style:text-properties style:font-name="MS Gothic" style:font-name-asian="MS Gothic" style:font-name-complex="MS Gothic"/>
    </style:style>
    <style:style style:name="T1367" style:parent-style-name="DefaultParagraphFont" style:family="text">
      <style:text-properties style:font-name="MS Gothic" style:font-name-asian="MS Gothic" style:font-name-complex="MS Gothic"/>
    </style:style>
    <style:style style:name="T1368" style:parent-style-name="DefaultParagraphFont" style:family="text">
      <style:text-properties style:font-name="Microsoft JhengHei" style:font-name-asian="Microsoft JhengHei" style:font-name-complex="Microsoft JhengHei"/>
    </style:style>
    <style:style style:name="T1369" style:parent-style-name="DefaultParagraphFont" style:family="text">
      <style:text-properties style:font-name="MS Gothic" style:font-name-asian="MS Gothic" style:font-name-complex="MS Gothic"/>
    </style:style>
    <style:style style:name="T1370" style:parent-style-name="DefaultParagraphFont" style:family="text">
      <style:text-properties style:font-name="MS Gothic" style:font-name-asian="MS Gothic" style:font-name-complex="MS Gothic"/>
    </style:style>
    <style:style style:name="T1371" style:parent-style-name="DefaultParagraphFont" style:family="text">
      <style:text-properties style:font-name="MS Gothic" style:font-name-asian="MS Gothic" style:font-name-complex="MS Gothic"/>
    </style:style>
    <style:style style:name="T1372" style:parent-style-name="DefaultParagraphFont" style:family="text">
      <style:text-properties style:font-name="MS Gothic" style:font-name-asian="MS Gothic" style:font-name-complex="MS Gothic"/>
    </style:style>
    <style:style style:name="T1373" style:parent-style-name="DefaultParagraphFont" style:family="text">
      <style:text-properties style:font-name="MS Gothic" style:font-name-asian="MS Gothic" style:font-name-complex="MS Gothic"/>
    </style:style>
    <style:style style:name="T1374" style:parent-style-name="DefaultParagraphFont" style:family="text">
      <style:text-properties style:font-name="Microsoft JhengHei" style:font-name-asian="Microsoft JhengHei" style:font-name-complex="Microsoft JhengHei"/>
    </style:style>
    <style:style style:name="T1375" style:parent-style-name="DefaultParagraphFont" style:family="text">
      <style:text-properties style:font-name="MS Gothic" style:font-name-asian="MS Gothic" style:font-name-complex="MS Gothic"/>
    </style:style>
    <style:style style:name="T1376" style:parent-style-name="DefaultParagraphFont" style:family="text">
      <style:text-properties style:font-name="MS Gothic" style:font-name-asian="MS Gothic" style:font-name-complex="MS Gothic"/>
    </style:style>
    <style:style style:name="T1377" style:parent-style-name="DefaultParagraphFont" style:family="text">
      <style:text-properties style:font-name="MS Gothic" style:font-name-asian="MS Gothic" style:font-name-complex="MS Gothic"/>
    </style:style>
    <style:style style:name="T1378" style:parent-style-name="DefaultParagraphFont" style:family="text">
      <style:text-properties style:font-name="MS Gothic" style:font-name-asian="MS Gothic" style:font-name-complex="MS Gothic"/>
    </style:style>
    <style:style style:name="T1379" style:parent-style-name="DefaultParagraphFont" style:family="text">
      <style:text-properties style:font-name="MS Gothic" style:font-name-asian="MS Gothic" style:font-name-complex="MS Gothic"/>
    </style:style>
    <style:style style:name="T1380" style:parent-style-name="DefaultParagraphFont" style:family="text">
      <style:text-properties style:font-name="MS Gothic" style:font-name-asian="MS Gothic" style:font-name-complex="MS Gothic"/>
    </style:style>
    <style:style style:name="T1381" style:parent-style-name="DefaultParagraphFont" style:family="text">
      <style:text-properties style:font-name="MS Gothic" style:font-name-asian="MS Gothic" style:font-name-complex="MS Gothic"/>
    </style:style>
    <style:style style:name="T1382" style:parent-style-name="DefaultParagraphFont" style:family="text">
      <style:text-properties style:font-name="MS Gothic" style:font-name-asian="MS Gothic" style:font-name-complex="MS Gothic"/>
    </style:style>
    <style:style style:name="T1383" style:parent-style-name="DefaultParagraphFont" style:family="text">
      <style:text-properties style:font-name="MS Gothic" style:font-name-asian="MS Gothic" style:font-name-complex="MS Gothic"/>
    </style:style>
    <style:style style:name="T1384" style:parent-style-name="DefaultParagraphFont" style:family="text">
      <style:text-properties style:font-name="MS Gothic" style:font-name-asian="MS Gothic" style:font-name-complex="MS Gothic"/>
    </style:style>
    <style:style style:name="T1385" style:parent-style-name="DefaultParagraphFont" style:family="text">
      <style:text-properties style:font-name="MS Gothic" style:font-name-asian="MS Gothic" style:font-name-complex="MS Gothic"/>
    </style:style>
    <style:style style:name="T1386" style:parent-style-name="DefaultParagraphFont" style:family="text">
      <style:text-properties style:font-name="MS Gothic" style:font-name-asian="MS Gothic" style:font-name-complex="MS Gothic"/>
    </style:style>
    <style:style style:name="T1387" style:parent-style-name="DefaultParagraphFont" style:family="text">
      <style:text-properties style:font-name="MS Gothic" style:font-name-asian="MS Gothic" style:font-name-complex="MS Gothic"/>
    </style:style>
    <style:style style:name="T1388" style:parent-style-name="DefaultParagraphFont" style:family="text">
      <style:text-properties style:font-name="MS Gothic" style:font-name-asian="MS Gothic" style:font-name-complex="MS Gothic"/>
    </style:style>
    <style:style style:name="T1389" style:parent-style-name="DefaultParagraphFont" style:family="text">
      <style:text-properties style:font-name="MS Gothic" style:font-name-asian="MS Gothic" style:font-name-complex="MS Gothic"/>
    </style:style>
    <style:style style:name="T1390" style:parent-style-name="DefaultParagraphFont" style:family="text">
      <style:text-properties style:font-name="MS Gothic" style:font-name-asian="MS Gothic" style:font-name-complex="MS Gothic"/>
    </style:style>
    <style:style style:name="T1391" style:parent-style-name="DefaultParagraphFont" style:family="text">
      <style:text-properties style:font-name="MS Gothic" style:font-name-asian="MS Gothic" style:font-name-complex="MS Gothic"/>
    </style:style>
    <style:style style:name="T1392" style:parent-style-name="DefaultParagraphFont" style:family="text">
      <style:text-properties style:font-name="MS Gothic" style:font-name-asian="MS Gothic" style:font-name-complex="MS Gothic"/>
    </style:style>
    <style:style style:name="T1393" style:parent-style-name="DefaultParagraphFont" style:family="text">
      <style:text-properties style:font-name="MS Gothic" style:font-name-asian="MS Gothic" style:font-name-complex="MS Gothic"/>
    </style:style>
    <style:style style:name="T1394" style:parent-style-name="DefaultParagraphFont" style:family="text">
      <style:text-properties style:font-name="MS Gothic" style:font-name-asian="MS Gothic" style:font-name-complex="MS Gothic"/>
    </style:style>
    <style:style style:name="T1395" style:parent-style-name="DefaultParagraphFont" style:family="text">
      <style:text-properties style:font-name="MS Gothic" style:font-name-asian="MS Gothic" style:font-name-complex="MS Gothic"/>
    </style:style>
    <style:style style:name="T1396" style:parent-style-name="DefaultParagraphFont" style:family="text">
      <style:text-properties style:font-name="MS Gothic" style:font-name-asian="MS Gothic" style:font-name-complex="MS Gothic"/>
    </style:style>
    <style:style style:name="T1397" style:parent-style-name="DefaultParagraphFont" style:family="text">
      <style:text-properties style:font-name="MS Gothic" style:font-name-asian="MS Gothic" style:font-name-complex="MS Gothic"/>
    </style:style>
    <style:style style:name="T1398" style:parent-style-name="DefaultParagraphFont" style:family="text">
      <style:text-properties style:font-name="MS Gothic" style:font-name-asian="MS Gothic" style:font-name-complex="MS Gothic"/>
    </style:style>
    <style:style style:name="T1399" style:parent-style-name="DefaultParagraphFont" style:family="text">
      <style:text-properties style:font-name="MS Gothic" style:font-name-asian="MS Gothic" style:font-name-complex="MS Gothic"/>
    </style:style>
    <style:style style:name="T1400" style:parent-style-name="DefaultParagraphFont" style:family="text">
      <style:text-properties style:font-name="MS Gothic" style:font-name-asian="MS Gothic" style:font-name-complex="MS Gothic"/>
    </style:style>
    <style:style style:name="T1401" style:parent-style-name="DefaultParagraphFont" style:family="text">
      <style:text-properties style:font-name="MS Gothic" style:font-name-asian="MS Gothic" style:font-name-complex="MS Gothic"/>
    </style:style>
    <style:style style:name="T1402" style:parent-style-name="DefaultParagraphFont" style:family="text">
      <style:text-properties style:font-name="MS Gothic" style:font-name-asian="MS Gothic" style:font-name-complex="MS Gothic"/>
    </style:style>
    <style:style style:name="T1403" style:parent-style-name="DefaultParagraphFont" style:family="text">
      <style:text-properties style:font-name="MS Gothic" style:font-name-asian="MS Gothic" style:font-name-complex="MS Gothic"/>
    </style:style>
    <style:style style:name="T1404" style:parent-style-name="DefaultParagraphFont" style:family="text">
      <style:text-properties style:font-name="MS Gothic" style:font-name-asian="MS Gothic" style:font-name-complex="MS Gothic"/>
    </style:style>
    <style:style style:name="T1405" style:parent-style-name="DefaultParagraphFont" style:family="text">
      <style:text-properties style:font-name="MS Gothic" style:font-name-asian="MS Gothic" style:font-name-complex="MS Gothic"/>
    </style:style>
    <style:style style:name="T1406" style:parent-style-name="DefaultParagraphFont" style:family="text">
      <style:text-properties style:font-name="MS Gothic" style:font-name-asian="MS Gothic" style:font-name-complex="MS Gothic"/>
    </style:style>
    <style:style style:name="T1407" style:parent-style-name="DefaultParagraphFont" style:family="text">
      <style:text-properties style:font-name="MS Gothic" style:font-name-asian="MS Gothic" style:font-name-complex="MS Gothic"/>
    </style:style>
    <style:style style:name="T1408" style:parent-style-name="DefaultParagraphFont" style:family="text">
      <style:text-properties fo:font-weight="bold" style:font-weight-asian="bold" style:font-weight-complex="bold"/>
    </style:style>
    <style:style style:name="T140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410" style:parent-style-name="DefaultParagraphFont" style:family="text">
      <style:text-properties fo:font-weight="bold" style:font-weight-asian="bold" style:font-weight-complex="bold"/>
    </style:style>
    <style:style style:name="T141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412" style:parent-style-name="DefaultParagraphFont" style:family="text">
      <style:text-properties fo:font-weight="bold" style:font-weight-asian="bold" style:font-weight-complex="bold"/>
    </style:style>
    <style:style style:name="T141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414" style:parent-style-name="DefaultParagraphFont" style:family="text">
      <style:text-properties fo:font-weight="bold" style:font-weight-asian="bold" style:font-weight-complex="bold"/>
    </style:style>
    <style:style style:name="T141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416" style:parent-style-name="DefaultParagraphFont" style:family="text">
      <style:text-properties fo:font-weight="bold" style:font-weight-asian="bold" style:font-weight-complex="bold"/>
    </style:style>
    <style:style style:name="T141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418" style:parent-style-name="DefaultParagraphFont" style:family="text">
      <style:text-properties fo:font-weight="bold" style:font-weight-asian="bold" style:font-weight-complex="bold"/>
    </style:style>
    <style:style style:name="T1419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420" style:parent-style-name="DefaultParagraphFont" style:family="text">
      <style:text-properties fo:font-weight="bold" style:font-weight-asian="bold" style:font-weight-complex="bold"/>
    </style:style>
    <style:style style:name="T142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422" style:parent-style-name="DefaultParagraphFont" style:family="text">
      <style:text-properties fo:font-weight="bold" style:font-weight-asian="bold" style:font-weight-complex="bold"/>
    </style:style>
    <style:style style:name="T1423" style:parent-style-name="DefaultParagraphFont" style:family="text">
      <style:text-properties style:font-name="Microsoft JhengHei" style:font-name-asian="Microsoft JhengHei" style:font-name-complex="Microsoft JhengHei"/>
    </style:style>
    <style:style style:name="T1424" style:parent-style-name="DefaultParagraphFont" style:family="text">
      <style:text-properties style:font-name="MS Gothic" style:font-name-asian="MS Gothic" style:font-name-complex="MS Gothic"/>
    </style:style>
    <style:style style:name="T1425" style:parent-style-name="DefaultParagraphFont" style:family="text">
      <style:text-properties style:font-name="MS Gothic" style:font-name-asian="MS Gothic" style:font-name-complex="MS Gothic"/>
    </style:style>
    <style:style style:name="T1426" style:parent-style-name="DefaultParagraphFont" style:family="text">
      <style:text-properties style:font-name="MS Gothic" style:font-name-asian="MS Gothic" style:font-name-complex="MS Gothic"/>
    </style:style>
    <style:style style:name="T1427" style:parent-style-name="DefaultParagraphFont" style:family="text">
      <style:text-properties style:font-name="MS Gothic" style:font-name-asian="MS Gothic" style:font-name-complex="MS Gothic"/>
    </style:style>
    <style:style style:name="T1428" style:parent-style-name="DefaultParagraphFont" style:family="text">
      <style:text-properties style:font-name="MS Gothic" style:font-name-asian="MS Gothic" style:font-name-complex="MS Gothic"/>
    </style:style>
    <style:style style:name="T1429" style:parent-style-name="DefaultParagraphFont" style:family="text">
      <style:text-properties style:font-name="MS Gothic" style:font-name-asian="MS Gothic" style:font-name-complex="MS Gothic"/>
    </style:style>
    <style:style style:name="T1430" style:parent-style-name="DefaultParagraphFont" style:family="text">
      <style:text-properties style:font-name="MS Gothic" style:font-name-asian="MS Gothic" style:font-name-complex="MS Gothic"/>
    </style:style>
    <style:style style:name="T1431" style:parent-style-name="DefaultParagraphFont" style:family="text">
      <style:text-properties style:font-name="MS Gothic" style:font-name-asian="MS Gothic" style:font-name-complex="MS Gothic"/>
    </style:style>
    <style:style style:name="T1432" style:parent-style-name="DefaultParagraphFont" style:family="text">
      <style:text-properties style:font-name="MS Gothic" style:font-name-asian="MS Gothic" style:font-name-complex="MS Gothic"/>
    </style:style>
    <style:style style:name="T1433" style:parent-style-name="DefaultParagraphFont" style:family="text">
      <style:text-properties style:font-name="MS Gothic" style:font-name-asian="MS Gothic" style:font-name-complex="MS Gothic"/>
    </style:style>
    <style:style style:name="T1434" style:parent-style-name="DefaultParagraphFont" style:family="text">
      <style:text-properties style:font-name="MS Gothic" style:font-name-asian="MS Gothic" style:font-name-complex="MS Gothic"/>
    </style:style>
    <style:style style:name="T1435" style:parent-style-name="DefaultParagraphFont" style:family="text">
      <style:text-properties style:font-name="MS Gothic" style:font-name-asian="MS Gothic" style:font-name-complex="MS Gothic"/>
    </style:style>
    <style:style style:name="T1436" style:parent-style-name="DefaultParagraphFont" style:family="text">
      <style:text-properties style:font-name="MS Gothic" style:font-name-asian="MS Gothic" style:font-name-complex="MS Gothic"/>
    </style:style>
    <style:style style:name="T1437" style:parent-style-name="DefaultParagraphFont" style:family="text">
      <style:text-properties style:font-name="MS Gothic" style:font-name-asian="MS Gothic" style:font-name-complex="MS Gothic"/>
    </style:style>
    <style:style style:name="T1438" style:parent-style-name="DefaultParagraphFont" style:family="text">
      <style:text-properties style:font-name="MS Gothic" style:font-name-asian="MS Gothic" style:font-name-complex="MS Gothic"/>
    </style:style>
    <style:style style:name="T1439" style:parent-style-name="DefaultParagraphFont" style:family="text">
      <style:text-properties style:font-name="Microsoft JhengHei" style:font-name-asian="Microsoft JhengHei" style:font-name-complex="Microsoft JhengHei"/>
    </style:style>
    <style:style style:name="T1440" style:parent-style-name="DefaultParagraphFont" style:family="text">
      <style:text-properties style:font-name="MS Gothic" style:font-name-asian="MS Gothic" style:font-name-complex="MS Gothic"/>
    </style:style>
    <style:style style:name="T1441" style:parent-style-name="DefaultParagraphFont" style:family="text">
      <style:text-properties style:font-name="MS Gothic" style:font-name-asian="MS Gothic" style:font-name-complex="MS Gothic"/>
    </style:style>
    <style:style style:name="T1442" style:parent-style-name="DefaultParagraphFont" style:family="text">
      <style:text-properties style:font-name="MS Gothic" style:font-name-asian="MS Gothic" style:font-name-complex="MS Gothic"/>
    </style:style>
    <style:style style:name="T1443" style:parent-style-name="DefaultParagraphFont" style:family="text">
      <style:text-properties style:font-name="MS Gothic" style:font-name-asian="MS Gothic" style:font-name-complex="MS Gothic"/>
    </style:style>
    <style:style style:name="T1444" style:parent-style-name="DefaultParagraphFont" style:family="text">
      <style:text-properties style:font-name="MS Gothic" style:font-name-asian="MS Gothic" style:font-name-complex="MS Gothic"/>
    </style:style>
    <style:style style:name="T1445" style:parent-style-name="DefaultParagraphFont" style:family="text">
      <style:text-properties style:font-name="MS Gothic" style:font-name-asian="MS Gothic" style:font-name-complex="MS Gothic"/>
    </style:style>
    <style:style style:name="T1446" style:parent-style-name="DefaultParagraphFont" style:family="text">
      <style:text-properties style:font-name="MS Gothic" style:font-name-asian="MS Gothic" style:font-name-complex="MS Gothic"/>
    </style:style>
    <style:style style:name="T1447" style:parent-style-name="DefaultParagraphFont" style:family="text">
      <style:text-properties style:font-name="MS Gothic" style:font-name-asian="MS Gothic" style:font-name-complex="MS Gothic"/>
    </style:style>
    <style:style style:name="T1448" style:parent-style-name="DefaultParagraphFont" style:family="text">
      <style:text-properties style:font-name="MS Gothic" style:font-name-asian="MS Gothic" style:font-name-complex="MS Gothic"/>
    </style:style>
    <style:style style:name="T1449" style:parent-style-name="DefaultParagraphFont" style:family="text">
      <style:text-properties style:font-name="MS Gothic" style:font-name-asian="MS Gothic" style:font-name-complex="MS Gothic"/>
    </style:style>
    <style:style style:name="T1450" style:parent-style-name="DefaultParagraphFont" style:family="text">
      <style:text-properties style:font-name="MS Gothic" style:font-name-asian="MS Gothic" style:font-name-complex="MS Gothic"/>
    </style:style>
    <style:style style:name="T1451" style:parent-style-name="DefaultParagraphFont" style:family="text">
      <style:text-properties style:font-name="MS Gothic" style:font-name-asian="MS Gothic" style:font-name-complex="MS Gothic"/>
    </style:style>
    <style:style style:name="T1452" style:parent-style-name="DefaultParagraphFont" style:family="text">
      <style:text-properties style:font-name="MS Gothic" style:font-name-asian="MS Gothic" style:font-name-complex="MS Gothic"/>
    </style:style>
    <style:style style:name="T1453" style:parent-style-name="DefaultParagraphFont" style:family="text">
      <style:text-properties style:font-name="MS Gothic" style:font-name-asian="MS Gothic" style:font-name-complex="MS Gothic"/>
    </style:style>
    <style:style style:name="T1454" style:parent-style-name="DefaultParagraphFont" style:family="text">
      <style:text-properties style:font-name="MS Gothic" style:font-name-asian="MS Gothic" style:font-name-complex="MS Gothic"/>
    </style:style>
    <style:style style:name="T1455" style:parent-style-name="DefaultParagraphFont" style:family="text">
      <style:text-properties style:font-name="MS Gothic" style:font-name-asian="MS Gothic" style:font-name-complex="MS Gothic"/>
    </style:style>
    <style:style style:name="T1456" style:parent-style-name="DefaultParagraphFont" style:family="text">
      <style:text-properties style:font-name="MS Gothic" style:font-name-asian="MS Gothic" style:font-name-complex="MS Gothic"/>
    </style:style>
    <style:style style:name="T1457" style:parent-style-name="DefaultParagraphFont" style:family="text">
      <style:text-properties style:font-name="MS Gothic" style:font-name-asian="MS Gothic" style:font-name-complex="MS Gothic"/>
    </style:style>
    <style:style style:name="T1458" style:parent-style-name="DefaultParagraphFont" style:family="text">
      <style:text-properties style:font-name="MS Gothic" style:font-name-asian="MS Gothic" style:font-name-complex="MS Gothic"/>
    </style:style>
    <style:style style:name="T1459" style:parent-style-name="DefaultParagraphFont" style:family="text">
      <style:text-properties style:font-name="MS Gothic" style:font-name-asian="MS Gothic" style:font-name-complex="MS Gothic"/>
    </style:style>
    <style:style style:name="T1460" style:parent-style-name="DefaultParagraphFont" style:family="text">
      <style:text-properties style:font-name="MS Gothic" style:font-name-asian="MS Gothic" style:font-name-complex="MS Gothic"/>
    </style:style>
    <style:style style:name="T1461" style:parent-style-name="DefaultParagraphFont" style:family="text">
      <style:text-properties style:font-name="MS Gothic" style:font-name-asian="MS Gothic" style:font-name-complex="MS Gothic"/>
    </style:style>
    <style:style style:name="T1462" style:parent-style-name="DefaultParagraphFont" style:family="text">
      <style:text-properties style:font-name="MS Gothic" style:font-name-asian="MS Gothic" style:font-name-complex="MS Gothic"/>
    </style:style>
    <style:style style:name="T1463" style:parent-style-name="DefaultParagraphFont" style:family="text">
      <style:text-properties style:font-name="MS Gothic" style:font-name-asian="MS Gothic" style:font-name-complex="MS Gothic"/>
    </style:style>
    <style:style style:name="T1464" style:parent-style-name="DefaultParagraphFont" style:family="text">
      <style:text-properties style:font-name="MS Gothic" style:font-name-asian="MS Gothic" style:font-name-complex="MS Gothic"/>
    </style:style>
    <style:style style:name="T1465" style:parent-style-name="DefaultParagraphFont" style:family="text">
      <style:text-properties style:font-name="MS Gothic" style:font-name-asian="MS Gothic" style:font-name-complex="MS Gothic"/>
    </style:style>
    <style:style style:name="T1466" style:parent-style-name="DefaultParagraphFont" style:family="text">
      <style:text-properties style:font-name="Microsoft JhengHei" style:font-name-asian="Microsoft JhengHei" style:font-name-complex="Microsoft JhengHei"/>
    </style:style>
    <style:style style:name="T1467" style:parent-style-name="DefaultParagraphFont" style:family="text">
      <style:text-properties style:font-name="MS Gothic" style:font-name-asian="MS Gothic" style:font-name-complex="MS Gothic"/>
    </style:style>
    <style:style style:name="T1468" style:parent-style-name="DefaultParagraphFont" style:family="text">
      <style:text-properties style:font-name="MS Gothic" style:font-name-asian="MS Gothic" style:font-name-complex="MS Gothic"/>
    </style:style>
    <style:style style:name="T1469" style:parent-style-name="DefaultParagraphFont" style:family="text">
      <style:text-properties style:font-name="MS Gothic" style:font-name-asian="MS Gothic" style:font-name-complex="MS Gothic"/>
    </style:style>
    <style:style style:name="T1470" style:parent-style-name="DefaultParagraphFont" style:family="text">
      <style:text-properties style:font-name="MS Gothic" style:font-name-asian="MS Gothic" style:font-name-complex="MS Gothic"/>
    </style:style>
    <style:style style:name="T1471" style:parent-style-name="DefaultParagraphFont" style:family="text">
      <style:text-properties style:font-name="MS Gothic" style:font-name-asian="MS Gothic" style:font-name-complex="MS Gothic"/>
    </style:style>
    <style:style style:name="T1472" style:parent-style-name="DefaultParagraphFont" style:family="text">
      <style:text-properties style:font-name="MS Gothic" style:font-name-asian="MS Gothic" style:font-name-complex="MS Gothic"/>
    </style:style>
    <style:style style:name="T1473" style:parent-style-name="DefaultParagraphFont" style:family="text">
      <style:text-properties style:font-name="MS Gothic" style:font-name-asian="MS Gothic" style:font-name-complex="MS Gothic"/>
    </style:style>
    <style:style style:name="T1474" style:parent-style-name="DefaultParagraphFont" style:family="text">
      <style:text-properties style:font-name="MS Gothic" style:font-name-asian="MS Gothic" style:font-name-complex="MS Gothic"/>
    </style:style>
    <style:style style:name="T1475" style:parent-style-name="DefaultParagraphFont" style:family="text">
      <style:text-properties style:font-name="MS Gothic" style:font-name-asian="MS Gothic" style:font-name-complex="MS Gothic"/>
    </style:style>
    <style:style style:name="T1476" style:parent-style-name="DefaultParagraphFont" style:family="text">
      <style:text-properties style:font-name="MS Gothic" style:font-name-asian="MS Gothic" style:font-name-complex="MS Gothic"/>
    </style:style>
    <style:style style:name="T1477" style:parent-style-name="DefaultParagraphFont" style:family="text">
      <style:text-properties style:font-name="MS Gothic" style:font-name-asian="MS Gothic" style:font-name-complex="MS Gothic"/>
    </style:style>
    <style:style style:name="T1478" style:parent-style-name="DefaultParagraphFont" style:family="text">
      <style:text-properties style:font-name="MS Gothic" style:font-name-asian="MS Gothic" style:font-name-complex="MS Gothic"/>
    </style:style>
    <style:style style:name="T1479" style:parent-style-name="DefaultParagraphFont" style:family="text">
      <style:text-properties style:font-name="MS Gothic" style:font-name-asian="MS Gothic" style:font-name-complex="MS Gothic"/>
    </style:style>
    <style:style style:name="T1480" style:parent-style-name="DefaultParagraphFont" style:family="text">
      <style:text-properties style:font-name="MS Gothic" style:font-name-asian="MS Gothic" style:font-name-complex="MS Gothic"/>
    </style:style>
    <style:style style:name="T1481" style:parent-style-name="DefaultParagraphFont" style:family="text">
      <style:text-properties style:font-name="MS Gothic" style:font-name-asian="MS Gothic" style:font-name-complex="MS Gothic"/>
    </style:style>
    <style:style style:name="T1482" style:parent-style-name="DefaultParagraphFont" style:family="text">
      <style:text-properties style:font-name="MS Gothic" style:font-name-asian="MS Gothic" style:font-name-complex="MS Gothic"/>
    </style:style>
    <style:style style:name="T1483" style:parent-style-name="DefaultParagraphFont" style:family="text">
      <style:text-properties style:font-name="MS Gothic" style:font-name-asian="MS Gothic" style:font-name-complex="MS Gothic"/>
    </style:style>
    <style:style style:name="T1484" style:parent-style-name="DefaultParagraphFont" style:family="text">
      <style:text-properties style:font-name="MS Gothic" style:font-name-asian="MS Gothic" style:font-name-complex="MS Gothic"/>
    </style:style>
    <style:style style:name="T1485" style:parent-style-name="DefaultParagraphFont" style:family="text">
      <style:text-properties style:font-name="MS Gothic" style:font-name-asian="MS Gothic" style:font-name-complex="MS Gothic"/>
    </style:style>
    <style:style style:name="T1486" style:parent-style-name="DefaultParagraphFont" style:family="text">
      <style:text-properties style:font-name="MS Gothic" style:font-name-asian="MS Gothic" style:font-name-complex="MS Gothic"/>
    </style:style>
    <style:style style:name="T1487" style:parent-style-name="DefaultParagraphFont" style:family="text">
      <style:text-properties style:font-name="MS Gothic" style:font-name-asian="MS Gothic" style:font-name-complex="MS Gothic"/>
    </style:style>
    <style:style style:name="T1488" style:parent-style-name="DefaultParagraphFont" style:family="text">
      <style:text-properties style:font-name="MS Gothic" style:font-name-asian="MS Gothic" style:font-name-complex="MS Gothic"/>
    </style:style>
    <style:style style:name="T1489" style:parent-style-name="DefaultParagraphFont" style:family="text">
      <style:text-properties style:font-name="MS Gothic" style:font-name-asian="MS Gothic" style:font-name-complex="MS Gothic"/>
    </style:style>
    <style:style style:name="T1490" style:parent-style-name="DefaultParagraphFont" style:family="text">
      <style:text-properties style:font-name="MS Gothic" style:font-name-asian="MS Gothic" style:font-name-complex="MS Gothic"/>
    </style:style>
    <style:style style:name="T1491" style:parent-style-name="DefaultParagraphFont" style:family="text">
      <style:text-properties style:font-name="MS Gothic" style:font-name-asian="MS Gothic" style:font-name-complex="MS Gothic"/>
    </style:style>
    <style:style style:name="T1492" style:parent-style-name="DefaultParagraphFont" style:family="text">
      <style:text-properties style:font-name="MS Gothic" style:font-name-asian="MS Gothic" style:font-name-complex="MS Gothic"/>
    </style:style>
    <style:style style:name="T1493" style:parent-style-name="DefaultParagraphFont" style:family="text">
      <style:text-properties style:font-name="MS Gothic" style:font-name-asian="MS Gothic" style:font-name-complex="MS Gothic"/>
    </style:style>
    <style:style style:name="T1494" style:parent-style-name="DefaultParagraphFont" style:family="text">
      <style:text-properties style:font-name="MS Gothic" style:font-name-asian="MS Gothic" style:font-name-complex="MS Gothic"/>
    </style:style>
    <style:style style:name="T1495" style:parent-style-name="DefaultParagraphFont" style:family="text">
      <style:text-properties style:font-name="MS Gothic" style:font-name-asian="MS Gothic" style:font-name-complex="MS Gothic"/>
    </style:style>
    <style:style style:name="T1496" style:parent-style-name="DefaultParagraphFont" style:family="text">
      <style:text-properties style:font-name="MS Gothic" style:font-name-asian="MS Gothic" style:font-name-complex="MS Gothic"/>
    </style:style>
    <style:style style:name="T1497" style:parent-style-name="DefaultParagraphFont" style:family="text">
      <style:text-properties style:font-name="Microsoft JhengHei" style:font-name-asian="Microsoft JhengHei" style:font-name-complex="Microsoft JhengHei"/>
    </style:style>
    <style:style style:name="T1498" style:parent-style-name="DefaultParagraphFont" style:family="text">
      <style:text-properties style:font-name="MS Gothic" style:font-name-asian="MS Gothic" style:font-name-complex="MS Gothic"/>
    </style:style>
    <style:style style:name="T1499" style:parent-style-name="DefaultParagraphFont" style:family="text">
      <style:text-properties style:font-name="MS Gothic" style:font-name-asian="MS Gothic" style:font-name-complex="MS Gothic"/>
    </style:style>
    <style:style style:name="T1500" style:parent-style-name="DefaultParagraphFont" style:family="text">
      <style:text-properties style:font-name="MS Gothic" style:font-name-asian="MS Gothic" style:font-name-complex="MS Gothic"/>
    </style:style>
    <style:style style:name="T1501" style:parent-style-name="DefaultParagraphFont" style:family="text">
      <style:text-properties style:font-name="MS Gothic" style:font-name-asian="MS Gothic" style:font-name-complex="MS Gothic"/>
    </style:style>
    <style:style style:name="T1502" style:parent-style-name="DefaultParagraphFont" style:family="text">
      <style:text-properties style:font-name="MS Gothic" style:font-name-asian="MS Gothic" style:font-name-complex="MS Gothic"/>
    </style:style>
    <style:style style:name="T1503" style:parent-style-name="DefaultParagraphFont" style:family="text">
      <style:text-properties style:font-name="MS Gothic" style:font-name-asian="MS Gothic" style:font-name-complex="MS Gothic"/>
    </style:style>
    <style:style style:name="T1504" style:parent-style-name="DefaultParagraphFont" style:family="text">
      <style:text-properties style:font-name="MS Gothic" style:font-name-asian="MS Gothic" style:font-name-complex="MS Gothic"/>
    </style:style>
    <style:style style:name="T1505" style:parent-style-name="DefaultParagraphFont" style:family="text">
      <style:text-properties style:font-name="MS Gothic" style:font-name-asian="MS Gothic" style:font-name-complex="MS Gothic"/>
    </style:style>
    <style:style style:name="T1506" style:parent-style-name="DefaultParagraphFont" style:family="text">
      <style:text-properties style:font-name="MS Gothic" style:font-name-asian="MS Gothic" style:font-name-complex="MS Gothic"/>
    </style:style>
    <style:style style:name="T1507" style:parent-style-name="DefaultParagraphFont" style:family="text">
      <style:text-properties style:font-name="Microsoft JhengHei" style:font-name-asian="Microsoft JhengHei" style:font-name-complex="Microsoft JhengHei"/>
    </style:style>
    <style:style style:name="T1508" style:parent-style-name="DefaultParagraphFont" style:family="text">
      <style:text-properties style:font-name="MS Gothic" style:font-name-asian="MS Gothic" style:font-name-complex="MS Gothic"/>
    </style:style>
    <style:style style:name="T1509" style:parent-style-name="DefaultParagraphFont" style:family="text">
      <style:text-properties style:font-name="MS Gothic" style:font-name-asian="MS Gothic" style:font-name-complex="MS Gothic"/>
    </style:style>
    <style:style style:name="T1510" style:parent-style-name="DefaultParagraphFont" style:family="text">
      <style:text-properties style:font-name="MS Gothic" style:font-name-asian="MS Gothic" style:font-name-complex="MS Gothic"/>
    </style:style>
    <style:style style:name="T1511" style:parent-style-name="DefaultParagraphFont" style:family="text">
      <style:text-properties style:font-name="MS Gothic" style:font-name-asian="MS Gothic" style:font-name-complex="MS Gothic"/>
    </style:style>
    <style:style style:name="T1512" style:parent-style-name="DefaultParagraphFont" style:family="text">
      <style:text-properties style:font-name="MS Gothic" style:font-name-asian="MS Gothic" style:font-name-complex="MS Gothic"/>
    </style:style>
    <style:style style:name="T1513" style:parent-style-name="DefaultParagraphFont" style:family="text">
      <style:text-properties style:font-name="MS Gothic" style:font-name-asian="MS Gothic" style:font-name-complex="MS Gothic"/>
    </style:style>
    <style:style style:name="T1514" style:parent-style-name="DefaultParagraphFont" style:family="text">
      <style:text-properties style:font-name="MS Gothic" style:font-name-asian="MS Gothic" style:font-name-complex="MS Gothic"/>
    </style:style>
    <style:style style:name="T1515" style:parent-style-name="DefaultParagraphFont" style:family="text">
      <style:text-properties style:font-name="MS Gothic" style:font-name-asian="MS Gothic" style:font-name-complex="MS Gothic"/>
    </style:style>
    <style:style style:name="T1516" style:parent-style-name="DefaultParagraphFont" style:family="text">
      <style:text-properties style:font-name="MS Gothic" style:font-name-asian="MS Gothic" style:font-name-complex="MS Gothic"/>
    </style:style>
    <style:style style:name="T1517" style:parent-style-name="DefaultParagraphFont" style:family="text">
      <style:text-properties style:font-name="MS Gothic" style:font-name-asian="MS Gothic" style:font-name-complex="MS Gothic"/>
    </style:style>
    <style:style style:name="T1518" style:parent-style-name="DefaultParagraphFont" style:family="text">
      <style:text-properties style:font-name="MS Gothic" style:font-name-asian="MS Gothic" style:font-name-complex="MS Gothic"/>
    </style:style>
    <style:style style:name="T1519" style:parent-style-name="DefaultParagraphFont" style:family="text">
      <style:text-properties style:font-name="Microsoft JhengHei" style:font-name-asian="Microsoft JhengHei" style:font-name-complex="Microsoft JhengHei"/>
    </style:style>
    <style:style style:name="T1520" style:parent-style-name="DefaultParagraphFont" style:family="text">
      <style:text-properties style:font-name="MS Gothic" style:font-name-asian="MS Gothic" style:font-name-complex="MS Gothic"/>
    </style:style>
    <style:style style:name="T1521" style:parent-style-name="DefaultParagraphFont" style:family="text">
      <style:text-properties style:font-name="MS Gothic" style:font-name-asian="MS Gothic" style:font-name-complex="MS Gothic"/>
    </style:style>
    <style:style style:name="T1522" style:parent-style-name="DefaultParagraphFont" style:family="text">
      <style:text-properties style:font-name="MS Gothic" style:font-name-asian="MS Gothic" style:font-name-complex="MS Gothic"/>
    </style:style>
    <style:style style:name="T1523" style:parent-style-name="DefaultParagraphFont" style:family="text">
      <style:text-properties style:font-name="MS Gothic" style:font-name-asian="MS Gothic" style:font-name-complex="MS Gothic"/>
    </style:style>
    <style:style style:name="T1524" style:parent-style-name="DefaultParagraphFont" style:family="text">
      <style:text-properties style:font-name="MS Gothic" style:font-name-asian="MS Gothic" style:font-name-complex="MS Gothic"/>
    </style:style>
    <style:style style:name="T1525" style:parent-style-name="DefaultParagraphFont" style:family="text">
      <style:text-properties style:font-name="MS Gothic" style:font-name-asian="MS Gothic" style:font-name-complex="MS Gothic"/>
    </style:style>
    <style:style style:name="T1526" style:parent-style-name="DefaultParagraphFont" style:family="text">
      <style:text-properties style:font-name="MS Gothic" style:font-name-asian="MS Gothic" style:font-name-complex="MS Gothic"/>
    </style:style>
    <style:style style:name="T1527" style:parent-style-name="DefaultParagraphFont" style:family="text">
      <style:text-properties style:font-name="MS Gothic" style:font-name-asian="MS Gothic" style:font-name-complex="MS Gothic"/>
    </style:style>
    <style:style style:name="T1528" style:parent-style-name="DefaultParagraphFont" style:family="text">
      <style:text-properties style:font-name="MS Gothic" style:font-name-asian="MS Gothic" style:font-name-complex="MS Gothic"/>
    </style:style>
    <style:style style:name="T1529" style:parent-style-name="DefaultParagraphFont" style:family="text">
      <style:text-properties style:font-name="MS Gothic" style:font-name-asian="MS Gothic" style:font-name-complex="MS Gothic"/>
    </style:style>
    <style:style style:name="T1530" style:parent-style-name="DefaultParagraphFont" style:family="text">
      <style:text-properties style:font-name="MS Gothic" style:font-name-asian="MS Gothic" style:font-name-complex="MS Gothic"/>
    </style:style>
    <style:style style:name="T1531" style:parent-style-name="DefaultParagraphFont" style:family="text">
      <style:text-properties style:font-name="MS Gothic" style:font-name-asian="MS Gothic" style:font-name-complex="MS Gothic"/>
    </style:style>
    <style:style style:name="T1532" style:parent-style-name="DefaultParagraphFont" style:family="text">
      <style:text-properties style:font-name="MS Gothic" style:font-name-asian="MS Gothic" style:font-name-complex="MS Gothic"/>
    </style:style>
    <style:style style:name="T1533" style:parent-style-name="DefaultParagraphFont" style:family="text">
      <style:text-properties style:font-name="MS Gothic" style:font-name-asian="MS Gothic" style:font-name-complex="MS Gothic"/>
    </style:style>
    <style:style style:name="T1534" style:parent-style-name="DefaultParagraphFont" style:family="text">
      <style:text-properties style:font-name="MS Gothic" style:font-name-asian="MS Gothic" style:font-name-complex="MS Gothic"/>
    </style:style>
    <style:style style:name="T1535" style:parent-style-name="DefaultParagraphFont" style:family="text">
      <style:text-properties style:font-name="MS Gothic" style:font-name-asian="MS Gothic" style:font-name-complex="MS Gothic"/>
    </style:style>
    <style:style style:name="T1536" style:parent-style-name="DefaultParagraphFont" style:family="text">
      <style:text-properties style:font-name="MS Gothic" style:font-name-asian="MS Gothic" style:font-name-complex="MS Gothic"/>
    </style:style>
    <style:style style:name="T1537" style:parent-style-name="DefaultParagraphFont" style:family="text">
      <style:text-properties style:font-name="MS Gothic" style:font-name-asian="MS Gothic" style:font-name-complex="MS Gothic"/>
    </style:style>
    <style:style style:name="T1538" style:parent-style-name="DefaultParagraphFont" style:family="text">
      <style:text-properties style:font-name="MS Gothic" style:font-name-asian="MS Gothic" style:font-name-complex="MS Gothic"/>
    </style:style>
    <style:style style:name="T1539" style:parent-style-name="DefaultParagraphFont" style:family="text">
      <style:text-properties style:font-name="MS Gothic" style:font-name-asian="MS Gothic" style:font-name-complex="MS Gothic"/>
    </style:style>
    <style:style style:name="T1540" style:parent-style-name="DefaultParagraphFont" style:family="text">
      <style:text-properties style:font-name="MS Gothic" style:font-name-asian="MS Gothic" style:font-name-complex="MS Gothic"/>
    </style:style>
    <style:style style:name="T1541" style:parent-style-name="DefaultParagraphFont" style:family="text">
      <style:text-properties style:font-name="MS Gothic" style:font-name-asian="MS Gothic" style:font-name-complex="MS Gothic"/>
    </style:style>
    <style:style style:name="T1542" style:parent-style-name="DefaultParagraphFont" style:family="text">
      <style:text-properties style:font-name="MS Gothic" style:font-name-asian="MS Gothic" style:font-name-complex="MS Gothic"/>
    </style:style>
    <style:style style:name="T1543" style:parent-style-name="DefaultParagraphFont" style:family="text">
      <style:text-properties style:font-name="Microsoft JhengHei" style:font-name-asian="Microsoft JhengHei" style:font-name-complex="Microsoft JhengHei"/>
    </style:style>
    <style:style style:name="T1544" style:parent-style-name="DefaultParagraphFont" style:family="text">
      <style:text-properties style:font-name="MS Gothic" style:font-name-asian="MS Gothic" style:font-name-complex="MS Gothic"/>
    </style:style>
    <style:style style:name="T1545" style:parent-style-name="DefaultParagraphFont" style:family="text">
      <style:text-properties style:font-name="MS Gothic" style:font-name-asian="MS Gothic" style:font-name-complex="MS Gothic"/>
    </style:style>
    <style:style style:name="T1546" style:parent-style-name="DefaultParagraphFont" style:family="text">
      <style:text-properties style:font-name="MS Gothic" style:font-name-asian="MS Gothic" style:font-name-complex="MS Gothic"/>
    </style:style>
    <style:style style:name="T1547" style:parent-style-name="DefaultParagraphFont" style:family="text">
      <style:text-properties style:font-name="MS Gothic" style:font-name-asian="MS Gothic" style:font-name-complex="MS Gothic"/>
    </style:style>
    <style:style style:name="T1548" style:parent-style-name="DefaultParagraphFont" style:family="text">
      <style:text-properties style:font-name="MS Gothic" style:font-name-asian="MS Gothic" style:font-name-complex="MS Gothic"/>
    </style:style>
    <style:style style:name="T1549" style:parent-style-name="DefaultParagraphFont" style:family="text">
      <style:text-properties style:font-name="MS Gothic" style:font-name-asian="MS Gothic" style:font-name-complex="MS Gothic"/>
    </style:style>
    <style:style style:name="T1550" style:parent-style-name="DefaultParagraphFont" style:family="text">
      <style:text-properties style:font-name="Microsoft JhengHei" style:font-name-asian="Microsoft JhengHei" style:font-name-complex="Microsoft JhengHei"/>
    </style:style>
    <style:style style:name="T1551" style:parent-style-name="DefaultParagraphFont" style:family="text">
      <style:text-properties style:font-name="MS Gothic" style:font-name-asian="MS Gothic" style:font-name-complex="MS Gothic"/>
    </style:style>
    <style:style style:name="T1552" style:parent-style-name="DefaultParagraphFont" style:family="text">
      <style:text-properties style:font-name="MS Gothic" style:font-name-asian="MS Gothic" style:font-name-complex="MS Gothic"/>
    </style:style>
    <style:style style:name="T1553" style:parent-style-name="DefaultParagraphFont" style:family="text">
      <style:text-properties style:font-name="MS Gothic" style:font-name-asian="MS Gothic" style:font-name-complex="MS Gothic"/>
    </style:style>
    <style:style style:name="T1554" style:parent-style-name="DefaultParagraphFont" style:family="text">
      <style:text-properties style:font-name="MS Gothic" style:font-name-asian="MS Gothic" style:font-name-complex="MS Gothic"/>
    </style:style>
    <style:style style:name="T1555" style:parent-style-name="DefaultParagraphFont" style:family="text">
      <style:text-properties style:font-name="MS Gothic" style:font-name-asian="MS Gothic" style:font-name-complex="MS Gothic"/>
    </style:style>
    <style:style style:name="T1556" style:parent-style-name="DefaultParagraphFont" style:family="text">
      <style:text-properties style:font-name="MS Gothic" style:font-name-asian="MS Gothic" style:font-name-complex="MS Gothic"/>
    </style:style>
    <style:style style:name="T1557" style:parent-style-name="DefaultParagraphFont" style:family="text">
      <style:text-properties style:font-name="MS Gothic" style:font-name-asian="MS Gothic" style:font-name-complex="MS Gothic"/>
    </style:style>
    <style:style style:name="T1558" style:parent-style-name="DefaultParagraphFont" style:family="text">
      <style:text-properties style:font-name="MS Gothic" style:font-name-asian="MS Gothic" style:font-name-complex="MS Gothic"/>
    </style:style>
    <style:style style:name="T1559" style:parent-style-name="DefaultParagraphFont" style:family="text">
      <style:text-properties style:font-name="MS Gothic" style:font-name-asian="MS Gothic" style:font-name-complex="MS Gothic"/>
    </style:style>
    <style:style style:name="T1560" style:parent-style-name="DefaultParagraphFont" style:family="text">
      <style:text-properties style:font-name="MS Gothic" style:font-name-asian="MS Gothic" style:font-name-complex="MS Gothic"/>
    </style:style>
    <style:style style:name="T1561" style:parent-style-name="DefaultParagraphFont" style:family="text">
      <style:text-properties style:font-name="MS Gothic" style:font-name-asian="MS Gothic" style:font-name-complex="MS Gothic"/>
    </style:style>
    <style:style style:name="T1562" style:parent-style-name="DefaultParagraphFont" style:family="text">
      <style:text-properties style:font-name="Microsoft JhengHei" style:font-name-asian="Microsoft JhengHei" style:font-name-complex="Microsoft JhengHei"/>
    </style:style>
    <style:style style:name="T1563" style:parent-style-name="DefaultParagraphFont" style:family="text">
      <style:text-properties style:font-name="MS Gothic" style:font-name-asian="MS Gothic" style:font-name-complex="MS Gothic"/>
    </style:style>
    <style:style style:name="T1564" style:parent-style-name="DefaultParagraphFont" style:family="text">
      <style:text-properties style:font-name="MS Gothic" style:font-name-asian="MS Gothic" style:font-name-complex="MS Gothic"/>
    </style:style>
    <style:style style:name="T1565" style:parent-style-name="DefaultParagraphFont" style:family="text">
      <style:text-properties style:font-name="Microsoft JhengHei" style:font-name-asian="Microsoft JhengHei" style:font-name-complex="Microsoft JhengHei"/>
    </style:style>
    <style:style style:name="T1566" style:parent-style-name="DefaultParagraphFont" style:family="text">
      <style:text-properties style:font-name="MS Gothic" style:font-name-asian="MS Gothic" style:font-name-complex="MS Gothic"/>
    </style:style>
    <style:style style:name="T1567" style:parent-style-name="DefaultParagraphFont" style:family="text">
      <style:text-properties style:font-name="MS Gothic" style:font-name-asian="MS Gothic" style:font-name-complex="MS Gothic"/>
    </style:style>
    <style:style style:name="T1568" style:parent-style-name="DefaultParagraphFont" style:family="text">
      <style:text-properties style:font-name="MS Gothic" style:font-name-asian="MS Gothic" style:font-name-complex="MS Gothic"/>
    </style:style>
    <style:style style:name="T1569" style:parent-style-name="DefaultParagraphFont" style:family="text">
      <style:text-properties style:font-name="MS Gothic" style:font-name-asian="MS Gothic" style:font-name-complex="MS Gothic"/>
    </style:style>
    <style:style style:name="T1570" style:parent-style-name="DefaultParagraphFont" style:family="text">
      <style:text-properties style:font-name="MS Gothic" style:font-name-asian="MS Gothic" style:font-name-complex="MS Gothic"/>
    </style:style>
    <style:style style:name="T1571" style:parent-style-name="DefaultParagraphFont" style:family="text">
      <style:text-properties style:font-name="MS Gothic" style:font-name-asian="MS Gothic" style:font-name-complex="MS Gothic"/>
    </style:style>
    <style:style style:name="T1572" style:parent-style-name="DefaultParagraphFont" style:family="text">
      <style:text-properties style:font-name="MS Gothic" style:font-name-asian="MS Gothic" style:font-name-complex="MS Gothic"/>
    </style:style>
    <style:style style:name="T1573" style:parent-style-name="DefaultParagraphFont" style:family="text">
      <style:text-properties style:font-name="MS Gothic" style:font-name-asian="MS Gothic" style:font-name-complex="MS Gothic"/>
    </style:style>
    <style:style style:name="T1574" style:parent-style-name="DefaultParagraphFont" style:family="text">
      <style:text-properties style:font-name="MS Gothic" style:font-name-asian="MS Gothic" style:font-name-complex="MS Gothic"/>
    </style:style>
    <style:style style:name="T1575" style:parent-style-name="DefaultParagraphFont" style:family="text">
      <style:text-properties style:font-name="MS Gothic" style:font-name-asian="MS Gothic" style:font-name-complex="MS Gothic"/>
    </style:style>
    <style:style style:name="T1576" style:parent-style-name="DefaultParagraphFont" style:family="text">
      <style:text-properties style:font-name="MS Gothic" style:font-name-asian="MS Gothic" style:font-name-complex="MS Gothic"/>
    </style:style>
    <style:style style:name="T1577" style:parent-style-name="DefaultParagraphFont" style:family="text">
      <style:text-properties style:font-name="MS Gothic" style:font-name-asian="MS Gothic" style:font-name-complex="MS Gothic"/>
    </style:style>
    <style:style style:name="T1578" style:parent-style-name="DefaultParagraphFont" style:family="text">
      <style:text-properties style:font-name="Microsoft JhengHei" style:font-name-asian="Microsoft JhengHei" style:font-name-complex="Microsoft JhengHei"/>
    </style:style>
    <style:style style:name="T1579" style:parent-style-name="DefaultParagraphFont" style:family="text">
      <style:text-properties style:font-name="MS Gothic" style:font-name-asian="MS Gothic" style:font-name-complex="MS Gothic"/>
    </style:style>
    <style:style style:name="T1580" style:parent-style-name="DefaultParagraphFont" style:family="text">
      <style:text-properties style:font-name="Microsoft JhengHei" style:font-name-asian="Microsoft JhengHei" style:font-name-complex="Microsoft JhengHei"/>
    </style:style>
    <style:style style:name="T1581" style:parent-style-name="DefaultParagraphFont" style:family="text">
      <style:text-properties style:font-name="MS Gothic" style:font-name-asian="MS Gothic" style:font-name-complex="MS Gothic"/>
    </style:style>
    <style:style style:name="T1582" style:parent-style-name="DefaultParagraphFont" style:family="text">
      <style:text-properties style:font-name="MS Gothic" style:font-name-asian="MS Gothic" style:font-name-complex="MS Gothic"/>
    </style:style>
    <style:style style:name="T1583" style:parent-style-name="DefaultParagraphFont" style:family="text">
      <style:text-properties style:font-name="MS Gothic" style:font-name-asian="MS Gothic" style:font-name-complex="MS Gothic"/>
    </style:style>
    <style:style style:name="T1584" style:parent-style-name="DefaultParagraphFont" style:family="text">
      <style:text-properties style:font-name="MS Gothic" style:font-name-asian="MS Gothic" style:font-name-complex="MS Gothic"/>
    </style:style>
    <style:style style:name="T1585" style:parent-style-name="DefaultParagraphFont" style:family="text">
      <style:text-properties style:font-name="MS Gothic" style:font-name-asian="MS Gothic" style:font-name-complex="MS Gothic"/>
    </style:style>
    <style:style style:name="T1586" style:parent-style-name="DefaultParagraphFont" style:family="text">
      <style:text-properties style:font-name="MS Gothic" style:font-name-asian="MS Gothic" style:font-name-complex="MS Gothic"/>
    </style:style>
    <style:style style:name="T1587" style:parent-style-name="DefaultParagraphFont" style:family="text">
      <style:text-properties style:font-name="MS Gothic" style:font-name-asian="MS Gothic" style:font-name-complex="MS Gothic"/>
    </style:style>
    <style:style style:name="T1588" style:parent-style-name="DefaultParagraphFont" style:family="text">
      <style:text-properties style:font-name="MS Gothic" style:font-name-asian="MS Gothic" style:font-name-complex="MS Gothic"/>
    </style:style>
    <style:style style:name="T1589" style:parent-style-name="DefaultParagraphFont" style:family="text">
      <style:text-properties style:font-name="Microsoft JhengHei" style:font-name-asian="Microsoft JhengHei" style:font-name-complex="Microsoft JhengHei"/>
    </style:style>
    <style:style style:name="T1590" style:parent-style-name="DefaultParagraphFont" style:family="text">
      <style:text-properties style:font-name="MS Gothic" style:font-name-asian="MS Gothic" style:font-name-complex="MS Gothic"/>
    </style:style>
    <style:style style:name="T1591" style:parent-style-name="DefaultParagraphFont" style:family="text">
      <style:text-properties style:font-name="MS Gothic" style:font-name-asian="MS Gothic" style:font-name-complex="MS Gothic"/>
    </style:style>
    <style:style style:name="T1592" style:parent-style-name="DefaultParagraphFont" style:family="text">
      <style:text-properties style:font-name="MS Gothic" style:font-name-asian="MS Gothic" style:font-name-complex="MS Gothic"/>
    </style:style>
    <style:style style:name="T1593" style:parent-style-name="DefaultParagraphFont" style:family="text">
      <style:text-properties style:font-name="MS Gothic" style:font-name-asian="MS Gothic" style:font-name-complex="MS Gothic"/>
    </style:style>
    <style:style style:name="T1594" style:parent-style-name="DefaultParagraphFont" style:family="text">
      <style:text-properties style:font-name="MS Gothic" style:font-name-asian="MS Gothic" style:font-name-complex="MS Gothic"/>
    </style:style>
    <style:style style:name="T1595" style:parent-style-name="DefaultParagraphFont" style:family="text">
      <style:text-properties style:font-name="MS Gothic" style:font-name-asian="MS Gothic" style:font-name-complex="MS Gothic"/>
    </style:style>
    <style:style style:name="T1596" style:parent-style-name="DefaultParagraphFont" style:family="text">
      <style:text-properties style:font-name="MS Gothic" style:font-name-asian="MS Gothic" style:font-name-complex="MS Gothic"/>
    </style:style>
    <style:style style:name="T1597" style:parent-style-name="DefaultParagraphFont" style:family="text">
      <style:text-properties style:font-name="MS Gothic" style:font-name-asian="MS Gothic" style:font-name-complex="MS Gothic"/>
    </style:style>
    <style:style style:name="T1598" style:parent-style-name="DefaultParagraphFont" style:family="text">
      <style:text-properties style:font-name="MS Gothic" style:font-name-asian="MS Gothic" style:font-name-complex="MS Gothic"/>
    </style:style>
    <style:style style:name="T1599" style:parent-style-name="DefaultParagraphFont" style:family="text">
      <style:text-properties style:font-name="MS Gothic" style:font-name-asian="MS Gothic" style:font-name-complex="MS Gothic"/>
    </style:style>
    <style:style style:name="T1600" style:parent-style-name="DefaultParagraphFont" style:family="text">
      <style:text-properties style:font-name="MS Gothic" style:font-name-asian="MS Gothic" style:font-name-complex="MS Gothic"/>
    </style:style>
    <style:style style:name="T1601" style:parent-style-name="DefaultParagraphFont" style:family="text">
      <style:text-properties style:font-name="MS Gothic" style:font-name-asian="MS Gothic" style:font-name-complex="MS Gothic"/>
    </style:style>
    <style:style style:name="T1602" style:parent-style-name="DefaultParagraphFont" style:family="text">
      <style:text-properties style:font-name="MS Gothic" style:font-name-asian="MS Gothic" style:font-name-complex="MS Gothic"/>
    </style:style>
    <style:style style:name="T1603" style:parent-style-name="DefaultParagraphFont" style:family="text">
      <style:text-properties style:font-name="MS Gothic" style:font-name-asian="MS Gothic" style:font-name-complex="MS Gothic"/>
    </style:style>
    <style:style style:name="T1604" style:parent-style-name="DefaultParagraphFont" style:family="text">
      <style:text-properties style:font-name="MS Gothic" style:font-name-asian="MS Gothic" style:font-name-complex="MS Gothic"/>
    </style:style>
    <style:style style:name="T1605" style:parent-style-name="DefaultParagraphFont" style:family="text">
      <style:text-properties style:font-name="MS Gothic" style:font-name-asian="MS Gothic" style:font-name-complex="MS Gothic"/>
    </style:style>
    <style:style style:name="T1606" style:parent-style-name="DefaultParagraphFont" style:family="text">
      <style:text-properties style:font-name="MS Gothic" style:font-name-asian="MS Gothic" style:font-name-complex="MS Gothic"/>
    </style:style>
    <style:style style:name="T1607" style:parent-style-name="DefaultParagraphFont" style:family="text">
      <style:text-properties style:font-name="MS Gothic" style:font-name-asian="MS Gothic" style:font-name-complex="MS Gothic"/>
    </style:style>
    <style:style style:name="T1608" style:parent-style-name="DefaultParagraphFont" style:family="text">
      <style:text-properties style:font-name="Microsoft JhengHei" style:font-name-asian="Microsoft JhengHei" style:font-name-complex="Microsoft JhengHei"/>
    </style:style>
    <style:style style:name="T1609" style:parent-style-name="DefaultParagraphFont" style:family="text">
      <style:text-properties style:font-name="MS Gothic" style:font-name-asian="MS Gothic" style:font-name-complex="MS Gothic"/>
    </style:style>
    <style:style style:name="T1610" style:parent-style-name="DefaultParagraphFont" style:family="text">
      <style:text-properties style:font-name="MS Gothic" style:font-name-asian="MS Gothic" style:font-name-complex="MS Gothic"/>
    </style:style>
    <style:style style:name="T1611" style:parent-style-name="DefaultParagraphFont" style:family="text">
      <style:text-properties style:font-name="MS Gothic" style:font-name-asian="MS Gothic" style:font-name-complex="MS Gothic"/>
    </style:style>
    <style:style style:name="T1612" style:parent-style-name="DefaultParagraphFont" style:family="text">
      <style:text-properties style:font-name="MS Gothic" style:font-name-asian="MS Gothic" style:font-name-complex="MS Gothic"/>
    </style:style>
    <style:style style:name="T1613" style:parent-style-name="DefaultParagraphFont" style:family="text">
      <style:text-properties style:font-name="MS Gothic" style:font-name-asian="MS Gothic" style:font-name-complex="MS Gothic"/>
    </style:style>
    <style:style style:name="T1614" style:parent-style-name="DefaultParagraphFont" style:family="text">
      <style:text-properties style:font-name="MS Gothic" style:font-name-asian="MS Gothic" style:font-name-complex="MS Gothic"/>
    </style:style>
    <style:style style:name="T1615" style:parent-style-name="DefaultParagraphFont" style:family="text">
      <style:text-properties style:font-name="MS Gothic" style:font-name-asian="MS Gothic" style:font-name-complex="MS Gothic"/>
    </style:style>
    <style:style style:name="T1616" style:parent-style-name="DefaultParagraphFont" style:family="text">
      <style:text-properties style:font-name="MS Gothic" style:font-name-asian="MS Gothic" style:font-name-complex="MS Gothic"/>
    </style:style>
    <style:style style:name="T1617" style:parent-style-name="DefaultParagraphFont" style:family="text">
      <style:text-properties style:font-name="Microsoft JhengHei" style:font-name-asian="Microsoft JhengHei" style:font-name-complex="Microsoft JhengHei"/>
    </style:style>
    <style:style style:name="T1618" style:parent-style-name="DefaultParagraphFont" style:family="text">
      <style:text-properties style:font-name="Microsoft JhengHei" style:font-name-asian="Microsoft JhengHei" style:font-name-complex="Microsoft JhengHei"/>
    </style:style>
    <style:style style:name="T1619" style:parent-style-name="DefaultParagraphFont" style:family="text">
      <style:text-properties style:font-name="MS Gothic" style:font-name-asian="MS Gothic" style:font-name-complex="MS Gothic"/>
    </style:style>
    <style:style style:name="T1620" style:parent-style-name="DefaultParagraphFont" style:family="text">
      <style:text-properties style:font-name="MS Gothic" style:font-name-asian="MS Gothic" style:font-name-complex="MS Gothic"/>
    </style:style>
    <style:style style:name="T1621" style:parent-style-name="DefaultParagraphFont" style:family="text">
      <style:text-properties style:font-name="MS Gothic" style:font-name-asian="MS Gothic" style:font-name-complex="MS Gothic"/>
    </style:style>
    <style:style style:name="T1622" style:parent-style-name="DefaultParagraphFont" style:family="text">
      <style:text-properties style:font-name="MS Gothic" style:font-name-asian="MS Gothic" style:font-name-complex="MS Gothic"/>
    </style:style>
    <style:style style:name="T1623" style:parent-style-name="DefaultParagraphFont" style:family="text">
      <style:text-properties style:font-name="Microsoft JhengHei" style:font-name-asian="Microsoft JhengHei" style:font-name-complex="Microsoft JhengHei"/>
    </style:style>
    <style:style style:name="T1624" style:parent-style-name="DefaultParagraphFont" style:family="text">
      <style:text-properties style:font-name="Malgun Gothic" style:font-name-asian="Malgun Gothic" style:font-name-complex="Malgun Gothic"/>
    </style:style>
    <style:style style:name="T1625" style:parent-style-name="DefaultParagraphFont" style:family="text">
      <style:text-properties style:font-name="MS Gothic" style:font-name-asian="MS Gothic" style:font-name-complex="MS Gothic"/>
    </style:style>
    <style:style style:name="T1626" style:parent-style-name="DefaultParagraphFont" style:family="text">
      <style:text-properties style:font-name="MS Gothic" style:font-name-asian="MS Gothic" style:font-name-complex="MS Gothic"/>
    </style:style>
    <style:style style:name="T1627" style:parent-style-name="DefaultParagraphFont" style:family="text">
      <style:text-properties style:font-name="MS Gothic" style:font-name-asian="MS Gothic" style:font-name-complex="MS Gothic"/>
    </style:style>
    <style:style style:name="T1628" style:parent-style-name="DefaultParagraphFont" style:family="text">
      <style:text-properties style:font-name="MS Gothic" style:font-name-asian="MS Gothic" style:font-name-complex="MS Gothic"/>
    </style:style>
    <style:style style:name="T1629" style:parent-style-name="DefaultParagraphFont" style:family="text">
      <style:text-properties style:font-name="MS Gothic" style:font-name-asian="MS Gothic" style:font-name-complex="MS Gothic"/>
    </style:style>
    <style:style style:name="T1630" style:parent-style-name="DefaultParagraphFont" style:family="text">
      <style:text-properties style:font-name="MS Gothic" style:font-name-asian="MS Gothic" style:font-name-complex="MS Gothic"/>
    </style:style>
    <style:style style:name="T1631" style:parent-style-name="DefaultParagraphFont" style:family="text">
      <style:text-properties style:font-name="MS Gothic" style:font-name-asian="MS Gothic" style:font-name-complex="MS Gothic"/>
    </style:style>
    <style:style style:name="T1632" style:parent-style-name="DefaultParagraphFont" style:family="text">
      <style:text-properties style:font-name="MS Gothic" style:font-name-asian="MS Gothic" style:font-name-complex="MS Gothic"/>
    </style:style>
    <style:style style:name="T1633" style:parent-style-name="DefaultParagraphFont" style:family="text">
      <style:text-properties style:font-name="MS Gothic" style:font-name-asian="MS Gothic" style:font-name-complex="MS Gothic"/>
    </style:style>
    <style:style style:name="T1634" style:parent-style-name="DefaultParagraphFont" style:family="text">
      <style:text-properties style:font-name="MS Gothic" style:font-name-asian="MS Gothic" style:font-name-complex="MS Gothic"/>
    </style:style>
    <style:style style:name="T1635" style:parent-style-name="DefaultParagraphFont" style:family="text">
      <style:text-properties style:font-name="MS Gothic" style:font-name-asian="MS Gothic" style:font-name-complex="MS Gothic"/>
    </style:style>
    <style:style style:name="T1636" style:parent-style-name="DefaultParagraphFont" style:family="text">
      <style:text-properties style:font-name="MS Gothic" style:font-name-asian="MS Gothic" style:font-name-complex="MS Gothic"/>
    </style:style>
    <style:style style:name="T1637" style:parent-style-name="DefaultParagraphFont" style:family="text">
      <style:text-properties style:font-name="MS Gothic" style:font-name-asian="MS Gothic" style:font-name-complex="MS Gothic"/>
    </style:style>
    <style:style style:name="T1638" style:parent-style-name="DefaultParagraphFont" style:family="text">
      <style:text-properties style:font-name="Microsoft JhengHei" style:font-name-asian="Microsoft JhengHei" style:font-name-complex="Microsoft JhengHei"/>
    </style:style>
    <style:style style:name="T1639" style:parent-style-name="DefaultParagraphFont" style:family="text">
      <style:text-properties style:font-name="MS Gothic" style:font-name-asian="MS Gothic" style:font-name-complex="MS Gothic"/>
    </style:style>
    <style:style style:name="T1640" style:parent-style-name="DefaultParagraphFont" style:family="text">
      <style:text-properties style:font-name="MS Gothic" style:font-name-asian="MS Gothic" style:font-name-complex="MS Gothic"/>
    </style:style>
    <style:style style:name="T1641" style:parent-style-name="DefaultParagraphFont" style:family="text">
      <style:text-properties style:font-name="Microsoft JhengHei" style:font-name-asian="Microsoft JhengHei" style:font-name-complex="Microsoft JhengHei"/>
    </style:style>
    <style:style style:name="T1642" style:parent-style-name="DefaultParagraphFont" style:family="text">
      <style:text-properties style:font-name="MS Gothic" style:font-name-asian="MS Gothic" style:font-name-complex="MS Gothic"/>
    </style:style>
    <style:style style:name="T1643" style:parent-style-name="DefaultParagraphFont" style:family="text">
      <style:text-properties style:font-name="MS Gothic" style:font-name-asian="MS Gothic" style:font-name-complex="MS Gothic"/>
    </style:style>
    <style:style style:name="T1644" style:parent-style-name="DefaultParagraphFont" style:family="text">
      <style:text-properties style:font-name="MS Gothic" style:font-name-asian="MS Gothic" style:font-name-complex="MS Gothic"/>
    </style:style>
    <style:style style:name="T1645" style:parent-style-name="DefaultParagraphFont" style:family="text">
      <style:text-properties style:font-name="MS Gothic" style:font-name-asian="MS Gothic" style:font-name-complex="MS Gothic"/>
    </style:style>
    <style:style style:name="T1646" style:parent-style-name="DefaultParagraphFont" style:family="text">
      <style:text-properties style:font-name="MS Gothic" style:font-name-asian="MS Gothic" style:font-name-complex="MS Gothic"/>
    </style:style>
    <style:style style:name="T1647" style:parent-style-name="DefaultParagraphFont" style:family="text">
      <style:text-properties style:font-name="MS Gothic" style:font-name-asian="MS Gothic" style:font-name-complex="MS Gothic"/>
    </style:style>
    <style:style style:name="T1648" style:parent-style-name="DefaultParagraphFont" style:family="text">
      <style:text-properties style:font-name="MS Gothic" style:font-name-asian="MS Gothic" style:font-name-complex="MS Gothic"/>
    </style:style>
    <style:style style:name="T1649" style:parent-style-name="DefaultParagraphFont" style:family="text">
      <style:text-properties style:font-name="MS Gothic" style:font-name-asian="MS Gothic" style:font-name-complex="MS Gothic"/>
    </style:style>
    <style:style style:name="T1650" style:parent-style-name="DefaultParagraphFont" style:family="text">
      <style:text-properties style:font-name="MS Gothic" style:font-name-asian="MS Gothic" style:font-name-complex="MS Gothic"/>
    </style:style>
    <style:style style:name="T1651" style:parent-style-name="DefaultParagraphFont" style:family="text">
      <style:text-properties style:font-name="MS Gothic" style:font-name-asian="MS Gothic" style:font-name-complex="MS Gothic"/>
    </style:style>
    <style:style style:name="T1652" style:parent-style-name="DefaultParagraphFont" style:family="text">
      <style:text-properties style:font-name="MS Gothic" style:font-name-asian="MS Gothic" style:font-name-complex="MS Gothic"/>
    </style:style>
    <style:style style:name="T1653" style:parent-style-name="DefaultParagraphFont" style:family="text">
      <style:text-properties style:font-name="MS Gothic" style:font-name-asian="MS Gothic" style:font-name-complex="MS Gothic"/>
    </style:style>
    <style:style style:name="T1654" style:parent-style-name="DefaultParagraphFont" style:family="text">
      <style:text-properties style:font-name="MS Gothic" style:font-name-asian="MS Gothic" style:font-name-complex="MS Gothic"/>
    </style:style>
    <style:style style:name="T1655" style:parent-style-name="DefaultParagraphFont" style:family="text">
      <style:text-properties style:font-name="MS Gothic" style:font-name-asian="MS Gothic" style:font-name-complex="MS Gothic"/>
    </style:style>
    <style:style style:name="T1656" style:parent-style-name="DefaultParagraphFont" style:family="text">
      <style:text-properties style:font-name="MS Gothic" style:font-name-asian="MS Gothic" style:font-name-complex="MS Gothic"/>
    </style:style>
    <style:style style:name="T1657" style:parent-style-name="DefaultParagraphFont" style:family="text">
      <style:text-properties style:font-name="MS Gothic" style:font-name-asian="MS Gothic" style:font-name-complex="MS Gothic"/>
    </style:style>
    <style:style style:name="T1658" style:parent-style-name="DefaultParagraphFont" style:family="text">
      <style:text-properties style:font-name="MS Gothic" style:font-name-asian="MS Gothic" style:font-name-complex="MS Gothic"/>
    </style:style>
    <style:style style:name="T1659" style:parent-style-name="DefaultParagraphFont" style:family="text">
      <style:text-properties style:font-name="MS Gothic" style:font-name-asian="MS Gothic" style:font-name-complex="MS Gothic"/>
    </style:style>
    <style:style style:name="T1660" style:parent-style-name="DefaultParagraphFont" style:family="text">
      <style:text-properties style:font-name="MS Gothic" style:font-name-asian="MS Gothic" style:font-name-complex="MS Gothic"/>
    </style:style>
    <style:style style:name="T1661" style:parent-style-name="DefaultParagraphFont" style:family="text">
      <style:text-properties style:font-name="MS Gothic" style:font-name-asian="MS Gothic" style:font-name-complex="MS Gothic"/>
    </style:style>
    <style:style style:name="T1662" style:parent-style-name="DefaultParagraphFont" style:family="text">
      <style:text-properties style:font-name="MS Gothic" style:font-name-asian="MS Gothic" style:font-name-complex="MS Gothic"/>
    </style:style>
    <style:style style:name="T1663" style:parent-style-name="DefaultParagraphFont" style:family="text">
      <style:text-properties style:font-name="MS Gothic" style:font-name-asian="MS Gothic" style:font-name-complex="MS Gothic"/>
    </style:style>
    <style:style style:name="T1664" style:parent-style-name="DefaultParagraphFont" style:family="text">
      <style:text-properties style:font-name="MS Gothic" style:font-name-asian="MS Gothic" style:font-name-complex="MS Gothic"/>
    </style:style>
    <style:style style:name="T1665" style:parent-style-name="DefaultParagraphFont" style:family="text">
      <style:text-properties style:font-name="MS Gothic" style:font-name-asian="MS Gothic" style:font-name-complex="MS Gothic"/>
    </style:style>
    <style:style style:name="T1666" style:parent-style-name="DefaultParagraphFont" style:family="text">
      <style:text-properties style:font-name="MS Gothic" style:font-name-asian="MS Gothic" style:font-name-complex="MS Gothic"/>
    </style:style>
    <style:style style:name="T1667" style:parent-style-name="DefaultParagraphFont" style:family="text">
      <style:text-properties style:font-name="MS Gothic" style:font-name-asian="MS Gothic" style:font-name-complex="MS Gothic"/>
    </style:style>
    <style:style style:name="T1668" style:parent-style-name="DefaultParagraphFont" style:family="text">
      <style:text-properties style:font-name="MS Gothic" style:font-name-asian="MS Gothic" style:font-name-complex="MS Gothic"/>
    </style:style>
    <style:style style:name="T1669" style:parent-style-name="DefaultParagraphFont" style:family="text">
      <style:text-properties style:font-name="MS Gothic" style:font-name-asian="MS Gothic" style:font-name-complex="MS Gothic"/>
    </style:style>
    <style:style style:name="T1670" style:parent-style-name="DefaultParagraphFont" style:family="text">
      <style:text-properties style:font-name="MS Gothic" style:font-name-asian="MS Gothic" style:font-name-complex="MS Gothic"/>
    </style:style>
    <style:style style:name="T1671" style:parent-style-name="DefaultParagraphFont" style:family="text">
      <style:text-properties style:font-name="MS Gothic" style:font-name-asian="MS Gothic" style:font-name-complex="MS Gothic"/>
    </style:style>
    <style:style style:name="T1672" style:parent-style-name="DefaultParagraphFont" style:family="text">
      <style:text-properties style:font-name="MS Gothic" style:font-name-asian="MS Gothic" style:font-name-complex="MS Gothic"/>
    </style:style>
    <style:style style:name="T1673" style:parent-style-name="DefaultParagraphFont" style:family="text">
      <style:text-properties style:font-name="MS Gothic" style:font-name-asian="MS Gothic" style:font-name-complex="MS Gothic"/>
    </style:style>
    <style:style style:name="T1674" style:parent-style-name="DefaultParagraphFont" style:family="text">
      <style:text-properties style:font-name="MS Gothic" style:font-name-asian="MS Gothic" style:font-name-complex="MS Gothic"/>
    </style:style>
    <style:style style:name="T1675" style:parent-style-name="DefaultParagraphFont" style:family="text">
      <style:text-properties style:font-name="MS Gothic" style:font-name-asian="MS Gothic" style:font-name-complex="MS Gothic"/>
    </style:style>
    <style:style style:name="T1676" style:parent-style-name="DefaultParagraphFont" style:family="text">
      <style:text-properties style:font-name="MS Gothic" style:font-name-asian="MS Gothic" style:font-name-complex="MS Gothic"/>
    </style:style>
    <style:style style:name="T1677" style:parent-style-name="DefaultParagraphFont" style:family="text">
      <style:text-properties style:font-name="MS Gothic" style:font-name-asian="MS Gothic" style:font-name-complex="MS Gothic"/>
    </style:style>
    <style:style style:name="T1678" style:parent-style-name="DefaultParagraphFont" style:family="text">
      <style:text-properties style:font-name="MS Gothic" style:font-name-asian="MS Gothic" style:font-name-complex="MS Gothic"/>
    </style:style>
    <style:style style:name="T1679" style:parent-style-name="DefaultParagraphFont" style:family="text">
      <style:text-properties style:font-name="MS Gothic" style:font-name-asian="MS Gothic" style:font-name-complex="MS Gothic"/>
    </style:style>
    <style:style style:name="T1680" style:parent-style-name="DefaultParagraphFont" style:family="text">
      <style:text-properties style:font-name="MS Gothic" style:font-name-asian="MS Gothic" style:font-name-complex="MS Gothic"/>
    </style:style>
    <style:style style:name="T1681" style:parent-style-name="DefaultParagraphFont" style:family="text">
      <style:text-properties style:font-name="MS Gothic" style:font-name-asian="MS Gothic" style:font-name-complex="MS Gothic"/>
    </style:style>
    <style:style style:name="T1682" style:parent-style-name="DefaultParagraphFont" style:family="text">
      <style:text-properties style:font-name="MS Gothic" style:font-name-asian="MS Gothic" style:font-name-complex="MS Gothic"/>
    </style:style>
    <style:style style:name="T1683" style:parent-style-name="DefaultParagraphFont" style:family="text">
      <style:text-properties style:font-name="MS Gothic" style:font-name-asian="MS Gothic" style:font-name-complex="MS Gothic"/>
    </style:style>
    <style:style style:name="T1684" style:parent-style-name="DefaultParagraphFont" style:family="text">
      <style:text-properties style:font-name="MS Gothic" style:font-name-asian="MS Gothic" style:font-name-complex="MS Gothic"/>
    </style:style>
    <style:style style:name="T1685" style:parent-style-name="DefaultParagraphFont" style:family="text">
      <style:text-properties style:font-name="MS Gothic" style:font-name-asian="MS Gothic" style:font-name-complex="MS Gothic"/>
    </style:style>
    <style:style style:name="T1686" style:parent-style-name="DefaultParagraphFont" style:family="text">
      <style:text-properties style:font-name="MS Gothic" style:font-name-asian="MS Gothic" style:font-name-complex="MS Gothic"/>
    </style:style>
    <style:style style:name="T1687" style:parent-style-name="DefaultParagraphFont" style:family="text">
      <style:text-properties style:font-name="MS Gothic" style:font-name-asian="MS Gothic" style:font-name-complex="MS Gothic"/>
    </style:style>
    <style:style style:name="T1688" style:parent-style-name="DefaultParagraphFont" style:family="text">
      <style:text-properties style:font-name="MS Gothic" style:font-name-asian="MS Gothic" style:font-name-complex="MS Gothic"/>
    </style:style>
    <style:style style:name="T1689" style:parent-style-name="DefaultParagraphFont" style:family="text">
      <style:text-properties style:font-name="MS Gothic" style:font-name-asian="MS Gothic" style:font-name-complex="MS Gothic"/>
    </style:style>
    <style:style style:name="T1690" style:parent-style-name="DefaultParagraphFont" style:family="text">
      <style:text-properties style:font-name="MS Gothic" style:font-name-asian="MS Gothic" style:font-name-complex="MS Gothic"/>
    </style:style>
    <style:style style:name="T1691" style:parent-style-name="DefaultParagraphFont" style:family="text">
      <style:text-properties style:font-name="MS Gothic" style:font-name-asian="MS Gothic" style:font-name-complex="MS Gothic"/>
    </style:style>
    <style:style style:name="T1692" style:parent-style-name="DefaultParagraphFont" style:family="text">
      <style:text-properties style:font-name="MS Gothic" style:font-name-asian="MS Gothic" style:font-name-complex="MS Gothic"/>
    </style:style>
    <style:style style:name="T1693" style:parent-style-name="DefaultParagraphFont" style:family="text">
      <style:text-properties style:font-name="Microsoft JhengHei" style:font-name-asian="Microsoft JhengHei" style:font-name-complex="Microsoft JhengHei"/>
    </style:style>
    <style:style style:name="T1694" style:parent-style-name="DefaultParagraphFont" style:family="text">
      <style:text-properties style:font-name="MS Gothic" style:font-name-asian="MS Gothic" style:font-name-complex="MS Gothic"/>
    </style:style>
    <style:style style:name="T1695" style:parent-style-name="DefaultParagraphFont" style:family="text">
      <style:text-properties style:font-name="MS Gothic" style:font-name-asian="MS Gothic" style:font-name-complex="MS Gothic"/>
    </style:style>
    <style:style style:name="T1696" style:parent-style-name="DefaultParagraphFont" style:family="text">
      <style:text-properties style:font-name="MS Gothic" style:font-name-asian="MS Gothic" style:font-name-complex="MS Gothic"/>
    </style:style>
    <style:style style:name="T1697" style:parent-style-name="DefaultParagraphFont" style:family="text">
      <style:text-properties style:font-name="MS Gothic" style:font-name-asian="MS Gothic" style:font-name-complex="MS Gothic"/>
    </style:style>
    <style:style style:name="T1698" style:parent-style-name="DefaultParagraphFont" style:family="text">
      <style:text-properties style:font-name="MS Gothic" style:font-name-asian="MS Gothic" style:font-name-complex="MS Gothic"/>
    </style:style>
    <style:style style:name="T1699" style:parent-style-name="DefaultParagraphFont" style:family="text">
      <style:text-properties style:font-name="MS Gothic" style:font-name-asian="MS Gothic" style:font-name-complex="MS Gothic"/>
    </style:style>
    <style:style style:name="T1700" style:parent-style-name="DefaultParagraphFont" style:family="text">
      <style:text-properties style:font-name="MS Gothic" style:font-name-asian="MS Gothic" style:font-name-complex="MS Gothic"/>
    </style:style>
    <style:style style:name="T1701" style:parent-style-name="DefaultParagraphFont" style:family="text">
      <style:text-properties style:font-name="MS Gothic" style:font-name-asian="MS Gothic" style:font-name-complex="MS Gothic"/>
    </style:style>
    <style:style style:name="T1702" style:parent-style-name="DefaultParagraphFont" style:family="text">
      <style:text-properties style:font-name="Microsoft JhengHei" style:font-name-asian="Microsoft JhengHei" style:font-name-complex="Microsoft JhengHei"/>
    </style:style>
    <style:style style:name="T1703" style:parent-style-name="DefaultParagraphFont" style:family="text">
      <style:text-properties style:font-name="MS Gothic" style:font-name-asian="MS Gothic" style:font-name-complex="MS Gothic"/>
    </style:style>
    <style:style style:name="T1704" style:parent-style-name="DefaultParagraphFont" style:family="text">
      <style:text-properties style:font-name="MS Gothic" style:font-name-asian="MS Gothic" style:font-name-complex="MS Gothic"/>
    </style:style>
    <style:style style:name="T1705" style:parent-style-name="DefaultParagraphFont" style:family="text">
      <style:text-properties style:font-name="MS Gothic" style:font-name-asian="MS Gothic" style:font-name-complex="MS Gothic"/>
    </style:style>
    <style:style style:name="T1706" style:parent-style-name="DefaultParagraphFont" style:family="text">
      <style:text-properties style:font-name="MS Gothic" style:font-name-asian="MS Gothic" style:font-name-complex="MS Gothic"/>
    </style:style>
    <style:style style:name="T1707" style:parent-style-name="DefaultParagraphFont" style:family="text">
      <style:text-properties style:font-name="MS Gothic" style:font-name-asian="MS Gothic" style:font-name-complex="MS Gothic"/>
    </style:style>
    <style:style style:name="T1708" style:parent-style-name="DefaultParagraphFont" style:family="text">
      <style:text-properties style:font-name="Microsoft JhengHei" style:font-name-asian="Microsoft JhengHei" style:font-name-complex="Microsoft JhengHei"/>
    </style:style>
    <style:style style:name="T1709" style:parent-style-name="DefaultParagraphFont" style:family="text">
      <style:text-properties style:font-name="MS Gothic" style:font-name-asian="MS Gothic" style:font-name-complex="MS Gothic"/>
    </style:style>
    <style:style style:name="T1710" style:parent-style-name="DefaultParagraphFont" style:family="text">
      <style:text-properties style:font-name="MS Gothic" style:font-name-asian="MS Gothic" style:font-name-complex="MS Gothic"/>
    </style:style>
    <style:style style:name="T1711" style:parent-style-name="DefaultParagraphFont" style:family="text">
      <style:text-properties style:font-name="MS Gothic" style:font-name-asian="MS Gothic" style:font-name-complex="MS Gothic"/>
    </style:style>
    <style:style style:name="T1712" style:parent-style-name="DefaultParagraphFont" style:family="text">
      <style:text-properties style:font-name="MS Gothic" style:font-name-asian="MS Gothic" style:font-name-complex="MS Gothic"/>
    </style:style>
    <style:style style:name="T1713" style:parent-style-name="DefaultParagraphFont" style:family="text">
      <style:text-properties style:font-name="MS Gothic" style:font-name-asian="MS Gothic" style:font-name-complex="MS Gothic"/>
    </style:style>
    <style:style style:name="T1714" style:parent-style-name="DefaultParagraphFont" style:family="text">
      <style:text-properties style:font-name="MS Gothic" style:font-name-asian="MS Gothic" style:font-name-complex="MS Gothic"/>
    </style:style>
    <style:style style:name="T1715" style:parent-style-name="DefaultParagraphFont" style:family="text">
      <style:text-properties style:font-name="MS Gothic" style:font-name-asian="MS Gothic" style:font-name-complex="MS Gothic"/>
    </style:style>
    <style:style style:name="T1716" style:parent-style-name="DefaultParagraphFont" style:family="text">
      <style:text-properties style:font-name="MS Gothic" style:font-name-asian="MS Gothic" style:font-name-complex="MS Gothic"/>
    </style:style>
    <style:style style:name="T1717" style:parent-style-name="DefaultParagraphFont" style:family="text">
      <style:text-properties style:font-name="MS Gothic" style:font-name-asian="MS Gothic" style:font-name-complex="MS Gothic"/>
    </style:style>
    <style:style style:name="T1718" style:parent-style-name="DefaultParagraphFont" style:family="text">
      <style:text-properties style:font-name="MS Gothic" style:font-name-asian="MS Gothic" style:font-name-complex="MS Gothic"/>
    </style:style>
    <style:style style:name="T1719" style:parent-style-name="DefaultParagraphFont" style:family="text">
      <style:text-properties style:font-name="MS Gothic" style:font-name-asian="MS Gothic" style:font-name-complex="MS Gothic"/>
    </style:style>
    <style:style style:name="T1720" style:parent-style-name="DefaultParagraphFont" style:family="text">
      <style:text-properties style:font-name="MS Gothic" style:font-name-asian="MS Gothic" style:font-name-complex="MS Gothic"/>
    </style:style>
    <style:style style:name="T1721" style:parent-style-name="DefaultParagraphFont" style:family="text">
      <style:text-properties style:font-name="MS Gothic" style:font-name-asian="MS Gothic" style:font-name-complex="MS Gothic"/>
    </style:style>
    <style:style style:name="T1722" style:parent-style-name="DefaultParagraphFont" style:family="text">
      <style:text-properties style:font-name="MS Gothic" style:font-name-asian="MS Gothic" style:font-name-complex="MS Gothic"/>
    </style:style>
    <style:style style:name="T1723" style:parent-style-name="DefaultParagraphFont" style:family="text">
      <style:text-properties style:font-name="MS Gothic" style:font-name-asian="MS Gothic" style:font-name-complex="MS Gothic"/>
    </style:style>
    <style:style style:name="T1724" style:parent-style-name="DefaultParagraphFont" style:family="text">
      <style:text-properties style:font-name="MS Gothic" style:font-name-asian="MS Gothic" style:font-name-complex="MS Gothic"/>
    </style:style>
    <style:style style:name="T1725" style:parent-style-name="DefaultParagraphFont" style:family="text">
      <style:text-properties style:font-name="MS Gothic" style:font-name-asian="MS Gothic" style:font-name-complex="MS Gothic"/>
    </style:style>
    <style:style style:name="T1726" style:parent-style-name="DefaultParagraphFont" style:family="text">
      <style:text-properties style:font-name="MS Gothic" style:font-name-asian="MS Gothic" style:font-name-complex="MS Gothic"/>
    </style:style>
    <style:style style:name="T1727" style:parent-style-name="DefaultParagraphFont" style:family="text">
      <style:text-properties style:font-name="MS Gothic" style:font-name-asian="MS Gothic" style:font-name-complex="MS Gothic"/>
    </style:style>
    <style:style style:name="T1728" style:parent-style-name="DefaultParagraphFont" style:family="text">
      <style:text-properties style:font-name="MS Gothic" style:font-name-asian="MS Gothic" style:font-name-complex="MS Gothic"/>
    </style:style>
    <style:style style:name="T1729" style:parent-style-name="DefaultParagraphFont" style:family="text">
      <style:text-properties style:font-name="MS Gothic" style:font-name-asian="MS Gothic" style:font-name-complex="MS Gothic"/>
    </style:style>
    <style:style style:name="T1730" style:parent-style-name="DefaultParagraphFont" style:family="text">
      <style:text-properties style:font-name="MS Gothic" style:font-name-asian="MS Gothic" style:font-name-complex="MS Gothic"/>
    </style:style>
    <style:style style:name="T1731" style:parent-style-name="DefaultParagraphFont" style:family="text">
      <style:text-properties style:font-name="MS Gothic" style:font-name-asian="MS Gothic" style:font-name-complex="MS Gothic"/>
    </style:style>
    <style:style style:name="T1732" style:parent-style-name="DefaultParagraphFont" style:family="text">
      <style:text-properties style:font-name="MS Gothic" style:font-name-asian="MS Gothic" style:font-name-complex="MS Gothic"/>
    </style:style>
    <style:style style:name="T1733" style:parent-style-name="DefaultParagraphFont" style:family="text">
      <style:text-properties style:font-name="MS Gothic" style:font-name-asian="MS Gothic" style:font-name-complex="MS Gothic"/>
    </style:style>
    <style:style style:name="T1734" style:parent-style-name="DefaultParagraphFont" style:family="text">
      <style:text-properties style:font-name="MS Gothic" style:font-name-asian="MS Gothic" style:font-name-complex="MS Gothic"/>
    </style:style>
    <style:style style:name="T1735" style:parent-style-name="DefaultParagraphFont" style:family="text">
      <style:text-properties style:font-name="MS Gothic" style:font-name-asian="MS Gothic" style:font-name-complex="MS Gothic"/>
    </style:style>
    <style:style style:name="T1736" style:parent-style-name="DefaultParagraphFont" style:family="text">
      <style:text-properties style:font-name="MS Gothic" style:font-name-asian="MS Gothic" style:font-name-complex="MS Gothic"/>
    </style:style>
    <style:style style:name="T1737" style:parent-style-name="DefaultParagraphFont" style:family="text">
      <style:text-properties style:font-name="MS Gothic" style:font-name-asian="MS Gothic" style:font-name-complex="MS Gothic"/>
    </style:style>
    <style:style style:name="T1738" style:parent-style-name="DefaultParagraphFont" style:family="text">
      <style:text-properties style:font-name="MS Gothic" style:font-name-asian="MS Gothic" style:font-name-complex="MS Gothic"/>
    </style:style>
    <style:style style:name="T1739" style:parent-style-name="DefaultParagraphFont" style:family="text">
      <style:text-properties style:font-name="MS Gothic" style:font-name-asian="MS Gothic" style:font-name-complex="MS Gothic"/>
    </style:style>
    <style:style style:name="T1740" style:parent-style-name="DefaultParagraphFont" style:family="text">
      <style:text-properties style:font-name="MS Gothic" style:font-name-asian="MS Gothic" style:font-name-complex="MS Gothic"/>
    </style:style>
    <style:style style:name="T1741" style:parent-style-name="DefaultParagraphFont" style:family="text">
      <style:text-properties style:font-name="MS Gothic" style:font-name-asian="MS Gothic" style:font-name-complex="MS Gothic"/>
    </style:style>
    <style:style style:name="T1742" style:parent-style-name="DefaultParagraphFont" style:family="text">
      <style:text-properties style:font-name="MS Gothic" style:font-name-asian="MS Gothic" style:font-name-complex="MS Gothic"/>
    </style:style>
    <style:style style:name="T1743" style:parent-style-name="DefaultParagraphFont" style:family="text">
      <style:text-properties style:font-name="MS Gothic" style:font-name-asian="MS Gothic" style:font-name-complex="MS Gothic"/>
    </style:style>
    <style:style style:name="T1744" style:parent-style-name="DefaultParagraphFont" style:family="text">
      <style:text-properties fo:font-weight="bold" style:font-weight-asian="bold" style:font-weight-complex="bold"/>
    </style:style>
    <style:style style:name="T174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746" style:parent-style-name="DefaultParagraphFont" style:family="text">
      <style:text-properties fo:font-weight="bold" style:font-weight-asian="bold" style:font-weight-complex="bold"/>
    </style:style>
    <style:style style:name="T174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748" style:parent-style-name="DefaultParagraphFont" style:family="text">
      <style:text-properties fo:font-weight="bold" style:font-weight-asian="bold" style:font-weight-complex="bold"/>
    </style:style>
    <style:style style:name="T174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750" style:parent-style-name="DefaultParagraphFont" style:family="text">
      <style:text-properties fo:font-weight="bold" style:font-weight-asian="bold" style:font-weight-complex="bold"/>
    </style:style>
    <style:style style:name="T1751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752" style:parent-style-name="DefaultParagraphFont" style:family="text">
      <style:text-properties fo:font-weight="bold" style:font-weight-asian="bold" style:font-weight-complex="bold"/>
    </style:style>
    <style:style style:name="T175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754" style:parent-style-name="DefaultParagraphFont" style:family="text">
      <style:text-properties fo:font-weight="bold" style:font-weight-asian="bold" style:font-weight-complex="bold"/>
    </style:style>
    <style:style style:name="T1755" style:parent-style-name="DefaultParagraphFont" style:family="text">
      <style:text-properties style:font-name="MS Gothic" style:font-name-asian="MS Gothic" style:font-name-complex="MS Gothic"/>
    </style:style>
    <style:style style:name="T1756" style:parent-style-name="DefaultParagraphFont" style:family="text">
      <style:text-properties style:font-name="MS Gothic" style:font-name-asian="MS Gothic" style:font-name-complex="MS Gothic"/>
    </style:style>
    <style:style style:name="T1757" style:parent-style-name="DefaultParagraphFont" style:family="text">
      <style:text-properties style:font-name="MS Gothic" style:font-name-asian="MS Gothic" style:font-name-complex="MS Gothic"/>
    </style:style>
    <style:style style:name="T1758" style:parent-style-name="DefaultParagraphFont" style:family="text">
      <style:text-properties style:font-name="MS Gothic" style:font-name-asian="MS Gothic" style:font-name-complex="MS Gothic"/>
    </style:style>
    <style:style style:name="T1759" style:parent-style-name="DefaultParagraphFont" style:family="text">
      <style:text-properties style:font-name="MS Gothic" style:font-name-asian="MS Gothic" style:font-name-complex="MS Gothic"/>
    </style:style>
    <style:style style:name="T1760" style:parent-style-name="DefaultParagraphFont" style:family="text">
      <style:text-properties style:font-name="Microsoft JhengHei" style:font-name-asian="Microsoft JhengHei" style:font-name-complex="Microsoft JhengHei"/>
    </style:style>
    <style:style style:name="T1761" style:parent-style-name="DefaultParagraphFont" style:family="text">
      <style:text-properties style:font-name="MS Gothic" style:font-name-asian="MS Gothic" style:font-name-complex="MS Gothic"/>
    </style:style>
    <style:style style:name="T1762" style:parent-style-name="DefaultParagraphFont" style:family="text">
      <style:text-properties style:font-name="MS Gothic" style:font-name-asian="MS Gothic" style:font-name-complex="MS Gothic"/>
    </style:style>
    <style:style style:name="T1763" style:parent-style-name="DefaultParagraphFont" style:family="text">
      <style:text-properties style:font-name="MS Gothic" style:font-name-asian="MS Gothic" style:font-name-complex="MS Gothic"/>
    </style:style>
    <style:style style:name="T1764" style:parent-style-name="DefaultParagraphFont" style:family="text">
      <style:text-properties style:font-name="MS Gothic" style:font-name-asian="MS Gothic" style:font-name-complex="MS Gothic"/>
    </style:style>
    <style:style style:name="T1765" style:parent-style-name="DefaultParagraphFont" style:family="text">
      <style:text-properties style:font-name="MS Gothic" style:font-name-asian="MS Gothic" style:font-name-complex="MS Gothic"/>
    </style:style>
    <style:style style:name="T1766" style:parent-style-name="DefaultParagraphFont" style:family="text">
      <style:text-properties style:font-name="Microsoft JhengHei" style:font-name-asian="Microsoft JhengHei" style:font-name-complex="Microsoft JhengHei"/>
    </style:style>
    <style:style style:name="T1767" style:parent-style-name="DefaultParagraphFont" style:family="text">
      <style:text-properties style:font-name="MS Gothic" style:font-name-asian="MS Gothic" style:font-name-complex="MS Gothic"/>
    </style:style>
    <style:style style:name="T1768" style:parent-style-name="DefaultParagraphFont" style:family="text">
      <style:text-properties style:font-name="MS Gothic" style:font-name-asian="MS Gothic" style:font-name-complex="MS Gothic"/>
    </style:style>
    <style:style style:name="T1769" style:parent-style-name="DefaultParagraphFont" style:family="text">
      <style:text-properties style:font-name="MS Gothic" style:font-name-asian="MS Gothic" style:font-name-complex="MS Gothic"/>
    </style:style>
    <style:style style:name="T1770" style:parent-style-name="DefaultParagraphFont" style:family="text">
      <style:text-properties style:font-name="MS Gothic" style:font-name-asian="MS Gothic" style:font-name-complex="MS Gothic"/>
    </style:style>
    <style:style style:name="T1771" style:parent-style-name="DefaultParagraphFont" style:family="text">
      <style:text-properties style:font-name="MS Gothic" style:font-name-asian="MS Gothic" style:font-name-complex="MS Gothic"/>
    </style:style>
    <style:style style:name="T1772" style:parent-style-name="DefaultParagraphFont" style:family="text">
      <style:text-properties style:font-name="MS Gothic" style:font-name-asian="MS Gothic" style:font-name-complex="MS Gothic"/>
    </style:style>
    <style:style style:name="T1773" style:parent-style-name="DefaultParagraphFont" style:family="text">
      <style:text-properties style:font-name="MS Gothic" style:font-name-asian="MS Gothic" style:font-name-complex="MS Gothic"/>
    </style:style>
    <style:style style:name="T1774" style:parent-style-name="DefaultParagraphFont" style:family="text">
      <style:text-properties style:font-name="MS Gothic" style:font-name-asian="MS Gothic" style:font-name-complex="MS Gothic"/>
    </style:style>
    <style:style style:name="T1775" style:parent-style-name="DefaultParagraphFont" style:family="text">
      <style:text-properties style:font-name="MS Gothic" style:font-name-asian="MS Gothic" style:font-name-complex="MS Gothic"/>
    </style:style>
    <style:style style:name="T1776" style:parent-style-name="DefaultParagraphFont" style:family="text">
      <style:text-properties style:font-name="MS Gothic" style:font-name-asian="MS Gothic" style:font-name-complex="MS Gothic"/>
    </style:style>
    <style:style style:name="T1777" style:parent-style-name="DefaultParagraphFont" style:family="text">
      <style:text-properties style:font-name="Malgun Gothic" style:font-name-asian="Malgun Gothic" style:font-name-complex="Malgun Gothic"/>
    </style:style>
    <style:style style:name="T1778" style:parent-style-name="DefaultParagraphFont" style:family="text">
      <style:text-properties style:font-name="MS Gothic" style:font-name-asian="MS Gothic" style:font-name-complex="MS Gothic"/>
    </style:style>
    <style:style style:name="T1779" style:parent-style-name="DefaultParagraphFont" style:family="text">
      <style:text-properties style:font-name="MS Gothic" style:font-name-asian="MS Gothic" style:font-name-complex="MS Gothic"/>
    </style:style>
    <style:style style:name="T1780" style:parent-style-name="DefaultParagraphFont" style:family="text">
      <style:text-properties style:font-name="MS Gothic" style:font-name-asian="MS Gothic" style:font-name-complex="MS Gothic"/>
    </style:style>
    <style:style style:name="T1781" style:parent-style-name="DefaultParagraphFont" style:family="text">
      <style:text-properties style:font-name="MS Gothic" style:font-name-asian="MS Gothic" style:font-name-complex="MS Gothic"/>
    </style:style>
    <style:style style:name="T1782" style:parent-style-name="DefaultParagraphFont" style:family="text">
      <style:text-properties style:font-name="MS Gothic" style:font-name-asian="MS Gothic" style:font-name-complex="MS Gothic"/>
    </style:style>
    <style:style style:name="T1783" style:parent-style-name="DefaultParagraphFont" style:family="text">
      <style:text-properties style:font-name="MS Gothic" style:font-name-asian="MS Gothic" style:font-name-complex="MS Gothic"/>
    </style:style>
    <style:style style:name="T1784" style:parent-style-name="DefaultParagraphFont" style:family="text">
      <style:text-properties style:font-name="MS Gothic" style:font-name-asian="MS Gothic" style:font-name-complex="MS Gothic"/>
    </style:style>
    <style:style style:name="T1785" style:parent-style-name="DefaultParagraphFont" style:family="text">
      <style:text-properties style:font-name="MS Gothic" style:font-name-asian="MS Gothic" style:font-name-complex="MS Gothic"/>
    </style:style>
    <style:style style:name="T1786" style:parent-style-name="DefaultParagraphFont" style:family="text">
      <style:text-properties style:font-name="MS Gothic" style:font-name-asian="MS Gothic" style:font-name-complex="MS Gothic"/>
    </style:style>
    <style:style style:name="T1787" style:parent-style-name="DefaultParagraphFont" style:family="text">
      <style:text-properties style:font-name="MS Gothic" style:font-name-asian="MS Gothic" style:font-name-complex="MS Gothic"/>
    </style:style>
    <style:style style:name="T1788" style:parent-style-name="DefaultParagraphFont" style:family="text">
      <style:text-properties style:font-name="MS Gothic" style:font-name-asian="MS Gothic" style:font-name-complex="MS Gothic"/>
    </style:style>
    <style:style style:name="T1789" style:parent-style-name="DefaultParagraphFont" style:family="text">
      <style:text-properties style:font-name="MS Gothic" style:font-name-asian="MS Gothic" style:font-name-complex="MS Gothic"/>
    </style:style>
    <style:style style:name="T1790" style:parent-style-name="DefaultParagraphFont" style:family="text">
      <style:text-properties style:font-name="MS Gothic" style:font-name-asian="MS Gothic" style:font-name-complex="MS Gothic"/>
    </style:style>
    <style:style style:name="T1791" style:parent-style-name="DefaultParagraphFont" style:family="text">
      <style:text-properties style:font-name="MS Gothic" style:font-name-asian="MS Gothic" style:font-name-complex="MS Gothic"/>
    </style:style>
    <style:style style:name="T1792" style:parent-style-name="DefaultParagraphFont" style:family="text">
      <style:text-properties style:font-name="MS Gothic" style:font-name-asian="MS Gothic" style:font-name-complex="MS Gothic"/>
    </style:style>
    <style:style style:name="T1793" style:parent-style-name="DefaultParagraphFont" style:family="text">
      <style:text-properties style:font-name="MS Gothic" style:font-name-asian="MS Gothic" style:font-name-complex="MS Gothic"/>
    </style:style>
    <style:style style:name="T1794" style:parent-style-name="DefaultParagraphFont" style:family="text">
      <style:text-properties style:font-name="MS Gothic" style:font-name-asian="MS Gothic" style:font-name-complex="MS Gothic"/>
    </style:style>
    <style:style style:name="T1795" style:parent-style-name="DefaultParagraphFont" style:family="text">
      <style:text-properties style:font-name="MS Gothic" style:font-name-asian="MS Gothic" style:font-name-complex="MS Gothic"/>
    </style:style>
    <style:style style:name="T1796" style:parent-style-name="DefaultParagraphFont" style:family="text">
      <style:text-properties style:font-name="MS Gothic" style:font-name-asian="MS Gothic" style:font-name-complex="MS Gothic"/>
    </style:style>
    <style:style style:name="T1797" style:parent-style-name="DefaultParagraphFont" style:family="text">
      <style:text-properties style:font-name="MS Gothic" style:font-name-asian="MS Gothic" style:font-name-complex="MS Gothic"/>
    </style:style>
    <style:style style:name="T1798" style:parent-style-name="DefaultParagraphFont" style:family="text">
      <style:text-properties style:font-name="MS Gothic" style:font-name-asian="MS Gothic" style:font-name-complex="MS Gothic"/>
    </style:style>
    <style:style style:name="T1799" style:parent-style-name="DefaultParagraphFont" style:family="text">
      <style:text-properties style:font-name="MS Gothic" style:font-name-asian="MS Gothic" style:font-name-complex="MS Gothic"/>
    </style:style>
    <style:style style:name="T1800" style:parent-style-name="DefaultParagraphFont" style:family="text">
      <style:text-properties style:font-name="MS Gothic" style:font-name-asian="MS Gothic" style:font-name-complex="MS Gothic"/>
    </style:style>
    <style:style style:name="T1801" style:parent-style-name="DefaultParagraphFont" style:family="text">
      <style:text-properties style:font-name="MS Gothic" style:font-name-asian="MS Gothic" style:font-name-complex="MS Gothic"/>
    </style:style>
    <style:style style:name="T1802" style:parent-style-name="DefaultParagraphFont" style:family="text">
      <style:text-properties style:font-name="MS Gothic" style:font-name-asian="MS Gothic" style:font-name-complex="MS Gothic"/>
    </style:style>
    <style:style style:name="T1803" style:parent-style-name="DefaultParagraphFont" style:family="text">
      <style:text-properties style:font-name="MS Gothic" style:font-name-asian="MS Gothic" style:font-name-complex="MS Gothic"/>
    </style:style>
    <style:style style:name="T1804" style:parent-style-name="DefaultParagraphFont" style:family="text">
      <style:text-properties style:font-name="MS Gothic" style:font-name-asian="MS Gothic" style:font-name-complex="MS Gothic"/>
    </style:style>
    <style:style style:name="T1805" style:parent-style-name="DefaultParagraphFont" style:family="text">
      <style:text-properties style:font-name="MS Gothic" style:font-name-asian="MS Gothic" style:font-name-complex="MS Gothic"/>
    </style:style>
    <style:style style:name="T1806" style:parent-style-name="DefaultParagraphFont" style:family="text">
      <style:text-properties style:font-name="MS Gothic" style:font-name-asian="MS Gothic" style:font-name-complex="MS Gothic"/>
    </style:style>
    <style:style style:name="T1807" style:parent-style-name="DefaultParagraphFont" style:family="text">
      <style:text-properties style:font-name="MS Gothic" style:font-name-asian="MS Gothic" style:font-name-complex="MS Gothic"/>
    </style:style>
    <style:style style:name="T1808" style:parent-style-name="DefaultParagraphFont" style:family="text">
      <style:text-properties style:font-name="MS Gothic" style:font-name-asian="MS Gothic" style:font-name-complex="MS Gothic"/>
    </style:style>
    <style:style style:name="T1809" style:parent-style-name="DefaultParagraphFont" style:family="text">
      <style:text-properties style:font-name="MS Gothic" style:font-name-asian="MS Gothic" style:font-name-complex="MS Gothic"/>
    </style:style>
    <style:style style:name="T1810" style:parent-style-name="DefaultParagraphFont" style:family="text">
      <style:text-properties style:font-name="MS Gothic" style:font-name-asian="MS Gothic" style:font-name-complex="MS Gothic"/>
    </style:style>
    <style:style style:name="T1811" style:parent-style-name="DefaultParagraphFont" style:family="text">
      <style:text-properties style:font-name="MS Gothic" style:font-name-asian="MS Gothic" style:font-name-complex="MS Gothic"/>
    </style:style>
    <style:style style:name="T1812" style:parent-style-name="DefaultParagraphFont" style:family="text">
      <style:text-properties style:font-name="MS Gothic" style:font-name-asian="MS Gothic" style:font-name-complex="MS Gothic"/>
    </style:style>
    <style:style style:name="T1813" style:parent-style-name="DefaultParagraphFont" style:family="text">
      <style:text-properties style:font-name="MS Gothic" style:font-name-asian="MS Gothic" style:font-name-complex="MS Gothic"/>
    </style:style>
    <style:style style:name="T1814" style:parent-style-name="DefaultParagraphFont" style:family="text">
      <style:text-properties style:font-name="MS Gothic" style:font-name-asian="MS Gothic" style:font-name-complex="MS Gothic"/>
    </style:style>
    <style:style style:name="T1815" style:parent-style-name="DefaultParagraphFont" style:family="text">
      <style:text-properties style:font-name="MS Gothic" style:font-name-asian="MS Gothic" style:font-name-complex="MS Gothic"/>
    </style:style>
    <style:style style:name="T1816" style:parent-style-name="DefaultParagraphFont" style:family="text">
      <style:text-properties style:font-name="MS Gothic" style:font-name-asian="MS Gothic" style:font-name-complex="MS Gothic"/>
    </style:style>
    <style:style style:name="T1817" style:parent-style-name="DefaultParagraphFont" style:family="text">
      <style:text-properties style:font-name="MS Gothic" style:font-name-asian="MS Gothic" style:font-name-complex="MS Gothic"/>
    </style:style>
    <style:style style:name="T1818" style:parent-style-name="DefaultParagraphFont" style:family="text">
      <style:text-properties style:font-name="MS Gothic" style:font-name-asian="MS Gothic" style:font-name-complex="MS Gothic"/>
    </style:style>
    <style:style style:name="T1819" style:parent-style-name="DefaultParagraphFont" style:family="text">
      <style:text-properties style:font-name="MS Gothic" style:font-name-asian="MS Gothic" style:font-name-complex="MS Gothic"/>
    </style:style>
    <style:style style:name="T1820" style:parent-style-name="DefaultParagraphFont" style:family="text">
      <style:text-properties style:font-name="MS Gothic" style:font-name-asian="MS Gothic" style:font-name-complex="MS Gothic"/>
    </style:style>
    <style:style style:name="T1821" style:parent-style-name="DefaultParagraphFont" style:family="text">
      <style:text-properties style:font-name="MS Gothic" style:font-name-asian="MS Gothic" style:font-name-complex="MS Gothic"/>
    </style:style>
    <style:style style:name="T1822" style:parent-style-name="DefaultParagraphFont" style:family="text">
      <style:text-properties style:font-name="MS Gothic" style:font-name-asian="MS Gothic" style:font-name-complex="MS Gothic"/>
    </style:style>
    <style:style style:name="T1823" style:parent-style-name="DefaultParagraphFont" style:family="text">
      <style:text-properties style:font-name="MS Gothic" style:font-name-asian="MS Gothic" style:font-name-complex="MS Gothic"/>
    </style:style>
    <style:style style:name="T1824" style:parent-style-name="DefaultParagraphFont" style:family="text">
      <style:text-properties style:font-name="MS Gothic" style:font-name-asian="MS Gothic" style:font-name-complex="MS Gothic"/>
    </style:style>
    <style:style style:name="T1825" style:parent-style-name="DefaultParagraphFont" style:family="text">
      <style:text-properties style:font-name="MS Gothic" style:font-name-asian="MS Gothic" style:font-name-complex="MS Gothic"/>
    </style:style>
    <style:style style:name="T1826" style:parent-style-name="DefaultParagraphFont" style:family="text">
      <style:text-properties style:font-name="MS Gothic" style:font-name-asian="MS Gothic" style:font-name-complex="MS Gothic"/>
    </style:style>
    <style:style style:name="T1827" style:parent-style-name="DefaultParagraphFont" style:family="text">
      <style:text-properties style:font-name="Microsoft JhengHei" style:font-name-asian="Microsoft JhengHei" style:font-name-complex="Microsoft JhengHei"/>
    </style:style>
    <style:style style:name="T1828" style:parent-style-name="DefaultParagraphFont" style:family="text">
      <style:text-properties style:font-name="MS Gothic" style:font-name-asian="MS Gothic" style:font-name-complex="MS Gothic"/>
    </style:style>
    <style:style style:name="T1829" style:parent-style-name="DefaultParagraphFont" style:family="text">
      <style:text-properties style:font-name="Microsoft JhengHei" style:font-name-asian="Microsoft JhengHei" style:font-name-complex="Microsoft JhengHei"/>
    </style:style>
    <style:style style:name="T1830" style:parent-style-name="DefaultParagraphFont" style:family="text">
      <style:text-properties style:font-name="MS Gothic" style:font-name-asian="MS Gothic" style:font-name-complex="MS Gothic"/>
    </style:style>
    <style:style style:name="T1831" style:parent-style-name="DefaultParagraphFont" style:family="text">
      <style:text-properties style:font-name="MS Gothic" style:font-name-asian="MS Gothic" style:font-name-complex="MS Gothic"/>
    </style:style>
    <style:style style:name="T1832" style:parent-style-name="DefaultParagraphFont" style:family="text">
      <style:text-properties style:font-name="MS Gothic" style:font-name-asian="MS Gothic" style:font-name-complex="MS Gothic"/>
    </style:style>
    <style:style style:name="T1833" style:parent-style-name="DefaultParagraphFont" style:family="text">
      <style:text-properties style:font-name="MS Gothic" style:font-name-asian="MS Gothic" style:font-name-complex="MS Gothic"/>
    </style:style>
    <style:style style:name="T1834" style:parent-style-name="DefaultParagraphFont" style:family="text">
      <style:text-properties style:font-name="MS Gothic" style:font-name-asian="MS Gothic" style:font-name-complex="MS Gothic"/>
    </style:style>
    <style:style style:name="T1835" style:parent-style-name="DefaultParagraphFont" style:family="text">
      <style:text-properties style:font-name="MS Gothic" style:font-name-asian="MS Gothic" style:font-name-complex="MS Gothic"/>
    </style:style>
    <style:style style:name="T1836" style:parent-style-name="DefaultParagraphFont" style:family="text">
      <style:text-properties style:font-name="MS Gothic" style:font-name-asian="MS Gothic" style:font-name-complex="MS Gothic"/>
    </style:style>
    <style:style style:name="T1837" style:parent-style-name="DefaultParagraphFont" style:family="text">
      <style:text-properties style:font-name="MS Gothic" style:font-name-asian="MS Gothic" style:font-name-complex="MS Gothic"/>
    </style:style>
    <style:style style:name="T1838" style:parent-style-name="DefaultParagraphFont" style:family="text">
      <style:text-properties style:font-name="MS Gothic" style:font-name-asian="MS Gothic" style:font-name-complex="MS Gothic"/>
    </style:style>
    <style:style style:name="T1839" style:parent-style-name="DefaultParagraphFont" style:family="text">
      <style:text-properties style:font-name="MS Gothic" style:font-name-asian="MS Gothic" style:font-name-complex="MS Gothic"/>
    </style:style>
    <style:style style:name="T1840" style:parent-style-name="DefaultParagraphFont" style:family="text">
      <style:text-properties style:font-name="MS Gothic" style:font-name-asian="MS Gothic" style:font-name-complex="MS Gothic"/>
    </style:style>
    <style:style style:name="T1841" style:parent-style-name="DefaultParagraphFont" style:family="text">
      <style:text-properties style:font-name="MS Gothic" style:font-name-asian="MS Gothic" style:font-name-complex="MS Gothic"/>
    </style:style>
    <style:style style:name="T1842" style:parent-style-name="DefaultParagraphFont" style:family="text">
      <style:text-properties style:font-name="MS Gothic" style:font-name-asian="MS Gothic" style:font-name-complex="MS Gothic"/>
    </style:style>
    <style:style style:name="T1843" style:parent-style-name="DefaultParagraphFont" style:family="text">
      <style:text-properties style:font-name="Microsoft JhengHei" style:font-name-asian="Microsoft JhengHei" style:font-name-complex="Microsoft JhengHei"/>
    </style:style>
    <style:style style:name="T1844" style:parent-style-name="DefaultParagraphFont" style:family="text">
      <style:text-properties style:font-name="MS Gothic" style:font-name-asian="MS Gothic" style:font-name-complex="MS Gothic"/>
    </style:style>
    <style:style style:name="T1845" style:parent-style-name="DefaultParagraphFont" style:family="text">
      <style:text-properties style:font-name="MS Gothic" style:font-name-asian="MS Gothic" style:font-name-complex="MS Gothic"/>
    </style:style>
    <style:style style:name="T1846" style:parent-style-name="DefaultParagraphFont" style:family="text">
      <style:text-properties style:font-name="MS Gothic" style:font-name-asian="MS Gothic" style:font-name-complex="MS Gothic"/>
    </style:style>
    <style:style style:name="T1847" style:parent-style-name="DefaultParagraphFont" style:family="text">
      <style:text-properties style:font-name="MS Gothic" style:font-name-asian="MS Gothic" style:font-name-complex="MS Gothic"/>
    </style:style>
    <style:style style:name="T1848" style:parent-style-name="DefaultParagraphFont" style:family="text">
      <style:text-properties style:font-name="MS Gothic" style:font-name-asian="MS Gothic" style:font-name-complex="MS Gothic"/>
    </style:style>
    <style:style style:name="T1849" style:parent-style-name="DefaultParagraphFont" style:family="text">
      <style:text-properties style:font-name="MS Gothic" style:font-name-asian="MS Gothic" style:font-name-complex="MS Gothic"/>
    </style:style>
    <style:style style:name="T1850" style:parent-style-name="DefaultParagraphFont" style:family="text">
      <style:text-properties style:font-name="MS Gothic" style:font-name-asian="MS Gothic" style:font-name-complex="MS Gothic"/>
    </style:style>
    <style:style style:name="T1851" style:parent-style-name="DefaultParagraphFont" style:family="text">
      <style:text-properties style:font-name="MS Gothic" style:font-name-asian="MS Gothic" style:font-name-complex="MS Gothic"/>
    </style:style>
    <style:style style:name="T1852" style:parent-style-name="DefaultParagraphFont" style:family="text">
      <style:text-properties style:font-name="MS Gothic" style:font-name-asian="MS Gothic" style:font-name-complex="MS Gothic"/>
    </style:style>
    <style:style style:name="T1853" style:parent-style-name="DefaultParagraphFont" style:family="text">
      <style:text-properties style:font-name="MS Gothic" style:font-name-asian="MS Gothic" style:font-name-complex="MS Gothic"/>
    </style:style>
    <style:style style:name="T1854" style:parent-style-name="DefaultParagraphFont" style:family="text">
      <style:text-properties style:font-name="MS Gothic" style:font-name-asian="MS Gothic" style:font-name-complex="MS Gothic"/>
    </style:style>
    <style:style style:name="T1855" style:parent-style-name="DefaultParagraphFont" style:family="text">
      <style:text-properties style:font-name="MS Gothic" style:font-name-asian="MS Gothic" style:font-name-complex="MS Gothic"/>
    </style:style>
    <style:style style:name="T1856" style:parent-style-name="DefaultParagraphFont" style:family="text">
      <style:text-properties style:font-name="MS Gothic" style:font-name-asian="MS Gothic" style:font-name-complex="MS Gothic"/>
    </style:style>
    <style:style style:name="T1857" style:parent-style-name="DefaultParagraphFont" style:family="text">
      <style:text-properties style:font-name="MS Gothic" style:font-name-asian="MS Gothic" style:font-name-complex="MS Gothic"/>
    </style:style>
    <style:style style:name="T1858" style:parent-style-name="DefaultParagraphFont" style:family="text">
      <style:text-properties style:font-name="MS Gothic" style:font-name-asian="MS Gothic" style:font-name-complex="MS Gothic"/>
    </style:style>
    <style:style style:name="T1859" style:parent-style-name="DefaultParagraphFont" style:family="text">
      <style:text-properties style:font-name="Microsoft JhengHei" style:font-name-asian="Microsoft JhengHei" style:font-name-complex="Microsoft JhengHei"/>
    </style:style>
    <style:style style:name="T1860" style:parent-style-name="DefaultParagraphFont" style:family="text">
      <style:text-properties style:font-name="MS Gothic" style:font-name-asian="MS Gothic" style:font-name-complex="MS Gothic"/>
    </style:style>
    <style:style style:name="T1861" style:parent-style-name="DefaultParagraphFont" style:family="text">
      <style:text-properties style:font-name="MS Gothic" style:font-name-asian="MS Gothic" style:font-name-complex="MS Gothic"/>
    </style:style>
    <style:style style:name="T1862" style:parent-style-name="DefaultParagraphFont" style:family="text">
      <style:text-properties style:font-name="MS Gothic" style:font-name-asian="MS Gothic" style:font-name-complex="MS Gothic"/>
    </style:style>
    <style:style style:name="T1863" style:parent-style-name="DefaultParagraphFont" style:family="text">
      <style:text-properties style:font-name="MS Gothic" style:font-name-asian="MS Gothic" style:font-name-complex="MS Gothic"/>
    </style:style>
    <style:style style:name="T1864" style:parent-style-name="DefaultParagraphFont" style:family="text">
      <style:text-properties style:font-name="MS Gothic" style:font-name-asian="MS Gothic" style:font-name-complex="MS Gothic"/>
    </style:style>
    <style:style style:name="T1865" style:parent-style-name="DefaultParagraphFont" style:family="text">
      <style:text-properties style:font-name="MS Gothic" style:font-name-asian="MS Gothic" style:font-name-complex="MS Gothic"/>
    </style:style>
    <style:style style:name="T1866" style:parent-style-name="DefaultParagraphFont" style:family="text">
      <style:text-properties style:font-name="MS Gothic" style:font-name-asian="MS Gothic" style:font-name-complex="MS Gothic"/>
    </style:style>
    <style:style style:name="T1867" style:parent-style-name="DefaultParagraphFont" style:family="text">
      <style:text-properties style:font-name="Microsoft JhengHei" style:font-name-asian="Microsoft JhengHei" style:font-name-complex="Microsoft JhengHei"/>
    </style:style>
    <style:style style:name="T1868" style:parent-style-name="DefaultParagraphFont" style:family="text">
      <style:text-properties style:font-name="MS Gothic" style:font-name-asian="MS Gothic" style:font-name-complex="MS Gothic"/>
    </style:style>
    <style:style style:name="T1869" style:parent-style-name="DefaultParagraphFont" style:family="text">
      <style:text-properties style:font-name="Microsoft JhengHei" style:font-name-asian="Microsoft JhengHei" style:font-name-complex="Microsoft JhengHei"/>
    </style:style>
    <style:style style:name="T1870" style:parent-style-name="DefaultParagraphFont" style:family="text">
      <style:text-properties style:font-name="Microsoft JhengHei" style:font-name-asian="Microsoft JhengHei" style:font-name-complex="Microsoft JhengHei"/>
    </style:style>
    <style:style style:name="T1871" style:parent-style-name="DefaultParagraphFont" style:family="text">
      <style:text-properties style:font-name="MS Gothic" style:font-name-asian="MS Gothic" style:font-name-complex="MS Gothic"/>
    </style:style>
    <style:style style:name="T1872" style:parent-style-name="DefaultParagraphFont" style:family="text">
      <style:text-properties style:font-name="MS Gothic" style:font-name-asian="MS Gothic" style:font-name-complex="MS Gothic"/>
    </style:style>
    <style:style style:name="T1873" style:parent-style-name="DefaultParagraphFont" style:family="text">
      <style:text-properties style:font-name="MS Gothic" style:font-name-asian="MS Gothic" style:font-name-complex="MS Gothic"/>
    </style:style>
    <style:style style:name="T1874" style:parent-style-name="DefaultParagraphFont" style:family="text">
      <style:text-properties style:font-name="MS Gothic" style:font-name-asian="MS Gothic" style:font-name-complex="MS Gothic"/>
    </style:style>
    <style:style style:name="T1875" style:parent-style-name="DefaultParagraphFont" style:family="text">
      <style:text-properties style:font-name="MS Gothic" style:font-name-asian="MS Gothic" style:font-name-complex="MS Gothic"/>
    </style:style>
    <style:style style:name="T1876" style:parent-style-name="DefaultParagraphFont" style:family="text">
      <style:text-properties style:font-name="MS Gothic" style:font-name-asian="MS Gothic" style:font-name-complex="MS Gothic"/>
    </style:style>
    <style:style style:name="T1877" style:parent-style-name="DefaultParagraphFont" style:family="text">
      <style:text-properties style:font-name="MS Gothic" style:font-name-asian="MS Gothic" style:font-name-complex="MS Gothic"/>
    </style:style>
    <style:style style:name="T1878" style:parent-style-name="DefaultParagraphFont" style:family="text">
      <style:text-properties style:font-name="MS Gothic" style:font-name-asian="MS Gothic" style:font-name-complex="MS Gothic"/>
    </style:style>
    <style:style style:name="T1879" style:parent-style-name="DefaultParagraphFont" style:family="text">
      <style:text-properties style:font-name="MS Gothic" style:font-name-asian="MS Gothic" style:font-name-complex="MS Gothic"/>
    </style:style>
    <style:style style:name="T1880" style:parent-style-name="DefaultParagraphFont" style:family="text">
      <style:text-properties style:font-name="MS Gothic" style:font-name-asian="MS Gothic" style:font-name-complex="MS Gothic"/>
    </style:style>
    <style:style style:name="T1881" style:parent-style-name="DefaultParagraphFont" style:family="text">
      <style:text-properties style:font-name="MS Gothic" style:font-name-asian="MS Gothic" style:font-name-complex="MS Gothic"/>
    </style:style>
    <style:style style:name="T1882" style:parent-style-name="DefaultParagraphFont" style:family="text">
      <style:text-properties style:font-name="MS Gothic" style:font-name-asian="MS Gothic" style:font-name-complex="MS Gothic"/>
    </style:style>
    <style:style style:name="T1883" style:parent-style-name="DefaultParagraphFont" style:family="text">
      <style:text-properties style:font-name="MS Gothic" style:font-name-asian="MS Gothic" style:font-name-complex="MS Gothic"/>
    </style:style>
    <style:style style:name="T1884" style:parent-style-name="DefaultParagraphFont" style:family="text">
      <style:text-properties style:font-name="MS Gothic" style:font-name-asian="MS Gothic" style:font-name-complex="MS Gothic"/>
    </style:style>
    <style:style style:name="T1885" style:parent-style-name="DefaultParagraphFont" style:family="text">
      <style:text-properties style:font-name="MS Gothic" style:font-name-asian="MS Gothic" style:font-name-complex="MS Gothic"/>
    </style:style>
    <style:style style:name="T1886" style:parent-style-name="DefaultParagraphFont" style:family="text">
      <style:text-properties style:font-name="MS Gothic" style:font-name-asian="MS Gothic" style:font-name-complex="MS Gothic"/>
    </style:style>
    <style:style style:name="T1887" style:parent-style-name="DefaultParagraphFont" style:family="text">
      <style:text-properties style:font-name="MS Gothic" style:font-name-asian="MS Gothic" style:font-name-complex="MS Gothic"/>
    </style:style>
    <style:style style:name="T1888" style:parent-style-name="DefaultParagraphFont" style:family="text">
      <style:text-properties style:font-name="MS Gothic" style:font-name-asian="MS Gothic" style:font-name-complex="MS Gothic"/>
    </style:style>
    <style:style style:name="T1889" style:parent-style-name="DefaultParagraphFont" style:family="text">
      <style:text-properties style:font-name="MS Gothic" style:font-name-asian="MS Gothic" style:font-name-complex="MS Gothic"/>
    </style:style>
    <style:style style:name="T1890" style:parent-style-name="DefaultParagraphFont" style:family="text">
      <style:text-properties style:font-name="MS Gothic" style:font-name-asian="MS Gothic" style:font-name-complex="MS Gothic"/>
    </style:style>
    <style:style style:name="T1891" style:parent-style-name="DefaultParagraphFont" style:family="text">
      <style:text-properties style:font-name="MS Gothic" style:font-name-asian="MS Gothic" style:font-name-complex="MS Gothic"/>
    </style:style>
    <style:style style:name="T1892" style:parent-style-name="DefaultParagraphFont" style:family="text">
      <style:text-properties style:font-name="MS Gothic" style:font-name-asian="MS Gothic" style:font-name-complex="MS Gothic"/>
    </style:style>
    <style:style style:name="T1893" style:parent-style-name="DefaultParagraphFont" style:family="text">
      <style:text-properties style:font-name="MS Gothic" style:font-name-asian="MS Gothic" style:font-name-complex="MS Gothic"/>
    </style:style>
    <style:style style:name="T1894" style:parent-style-name="DefaultParagraphFont" style:family="text">
      <style:text-properties style:font-name="MS Gothic" style:font-name-asian="MS Gothic" style:font-name-complex="MS Gothic"/>
    </style:style>
    <style:style style:name="T1895" style:parent-style-name="DefaultParagraphFont" style:family="text">
      <style:text-properties style:font-name="MS Gothic" style:font-name-asian="MS Gothic" style:font-name-complex="MS Gothic"/>
    </style:style>
    <style:style style:name="T1896" style:parent-style-name="DefaultParagraphFont" style:family="text">
      <style:text-properties style:font-name="MS Gothic" style:font-name-asian="MS Gothic" style:font-name-complex="MS Gothic"/>
    </style:style>
    <style:style style:name="T1897" style:parent-style-name="DefaultParagraphFont" style:family="text">
      <style:text-properties style:font-name="Microsoft JhengHei" style:font-name-asian="Microsoft JhengHei" style:font-name-complex="Microsoft JhengHei"/>
    </style:style>
    <style:style style:name="T1898" style:parent-style-name="DefaultParagraphFont" style:family="text">
      <style:text-properties style:font-name="MS Gothic" style:font-name-asian="MS Gothic" style:font-name-complex="MS Gothic"/>
    </style:style>
    <style:style style:name="T1899" style:parent-style-name="DefaultParagraphFont" style:family="text">
      <style:text-properties style:font-name="MS Gothic" style:font-name-asian="MS Gothic" style:font-name-complex="MS Gothic"/>
    </style:style>
    <style:style style:name="T1900" style:parent-style-name="DefaultParagraphFont" style:family="text">
      <style:text-properties style:font-name="MS Gothic" style:font-name-asian="MS Gothic" style:font-name-complex="MS Gothic"/>
    </style:style>
    <style:style style:name="T1901" style:parent-style-name="DefaultParagraphFont" style:family="text">
      <style:text-properties style:font-name="MS Gothic" style:font-name-asian="MS Gothic" style:font-name-complex="MS Gothic"/>
    </style:style>
    <style:style style:name="T1902" style:parent-style-name="DefaultParagraphFont" style:family="text">
      <style:text-properties style:font-name="MS Gothic" style:font-name-asian="MS Gothic" style:font-name-complex="MS Gothic"/>
    </style:style>
    <style:style style:name="T1903" style:parent-style-name="DefaultParagraphFont" style:family="text">
      <style:text-properties style:font-name="MS Gothic" style:font-name-asian="MS Gothic" style:font-name-complex="MS Gothic"/>
    </style:style>
    <style:style style:name="T1904" style:parent-style-name="DefaultParagraphFont" style:family="text">
      <style:text-properties style:font-name="MS Gothic" style:font-name-asian="MS Gothic" style:font-name-complex="MS Gothic"/>
    </style:style>
    <style:style style:name="T1905" style:parent-style-name="DefaultParagraphFont" style:family="text">
      <style:text-properties style:font-name="MS Gothic" style:font-name-asian="MS Gothic" style:font-name-complex="MS Gothic"/>
    </style:style>
    <style:style style:name="T1906" style:parent-style-name="DefaultParagraphFont" style:family="text">
      <style:text-properties style:font-name="MS Gothic" style:font-name-asian="MS Gothic" style:font-name-complex="MS Gothic"/>
    </style:style>
    <style:style style:name="T1907" style:parent-style-name="DefaultParagraphFont" style:family="text">
      <style:text-properties style:font-name="MS Gothic" style:font-name-asian="MS Gothic" style:font-name-complex="MS Gothic"/>
    </style:style>
    <style:style style:name="T1908" style:parent-style-name="DefaultParagraphFont" style:family="text">
      <style:text-properties style:font-name="MS Gothic" style:font-name-asian="MS Gothic" style:font-name-complex="MS Gothic"/>
    </style:style>
    <style:style style:name="T1909" style:parent-style-name="DefaultParagraphFont" style:family="text">
      <style:text-properties style:font-name="MS Gothic" style:font-name-asian="MS Gothic" style:font-name-complex="MS Gothic"/>
    </style:style>
    <style:style style:name="T1910" style:parent-style-name="DefaultParagraphFont" style:family="text">
      <style:text-properties style:font-name="MS Gothic" style:font-name-asian="MS Gothic" style:font-name-complex="MS Gothic"/>
    </style:style>
    <style:style style:name="T1911" style:parent-style-name="DefaultParagraphFont" style:family="text">
      <style:text-properties style:font-name="MS Gothic" style:font-name-asian="MS Gothic" style:font-name-complex="MS Gothic"/>
    </style:style>
    <style:style style:name="T1912" style:parent-style-name="DefaultParagraphFont" style:family="text">
      <style:text-properties style:font-name="MS Gothic" style:font-name-asian="MS Gothic" style:font-name-complex="MS Gothic"/>
    </style:style>
    <style:style style:name="T1913" style:parent-style-name="DefaultParagraphFont" style:family="text">
      <style:text-properties style:font-name="MS Gothic" style:font-name-asian="MS Gothic" style:font-name-complex="MS Gothic"/>
    </style:style>
    <style:style style:name="T1914" style:parent-style-name="DefaultParagraphFont" style:family="text">
      <style:text-properties style:font-name="MS Gothic" style:font-name-asian="MS Gothic" style:font-name-complex="MS Gothic"/>
    </style:style>
    <style:style style:name="T1915" style:parent-style-name="DefaultParagraphFont" style:family="text">
      <style:text-properties style:font-name="MS Gothic" style:font-name-asian="MS Gothic" style:font-name-complex="MS Gothic"/>
    </style:style>
    <style:style style:name="T1916" style:parent-style-name="DefaultParagraphFont" style:family="text">
      <style:text-properties style:font-name="Microsoft JhengHei" style:font-name-asian="Microsoft JhengHei" style:font-name-complex="Microsoft JhengHei"/>
    </style:style>
    <style:style style:name="T1917" style:parent-style-name="DefaultParagraphFont" style:family="text">
      <style:text-properties style:font-name="MS Gothic" style:font-name-asian="MS Gothic" style:font-name-complex="MS Gothic"/>
    </style:style>
    <style:style style:name="T1918" style:parent-style-name="DefaultParagraphFont" style:family="text">
      <style:text-properties style:font-name="MS Gothic" style:font-name-asian="MS Gothic" style:font-name-complex="MS Gothic"/>
    </style:style>
    <style:style style:name="T1919" style:parent-style-name="DefaultParagraphFont" style:family="text">
      <style:text-properties style:font-name="MS Gothic" style:font-name-asian="MS Gothic" style:font-name-complex="MS Gothic"/>
    </style:style>
    <style:style style:name="T1920" style:parent-style-name="DefaultParagraphFont" style:family="text">
      <style:text-properties style:font-name="MS Gothic" style:font-name-asian="MS Gothic" style:font-name-complex="MS Gothic"/>
    </style:style>
    <style:style style:name="T1921" style:parent-style-name="DefaultParagraphFont" style:family="text">
      <style:text-properties style:font-name="MS Gothic" style:font-name-asian="MS Gothic" style:font-name-complex="MS Gothic"/>
    </style:style>
    <style:style style:name="T1922" style:parent-style-name="DefaultParagraphFont" style:family="text">
      <style:text-properties style:font-name="MS Gothic" style:font-name-asian="MS Gothic" style:font-name-complex="MS Gothic"/>
    </style:style>
    <style:style style:name="T1923" style:parent-style-name="DefaultParagraphFont" style:family="text">
      <style:text-properties style:font-name="MS Gothic" style:font-name-asian="MS Gothic" style:font-name-complex="MS Gothic"/>
    </style:style>
    <style:style style:name="T1924" style:parent-style-name="DefaultParagraphFont" style:family="text">
      <style:text-properties style:font-name="MS Gothic" style:font-name-asian="MS Gothic" style:font-name-complex="MS Gothic"/>
    </style:style>
    <style:style style:name="T1925" style:parent-style-name="DefaultParagraphFont" style:family="text">
      <style:text-properties style:font-name="MS Gothic" style:font-name-asian="MS Gothic" style:font-name-complex="MS Gothic"/>
    </style:style>
    <style:style style:name="T1926" style:parent-style-name="DefaultParagraphFont" style:family="text">
      <style:text-properties style:font-name="MS Gothic" style:font-name-asian="MS Gothic" style:font-name-complex="MS Gothic"/>
    </style:style>
    <style:style style:name="T1927" style:parent-style-name="DefaultParagraphFont" style:family="text">
      <style:text-properties style:font-name="Malgun Gothic" style:font-name-asian="Malgun Gothic" style:font-name-complex="Malgun Gothic"/>
    </style:style>
    <style:style style:name="T1928" style:parent-style-name="DefaultParagraphFont" style:family="text">
      <style:text-properties style:font-name="MS Gothic" style:font-name-asian="MS Gothic" style:font-name-complex="MS Gothic"/>
    </style:style>
    <style:style style:name="T1929" style:parent-style-name="DefaultParagraphFont" style:family="text">
      <style:text-properties style:font-name="MS Gothic" style:font-name-asian="MS Gothic" style:font-name-complex="MS Gothic"/>
    </style:style>
    <style:style style:name="T1930" style:parent-style-name="DefaultParagraphFont" style:family="text">
      <style:text-properties style:font-name="MS Gothic" style:font-name-asian="MS Gothic" style:font-name-complex="MS Gothic"/>
    </style:style>
    <style:style style:name="T1931" style:parent-style-name="DefaultParagraphFont" style:family="text">
      <style:text-properties style:font-name="MS Gothic" style:font-name-asian="MS Gothic" style:font-name-complex="MS Gothic"/>
    </style:style>
    <style:style style:name="T1932" style:parent-style-name="DefaultParagraphFont" style:family="text">
      <style:text-properties style:font-name="MS Gothic" style:font-name-asian="MS Gothic" style:font-name-complex="MS Gothic"/>
    </style:style>
    <style:style style:name="T1933" style:parent-style-name="DefaultParagraphFont" style:family="text">
      <style:text-properties style:font-name="MS Gothic" style:font-name-asian="MS Gothic" style:font-name-complex="MS Gothic"/>
    </style:style>
    <style:style style:name="T1934" style:parent-style-name="DefaultParagraphFont" style:family="text">
      <style:text-properties style:font-name="MS Gothic" style:font-name-asian="MS Gothic" style:font-name-complex="MS Gothic"/>
    </style:style>
    <style:style style:name="T1935" style:parent-style-name="DefaultParagraphFont" style:family="text">
      <style:text-properties style:font-name="MS Gothic" style:font-name-asian="MS Gothic" style:font-name-complex="MS Gothic"/>
    </style:style>
    <style:style style:name="T1936" style:parent-style-name="DefaultParagraphFont" style:family="text">
      <style:text-properties style:font-name="MS Gothic" style:font-name-asian="MS Gothic" style:font-name-complex="MS Gothic"/>
    </style:style>
    <style:style style:name="T1937" style:parent-style-name="DefaultParagraphFont" style:family="text">
      <style:text-properties style:font-name="MS Gothic" style:font-name-asian="MS Gothic" style:font-name-complex="MS Gothic"/>
    </style:style>
    <style:style style:name="T1938" style:parent-style-name="DefaultParagraphFont" style:family="text">
      <style:text-properties style:font-name="MS Gothic" style:font-name-asian="MS Gothic" style:font-name-complex="MS Gothic"/>
    </style:style>
    <style:style style:name="T1939" style:parent-style-name="DefaultParagraphFont" style:family="text">
      <style:text-properties style:font-name="MS Gothic" style:font-name-asian="MS Gothic" style:font-name-complex="MS Gothic"/>
    </style:style>
    <style:style style:name="T1940" style:parent-style-name="DefaultParagraphFont" style:family="text">
      <style:text-properties style:font-name="MS Gothic" style:font-name-asian="MS Gothic" style:font-name-complex="MS Gothic"/>
    </style:style>
    <style:style style:name="T1941" style:parent-style-name="DefaultParagraphFont" style:family="text">
      <style:text-properties style:font-name="MS Gothic" style:font-name-asian="MS Gothic" style:font-name-complex="MS Gothic"/>
    </style:style>
    <style:style style:name="T1942" style:parent-style-name="DefaultParagraphFont" style:family="text">
      <style:text-properties style:font-name="MS Gothic" style:font-name-asian="MS Gothic" style:font-name-complex="MS Gothic"/>
    </style:style>
    <style:style style:name="T1943" style:parent-style-name="DefaultParagraphFont" style:family="text">
      <style:text-properties style:font-name="MS Gothic" style:font-name-asian="MS Gothic" style:font-name-complex="MS Gothic"/>
    </style:style>
    <style:style style:name="T1944" style:parent-style-name="DefaultParagraphFont" style:family="text">
      <style:text-properties style:font-name="MS Gothic" style:font-name-asian="MS Gothic" style:font-name-complex="MS Gothic"/>
    </style:style>
    <style:style style:name="T1945" style:parent-style-name="DefaultParagraphFont" style:family="text">
      <style:text-properties style:font-name="MS Gothic" style:font-name-asian="MS Gothic" style:font-name-complex="MS Gothic"/>
    </style:style>
    <style:style style:name="T1946" style:parent-style-name="DefaultParagraphFont" style:family="text">
      <style:text-properties style:font-name="MS Gothic" style:font-name-asian="MS Gothic" style:font-name-complex="MS Gothic"/>
    </style:style>
    <style:style style:name="T1947" style:parent-style-name="DefaultParagraphFont" style:family="text">
      <style:text-properties style:font-name="MS Gothic" style:font-name-asian="MS Gothic" style:font-name-complex="MS Gothic"/>
    </style:style>
    <style:style style:name="T1948" style:parent-style-name="DefaultParagraphFont" style:family="text">
      <style:text-properties style:font-name="MS Gothic" style:font-name-asian="MS Gothic" style:font-name-complex="MS Gothic"/>
    </style:style>
    <style:style style:name="T1949" style:parent-style-name="DefaultParagraphFont" style:family="text">
      <style:text-properties style:font-name="MS Gothic" style:font-name-asian="MS Gothic" style:font-name-complex="MS Gothic"/>
    </style:style>
    <style:style style:name="T1950" style:parent-style-name="DefaultParagraphFont" style:family="text">
      <style:text-properties style:font-name="MS Gothic" style:font-name-asian="MS Gothic" style:font-name-complex="MS Gothic"/>
    </style:style>
    <style:style style:name="T1951" style:parent-style-name="DefaultParagraphFont" style:family="text">
      <style:text-properties style:font-name="MS Gothic" style:font-name-asian="MS Gothic" style:font-name-complex="MS Gothic"/>
    </style:style>
    <style:style style:name="T1952" style:parent-style-name="DefaultParagraphFont" style:family="text">
      <style:text-properties style:font-name="MS Gothic" style:font-name-asian="MS Gothic" style:font-name-complex="MS Gothic"/>
    </style:style>
    <style:style style:name="T1953" style:parent-style-name="DefaultParagraphFont" style:family="text">
      <style:text-properties style:font-name="MS Gothic" style:font-name-asian="MS Gothic" style:font-name-complex="MS Gothic"/>
    </style:style>
    <style:style style:name="T1954" style:parent-style-name="DefaultParagraphFont" style:family="text">
      <style:text-properties style:font-name="MS Gothic" style:font-name-asian="MS Gothic" style:font-name-complex="MS Gothic"/>
    </style:style>
    <style:style style:name="T1955" style:parent-style-name="DefaultParagraphFont" style:family="text">
      <style:text-properties style:font-name="MS Gothic" style:font-name-asian="MS Gothic" style:font-name-complex="MS Gothic"/>
    </style:style>
    <style:style style:name="T1956" style:parent-style-name="DefaultParagraphFont" style:family="text">
      <style:text-properties style:font-name="MS Gothic" style:font-name-asian="MS Gothic" style:font-name-complex="MS Gothic"/>
    </style:style>
    <style:style style:name="T1957" style:parent-style-name="DefaultParagraphFont" style:family="text">
      <style:text-properties style:font-name="MS Gothic" style:font-name-asian="MS Gothic" style:font-name-complex="MS Gothic"/>
    </style:style>
    <style:style style:name="T1958" style:parent-style-name="DefaultParagraphFont" style:family="text">
      <style:text-properties style:font-name="MS Gothic" style:font-name-asian="MS Gothic" style:font-name-complex="MS Gothic"/>
    </style:style>
    <style:style style:name="T1959" style:parent-style-name="DefaultParagraphFont" style:family="text">
      <style:text-properties style:font-name="MS Gothic" style:font-name-asian="MS Gothic" style:font-name-complex="MS Gothic"/>
    </style:style>
    <style:style style:name="T1960" style:parent-style-name="DefaultParagraphFont" style:family="text">
      <style:text-properties style:font-name="MS Gothic" style:font-name-asian="MS Gothic" style:font-name-complex="MS Gothic"/>
    </style:style>
    <style:style style:name="T1961" style:parent-style-name="DefaultParagraphFont" style:family="text">
      <style:text-properties style:font-name="MS Gothic" style:font-name-asian="MS Gothic" style:font-name-complex="MS Gothic"/>
    </style:style>
    <style:style style:name="T1962" style:parent-style-name="DefaultParagraphFont" style:family="text">
      <style:text-properties style:font-name="MS Gothic" style:font-name-asian="MS Gothic" style:font-name-complex="MS Gothic"/>
    </style:style>
    <style:style style:name="T1963" style:parent-style-name="DefaultParagraphFont" style:family="text">
      <style:text-properties style:font-name="MS Gothic" style:font-name-asian="MS Gothic" style:font-name-complex="MS Gothic"/>
    </style:style>
    <style:style style:name="T1964" style:parent-style-name="DefaultParagraphFont" style:family="text">
      <style:text-properties style:font-name="MS Gothic" style:font-name-asian="MS Gothic" style:font-name-complex="MS Gothic"/>
    </style:style>
    <style:style style:name="T1965" style:parent-style-name="DefaultParagraphFont" style:family="text">
      <style:text-properties style:font-name="MS Gothic" style:font-name-asian="MS Gothic" style:font-name-complex="MS Gothic"/>
    </style:style>
    <style:style style:name="T1966" style:parent-style-name="DefaultParagraphFont" style:family="text">
      <style:text-properties style:font-name="MS Gothic" style:font-name-asian="MS Gothic" style:font-name-complex="MS Gothic"/>
    </style:style>
    <style:style style:name="T1967" style:parent-style-name="DefaultParagraphFont" style:family="text">
      <style:text-properties style:font-name="MS Gothic" style:font-name-asian="MS Gothic" style:font-name-complex="MS Gothic"/>
    </style:style>
    <style:style style:name="T1968" style:parent-style-name="DefaultParagraphFont" style:family="text">
      <style:text-properties style:font-name="MS Gothic" style:font-name-asian="MS Gothic" style:font-name-complex="MS Gothic"/>
    </style:style>
    <style:style style:name="T1969" style:parent-style-name="DefaultParagraphFont" style:family="text">
      <style:text-properties style:font-name="MS Gothic" style:font-name-asian="MS Gothic" style:font-name-complex="MS Gothic"/>
    </style:style>
    <style:style style:name="T1970" style:parent-style-name="DefaultParagraphFont" style:family="text">
      <style:text-properties style:font-name="MS Gothic" style:font-name-asian="MS Gothic" style:font-name-complex="MS Gothic"/>
    </style:style>
    <style:style style:name="T1971" style:parent-style-name="DefaultParagraphFont" style:family="text">
      <style:text-properties style:font-name="MS Gothic" style:font-name-asian="MS Gothic" style:font-name-complex="MS Gothic"/>
    </style:style>
    <style:style style:name="T1972" style:parent-style-name="DefaultParagraphFont" style:family="text">
      <style:text-properties style:font-name="MS Gothic" style:font-name-asian="MS Gothic" style:font-name-complex="MS Gothic"/>
    </style:style>
    <style:style style:name="T1973" style:parent-style-name="DefaultParagraphFont" style:family="text">
      <style:text-properties style:font-name="MS Gothic" style:font-name-asian="MS Gothic" style:font-name-complex="MS Gothic"/>
    </style:style>
    <style:style style:name="T1974" style:parent-style-name="DefaultParagraphFont" style:family="text">
      <style:text-properties style:font-name="MS Gothic" style:font-name-asian="MS Gothic" style:font-name-complex="MS Gothic"/>
    </style:style>
    <style:style style:name="T1975" style:parent-style-name="DefaultParagraphFont" style:family="text">
      <style:text-properties style:font-name="MS Gothic" style:font-name-asian="MS Gothic" style:font-name-complex="MS Gothic"/>
    </style:style>
    <style:style style:name="T1976" style:parent-style-name="DefaultParagraphFont" style:family="text">
      <style:text-properties style:font-name="MS Gothic" style:font-name-asian="MS Gothic" style:font-name-complex="MS Gothic"/>
    </style:style>
    <style:style style:name="T1977" style:parent-style-name="DefaultParagraphFont" style:family="text">
      <style:text-properties style:font-name="MS Gothic" style:font-name-asian="MS Gothic" style:font-name-complex="MS Gothic"/>
    </style:style>
    <style:style style:name="T1978" style:parent-style-name="DefaultParagraphFont" style:family="text">
      <style:text-properties style:font-name="Microsoft JhengHei" style:font-name-asian="Microsoft JhengHei" style:font-name-complex="Microsoft JhengHei"/>
    </style:style>
    <style:style style:name="T1979" style:parent-style-name="DefaultParagraphFont" style:family="text">
      <style:text-properties style:font-name="MS Gothic" style:font-name-asian="MS Gothic" style:font-name-complex="MS Gothic"/>
    </style:style>
    <style:style style:name="T1980" style:parent-style-name="DefaultParagraphFont" style:family="text">
      <style:text-properties style:font-name="MS Gothic" style:font-name-asian="MS Gothic" style:font-name-complex="MS Gothic"/>
    </style:style>
    <style:style style:name="T1981" style:parent-style-name="DefaultParagraphFont" style:family="text">
      <style:text-properties style:font-name="MS Gothic" style:font-name-asian="MS Gothic" style:font-name-complex="MS Gothic"/>
    </style:style>
    <style:style style:name="T1982" style:parent-style-name="DefaultParagraphFont" style:family="text">
      <style:text-properties style:font-name="MS Gothic" style:font-name-asian="MS Gothic" style:font-name-complex="MS Gothic"/>
    </style:style>
    <style:style style:name="T1983" style:parent-style-name="DefaultParagraphFont" style:family="text">
      <style:text-properties style:font-name="Microsoft JhengHei" style:font-name-asian="Microsoft JhengHei" style:font-name-complex="Microsoft JhengHei"/>
    </style:style>
    <style:style style:name="T1984" style:parent-style-name="DefaultParagraphFont" style:family="text">
      <style:text-properties style:font-name="MS Gothic" style:font-name-asian="MS Gothic" style:font-name-complex="MS Gothic"/>
    </style:style>
    <style:style style:name="T1985" style:parent-style-name="DefaultParagraphFont" style:family="text">
      <style:text-properties style:font-name="MS Gothic" style:font-name-asian="MS Gothic" style:font-name-complex="MS Gothic"/>
    </style:style>
    <style:style style:name="T1986" style:parent-style-name="DefaultParagraphFont" style:family="text">
      <style:text-properties style:font-name="MS Gothic" style:font-name-asian="MS Gothic" style:font-name-complex="MS Gothic"/>
    </style:style>
    <style:style style:name="T1987" style:parent-style-name="DefaultParagraphFont" style:family="text">
      <style:text-properties style:font-name="MS Gothic" style:font-name-asian="MS Gothic" style:font-name-complex="MS Gothic"/>
    </style:style>
    <style:style style:name="T1988" style:parent-style-name="DefaultParagraphFont" style:family="text">
      <style:text-properties style:font-name="MS Gothic" style:font-name-asian="MS Gothic" style:font-name-complex="MS Gothic"/>
    </style:style>
    <style:style style:name="T1989" style:parent-style-name="DefaultParagraphFont" style:family="text">
      <style:text-properties style:font-name="MS Gothic" style:font-name-asian="MS Gothic" style:font-name-complex="MS Gothic"/>
    </style:style>
    <style:style style:name="T1990" style:parent-style-name="DefaultParagraphFont" style:family="text">
      <style:text-properties style:font-name="MS Gothic" style:font-name-asian="MS Gothic" style:font-name-complex="MS Gothic"/>
    </style:style>
    <style:style style:name="T1991" style:parent-style-name="DefaultParagraphFont" style:family="text">
      <style:text-properties style:font-name="MS Gothic" style:font-name-asian="MS Gothic" style:font-name-complex="MS Gothic"/>
    </style:style>
    <style:style style:name="T1992" style:parent-style-name="DefaultParagraphFont" style:family="text">
      <style:text-properties style:font-name="MS Gothic" style:font-name-asian="MS Gothic" style:font-name-complex="MS Gothic"/>
    </style:style>
    <style:style style:name="T1993" style:parent-style-name="DefaultParagraphFont" style:family="text">
      <style:text-properties style:font-name="Malgun Gothic" style:font-name-asian="Malgun Gothic" style:font-name-complex="Malgun Gothic"/>
    </style:style>
    <style:style style:name="T1994" style:parent-style-name="DefaultParagraphFont" style:family="text">
      <style:text-properties style:font-name="MS Gothic" style:font-name-asian="MS Gothic" style:font-name-complex="MS Gothic"/>
    </style:style>
    <style:style style:name="T1995" style:parent-style-name="DefaultParagraphFont" style:family="text">
      <style:text-properties style:font-name="MS Gothic" style:font-name-asian="MS Gothic" style:font-name-complex="MS Gothic"/>
    </style:style>
    <style:style style:name="T1996" style:parent-style-name="DefaultParagraphFont" style:family="text">
      <style:text-properties style:font-name="MS Gothic" style:font-name-asian="MS Gothic" style:font-name-complex="MS Gothic"/>
    </style:style>
    <style:style style:name="T1997" style:parent-style-name="DefaultParagraphFont" style:family="text">
      <style:text-properties style:font-name="MS Gothic" style:font-name-asian="MS Gothic" style:font-name-complex="MS Gothic"/>
    </style:style>
    <style:style style:name="T1998" style:parent-style-name="DefaultParagraphFont" style:family="text">
      <style:text-properties style:font-name="MS Gothic" style:font-name-asian="MS Gothic" style:font-name-complex="MS Gothic"/>
    </style:style>
    <style:style style:name="T1999" style:parent-style-name="DefaultParagraphFont" style:family="text">
      <style:text-properties style:font-name="MS Gothic" style:font-name-asian="MS Gothic" style:font-name-complex="MS Gothic"/>
    </style:style>
    <style:style style:name="T2000" style:parent-style-name="DefaultParagraphFont" style:family="text">
      <style:text-properties style:font-name="MS Gothic" style:font-name-asian="MS Gothic" style:font-name-complex="MS Gothic"/>
    </style:style>
    <style:style style:name="T2001" style:parent-style-name="DefaultParagraphFont" style:family="text">
      <style:text-properties style:font-name="MS Gothic" style:font-name-asian="MS Gothic" style:font-name-complex="MS Gothic"/>
    </style:style>
    <style:style style:name="T2002" style:parent-style-name="DefaultParagraphFont" style:family="text">
      <style:text-properties style:font-name="MS Gothic" style:font-name-asian="MS Gothic" style:font-name-complex="MS Gothic"/>
    </style:style>
    <style:style style:name="T2003" style:parent-style-name="DefaultParagraphFont" style:family="text">
      <style:text-properties style:font-name="MS Gothic" style:font-name-asian="MS Gothic" style:font-name-complex="MS Gothic"/>
    </style:style>
    <style:style style:name="T2004" style:parent-style-name="DefaultParagraphFont" style:family="text">
      <style:text-properties style:font-name="MS Gothic" style:font-name-asian="MS Gothic" style:font-name-complex="MS Gothic"/>
    </style:style>
    <style:style style:name="T2005" style:parent-style-name="DefaultParagraphFont" style:family="text">
      <style:text-properties style:font-name="MS Gothic" style:font-name-asian="MS Gothic" style:font-name-complex="MS Gothic"/>
    </style:style>
    <style:style style:name="T2006" style:parent-style-name="DefaultParagraphFont" style:family="text">
      <style:text-properties style:font-name="MS Gothic" style:font-name-asian="MS Gothic" style:font-name-complex="MS Gothic"/>
    </style:style>
    <style:style style:name="T2007" style:parent-style-name="DefaultParagraphFont" style:family="text">
      <style:text-properties style:font-name="MS Gothic" style:font-name-asian="MS Gothic" style:font-name-complex="MS Gothic"/>
    </style:style>
    <style:style style:name="T2008" style:parent-style-name="DefaultParagraphFont" style:family="text">
      <style:text-properties style:font-name="MS Gothic" style:font-name-asian="MS Gothic" style:font-name-complex="MS Gothic"/>
    </style:style>
    <style:style style:name="T2009" style:parent-style-name="DefaultParagraphFont" style:family="text">
      <style:text-properties style:font-name="MS Gothic" style:font-name-asian="MS Gothic" style:font-name-complex="MS Gothic"/>
    </style:style>
    <style:style style:name="T2010" style:parent-style-name="DefaultParagraphFont" style:family="text">
      <style:text-properties style:font-name="MS Gothic" style:font-name-asian="MS Gothic" style:font-name-complex="MS Gothic"/>
    </style:style>
    <style:style style:name="T2011" style:parent-style-name="DefaultParagraphFont" style:family="text">
      <style:text-properties style:font-name="MS Gothic" style:font-name-asian="MS Gothic" style:font-name-complex="MS Gothic"/>
    </style:style>
    <style:style style:name="T2012" style:parent-style-name="DefaultParagraphFont" style:family="text">
      <style:text-properties style:font-name="MS Gothic" style:font-name-asian="MS Gothic" style:font-name-complex="MS Gothic"/>
    </style:style>
    <style:style style:name="T2013" style:parent-style-name="DefaultParagraphFont" style:family="text">
      <style:text-properties style:font-name="MS Gothic" style:font-name-asian="MS Gothic" style:font-name-complex="MS Gothic"/>
    </style:style>
    <style:style style:name="T2014" style:parent-style-name="DefaultParagraphFont" style:family="text">
      <style:text-properties style:font-name="MS Gothic" style:font-name-asian="MS Gothic" style:font-name-complex="MS Gothic"/>
    </style:style>
    <style:style style:name="T2015" style:parent-style-name="DefaultParagraphFont" style:family="text">
      <style:text-properties style:font-name="MS Gothic" style:font-name-asian="MS Gothic" style:font-name-complex="MS Gothic"/>
    </style:style>
    <style:style style:name="T2016" style:parent-style-name="DefaultParagraphFont" style:family="text">
      <style:text-properties style:font-name="Malgun Gothic" style:font-name-asian="Malgun Gothic" style:font-name-complex="Malgun Gothic"/>
    </style:style>
    <style:style style:name="T2017" style:parent-style-name="DefaultParagraphFont" style:family="text">
      <style:text-properties style:font-name="MS Gothic" style:font-name-asian="MS Gothic" style:font-name-complex="MS Gothic"/>
    </style:style>
    <style:style style:name="T2018" style:parent-style-name="DefaultParagraphFont" style:family="text">
      <style:text-properties style:font-name="MS Gothic" style:font-name-asian="MS Gothic" style:font-name-complex="MS Gothic"/>
    </style:style>
    <style:style style:name="T2019" style:parent-style-name="DefaultParagraphFont" style:family="text">
      <style:text-properties style:font-name="MS Gothic" style:font-name-asian="MS Gothic" style:font-name-complex="MS Gothic"/>
    </style:style>
    <style:style style:name="T2020" style:parent-style-name="DefaultParagraphFont" style:family="text">
      <style:text-properties style:font-name="MS Gothic" style:font-name-asian="MS Gothic" style:font-name-complex="MS Gothic"/>
    </style:style>
    <style:style style:name="T2021" style:parent-style-name="DefaultParagraphFont" style:family="text">
      <style:text-properties style:font-name="MS Gothic" style:font-name-asian="MS Gothic" style:font-name-complex="MS Gothic"/>
    </style:style>
    <style:style style:name="T2022" style:parent-style-name="DefaultParagraphFont" style:family="text">
      <style:text-properties style:font-name="MS Gothic" style:font-name-asian="MS Gothic" style:font-name-complex="MS Gothic"/>
    </style:style>
    <style:style style:name="T2023" style:parent-style-name="DefaultParagraphFont" style:family="text">
      <style:text-properties style:font-name="MS Gothic" style:font-name-asian="MS Gothic" style:font-name-complex="MS Gothic"/>
    </style:style>
    <style:style style:name="T2024" style:parent-style-name="DefaultParagraphFont" style:family="text">
      <style:text-properties style:font-name="MS Gothic" style:font-name-asian="MS Gothic" style:font-name-complex="MS Gothic"/>
    </style:style>
    <style:style style:name="T2025" style:parent-style-name="DefaultParagraphFont" style:family="text">
      <style:text-properties style:font-name="MS Gothic" style:font-name-asian="MS Gothic" style:font-name-complex="MS Gothic"/>
    </style:style>
    <style:style style:name="T2026" style:parent-style-name="DefaultParagraphFont" style:family="text">
      <style:text-properties style:font-name="MS Gothic" style:font-name-asian="MS Gothic" style:font-name-complex="MS Gothic"/>
    </style:style>
    <style:style style:name="T2027" style:parent-style-name="DefaultParagraphFont" style:family="text">
      <style:text-properties style:font-name="MS Gothic" style:font-name-asian="MS Gothic" style:font-name-complex="MS Gothic"/>
    </style:style>
    <style:style style:name="T2028" style:parent-style-name="DefaultParagraphFont" style:family="text">
      <style:text-properties style:font-name="MS Gothic" style:font-name-asian="MS Gothic" style:font-name-complex="MS Gothic"/>
    </style:style>
    <style:style style:name="T2029" style:parent-style-name="DefaultParagraphFont" style:family="text">
      <style:text-properties style:font-name="MS Gothic" style:font-name-asian="MS Gothic" style:font-name-complex="MS Gothic"/>
    </style:style>
    <style:style style:name="T2030" style:parent-style-name="DefaultParagraphFont" style:family="text">
      <style:text-properties style:font-name="MS Gothic" style:font-name-asian="MS Gothic" style:font-name-complex="MS Gothic"/>
    </style:style>
    <style:style style:name="T2031" style:parent-style-name="DefaultParagraphFont" style:family="text">
      <style:text-properties style:font-name="MS Gothic" style:font-name-asian="MS Gothic" style:font-name-complex="MS Gothic"/>
    </style:style>
    <style:style style:name="T2032" style:parent-style-name="DefaultParagraphFont" style:family="text">
      <style:text-properties style:font-name="MS Gothic" style:font-name-asian="MS Gothic" style:font-name-complex="MS Gothic"/>
    </style:style>
    <style:style style:name="T2033" style:parent-style-name="DefaultParagraphFont" style:family="text">
      <style:text-properties style:font-name="MS Gothic" style:font-name-asian="MS Gothic" style:font-name-complex="MS Gothic"/>
    </style:style>
    <style:style style:name="T2034" style:parent-style-name="DefaultParagraphFont" style:family="text">
      <style:text-properties style:font-name="MS Gothic" style:font-name-asian="MS Gothic" style:font-name-complex="MS Gothic"/>
    </style:style>
    <style:style style:name="T2035" style:parent-style-name="DefaultParagraphFont" style:family="text">
      <style:text-properties style:font-name="MS Gothic" style:font-name-asian="MS Gothic" style:font-name-complex="MS Gothic"/>
    </style:style>
    <style:style style:name="T2036" style:parent-style-name="DefaultParagraphFont" style:family="text">
      <style:text-properties style:font-name="MS Gothic" style:font-name-asian="MS Gothic" style:font-name-complex="MS Gothic"/>
    </style:style>
    <style:style style:name="T2037" style:parent-style-name="DefaultParagraphFont" style:family="text">
      <style:text-properties style:font-name="MS Gothic" style:font-name-asian="MS Gothic" style:font-name-complex="MS Gothic"/>
    </style:style>
    <style:style style:name="T2038" style:parent-style-name="DefaultParagraphFont" style:family="text">
      <style:text-properties style:font-name="MS Gothic" style:font-name-asian="MS Gothic" style:font-name-complex="MS Gothic"/>
    </style:style>
    <style:style style:name="T2039" style:parent-style-name="DefaultParagraphFont" style:family="text">
      <style:text-properties style:font-name="MS Gothic" style:font-name-asian="MS Gothic" style:font-name-complex="MS Gothic"/>
    </style:style>
    <style:style style:name="T2040" style:parent-style-name="DefaultParagraphFont" style:family="text">
      <style:text-properties style:font-name="MS Gothic" style:font-name-asian="MS Gothic" style:font-name-complex="MS Gothic"/>
    </style:style>
    <style:style style:name="T2041" style:parent-style-name="DefaultParagraphFont" style:family="text">
      <style:text-properties style:font-name="MS Gothic" style:font-name-asian="MS Gothic" style:font-name-complex="MS Gothic"/>
    </style:style>
    <style:style style:name="T2042" style:parent-style-name="DefaultParagraphFont" style:family="text">
      <style:text-properties style:font-name="MS Gothic" style:font-name-asian="MS Gothic" style:font-name-complex="MS Gothic"/>
    </style:style>
    <style:style style:name="T2043" style:parent-style-name="DefaultParagraphFont" style:family="text">
      <style:text-properties style:font-name="MS Gothic" style:font-name-asian="MS Gothic" style:font-name-complex="MS Gothic"/>
    </style:style>
    <style:style style:name="T2044" style:parent-style-name="DefaultParagraphFont" style:family="text">
      <style:text-properties style:font-name="MS Gothic" style:font-name-asian="MS Gothic" style:font-name-complex="MS Gothic"/>
    </style:style>
    <style:style style:name="T2045" style:parent-style-name="DefaultParagraphFont" style:family="text">
      <style:text-properties style:font-name="Microsoft JhengHei" style:font-name-asian="Microsoft JhengHei" style:font-name-complex="Microsoft JhengHei"/>
    </style:style>
    <style:style style:name="T2046" style:parent-style-name="DefaultParagraphFont" style:family="text">
      <style:text-properties style:font-name="MS Gothic" style:font-name-asian="MS Gothic" style:font-name-complex="MS Gothic"/>
    </style:style>
    <style:style style:name="T2047" style:parent-style-name="DefaultParagraphFont" style:family="text">
      <style:text-properties style:font-name="MS Gothic" style:font-name-asian="MS Gothic" style:font-name-complex="MS Gothic"/>
    </style:style>
    <style:style style:name="T2048" style:parent-style-name="DefaultParagraphFont" style:family="text">
      <style:text-properties style:font-name="MS Gothic" style:font-name-asian="MS Gothic" style:font-name-complex="MS Gothic"/>
    </style:style>
    <style:style style:name="T2049" style:parent-style-name="DefaultParagraphFont" style:family="text">
      <style:text-properties style:font-name="MS Gothic" style:font-name-asian="MS Gothic" style:font-name-complex="MS Gothic"/>
    </style:style>
    <style:style style:name="T2050" style:parent-style-name="DefaultParagraphFont" style:family="text">
      <style:text-properties style:font-name="Microsoft JhengHei" style:font-name-asian="Microsoft JhengHei" style:font-name-complex="Microsoft JhengHei"/>
    </style:style>
    <style:style style:name="T2051" style:parent-style-name="DefaultParagraphFont" style:family="text">
      <style:text-properties style:font-name="MS Gothic" style:font-name-asian="MS Gothic" style:font-name-complex="MS Gothic"/>
    </style:style>
    <style:style style:name="T2052" style:parent-style-name="DefaultParagraphFont" style:family="text">
      <style:text-properties style:font-name="MS Gothic" style:font-name-asian="MS Gothic" style:font-name-complex="MS Gothic"/>
    </style:style>
    <style:style style:name="T2053" style:parent-style-name="DefaultParagraphFont" style:family="text">
      <style:text-properties style:font-name="MS Gothic" style:font-name-asian="MS Gothic" style:font-name-complex="MS Gothic"/>
    </style:style>
    <style:style style:name="T2054" style:parent-style-name="DefaultParagraphFont" style:family="text">
      <style:text-properties style:font-name="MS Gothic" style:font-name-asian="MS Gothic" style:font-name-complex="MS Gothic"/>
    </style:style>
    <style:style style:name="T2055" style:parent-style-name="DefaultParagraphFont" style:family="text">
      <style:text-properties style:font-name="Microsoft JhengHei" style:font-name-asian="Microsoft JhengHei" style:font-name-complex="Microsoft JhengHei"/>
    </style:style>
    <style:style style:name="T2056" style:parent-style-name="DefaultParagraphFont" style:family="text">
      <style:text-properties style:font-name="MS Gothic" style:font-name-asian="MS Gothic" style:font-name-complex="MS Gothic"/>
    </style:style>
    <style:style style:name="T2057" style:parent-style-name="DefaultParagraphFont" style:family="text">
      <style:text-properties style:font-name="MS Gothic" style:font-name-asian="MS Gothic" style:font-name-complex="MS Gothic"/>
    </style:style>
    <style:style style:name="T2058" style:parent-style-name="DefaultParagraphFont" style:family="text">
      <style:text-properties style:font-name="Microsoft JhengHei" style:font-name-asian="Microsoft JhengHei" style:font-name-complex="Microsoft JhengHei"/>
    </style:style>
    <style:style style:name="T2059" style:parent-style-name="DefaultParagraphFont" style:family="text">
      <style:text-properties style:font-name="MS Gothic" style:font-name-asian="MS Gothic" style:font-name-complex="MS Gothic"/>
    </style:style>
    <style:style style:name="T2060" style:parent-style-name="DefaultParagraphFont" style:family="text">
      <style:text-properties style:font-name="MS Gothic" style:font-name-asian="MS Gothic" style:font-name-complex="MS Gothic"/>
    </style:style>
    <style:style style:name="T2061" style:parent-style-name="DefaultParagraphFont" style:family="text">
      <style:text-properties style:font-name="MS Gothic" style:font-name-asian="MS Gothic" style:font-name-complex="MS Gothic"/>
    </style:style>
    <style:style style:name="T2062" style:parent-style-name="DefaultParagraphFont" style:family="text">
      <style:text-properties style:font-name="MS Gothic" style:font-name-asian="MS Gothic" style:font-name-complex="MS Gothic"/>
    </style:style>
    <style:style style:name="T2063" style:parent-style-name="DefaultParagraphFont" style:family="text">
      <style:text-properties style:font-name="MS Gothic" style:font-name-asian="MS Gothic" style:font-name-complex="MS Gothic"/>
    </style:style>
    <style:style style:name="T2064" style:parent-style-name="DefaultParagraphFont" style:family="text">
      <style:text-properties style:font-name="MS Gothic" style:font-name-asian="MS Gothic" style:font-name-complex="MS Gothic"/>
    </style:style>
    <style:style style:name="T2065" style:parent-style-name="DefaultParagraphFont" style:family="text">
      <style:text-properties style:font-name="MS Gothic" style:font-name-asian="MS Gothic" style:font-name-complex="MS Gothic"/>
    </style:style>
    <style:style style:name="T2066" style:parent-style-name="DefaultParagraphFont" style:family="text">
      <style:text-properties style:font-name="MS Gothic" style:font-name-asian="MS Gothic" style:font-name-complex="MS Gothic"/>
    </style:style>
    <style:style style:name="T2067" style:parent-style-name="DefaultParagraphFont" style:family="text">
      <style:text-properties style:font-name="MS Gothic" style:font-name-asian="MS Gothic" style:font-name-complex="MS Gothic"/>
    </style:style>
    <style:style style:name="T2068" style:parent-style-name="DefaultParagraphFont" style:family="text">
      <style:text-properties style:font-name="MS Gothic" style:font-name-asian="MS Gothic" style:font-name-complex="MS Gothic"/>
    </style:style>
    <style:style style:name="T2069" style:parent-style-name="DefaultParagraphFont" style:family="text">
      <style:text-properties style:font-name="MS Gothic" style:font-name-asian="MS Gothic" style:font-name-complex="MS Gothic"/>
    </style:style>
    <style:style style:name="T2070" style:parent-style-name="DefaultParagraphFont" style:family="text">
      <style:text-properties style:font-name="MS Gothic" style:font-name-asian="MS Gothic" style:font-name-complex="MS Gothic"/>
    </style:style>
    <style:style style:name="T2071" style:parent-style-name="DefaultParagraphFont" style:family="text">
      <style:text-properties style:font-name="MS Gothic" style:font-name-asian="MS Gothic" style:font-name-complex="MS Gothic"/>
    </style:style>
    <style:style style:name="T2072" style:parent-style-name="DefaultParagraphFont" style:family="text">
      <style:text-properties style:font-name="MS Gothic" style:font-name-asian="MS Gothic" style:font-name-complex="MS Gothic"/>
    </style:style>
    <style:style style:name="T2073" style:parent-style-name="DefaultParagraphFont" style:family="text">
      <style:text-properties style:font-name="MS Gothic" style:font-name-asian="MS Gothic" style:font-name-complex="MS Gothic"/>
    </style:style>
    <style:style style:name="T2074" style:parent-style-name="DefaultParagraphFont" style:family="text">
      <style:text-properties style:font-name="MS Gothic" style:font-name-asian="MS Gothic" style:font-name-complex="MS Gothic"/>
    </style:style>
    <style:style style:name="T2075" style:parent-style-name="DefaultParagraphFont" style:family="text">
      <style:text-properties style:font-name="MS Gothic" style:font-name-asian="MS Gothic" style:font-name-complex="MS Gothic"/>
    </style:style>
    <style:style style:name="T2076" style:parent-style-name="DefaultParagraphFont" style:family="text">
      <style:text-properties style:font-name="MS Gothic" style:font-name-asian="MS Gothic" style:font-name-complex="MS Gothic"/>
    </style:style>
    <style:style style:name="T2077" style:parent-style-name="DefaultParagraphFont" style:family="text">
      <style:text-properties style:font-name="MS Gothic" style:font-name-asian="MS Gothic" style:font-name-complex="MS Gothic"/>
    </style:style>
    <style:style style:name="T2078" style:parent-style-name="DefaultParagraphFont" style:family="text">
      <style:text-properties style:font-name="MS Gothic" style:font-name-asian="MS Gothic" style:font-name-complex="MS Gothic"/>
    </style:style>
    <style:style style:name="T2079" style:parent-style-name="DefaultParagraphFont" style:family="text">
      <style:text-properties style:font-name="Malgun Gothic" style:font-name-asian="Malgun Gothic" style:font-name-complex="Malgun Gothic"/>
    </style:style>
    <style:style style:name="T2080" style:parent-style-name="DefaultParagraphFont" style:family="text">
      <style:text-properties style:font-name="Malgun Gothic" style:font-name-asian="Malgun Gothic" style:font-name-complex="Malgun Gothic"/>
    </style:style>
    <style:style style:name="T2081" style:parent-style-name="DefaultParagraphFont" style:family="text">
      <style:text-properties style:font-name="MS Gothic" style:font-name-asian="MS Gothic" style:font-name-complex="MS Gothic"/>
    </style:style>
    <style:style style:name="T2082" style:parent-style-name="DefaultParagraphFont" style:family="text">
      <style:text-properties style:font-name="MS Gothic" style:font-name-asian="MS Gothic" style:font-name-complex="MS Gothic"/>
    </style:style>
    <style:style style:name="T2083" style:parent-style-name="DefaultParagraphFont" style:family="text">
      <style:text-properties style:font-name="MS Gothic" style:font-name-asian="MS Gothic" style:font-name-complex="MS Gothic"/>
    </style:style>
    <style:style style:name="T2084" style:parent-style-name="DefaultParagraphFont" style:family="text">
      <style:text-properties style:font-name="MS Gothic" style:font-name-asian="MS Gothic" style:font-name-complex="MS Gothic"/>
    </style:style>
    <style:style style:name="T2085" style:parent-style-name="DefaultParagraphFont" style:family="text">
      <style:text-properties style:font-name="MS Gothic" style:font-name-asian="MS Gothic" style:font-name-complex="MS Gothic"/>
    </style:style>
    <style:style style:name="T2086" style:parent-style-name="DefaultParagraphFont" style:family="text">
      <style:text-properties style:font-name="MS Gothic" style:font-name-asian="MS Gothic" style:font-name-complex="MS Gothic"/>
    </style:style>
    <style:style style:name="T2087" style:parent-style-name="DefaultParagraphFont" style:family="text">
      <style:text-properties style:font-name="MS Gothic" style:font-name-asian="MS Gothic" style:font-name-complex="MS Gothic"/>
    </style:style>
    <style:style style:name="T2088" style:parent-style-name="DefaultParagraphFont" style:family="text">
      <style:text-properties style:font-name="MS Gothic" style:font-name-asian="MS Gothic" style:font-name-complex="MS Gothic"/>
    </style:style>
    <style:style style:name="T2089" style:parent-style-name="DefaultParagraphFont" style:family="text">
      <style:text-properties style:font-name="MS Gothic" style:font-name-asian="MS Gothic" style:font-name-complex="MS Gothic"/>
    </style:style>
    <style:style style:name="T2090" style:parent-style-name="DefaultParagraphFont" style:family="text">
      <style:text-properties style:font-name="MS Gothic" style:font-name-asian="MS Gothic" style:font-name-complex="MS Gothic"/>
    </style:style>
    <style:style style:name="T2091" style:parent-style-name="DefaultParagraphFont" style:family="text">
      <style:text-properties style:font-name="MS Gothic" style:font-name-asian="MS Gothic" style:font-name-complex="MS Gothic"/>
    </style:style>
    <style:style style:name="T2092" style:parent-style-name="DefaultParagraphFont" style:family="text">
      <style:text-properties style:font-name="MS Gothic" style:font-name-asian="MS Gothic" style:font-name-complex="MS Gothic"/>
    </style:style>
    <style:style style:name="T2093" style:parent-style-name="DefaultParagraphFont" style:family="text">
      <style:text-properties style:font-name="MS Gothic" style:font-name-asian="MS Gothic" style:font-name-complex="MS Gothic"/>
    </style:style>
    <style:style style:name="T2094" style:parent-style-name="DefaultParagraphFont" style:family="text">
      <style:text-properties style:font-name="MS Gothic" style:font-name-asian="MS Gothic" style:font-name-complex="MS Gothic"/>
    </style:style>
    <style:style style:name="T2095" style:parent-style-name="DefaultParagraphFont" style:family="text">
      <style:text-properties style:font-name="MS Gothic" style:font-name-asian="MS Gothic" style:font-name-complex="MS Gothic"/>
    </style:style>
    <style:style style:name="T2096" style:parent-style-name="DefaultParagraphFont" style:family="text">
      <style:text-properties style:font-name="MS Gothic" style:font-name-asian="MS Gothic" style:font-name-complex="MS Gothic"/>
    </style:style>
    <style:style style:name="T2097" style:parent-style-name="DefaultParagraphFont" style:family="text">
      <style:text-properties style:font-name="Microsoft JhengHei" style:font-name-asian="Microsoft JhengHei" style:font-name-complex="Microsoft JhengHei"/>
    </style:style>
    <style:style style:name="T2098" style:parent-style-name="DefaultParagraphFont" style:family="text">
      <style:text-properties style:font-name="Malgun Gothic" style:font-name-asian="Malgun Gothic" style:font-name-complex="Malgun Gothic"/>
    </style:style>
    <style:style style:name="T2099" style:parent-style-name="DefaultParagraphFont" style:family="text">
      <style:text-properties style:font-name="MS Gothic" style:font-name-asian="MS Gothic" style:font-name-complex="MS Gothic"/>
    </style:style>
    <style:style style:name="T2100" style:parent-style-name="DefaultParagraphFont" style:family="text">
      <style:text-properties style:font-name="MS Gothic" style:font-name-asian="MS Gothic" style:font-name-complex="MS Gothic"/>
    </style:style>
    <style:style style:name="T2101" style:parent-style-name="DefaultParagraphFont" style:family="text">
      <style:text-properties style:font-name="MS Gothic" style:font-name-asian="MS Gothic" style:font-name-complex="MS Gothic"/>
    </style:style>
    <style:style style:name="T2102" style:parent-style-name="DefaultParagraphFont" style:family="text">
      <style:text-properties style:font-name="MS Gothic" style:font-name-asian="MS Gothic" style:font-name-complex="MS Gothic"/>
    </style:style>
    <style:style style:name="T2103" style:parent-style-name="DefaultParagraphFont" style:family="text">
      <style:text-properties style:font-name="MS Gothic" style:font-name-asian="MS Gothic" style:font-name-complex="MS Gothic"/>
    </style:style>
    <style:style style:name="T2104" style:parent-style-name="DefaultParagraphFont" style:family="text">
      <style:text-properties style:font-name="MS Gothic" style:font-name-asian="MS Gothic" style:font-name-complex="MS Gothic"/>
    </style:style>
    <style:style style:name="T2105" style:parent-style-name="DefaultParagraphFont" style:family="text">
      <style:text-properties style:font-name="MS Gothic" style:font-name-asian="MS Gothic" style:font-name-complex="MS Gothic"/>
    </style:style>
    <style:style style:name="T2106" style:parent-style-name="DefaultParagraphFont" style:family="text">
      <style:text-properties style:font-name="MS Gothic" style:font-name-asian="MS Gothic" style:font-name-complex="MS Gothic"/>
    </style:style>
    <style:style style:name="T2107" style:parent-style-name="DefaultParagraphFont" style:family="text">
      <style:text-properties style:font-name="Malgun Gothic" style:font-name-asian="Malgun Gothic" style:font-name-complex="Malgun Gothic"/>
    </style:style>
    <style:style style:name="T2108" style:parent-style-name="DefaultParagraphFont" style:family="text">
      <style:text-properties style:font-name="Microsoft JhengHei" style:font-name-asian="Microsoft JhengHei" style:font-name-complex="Microsoft JhengHei"/>
    </style:style>
    <style:style style:name="T2109" style:parent-style-name="DefaultParagraphFont" style:family="text">
      <style:text-properties style:font-name="MS Gothic" style:font-name-asian="MS Gothic" style:font-name-complex="MS Gothic"/>
    </style:style>
    <style:style style:name="T2110" style:parent-style-name="DefaultParagraphFont" style:family="text">
      <style:text-properties style:font-name="MS Gothic" style:font-name-asian="MS Gothic" style:font-name-complex="MS Gothic"/>
    </style:style>
    <style:style style:name="T2111" style:parent-style-name="DefaultParagraphFont" style:family="text">
      <style:text-properties style:font-name="Microsoft JhengHei" style:font-name-asian="Microsoft JhengHei" style:font-name-complex="Microsoft JhengHei"/>
    </style:style>
    <style:style style:name="T2112" style:parent-style-name="DefaultParagraphFont" style:family="text">
      <style:text-properties style:font-name="Malgun Gothic" style:font-name-asian="Malgun Gothic" style:font-name-complex="Malgun Gothic"/>
    </style:style>
    <style:style style:name="T2113" style:parent-style-name="DefaultParagraphFont" style:family="text">
      <style:text-properties style:font-name="MS Gothic" style:font-name-asian="MS Gothic" style:font-name-complex="MS Gothic"/>
    </style:style>
    <style:style style:name="T2114" style:parent-style-name="DefaultParagraphFont" style:family="text">
      <style:text-properties style:font-name="MS Gothic" style:font-name-asian="MS Gothic" style:font-name-complex="MS Gothic"/>
    </style:style>
    <style:style style:name="T2115" style:parent-style-name="DefaultParagraphFont" style:family="text">
      <style:text-properties style:font-name="MS Gothic" style:font-name-asian="MS Gothic" style:font-name-complex="MS Gothic"/>
    </style:style>
    <style:style style:name="T2116" style:parent-style-name="DefaultParagraphFont" style:family="text">
      <style:text-properties style:font-name="MS Gothic" style:font-name-asian="MS Gothic" style:font-name-complex="MS Gothic"/>
    </style:style>
    <style:style style:name="T2117" style:parent-style-name="DefaultParagraphFont" style:family="text">
      <style:text-properties style:font-name="MS Gothic" style:font-name-asian="MS Gothic" style:font-name-complex="MS Gothic"/>
    </style:style>
    <style:style style:name="T2118" style:parent-style-name="DefaultParagraphFont" style:family="text">
      <style:text-properties style:font-name="MS Gothic" style:font-name-asian="MS Gothic" style:font-name-complex="MS Gothic"/>
    </style:style>
    <style:style style:name="T2119" style:parent-style-name="DefaultParagraphFont" style:family="text">
      <style:text-properties style:font-name="MS Gothic" style:font-name-asian="MS Gothic" style:font-name-complex="MS Gothic"/>
    </style:style>
    <style:style style:name="T2120" style:parent-style-name="DefaultParagraphFont" style:family="text">
      <style:text-properties style:font-name="MS Gothic" style:font-name-asian="MS Gothic" style:font-name-complex="MS Gothic"/>
    </style:style>
    <style:style style:name="T2121" style:parent-style-name="DefaultParagraphFont" style:family="text">
      <style:text-properties style:font-name="MS Gothic" style:font-name-asian="MS Gothic" style:font-name-complex="MS Gothic"/>
    </style:style>
    <style:style style:name="T2122" style:parent-style-name="DefaultParagraphFont" style:family="text">
      <style:text-properties style:font-name="MS Gothic" style:font-name-asian="MS Gothic" style:font-name-complex="MS Gothic"/>
    </style:style>
    <style:style style:name="T2123" style:parent-style-name="DefaultParagraphFont" style:family="text">
      <style:text-properties style:font-name="MS Gothic" style:font-name-asian="MS Gothic" style:font-name-complex="MS Gothic"/>
    </style:style>
    <style:style style:name="T2124" style:parent-style-name="DefaultParagraphFont" style:family="text">
      <style:text-properties style:font-name="MS Gothic" style:font-name-asian="MS Gothic" style:font-name-complex="MS Gothic"/>
    </style:style>
    <style:style style:name="T2125" style:parent-style-name="DefaultParagraphFont" style:family="text">
      <style:text-properties style:font-name="MS Gothic" style:font-name-asian="MS Gothic" style:font-name-complex="MS Gothic"/>
    </style:style>
    <style:style style:name="T2126" style:parent-style-name="DefaultParagraphFont" style:family="text">
      <style:text-properties style:font-name="MS Gothic" style:font-name-asian="MS Gothic" style:font-name-complex="MS Gothic"/>
    </style:style>
    <style:style style:name="T2127" style:parent-style-name="DefaultParagraphFont" style:family="text">
      <style:text-properties style:font-name="MS Gothic" style:font-name-asian="MS Gothic" style:font-name-complex="MS Gothic"/>
    </style:style>
    <style:style style:name="T2128" style:parent-style-name="DefaultParagraphFont" style:family="text">
      <style:text-properties style:font-name="MS Gothic" style:font-name-asian="MS Gothic" style:font-name-complex="MS Gothic"/>
    </style:style>
    <style:style style:name="T2129" style:parent-style-name="DefaultParagraphFont" style:family="text">
      <style:text-properties style:font-name="MS Gothic" style:font-name-asian="MS Gothic" style:font-name-complex="MS Gothic"/>
    </style:style>
    <style:style style:name="T2130" style:parent-style-name="DefaultParagraphFont" style:family="text">
      <style:text-properties style:font-name="MS Gothic" style:font-name-asian="MS Gothic" style:font-name-complex="MS Gothic"/>
    </style:style>
    <style:style style:name="T2131" style:parent-style-name="DefaultParagraphFont" style:family="text">
      <style:text-properties style:font-name="MS Gothic" style:font-name-asian="MS Gothic" style:font-name-complex="MS Gothic"/>
    </style:style>
    <style:style style:name="T2132" style:parent-style-name="DefaultParagraphFont" style:family="text">
      <style:text-properties style:font-name="MS Gothic" style:font-name-asian="MS Gothic" style:font-name-complex="MS Gothic"/>
    </style:style>
    <style:style style:name="T2133" style:parent-style-name="DefaultParagraphFont" style:family="text">
      <style:text-properties style:font-name="MS Gothic" style:font-name-asian="MS Gothic" style:font-name-complex="MS Gothic"/>
    </style:style>
    <style:style style:name="T2134" style:parent-style-name="DefaultParagraphFont" style:family="text">
      <style:text-properties style:font-name="MS Gothic" style:font-name-asian="MS Gothic" style:font-name-complex="MS Gothic"/>
    </style:style>
    <style:style style:name="T2135" style:parent-style-name="DefaultParagraphFont" style:family="text">
      <style:text-properties style:font-name="MS Gothic" style:font-name-asian="MS Gothic" style:font-name-complex="MS Gothic"/>
    </style:style>
    <style:style style:name="T2136" style:parent-style-name="DefaultParagraphFont" style:family="text">
      <style:text-properties style:font-name="MS Gothic" style:font-name-asian="MS Gothic" style:font-name-complex="MS Gothic"/>
    </style:style>
    <style:style style:name="T2137" style:parent-style-name="DefaultParagraphFont" style:family="text">
      <style:text-properties style:font-name="MS Gothic" style:font-name-asian="MS Gothic" style:font-name-complex="MS Gothic"/>
    </style:style>
    <style:style style:name="T2138" style:parent-style-name="DefaultParagraphFont" style:family="text">
      <style:text-properties style:font-name="MS Gothic" style:font-name-asian="MS Gothic" style:font-name-complex="MS Gothic"/>
    </style:style>
    <style:style style:name="T2139" style:parent-style-name="DefaultParagraphFont" style:family="text">
      <style:text-properties style:font-name="MS Gothic" style:font-name-asian="MS Gothic" style:font-name-complex="MS Gothic"/>
    </style:style>
    <style:style style:name="T2140" style:parent-style-name="DefaultParagraphFont" style:family="text">
      <style:text-properties style:font-name="MS Gothic" style:font-name-asian="MS Gothic" style:font-name-complex="MS Gothic"/>
    </style:style>
    <style:style style:name="T2141" style:parent-style-name="DefaultParagraphFont" style:family="text">
      <style:text-properties style:font-name="MS Gothic" style:font-name-asian="MS Gothic" style:font-name-complex="MS Gothic"/>
    </style:style>
    <style:style style:name="T2142" style:parent-style-name="DefaultParagraphFont" style:family="text">
      <style:text-properties style:font-name="MS Gothic" style:font-name-asian="MS Gothic" style:font-name-complex="MS Gothic"/>
    </style:style>
    <style:style style:name="T2143" style:parent-style-name="DefaultParagraphFont" style:family="text">
      <style:text-properties style:font-name="MS Gothic" style:font-name-asian="MS Gothic" style:font-name-complex="MS Gothic"/>
    </style:style>
    <style:style style:name="T2144" style:parent-style-name="DefaultParagraphFont" style:family="text">
      <style:text-properties style:font-name="MS Gothic" style:font-name-asian="MS Gothic" style:font-name-complex="MS Gothic"/>
    </style:style>
    <style:style style:name="T2145" style:parent-style-name="DefaultParagraphFont" style:family="text">
      <style:text-properties style:font-name="MS Gothic" style:font-name-asian="MS Gothic" style:font-name-complex="MS Gothic"/>
    </style:style>
    <style:style style:name="T2146" style:parent-style-name="DefaultParagraphFont" style:family="text">
      <style:text-properties style:font-name="MS Gothic" style:font-name-asian="MS Gothic" style:font-name-complex="MS Gothic"/>
    </style:style>
    <style:style style:name="T2147" style:parent-style-name="DefaultParagraphFont" style:family="text">
      <style:text-properties style:font-name="MS Gothic" style:font-name-asian="MS Gothic" style:font-name-complex="MS Gothic"/>
    </style:style>
    <style:style style:name="T2148" style:parent-style-name="DefaultParagraphFont" style:family="text">
      <style:text-properties style:font-name="Microsoft JhengHei" style:font-name-asian="Microsoft JhengHei" style:font-name-complex="Microsoft JhengHei"/>
    </style:style>
    <style:style style:name="T2149" style:parent-style-name="DefaultParagraphFont" style:family="text">
      <style:text-properties style:font-name="MS Gothic" style:font-name-asian="MS Gothic" style:font-name-complex="MS Gothic"/>
    </style:style>
    <style:style style:name="T2150" style:parent-style-name="DefaultParagraphFont" style:family="text">
      <style:text-properties style:font-name="MS Gothic" style:font-name-asian="MS Gothic" style:font-name-complex="MS Gothic"/>
    </style:style>
    <style:style style:name="T2151" style:parent-style-name="DefaultParagraphFont" style:family="text">
      <style:text-properties style:font-name="MS Gothic" style:font-name-asian="MS Gothic" style:font-name-complex="MS Gothic"/>
    </style:style>
    <style:style style:name="T2152" style:parent-style-name="DefaultParagraphFont" style:family="text">
      <style:text-properties style:font-name="MS Gothic" style:font-name-asian="MS Gothic" style:font-name-complex="MS Gothic"/>
    </style:style>
    <style:style style:name="T2153" style:parent-style-name="DefaultParagraphFont" style:family="text">
      <style:text-properties style:font-name="MS Gothic" style:font-name-asian="MS Gothic" style:font-name-complex="MS Gothic"/>
    </style:style>
    <style:style style:name="T2154" style:parent-style-name="DefaultParagraphFont" style:family="text">
      <style:text-properties style:font-name="Microsoft JhengHei" style:font-name-asian="Microsoft JhengHei" style:font-name-complex="Microsoft JhengHei"/>
    </style:style>
    <style:style style:name="T2155" style:parent-style-name="DefaultParagraphFont" style:family="text">
      <style:text-properties style:font-name="MS Gothic" style:font-name-asian="MS Gothic" style:font-name-complex="MS Gothic"/>
    </style:style>
    <style:style style:name="T2156" style:parent-style-name="DefaultParagraphFont" style:family="text">
      <style:text-properties style:font-name="MS Gothic" style:font-name-asian="MS Gothic" style:font-name-complex="MS Gothic"/>
    </style:style>
    <style:style style:name="T2157" style:parent-style-name="DefaultParagraphFont" style:family="text">
      <style:text-properties style:font-name="MS Gothic" style:font-name-asian="MS Gothic" style:font-name-complex="MS Gothic"/>
    </style:style>
    <style:style style:name="T2158" style:parent-style-name="DefaultParagraphFont" style:family="text">
      <style:text-properties style:font-name="MS Gothic" style:font-name-asian="MS Gothic" style:font-name-complex="MS Gothic"/>
    </style:style>
    <style:style style:name="T2159" style:parent-style-name="DefaultParagraphFont" style:family="text">
      <style:text-properties style:font-name="MS Gothic" style:font-name-asian="MS Gothic" style:font-name-complex="MS Gothic"/>
    </style:style>
    <style:style style:name="T2160" style:parent-style-name="DefaultParagraphFont" style:family="text">
      <style:text-properties style:font-name="MS Gothic" style:font-name-asian="MS Gothic" style:font-name-complex="MS Gothic"/>
    </style:style>
    <style:style style:name="T2161" style:parent-style-name="DefaultParagraphFont" style:family="text">
      <style:text-properties style:font-name="MS Gothic" style:font-name-asian="MS Gothic" style:font-name-complex="MS Gothic"/>
    </style:style>
    <style:style style:name="T2162" style:parent-style-name="DefaultParagraphFont" style:family="text">
      <style:text-properties style:font-name="MS Gothic" style:font-name-asian="MS Gothic" style:font-name-complex="MS Gothic"/>
    </style:style>
    <style:style style:name="T2163" style:parent-style-name="DefaultParagraphFont" style:family="text">
      <style:text-properties style:font-name="MS Gothic" style:font-name-asian="MS Gothic" style:font-name-complex="MS Gothic"/>
    </style:style>
    <style:style style:name="T2164" style:parent-style-name="DefaultParagraphFont" style:family="text">
      <style:text-properties style:font-name="MS Gothic" style:font-name-asian="MS Gothic" style:font-name-complex="MS Gothic"/>
    </style:style>
    <style:style style:name="T2165" style:parent-style-name="DefaultParagraphFont" style:family="text">
      <style:text-properties style:font-name="MS Gothic" style:font-name-asian="MS Gothic" style:font-name-complex="MS Gothic"/>
    </style:style>
    <style:style style:name="T2166" style:parent-style-name="DefaultParagraphFont" style:family="text">
      <style:text-properties style:font-name="MS Gothic" style:font-name-asian="MS Gothic" style:font-name-complex="MS Gothic"/>
    </style:style>
    <style:style style:name="T2167" style:parent-style-name="DefaultParagraphFont" style:family="text">
      <style:text-properties style:font-name="Microsoft JhengHei" style:font-name-asian="Microsoft JhengHei" style:font-name-complex="Microsoft JhengHei"/>
    </style:style>
    <style:style style:name="T2168" style:parent-style-name="DefaultParagraphFont" style:family="text">
      <style:text-properties style:font-name="MS Gothic" style:font-name-asian="MS Gothic" style:font-name-complex="MS Gothic"/>
    </style:style>
    <style:style style:name="T2169" style:parent-style-name="DefaultParagraphFont" style:family="text">
      <style:text-properties style:font-name="MS Gothic" style:font-name-asian="MS Gothic" style:font-name-complex="MS Gothic"/>
    </style:style>
    <style:style style:name="T2170" style:parent-style-name="DefaultParagraphFont" style:family="text">
      <style:text-properties style:font-name="MS Gothic" style:font-name-asian="MS Gothic" style:font-name-complex="MS Gothic"/>
    </style:style>
    <style:style style:name="T2171" style:parent-style-name="DefaultParagraphFont" style:family="text">
      <style:text-properties style:font-name="Malgun Gothic" style:font-name-asian="Malgun Gothic" style:font-name-complex="Malgun Gothic"/>
    </style:style>
    <style:style style:name="T2172" style:parent-style-name="DefaultParagraphFont" style:family="text">
      <style:text-properties style:font-name="MS Gothic" style:font-name-asian="MS Gothic" style:font-name-complex="MS Gothic"/>
    </style:style>
    <style:style style:name="T2173" style:parent-style-name="DefaultParagraphFont" style:family="text">
      <style:text-properties style:font-name="MS Gothic" style:font-name-asian="MS Gothic" style:font-name-complex="MS Gothic"/>
    </style:style>
    <style:style style:name="T2174" style:parent-style-name="DefaultParagraphFont" style:family="text">
      <style:text-properties style:font-name="MS Gothic" style:font-name-asian="MS Gothic" style:font-name-complex="MS Gothic"/>
    </style:style>
    <style:style style:name="T2175" style:parent-style-name="DefaultParagraphFont" style:family="text">
      <style:text-properties style:font-name="MS Gothic" style:font-name-asian="MS Gothic" style:font-name-complex="MS Gothic"/>
    </style:style>
    <style:style style:name="T2176" style:parent-style-name="DefaultParagraphFont" style:family="text">
      <style:text-properties style:font-name="MS Gothic" style:font-name-asian="MS Gothic" style:font-name-complex="MS Gothic"/>
    </style:style>
    <style:style style:name="T2177" style:parent-style-name="DefaultParagraphFont" style:family="text">
      <style:text-properties style:font-name="Microsoft JhengHei" style:font-name-asian="Microsoft JhengHei" style:font-name-complex="Microsoft JhengHei"/>
    </style:style>
    <style:style style:name="T2178" style:parent-style-name="DefaultParagraphFont" style:family="text">
      <style:text-properties style:font-name="MS Gothic" style:font-name-asian="MS Gothic" style:font-name-complex="MS Gothic"/>
    </style:style>
    <style:style style:name="T2179" style:parent-style-name="DefaultParagraphFont" style:family="text">
      <style:text-properties style:font-name="MS Gothic" style:font-name-asian="MS Gothic" style:font-name-complex="MS Gothic"/>
    </style:style>
    <style:style style:name="T2180" style:parent-style-name="DefaultParagraphFont" style:family="text">
      <style:text-properties style:font-name="MS Gothic" style:font-name-asian="MS Gothic" style:font-name-complex="MS Gothic"/>
    </style:style>
    <style:style style:name="T2181" style:parent-style-name="DefaultParagraphFont" style:family="text">
      <style:text-properties style:font-name="MS Gothic" style:font-name-asian="MS Gothic" style:font-name-complex="MS Gothic"/>
    </style:style>
    <style:style style:name="T2182" style:parent-style-name="DefaultParagraphFont" style:family="text">
      <style:text-properties style:font-name="Microsoft JhengHei" style:font-name-asian="Microsoft JhengHei" style:font-name-complex="Microsoft JhengHei"/>
    </style:style>
    <style:style style:name="T2183" style:parent-style-name="DefaultParagraphFont" style:family="text">
      <style:text-properties style:font-name="MS Gothic" style:font-name-asian="MS Gothic" style:font-name-complex="MS Gothic"/>
    </style:style>
    <style:style style:name="T2184" style:parent-style-name="DefaultParagraphFont" style:family="text">
      <style:text-properties style:font-name="MS Gothic" style:font-name-asian="MS Gothic" style:font-name-complex="MS Gothic"/>
    </style:style>
    <style:style style:name="T2185" style:parent-style-name="DefaultParagraphFont" style:family="text">
      <style:text-properties style:font-name="MS Gothic" style:font-name-asian="MS Gothic" style:font-name-complex="MS Gothic"/>
    </style:style>
    <style:style style:name="T2186" style:parent-style-name="DefaultParagraphFont" style:family="text">
      <style:text-properties style:font-name="MS Gothic" style:font-name-asian="MS Gothic" style:font-name-complex="MS Gothic"/>
    </style:style>
    <style:style style:name="T2187" style:parent-style-name="DefaultParagraphFont" style:family="text">
      <style:text-properties style:font-name="MS Gothic" style:font-name-asian="MS Gothic" style:font-name-complex="MS Gothic"/>
    </style:style>
    <style:style style:name="T2188" style:parent-style-name="DefaultParagraphFont" style:family="text">
      <style:text-properties style:font-name="MS Gothic" style:font-name-asian="MS Gothic" style:font-name-complex="MS Gothic"/>
    </style:style>
    <style:style style:name="T2189" style:parent-style-name="DefaultParagraphFont" style:family="text">
      <style:text-properties style:font-name="Malgun Gothic" style:font-name-asian="Malgun Gothic" style:font-name-complex="Malgun Gothic"/>
    </style:style>
    <style:style style:name="T2190" style:parent-style-name="DefaultParagraphFont" style:family="text">
      <style:text-properties style:font-name="MS Gothic" style:font-name-asian="MS Gothic" style:font-name-complex="MS Gothic"/>
    </style:style>
    <style:style style:name="T2191" style:parent-style-name="DefaultParagraphFont" style:family="text">
      <style:text-properties style:font-name="MS Gothic" style:font-name-asian="MS Gothic" style:font-name-complex="MS Gothic"/>
    </style:style>
    <style:style style:name="T2192" style:parent-style-name="DefaultParagraphFont" style:family="text">
      <style:text-properties style:font-name="MS Gothic" style:font-name-asian="MS Gothic" style:font-name-complex="MS Gothic"/>
    </style:style>
    <style:style style:name="T2193" style:parent-style-name="DefaultParagraphFont" style:family="text">
      <style:text-properties style:font-name="MS Gothic" style:font-name-asian="MS Gothic" style:font-name-complex="MS Gothic"/>
    </style:style>
    <style:style style:name="T2194" style:parent-style-name="DefaultParagraphFont" style:family="text">
      <style:text-properties style:font-name="MS Gothic" style:font-name-asian="MS Gothic" style:font-name-complex="MS Gothic"/>
    </style:style>
    <style:style style:name="T2195" style:parent-style-name="DefaultParagraphFont" style:family="text">
      <style:text-properties fo:font-weight="bold" style:font-weight-asian="bold" style:font-weight-complex="bold"/>
    </style:style>
    <style:style style:name="T219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197" style:parent-style-name="DefaultParagraphFont" style:family="text">
      <style:text-properties fo:font-weight="bold" style:font-weight-asian="bold" style:font-weight-complex="bold"/>
    </style:style>
    <style:style style:name="T219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199" style:parent-style-name="DefaultParagraphFont" style:family="text">
      <style:text-properties fo:font-weight="bold" style:font-weight-asian="bold" style:font-weight-complex="bold"/>
    </style:style>
    <style:style style:name="T220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201" style:parent-style-name="DefaultParagraphFont" style:family="text">
      <style:text-properties fo:font-weight="bold" style:font-weight-asian="bold" style:font-weight-complex="bold"/>
    </style:style>
    <style:style style:name="T220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203" style:parent-style-name="DefaultParagraphFont" style:family="text">
      <style:text-properties fo:font-weight="bold" style:font-weight-asian="bold" style:font-weight-complex="bold"/>
    </style:style>
    <style:style style:name="T2204" style:parent-style-name="DefaultParagraphFont" style:family="text">
      <style:text-properties style:font-name="MS Gothic" style:font-name-asian="MS Gothic" style:font-name-complex="MS Gothic"/>
    </style:style>
    <style:style style:name="T2205" style:parent-style-name="DefaultParagraphFont" style:family="text">
      <style:text-properties style:font-name="MS Gothic" style:font-name-asian="MS Gothic" style:font-name-complex="MS Gothic"/>
    </style:style>
    <style:style style:name="T2206" style:parent-style-name="DefaultParagraphFont" style:family="text">
      <style:text-properties style:font-name="MS Gothic" style:font-name-asian="MS Gothic" style:font-name-complex="MS Gothic"/>
    </style:style>
    <style:style style:name="T2207" style:parent-style-name="DefaultParagraphFont" style:family="text">
      <style:text-properties style:font-name="MS Gothic" style:font-name-asian="MS Gothic" style:font-name-complex="MS Gothic"/>
    </style:style>
    <style:style style:name="T2208" style:parent-style-name="DefaultParagraphFont" style:family="text">
      <style:text-properties style:font-name="Microsoft JhengHei" style:font-name-asian="Microsoft JhengHei" style:font-name-complex="Microsoft JhengHei"/>
    </style:style>
    <style:style style:name="T2209" style:parent-style-name="DefaultParagraphFont" style:family="text">
      <style:text-properties style:font-name="MS Gothic" style:font-name-asian="MS Gothic" style:font-name-complex="MS Gothic"/>
    </style:style>
    <style:style style:name="T2210" style:parent-style-name="DefaultParagraphFont" style:family="text">
      <style:text-properties style:font-name="MS Gothic" style:font-name-asian="MS Gothic" style:font-name-complex="MS Gothic"/>
    </style:style>
    <style:style style:name="T2211" style:parent-style-name="DefaultParagraphFont" style:family="text">
      <style:text-properties style:font-name="MS Gothic" style:font-name-asian="MS Gothic" style:font-name-complex="MS Gothic"/>
    </style:style>
    <style:style style:name="T2212" style:parent-style-name="DefaultParagraphFont" style:family="text">
      <style:text-properties style:font-name="MS Gothic" style:font-name-asian="MS Gothic" style:font-name-complex="MS Gothic"/>
    </style:style>
    <style:style style:name="T2213" style:parent-style-name="DefaultParagraphFont" style:family="text">
      <style:text-properties style:font-name="MS Gothic" style:font-name-asian="MS Gothic" style:font-name-complex="MS Gothic"/>
    </style:style>
    <style:style style:name="T2214" style:parent-style-name="DefaultParagraphFont" style:family="text">
      <style:text-properties style:font-name="MS Gothic" style:font-name-asian="MS Gothic" style:font-name-complex="MS Gothic"/>
    </style:style>
    <style:style style:name="T2215" style:parent-style-name="DefaultParagraphFont" style:family="text">
      <style:text-properties style:font-name="MS Gothic" style:font-name-asian="MS Gothic" style:font-name-complex="MS Gothic"/>
    </style:style>
    <style:style style:name="T2216" style:parent-style-name="DefaultParagraphFont" style:family="text">
      <style:text-properties style:font-name="MS Gothic" style:font-name-asian="MS Gothic" style:font-name-complex="MS Gothic"/>
    </style:style>
    <style:style style:name="T2217" style:parent-style-name="DefaultParagraphFont" style:family="text">
      <style:text-properties style:font-name="Microsoft JhengHei" style:font-name-asian="Microsoft JhengHei" style:font-name-complex="Microsoft JhengHei"/>
    </style:style>
    <style:style style:name="T2218" style:parent-style-name="DefaultParagraphFont" style:family="text">
      <style:text-properties style:font-name="MS Gothic" style:font-name-asian="MS Gothic" style:font-name-complex="MS Gothic"/>
    </style:style>
    <style:style style:name="T2219" style:parent-style-name="DefaultParagraphFont" style:family="text">
      <style:text-properties style:font-name="MS Gothic" style:font-name-asian="MS Gothic" style:font-name-complex="MS Gothic"/>
    </style:style>
    <style:style style:name="T2220" style:parent-style-name="DefaultParagraphFont" style:family="text">
      <style:text-properties style:font-name="MS Gothic" style:font-name-asian="MS Gothic" style:font-name-complex="MS Gothic"/>
    </style:style>
    <style:style style:name="T2221" style:parent-style-name="DefaultParagraphFont" style:family="text">
      <style:text-properties style:font-name="MS Gothic" style:font-name-asian="MS Gothic" style:font-name-complex="MS Gothic"/>
    </style:style>
    <style:style style:name="T2222" style:parent-style-name="DefaultParagraphFont" style:family="text">
      <style:text-properties style:font-name="MS Gothic" style:font-name-asian="MS Gothic" style:font-name-complex="MS Gothic"/>
    </style:style>
    <style:style style:name="T2223" style:parent-style-name="DefaultParagraphFont" style:family="text">
      <style:text-properties style:font-name="MS Gothic" style:font-name-asian="MS Gothic" style:font-name-complex="MS Gothic"/>
    </style:style>
    <style:style style:name="T2224" style:parent-style-name="DefaultParagraphFont" style:family="text">
      <style:text-properties style:font-name="MS Gothic" style:font-name-asian="MS Gothic" style:font-name-complex="MS Gothic"/>
    </style:style>
    <style:style style:name="T2225" style:parent-style-name="DefaultParagraphFont" style:family="text">
      <style:text-properties style:font-name="MS Gothic" style:font-name-asian="MS Gothic" style:font-name-complex="MS Gothic"/>
    </style:style>
    <style:style style:name="T2226" style:parent-style-name="DefaultParagraphFont" style:family="text">
      <style:text-properties style:font-name="MS Gothic" style:font-name-asian="MS Gothic" style:font-name-complex="MS Gothic"/>
    </style:style>
    <style:style style:name="T2227" style:parent-style-name="DefaultParagraphFont" style:family="text">
      <style:text-properties style:font-name="Microsoft JhengHei" style:font-name-asian="Microsoft JhengHei" style:font-name-complex="Microsoft JhengHei"/>
    </style:style>
    <style:style style:name="T2228" style:parent-style-name="DefaultParagraphFont" style:family="text">
      <style:text-properties style:font-name="MS Gothic" style:font-name-asian="MS Gothic" style:font-name-complex="MS Gothic"/>
    </style:style>
    <style:style style:name="T2229" style:parent-style-name="DefaultParagraphFont" style:family="text">
      <style:text-properties style:font-name="MS Gothic" style:font-name-asian="MS Gothic" style:font-name-complex="MS Gothic"/>
    </style:style>
    <style:style style:name="T2230" style:parent-style-name="DefaultParagraphFont" style:family="text">
      <style:text-properties style:font-name="MS Gothic" style:font-name-asian="MS Gothic" style:font-name-complex="MS Gothic"/>
    </style:style>
    <style:style style:name="T2231" style:parent-style-name="DefaultParagraphFont" style:family="text">
      <style:text-properties style:font-name="MS Gothic" style:font-name-asian="MS Gothic" style:font-name-complex="MS Gothic"/>
    </style:style>
    <style:style style:name="T2232" style:parent-style-name="DefaultParagraphFont" style:family="text">
      <style:text-properties style:font-name="MS Gothic" style:font-name-asian="MS Gothic" style:font-name-complex="MS Gothic"/>
    </style:style>
    <style:style style:name="T2233" style:parent-style-name="DefaultParagraphFont" style:family="text">
      <style:text-properties style:font-name="MS Gothic" style:font-name-asian="MS Gothic" style:font-name-complex="MS Gothic"/>
    </style:style>
    <style:style style:name="T2234" style:parent-style-name="DefaultParagraphFont" style:family="text">
      <style:text-properties style:font-name="MS Gothic" style:font-name-asian="MS Gothic" style:font-name-complex="MS Gothic"/>
    </style:style>
    <style:style style:name="T2235" style:parent-style-name="DefaultParagraphFont" style:family="text">
      <style:text-properties style:font-name="MS Gothic" style:font-name-asian="MS Gothic" style:font-name-complex="MS Gothic"/>
    </style:style>
    <style:style style:name="T2236" style:parent-style-name="DefaultParagraphFont" style:family="text">
      <style:text-properties style:font-name="MS Gothic" style:font-name-asian="MS Gothic" style:font-name-complex="MS Gothic"/>
    </style:style>
    <style:style style:name="T2237" style:parent-style-name="DefaultParagraphFont" style:family="text">
      <style:text-properties style:font-name="MS Gothic" style:font-name-asian="MS Gothic" style:font-name-complex="MS Gothic"/>
    </style:style>
    <style:style style:name="T2238" style:parent-style-name="DefaultParagraphFont" style:family="text">
      <style:text-properties style:font-name="MS Gothic" style:font-name-asian="MS Gothic" style:font-name-complex="MS Gothic"/>
    </style:style>
    <style:style style:name="T2239" style:parent-style-name="DefaultParagraphFont" style:family="text">
      <style:text-properties style:font-name="MS Gothic" style:font-name-asian="MS Gothic" style:font-name-complex="MS Gothic"/>
    </style:style>
    <style:style style:name="T2240" style:parent-style-name="DefaultParagraphFont" style:family="text">
      <style:text-properties style:font-name="MS Gothic" style:font-name-asian="MS Gothic" style:font-name-complex="MS Gothic"/>
    </style:style>
    <style:style style:name="T2241" style:parent-style-name="DefaultParagraphFont" style:family="text">
      <style:text-properties style:font-name="MS Gothic" style:font-name-asian="MS Gothic" style:font-name-complex="MS Gothic"/>
    </style:style>
    <style:style style:name="T2242" style:parent-style-name="DefaultParagraphFont" style:family="text">
      <style:text-properties style:font-name="MS Gothic" style:font-name-asian="MS Gothic" style:font-name-complex="MS Gothic"/>
    </style:style>
    <style:style style:name="T2243" style:parent-style-name="DefaultParagraphFont" style:family="text">
      <style:text-properties style:font-name="MS Gothic" style:font-name-asian="MS Gothic" style:font-name-complex="MS Gothic"/>
    </style:style>
    <style:style style:name="T2244" style:parent-style-name="DefaultParagraphFont" style:family="text">
      <style:text-properties style:font-name="MS Gothic" style:font-name-asian="MS Gothic" style:font-name-complex="MS Gothic"/>
    </style:style>
    <style:style style:name="T2245" style:parent-style-name="DefaultParagraphFont" style:family="text">
      <style:text-properties style:font-name="MS Gothic" style:font-name-asian="MS Gothic" style:font-name-complex="MS Gothic"/>
    </style:style>
    <style:style style:name="T2246" style:parent-style-name="DefaultParagraphFont" style:family="text">
      <style:text-properties style:font-name="MS Gothic" style:font-name-asian="MS Gothic" style:font-name-complex="MS Gothic"/>
    </style:style>
    <style:style style:name="T2247" style:parent-style-name="DefaultParagraphFont" style:family="text">
      <style:text-properties style:font-name="Malgun Gothic" style:font-name-asian="Malgun Gothic" style:font-name-complex="Malgun Gothic"/>
    </style:style>
    <style:style style:name="T2248" style:parent-style-name="DefaultParagraphFont" style:family="text">
      <style:text-properties style:font-name="MS Gothic" style:font-name-asian="MS Gothic" style:font-name-complex="MS Gothic"/>
    </style:style>
    <style:style style:name="T2249" style:parent-style-name="DefaultParagraphFont" style:family="text">
      <style:text-properties style:font-name="MS Gothic" style:font-name-asian="MS Gothic" style:font-name-complex="MS Gothic"/>
    </style:style>
    <style:style style:name="T2250" style:parent-style-name="DefaultParagraphFont" style:family="text">
      <style:text-properties style:font-name="Microsoft JhengHei" style:font-name-asian="Microsoft JhengHei" style:font-name-complex="Microsoft JhengHei"/>
    </style:style>
    <style:style style:name="T2251" style:parent-style-name="DefaultParagraphFont" style:family="text">
      <style:text-properties style:font-name="MS Gothic" style:font-name-asian="MS Gothic" style:font-name-complex="MS Gothic"/>
    </style:style>
    <style:style style:name="T2252" style:parent-style-name="DefaultParagraphFont" style:family="text">
      <style:text-properties style:font-name="MS Gothic" style:font-name-asian="MS Gothic" style:font-name-complex="MS Gothic"/>
    </style:style>
    <style:style style:name="T2253" style:parent-style-name="DefaultParagraphFont" style:family="text">
      <style:text-properties style:font-name="Malgun Gothic" style:font-name-asian="Malgun Gothic" style:font-name-complex="Malgun Gothic"/>
    </style:style>
    <style:style style:name="T2254" style:parent-style-name="DefaultParagraphFont" style:family="text">
      <style:text-properties style:font-name="MS Gothic" style:font-name-asian="MS Gothic" style:font-name-complex="MS Gothic"/>
    </style:style>
    <style:style style:name="T2255" style:parent-style-name="DefaultParagraphFont" style:family="text">
      <style:text-properties style:font-name="MS Gothic" style:font-name-asian="MS Gothic" style:font-name-complex="MS Gothic"/>
    </style:style>
    <style:style style:name="T2256" style:parent-style-name="DefaultParagraphFont" style:family="text">
      <style:text-properties style:font-name="MS Gothic" style:font-name-asian="MS Gothic" style:font-name-complex="MS Gothic"/>
    </style:style>
    <style:style style:name="T2257" style:parent-style-name="DefaultParagraphFont" style:family="text">
      <style:text-properties style:font-name="MS Gothic" style:font-name-asian="MS Gothic" style:font-name-complex="MS Gothic"/>
    </style:style>
    <style:style style:name="T2258" style:parent-style-name="DefaultParagraphFont" style:family="text">
      <style:text-properties style:font-name="MS Gothic" style:font-name-asian="MS Gothic" style:font-name-complex="MS Gothic"/>
    </style:style>
    <style:style style:name="T2259" style:parent-style-name="DefaultParagraphFont" style:family="text">
      <style:text-properties style:font-name="MS Gothic" style:font-name-asian="MS Gothic" style:font-name-complex="MS Gothic"/>
    </style:style>
    <style:style style:name="T2260" style:parent-style-name="DefaultParagraphFont" style:family="text">
      <style:text-properties style:font-name="MS Gothic" style:font-name-asian="MS Gothic" style:font-name-complex="MS Gothic"/>
    </style:style>
    <style:style style:name="T2261" style:parent-style-name="DefaultParagraphFont" style:family="text">
      <style:text-properties style:font-name="MS Gothic" style:font-name-asian="MS Gothic" style:font-name-complex="MS Gothic"/>
    </style:style>
    <style:style style:name="T2262" style:parent-style-name="DefaultParagraphFont" style:family="text">
      <style:text-properties style:font-name="MS Gothic" style:font-name-asian="MS Gothic" style:font-name-complex="MS Gothic"/>
    </style:style>
    <style:style style:name="T2263" style:parent-style-name="DefaultParagraphFont" style:family="text">
      <style:text-properties style:font-name="MS Gothic" style:font-name-asian="MS Gothic" style:font-name-complex="MS Gothic"/>
    </style:style>
    <style:style style:name="T2264" style:parent-style-name="DefaultParagraphFont" style:family="text">
      <style:text-properties style:font-name="MS Gothic" style:font-name-asian="MS Gothic" style:font-name-complex="MS Gothic"/>
    </style:style>
    <style:style style:name="T2265" style:parent-style-name="DefaultParagraphFont" style:family="text">
      <style:text-properties style:font-name="MS Gothic" style:font-name-asian="MS Gothic" style:font-name-complex="MS Gothic"/>
    </style:style>
    <style:style style:name="T2266" style:parent-style-name="DefaultParagraphFont" style:family="text">
      <style:text-properties style:font-name="MS Gothic" style:font-name-asian="MS Gothic" style:font-name-complex="MS Gothic"/>
    </style:style>
    <style:style style:name="T2267" style:parent-style-name="DefaultParagraphFont" style:family="text">
      <style:text-properties style:font-name="MS Gothic" style:font-name-asian="MS Gothic" style:font-name-complex="MS Gothic"/>
    </style:style>
    <style:style style:name="T2268" style:parent-style-name="DefaultParagraphFont" style:family="text">
      <style:text-properties style:font-name="MS Gothic" style:font-name-asian="MS Gothic" style:font-name-complex="MS Gothic"/>
    </style:style>
    <style:style style:name="T2269" style:parent-style-name="DefaultParagraphFont" style:family="text">
      <style:text-properties style:font-name="MS Gothic" style:font-name-asian="MS Gothic" style:font-name-complex="MS Gothic"/>
    </style:style>
    <style:style style:name="T2270" style:parent-style-name="DefaultParagraphFont" style:family="text">
      <style:text-properties style:font-name="MS Gothic" style:font-name-asian="MS Gothic" style:font-name-complex="MS Gothic"/>
    </style:style>
    <style:style style:name="T2271" style:parent-style-name="DefaultParagraphFont" style:family="text">
      <style:text-properties style:font-name="MS Gothic" style:font-name-asian="MS Gothic" style:font-name-complex="MS Gothic"/>
    </style:style>
    <style:style style:name="T2272" style:parent-style-name="DefaultParagraphFont" style:family="text">
      <style:text-properties style:font-name="MS Gothic" style:font-name-asian="MS Gothic" style:font-name-complex="MS Gothic"/>
    </style:style>
    <style:style style:name="T2273" style:parent-style-name="DefaultParagraphFont" style:family="text">
      <style:text-properties style:font-name="MS Gothic" style:font-name-asian="MS Gothic" style:font-name-complex="MS Gothic"/>
    </style:style>
    <style:style style:name="T2274" style:parent-style-name="DefaultParagraphFont" style:family="text">
      <style:text-properties style:font-name="MS Gothic" style:font-name-asian="MS Gothic" style:font-name-complex="MS Gothic"/>
    </style:style>
    <style:style style:name="T2275" style:parent-style-name="DefaultParagraphFont" style:family="text">
      <style:text-properties style:font-name="Microsoft JhengHei" style:font-name-asian="Microsoft JhengHei" style:font-name-complex="Microsoft JhengHei"/>
    </style:style>
    <style:style style:name="T2276" style:parent-style-name="DefaultParagraphFont" style:family="text">
      <style:text-properties style:font-name="MS Gothic" style:font-name-asian="MS Gothic" style:font-name-complex="MS Gothic"/>
    </style:style>
    <style:style style:name="T2277" style:parent-style-name="DefaultParagraphFont" style:family="text">
      <style:text-properties style:font-name="Microsoft JhengHei" style:font-name-asian="Microsoft JhengHei" style:font-name-complex="Microsoft JhengHei"/>
    </style:style>
    <style:style style:name="T2278" style:parent-style-name="DefaultParagraphFont" style:family="text">
      <style:text-properties style:font-name="MS Gothic" style:font-name-asian="MS Gothic" style:font-name-complex="MS Gothic"/>
    </style:style>
    <style:style style:name="T2279" style:parent-style-name="DefaultParagraphFont" style:family="text">
      <style:text-properties style:font-name="MS Gothic" style:font-name-asian="MS Gothic" style:font-name-complex="MS Gothic"/>
    </style:style>
    <style:style style:name="T2280" style:parent-style-name="DefaultParagraphFont" style:family="text">
      <style:text-properties style:font-name="MS Gothic" style:font-name-asian="MS Gothic" style:font-name-complex="MS Gothic"/>
    </style:style>
    <style:style style:name="T2281" style:parent-style-name="DefaultParagraphFont" style:family="text">
      <style:text-properties style:font-name="MS Gothic" style:font-name-asian="MS Gothic" style:font-name-complex="MS Gothic"/>
    </style:style>
    <style:style style:name="T2282" style:parent-style-name="DefaultParagraphFont" style:family="text">
      <style:text-properties style:font-name="MS Gothic" style:font-name-asian="MS Gothic" style:font-name-complex="MS Gothic"/>
    </style:style>
    <style:style style:name="T2283" style:parent-style-name="DefaultParagraphFont" style:family="text">
      <style:text-properties style:font-name="MS Gothic" style:font-name-asian="MS Gothic" style:font-name-complex="MS Gothic"/>
    </style:style>
    <style:style style:name="T2284" style:parent-style-name="DefaultParagraphFont" style:family="text">
      <style:text-properties style:font-name="MS Gothic" style:font-name-asian="MS Gothic" style:font-name-complex="MS Gothic"/>
    </style:style>
    <style:style style:name="T2285" style:parent-style-name="DefaultParagraphFont" style:family="text">
      <style:text-properties style:font-name="MS Gothic" style:font-name-asian="MS Gothic" style:font-name-complex="MS Gothic"/>
    </style:style>
    <style:style style:name="T2286" style:parent-style-name="DefaultParagraphFont" style:family="text">
      <style:text-properties style:font-name="MS Gothic" style:font-name-asian="MS Gothic" style:font-name-complex="MS Gothic"/>
    </style:style>
    <style:style style:name="T2287" style:parent-style-name="DefaultParagraphFont" style:family="text">
      <style:text-properties style:font-name="MS Gothic" style:font-name-asian="MS Gothic" style:font-name-complex="MS Gothic"/>
    </style:style>
    <style:style style:name="T2288" style:parent-style-name="DefaultParagraphFont" style:family="text">
      <style:text-properties style:font-name="MS Gothic" style:font-name-asian="MS Gothic" style:font-name-complex="MS Gothic"/>
    </style:style>
    <style:style style:name="T2289" style:parent-style-name="DefaultParagraphFont" style:family="text">
      <style:text-properties style:font-name="Malgun Gothic" style:font-name-asian="Malgun Gothic" style:font-name-complex="Malgun Gothic"/>
    </style:style>
    <style:style style:name="T2290" style:parent-style-name="DefaultParagraphFont" style:family="text">
      <style:text-properties style:font-name="MS Gothic" style:font-name-asian="MS Gothic" style:font-name-complex="MS Gothic"/>
    </style:style>
    <style:style style:name="T2291" style:parent-style-name="DefaultParagraphFont" style:family="text">
      <style:text-properties style:font-name="MS Gothic" style:font-name-asian="MS Gothic" style:font-name-complex="MS Gothic"/>
    </style:style>
    <style:style style:name="T2292" style:parent-style-name="DefaultParagraphFont" style:family="text">
      <style:text-properties style:font-name="MS Gothic" style:font-name-asian="MS Gothic" style:font-name-complex="MS Gothic"/>
    </style:style>
    <style:style style:name="T2293" style:parent-style-name="DefaultParagraphFont" style:family="text">
      <style:text-properties style:font-name="MS Gothic" style:font-name-asian="MS Gothic" style:font-name-complex="MS Gothic"/>
    </style:style>
    <style:style style:name="T2294" style:parent-style-name="DefaultParagraphFont" style:family="text">
      <style:text-properties style:font-name="MS Gothic" style:font-name-asian="MS Gothic" style:font-name-complex="MS Gothic"/>
    </style:style>
    <style:style style:name="T2295" style:parent-style-name="DefaultParagraphFont" style:family="text">
      <style:text-properties style:font-name="MS Gothic" style:font-name-asian="MS Gothic" style:font-name-complex="MS Gothic"/>
    </style:style>
    <style:style style:name="T2296" style:parent-style-name="DefaultParagraphFont" style:family="text">
      <style:text-properties style:font-name="MS Gothic" style:font-name-asian="MS Gothic" style:font-name-complex="MS Gothic"/>
    </style:style>
    <style:style style:name="T2297" style:parent-style-name="DefaultParagraphFont" style:family="text">
      <style:text-properties style:font-name="MS Gothic" style:font-name-asian="MS Gothic" style:font-name-complex="MS Gothic"/>
    </style:style>
    <style:style style:name="T2298" style:parent-style-name="DefaultParagraphFont" style:family="text">
      <style:text-properties style:font-name="MS Gothic" style:font-name-asian="MS Gothic" style:font-name-complex="MS Gothic"/>
    </style:style>
    <style:style style:name="T2299" style:parent-style-name="DefaultParagraphFont" style:family="text">
      <style:text-properties style:font-name="MS Gothic" style:font-name-asian="MS Gothic" style:font-name-complex="MS Gothic"/>
    </style:style>
    <style:style style:name="T2300" style:parent-style-name="DefaultParagraphFont" style:family="text">
      <style:text-properties style:font-name="MS Gothic" style:font-name-asian="MS Gothic" style:font-name-complex="MS Gothic"/>
    </style:style>
    <style:style style:name="T2301" style:parent-style-name="DefaultParagraphFont" style:family="text">
      <style:text-properties style:font-name="MS Gothic" style:font-name-asian="MS Gothic" style:font-name-complex="MS Gothic"/>
    </style:style>
    <style:style style:name="T2302" style:parent-style-name="DefaultParagraphFont" style:family="text">
      <style:text-properties style:font-name="MS Gothic" style:font-name-asian="MS Gothic" style:font-name-complex="MS Gothic"/>
    </style:style>
    <style:style style:name="T2303" style:parent-style-name="DefaultParagraphFont" style:family="text">
      <style:text-properties style:font-name="MS Gothic" style:font-name-asian="MS Gothic" style:font-name-complex="MS Gothic"/>
    </style:style>
    <style:style style:name="T2304" style:parent-style-name="DefaultParagraphFont" style:family="text">
      <style:text-properties style:font-name="MS Gothic" style:font-name-asian="MS Gothic" style:font-name-complex="MS Gothic"/>
    </style:style>
    <style:style style:name="T2305" style:parent-style-name="DefaultParagraphFont" style:family="text">
      <style:text-properties style:font-name="MS Gothic" style:font-name-asian="MS Gothic" style:font-name-complex="MS Gothic"/>
    </style:style>
    <style:style style:name="T2306" style:parent-style-name="DefaultParagraphFont" style:family="text">
      <style:text-properties style:font-name="MS Gothic" style:font-name-asian="MS Gothic" style:font-name-complex="MS Gothic"/>
    </style:style>
    <style:style style:name="T2307" style:parent-style-name="DefaultParagraphFont" style:family="text">
      <style:text-properties style:font-name="MS Gothic" style:font-name-asian="MS Gothic" style:font-name-complex="MS Gothic"/>
    </style:style>
    <style:style style:name="T2308" style:parent-style-name="DefaultParagraphFont" style:family="text">
      <style:text-properties style:font-name="MS Gothic" style:font-name-asian="MS Gothic" style:font-name-complex="MS Gothic"/>
    </style:style>
    <style:style style:name="T2309" style:parent-style-name="DefaultParagraphFont" style:family="text">
      <style:text-properties style:font-name="MS Gothic" style:font-name-asian="MS Gothic" style:font-name-complex="MS Gothic"/>
    </style:style>
    <style:style style:name="T2310" style:parent-style-name="DefaultParagraphFont" style:family="text">
      <style:text-properties style:font-name="MS Gothic" style:font-name-asian="MS Gothic" style:font-name-complex="MS Gothic"/>
    </style:style>
    <style:style style:name="T2311" style:parent-style-name="DefaultParagraphFont" style:family="text">
      <style:text-properties style:font-name="MS Gothic" style:font-name-asian="MS Gothic" style:font-name-complex="MS Gothic"/>
    </style:style>
    <style:style style:name="T2312" style:parent-style-name="DefaultParagraphFont" style:family="text">
      <style:text-properties style:font-name="Microsoft JhengHei" style:font-name-asian="Microsoft JhengHei" style:font-name-complex="Microsoft JhengHei"/>
    </style:style>
    <style:style style:name="T2313" style:parent-style-name="DefaultParagraphFont" style:family="text">
      <style:text-properties style:font-name="Microsoft JhengHei" style:font-name-asian="Microsoft JhengHei" style:font-name-complex="Microsoft JhengHei"/>
    </style:style>
    <style:style style:name="T2314" style:parent-style-name="DefaultParagraphFont" style:family="text">
      <style:text-properties style:font-name="MS Gothic" style:font-name-asian="MS Gothic" style:font-name-complex="MS Gothic"/>
    </style:style>
    <style:style style:name="T2315" style:parent-style-name="DefaultParagraphFont" style:family="text">
      <style:text-properties style:font-name="MS Gothic" style:font-name-asian="MS Gothic" style:font-name-complex="MS Gothic"/>
    </style:style>
    <style:style style:name="T2316" style:parent-style-name="DefaultParagraphFont" style:family="text">
      <style:text-properties style:font-name="MS Gothic" style:font-name-asian="MS Gothic" style:font-name-complex="MS Gothic"/>
    </style:style>
    <style:style style:name="T2317" style:parent-style-name="DefaultParagraphFont" style:family="text">
      <style:text-properties style:font-name="MS Gothic" style:font-name-asian="MS Gothic" style:font-name-complex="MS Gothic"/>
    </style:style>
    <style:style style:name="T2318" style:parent-style-name="DefaultParagraphFont" style:family="text">
      <style:text-properties style:font-name="MS Gothic" style:font-name-asian="MS Gothic" style:font-name-complex="MS Gothic"/>
    </style:style>
    <style:style style:name="T2319" style:parent-style-name="DefaultParagraphFont" style:family="text">
      <style:text-properties style:font-name="MS Gothic" style:font-name-asian="MS Gothic" style:font-name-complex="MS Gothic"/>
    </style:style>
    <style:style style:name="T2320" style:parent-style-name="DefaultParagraphFont" style:family="text">
      <style:text-properties style:font-name="Microsoft JhengHei" style:font-name-asian="Microsoft JhengHei" style:font-name-complex="Microsoft JhengHei"/>
    </style:style>
    <style:style style:name="T2321" style:parent-style-name="DefaultParagraphFont" style:family="text">
      <style:text-properties style:font-name="MS Gothic" style:font-name-asian="MS Gothic" style:font-name-complex="MS Gothic"/>
    </style:style>
    <style:style style:name="T2322" style:parent-style-name="DefaultParagraphFont" style:family="text">
      <style:text-properties style:font-name="Microsoft JhengHei" style:font-name-asian="Microsoft JhengHei" style:font-name-complex="Microsoft JhengHei"/>
    </style:style>
    <style:style style:name="T2323" style:parent-style-name="DefaultParagraphFont" style:family="text">
      <style:text-properties style:font-name="MS Gothic" style:font-name-asian="MS Gothic" style:font-name-complex="MS Gothic"/>
    </style:style>
    <style:style style:name="T2324" style:parent-style-name="DefaultParagraphFont" style:family="text">
      <style:text-properties style:font-name="MS Gothic" style:font-name-asian="MS Gothic" style:font-name-complex="MS Gothic"/>
    </style:style>
    <style:style style:name="T2325" style:parent-style-name="DefaultParagraphFont" style:family="text">
      <style:text-properties style:font-name="MS Gothic" style:font-name-asian="MS Gothic" style:font-name-complex="MS Gothic"/>
    </style:style>
    <style:style style:name="T2326" style:parent-style-name="DefaultParagraphFont" style:family="text">
      <style:text-properties style:font-name="MS Gothic" style:font-name-asian="MS Gothic" style:font-name-complex="MS Gothic"/>
    </style:style>
    <style:style style:name="T2327" style:parent-style-name="DefaultParagraphFont" style:family="text">
      <style:text-properties style:font-name="MS Gothic" style:font-name-asian="MS Gothic" style:font-name-complex="MS Gothic"/>
    </style:style>
    <style:style style:name="T2328" style:parent-style-name="DefaultParagraphFont" style:family="text">
      <style:text-properties style:font-name="MS Gothic" style:font-name-asian="MS Gothic" style:font-name-complex="MS Gothic"/>
    </style:style>
    <style:style style:name="T2329" style:parent-style-name="DefaultParagraphFont" style:family="text">
      <style:text-properties style:font-name="MS Gothic" style:font-name-asian="MS Gothic" style:font-name-complex="MS Gothic"/>
    </style:style>
    <style:style style:name="T2330" style:parent-style-name="DefaultParagraphFont" style:family="text">
      <style:text-properties style:font-name="MS Gothic" style:font-name-asian="MS Gothic" style:font-name-complex="MS Gothic"/>
    </style:style>
    <style:style style:name="T2331" style:parent-style-name="DefaultParagraphFont" style:family="text">
      <style:text-properties style:font-name="Microsoft JhengHei" style:font-name-asian="Microsoft JhengHei" style:font-name-complex="Microsoft JhengHei"/>
    </style:style>
    <style:style style:name="T2332" style:parent-style-name="DefaultParagraphFont" style:family="text">
      <style:text-properties style:font-name="MS Gothic" style:font-name-asian="MS Gothic" style:font-name-complex="MS Gothic"/>
    </style:style>
    <style:style style:name="T2333" style:parent-style-name="DefaultParagraphFont" style:family="text">
      <style:text-properties style:font-name="MS Gothic" style:font-name-asian="MS Gothic" style:font-name-complex="MS Gothic"/>
    </style:style>
    <style:style style:name="T2334" style:parent-style-name="DefaultParagraphFont" style:family="text">
      <style:text-properties style:font-name="MS Gothic" style:font-name-asian="MS Gothic" style:font-name-complex="MS Gothic"/>
    </style:style>
    <style:style style:name="T2335" style:parent-style-name="DefaultParagraphFont" style:family="text">
      <style:text-properties style:font-name="MS Gothic" style:font-name-asian="MS Gothic" style:font-name-complex="MS Gothic"/>
    </style:style>
    <style:style style:name="T2336" style:parent-style-name="DefaultParagraphFont" style:family="text">
      <style:text-properties style:font-name="MS Gothic" style:font-name-asian="MS Gothic" style:font-name-complex="MS Gothic"/>
    </style:style>
    <style:style style:name="T2337" style:parent-style-name="DefaultParagraphFont" style:family="text">
      <style:text-properties style:font-name="MS Gothic" style:font-name-asian="MS Gothic" style:font-name-complex="MS Gothic"/>
    </style:style>
    <style:style style:name="T2338" style:parent-style-name="DefaultParagraphFont" style:family="text">
      <style:text-properties style:font-name="MS Gothic" style:font-name-asian="MS Gothic" style:font-name-complex="MS Gothic"/>
    </style:style>
    <style:style style:name="T2339" style:parent-style-name="DefaultParagraphFont" style:family="text">
      <style:text-properties style:font-name="MS Gothic" style:font-name-asian="MS Gothic" style:font-name-complex="MS Gothic"/>
    </style:style>
    <style:style style:name="T2340" style:parent-style-name="DefaultParagraphFont" style:family="text">
      <style:text-properties style:font-name="MS Gothic" style:font-name-asian="MS Gothic" style:font-name-complex="MS Gothic"/>
    </style:style>
    <style:style style:name="T2341" style:parent-style-name="DefaultParagraphFont" style:family="text">
      <style:text-properties style:font-name="MS Gothic" style:font-name-asian="MS Gothic" style:font-name-complex="MS Gothic"/>
    </style:style>
    <style:style style:name="T2342" style:parent-style-name="DefaultParagraphFont" style:family="text">
      <style:text-properties style:font-name="MS Gothic" style:font-name-asian="MS Gothic" style:font-name-complex="MS Gothic"/>
    </style:style>
    <style:style style:name="T2343" style:parent-style-name="DefaultParagraphFont" style:family="text">
      <style:text-properties style:font-name="MS Gothic" style:font-name-asian="MS Gothic" style:font-name-complex="MS Gothic"/>
    </style:style>
    <style:style style:name="T2344" style:parent-style-name="DefaultParagraphFont" style:family="text">
      <style:text-properties style:font-name="MS Gothic" style:font-name-asian="MS Gothic" style:font-name-complex="MS Gothic"/>
    </style:style>
    <style:style style:name="T2345" style:parent-style-name="DefaultParagraphFont" style:family="text">
      <style:text-properties style:font-name="MS Gothic" style:font-name-asian="MS Gothic" style:font-name-complex="MS Gothic"/>
    </style:style>
    <style:style style:name="T2346" style:parent-style-name="DefaultParagraphFont" style:family="text">
      <style:text-properties style:font-name="MS Gothic" style:font-name-asian="MS Gothic" style:font-name-complex="MS Gothic"/>
    </style:style>
    <style:style style:name="T2347" style:parent-style-name="DefaultParagraphFont" style:family="text">
      <style:text-properties style:font-name="MS Gothic" style:font-name-asian="MS Gothic" style:font-name-complex="MS Gothic"/>
    </style:style>
    <style:style style:name="T2348" style:parent-style-name="DefaultParagraphFont" style:family="text">
      <style:text-properties style:font-name="MS Gothic" style:font-name-asian="MS Gothic" style:font-name-complex="MS Gothic"/>
    </style:style>
    <style:style style:name="T2349" style:parent-style-name="DefaultParagraphFont" style:family="text">
      <style:text-properties style:font-name="MS Gothic" style:font-name-asian="MS Gothic" style:font-name-complex="MS Gothic"/>
    </style:style>
    <style:style style:name="T2350" style:parent-style-name="DefaultParagraphFont" style:family="text">
      <style:text-properties style:font-name="MS Gothic" style:font-name-asian="MS Gothic" style:font-name-complex="MS Gothic"/>
    </style:style>
    <style:style style:name="T2351" style:parent-style-name="DefaultParagraphFont" style:family="text">
      <style:text-properties style:font-name="Microsoft JhengHei" style:font-name-asian="Microsoft JhengHei" style:font-name-complex="Microsoft JhengHei"/>
    </style:style>
    <style:style style:name="T2352" style:parent-style-name="DefaultParagraphFont" style:family="text">
      <style:text-properties style:font-name="MS Gothic" style:font-name-asian="MS Gothic" style:font-name-complex="MS Gothic"/>
    </style:style>
    <style:style style:name="T2353" style:parent-style-name="DefaultParagraphFont" style:family="text">
      <style:text-properties style:font-name="Microsoft JhengHei" style:font-name-asian="Microsoft JhengHei" style:font-name-complex="Microsoft JhengHei"/>
    </style:style>
    <style:style style:name="T2354" style:parent-style-name="DefaultParagraphFont" style:family="text">
      <style:text-properties style:font-name="MS Gothic" style:font-name-asian="MS Gothic" style:font-name-complex="MS Gothic"/>
    </style:style>
    <style:style style:name="T2355" style:parent-style-name="DefaultParagraphFont" style:family="text">
      <style:text-properties style:font-name="MS Gothic" style:font-name-asian="MS Gothic" style:font-name-complex="MS Gothic"/>
    </style:style>
    <style:style style:name="T2356" style:parent-style-name="DefaultParagraphFont" style:family="text">
      <style:text-properties style:font-name="MS Gothic" style:font-name-asian="MS Gothic" style:font-name-complex="MS Gothic"/>
    </style:style>
    <style:style style:name="T2357" style:parent-style-name="DefaultParagraphFont" style:family="text">
      <style:text-properties style:font-name="MS Gothic" style:font-name-asian="MS Gothic" style:font-name-complex="MS Gothic"/>
    </style:style>
    <style:style style:name="T2358" style:parent-style-name="DefaultParagraphFont" style:family="text">
      <style:text-properties style:font-name="MS Gothic" style:font-name-asian="MS Gothic" style:font-name-complex="MS Gothic"/>
    </style:style>
    <style:style style:name="T2359" style:parent-style-name="DefaultParagraphFont" style:family="text">
      <style:text-properties style:font-name="MS Gothic" style:font-name-asian="MS Gothic" style:font-name-complex="MS Gothic"/>
    </style:style>
    <style:style style:name="T2360" style:parent-style-name="DefaultParagraphFont" style:family="text">
      <style:text-properties style:font-name="MS Gothic" style:font-name-asian="MS Gothic" style:font-name-complex="MS Gothic"/>
    </style:style>
    <style:style style:name="T2361" style:parent-style-name="DefaultParagraphFont" style:family="text">
      <style:text-properties style:font-name="MS Gothic" style:font-name-asian="MS Gothic" style:font-name-complex="MS Gothic"/>
    </style:style>
    <style:style style:name="T2362" style:parent-style-name="DefaultParagraphFont" style:family="text">
      <style:text-properties style:font-name="MS Gothic" style:font-name-asian="MS Gothic" style:font-name-complex="MS Gothic"/>
    </style:style>
    <style:style style:name="T2363" style:parent-style-name="DefaultParagraphFont" style:family="text">
      <style:text-properties style:font-name="MS Gothic" style:font-name-asian="MS Gothic" style:font-name-complex="MS Gothic"/>
    </style:style>
    <style:style style:name="T2364" style:parent-style-name="DefaultParagraphFont" style:family="text">
      <style:text-properties style:font-name="MS Gothic" style:font-name-asian="MS Gothic" style:font-name-complex="MS Gothic"/>
    </style:style>
    <style:style style:name="T2365" style:parent-style-name="DefaultParagraphFont" style:family="text">
      <style:text-properties style:font-name="MS Gothic" style:font-name-asian="MS Gothic" style:font-name-complex="MS Gothic"/>
    </style:style>
    <style:style style:name="T2366" style:parent-style-name="DefaultParagraphFont" style:family="text">
      <style:text-properties style:font-name="MS Gothic" style:font-name-asian="MS Gothic" style:font-name-complex="MS Gothic"/>
    </style:style>
    <style:style style:name="T2367" style:parent-style-name="DefaultParagraphFont" style:family="text">
      <style:text-properties style:font-name="MS Gothic" style:font-name-asian="MS Gothic" style:font-name-complex="MS Gothic"/>
    </style:style>
    <style:style style:name="T2368" style:parent-style-name="DefaultParagraphFont" style:family="text">
      <style:text-properties style:font-name="MS Gothic" style:font-name-asian="MS Gothic" style:font-name-complex="MS Gothic"/>
    </style:style>
    <style:style style:name="T2369" style:parent-style-name="DefaultParagraphFont" style:family="text">
      <style:text-properties style:font-name="MS Gothic" style:font-name-asian="MS Gothic" style:font-name-complex="MS Gothic"/>
    </style:style>
    <style:style style:name="T2370" style:parent-style-name="DefaultParagraphFont" style:family="text">
      <style:text-properties style:font-name="MS Gothic" style:font-name-asian="MS Gothic" style:font-name-complex="MS Gothic"/>
    </style:style>
    <style:style style:name="T2371" style:parent-style-name="DefaultParagraphFont" style:family="text">
      <style:text-properties style:font-name="Microsoft JhengHei" style:font-name-asian="Microsoft JhengHei" style:font-name-complex="Microsoft JhengHei"/>
    </style:style>
    <style:style style:name="T2372" style:parent-style-name="DefaultParagraphFont" style:family="text">
      <style:text-properties style:font-name="MS Gothic" style:font-name-asian="MS Gothic" style:font-name-complex="MS Gothic"/>
    </style:style>
    <style:style style:name="T2373" style:parent-style-name="DefaultParagraphFont" style:family="text">
      <style:text-properties style:font-name="MS Gothic" style:font-name-asian="MS Gothic" style:font-name-complex="MS Gothic"/>
    </style:style>
    <style:style style:name="T2374" style:parent-style-name="DefaultParagraphFont" style:family="text">
      <style:text-properties style:font-name="MS Gothic" style:font-name-asian="MS Gothic" style:font-name-complex="MS Gothic"/>
    </style:style>
    <style:style style:name="T2375" style:parent-style-name="DefaultParagraphFont" style:family="text">
      <style:text-properties style:font-name="MS Gothic" style:font-name-asian="MS Gothic" style:font-name-complex="MS Gothic"/>
    </style:style>
    <style:style style:name="T2376" style:parent-style-name="DefaultParagraphFont" style:family="text">
      <style:text-properties style:font-name="MS Gothic" style:font-name-asian="MS Gothic" style:font-name-complex="MS Gothic"/>
    </style:style>
    <style:style style:name="T2377" style:parent-style-name="DefaultParagraphFont" style:family="text">
      <style:text-properties style:font-name="MS Gothic" style:font-name-asian="MS Gothic" style:font-name-complex="MS Gothic"/>
    </style:style>
    <style:style style:name="T2378" style:parent-style-name="DefaultParagraphFont" style:family="text">
      <style:text-properties style:font-name="MS Gothic" style:font-name-asian="MS Gothic" style:font-name-complex="MS Gothic"/>
    </style:style>
    <style:style style:name="T2379" style:parent-style-name="DefaultParagraphFont" style:family="text">
      <style:text-properties style:font-name="MS Gothic" style:font-name-asian="MS Gothic" style:font-name-complex="MS Gothic"/>
    </style:style>
    <style:style style:name="T2380" style:parent-style-name="DefaultParagraphFont" style:family="text">
      <style:text-properties style:font-name="MS Gothic" style:font-name-asian="MS Gothic" style:font-name-complex="MS Gothic"/>
    </style:style>
    <style:style style:name="T2381" style:parent-style-name="DefaultParagraphFont" style:family="text">
      <style:text-properties style:font-name="MS Gothic" style:font-name-asian="MS Gothic" style:font-name-complex="MS Gothic"/>
    </style:style>
    <style:style style:name="T2382" style:parent-style-name="DefaultParagraphFont" style:family="text">
      <style:text-properties style:font-name="MS Gothic" style:font-name-asian="MS Gothic" style:font-name-complex="MS Gothic"/>
    </style:style>
    <style:style style:name="T2383" style:parent-style-name="DefaultParagraphFont" style:family="text">
      <style:text-properties style:font-name="MS Gothic" style:font-name-asian="MS Gothic" style:font-name-complex="MS Gothic"/>
    </style:style>
    <style:style style:name="T2384" style:parent-style-name="DefaultParagraphFont" style:family="text">
      <style:text-properties style:font-name="MS Gothic" style:font-name-asian="MS Gothic" style:font-name-complex="MS Gothic"/>
    </style:style>
    <style:style style:name="T2385" style:parent-style-name="DefaultParagraphFont" style:family="text">
      <style:text-properties style:font-name="Microsoft JhengHei" style:font-name-asian="Microsoft JhengHei" style:font-name-complex="Microsoft JhengHei"/>
    </style:style>
    <style:style style:name="T2386" style:parent-style-name="DefaultParagraphFont" style:family="text">
      <style:text-properties style:font-name="MS Gothic" style:font-name-asian="MS Gothic" style:font-name-complex="MS Gothic"/>
    </style:style>
    <style:style style:name="T2387" style:parent-style-name="DefaultParagraphFont" style:family="text">
      <style:text-properties style:font-name="MS Gothic" style:font-name-asian="MS Gothic" style:font-name-complex="MS Gothic"/>
    </style:style>
    <style:style style:name="T2388" style:parent-style-name="DefaultParagraphFont" style:family="text">
      <style:text-properties style:font-name="Malgun Gothic" style:font-name-asian="Malgun Gothic" style:font-name-complex="Malgun Gothic"/>
    </style:style>
    <style:style style:name="T2389" style:parent-style-name="DefaultParagraphFont" style:family="text">
      <style:text-properties style:font-name="MS Gothic" style:font-name-asian="MS Gothic" style:font-name-complex="MS Gothic"/>
    </style:style>
    <style:style style:name="T2390" style:parent-style-name="DefaultParagraphFont" style:family="text">
      <style:text-properties style:font-name="MS Gothic" style:font-name-asian="MS Gothic" style:font-name-complex="MS Gothic"/>
    </style:style>
    <style:style style:name="T2391" style:parent-style-name="DefaultParagraphFont" style:family="text">
      <style:text-properties style:font-name="MS Gothic" style:font-name-asian="MS Gothic" style:font-name-complex="MS Gothic"/>
    </style:style>
    <style:style style:name="T2392" style:parent-style-name="DefaultParagraphFont" style:family="text">
      <style:text-properties style:font-name="MS Gothic" style:font-name-asian="MS Gothic" style:font-name-complex="MS Gothic"/>
    </style:style>
    <style:style style:name="T2393" style:parent-style-name="DefaultParagraphFont" style:family="text">
      <style:text-properties style:font-name="MS Gothic" style:font-name-asian="MS Gothic" style:font-name-complex="MS Gothic"/>
    </style:style>
    <style:style style:name="T2394" style:parent-style-name="DefaultParagraphFont" style:family="text">
      <style:text-properties style:font-name="Microsoft JhengHei" style:font-name-asian="Microsoft JhengHei" style:font-name-complex="Microsoft JhengHei"/>
    </style:style>
    <style:style style:name="T2395" style:parent-style-name="DefaultParagraphFont" style:family="text">
      <style:text-properties style:font-name="MS Gothic" style:font-name-asian="MS Gothic" style:font-name-complex="MS Gothic"/>
    </style:style>
    <style:style style:name="T2396" style:parent-style-name="DefaultParagraphFont" style:family="text">
      <style:text-properties style:font-name="MS Gothic" style:font-name-asian="MS Gothic" style:font-name-complex="MS Gothic"/>
    </style:style>
    <style:style style:name="T2397" style:parent-style-name="DefaultParagraphFont" style:family="text">
      <style:text-properties style:font-name="MS Gothic" style:font-name-asian="MS Gothic" style:font-name-complex="MS Gothic"/>
    </style:style>
    <style:style style:name="T2398" style:parent-style-name="DefaultParagraphFont" style:family="text">
      <style:text-properties style:font-name="Malgun Gothic" style:font-name-asian="Malgun Gothic" style:font-name-complex="Malgun Gothic"/>
    </style:style>
    <style:style style:name="T2399" style:parent-style-name="DefaultParagraphFont" style:family="text">
      <style:text-properties style:font-name="MS Gothic" style:font-name-asian="MS Gothic" style:font-name-complex="MS Gothic"/>
    </style:style>
    <style:style style:name="T2400" style:parent-style-name="DefaultParagraphFont" style:family="text">
      <style:text-properties style:font-name="Microsoft JhengHei" style:font-name-asian="Microsoft JhengHei" style:font-name-complex="Microsoft JhengHei"/>
    </style:style>
    <style:style style:name="T2401" style:parent-style-name="DefaultParagraphFont" style:family="text">
      <style:text-properties style:font-name="MS Gothic" style:font-name-asian="MS Gothic" style:font-name-complex="MS Gothic"/>
    </style:style>
    <style:style style:name="T2402" style:parent-style-name="DefaultParagraphFont" style:family="text">
      <style:text-properties style:font-name="MS Gothic" style:font-name-asian="MS Gothic" style:font-name-complex="MS Gothic"/>
    </style:style>
    <style:style style:name="T2403" style:parent-style-name="DefaultParagraphFont" style:family="text">
      <style:text-properties style:font-name="MS Gothic" style:font-name-asian="MS Gothic" style:font-name-complex="MS Gothic"/>
    </style:style>
    <style:style style:name="T2404" style:parent-style-name="DefaultParagraphFont" style:family="text">
      <style:text-properties style:font-name="MS Gothic" style:font-name-asian="MS Gothic" style:font-name-complex="MS Gothic"/>
    </style:style>
    <style:style style:name="T2405" style:parent-style-name="DefaultParagraphFont" style:family="text">
      <style:text-properties fo:font-weight="bold" style:font-weight-asian="bold" style:font-weight-complex="bold"/>
    </style:style>
    <style:style style:name="T240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407" style:parent-style-name="DefaultParagraphFont" style:family="text">
      <style:text-properties fo:font-weight="bold" style:font-weight-asian="bold" style:font-weight-complex="bold"/>
    </style:style>
    <style:style style:name="T240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409" style:parent-style-name="DefaultParagraphFont" style:family="text">
      <style:text-properties fo:font-weight="bold" style:font-weight-asian="bold" style:font-weight-complex="bold"/>
    </style:style>
    <style:style style:name="T241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411" style:parent-style-name="DefaultParagraphFont" style:family="text">
      <style:text-properties fo:font-weight="bold" style:font-weight-asian="bold" style:font-weight-complex="bold"/>
    </style:style>
    <style:style style:name="T241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413" style:parent-style-name="DefaultParagraphFont" style:family="text">
      <style:text-properties fo:font-weight="bold" style:font-weight-asian="bold" style:font-weight-complex="bold"/>
    </style:style>
    <style:style style:name="T241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415" style:parent-style-name="DefaultParagraphFont" style:family="text">
      <style:text-properties fo:font-weight="bold" style:font-weight-asian="bold" style:font-weight-complex="bold"/>
    </style:style>
    <style:style style:name="T241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417" style:parent-style-name="DefaultParagraphFont" style:family="text">
      <style:text-properties fo:font-weight="bold" style:font-weight-asian="bold" style:font-weight-complex="bold"/>
    </style:style>
    <style:style style:name="T241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419" style:parent-style-name="DefaultParagraphFont" style:family="text">
      <style:text-properties fo:font-weight="bold" style:font-weight-asian="bold" style:font-weight-complex="bold"/>
    </style:style>
    <style:style style:name="T2420" style:parent-style-name="DefaultParagraphFont" style:family="text">
      <style:text-properties style:font-name="MS Gothic" style:font-name-asian="MS Gothic" style:font-name-complex="MS Gothic"/>
    </style:style>
    <style:style style:name="T2421" style:parent-style-name="DefaultParagraphFont" style:family="text">
      <style:text-properties style:font-name="MS Gothic" style:font-name-asian="MS Gothic" style:font-name-complex="MS Gothic"/>
    </style:style>
    <style:style style:name="T2422" style:parent-style-name="DefaultParagraphFont" style:family="text">
      <style:text-properties style:font-name="MS Gothic" style:font-name-asian="MS Gothic" style:font-name-complex="MS Gothic"/>
    </style:style>
    <style:style style:name="T2423" style:parent-style-name="DefaultParagraphFont" style:family="text">
      <style:text-properties style:font-name="MS Gothic" style:font-name-asian="MS Gothic" style:font-name-complex="MS Gothic"/>
    </style:style>
    <style:style style:name="T2424" style:parent-style-name="DefaultParagraphFont" style:family="text">
      <style:text-properties style:font-name="Microsoft JhengHei" style:font-name-asian="Microsoft JhengHei" style:font-name-complex="Microsoft JhengHei"/>
    </style:style>
    <style:style style:name="T2425" style:parent-style-name="DefaultParagraphFont" style:family="text">
      <style:text-properties style:font-name="MS Gothic" style:font-name-asian="MS Gothic" style:font-name-complex="MS Gothic"/>
    </style:style>
    <style:style style:name="T2426" style:parent-style-name="DefaultParagraphFont" style:family="text">
      <style:text-properties style:font-name="MS Gothic" style:font-name-asian="MS Gothic" style:font-name-complex="MS Gothic"/>
    </style:style>
    <style:style style:name="T2427" style:parent-style-name="DefaultParagraphFont" style:family="text">
      <style:text-properties style:font-name="MS Gothic" style:font-name-asian="MS Gothic" style:font-name-complex="MS Gothic"/>
    </style:style>
    <style:style style:name="T2428" style:parent-style-name="DefaultParagraphFont" style:family="text">
      <style:text-properties style:font-name="MS Gothic" style:font-name-asian="MS Gothic" style:font-name-complex="MS Gothic"/>
    </style:style>
    <style:style style:name="T2429" style:parent-style-name="DefaultParagraphFont" style:family="text">
      <style:text-properties style:font-name="MS Gothic" style:font-name-asian="MS Gothic" style:font-name-complex="MS Gothic"/>
    </style:style>
    <style:style style:name="T2430" style:parent-style-name="DefaultParagraphFont" style:family="text">
      <style:text-properties style:font-name="MS Gothic" style:font-name-asian="MS Gothic" style:font-name-complex="MS Gothic"/>
    </style:style>
    <style:style style:name="T2431" style:parent-style-name="DefaultParagraphFont" style:family="text">
      <style:text-properties style:font-name="MS Gothic" style:font-name-asian="MS Gothic" style:font-name-complex="MS Gothic"/>
    </style:style>
    <style:style style:name="T2432" style:parent-style-name="DefaultParagraphFont" style:family="text">
      <style:text-properties style:font-name="MS Gothic" style:font-name-asian="MS Gothic" style:font-name-complex="MS Gothic"/>
    </style:style>
    <style:style style:name="T2433" style:parent-style-name="DefaultParagraphFont" style:family="text">
      <style:text-properties style:font-name="MS Gothic" style:font-name-asian="MS Gothic" style:font-name-complex="MS Gothic"/>
    </style:style>
    <style:style style:name="T2434" style:parent-style-name="DefaultParagraphFont" style:family="text">
      <style:text-properties style:font-name="MS Gothic" style:font-name-asian="MS Gothic" style:font-name-complex="MS Gothic"/>
    </style:style>
    <style:style style:name="T2435" style:parent-style-name="DefaultParagraphFont" style:family="text">
      <style:text-properties style:font-name="MS Gothic" style:font-name-asian="MS Gothic" style:font-name-complex="MS Gothic"/>
    </style:style>
    <style:style style:name="T2436" style:parent-style-name="DefaultParagraphFont" style:family="text">
      <style:text-properties style:font-name="MS Gothic" style:font-name-asian="MS Gothic" style:font-name-complex="MS Gothic"/>
    </style:style>
    <style:style style:name="T2437" style:parent-style-name="DefaultParagraphFont" style:family="text">
      <style:text-properties style:font-name="MS Gothic" style:font-name-asian="MS Gothic" style:font-name-complex="MS Gothic"/>
    </style:style>
    <style:style style:name="T2438" style:parent-style-name="DefaultParagraphFont" style:family="text">
      <style:text-properties style:font-name="MS Gothic" style:font-name-asian="MS Gothic" style:font-name-complex="MS Gothic"/>
    </style:style>
    <style:style style:name="T2439" style:parent-style-name="DefaultParagraphFont" style:family="text">
      <style:text-properties style:font-name="MS Gothic" style:font-name-asian="MS Gothic" style:font-name-complex="MS Gothic"/>
    </style:style>
    <style:style style:name="T2440" style:parent-style-name="DefaultParagraphFont" style:family="text">
      <style:text-properties style:font-name="MS Gothic" style:font-name-asian="MS Gothic" style:font-name-complex="MS Gothic"/>
    </style:style>
    <style:style style:name="T2441" style:parent-style-name="DefaultParagraphFont" style:family="text">
      <style:text-properties style:font-name="Microsoft JhengHei" style:font-name-asian="Microsoft JhengHei" style:font-name-complex="Microsoft JhengHei"/>
    </style:style>
    <style:style style:name="T2442" style:parent-style-name="DefaultParagraphFont" style:family="text">
      <style:text-properties style:font-name="MS Gothic" style:font-name-asian="MS Gothic" style:font-name-complex="MS Gothic"/>
    </style:style>
    <style:style style:name="T2443" style:parent-style-name="DefaultParagraphFont" style:family="text">
      <style:text-properties style:font-name="MS Gothic" style:font-name-asian="MS Gothic" style:font-name-complex="MS Gothic"/>
    </style:style>
    <style:style style:name="T2444" style:parent-style-name="DefaultParagraphFont" style:family="text">
      <style:text-properties style:font-name="MS Gothic" style:font-name-asian="MS Gothic" style:font-name-complex="MS Gothic"/>
    </style:style>
    <style:style style:name="T2445" style:parent-style-name="DefaultParagraphFont" style:family="text">
      <style:text-properties style:font-name="MS Gothic" style:font-name-asian="MS Gothic" style:font-name-complex="MS Gothic"/>
    </style:style>
    <style:style style:name="T2446" style:parent-style-name="DefaultParagraphFont" style:family="text">
      <style:text-properties style:font-name="MS Gothic" style:font-name-asian="MS Gothic" style:font-name-complex="MS Gothic"/>
    </style:style>
    <style:style style:name="T2447" style:parent-style-name="DefaultParagraphFont" style:family="text">
      <style:text-properties style:font-name="MS Gothic" style:font-name-asian="MS Gothic" style:font-name-complex="MS Gothic"/>
    </style:style>
    <style:style style:name="T2448" style:parent-style-name="DefaultParagraphFont" style:family="text">
      <style:text-properties style:font-name="MS Gothic" style:font-name-asian="MS Gothic" style:font-name-complex="MS Gothic"/>
    </style:style>
    <style:style style:name="T2449" style:parent-style-name="DefaultParagraphFont" style:family="text">
      <style:text-properties style:font-name="MS Gothic" style:font-name-asian="MS Gothic" style:font-name-complex="MS Gothic"/>
    </style:style>
    <style:style style:name="T2450" style:parent-style-name="DefaultParagraphFont" style:family="text">
      <style:text-properties style:font-name="MS Gothic" style:font-name-asian="MS Gothic" style:font-name-complex="MS Gothic"/>
    </style:style>
    <style:style style:name="T2451" style:parent-style-name="DefaultParagraphFont" style:family="text">
      <style:text-properties style:font-name="MS Gothic" style:font-name-asian="MS Gothic" style:font-name-complex="MS Gothic"/>
    </style:style>
    <style:style style:name="T2452" style:parent-style-name="DefaultParagraphFont" style:family="text">
      <style:text-properties style:font-name="MS Gothic" style:font-name-asian="MS Gothic" style:font-name-complex="MS Gothic"/>
    </style:style>
    <style:style style:name="T2453" style:parent-style-name="DefaultParagraphFont" style:family="text">
      <style:text-properties style:font-name="MS Gothic" style:font-name-asian="MS Gothic" style:font-name-complex="MS Gothic"/>
    </style:style>
    <style:style style:name="T2454" style:parent-style-name="DefaultParagraphFont" style:family="text">
      <style:text-properties style:font-name="MS Gothic" style:font-name-asian="MS Gothic" style:font-name-complex="MS Gothic"/>
    </style:style>
    <style:style style:name="T2455" style:parent-style-name="DefaultParagraphFont" style:family="text">
      <style:text-properties style:font-name="MS Gothic" style:font-name-asian="MS Gothic" style:font-name-complex="MS Gothic"/>
    </style:style>
    <style:style style:name="T2456" style:parent-style-name="DefaultParagraphFont" style:family="text">
      <style:text-properties style:font-name="MS Gothic" style:font-name-asian="MS Gothic" style:font-name-complex="MS Gothic"/>
    </style:style>
    <style:style style:name="T2457" style:parent-style-name="DefaultParagraphFont" style:family="text">
      <style:text-properties style:font-name="Microsoft JhengHei" style:font-name-asian="Microsoft JhengHei" style:font-name-complex="Microsoft JhengHei"/>
    </style:style>
    <style:style style:name="T2458" style:parent-style-name="DefaultParagraphFont" style:family="text">
      <style:text-properties style:font-name="Microsoft JhengHei" style:font-name-asian="Microsoft JhengHei" style:font-name-complex="Microsoft JhengHei"/>
    </style:style>
    <style:style style:name="T2459" style:parent-style-name="DefaultParagraphFont" style:family="text">
      <style:text-properties style:font-name="MS Gothic" style:font-name-asian="MS Gothic" style:font-name-complex="MS Gothic"/>
    </style:style>
    <style:style style:name="T2460" style:parent-style-name="DefaultParagraphFont" style:family="text">
      <style:text-properties style:font-name="MS Gothic" style:font-name-asian="MS Gothic" style:font-name-complex="MS Gothic"/>
    </style:style>
    <style:style style:name="T2461" style:parent-style-name="DefaultParagraphFont" style:family="text">
      <style:text-properties style:font-name="MS Gothic" style:font-name-asian="MS Gothic" style:font-name-complex="MS Gothic"/>
    </style:style>
    <style:style style:name="T2462" style:parent-style-name="DefaultParagraphFont" style:family="text">
      <style:text-properties style:font-name="MS Gothic" style:font-name-asian="MS Gothic" style:font-name-complex="MS Gothic"/>
    </style:style>
    <style:style style:name="T2463" style:parent-style-name="DefaultParagraphFont" style:family="text">
      <style:text-properties style:font-name="MS Gothic" style:font-name-asian="MS Gothic" style:font-name-complex="MS Gothic"/>
    </style:style>
    <style:style style:name="T2464" style:parent-style-name="DefaultParagraphFont" style:family="text">
      <style:text-properties style:font-name="MS Gothic" style:font-name-asian="MS Gothic" style:font-name-complex="MS Gothic"/>
    </style:style>
    <style:style style:name="T2465" style:parent-style-name="DefaultParagraphFont" style:family="text">
      <style:text-properties style:font-name="MS Gothic" style:font-name-asian="MS Gothic" style:font-name-complex="MS Gothic"/>
    </style:style>
    <style:style style:name="T2466" style:parent-style-name="DefaultParagraphFont" style:family="text">
      <style:text-properties style:font-name="MS Gothic" style:font-name-asian="MS Gothic" style:font-name-complex="MS Gothic"/>
    </style:style>
    <style:style style:name="T2467" style:parent-style-name="DefaultParagraphFont" style:family="text">
      <style:text-properties style:font-name="MS Gothic" style:font-name-asian="MS Gothic" style:font-name-complex="MS Gothic"/>
    </style:style>
    <style:style style:name="T2468" style:parent-style-name="DefaultParagraphFont" style:family="text">
      <style:text-properties style:font-name="MS Gothic" style:font-name-asian="MS Gothic" style:font-name-complex="MS Gothic"/>
    </style:style>
    <style:style style:name="T2469" style:parent-style-name="DefaultParagraphFont" style:family="text">
      <style:text-properties style:font-name="MS Gothic" style:font-name-asian="MS Gothic" style:font-name-complex="MS Gothic"/>
    </style:style>
    <style:style style:name="T2470" style:parent-style-name="DefaultParagraphFont" style:family="text">
      <style:text-properties style:font-name="MS Gothic" style:font-name-asian="MS Gothic" style:font-name-complex="MS Gothic"/>
    </style:style>
    <style:style style:name="T2471" style:parent-style-name="DefaultParagraphFont" style:family="text">
      <style:text-properties style:font-name="MS Gothic" style:font-name-asian="MS Gothic" style:font-name-complex="MS Gothic"/>
    </style:style>
    <style:style style:name="T2472" style:parent-style-name="DefaultParagraphFont" style:family="text">
      <style:text-properties style:font-name="MS Gothic" style:font-name-asian="MS Gothic" style:font-name-complex="MS Gothic"/>
    </style:style>
    <style:style style:name="T2473" style:parent-style-name="DefaultParagraphFont" style:family="text">
      <style:text-properties style:font-name="MS Gothic" style:font-name-asian="MS Gothic" style:font-name-complex="MS Gothic"/>
    </style:style>
    <style:style style:name="T2474" style:parent-style-name="DefaultParagraphFont" style:family="text">
      <style:text-properties style:font-name="MS Gothic" style:font-name-asian="MS Gothic" style:font-name-complex="MS Gothic"/>
    </style:style>
    <style:style style:name="T2475" style:parent-style-name="DefaultParagraphFont" style:family="text">
      <style:text-properties style:font-name="MS Gothic" style:font-name-asian="MS Gothic" style:font-name-complex="MS Gothic"/>
    </style:style>
    <style:style style:name="T2476" style:parent-style-name="DefaultParagraphFont" style:family="text">
      <style:text-properties style:font-name="MS Gothic" style:font-name-asian="MS Gothic" style:font-name-complex="MS Gothic"/>
    </style:style>
    <style:style style:name="T2477" style:parent-style-name="DefaultParagraphFont" style:family="text">
      <style:text-properties style:font-name="MS Gothic" style:font-name-asian="MS Gothic" style:font-name-complex="MS Gothic"/>
    </style:style>
    <style:style style:name="T2478" style:parent-style-name="DefaultParagraphFont" style:family="text">
      <style:text-properties style:font-name="MS Gothic" style:font-name-asian="MS Gothic" style:font-name-complex="MS Gothic"/>
    </style:style>
    <style:style style:name="T2479" style:parent-style-name="DefaultParagraphFont" style:family="text">
      <style:text-properties style:font-name="MS Gothic" style:font-name-asian="MS Gothic" style:font-name-complex="MS Gothic"/>
    </style:style>
    <style:style style:name="T2480" style:parent-style-name="DefaultParagraphFont" style:family="text">
      <style:text-properties style:font-name="MS Gothic" style:font-name-asian="MS Gothic" style:font-name-complex="MS Gothic"/>
    </style:style>
    <style:style style:name="T2481" style:parent-style-name="DefaultParagraphFont" style:family="text">
      <style:text-properties style:font-name="MS Gothic" style:font-name-asian="MS Gothic" style:font-name-complex="MS Gothic"/>
    </style:style>
    <style:style style:name="T2482" style:parent-style-name="DefaultParagraphFont" style:family="text">
      <style:text-properties style:font-name="MS Gothic" style:font-name-asian="MS Gothic" style:font-name-complex="MS Gothic"/>
    </style:style>
    <style:style style:name="T2483" style:parent-style-name="DefaultParagraphFont" style:family="text">
      <style:text-properties style:font-name="MS Gothic" style:font-name-asian="MS Gothic" style:font-name-complex="MS Gothic"/>
    </style:style>
    <style:style style:name="T2484" style:parent-style-name="DefaultParagraphFont" style:family="text">
      <style:text-properties style:font-name="MS Gothic" style:font-name-asian="MS Gothic" style:font-name-complex="MS Gothic"/>
    </style:style>
    <style:style style:name="T2485" style:parent-style-name="DefaultParagraphFont" style:family="text">
      <style:text-properties style:font-name="MS Gothic" style:font-name-asian="MS Gothic" style:font-name-complex="MS Gothic"/>
    </style:style>
    <style:style style:name="T2486" style:parent-style-name="DefaultParagraphFont" style:family="text">
      <style:text-properties style:font-name="MS Gothic" style:font-name-asian="MS Gothic" style:font-name-complex="MS Gothic"/>
    </style:style>
    <style:style style:name="T2487" style:parent-style-name="DefaultParagraphFont" style:family="text">
      <style:text-properties style:font-name="MS Gothic" style:font-name-asian="MS Gothic" style:font-name-complex="MS Gothic"/>
    </style:style>
    <style:style style:name="T2488" style:parent-style-name="DefaultParagraphFont" style:family="text">
      <style:text-properties style:font-name="MS Gothic" style:font-name-asian="MS Gothic" style:font-name-complex="MS Gothic"/>
    </style:style>
    <style:style style:name="T2489" style:parent-style-name="DefaultParagraphFont" style:family="text">
      <style:text-properties style:font-name="MS Gothic" style:font-name-asian="MS Gothic" style:font-name-complex="MS Gothic"/>
    </style:style>
    <style:style style:name="T2490" style:parent-style-name="DefaultParagraphFont" style:family="text">
      <style:text-properties style:font-name="MS Gothic" style:font-name-asian="MS Gothic" style:font-name-complex="MS Gothic"/>
    </style:style>
    <style:style style:name="T2491" style:parent-style-name="DefaultParagraphFont" style:family="text">
      <style:text-properties style:font-name="MS Gothic" style:font-name-asian="MS Gothic" style:font-name-complex="MS Gothic"/>
    </style:style>
    <style:style style:name="T2492" style:parent-style-name="DefaultParagraphFont" style:family="text">
      <style:text-properties style:font-name="MS Gothic" style:font-name-asian="MS Gothic" style:font-name-complex="MS Gothic"/>
    </style:style>
    <style:style style:name="T2493" style:parent-style-name="DefaultParagraphFont" style:family="text">
      <style:text-properties style:font-name="MS Gothic" style:font-name-asian="MS Gothic" style:font-name-complex="MS Gothic"/>
    </style:style>
    <style:style style:name="T2494" style:parent-style-name="DefaultParagraphFont" style:family="text">
      <style:text-properties style:font-name="MS Gothic" style:font-name-asian="MS Gothic" style:font-name-complex="MS Gothic"/>
    </style:style>
    <style:style style:name="T2495" style:parent-style-name="DefaultParagraphFont" style:family="text">
      <style:text-properties style:font-name="MS Gothic" style:font-name-asian="MS Gothic" style:font-name-complex="MS Gothic"/>
    </style:style>
    <style:style style:name="T2496" style:parent-style-name="DefaultParagraphFont" style:family="text">
      <style:text-properties style:font-name="MS Gothic" style:font-name-asian="MS Gothic" style:font-name-complex="MS Gothic"/>
    </style:style>
    <style:style style:name="T2497" style:parent-style-name="DefaultParagraphFont" style:family="text">
      <style:text-properties style:font-name="MS Gothic" style:font-name-asian="MS Gothic" style:font-name-complex="MS Gothic"/>
    </style:style>
    <style:style style:name="T2498" style:parent-style-name="DefaultParagraphFont" style:family="text">
      <style:text-properties style:font-name="MS Gothic" style:font-name-asian="MS Gothic" style:font-name-complex="MS Gothic"/>
    </style:style>
    <style:style style:name="T2499" style:parent-style-name="DefaultParagraphFont" style:family="text">
      <style:text-properties style:font-name="MS Gothic" style:font-name-asian="MS Gothic" style:font-name-complex="MS Gothic"/>
    </style:style>
    <style:style style:name="T2500" style:parent-style-name="DefaultParagraphFont" style:family="text">
      <style:text-properties style:font-name="MS Gothic" style:font-name-asian="MS Gothic" style:font-name-complex="MS Gothic"/>
    </style:style>
    <style:style style:name="T2501" style:parent-style-name="DefaultParagraphFont" style:family="text">
      <style:text-properties style:font-name="MS Gothic" style:font-name-asian="MS Gothic" style:font-name-complex="MS Gothic"/>
    </style:style>
    <style:style style:name="T2502" style:parent-style-name="DefaultParagraphFont" style:family="text">
      <style:text-properties style:font-name="MS Gothic" style:font-name-asian="MS Gothic" style:font-name-complex="MS Gothic"/>
    </style:style>
    <style:style style:name="T2503" style:parent-style-name="DefaultParagraphFont" style:family="text">
      <style:text-properties style:font-name="Microsoft JhengHei" style:font-name-asian="Microsoft JhengHei" style:font-name-complex="Microsoft JhengHei"/>
    </style:style>
    <style:style style:name="T2504" style:parent-style-name="DefaultParagraphFont" style:family="text">
      <style:text-properties style:font-name="MS Gothic" style:font-name-asian="MS Gothic" style:font-name-complex="MS Gothic"/>
    </style:style>
    <style:style style:name="T2505" style:parent-style-name="DefaultParagraphFont" style:family="text">
      <style:text-properties style:font-name="MS Gothic" style:font-name-asian="MS Gothic" style:font-name-complex="MS Gothic"/>
    </style:style>
    <style:style style:name="T2506" style:parent-style-name="DefaultParagraphFont" style:family="text">
      <style:text-properties style:font-name="MS Gothic" style:font-name-asian="MS Gothic" style:font-name-complex="MS Gothic"/>
    </style:style>
    <style:style style:name="T2507" style:parent-style-name="DefaultParagraphFont" style:family="text">
      <style:text-properties style:font-name="MS Gothic" style:font-name-asian="MS Gothic" style:font-name-complex="MS Gothic"/>
    </style:style>
    <style:style style:name="T2508" style:parent-style-name="DefaultParagraphFont" style:family="text">
      <style:text-properties style:font-name="MS Gothic" style:font-name-asian="MS Gothic" style:font-name-complex="MS Gothic"/>
    </style:style>
    <style:style style:name="T2509" style:parent-style-name="DefaultParagraphFont" style:family="text">
      <style:text-properties style:font-name="MS Gothic" style:font-name-asian="MS Gothic" style:font-name-complex="MS Gothic"/>
    </style:style>
    <style:style style:name="T2510" style:parent-style-name="DefaultParagraphFont" style:family="text">
      <style:text-properties style:font-name="MS Gothic" style:font-name-asian="MS Gothic" style:font-name-complex="MS Gothic"/>
    </style:style>
    <style:style style:name="T2511" style:parent-style-name="DefaultParagraphFont" style:family="text">
      <style:text-properties style:font-name="MS Gothic" style:font-name-asian="MS Gothic" style:font-name-complex="MS Gothic"/>
    </style:style>
    <style:style style:name="T2512" style:parent-style-name="DefaultParagraphFont" style:family="text">
      <style:text-properties style:font-name="MS Gothic" style:font-name-asian="MS Gothic" style:font-name-complex="MS Gothic"/>
    </style:style>
    <style:style style:name="T2513" style:parent-style-name="DefaultParagraphFont" style:family="text">
      <style:text-properties style:font-name="MS Gothic" style:font-name-asian="MS Gothic" style:font-name-complex="MS Gothic"/>
    </style:style>
    <style:style style:name="T2514" style:parent-style-name="DefaultParagraphFont" style:family="text">
      <style:text-properties style:font-name="MS Gothic" style:font-name-asian="MS Gothic" style:font-name-complex="MS Gothic"/>
    </style:style>
    <style:style style:name="T2515" style:parent-style-name="DefaultParagraphFont" style:family="text">
      <style:text-properties style:font-name="MS Gothic" style:font-name-asian="MS Gothic" style:font-name-complex="MS Gothic"/>
    </style:style>
    <style:style style:name="T2516" style:parent-style-name="DefaultParagraphFont" style:family="text">
      <style:text-properties style:font-name="MS Gothic" style:font-name-asian="MS Gothic" style:font-name-complex="MS Gothic"/>
    </style:style>
    <style:style style:name="T2517" style:parent-style-name="DefaultParagraphFont" style:family="text">
      <style:text-properties style:font-name="MS Gothic" style:font-name-asian="MS Gothic" style:font-name-complex="MS Gothic"/>
    </style:style>
    <style:style style:name="T2518" style:parent-style-name="DefaultParagraphFont" style:family="text">
      <style:text-properties style:font-name="MS Gothic" style:font-name-asian="MS Gothic" style:font-name-complex="MS Gothic"/>
    </style:style>
    <style:style style:name="T2519" style:parent-style-name="DefaultParagraphFont" style:family="text">
      <style:text-properties style:font-name="MS Gothic" style:font-name-asian="MS Gothic" style:font-name-complex="MS Gothic"/>
    </style:style>
    <style:style style:name="T2520" style:parent-style-name="DefaultParagraphFont" style:family="text">
      <style:text-properties style:font-name="MS Gothic" style:font-name-asian="MS Gothic" style:font-name-complex="MS Gothic"/>
    </style:style>
    <style:style style:name="T2521" style:parent-style-name="DefaultParagraphFont" style:family="text">
      <style:text-properties style:font-name="MS Gothic" style:font-name-asian="MS Gothic" style:font-name-complex="MS Gothic"/>
    </style:style>
    <style:style style:name="T2522" style:parent-style-name="DefaultParagraphFont" style:family="text">
      <style:text-properties style:font-name="MS Gothic" style:font-name-asian="MS Gothic" style:font-name-complex="MS Gothic"/>
    </style:style>
    <style:style style:name="T2523" style:parent-style-name="DefaultParagraphFont" style:family="text">
      <style:text-properties style:font-name="Microsoft JhengHei" style:font-name-asian="Microsoft JhengHei" style:font-name-complex="Microsoft JhengHei"/>
    </style:style>
    <style:style style:name="T2524" style:parent-style-name="DefaultParagraphFont" style:family="text">
      <style:text-properties style:font-name="MS Gothic" style:font-name-asian="MS Gothic" style:font-name-complex="MS Gothic"/>
    </style:style>
    <style:style style:name="T2525" style:parent-style-name="DefaultParagraphFont" style:family="text">
      <style:text-properties style:font-name="MS Gothic" style:font-name-asian="MS Gothic" style:font-name-complex="MS Gothic"/>
    </style:style>
    <style:style style:name="T2526" style:parent-style-name="DefaultParagraphFont" style:family="text">
      <style:text-properties style:font-name="MS Gothic" style:font-name-asian="MS Gothic" style:font-name-complex="MS Gothic"/>
    </style:style>
    <style:style style:name="T2527" style:parent-style-name="DefaultParagraphFont" style:family="text">
      <style:text-properties style:font-name="MS Gothic" style:font-name-asian="MS Gothic" style:font-name-complex="MS Gothic"/>
    </style:style>
    <style:style style:name="T2528" style:parent-style-name="DefaultParagraphFont" style:family="text">
      <style:text-properties style:font-name="MS Gothic" style:font-name-asian="MS Gothic" style:font-name-complex="MS Gothic"/>
    </style:style>
    <style:style style:name="T2529" style:parent-style-name="DefaultParagraphFont" style:family="text">
      <style:text-properties style:font-name="Microsoft JhengHei" style:font-name-asian="Microsoft JhengHei" style:font-name-complex="Microsoft JhengHei"/>
    </style:style>
    <style:style style:name="T2530" style:parent-style-name="DefaultParagraphFont" style:family="text">
      <style:text-properties style:font-name="MS Gothic" style:font-name-asian="MS Gothic" style:font-name-complex="MS Gothic"/>
    </style:style>
    <style:style style:name="T2531" style:parent-style-name="DefaultParagraphFont" style:family="text">
      <style:text-properties style:font-name="MS Gothic" style:font-name-asian="MS Gothic" style:font-name-complex="MS Gothic"/>
    </style:style>
    <style:style style:name="T2532" style:parent-style-name="DefaultParagraphFont" style:family="text">
      <style:text-properties style:font-name="MS Gothic" style:font-name-asian="MS Gothic" style:font-name-complex="MS Gothic"/>
    </style:style>
    <style:style style:name="T2533" style:parent-style-name="DefaultParagraphFont" style:family="text">
      <style:text-properties style:font-name="MS Gothic" style:font-name-asian="MS Gothic" style:font-name-complex="MS Gothic"/>
    </style:style>
    <style:style style:name="T2534" style:parent-style-name="DefaultParagraphFont" style:family="text">
      <style:text-properties style:font-name="MS Gothic" style:font-name-asian="MS Gothic" style:font-name-complex="MS Gothic"/>
    </style:style>
    <style:style style:name="T2535" style:parent-style-name="DefaultParagraphFont" style:family="text">
      <style:text-properties style:font-name="Malgun Gothic" style:font-name-asian="Malgun Gothic" style:font-name-complex="Malgun Gothic"/>
    </style:style>
    <style:style style:name="T2536" style:parent-style-name="DefaultParagraphFont" style:family="text">
      <style:text-properties style:font-name="MS Gothic" style:font-name-asian="MS Gothic" style:font-name-complex="MS Gothic"/>
    </style:style>
    <style:style style:name="T2537" style:parent-style-name="DefaultParagraphFont" style:family="text">
      <style:text-properties style:font-name="MS Gothic" style:font-name-asian="MS Gothic" style:font-name-complex="MS Gothic"/>
    </style:style>
    <style:style style:name="T2538" style:parent-style-name="DefaultParagraphFont" style:family="text">
      <style:text-properties style:font-name="MS Gothic" style:font-name-asian="MS Gothic" style:font-name-complex="MS Gothic"/>
    </style:style>
    <style:style style:name="T2539" style:parent-style-name="DefaultParagraphFont" style:family="text">
      <style:text-properties style:font-name="MS Gothic" style:font-name-asian="MS Gothic" style:font-name-complex="MS Gothic"/>
    </style:style>
    <style:style style:name="T2540" style:parent-style-name="DefaultParagraphFont" style:family="text">
      <style:text-properties style:font-name="MS Gothic" style:font-name-asian="MS Gothic" style:font-name-complex="MS Gothic"/>
    </style:style>
    <style:style style:name="T2541" style:parent-style-name="DefaultParagraphFont" style:family="text">
      <style:text-properties style:font-name="MS Gothic" style:font-name-asian="MS Gothic" style:font-name-complex="MS Gothic"/>
    </style:style>
    <style:style style:name="T2542" style:parent-style-name="DefaultParagraphFont" style:family="text">
      <style:text-properties style:font-name="Microsoft JhengHei" style:font-name-asian="Microsoft JhengHei" style:font-name-complex="Microsoft JhengHei"/>
    </style:style>
    <style:style style:name="T2543" style:parent-style-name="DefaultParagraphFont" style:family="text">
      <style:text-properties style:font-name="MS Gothic" style:font-name-asian="MS Gothic" style:font-name-complex="MS Gothic"/>
    </style:style>
    <style:style style:name="T2544" style:parent-style-name="DefaultParagraphFont" style:family="text">
      <style:text-properties style:font-name="Malgun Gothic" style:font-name-asian="Malgun Gothic" style:font-name-complex="Malgun Gothic"/>
    </style:style>
    <style:style style:name="T2545" style:parent-style-name="DefaultParagraphFont" style:family="text">
      <style:text-properties style:font-name="MS Gothic" style:font-name-asian="MS Gothic" style:font-name-complex="MS Gothic"/>
    </style:style>
    <style:style style:name="T2546" style:parent-style-name="DefaultParagraphFont" style:family="text">
      <style:text-properties style:font-name="MS Gothic" style:font-name-asian="MS Gothic" style:font-name-complex="MS Gothic"/>
    </style:style>
    <style:style style:name="T2547" style:parent-style-name="DefaultParagraphFont" style:family="text">
      <style:text-properties style:font-name="Malgun Gothic" style:font-name-asian="Malgun Gothic" style:font-name-complex="Malgun Gothic"/>
    </style:style>
    <style:style style:name="T2548" style:parent-style-name="DefaultParagraphFont" style:family="text">
      <style:text-properties style:font-name="Microsoft JhengHei" style:font-name-asian="Microsoft JhengHei" style:font-name-complex="Microsoft JhengHei"/>
    </style:style>
    <style:style style:name="T2549" style:parent-style-name="DefaultParagraphFont" style:family="text">
      <style:text-properties style:font-name="MS Gothic" style:font-name-asian="MS Gothic" style:font-name-complex="MS Gothic"/>
    </style:style>
    <style:style style:name="T2550" style:parent-style-name="DefaultParagraphFont" style:family="text">
      <style:text-properties style:font-name="MS Gothic" style:font-name-asian="MS Gothic" style:font-name-complex="MS Gothic"/>
    </style:style>
    <style:style style:name="T2551" style:parent-style-name="DefaultParagraphFont" style:family="text">
      <style:text-properties style:font-name="MS Gothic" style:font-name-asian="MS Gothic" style:font-name-complex="MS Gothic"/>
    </style:style>
    <style:style style:name="T2552" style:parent-style-name="DefaultParagraphFont" style:family="text">
      <style:text-properties style:font-name="MS Gothic" style:font-name-asian="MS Gothic" style:font-name-complex="MS Gothic"/>
    </style:style>
    <style:style style:name="T2553" style:parent-style-name="DefaultParagraphFont" style:family="text">
      <style:text-properties style:font-name="MS Gothic" style:font-name-asian="MS Gothic" style:font-name-complex="MS Gothic"/>
    </style:style>
    <style:style style:name="T2554" style:parent-style-name="DefaultParagraphFont" style:family="text">
      <style:text-properties style:font-name="MS Gothic" style:font-name-asian="MS Gothic" style:font-name-complex="MS Gothic"/>
    </style:style>
    <style:style style:name="T2555" style:parent-style-name="DefaultParagraphFont" style:family="text">
      <style:text-properties style:font-name="MS Gothic" style:font-name-asian="MS Gothic" style:font-name-complex="MS Gothic"/>
    </style:style>
    <style:style style:name="T2556" style:parent-style-name="DefaultParagraphFont" style:family="text">
      <style:text-properties style:font-name="MS Gothic" style:font-name-asian="MS Gothic" style:font-name-complex="MS Gothic"/>
    </style:style>
    <style:style style:name="T2557" style:parent-style-name="DefaultParagraphFont" style:family="text">
      <style:text-properties style:font-name="MS Gothic" style:font-name-asian="MS Gothic" style:font-name-complex="MS Gothic"/>
    </style:style>
    <style:style style:name="T2558" style:parent-style-name="DefaultParagraphFont" style:family="text">
      <style:text-properties style:font-name="MS Gothic" style:font-name-asian="MS Gothic" style:font-name-complex="MS Gothic"/>
    </style:style>
    <style:style style:name="T2559" style:parent-style-name="DefaultParagraphFont" style:family="text">
      <style:text-properties style:font-name="MS Gothic" style:font-name-asian="MS Gothic" style:font-name-complex="MS Gothic"/>
    </style:style>
    <style:style style:name="T2560" style:parent-style-name="DefaultParagraphFont" style:family="text">
      <style:text-properties style:font-name="MS Gothic" style:font-name-asian="MS Gothic" style:font-name-complex="MS Gothic"/>
    </style:style>
    <style:style style:name="T2561" style:parent-style-name="DefaultParagraphFont" style:family="text">
      <style:text-properties style:font-name="MS Gothic" style:font-name-asian="MS Gothic" style:font-name-complex="MS Gothic"/>
    </style:style>
    <style:style style:name="T2562" style:parent-style-name="DefaultParagraphFont" style:family="text">
      <style:text-properties style:font-name="MS Gothic" style:font-name-asian="MS Gothic" style:font-name-complex="MS Gothic"/>
    </style:style>
    <style:style style:name="T2563" style:parent-style-name="DefaultParagraphFont" style:family="text">
      <style:text-properties style:font-name="MS Gothic" style:font-name-asian="MS Gothic" style:font-name-complex="MS Gothic"/>
    </style:style>
    <style:style style:name="T2564" style:parent-style-name="DefaultParagraphFont" style:family="text">
      <style:text-properties style:font-name="MS Gothic" style:font-name-asian="MS Gothic" style:font-name-complex="MS Gothic"/>
    </style:style>
    <style:style style:name="T2565" style:parent-style-name="DefaultParagraphFont" style:family="text">
      <style:text-properties style:font-name="MS Gothic" style:font-name-asian="MS Gothic" style:font-name-complex="MS Gothic"/>
    </style:style>
    <style:style style:name="T2566" style:parent-style-name="DefaultParagraphFont" style:family="text">
      <style:text-properties style:font-name="MS Gothic" style:font-name-asian="MS Gothic" style:font-name-complex="MS Gothic"/>
    </style:style>
    <style:style style:name="T2567" style:parent-style-name="DefaultParagraphFont" style:family="text">
      <style:text-properties style:font-name="MS Gothic" style:font-name-asian="MS Gothic" style:font-name-complex="MS Gothic"/>
    </style:style>
    <style:style style:name="T2568" style:parent-style-name="DefaultParagraphFont" style:family="text">
      <style:text-properties style:font-name="MS Gothic" style:font-name-asian="MS Gothic" style:font-name-complex="MS Gothic"/>
    </style:style>
    <style:style style:name="T2569" style:parent-style-name="DefaultParagraphFont" style:family="text">
      <style:text-properties style:font-name="MS Gothic" style:font-name-asian="MS Gothic" style:font-name-complex="MS Gothic"/>
    </style:style>
    <style:style style:name="T2570" style:parent-style-name="DefaultParagraphFont" style:family="text">
      <style:text-properties style:font-name="MS Gothic" style:font-name-asian="MS Gothic" style:font-name-complex="MS Gothic"/>
    </style:style>
    <style:style style:name="T2571" style:parent-style-name="DefaultParagraphFont" style:family="text">
      <style:text-properties style:font-name="MS Gothic" style:font-name-asian="MS Gothic" style:font-name-complex="MS Gothic"/>
    </style:style>
    <style:style style:name="T2572" style:parent-style-name="DefaultParagraphFont" style:family="text">
      <style:text-properties style:font-name="MS Gothic" style:font-name-asian="MS Gothic" style:font-name-complex="MS Gothic"/>
    </style:style>
    <style:style style:name="T2573" style:parent-style-name="DefaultParagraphFont" style:family="text">
      <style:text-properties style:font-name="MS Gothic" style:font-name-asian="MS Gothic" style:font-name-complex="MS Gothic"/>
    </style:style>
    <style:style style:name="T2574" style:parent-style-name="DefaultParagraphFont" style:family="text">
      <style:text-properties style:font-name="MS Gothic" style:font-name-asian="MS Gothic" style:font-name-complex="MS Gothic"/>
    </style:style>
    <style:style style:name="T2575" style:parent-style-name="DefaultParagraphFont" style:family="text">
      <style:text-properties style:font-name="MS Gothic" style:font-name-asian="MS Gothic" style:font-name-complex="MS Gothic"/>
    </style:style>
    <style:style style:name="T2576" style:parent-style-name="DefaultParagraphFont" style:family="text">
      <style:text-properties style:font-name="Microsoft JhengHei" style:font-name-asian="Microsoft JhengHei" style:font-name-complex="Microsoft JhengHei"/>
    </style:style>
    <style:style style:name="T2577" style:parent-style-name="DefaultParagraphFont" style:family="text">
      <style:text-properties style:font-name="MS Gothic" style:font-name-asian="MS Gothic" style:font-name-complex="MS Gothic"/>
    </style:style>
    <style:style style:name="T2578" style:parent-style-name="DefaultParagraphFont" style:family="text">
      <style:text-properties style:font-name="MS Gothic" style:font-name-asian="MS Gothic" style:font-name-complex="MS Gothic"/>
    </style:style>
    <style:style style:name="T2579" style:parent-style-name="DefaultParagraphFont" style:family="text">
      <style:text-properties style:font-name="MS Gothic" style:font-name-asian="MS Gothic" style:font-name-complex="MS Gothic"/>
    </style:style>
    <style:style style:name="T2580" style:parent-style-name="DefaultParagraphFont" style:family="text">
      <style:text-properties style:font-name="MS Gothic" style:font-name-asian="MS Gothic" style:font-name-complex="MS Gothic"/>
    </style:style>
    <style:style style:name="T2581" style:parent-style-name="DefaultParagraphFont" style:family="text">
      <style:text-properties style:font-name="MS Gothic" style:font-name-asian="MS Gothic" style:font-name-complex="MS Gothic"/>
    </style:style>
    <style:style style:name="T2582" style:parent-style-name="DefaultParagraphFont" style:family="text">
      <style:text-properties style:font-name="MS Gothic" style:font-name-asian="MS Gothic" style:font-name-complex="MS Gothic"/>
    </style:style>
    <style:style style:name="T2583" style:parent-style-name="DefaultParagraphFont" style:family="text">
      <style:text-properties style:font-name="MS Gothic" style:font-name-asian="MS Gothic" style:font-name-complex="MS Gothic"/>
    </style:style>
    <style:style style:name="T2584" style:parent-style-name="DefaultParagraphFont" style:family="text">
      <style:text-properties style:font-name="MS Gothic" style:font-name-asian="MS Gothic" style:font-name-complex="MS Gothic"/>
    </style:style>
    <style:style style:name="T2585" style:parent-style-name="DefaultParagraphFont" style:family="text">
      <style:text-properties style:font-name="MS Gothic" style:font-name-asian="MS Gothic" style:font-name-complex="MS Gothic"/>
    </style:style>
    <style:style style:name="T2586" style:parent-style-name="DefaultParagraphFont" style:family="text">
      <style:text-properties style:font-name="MS Gothic" style:font-name-asian="MS Gothic" style:font-name-complex="MS Gothic"/>
    </style:style>
    <style:style style:name="T2587" style:parent-style-name="DefaultParagraphFont" style:family="text">
      <style:text-properties style:font-name="MS Gothic" style:font-name-asian="MS Gothic" style:font-name-complex="MS Gothic"/>
    </style:style>
    <style:style style:name="T2588" style:parent-style-name="DefaultParagraphFont" style:family="text">
      <style:text-properties style:font-name="MS Gothic" style:font-name-asian="MS Gothic" style:font-name-complex="MS Gothic"/>
    </style:style>
    <style:style style:name="T2589" style:parent-style-name="DefaultParagraphFont" style:family="text">
      <style:text-properties style:font-name="MS Gothic" style:font-name-asian="MS Gothic" style:font-name-complex="MS Gothic"/>
    </style:style>
    <style:style style:name="T2590" style:parent-style-name="DefaultParagraphFont" style:family="text">
      <style:text-properties style:font-name="MS Gothic" style:font-name-asian="MS Gothic" style:font-name-complex="MS Gothic"/>
    </style:style>
    <style:style style:name="T2591" style:parent-style-name="DefaultParagraphFont" style:family="text">
      <style:text-properties style:font-name="MS Gothic" style:font-name-asian="MS Gothic" style:font-name-complex="MS Gothic"/>
    </style:style>
    <style:style style:name="T2592" style:parent-style-name="DefaultParagraphFont" style:family="text">
      <style:text-properties style:font-name="MS Gothic" style:font-name-asian="MS Gothic" style:font-name-complex="MS Gothic"/>
    </style:style>
    <style:style style:name="T2593" style:parent-style-name="DefaultParagraphFont" style:family="text">
      <style:text-properties style:font-name="MS Gothic" style:font-name-asian="MS Gothic" style:font-name-complex="MS Gothic"/>
    </style:style>
    <style:style style:name="T2594" style:parent-style-name="DefaultParagraphFont" style:family="text">
      <style:text-properties style:font-name="MS Gothic" style:font-name-asian="MS Gothic" style:font-name-complex="MS Gothic"/>
    </style:style>
    <style:style style:name="T2595" style:parent-style-name="DefaultParagraphFont" style:family="text">
      <style:text-properties style:font-name="MS Gothic" style:font-name-asian="MS Gothic" style:font-name-complex="MS Gothic"/>
    </style:style>
    <style:style style:name="T2596" style:parent-style-name="DefaultParagraphFont" style:family="text">
      <style:text-properties style:font-name="MS Gothic" style:font-name-asian="MS Gothic" style:font-name-complex="MS Gothic"/>
    </style:style>
    <style:style style:name="T2597" style:parent-style-name="DefaultParagraphFont" style:family="text">
      <style:text-properties style:font-name="MS Gothic" style:font-name-asian="MS Gothic" style:font-name-complex="MS Gothic"/>
    </style:style>
    <style:style style:name="T2598" style:parent-style-name="DefaultParagraphFont" style:family="text">
      <style:text-properties style:font-name="MS Gothic" style:font-name-asian="MS Gothic" style:font-name-complex="MS Gothic"/>
    </style:style>
    <style:style style:name="T2599" style:parent-style-name="DefaultParagraphFont" style:family="text">
      <style:text-properties style:font-name="MS Gothic" style:font-name-asian="MS Gothic" style:font-name-complex="MS Gothic"/>
    </style:style>
    <style:style style:name="T2600" style:parent-style-name="DefaultParagraphFont" style:family="text">
      <style:text-properties style:font-name="MS Gothic" style:font-name-asian="MS Gothic" style:font-name-complex="MS Gothic"/>
    </style:style>
    <style:style style:name="T2601" style:parent-style-name="DefaultParagraphFont" style:family="text">
      <style:text-properties style:font-name="MS Gothic" style:font-name-asian="MS Gothic" style:font-name-complex="MS Gothic"/>
    </style:style>
    <style:style style:name="T2602" style:parent-style-name="DefaultParagraphFont" style:family="text">
      <style:text-properties style:font-name="MS Gothic" style:font-name-asian="MS Gothic" style:font-name-complex="MS Gothic"/>
    </style:style>
    <style:style style:name="T2603" style:parent-style-name="DefaultParagraphFont" style:family="text">
      <style:text-properties style:font-name="MS Gothic" style:font-name-asian="MS Gothic" style:font-name-complex="MS Gothic"/>
    </style:style>
    <style:style style:name="T2604" style:parent-style-name="DefaultParagraphFont" style:family="text">
      <style:text-properties style:font-name="MS Gothic" style:font-name-asian="MS Gothic" style:font-name-complex="MS Gothic"/>
    </style:style>
    <style:style style:name="T2605" style:parent-style-name="DefaultParagraphFont" style:family="text">
      <style:text-properties style:font-name="MS Gothic" style:font-name-asian="MS Gothic" style:font-name-complex="MS Gothic"/>
    </style:style>
    <style:style style:name="T2606" style:parent-style-name="DefaultParagraphFont" style:family="text">
      <style:text-properties style:font-name="MS Gothic" style:font-name-asian="MS Gothic" style:font-name-complex="MS Gothic"/>
    </style:style>
    <style:style style:name="T2607" style:parent-style-name="DefaultParagraphFont" style:family="text">
      <style:text-properties style:font-name="MS Gothic" style:font-name-asian="MS Gothic" style:font-name-complex="MS Gothic"/>
    </style:style>
    <style:style style:name="T2608" style:parent-style-name="DefaultParagraphFont" style:family="text">
      <style:text-properties style:font-name="MS Gothic" style:font-name-asian="MS Gothic" style:font-name-complex="MS Gothic"/>
    </style:style>
    <style:style style:name="T2609" style:parent-style-name="DefaultParagraphFont" style:family="text">
      <style:text-properties style:font-name="MS Gothic" style:font-name-asian="MS Gothic" style:font-name-complex="MS Gothic"/>
    </style:style>
    <style:style style:name="T2610" style:parent-style-name="DefaultParagraphFont" style:family="text">
      <style:text-properties style:font-name="MS Gothic" style:font-name-asian="MS Gothic" style:font-name-complex="MS Gothic"/>
    </style:style>
    <style:style style:name="T2611" style:parent-style-name="DefaultParagraphFont" style:family="text">
      <style:text-properties style:font-name="MS Gothic" style:font-name-asian="MS Gothic" style:font-name-complex="MS Gothic"/>
    </style:style>
    <style:style style:name="T2612" style:parent-style-name="DefaultParagraphFont" style:family="text">
      <style:text-properties style:font-name="MS Gothic" style:font-name-asian="MS Gothic" style:font-name-complex="MS Gothic"/>
    </style:style>
    <style:style style:name="T2613" style:parent-style-name="DefaultParagraphFont" style:family="text">
      <style:text-properties style:font-name="MS Gothic" style:font-name-asian="MS Gothic" style:font-name-complex="MS Gothic"/>
    </style:style>
    <style:style style:name="T2614" style:parent-style-name="DefaultParagraphFont" style:family="text">
      <style:text-properties style:font-name="MS Gothic" style:font-name-asian="MS Gothic" style:font-name-complex="MS Gothic"/>
    </style:style>
    <style:style style:name="T2615" style:parent-style-name="DefaultParagraphFont" style:family="text">
      <style:text-properties style:font-name="MS Gothic" style:font-name-asian="MS Gothic" style:font-name-complex="MS Gothic"/>
    </style:style>
    <style:style style:name="T2616" style:parent-style-name="DefaultParagraphFont" style:family="text">
      <style:text-properties style:font-name="MS Gothic" style:font-name-asian="MS Gothic" style:font-name-complex="MS Gothic"/>
    </style:style>
    <style:style style:name="T2617" style:parent-style-name="DefaultParagraphFont" style:family="text">
      <style:text-properties style:font-name="MS Gothic" style:font-name-asian="MS Gothic" style:font-name-complex="MS Gothic"/>
    </style:style>
    <style:style style:name="T2618" style:parent-style-name="DefaultParagraphFont" style:family="text">
      <style:text-properties style:font-name="MS Gothic" style:font-name-asian="MS Gothic" style:font-name-complex="MS Gothic"/>
    </style:style>
    <style:style style:name="T2619" style:parent-style-name="DefaultParagraphFont" style:family="text">
      <style:text-properties style:font-name="Microsoft JhengHei" style:font-name-asian="Microsoft JhengHei" style:font-name-complex="Microsoft JhengHei"/>
    </style:style>
    <style:style style:name="T2620" style:parent-style-name="DefaultParagraphFont" style:family="text">
      <style:text-properties style:font-name="MS Gothic" style:font-name-asian="MS Gothic" style:font-name-complex="MS Gothic"/>
    </style:style>
    <style:style style:name="T2621" style:parent-style-name="DefaultParagraphFont" style:family="text">
      <style:text-properties style:font-name="MS Gothic" style:font-name-asian="MS Gothic" style:font-name-complex="MS Gothic"/>
    </style:style>
    <style:style style:name="T2622" style:parent-style-name="DefaultParagraphFont" style:family="text">
      <style:text-properties style:font-name="MS Gothic" style:font-name-asian="MS Gothic" style:font-name-complex="MS Gothic"/>
    </style:style>
    <style:style style:name="T2623" style:parent-style-name="DefaultParagraphFont" style:family="text">
      <style:text-properties style:font-name="MS Gothic" style:font-name-asian="MS Gothic" style:font-name-complex="MS Gothic"/>
    </style:style>
    <style:style style:name="T2624" style:parent-style-name="DefaultParagraphFont" style:family="text">
      <style:text-properties style:font-name="MS Gothic" style:font-name-asian="MS Gothic" style:font-name-complex="MS Gothic"/>
    </style:style>
    <style:style style:name="T2625" style:parent-style-name="DefaultParagraphFont" style:family="text">
      <style:text-properties style:font-name="MS Gothic" style:font-name-asian="MS Gothic" style:font-name-complex="MS Gothic"/>
    </style:style>
    <style:style style:name="T2626" style:parent-style-name="DefaultParagraphFont" style:family="text">
      <style:text-properties style:font-name="MS Gothic" style:font-name-asian="MS Gothic" style:font-name-complex="MS Gothic"/>
    </style:style>
    <style:style style:name="T2627" style:parent-style-name="DefaultParagraphFont" style:family="text">
      <style:text-properties style:font-name="MS Gothic" style:font-name-asian="MS Gothic" style:font-name-complex="MS Gothic"/>
    </style:style>
    <style:style style:name="T2628" style:parent-style-name="DefaultParagraphFont" style:family="text">
      <style:text-properties style:font-name="MS Gothic" style:font-name-asian="MS Gothic" style:font-name-complex="MS Gothic"/>
    </style:style>
    <style:style style:name="T2629" style:parent-style-name="DefaultParagraphFont" style:family="text">
      <style:text-properties style:font-name="MS Gothic" style:font-name-asian="MS Gothic" style:font-name-complex="MS Gothic"/>
    </style:style>
    <style:style style:name="T2630" style:parent-style-name="DefaultParagraphFont" style:family="text">
      <style:text-properties style:font-name="MS Gothic" style:font-name-asian="MS Gothic" style:font-name-complex="MS Gothic"/>
    </style:style>
    <style:style style:name="T2631" style:parent-style-name="DefaultParagraphFont" style:family="text">
      <style:text-properties style:font-name="MS Gothic" style:font-name-asian="MS Gothic" style:font-name-complex="MS Gothic"/>
    </style:style>
    <style:style style:name="T2632" style:parent-style-name="DefaultParagraphFont" style:family="text">
      <style:text-properties style:font-name="MS Gothic" style:font-name-asian="MS Gothic" style:font-name-complex="MS Gothic"/>
    </style:style>
    <style:style style:name="T2633" style:parent-style-name="DefaultParagraphFont" style:family="text">
      <style:text-properties style:font-name="MS Gothic" style:font-name-asian="MS Gothic" style:font-name-complex="MS Gothic"/>
    </style:style>
    <style:style style:name="T2634" style:parent-style-name="DefaultParagraphFont" style:family="text">
      <style:text-properties style:font-name="MS Gothic" style:font-name-asian="MS Gothic" style:font-name-complex="MS Gothic"/>
    </style:style>
    <style:style style:name="T2635" style:parent-style-name="DefaultParagraphFont" style:family="text">
      <style:text-properties style:font-name="MS Gothic" style:font-name-asian="MS Gothic" style:font-name-complex="MS Gothic"/>
    </style:style>
    <style:style style:name="T2636" style:parent-style-name="DefaultParagraphFont" style:family="text">
      <style:text-properties style:font-name="MS Gothic" style:font-name-asian="MS Gothic" style:font-name-complex="MS Gothic"/>
    </style:style>
    <style:style style:name="T2637" style:parent-style-name="DefaultParagraphFont" style:family="text">
      <style:text-properties style:font-name="MS Gothic" style:font-name-asian="MS Gothic" style:font-name-complex="MS Gothic"/>
    </style:style>
    <style:style style:name="T2638" style:parent-style-name="DefaultParagraphFont" style:family="text">
      <style:text-properties style:font-name="MS Gothic" style:font-name-asian="MS Gothic" style:font-name-complex="MS Gothic"/>
    </style:style>
    <style:style style:name="T2639" style:parent-style-name="DefaultParagraphFont" style:family="text">
      <style:text-properties style:font-name="MS Gothic" style:font-name-asian="MS Gothic" style:font-name-complex="MS Gothic"/>
    </style:style>
    <style:style style:name="T2640" style:parent-style-name="DefaultParagraphFont" style:family="text">
      <style:text-properties style:font-name="MS Gothic" style:font-name-asian="MS Gothic" style:font-name-complex="MS Gothic"/>
    </style:style>
    <style:style style:name="T2641" style:parent-style-name="DefaultParagraphFont" style:family="text">
      <style:text-properties style:font-name="MS Gothic" style:font-name-asian="MS Gothic" style:font-name-complex="MS Gothic"/>
    </style:style>
    <style:style style:name="T2642" style:parent-style-name="DefaultParagraphFont" style:family="text">
      <style:text-properties style:font-name="MS Gothic" style:font-name-asian="MS Gothic" style:font-name-complex="MS Gothic"/>
    </style:style>
    <style:style style:name="T2643" style:parent-style-name="DefaultParagraphFont" style:family="text">
      <style:text-properties style:font-name="MS Gothic" style:font-name-asian="MS Gothic" style:font-name-complex="MS Gothic"/>
    </style:style>
    <style:style style:name="T2644" style:parent-style-name="DefaultParagraphFont" style:family="text">
      <style:text-properties style:font-name="MS Gothic" style:font-name-asian="MS Gothic" style:font-name-complex="MS Gothic"/>
    </style:style>
    <style:style style:name="T2645" style:parent-style-name="DefaultParagraphFont" style:family="text">
      <style:text-properties style:font-name="MS Gothic" style:font-name-asian="MS Gothic" style:font-name-complex="MS Gothic"/>
    </style:style>
    <style:style style:name="T2646" style:parent-style-name="DefaultParagraphFont" style:family="text">
      <style:text-properties style:font-name="MS Gothic" style:font-name-asian="MS Gothic" style:font-name-complex="MS Gothic"/>
    </style:style>
    <style:style style:name="T2647" style:parent-style-name="DefaultParagraphFont" style:family="text">
      <style:text-properties style:font-name="MS Gothic" style:font-name-asian="MS Gothic" style:font-name-complex="MS Gothic"/>
    </style:style>
    <style:style style:name="T2648" style:parent-style-name="DefaultParagraphFont" style:family="text">
      <style:text-properties style:font-name="MS Gothic" style:font-name-asian="MS Gothic" style:font-name-complex="MS Gothic"/>
    </style:style>
    <style:style style:name="T2649" style:parent-style-name="DefaultParagraphFont" style:family="text">
      <style:text-properties style:font-name="MS Gothic" style:font-name-asian="MS Gothic" style:font-name-complex="MS Gothic"/>
    </style:style>
    <style:style style:name="T2650" style:parent-style-name="DefaultParagraphFont" style:family="text">
      <style:text-properties style:font-name="MS Gothic" style:font-name-asian="MS Gothic" style:font-name-complex="MS Gothic"/>
    </style:style>
    <style:style style:name="T2651" style:parent-style-name="DefaultParagraphFont" style:family="text">
      <style:text-properties style:font-name="MS Gothic" style:font-name-asian="MS Gothic" style:font-name-complex="MS Gothic"/>
    </style:style>
    <style:style style:name="T2652" style:parent-style-name="DefaultParagraphFont" style:family="text">
      <style:text-properties style:font-name="Microsoft JhengHei" style:font-name-asian="Microsoft JhengHei" style:font-name-complex="Microsoft JhengHei"/>
    </style:style>
    <style:style style:name="T2653" style:parent-style-name="DefaultParagraphFont" style:family="text">
      <style:text-properties style:font-name="MS Gothic" style:font-name-asian="MS Gothic" style:font-name-complex="MS Gothic"/>
    </style:style>
    <style:style style:name="T2654" style:parent-style-name="DefaultParagraphFont" style:family="text">
      <style:text-properties style:font-name="MS Gothic" style:font-name-asian="MS Gothic" style:font-name-complex="MS Gothic"/>
    </style:style>
    <style:style style:name="T2655" style:parent-style-name="DefaultParagraphFont" style:family="text">
      <style:text-properties style:font-name="MS Gothic" style:font-name-asian="MS Gothic" style:font-name-complex="MS Gothic"/>
    </style:style>
    <style:style style:name="T2656" style:parent-style-name="DefaultParagraphFont" style:family="text">
      <style:text-properties style:font-name="MS Gothic" style:font-name-asian="MS Gothic" style:font-name-complex="MS Gothic"/>
    </style:style>
    <style:style style:name="T2657" style:parent-style-name="DefaultParagraphFont" style:family="text">
      <style:text-properties style:font-name="MS Gothic" style:font-name-asian="MS Gothic" style:font-name-complex="MS Gothic"/>
    </style:style>
    <style:style style:name="T2658" style:parent-style-name="DefaultParagraphFont" style:family="text">
      <style:text-properties style:font-name="MS Gothic" style:font-name-asian="MS Gothic" style:font-name-complex="MS Gothic"/>
    </style:style>
    <style:style style:name="T2659" style:parent-style-name="DefaultParagraphFont" style:family="text">
      <style:text-properties style:font-name="MS Gothic" style:font-name-asian="MS Gothic" style:font-name-complex="MS Gothic"/>
    </style:style>
    <style:style style:name="T2660" style:parent-style-name="DefaultParagraphFont" style:family="text">
      <style:text-properties style:font-name="MS Gothic" style:font-name-asian="MS Gothic" style:font-name-complex="MS Gothic"/>
    </style:style>
    <style:style style:name="T2661" style:parent-style-name="DefaultParagraphFont" style:family="text">
      <style:text-properties style:font-name="Microsoft JhengHei" style:font-name-asian="Microsoft JhengHei" style:font-name-complex="Microsoft JhengHei"/>
    </style:style>
    <style:style style:name="T2662" style:parent-style-name="DefaultParagraphFont" style:family="text">
      <style:text-properties style:font-name="MS Gothic" style:font-name-asian="MS Gothic" style:font-name-complex="MS Gothic"/>
    </style:style>
    <style:style style:name="T2663" style:parent-style-name="DefaultParagraphFont" style:family="text">
      <style:text-properties style:font-name="MS Gothic" style:font-name-asian="MS Gothic" style:font-name-complex="MS Gothic"/>
    </style:style>
    <style:style style:name="T2664" style:parent-style-name="DefaultParagraphFont" style:family="text">
      <style:text-properties style:font-name="MS Gothic" style:font-name-asian="MS Gothic" style:font-name-complex="MS Gothic"/>
    </style:style>
    <style:style style:name="T2665" style:parent-style-name="DefaultParagraphFont" style:family="text">
      <style:text-properties style:font-name="MS Gothic" style:font-name-asian="MS Gothic" style:font-name-complex="MS Gothic"/>
    </style:style>
    <style:style style:name="T2666" style:parent-style-name="DefaultParagraphFont" style:family="text">
      <style:text-properties style:font-name="MS Gothic" style:font-name-asian="MS Gothic" style:font-name-complex="MS Gothic"/>
    </style:style>
    <style:style style:name="T2667" style:parent-style-name="DefaultParagraphFont" style:family="text">
      <style:text-properties style:font-name="MS Gothic" style:font-name-asian="MS Gothic" style:font-name-complex="MS Gothic"/>
    </style:style>
    <style:style style:name="T2668" style:parent-style-name="DefaultParagraphFont" style:family="text">
      <style:text-properties style:font-name="MS Gothic" style:font-name-asian="MS Gothic" style:font-name-complex="MS Gothic"/>
    </style:style>
    <style:style style:name="T2669" style:parent-style-name="DefaultParagraphFont" style:family="text">
      <style:text-properties style:font-name="Microsoft JhengHei" style:font-name-asian="Microsoft JhengHei" style:font-name-complex="Microsoft JhengHei"/>
    </style:style>
    <style:style style:name="T2670" style:parent-style-name="DefaultParagraphFont" style:family="text">
      <style:text-properties style:font-name="MS Gothic" style:font-name-asian="MS Gothic" style:font-name-complex="MS Gothic"/>
    </style:style>
    <style:style style:name="T2671" style:parent-style-name="DefaultParagraphFont" style:family="text">
      <style:text-properties style:font-name="MS Gothic" style:font-name-asian="MS Gothic" style:font-name-complex="MS Gothic"/>
    </style:style>
    <style:style style:name="T2672" style:parent-style-name="DefaultParagraphFont" style:family="text">
      <style:text-properties style:font-name="MS Gothic" style:font-name-asian="MS Gothic" style:font-name-complex="MS Gothic"/>
    </style:style>
    <style:style style:name="T2673" style:parent-style-name="DefaultParagraphFont" style:family="text">
      <style:text-properties style:font-name="MS Gothic" style:font-name-asian="MS Gothic" style:font-name-complex="MS Gothic"/>
    </style:style>
    <style:style style:name="T2674" style:parent-style-name="DefaultParagraphFont" style:family="text">
      <style:text-properties style:font-name="MS Gothic" style:font-name-asian="MS Gothic" style:font-name-complex="MS Gothic"/>
    </style:style>
    <style:style style:name="T2675" style:parent-style-name="DefaultParagraphFont" style:family="text">
      <style:text-properties style:font-name="MS Gothic" style:font-name-asian="MS Gothic" style:font-name-complex="MS Gothic"/>
    </style:style>
    <style:style style:name="T2676" style:parent-style-name="DefaultParagraphFont" style:family="text">
      <style:text-properties style:font-name="MS Gothic" style:font-name-asian="MS Gothic" style:font-name-complex="MS Gothic"/>
    </style:style>
    <style:style style:name="T2677" style:parent-style-name="DefaultParagraphFont" style:family="text">
      <style:text-properties style:font-name="MS Gothic" style:font-name-asian="MS Gothic" style:font-name-complex="MS Gothic"/>
    </style:style>
    <style:style style:name="T2678" style:parent-style-name="DefaultParagraphFont" style:family="text">
      <style:text-properties style:font-name="MS Gothic" style:font-name-asian="MS Gothic" style:font-name-complex="MS Gothic"/>
    </style:style>
    <style:style style:name="T2679" style:parent-style-name="DefaultParagraphFont" style:family="text">
      <style:text-properties style:font-name="MS Gothic" style:font-name-asian="MS Gothic" style:font-name-complex="MS Gothic"/>
    </style:style>
    <style:style style:name="T2680" style:parent-style-name="DefaultParagraphFont" style:family="text">
      <style:text-properties style:font-name="MS Gothic" style:font-name-asian="MS Gothic" style:font-name-complex="MS Gothic"/>
    </style:style>
    <style:style style:name="T2681" style:parent-style-name="DefaultParagraphFont" style:family="text">
      <style:text-properties style:font-name="MS Gothic" style:font-name-asian="MS Gothic" style:font-name-complex="MS Gothic"/>
    </style:style>
    <style:style style:name="T2682" style:parent-style-name="DefaultParagraphFont" style:family="text">
      <style:text-properties style:font-name="MS Gothic" style:font-name-asian="MS Gothic" style:font-name-complex="MS Gothic"/>
    </style:style>
    <style:style style:name="T2683" style:parent-style-name="DefaultParagraphFont" style:family="text">
      <style:text-properties style:font-name="MS Gothic" style:font-name-asian="MS Gothic" style:font-name-complex="MS Gothic"/>
    </style:style>
    <style:style style:name="T2684" style:parent-style-name="DefaultParagraphFont" style:family="text">
      <style:text-properties style:font-name="MS Gothic" style:font-name-asian="MS Gothic" style:font-name-complex="MS Gothic"/>
    </style:style>
    <style:style style:name="T2685" style:parent-style-name="DefaultParagraphFont" style:family="text">
      <style:text-properties style:font-name="MS Gothic" style:font-name-asian="MS Gothic" style:font-name-complex="MS Gothic"/>
    </style:style>
    <style:style style:name="T2686" style:parent-style-name="DefaultParagraphFont" style:family="text">
      <style:text-properties style:font-name="MS Gothic" style:font-name-asian="MS Gothic" style:font-name-complex="MS Gothic"/>
    </style:style>
    <style:style style:name="T2687" style:parent-style-name="DefaultParagraphFont" style:family="text">
      <style:text-properties style:font-name="Microsoft JhengHei" style:font-name-asian="Microsoft JhengHei" style:font-name-complex="Microsoft JhengHei"/>
    </style:style>
    <style:style style:name="T2688" style:parent-style-name="DefaultParagraphFont" style:family="text">
      <style:text-properties style:font-name="MS Gothic" style:font-name-asian="MS Gothic" style:font-name-complex="MS Gothic"/>
    </style:style>
    <style:style style:name="T2689" style:parent-style-name="DefaultParagraphFont" style:family="text">
      <style:text-properties style:font-name="MS Gothic" style:font-name-asian="MS Gothic" style:font-name-complex="MS Gothic"/>
    </style:style>
    <style:style style:name="T2690" style:parent-style-name="DefaultParagraphFont" style:family="text">
      <style:text-properties style:font-name="MS Gothic" style:font-name-asian="MS Gothic" style:font-name-complex="MS Gothic"/>
    </style:style>
    <style:style style:name="T2691" style:parent-style-name="DefaultParagraphFont" style:family="text">
      <style:text-properties style:font-name="MS Gothic" style:font-name-asian="MS Gothic" style:font-name-complex="MS Gothic"/>
    </style:style>
    <style:style style:name="T2692" style:parent-style-name="DefaultParagraphFont" style:family="text">
      <style:text-properties style:font-name="MS Gothic" style:font-name-asian="MS Gothic" style:font-name-complex="MS Gothic"/>
    </style:style>
    <style:style style:name="T2693" style:parent-style-name="DefaultParagraphFont" style:family="text">
      <style:text-properties style:font-name="MS Gothic" style:font-name-asian="MS Gothic" style:font-name-complex="MS Gothic"/>
    </style:style>
    <style:style style:name="T2694" style:parent-style-name="DefaultParagraphFont" style:family="text">
      <style:text-properties style:font-name="Microsoft JhengHei" style:font-name-asian="Microsoft JhengHei" style:font-name-complex="Microsoft JhengHei"/>
    </style:style>
    <style:style style:name="T2695" style:parent-style-name="DefaultParagraphFont" style:family="text">
      <style:text-properties style:font-name="MS Gothic" style:font-name-asian="MS Gothic" style:font-name-complex="MS Gothic"/>
    </style:style>
    <style:style style:name="T2696" style:parent-style-name="DefaultParagraphFont" style:family="text">
      <style:text-properties style:font-name="Malgun Gothic" style:font-name-asian="Malgun Gothic" style:font-name-complex="Malgun Gothic"/>
    </style:style>
    <style:style style:name="T2697" style:parent-style-name="DefaultParagraphFont" style:family="text">
      <style:text-properties style:font-name="MingLiU-ExtB" style:font-name-asian="MingLiU-ExtB" style:font-name-complex="MingLiU-ExtB"/>
    </style:style>
    <style:style style:name="T2698" style:parent-style-name="DefaultParagraphFont" style:family="text">
      <style:text-properties style:font-name="MS Gothic" style:font-name-asian="MS Gothic" style:font-name-complex="MS Gothic"/>
    </style:style>
    <style:style style:name="T2699" style:parent-style-name="DefaultParagraphFont" style:family="text">
      <style:text-properties style:font-name="MS Gothic" style:font-name-asian="MS Gothic" style:font-name-complex="MS Gothic"/>
    </style:style>
    <style:style style:name="T2700" style:parent-style-name="DefaultParagraphFont" style:family="text">
      <style:text-properties style:font-name="MS Gothic" style:font-name-asian="MS Gothic" style:font-name-complex="MS Gothic"/>
    </style:style>
    <style:style style:name="T2701" style:parent-style-name="DefaultParagraphFont" style:family="text">
      <style:text-properties style:font-name="Malgun Gothic" style:font-name-asian="Malgun Gothic" style:font-name-complex="Malgun Gothic"/>
    </style:style>
    <style:style style:name="T2702" style:parent-style-name="DefaultParagraphFont" style:family="text">
      <style:text-properties style:font-name="MS Gothic" style:font-name-asian="MS Gothic" style:font-name-complex="MS Gothic"/>
    </style:style>
    <style:style style:name="T2703" style:parent-style-name="DefaultParagraphFont" style:family="text">
      <style:text-properties style:font-name="Malgun Gothic" style:font-name-asian="Malgun Gothic" style:font-name-complex="Malgun Gothic"/>
    </style:style>
    <style:style style:name="T2704" style:parent-style-name="DefaultParagraphFont" style:family="text">
      <style:text-properties style:font-name="MS Gothic" style:font-name-asian="MS Gothic" style:font-name-complex="MS Gothic"/>
    </style:style>
    <style:style style:name="T2705" style:parent-style-name="DefaultParagraphFont" style:family="text">
      <style:text-properties style:font-name="MS Gothic" style:font-name-asian="MS Gothic" style:font-name-complex="MS Gothic"/>
    </style:style>
    <style:style style:name="T2706" style:parent-style-name="DefaultParagraphFont" style:family="text">
      <style:text-properties style:font-name="MS Gothic" style:font-name-asian="MS Gothic" style:font-name-complex="MS Gothic"/>
    </style:style>
    <style:style style:name="T2707" style:parent-style-name="DefaultParagraphFont" style:family="text">
      <style:text-properties style:font-name="MS Gothic" style:font-name-asian="MS Gothic" style:font-name-complex="MS Gothic"/>
    </style:style>
    <style:style style:name="T2708" style:parent-style-name="DefaultParagraphFont" style:family="text">
      <style:text-properties style:font-name="MS Gothic" style:font-name-asian="MS Gothic" style:font-name-complex="MS Gothic"/>
    </style:style>
    <style:style style:name="T2709" style:parent-style-name="DefaultParagraphFont" style:family="text">
      <style:text-properties style:font-name="MS Gothic" style:font-name-asian="MS Gothic" style:font-name-complex="MS Gothic"/>
    </style:style>
    <style:style style:name="T2710" style:parent-style-name="DefaultParagraphFont" style:family="text">
      <style:text-properties style:font-name="MS Gothic" style:font-name-asian="MS Gothic" style:font-name-complex="MS Gothic"/>
    </style:style>
    <style:style style:name="T2711" style:parent-style-name="DefaultParagraphFont" style:family="text">
      <style:text-properties style:font-name="Malgun Gothic" style:font-name-asian="Malgun Gothic" style:font-name-complex="Malgun Gothic"/>
    </style:style>
    <style:style style:name="T2712" style:parent-style-name="DefaultParagraphFont" style:family="text">
      <style:text-properties style:font-name="MS Gothic" style:font-name-asian="MS Gothic" style:font-name-complex="MS Gothic"/>
    </style:style>
    <style:style style:name="T2713" style:parent-style-name="DefaultParagraphFont" style:family="text">
      <style:text-properties style:font-name="MS Gothic" style:font-name-asian="MS Gothic" style:font-name-complex="MS Gothic"/>
    </style:style>
    <style:style style:name="T2714" style:parent-style-name="DefaultParagraphFont" style:family="text">
      <style:text-properties style:font-name="MS Gothic" style:font-name-asian="MS Gothic" style:font-name-complex="MS Gothic"/>
    </style:style>
    <style:style style:name="T2715" style:parent-style-name="DefaultParagraphFont" style:family="text">
      <style:text-properties style:font-name="MS Gothic" style:font-name-asian="MS Gothic" style:font-name-complex="MS Gothic"/>
    </style:style>
    <style:style style:name="T2716" style:parent-style-name="DefaultParagraphFont" style:family="text">
      <style:text-properties style:font-name="MS Gothic" style:font-name-asian="MS Gothic" style:font-name-complex="MS Gothic"/>
    </style:style>
    <style:style style:name="T2717" style:parent-style-name="DefaultParagraphFont" style:family="text">
      <style:text-properties style:font-name="MS Gothic" style:font-name-asian="MS Gothic" style:font-name-complex="MS Gothic"/>
    </style:style>
    <style:style style:name="T2718" style:parent-style-name="DefaultParagraphFont" style:family="text">
      <style:text-properties style:font-name="MS Gothic" style:font-name-asian="MS Gothic" style:font-name-complex="MS Gothic"/>
    </style:style>
    <style:style style:name="T2719" style:parent-style-name="DefaultParagraphFont" style:family="text">
      <style:text-properties style:font-name="MS Gothic" style:font-name-asian="MS Gothic" style:font-name-complex="MS Gothic"/>
    </style:style>
    <style:style style:name="T2720" style:parent-style-name="DefaultParagraphFont" style:family="text">
      <style:text-properties style:font-name="MS Gothic" style:font-name-asian="MS Gothic" style:font-name-complex="MS Gothic"/>
    </style:style>
    <style:style style:name="T2721" style:parent-style-name="DefaultParagraphFont" style:family="text">
      <style:text-properties style:font-name="MS Gothic" style:font-name-asian="MS Gothic" style:font-name-complex="MS Gothic"/>
    </style:style>
    <style:style style:name="T2722" style:parent-style-name="DefaultParagraphFont" style:family="text">
      <style:text-properties style:font-name="MS Gothic" style:font-name-asian="MS Gothic" style:font-name-complex="MS Gothic"/>
    </style:style>
    <style:style style:name="T2723" style:parent-style-name="DefaultParagraphFont" style:family="text">
      <style:text-properties style:font-name="MS Gothic" style:font-name-asian="MS Gothic" style:font-name-complex="MS Gothic"/>
    </style:style>
    <style:style style:name="T2724" style:parent-style-name="DefaultParagraphFont" style:family="text">
      <style:text-properties style:font-name="MS Gothic" style:font-name-asian="MS Gothic" style:font-name-complex="MS Gothic"/>
    </style:style>
    <style:style style:name="T2725" style:parent-style-name="DefaultParagraphFont" style:family="text">
      <style:text-properties style:font-name="MS Gothic" style:font-name-asian="MS Gothic" style:font-name-complex="MS Gothic"/>
    </style:style>
    <style:style style:name="T2726" style:parent-style-name="DefaultParagraphFont" style:family="text">
      <style:text-properties style:font-name="MS Gothic" style:font-name-asian="MS Gothic" style:font-name-complex="MS Gothic"/>
    </style:style>
    <style:style style:name="T2727" style:parent-style-name="DefaultParagraphFont" style:family="text">
      <style:text-properties style:font-name="MS Gothic" style:font-name-asian="MS Gothic" style:font-name-complex="MS Gothic"/>
    </style:style>
    <style:style style:name="T2728" style:parent-style-name="DefaultParagraphFont" style:family="text">
      <style:text-properties style:font-name="MS Gothic" style:font-name-asian="MS Gothic" style:font-name-complex="MS Gothic"/>
    </style:style>
    <style:style style:name="T2729" style:parent-style-name="DefaultParagraphFont" style:family="text">
      <style:text-properties style:font-name="MS Gothic" style:font-name-asian="MS Gothic" style:font-name-complex="MS Gothic"/>
    </style:style>
    <style:style style:name="T2730" style:parent-style-name="DefaultParagraphFont" style:family="text">
      <style:text-properties style:font-name="MS Gothic" style:font-name-asian="MS Gothic" style:font-name-complex="MS Gothic"/>
    </style:style>
    <style:style style:name="T2731" style:parent-style-name="DefaultParagraphFont" style:family="text">
      <style:text-properties style:font-name="MS Gothic" style:font-name-asian="MS Gothic" style:font-name-complex="MS Gothic"/>
    </style:style>
    <style:style style:name="T2732" style:parent-style-name="DefaultParagraphFont" style:family="text">
      <style:text-properties style:font-name="MS Gothic" style:font-name-asian="MS Gothic" style:font-name-complex="MS Gothic"/>
    </style:style>
    <style:style style:name="T2733" style:parent-style-name="DefaultParagraphFont" style:family="text">
      <style:text-properties style:font-name="MS Gothic" style:font-name-asian="MS Gothic" style:font-name-complex="MS Gothic"/>
    </style:style>
    <style:style style:name="T2734" style:parent-style-name="DefaultParagraphFont" style:family="text">
      <style:text-properties style:font-name="MS Gothic" style:font-name-asian="MS Gothic" style:font-name-complex="MS Gothic"/>
    </style:style>
    <style:style style:name="T2735" style:parent-style-name="DefaultParagraphFont" style:family="text">
      <style:text-properties style:font-name="Microsoft JhengHei" style:font-name-asian="Microsoft JhengHei" style:font-name-complex="Microsoft JhengHei"/>
    </style:style>
    <style:style style:name="T2736" style:parent-style-name="DefaultParagraphFont" style:family="text">
      <style:text-properties style:font-name="Microsoft JhengHei" style:font-name-asian="Microsoft JhengHei" style:font-name-complex="Microsoft JhengHei"/>
    </style:style>
    <style:style style:name="T2737" style:parent-style-name="DefaultParagraphFont" style:family="text">
      <style:text-properties style:font-name="MS Gothic" style:font-name-asian="MS Gothic" style:font-name-complex="MS Gothic"/>
    </style:style>
    <style:style style:name="T2738" style:parent-style-name="DefaultParagraphFont" style:family="text">
      <style:text-properties style:font-name="MS Gothic" style:font-name-asian="MS Gothic" style:font-name-complex="MS Gothic"/>
    </style:style>
    <style:style style:name="T2739" style:parent-style-name="DefaultParagraphFont" style:family="text">
      <style:text-properties style:font-name="MS Gothic" style:font-name-asian="MS Gothic" style:font-name-complex="MS Gothic"/>
    </style:style>
    <style:style style:name="T2740" style:parent-style-name="DefaultParagraphFont" style:family="text">
      <style:text-properties style:font-name="MS Gothic" style:font-name-asian="MS Gothic" style:font-name-complex="MS Gothic"/>
    </style:style>
    <style:style style:name="T2741" style:parent-style-name="DefaultParagraphFont" style:family="text">
      <style:text-properties style:font-name="MS Gothic" style:font-name-asian="MS Gothic" style:font-name-complex="MS Gothic"/>
    </style:style>
    <style:style style:name="T2742" style:parent-style-name="DefaultParagraphFont" style:family="text">
      <style:text-properties style:font-name="MS Gothic" style:font-name-asian="MS Gothic" style:font-name-complex="MS Gothic"/>
    </style:style>
    <style:style style:name="T2743" style:parent-style-name="DefaultParagraphFont" style:family="text">
      <style:text-properties style:font-name="MS Gothic" style:font-name-asian="MS Gothic" style:font-name-complex="MS Gothic"/>
    </style:style>
    <style:style style:name="T2744" style:parent-style-name="DefaultParagraphFont" style:family="text">
      <style:text-properties style:font-name="MS Gothic" style:font-name-asian="MS Gothic" style:font-name-complex="MS Gothic"/>
    </style:style>
    <style:style style:name="T2745" style:parent-style-name="DefaultParagraphFont" style:family="text">
      <style:text-properties style:font-name="MS Gothic" style:font-name-asian="MS Gothic" style:font-name-complex="MS Gothic"/>
    </style:style>
    <style:style style:name="T2746" style:parent-style-name="DefaultParagraphFont" style:family="text">
      <style:text-properties style:font-name="MS Gothic" style:font-name-asian="MS Gothic" style:font-name-complex="MS Gothic"/>
    </style:style>
    <style:style style:name="T2747" style:parent-style-name="DefaultParagraphFont" style:family="text">
      <style:text-properties style:font-name="MS Gothic" style:font-name-asian="MS Gothic" style:font-name-complex="MS Gothic"/>
    </style:style>
    <style:style style:name="T2748" style:parent-style-name="DefaultParagraphFont" style:family="text">
      <style:text-properties fo:font-weight="bold" style:font-weight-asian="bold" style:font-weight-complex="bold"/>
    </style:style>
    <style:style style:name="T274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750" style:parent-style-name="DefaultParagraphFont" style:family="text">
      <style:text-properties fo:font-weight="bold" style:font-weight-asian="bold" style:font-weight-complex="bold"/>
    </style:style>
    <style:style style:name="T275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752" style:parent-style-name="DefaultParagraphFont" style:family="text">
      <style:text-properties fo:font-weight="bold" style:font-weight-asian="bold" style:font-weight-complex="bold"/>
    </style:style>
    <style:style style:name="T275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754" style:parent-style-name="DefaultParagraphFont" style:family="text">
      <style:text-properties fo:font-weight="bold" style:font-weight-asian="bold" style:font-weight-complex="bold"/>
    </style:style>
    <style:style style:name="T275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756" style:parent-style-name="DefaultParagraphFont" style:family="text">
      <style:text-properties fo:font-weight="bold" style:font-weight-asian="bold" style:font-weight-complex="bold"/>
    </style:style>
    <style:style style:name="T2757" style:parent-style-name="DefaultParagraphFont" style:family="text">
      <style:text-properties style:font-name="MS Gothic" style:font-name-asian="MS Gothic" style:font-name-complex="MS Gothic"/>
    </style:style>
    <style:style style:name="T2758" style:parent-style-name="DefaultParagraphFont" style:family="text">
      <style:text-properties style:font-name="MS Gothic" style:font-name-asian="MS Gothic" style:font-name-complex="MS Gothic"/>
    </style:style>
    <style:style style:name="T2759" style:parent-style-name="DefaultParagraphFont" style:family="text">
      <style:text-properties style:font-name="MS Gothic" style:font-name-asian="MS Gothic" style:font-name-complex="MS Gothic"/>
    </style:style>
    <style:style style:name="T2760" style:parent-style-name="DefaultParagraphFont" style:family="text">
      <style:text-properties style:font-name="MS Gothic" style:font-name-asian="MS Gothic" style:font-name-complex="MS Gothic"/>
    </style:style>
    <style:style style:name="T2761" style:parent-style-name="DefaultParagraphFont" style:family="text">
      <style:text-properties style:font-name="MS Gothic" style:font-name-asian="MS Gothic" style:font-name-complex="MS Gothic"/>
    </style:style>
    <style:style style:name="T2762" style:parent-style-name="DefaultParagraphFont" style:family="text">
      <style:text-properties style:font-name="MS Gothic" style:font-name-asian="MS Gothic" style:font-name-complex="MS Gothic"/>
    </style:style>
    <style:style style:name="T2763" style:parent-style-name="DefaultParagraphFont" style:family="text">
      <style:text-properties style:font-name="MS Gothic" style:font-name-asian="MS Gothic" style:font-name-complex="MS Gothic"/>
    </style:style>
    <style:style style:name="T2764" style:parent-style-name="DefaultParagraphFont" style:family="text">
      <style:text-properties style:font-name="Malgun Gothic" style:font-name-asian="Malgun Gothic" style:font-name-complex="Malgun Gothic"/>
    </style:style>
    <style:style style:name="T2765" style:parent-style-name="DefaultParagraphFont" style:family="text">
      <style:text-properties style:font-name="MS Gothic" style:font-name-asian="MS Gothic" style:font-name-complex="MS Gothic"/>
    </style:style>
    <style:style style:name="T2766" style:parent-style-name="DefaultParagraphFont" style:family="text">
      <style:text-properties style:font-name="MS Gothic" style:font-name-asian="MS Gothic" style:font-name-complex="MS Gothic"/>
    </style:style>
    <style:style style:name="T2767" style:parent-style-name="DefaultParagraphFont" style:family="text">
      <style:text-properties style:font-name="MS Gothic" style:font-name-asian="MS Gothic" style:font-name-complex="MS Gothic"/>
    </style:style>
    <style:style style:name="T2768" style:parent-style-name="DefaultParagraphFont" style:family="text">
      <style:text-properties style:font-name="MS Gothic" style:font-name-asian="MS Gothic" style:font-name-complex="MS Gothic"/>
    </style:style>
    <style:style style:name="T2769" style:parent-style-name="DefaultParagraphFont" style:family="text">
      <style:text-properties style:font-name="MS Gothic" style:font-name-asian="MS Gothic" style:font-name-complex="MS Gothic"/>
    </style:style>
    <style:style style:name="T2770" style:parent-style-name="DefaultParagraphFont" style:family="text">
      <style:text-properties style:font-name="MS Gothic" style:font-name-asian="MS Gothic" style:font-name-complex="MS Gothic"/>
    </style:style>
    <style:style style:name="T2771" style:parent-style-name="DefaultParagraphFont" style:family="text">
      <style:text-properties style:font-name="MS Gothic" style:font-name-asian="MS Gothic" style:font-name-complex="MS Gothic"/>
    </style:style>
    <style:style style:name="T2772" style:parent-style-name="DefaultParagraphFont" style:family="text">
      <style:text-properties style:font-name="MS Gothic" style:font-name-asian="MS Gothic" style:font-name-complex="MS Gothic"/>
    </style:style>
    <style:style style:name="T2773" style:parent-style-name="DefaultParagraphFont" style:family="text">
      <style:text-properties style:font-name="MS Gothic" style:font-name-asian="MS Gothic" style:font-name-complex="MS Gothic"/>
    </style:style>
    <style:style style:name="T2774" style:parent-style-name="DefaultParagraphFont" style:family="text">
      <style:text-properties style:font-name="MS Gothic" style:font-name-asian="MS Gothic" style:font-name-complex="MS Gothic"/>
    </style:style>
    <style:style style:name="T2775" style:parent-style-name="DefaultParagraphFont" style:family="text">
      <style:text-properties style:font-name="MS Gothic" style:font-name-asian="MS Gothic" style:font-name-complex="MS Gothic"/>
    </style:style>
    <style:style style:name="T2776" style:parent-style-name="DefaultParagraphFont" style:family="text">
      <style:text-properties style:font-name="MS Gothic" style:font-name-asian="MS Gothic" style:font-name-complex="MS Gothic"/>
    </style:style>
    <style:style style:name="T2777" style:parent-style-name="DefaultParagraphFont" style:family="text">
      <style:text-properties style:font-name="MS Gothic" style:font-name-asian="MS Gothic" style:font-name-complex="MS Gothic"/>
    </style:style>
    <style:style style:name="T2778" style:parent-style-name="DefaultParagraphFont" style:family="text">
      <style:text-properties style:font-name="MS Gothic" style:font-name-asian="MS Gothic" style:font-name-complex="MS Gothic"/>
    </style:style>
    <style:style style:name="T2779" style:parent-style-name="DefaultParagraphFont" style:family="text">
      <style:text-properties style:font-name="MS Gothic" style:font-name-asian="MS Gothic" style:font-name-complex="MS Gothic"/>
    </style:style>
    <style:style style:name="T2780" style:parent-style-name="DefaultParagraphFont" style:family="text">
      <style:text-properties style:font-name="MS Gothic" style:font-name-asian="MS Gothic" style:font-name-complex="MS Gothic"/>
    </style:style>
    <style:style style:name="T2781" style:parent-style-name="DefaultParagraphFont" style:family="text">
      <style:text-properties style:font-name="Malgun Gothic" style:font-name-asian="Malgun Gothic" style:font-name-complex="Malgun Gothic"/>
    </style:style>
    <style:style style:name="T2782" style:parent-style-name="DefaultParagraphFont" style:family="text">
      <style:text-properties style:font-name="MS Gothic" style:font-name-asian="MS Gothic" style:font-name-complex="MS Gothic"/>
    </style:style>
    <style:style style:name="T2783" style:parent-style-name="DefaultParagraphFont" style:family="text">
      <style:text-properties style:font-name="MS Gothic" style:font-name-asian="MS Gothic" style:font-name-complex="MS Gothic"/>
    </style:style>
    <style:style style:name="T2784" style:parent-style-name="DefaultParagraphFont" style:family="text">
      <style:text-properties style:font-name="MS Gothic" style:font-name-asian="MS Gothic" style:font-name-complex="MS Gothic"/>
    </style:style>
    <style:style style:name="T2785" style:parent-style-name="DefaultParagraphFont" style:family="text">
      <style:text-properties style:font-name="MS Gothic" style:font-name-asian="MS Gothic" style:font-name-complex="MS Gothic"/>
    </style:style>
    <style:style style:name="T2786" style:parent-style-name="DefaultParagraphFont" style:family="text">
      <style:text-properties style:font-name="MS Gothic" style:font-name-asian="MS Gothic" style:font-name-complex="MS Gothic"/>
    </style:style>
    <style:style style:name="T2787" style:parent-style-name="DefaultParagraphFont" style:family="text">
      <style:text-properties style:font-name="Microsoft JhengHei" style:font-name-asian="Microsoft JhengHei" style:font-name-complex="Microsoft JhengHei"/>
    </style:style>
    <style:style style:name="T2788" style:parent-style-name="DefaultParagraphFont" style:family="text">
      <style:text-properties style:font-name="MS Gothic" style:font-name-asian="MS Gothic" style:font-name-complex="MS Gothic"/>
    </style:style>
    <style:style style:name="T2789" style:parent-style-name="DefaultParagraphFont" style:family="text">
      <style:text-properties style:font-name="MS Gothic" style:font-name-asian="MS Gothic" style:font-name-complex="MS Gothic"/>
    </style:style>
    <style:style style:name="T2790" style:parent-style-name="DefaultParagraphFont" style:family="text">
      <style:text-properties style:font-name="MS Gothic" style:font-name-asian="MS Gothic" style:font-name-complex="MS Gothic"/>
    </style:style>
    <style:style style:name="T2791" style:parent-style-name="DefaultParagraphFont" style:family="text">
      <style:text-properties style:font-name="MS Gothic" style:font-name-asian="MS Gothic" style:font-name-complex="MS Gothic"/>
    </style:style>
    <style:style style:name="T2792" style:parent-style-name="DefaultParagraphFont" style:family="text">
      <style:text-properties style:font-name="MS Gothic" style:font-name-asian="MS Gothic" style:font-name-complex="MS Gothic"/>
    </style:style>
    <style:style style:name="T2793" style:parent-style-name="DefaultParagraphFont" style:family="text">
      <style:text-properties style:font-name="MS Gothic" style:font-name-asian="MS Gothic" style:font-name-complex="MS Gothic"/>
    </style:style>
    <style:style style:name="T2794" style:parent-style-name="DefaultParagraphFont" style:family="text">
      <style:text-properties style:font-name="MS Gothic" style:font-name-asian="MS Gothic" style:font-name-complex="MS Gothic"/>
    </style:style>
    <style:style style:name="T2795" style:parent-style-name="DefaultParagraphFont" style:family="text">
      <style:text-properties style:font-name="MS Gothic" style:font-name-asian="MS Gothic" style:font-name-complex="MS Gothic"/>
    </style:style>
    <style:style style:name="T2796" style:parent-style-name="DefaultParagraphFont" style:family="text">
      <style:text-properties style:font-name="MS Gothic" style:font-name-asian="MS Gothic" style:font-name-complex="MS Gothic"/>
    </style:style>
    <style:style style:name="T2797" style:parent-style-name="DefaultParagraphFont" style:family="text">
      <style:text-properties style:font-name="MS Gothic" style:font-name-asian="MS Gothic" style:font-name-complex="MS Gothic"/>
    </style:style>
    <style:style style:name="T2798" style:parent-style-name="DefaultParagraphFont" style:family="text">
      <style:text-properties style:font-name="MS Gothic" style:font-name-asian="MS Gothic" style:font-name-complex="MS Gothic"/>
    </style:style>
    <style:style style:name="T2799" style:parent-style-name="DefaultParagraphFont" style:family="text">
      <style:text-properties style:font-name="MS Gothic" style:font-name-asian="MS Gothic" style:font-name-complex="MS Gothic"/>
    </style:style>
    <style:style style:name="T2800" style:parent-style-name="DefaultParagraphFont" style:family="text">
      <style:text-properties style:font-name="Microsoft JhengHei" style:font-name-asian="Microsoft JhengHei" style:font-name-complex="Microsoft JhengHei"/>
    </style:style>
    <style:style style:name="T2801" style:parent-style-name="DefaultParagraphFont" style:family="text">
      <style:text-properties style:font-name="MS Gothic" style:font-name-asian="MS Gothic" style:font-name-complex="MS Gothic"/>
    </style:style>
    <style:style style:name="T2802" style:parent-style-name="DefaultParagraphFont" style:family="text">
      <style:text-properties style:font-name="MS Gothic" style:font-name-asian="MS Gothic" style:font-name-complex="MS Gothic"/>
    </style:style>
    <style:style style:name="T2803" style:parent-style-name="DefaultParagraphFont" style:family="text">
      <style:text-properties style:font-name="MS Gothic" style:font-name-asian="MS Gothic" style:font-name-complex="MS Gothic"/>
    </style:style>
    <style:style style:name="T2804" style:parent-style-name="DefaultParagraphFont" style:family="text">
      <style:text-properties style:font-name="MS Gothic" style:font-name-asian="MS Gothic" style:font-name-complex="MS Gothic"/>
    </style:style>
    <style:style style:name="T2805" style:parent-style-name="DefaultParagraphFont" style:family="text">
      <style:text-properties style:font-name="MS Gothic" style:font-name-asian="MS Gothic" style:font-name-complex="MS Gothic"/>
    </style:style>
    <style:style style:name="T2806" style:parent-style-name="DefaultParagraphFont" style:family="text">
      <style:text-properties style:font-name="MS Gothic" style:font-name-asian="MS Gothic" style:font-name-complex="MS Gothic"/>
    </style:style>
    <style:style style:name="T2807" style:parent-style-name="DefaultParagraphFont" style:family="text">
      <style:text-properties style:font-name="MS Gothic" style:font-name-asian="MS Gothic" style:font-name-complex="MS Gothic"/>
    </style:style>
    <style:style style:name="T2808" style:parent-style-name="DefaultParagraphFont" style:family="text">
      <style:text-properties style:font-name="MS Gothic" style:font-name-asian="MS Gothic" style:font-name-complex="MS Gothic"/>
    </style:style>
    <style:style style:name="T2809" style:parent-style-name="DefaultParagraphFont" style:family="text">
      <style:text-properties style:font-name="MS Gothic" style:font-name-asian="MS Gothic" style:font-name-complex="MS Gothic"/>
    </style:style>
    <style:style style:name="T2810" style:parent-style-name="DefaultParagraphFont" style:family="text">
      <style:text-properties style:font-name="MS Gothic" style:font-name-asian="MS Gothic" style:font-name-complex="MS Gothic"/>
    </style:style>
    <style:style style:name="T2811" style:parent-style-name="DefaultParagraphFont" style:family="text">
      <style:text-properties style:font-name="MS Gothic" style:font-name-asian="MS Gothic" style:font-name-complex="MS Gothic"/>
    </style:style>
    <style:style style:name="T2812" style:parent-style-name="DefaultParagraphFont" style:family="text">
      <style:text-properties style:font-name="MS Gothic" style:font-name-asian="MS Gothic" style:font-name-complex="MS Gothic"/>
    </style:style>
    <style:style style:name="T2813" style:parent-style-name="DefaultParagraphFont" style:family="text">
      <style:text-properties style:font-name="MS Gothic" style:font-name-asian="MS Gothic" style:font-name-complex="MS Gothic"/>
    </style:style>
    <style:style style:name="T2814" style:parent-style-name="DefaultParagraphFont" style:family="text">
      <style:text-properties style:font-name="Microsoft JhengHei" style:font-name-asian="Microsoft JhengHei" style:font-name-complex="Microsoft JhengHei"/>
    </style:style>
    <style:style style:name="T2815" style:parent-style-name="DefaultParagraphFont" style:family="text">
      <style:text-properties style:font-name="MS Gothic" style:font-name-asian="MS Gothic" style:font-name-complex="MS Gothic"/>
    </style:style>
    <style:style style:name="T2816" style:parent-style-name="DefaultParagraphFont" style:family="text">
      <style:text-properties style:font-name="MS Gothic" style:font-name-asian="MS Gothic" style:font-name-complex="MS Gothic"/>
    </style:style>
    <style:style style:name="T2817" style:parent-style-name="DefaultParagraphFont" style:family="text">
      <style:text-properties style:font-name="MS Gothic" style:font-name-asian="MS Gothic" style:font-name-complex="MS Gothic"/>
    </style:style>
    <style:style style:name="T2818" style:parent-style-name="DefaultParagraphFont" style:family="text">
      <style:text-properties style:font-name="MS Gothic" style:font-name-asian="MS Gothic" style:font-name-complex="MS Gothic"/>
    </style:style>
    <style:style style:name="T2819" style:parent-style-name="DefaultParagraphFont" style:family="text">
      <style:text-properties style:font-name="Microsoft JhengHei" style:font-name-asian="Microsoft JhengHei" style:font-name-complex="Microsoft JhengHei"/>
    </style:style>
    <style:style style:name="T2820" style:parent-style-name="DefaultParagraphFont" style:family="text">
      <style:text-properties style:font-name="MS Gothic" style:font-name-asian="MS Gothic" style:font-name-complex="MS Gothic"/>
    </style:style>
    <style:style style:name="T2821" style:parent-style-name="DefaultParagraphFont" style:family="text">
      <style:text-properties style:font-name="Microsoft JhengHei" style:font-name-asian="Microsoft JhengHei" style:font-name-complex="Microsoft JhengHei"/>
    </style:style>
    <style:style style:name="T2822" style:parent-style-name="DefaultParagraphFont" style:family="text">
      <style:text-properties style:font-name="MS Gothic" style:font-name-asian="MS Gothic" style:font-name-complex="MS Gothic"/>
    </style:style>
    <style:style style:name="T2823" style:parent-style-name="DefaultParagraphFont" style:family="text">
      <style:text-properties style:font-name="MS Gothic" style:font-name-asian="MS Gothic" style:font-name-complex="MS Gothic"/>
    </style:style>
    <style:style style:name="T2824" style:parent-style-name="DefaultParagraphFont" style:family="text">
      <style:text-properties style:font-name="MS Gothic" style:font-name-asian="MS Gothic" style:font-name-complex="MS Gothic"/>
    </style:style>
    <style:style style:name="T2825" style:parent-style-name="DefaultParagraphFont" style:family="text">
      <style:text-properties style:font-name="MS Gothic" style:font-name-asian="MS Gothic" style:font-name-complex="MS Gothic"/>
    </style:style>
    <style:style style:name="T2826" style:parent-style-name="DefaultParagraphFont" style:family="text">
      <style:text-properties style:font-name="MS Gothic" style:font-name-asian="MS Gothic" style:font-name-complex="MS Gothic"/>
    </style:style>
    <style:style style:name="T2827" style:parent-style-name="DefaultParagraphFont" style:family="text">
      <style:text-properties style:font-name="MS Gothic" style:font-name-asian="MS Gothic" style:font-name-complex="MS Gothic"/>
    </style:style>
    <style:style style:name="T2828" style:parent-style-name="DefaultParagraphFont" style:family="text">
      <style:text-properties style:font-name="MS Gothic" style:font-name-asian="MS Gothic" style:font-name-complex="MS Gothic"/>
    </style:style>
    <style:style style:name="T2829" style:parent-style-name="DefaultParagraphFont" style:family="text">
      <style:text-properties style:font-name="MS Gothic" style:font-name-asian="MS Gothic" style:font-name-complex="MS Gothic"/>
    </style:style>
    <style:style style:name="T2830" style:parent-style-name="DefaultParagraphFont" style:family="text">
      <style:text-properties style:font-name="MS Gothic" style:font-name-asian="MS Gothic" style:font-name-complex="MS Gothic"/>
    </style:style>
    <style:style style:name="T2831" style:parent-style-name="DefaultParagraphFont" style:family="text">
      <style:text-properties style:font-name="MS Gothic" style:font-name-asian="MS Gothic" style:font-name-complex="MS Gothic"/>
    </style:style>
    <style:style style:name="T2832" style:parent-style-name="DefaultParagraphFont" style:family="text">
      <style:text-properties style:font-name="MS Gothic" style:font-name-asian="MS Gothic" style:font-name-complex="MS Gothic"/>
    </style:style>
    <style:style style:name="T2833" style:parent-style-name="DefaultParagraphFont" style:family="text">
      <style:text-properties style:font-name="Microsoft JhengHei" style:font-name-asian="Microsoft JhengHei" style:font-name-complex="Microsoft JhengHei"/>
    </style:style>
    <style:style style:name="T2834" style:parent-style-name="DefaultParagraphFont" style:family="text">
      <style:text-properties style:font-name="MS Gothic" style:font-name-asian="MS Gothic" style:font-name-complex="MS Gothic"/>
    </style:style>
    <style:style style:name="T2835" style:parent-style-name="DefaultParagraphFont" style:family="text">
      <style:text-properties style:font-name="MS Gothic" style:font-name-asian="MS Gothic" style:font-name-complex="MS Gothic"/>
    </style:style>
    <style:style style:name="T2836" style:parent-style-name="DefaultParagraphFont" style:family="text">
      <style:text-properties style:font-name="MS Gothic" style:font-name-asian="MS Gothic" style:font-name-complex="MS Gothic"/>
    </style:style>
    <style:style style:name="T2837" style:parent-style-name="DefaultParagraphFont" style:family="text">
      <style:text-properties style:font-name="MS Gothic" style:font-name-asian="MS Gothic" style:font-name-complex="MS Gothic"/>
    </style:style>
    <style:style style:name="T2838" style:parent-style-name="DefaultParagraphFont" style:family="text">
      <style:text-properties style:font-name="MS Gothic" style:font-name-asian="MS Gothic" style:font-name-complex="MS Gothic"/>
    </style:style>
    <style:style style:name="T2839" style:parent-style-name="DefaultParagraphFont" style:family="text">
      <style:text-properties style:font-name="MS Gothic" style:font-name-asian="MS Gothic" style:font-name-complex="MS Gothic"/>
    </style:style>
    <style:style style:name="T2840" style:parent-style-name="DefaultParagraphFont" style:family="text">
      <style:text-properties style:font-name="MS Gothic" style:font-name-asian="MS Gothic" style:font-name-complex="MS Gothic"/>
    </style:style>
    <style:style style:name="T2841" style:parent-style-name="DefaultParagraphFont" style:family="text">
      <style:text-properties style:font-name="MS Gothic" style:font-name-asian="MS Gothic" style:font-name-complex="MS Gothic"/>
    </style:style>
    <style:style style:name="T2842" style:parent-style-name="DefaultParagraphFont" style:family="text">
      <style:text-properties style:font-name="MS Gothic" style:font-name-asian="MS Gothic" style:font-name-complex="MS Gothic"/>
    </style:style>
    <style:style style:name="T2843" style:parent-style-name="DefaultParagraphFont" style:family="text">
      <style:text-properties style:font-name="MS Gothic" style:font-name-asian="MS Gothic" style:font-name-complex="MS Gothic"/>
    </style:style>
    <style:style style:name="T2844" style:parent-style-name="DefaultParagraphFont" style:family="text">
      <style:text-properties style:font-name="Microsoft JhengHei" style:font-name-asian="Microsoft JhengHei" style:font-name-complex="Microsoft JhengHei"/>
    </style:style>
    <style:style style:name="T2845" style:parent-style-name="DefaultParagraphFont" style:family="text">
      <style:text-properties style:font-name="MS Gothic" style:font-name-asian="MS Gothic" style:font-name-complex="MS Gothic"/>
    </style:style>
    <style:style style:name="T2846" style:parent-style-name="DefaultParagraphFont" style:family="text">
      <style:text-properties style:font-name="MS Gothic" style:font-name-asian="MS Gothic" style:font-name-complex="MS Gothic"/>
    </style:style>
    <style:style style:name="T2847" style:parent-style-name="DefaultParagraphFont" style:family="text">
      <style:text-properties style:font-name="MS Gothic" style:font-name-asian="MS Gothic" style:font-name-complex="MS Gothic"/>
    </style:style>
    <style:style style:name="T2848" style:parent-style-name="DefaultParagraphFont" style:family="text">
      <style:text-properties style:font-name="MS Gothic" style:font-name-asian="MS Gothic" style:font-name-complex="MS Gothic"/>
    </style:style>
    <style:style style:name="T2849" style:parent-style-name="DefaultParagraphFont" style:family="text">
      <style:text-properties style:font-name="MS Gothic" style:font-name-asian="MS Gothic" style:font-name-complex="MS Gothic"/>
    </style:style>
    <style:style style:name="T2850" style:parent-style-name="DefaultParagraphFont" style:family="text">
      <style:text-properties style:font-name="MS Gothic" style:font-name-asian="MS Gothic" style:font-name-complex="MS Gothic"/>
    </style:style>
    <style:style style:name="T2851" style:parent-style-name="DefaultParagraphFont" style:family="text">
      <style:text-properties style:font-name="MS Gothic" style:font-name-asian="MS Gothic" style:font-name-complex="MS Gothic"/>
    </style:style>
    <style:style style:name="T2852" style:parent-style-name="DefaultParagraphFont" style:family="text">
      <style:text-properties style:font-name="MS Gothic" style:font-name-asian="MS Gothic" style:font-name-complex="MS Gothic"/>
    </style:style>
    <style:style style:name="T2853" style:parent-style-name="DefaultParagraphFont" style:family="text">
      <style:text-properties style:font-name="MS Gothic" style:font-name-asian="MS Gothic" style:font-name-complex="MS Gothic"/>
    </style:style>
    <style:style style:name="T2854" style:parent-style-name="DefaultParagraphFont" style:family="text">
      <style:text-properties style:font-name="MS Gothic" style:font-name-asian="MS Gothic" style:font-name-complex="MS Gothic"/>
    </style:style>
    <style:style style:name="T2855" style:parent-style-name="DefaultParagraphFont" style:family="text">
      <style:text-properties style:font-name="MS Gothic" style:font-name-asian="MS Gothic" style:font-name-complex="MS Gothic"/>
    </style:style>
    <style:style style:name="T2856" style:parent-style-name="DefaultParagraphFont" style:family="text">
      <style:text-properties style:font-name="MS Gothic" style:font-name-asian="MS Gothic" style:font-name-complex="MS Gothic"/>
    </style:style>
    <style:style style:name="T2857" style:parent-style-name="DefaultParagraphFont" style:family="text">
      <style:text-properties style:font-name="MS Gothic" style:font-name-asian="MS Gothic" style:font-name-complex="MS Gothic"/>
    </style:style>
    <style:style style:name="T2858" style:parent-style-name="DefaultParagraphFont" style:family="text">
      <style:text-properties style:font-name="MS Gothic" style:font-name-asian="MS Gothic" style:font-name-complex="MS Gothic"/>
    </style:style>
    <style:style style:name="T2859" style:parent-style-name="DefaultParagraphFont" style:family="text">
      <style:text-properties style:font-name="MS Gothic" style:font-name-asian="MS Gothic" style:font-name-complex="MS Gothic"/>
    </style:style>
    <style:style style:name="T2860" style:parent-style-name="DefaultParagraphFont" style:family="text">
      <style:text-properties style:font-name="MS Gothic" style:font-name-asian="MS Gothic" style:font-name-complex="MS Gothic"/>
    </style:style>
    <style:style style:name="T2861" style:parent-style-name="DefaultParagraphFont" style:family="text">
      <style:text-properties style:font-name="MS Gothic" style:font-name-asian="MS Gothic" style:font-name-complex="MS Gothic"/>
    </style:style>
    <style:style style:name="T2862" style:parent-style-name="DefaultParagraphFont" style:family="text">
      <style:text-properties style:font-name="MS Gothic" style:font-name-asian="MS Gothic" style:font-name-complex="MS Gothic"/>
    </style:style>
    <style:style style:name="T2863" style:parent-style-name="DefaultParagraphFont" style:family="text">
      <style:text-properties style:font-name="MS Gothic" style:font-name-asian="MS Gothic" style:font-name-complex="MS Gothic"/>
    </style:style>
    <style:style style:name="T2864" style:parent-style-name="DefaultParagraphFont" style:family="text">
      <style:text-properties style:font-name="MS Gothic" style:font-name-asian="MS Gothic" style:font-name-complex="MS Gothic"/>
    </style:style>
    <style:style style:name="T2865" style:parent-style-name="DefaultParagraphFont" style:family="text">
      <style:text-properties style:font-name="MS Gothic" style:font-name-asian="MS Gothic" style:font-name-complex="MS Gothic"/>
    </style:style>
    <style:style style:name="T2866" style:parent-style-name="DefaultParagraphFont" style:family="text">
      <style:text-properties style:font-name="MS Gothic" style:font-name-asian="MS Gothic" style:font-name-complex="MS Gothic"/>
    </style:style>
    <style:style style:name="T2867" style:parent-style-name="DefaultParagraphFont" style:family="text">
      <style:text-properties style:font-name="MS Gothic" style:font-name-asian="MS Gothic" style:font-name-complex="MS Gothic"/>
    </style:style>
    <style:style style:name="T2868" style:parent-style-name="DefaultParagraphFont" style:family="text">
      <style:text-properties style:font-name="MS Gothic" style:font-name-asian="MS Gothic" style:font-name-complex="MS Gothic"/>
    </style:style>
    <style:style style:name="T2869" style:parent-style-name="DefaultParagraphFont" style:family="text">
      <style:text-properties style:font-name="MS Gothic" style:font-name-asian="MS Gothic" style:font-name-complex="MS Gothic"/>
    </style:style>
    <style:style style:name="T2870" style:parent-style-name="DefaultParagraphFont" style:family="text">
      <style:text-properties style:font-name="MS Gothic" style:font-name-asian="MS Gothic" style:font-name-complex="MS Gothic"/>
    </style:style>
    <style:style style:name="T2871" style:parent-style-name="DefaultParagraphFont" style:family="text">
      <style:text-properties style:font-name="MS Gothic" style:font-name-asian="MS Gothic" style:font-name-complex="MS Gothic"/>
    </style:style>
    <style:style style:name="T2872" style:parent-style-name="DefaultParagraphFont" style:family="text">
      <style:text-properties style:font-name="MS Gothic" style:font-name-asian="MS Gothic" style:font-name-complex="MS Gothic"/>
    </style:style>
    <style:style style:name="T2873" style:parent-style-name="DefaultParagraphFont" style:family="text">
      <style:text-properties style:font-name="MS Gothic" style:font-name-asian="MS Gothic" style:font-name-complex="MS Gothic"/>
    </style:style>
    <style:style style:name="T2874" style:parent-style-name="DefaultParagraphFont" style:family="text">
      <style:text-properties style:font-name="MS Gothic" style:font-name-asian="MS Gothic" style:font-name-complex="MS Gothic"/>
    </style:style>
    <style:style style:name="T2875" style:parent-style-name="DefaultParagraphFont" style:family="text">
      <style:text-properties style:font-name="MS Gothic" style:font-name-asian="MS Gothic" style:font-name-complex="MS Gothic"/>
    </style:style>
    <style:style style:name="T2876" style:parent-style-name="DefaultParagraphFont" style:family="text">
      <style:text-properties style:font-name="MS Gothic" style:font-name-asian="MS Gothic" style:font-name-complex="MS Gothic"/>
    </style:style>
    <style:style style:name="T2877" style:parent-style-name="DefaultParagraphFont" style:family="text">
      <style:text-properties style:font-name="Microsoft JhengHei" style:font-name-asian="Microsoft JhengHei" style:font-name-complex="Microsoft JhengHei"/>
    </style:style>
    <style:style style:name="T2878" style:parent-style-name="DefaultParagraphFont" style:family="text">
      <style:text-properties style:font-name="MS Gothic" style:font-name-asian="MS Gothic" style:font-name-complex="MS Gothic"/>
    </style:style>
    <style:style style:name="T2879" style:parent-style-name="DefaultParagraphFont" style:family="text">
      <style:text-properties style:font-name="MS Gothic" style:font-name-asian="MS Gothic" style:font-name-complex="MS Gothic"/>
    </style:style>
    <style:style style:name="T2880" style:parent-style-name="DefaultParagraphFont" style:family="text">
      <style:text-properties style:font-name="Microsoft JhengHei" style:font-name-asian="Microsoft JhengHei" style:font-name-complex="Microsoft JhengHei"/>
    </style:style>
    <style:style style:name="T2881" style:parent-style-name="DefaultParagraphFont" style:family="text">
      <style:text-properties style:font-name="Malgun Gothic" style:font-name-asian="Malgun Gothic" style:font-name-complex="Malgun Gothic"/>
    </style:style>
    <style:style style:name="T2882" style:parent-style-name="DefaultParagraphFont" style:family="text">
      <style:text-properties style:font-name="Malgun Gothic" style:font-name-asian="Malgun Gothic" style:font-name-complex="Malgun Gothic"/>
    </style:style>
    <style:style style:name="T2883" style:parent-style-name="DefaultParagraphFont" style:family="text">
      <style:text-properties style:font-name="MS Gothic" style:font-name-asian="MS Gothic" style:font-name-complex="MS Gothic"/>
    </style:style>
    <style:style style:name="T2884" style:parent-style-name="DefaultParagraphFont" style:family="text">
      <style:text-properties style:font-name="MS Gothic" style:font-name-asian="MS Gothic" style:font-name-complex="MS Gothic"/>
    </style:style>
    <style:style style:name="T2885" style:parent-style-name="DefaultParagraphFont" style:family="text">
      <style:text-properties style:font-name="MS Gothic" style:font-name-asian="MS Gothic" style:font-name-complex="MS Gothic"/>
    </style:style>
    <style:style style:name="T2886" style:parent-style-name="DefaultParagraphFont" style:family="text">
      <style:text-properties style:font-name="MS Gothic" style:font-name-asian="MS Gothic" style:font-name-complex="MS Gothic"/>
    </style:style>
    <style:style style:name="T2887" style:parent-style-name="DefaultParagraphFont" style:family="text">
      <style:text-properties style:font-name="MS Gothic" style:font-name-asian="MS Gothic" style:font-name-complex="MS Gothic"/>
    </style:style>
    <style:style style:name="T2888" style:parent-style-name="DefaultParagraphFont" style:family="text">
      <style:text-properties style:font-name="MS Gothic" style:font-name-asian="MS Gothic" style:font-name-complex="MS Gothic"/>
    </style:style>
    <style:style style:name="T2889" style:parent-style-name="DefaultParagraphFont" style:family="text">
      <style:text-properties style:font-name="MS Gothic" style:font-name-asian="MS Gothic" style:font-name-complex="MS Gothic"/>
    </style:style>
    <style:style style:name="T2890" style:parent-style-name="DefaultParagraphFont" style:family="text">
      <style:text-properties style:font-name="MS Gothic" style:font-name-asian="MS Gothic" style:font-name-complex="MS Gothic"/>
    </style:style>
    <style:style style:name="T2891" style:parent-style-name="DefaultParagraphFont" style:family="text">
      <style:text-properties style:font-name="MS Gothic" style:font-name-asian="MS Gothic" style:font-name-complex="MS Gothic"/>
    </style:style>
    <style:style style:name="T2892" style:parent-style-name="DefaultParagraphFont" style:family="text">
      <style:text-properties style:font-name="MS Gothic" style:font-name-asian="MS Gothic" style:font-name-complex="MS Gothic"/>
    </style:style>
    <style:style style:name="T2893" style:parent-style-name="DefaultParagraphFont" style:family="text">
      <style:text-properties style:font-name="MS Gothic" style:font-name-asian="MS Gothic" style:font-name-complex="MS Gothic"/>
    </style:style>
    <style:style style:name="T2894" style:parent-style-name="DefaultParagraphFont" style:family="text">
      <style:text-properties style:font-name="MS Gothic" style:font-name-asian="MS Gothic" style:font-name-complex="MS Gothic"/>
    </style:style>
    <style:style style:name="T2895" style:parent-style-name="DefaultParagraphFont" style:family="text">
      <style:text-properties style:font-name="MS Gothic" style:font-name-asian="MS Gothic" style:font-name-complex="MS Gothic"/>
    </style:style>
    <style:style style:name="T2896" style:parent-style-name="DefaultParagraphFont" style:family="text">
      <style:text-properties style:font-name="Malgun Gothic" style:font-name-asian="Malgun Gothic" style:font-name-complex="Malgun Gothic"/>
    </style:style>
    <style:style style:name="T2897" style:parent-style-name="DefaultParagraphFont" style:family="text">
      <style:text-properties style:font-name="MS Gothic" style:font-name-asian="MS Gothic" style:font-name-complex="MS Gothic"/>
    </style:style>
    <style:style style:name="T2898" style:parent-style-name="DefaultParagraphFont" style:family="text">
      <style:text-properties style:font-name="MS Gothic" style:font-name-asian="MS Gothic" style:font-name-complex="MS Gothic"/>
    </style:style>
    <style:style style:name="T2899" style:parent-style-name="DefaultParagraphFont" style:family="text">
      <style:text-properties style:font-name="MS Gothic" style:font-name-asian="MS Gothic" style:font-name-complex="MS Gothic"/>
    </style:style>
    <style:style style:name="T2900" style:parent-style-name="DefaultParagraphFont" style:family="text">
      <style:text-properties style:font-name="MS Gothic" style:font-name-asian="MS Gothic" style:font-name-complex="MS Gothic"/>
    </style:style>
    <style:style style:name="T2901" style:parent-style-name="DefaultParagraphFont" style:family="text">
      <style:text-properties style:font-name="MS Gothic" style:font-name-asian="MS Gothic" style:font-name-complex="MS Gothic"/>
    </style:style>
    <style:style style:name="T2902" style:parent-style-name="DefaultParagraphFont" style:family="text">
      <style:text-properties style:font-name="MS Gothic" style:font-name-asian="MS Gothic" style:font-name-complex="MS Gothic"/>
    </style:style>
    <style:style style:name="T2903" style:parent-style-name="DefaultParagraphFont" style:family="text">
      <style:text-properties style:font-name="MS Gothic" style:font-name-asian="MS Gothic" style:font-name-complex="MS Gothic"/>
    </style:style>
    <style:style style:name="T2904" style:parent-style-name="DefaultParagraphFont" style:family="text">
      <style:text-properties style:font-name="MS Gothic" style:font-name-asian="MS Gothic" style:font-name-complex="MS Gothic"/>
    </style:style>
    <style:style style:name="T2905" style:parent-style-name="DefaultParagraphFont" style:family="text">
      <style:text-properties style:font-name="MS Gothic" style:font-name-asian="MS Gothic" style:font-name-complex="MS Gothic"/>
    </style:style>
    <style:style style:name="T2906" style:parent-style-name="DefaultParagraphFont" style:family="text">
      <style:text-properties style:font-name="MS Gothic" style:font-name-asian="MS Gothic" style:font-name-complex="MS Gothic"/>
    </style:style>
    <style:style style:name="T2907" style:parent-style-name="DefaultParagraphFont" style:family="text">
      <style:text-properties style:font-name="MS Gothic" style:font-name-asian="MS Gothic" style:font-name-complex="MS Gothic"/>
    </style:style>
    <style:style style:name="T2908" style:parent-style-name="DefaultParagraphFont" style:family="text">
      <style:text-properties style:font-name="MS Gothic" style:font-name-asian="MS Gothic" style:font-name-complex="MS Gothic"/>
    </style:style>
    <style:style style:name="T2909" style:parent-style-name="DefaultParagraphFont" style:family="text">
      <style:text-properties style:font-name="MS Gothic" style:font-name-asian="MS Gothic" style:font-name-complex="MS Gothic"/>
    </style:style>
    <style:style style:name="T2910" style:parent-style-name="DefaultParagraphFont" style:family="text">
      <style:text-properties style:font-name="MS Gothic" style:font-name-asian="MS Gothic" style:font-name-complex="MS Gothic"/>
    </style:style>
    <style:style style:name="T2911" style:parent-style-name="DefaultParagraphFont" style:family="text">
      <style:text-properties style:font-name="MS Gothic" style:font-name-asian="MS Gothic" style:font-name-complex="MS Gothic"/>
    </style:style>
    <style:style style:name="T2912" style:parent-style-name="DefaultParagraphFont" style:family="text">
      <style:text-properties style:font-name="MS Gothic" style:font-name-asian="MS Gothic" style:font-name-complex="MS Gothic"/>
    </style:style>
    <style:style style:name="T2913" style:parent-style-name="DefaultParagraphFont" style:family="text">
      <style:text-properties style:font-name="MS Gothic" style:font-name-asian="MS Gothic" style:font-name-complex="MS Gothic"/>
    </style:style>
    <style:style style:name="T2914" style:parent-style-name="DefaultParagraphFont" style:family="text">
      <style:text-properties style:font-name="MS Gothic" style:font-name-asian="MS Gothic" style:font-name-complex="MS Gothic"/>
    </style:style>
    <style:style style:name="T2915" style:parent-style-name="DefaultParagraphFont" style:family="text">
      <style:text-properties style:font-name="MS Gothic" style:font-name-asian="MS Gothic" style:font-name-complex="MS Gothic"/>
    </style:style>
    <style:style style:name="T2916" style:parent-style-name="DefaultParagraphFont" style:family="text">
      <style:text-properties style:font-name="MS Gothic" style:font-name-asian="MS Gothic" style:font-name-complex="MS Gothic"/>
    </style:style>
    <style:style style:name="T2917" style:parent-style-name="DefaultParagraphFont" style:family="text">
      <style:text-properties style:font-name="MS Gothic" style:font-name-asian="MS Gothic" style:font-name-complex="MS Gothic"/>
    </style:style>
    <style:style style:name="T2918" style:parent-style-name="DefaultParagraphFont" style:family="text">
      <style:text-properties style:font-name="MS Gothic" style:font-name-asian="MS Gothic" style:font-name-complex="MS Gothic"/>
    </style:style>
    <style:style style:name="T2919" style:parent-style-name="DefaultParagraphFont" style:family="text">
      <style:text-properties style:font-name="MS Gothic" style:font-name-asian="MS Gothic" style:font-name-complex="MS Gothic"/>
    </style:style>
    <style:style style:name="T2920" style:parent-style-name="DefaultParagraphFont" style:family="text">
      <style:text-properties style:font-name="MS Gothic" style:font-name-asian="MS Gothic" style:font-name-complex="MS Gothic"/>
    </style:style>
    <style:style style:name="T2921" style:parent-style-name="DefaultParagraphFont" style:family="text">
      <style:text-properties style:font-name="MS Gothic" style:font-name-asian="MS Gothic" style:font-name-complex="MS Gothic"/>
    </style:style>
    <style:style style:name="T2922" style:parent-style-name="DefaultParagraphFont" style:family="text">
      <style:text-properties style:font-name="MS Gothic" style:font-name-asian="MS Gothic" style:font-name-complex="MS Gothic"/>
    </style:style>
    <style:style style:name="T2923" style:parent-style-name="DefaultParagraphFont" style:family="text">
      <style:text-properties style:font-name="MS Gothic" style:font-name-asian="MS Gothic" style:font-name-complex="MS Gothic"/>
    </style:style>
    <style:style style:name="T2924" style:parent-style-name="DefaultParagraphFont" style:family="text">
      <style:text-properties style:font-name="MS Gothic" style:font-name-asian="MS Gothic" style:font-name-complex="MS Gothic"/>
    </style:style>
    <style:style style:name="T2925" style:parent-style-name="DefaultParagraphFont" style:family="text">
      <style:text-properties style:font-name="MS Gothic" style:font-name-asian="MS Gothic" style:font-name-complex="MS Gothic"/>
    </style:style>
    <style:style style:name="T2926" style:parent-style-name="DefaultParagraphFont" style:family="text">
      <style:text-properties style:font-name="MS Gothic" style:font-name-asian="MS Gothic" style:font-name-complex="MS Gothic"/>
    </style:style>
    <style:style style:name="T2927" style:parent-style-name="DefaultParagraphFont" style:family="text">
      <style:text-properties style:font-name="MS Gothic" style:font-name-asian="MS Gothic" style:font-name-complex="MS Gothic"/>
    </style:style>
    <style:style style:name="T2928" style:parent-style-name="DefaultParagraphFont" style:family="text">
      <style:text-properties style:font-name="MS Gothic" style:font-name-asian="MS Gothic" style:font-name-complex="MS Gothic"/>
    </style:style>
    <style:style style:name="T2929" style:parent-style-name="DefaultParagraphFont" style:family="text">
      <style:text-properties style:font-name="MS Gothic" style:font-name-asian="MS Gothic" style:font-name-complex="MS Gothic"/>
    </style:style>
    <style:style style:name="T2930" style:parent-style-name="DefaultParagraphFont" style:family="text">
      <style:text-properties style:font-name="MS Gothic" style:font-name-asian="MS Gothic" style:font-name-complex="MS Gothic"/>
    </style:style>
    <style:style style:name="T2931" style:parent-style-name="DefaultParagraphFont" style:family="text">
      <style:text-properties style:font-name="MS Gothic" style:font-name-asian="MS Gothic" style:font-name-complex="MS Gothic"/>
    </style:style>
    <style:style style:name="T2932" style:parent-style-name="DefaultParagraphFont" style:family="text">
      <style:text-properties style:font-name="MS Gothic" style:font-name-asian="MS Gothic" style:font-name-complex="MS Gothic"/>
    </style:style>
    <style:style style:name="T2933" style:parent-style-name="DefaultParagraphFont" style:family="text">
      <style:text-properties style:font-name="MS Gothic" style:font-name-asian="MS Gothic" style:font-name-complex="MS Gothic"/>
    </style:style>
    <style:style style:name="T2934" style:parent-style-name="DefaultParagraphFont" style:family="text">
      <style:text-properties style:font-name="MS Gothic" style:font-name-asian="MS Gothic" style:font-name-complex="MS Gothic"/>
    </style:style>
    <style:style style:name="T2935" style:parent-style-name="DefaultParagraphFont" style:family="text">
      <style:text-properties style:font-name="MS Gothic" style:font-name-asian="MS Gothic" style:font-name-complex="MS Gothic"/>
    </style:style>
    <style:style style:name="T2936" style:parent-style-name="DefaultParagraphFont" style:family="text">
      <style:text-properties style:font-name="MS Gothic" style:font-name-asian="MS Gothic" style:font-name-complex="MS Gothic"/>
    </style:style>
    <style:style style:name="T2937" style:parent-style-name="DefaultParagraphFont" style:family="text">
      <style:text-properties style:font-name="MS Gothic" style:font-name-asian="MS Gothic" style:font-name-complex="MS Gothic"/>
    </style:style>
    <style:style style:name="T2938" style:parent-style-name="DefaultParagraphFont" style:family="text">
      <style:text-properties style:font-name="Microsoft JhengHei" style:font-name-asian="Microsoft JhengHei" style:font-name-complex="Microsoft JhengHei"/>
    </style:style>
    <style:style style:name="T2939" style:parent-style-name="DefaultParagraphFont" style:family="text">
      <style:text-properties style:font-name="MS Gothic" style:font-name-asian="MS Gothic" style:font-name-complex="MS Gothic"/>
    </style:style>
    <style:style style:name="T2940" style:parent-style-name="DefaultParagraphFont" style:family="text">
      <style:text-properties style:font-name="MS Gothic" style:font-name-asian="MS Gothic" style:font-name-complex="MS Gothic"/>
    </style:style>
    <style:style style:name="T2941" style:parent-style-name="DefaultParagraphFont" style:family="text">
      <style:text-properties style:font-name="MS Gothic" style:font-name-asian="MS Gothic" style:font-name-complex="MS Gothic"/>
    </style:style>
    <style:style style:name="T2942" style:parent-style-name="DefaultParagraphFont" style:family="text">
      <style:text-properties style:font-name="MS Gothic" style:font-name-asian="MS Gothic" style:font-name-complex="MS Gothic"/>
    </style:style>
    <style:style style:name="T2943" style:parent-style-name="DefaultParagraphFont" style:family="text">
      <style:text-properties style:font-name="MS Gothic" style:font-name-asian="MS Gothic" style:font-name-complex="MS Gothic"/>
    </style:style>
    <style:style style:name="T2944" style:parent-style-name="DefaultParagraphFont" style:family="text">
      <style:text-properties style:font-name="MS Gothic" style:font-name-asian="MS Gothic" style:font-name-complex="MS Gothic"/>
    </style:style>
    <style:style style:name="T2945" style:parent-style-name="DefaultParagraphFont" style:family="text">
      <style:text-properties style:font-name="MS Gothic" style:font-name-asian="MS Gothic" style:font-name-complex="MS Gothic"/>
    </style:style>
    <style:style style:name="T2946" style:parent-style-name="DefaultParagraphFont" style:family="text">
      <style:text-properties style:font-name="MS Gothic" style:font-name-asian="MS Gothic" style:font-name-complex="MS Gothic"/>
    </style:style>
    <style:style style:name="T2947" style:parent-style-name="DefaultParagraphFont" style:family="text">
      <style:text-properties style:font-name="MS Gothic" style:font-name-asian="MS Gothic" style:font-name-complex="MS Gothic"/>
    </style:style>
    <style:style style:name="T2948" style:parent-style-name="DefaultParagraphFont" style:family="text">
      <style:text-properties style:font-name="MS Gothic" style:font-name-asian="MS Gothic" style:font-name-complex="MS Gothic"/>
    </style:style>
    <style:style style:name="T2949" style:parent-style-name="DefaultParagraphFont" style:family="text">
      <style:text-properties style:font-name="MS Gothic" style:font-name-asian="MS Gothic" style:font-name-complex="MS Gothic"/>
    </style:style>
    <style:style style:name="T2950" style:parent-style-name="DefaultParagraphFont" style:family="text">
      <style:text-properties style:font-name="MS Gothic" style:font-name-asian="MS Gothic" style:font-name-complex="MS Gothic"/>
    </style:style>
    <style:style style:name="T2951" style:parent-style-name="DefaultParagraphFont" style:family="text">
      <style:text-properties style:font-name="MS Gothic" style:font-name-asian="MS Gothic" style:font-name-complex="MS Gothic"/>
    </style:style>
    <style:style style:name="T2952" style:parent-style-name="DefaultParagraphFont" style:family="text">
      <style:text-properties style:font-name="MS Gothic" style:font-name-asian="MS Gothic" style:font-name-complex="MS Gothic"/>
    </style:style>
    <style:style style:name="T2953" style:parent-style-name="DefaultParagraphFont" style:family="text">
      <style:text-properties style:font-name="MS Gothic" style:font-name-asian="MS Gothic" style:font-name-complex="MS Gothic"/>
    </style:style>
    <style:style style:name="T2954" style:parent-style-name="DefaultParagraphFont" style:family="text">
      <style:text-properties style:font-name="MS Gothic" style:font-name-asian="MS Gothic" style:font-name-complex="MS Gothic"/>
    </style:style>
    <style:style style:name="T2955" style:parent-style-name="DefaultParagraphFont" style:family="text">
      <style:text-properties style:font-name="MS Gothic" style:font-name-asian="MS Gothic" style:font-name-complex="MS Gothic"/>
    </style:style>
    <style:style style:name="T2956" style:parent-style-name="DefaultParagraphFont" style:family="text">
      <style:text-properties style:font-name="MS Gothic" style:font-name-asian="MS Gothic" style:font-name-complex="MS Gothic"/>
    </style:style>
    <style:style style:name="T2957" style:parent-style-name="DefaultParagraphFont" style:family="text">
      <style:text-properties style:font-name="Malgun Gothic" style:font-name-asian="Malgun Gothic" style:font-name-complex="Malgun Gothic"/>
    </style:style>
    <style:style style:name="T2958" style:parent-style-name="DefaultParagraphFont" style:family="text">
      <style:text-properties style:font-name="MS Gothic" style:font-name-asian="MS Gothic" style:font-name-complex="MS Gothic"/>
    </style:style>
    <style:style style:name="T2959" style:parent-style-name="DefaultParagraphFont" style:family="text">
      <style:text-properties style:font-name="MS Gothic" style:font-name-asian="MS Gothic" style:font-name-complex="MS Gothic"/>
    </style:style>
    <style:style style:name="T2960" style:parent-style-name="DefaultParagraphFont" style:family="text">
      <style:text-properties style:font-name="MS Gothic" style:font-name-asian="MS Gothic" style:font-name-complex="MS Gothic"/>
    </style:style>
    <style:style style:name="T2961" style:parent-style-name="DefaultParagraphFont" style:family="text">
      <style:text-properties style:font-name="MS Gothic" style:font-name-asian="MS Gothic" style:font-name-complex="MS Gothic"/>
    </style:style>
    <style:style style:name="T2962" style:parent-style-name="DefaultParagraphFont" style:family="text">
      <style:text-properties style:font-name="MS Gothic" style:font-name-asian="MS Gothic" style:font-name-complex="MS Gothic"/>
    </style:style>
    <style:style style:name="T2963" style:parent-style-name="DefaultParagraphFont" style:family="text">
      <style:text-properties style:font-name="MS Gothic" style:font-name-asian="MS Gothic" style:font-name-complex="MS Gothic"/>
    </style:style>
    <style:style style:name="T2964" style:parent-style-name="DefaultParagraphFont" style:family="text">
      <style:text-properties style:font-name="MS Gothic" style:font-name-asian="MS Gothic" style:font-name-complex="MS Gothic"/>
    </style:style>
    <style:style style:name="T2965" style:parent-style-name="DefaultParagraphFont" style:family="text">
      <style:text-properties style:font-name="MS Gothic" style:font-name-asian="MS Gothic" style:font-name-complex="MS Gothic"/>
    </style:style>
    <style:style style:name="T2966" style:parent-style-name="DefaultParagraphFont" style:family="text">
      <style:text-properties style:font-name="MS Gothic" style:font-name-asian="MS Gothic" style:font-name-complex="MS Gothic"/>
    </style:style>
    <style:style style:name="T2967" style:parent-style-name="DefaultParagraphFont" style:family="text">
      <style:text-properties style:font-name="MS Gothic" style:font-name-asian="MS Gothic" style:font-name-complex="MS Gothic"/>
    </style:style>
    <style:style style:name="T2968" style:parent-style-name="DefaultParagraphFont" style:family="text">
      <style:text-properties style:font-name="MS Gothic" style:font-name-asian="MS Gothic" style:font-name-complex="MS Gothic"/>
    </style:style>
    <style:style style:name="T2969" style:parent-style-name="DefaultParagraphFont" style:family="text">
      <style:text-properties style:font-name="MS Gothic" style:font-name-asian="MS Gothic" style:font-name-complex="MS Gothic"/>
    </style:style>
    <style:style style:name="T2970" style:parent-style-name="DefaultParagraphFont" style:family="text">
      <style:text-properties style:font-name="MS Gothic" style:font-name-asian="MS Gothic" style:font-name-complex="MS Gothic"/>
    </style:style>
    <style:style style:name="T2971" style:parent-style-name="DefaultParagraphFont" style:family="text">
      <style:text-properties style:font-name="MS Gothic" style:font-name-asian="MS Gothic" style:font-name-complex="MS Gothic"/>
    </style:style>
    <style:style style:name="T2972" style:parent-style-name="DefaultParagraphFont" style:family="text">
      <style:text-properties style:font-name="MS Gothic" style:font-name-asian="MS Gothic" style:font-name-complex="MS Gothic"/>
    </style:style>
    <style:style style:name="T2973" style:parent-style-name="DefaultParagraphFont" style:family="text">
      <style:text-properties style:font-name="MS Gothic" style:font-name-asian="MS Gothic" style:font-name-complex="MS Gothic"/>
    </style:style>
    <style:style style:name="T2974" style:parent-style-name="DefaultParagraphFont" style:family="text">
      <style:text-properties style:font-name="MS Gothic" style:font-name-asian="MS Gothic" style:font-name-complex="MS Gothic"/>
    </style:style>
    <style:style style:name="T2975" style:parent-style-name="DefaultParagraphFont" style:family="text">
      <style:text-properties style:font-name="MS Gothic" style:font-name-asian="MS Gothic" style:font-name-complex="MS Gothic"/>
    </style:style>
    <style:style style:name="T2976" style:parent-style-name="DefaultParagraphFont" style:family="text">
      <style:text-properties style:font-name="MS Gothic" style:font-name-asian="MS Gothic" style:font-name-complex="MS Gothic"/>
    </style:style>
    <style:style style:name="T2977" style:parent-style-name="DefaultParagraphFont" style:family="text">
      <style:text-properties style:font-name="MS Gothic" style:font-name-asian="MS Gothic" style:font-name-complex="MS Gothic"/>
    </style:style>
    <style:style style:name="T2978" style:parent-style-name="DefaultParagraphFont" style:family="text">
      <style:text-properties style:font-name="MS Gothic" style:font-name-asian="MS Gothic" style:font-name-complex="MS Gothic"/>
    </style:style>
    <style:style style:name="T2979" style:parent-style-name="DefaultParagraphFont" style:family="text">
      <style:text-properties style:font-name="Microsoft JhengHei" style:font-name-asian="Microsoft JhengHei" style:font-name-complex="Microsoft JhengHei"/>
    </style:style>
    <style:style style:name="T2980" style:parent-style-name="DefaultParagraphFont" style:family="text">
      <style:text-properties style:font-name="MS Gothic" style:font-name-asian="MS Gothic" style:font-name-complex="MS Gothic"/>
    </style:style>
    <style:style style:name="T2981" style:parent-style-name="DefaultParagraphFont" style:family="text">
      <style:text-properties style:font-name="MS Gothic" style:font-name-asian="MS Gothic" style:font-name-complex="MS Gothic"/>
    </style:style>
    <style:style style:name="T2982" style:parent-style-name="DefaultParagraphFont" style:family="text">
      <style:text-properties style:font-name="MS Gothic" style:font-name-asian="MS Gothic" style:font-name-complex="MS Gothic"/>
    </style:style>
    <style:style style:name="T2983" style:parent-style-name="DefaultParagraphFont" style:family="text">
      <style:text-properties style:font-name="Microsoft JhengHei" style:font-name-asian="Microsoft JhengHei" style:font-name-complex="Microsoft JhengHei"/>
    </style:style>
    <style:style style:name="T2984" style:parent-style-name="DefaultParagraphFont" style:family="text">
      <style:text-properties style:font-name="MS Gothic" style:font-name-asian="MS Gothic" style:font-name-complex="MS Gothic"/>
    </style:style>
    <style:style style:name="T2985" style:parent-style-name="DefaultParagraphFont" style:family="text">
      <style:text-properties style:font-name="MS Gothic" style:font-name-asian="MS Gothic" style:font-name-complex="MS Gothic"/>
    </style:style>
    <style:style style:name="T2986" style:parent-style-name="DefaultParagraphFont" style:family="text">
      <style:text-properties style:font-name="MS Gothic" style:font-name-asian="MS Gothic" style:font-name-complex="MS Gothic"/>
    </style:style>
    <style:style style:name="T2987" style:parent-style-name="DefaultParagraphFont" style:family="text">
      <style:text-properties style:font-name="MS Gothic" style:font-name-asian="MS Gothic" style:font-name-complex="MS Gothic"/>
    </style:style>
    <style:style style:name="T2988" style:parent-style-name="DefaultParagraphFont" style:family="text">
      <style:text-properties style:font-name="MS Gothic" style:font-name-asian="MS Gothic" style:font-name-complex="MS Gothic"/>
    </style:style>
    <style:style style:name="T2989" style:parent-style-name="DefaultParagraphFont" style:family="text">
      <style:text-properties style:font-name="MS Gothic" style:font-name-asian="MS Gothic" style:font-name-complex="MS Gothic"/>
    </style:style>
    <style:style style:name="T2990" style:parent-style-name="DefaultParagraphFont" style:family="text">
      <style:text-properties style:font-name="MS Gothic" style:font-name-asian="MS Gothic" style:font-name-complex="MS Gothic"/>
    </style:style>
    <style:style style:name="T2991" style:parent-style-name="DefaultParagraphFont" style:family="text">
      <style:text-properties style:font-name="MS Gothic" style:font-name-asian="MS Gothic" style:font-name-complex="MS Gothic"/>
    </style:style>
    <style:style style:name="T2992" style:parent-style-name="DefaultParagraphFont" style:family="text">
      <style:text-properties style:font-name="MS Gothic" style:font-name-asian="MS Gothic" style:font-name-complex="MS Gothic"/>
    </style:style>
    <style:style style:name="T2993" style:parent-style-name="DefaultParagraphFont" style:family="text">
      <style:text-properties style:font-name="MS Gothic" style:font-name-asian="MS Gothic" style:font-name-complex="MS Gothic"/>
    </style:style>
    <style:style style:name="T2994" style:parent-style-name="DefaultParagraphFont" style:family="text">
      <style:text-properties style:font-name="MS Gothic" style:font-name-asian="MS Gothic" style:font-name-complex="MS Gothic"/>
    </style:style>
    <style:style style:name="T2995" style:parent-style-name="DefaultParagraphFont" style:family="text">
      <style:text-properties style:font-name="MS Gothic" style:font-name-asian="MS Gothic" style:font-name-complex="MS Gothic"/>
    </style:style>
    <style:style style:name="T2996" style:parent-style-name="DefaultParagraphFont" style:family="text">
      <style:text-properties style:font-name="MS Gothic" style:font-name-asian="MS Gothic" style:font-name-complex="MS Gothic"/>
    </style:style>
    <style:style style:name="T2997" style:parent-style-name="DefaultParagraphFont" style:family="text">
      <style:text-properties style:font-name="MS Gothic" style:font-name-asian="MS Gothic" style:font-name-complex="MS Gothic"/>
    </style:style>
    <style:style style:name="T2998" style:parent-style-name="DefaultParagraphFont" style:family="text">
      <style:text-properties style:font-name="MS Gothic" style:font-name-asian="MS Gothic" style:font-name-complex="MS Gothic"/>
    </style:style>
    <style:style style:name="T2999" style:parent-style-name="DefaultParagraphFont" style:family="text">
      <style:text-properties style:font-name="MS Gothic" style:font-name-asian="MS Gothic" style:font-name-complex="MS Gothic"/>
    </style:style>
    <style:style style:name="T3000" style:parent-style-name="DefaultParagraphFont" style:family="text">
      <style:text-properties style:font-name="MS Gothic" style:font-name-asian="MS Gothic" style:font-name-complex="MS Gothic"/>
    </style:style>
    <style:style style:name="T3001" style:parent-style-name="DefaultParagraphFont" style:family="text">
      <style:text-properties style:font-name="MS Gothic" style:font-name-asian="MS Gothic" style:font-name-complex="MS Gothic"/>
    </style:style>
    <style:style style:name="T3002" style:parent-style-name="DefaultParagraphFont" style:family="text">
      <style:text-properties style:font-name="MS Gothic" style:font-name-asian="MS Gothic" style:font-name-complex="MS Gothic"/>
    </style:style>
    <style:style style:name="T3003" style:parent-style-name="DefaultParagraphFont" style:family="text">
      <style:text-properties style:font-name="MS Gothic" style:font-name-asian="MS Gothic" style:font-name-complex="MS Gothic"/>
    </style:style>
    <style:style style:name="T3004" style:parent-style-name="DefaultParagraphFont" style:family="text">
      <style:text-properties style:font-name="MS Gothic" style:font-name-asian="MS Gothic" style:font-name-complex="MS Gothic"/>
    </style:style>
    <style:style style:name="T3005" style:parent-style-name="DefaultParagraphFont" style:family="text">
      <style:text-properties style:font-name="MS Gothic" style:font-name-asian="MS Gothic" style:font-name-complex="MS Gothic"/>
    </style:style>
    <style:style style:name="T3006" style:parent-style-name="DefaultParagraphFont" style:family="text">
      <style:text-properties style:font-name="MS Gothic" style:font-name-asian="MS Gothic" style:font-name-complex="MS Gothic"/>
    </style:style>
    <style:style style:name="T3007" style:parent-style-name="DefaultParagraphFont" style:family="text">
      <style:text-properties style:font-name="MS Gothic" style:font-name-asian="MS Gothic" style:font-name-complex="MS Gothic"/>
    </style:style>
    <style:style style:name="T3008" style:parent-style-name="DefaultParagraphFont" style:family="text">
      <style:text-properties style:font-name="MS Gothic" style:font-name-asian="MS Gothic" style:font-name-complex="MS Gothic"/>
    </style:style>
    <style:style style:name="T3009" style:parent-style-name="DefaultParagraphFont" style:family="text">
      <style:text-properties style:font-name="MS Gothic" style:font-name-asian="MS Gothic" style:font-name-complex="MS Gothic"/>
    </style:style>
    <style:style style:name="T3010" style:parent-style-name="DefaultParagraphFont" style:family="text">
      <style:text-properties style:font-name="MS Gothic" style:font-name-asian="MS Gothic" style:font-name-complex="MS Gothic"/>
    </style:style>
    <style:style style:name="T3011" style:parent-style-name="DefaultParagraphFont" style:family="text">
      <style:text-properties style:font-name="MS Gothic" style:font-name-asian="MS Gothic" style:font-name-complex="MS Gothic"/>
    </style:style>
    <style:style style:name="T3012" style:parent-style-name="DefaultParagraphFont" style:family="text">
      <style:text-properties style:font-name="MS Gothic" style:font-name-asian="MS Gothic" style:font-name-complex="MS Gothic"/>
    </style:style>
    <style:style style:name="T3013" style:parent-style-name="DefaultParagraphFont" style:family="text">
      <style:text-properties style:font-name="MS Gothic" style:font-name-asian="MS Gothic" style:font-name-complex="MS Gothic"/>
    </style:style>
    <style:style style:name="T3014" style:parent-style-name="DefaultParagraphFont" style:family="text">
      <style:text-properties style:font-name="MS Gothic" style:font-name-asian="MS Gothic" style:font-name-complex="MS Gothic"/>
    </style:style>
    <style:style style:name="T3015" style:parent-style-name="DefaultParagraphFont" style:family="text">
      <style:text-properties style:font-name="MS Gothic" style:font-name-asian="MS Gothic" style:font-name-complex="MS Gothic"/>
    </style:style>
    <style:style style:name="T3016" style:parent-style-name="DefaultParagraphFont" style:family="text">
      <style:text-properties style:font-name="MS Gothic" style:font-name-asian="MS Gothic" style:font-name-complex="MS Gothic"/>
    </style:style>
    <style:style style:name="T3017" style:parent-style-name="DefaultParagraphFont" style:family="text">
      <style:text-properties style:font-name="MS Gothic" style:font-name-asian="MS Gothic" style:font-name-complex="MS Gothic"/>
    </style:style>
    <style:style style:name="T3018" style:parent-style-name="DefaultParagraphFont" style:family="text">
      <style:text-properties style:font-name="MS Gothic" style:font-name-asian="MS Gothic" style:font-name-complex="MS Gothic"/>
    </style:style>
    <style:style style:name="T3019" style:parent-style-name="DefaultParagraphFont" style:family="text">
      <style:text-properties style:font-name="MS Gothic" style:font-name-asian="MS Gothic" style:font-name-complex="MS Gothic"/>
    </style:style>
    <style:style style:name="T3020" style:parent-style-name="DefaultParagraphFont" style:family="text">
      <style:text-properties style:font-name="MS Gothic" style:font-name-asian="MS Gothic" style:font-name-complex="MS Gothic"/>
    </style:style>
    <style:style style:name="T3021" style:parent-style-name="DefaultParagraphFont" style:family="text">
      <style:text-properties style:font-name="MS Gothic" style:font-name-asian="MS Gothic" style:font-name-complex="MS Gothic"/>
    </style:style>
    <style:style style:name="T3022" style:parent-style-name="DefaultParagraphFont" style:family="text">
      <style:text-properties style:font-name="MS Gothic" style:font-name-asian="MS Gothic" style:font-name-complex="MS Gothic"/>
    </style:style>
    <style:style style:name="T3023" style:parent-style-name="DefaultParagraphFont" style:family="text">
      <style:text-properties style:font-name="MS Gothic" style:font-name-asian="MS Gothic" style:font-name-complex="MS Gothic"/>
    </style:style>
    <style:style style:name="T3024" style:parent-style-name="DefaultParagraphFont" style:family="text">
      <style:text-properties style:font-name="MS Gothic" style:font-name-asian="MS Gothic" style:font-name-complex="MS Gothic"/>
    </style:style>
    <style:style style:name="T3025" style:parent-style-name="DefaultParagraphFont" style:family="text">
      <style:text-properties style:font-name="MS Gothic" style:font-name-asian="MS Gothic" style:font-name-complex="MS Gothic"/>
    </style:style>
    <style:style style:name="T3026" style:parent-style-name="DefaultParagraphFont" style:family="text">
      <style:text-properties style:font-name="MS Gothic" style:font-name-asian="MS Gothic" style:font-name-complex="MS Gothic"/>
    </style:style>
    <style:style style:name="T3027" style:parent-style-name="DefaultParagraphFont" style:family="text">
      <style:text-properties style:font-name="MS Gothic" style:font-name-asian="MS Gothic" style:font-name-complex="MS Gothic"/>
    </style:style>
    <style:style style:name="T3028" style:parent-style-name="DefaultParagraphFont" style:family="text">
      <style:text-properties style:font-name="MS Gothic" style:font-name-asian="MS Gothic" style:font-name-complex="MS Gothic"/>
    </style:style>
    <style:style style:name="T3029" style:parent-style-name="DefaultParagraphFont" style:family="text">
      <style:text-properties style:font-name="MS Gothic" style:font-name-asian="MS Gothic" style:font-name-complex="MS Gothic"/>
    </style:style>
    <style:style style:name="T3030" style:parent-style-name="DefaultParagraphFont" style:family="text">
      <style:text-properties style:font-name="MS Gothic" style:font-name-asian="MS Gothic" style:font-name-complex="MS Gothic"/>
    </style:style>
    <style:style style:name="T3031" style:parent-style-name="DefaultParagraphFont" style:family="text">
      <style:text-properties style:font-name="MS Gothic" style:font-name-asian="MS Gothic" style:font-name-complex="MS Gothic"/>
    </style:style>
    <style:style style:name="T3032" style:parent-style-name="DefaultParagraphFont" style:family="text">
      <style:text-properties style:font-name="MS Gothic" style:font-name-asian="MS Gothic" style:font-name-complex="MS Gothic"/>
    </style:style>
    <style:style style:name="T3033" style:parent-style-name="DefaultParagraphFont" style:family="text">
      <style:text-properties style:font-name="MS Gothic" style:font-name-asian="MS Gothic" style:font-name-complex="MS Gothic"/>
    </style:style>
    <style:style style:name="T3034" style:parent-style-name="DefaultParagraphFont" style:family="text">
      <style:text-properties style:font-name="MS Gothic" style:font-name-asian="MS Gothic" style:font-name-complex="MS Gothic"/>
    </style:style>
    <style:style style:name="T3035" style:parent-style-name="DefaultParagraphFont" style:family="text">
      <style:text-properties style:font-name="MS Gothic" style:font-name-asian="MS Gothic" style:font-name-complex="MS Gothic"/>
    </style:style>
    <style:style style:name="T3036" style:parent-style-name="DefaultParagraphFont" style:family="text">
      <style:text-properties style:font-name="MS Gothic" style:font-name-asian="MS Gothic" style:font-name-complex="MS Gothic"/>
    </style:style>
    <style:style style:name="T3037" style:parent-style-name="DefaultParagraphFont" style:family="text">
      <style:text-properties style:font-name="MS Gothic" style:font-name-asian="MS Gothic" style:font-name-complex="MS Gothic"/>
    </style:style>
    <style:style style:name="T3038" style:parent-style-name="DefaultParagraphFont" style:family="text">
      <style:text-properties style:font-name="MS Gothic" style:font-name-asian="MS Gothic" style:font-name-complex="MS Gothic"/>
    </style:style>
    <style:style style:name="T3039" style:parent-style-name="DefaultParagraphFont" style:family="text">
      <style:text-properties style:font-name="MS Gothic" style:font-name-asian="MS Gothic" style:font-name-complex="MS Gothic"/>
    </style:style>
    <style:style style:name="T3040" style:parent-style-name="DefaultParagraphFont" style:family="text">
      <style:text-properties style:font-name="MS Gothic" style:font-name-asian="MS Gothic" style:font-name-complex="MS Gothic"/>
    </style:style>
    <style:style style:name="T3041" style:parent-style-name="DefaultParagraphFont" style:family="text">
      <style:text-properties style:font-name="MS Gothic" style:font-name-asian="MS Gothic" style:font-name-complex="MS Gothic"/>
    </style:style>
    <style:style style:name="T3042" style:parent-style-name="DefaultParagraphFont" style:family="text">
      <style:text-properties style:font-name="MS Gothic" style:font-name-asian="MS Gothic" style:font-name-complex="MS Gothic"/>
    </style:style>
    <style:style style:name="T3043" style:parent-style-name="DefaultParagraphFont" style:family="text">
      <style:text-properties style:font-name="MS Gothic" style:font-name-asian="MS Gothic" style:font-name-complex="MS Gothic"/>
    </style:style>
    <style:style style:name="T3044" style:parent-style-name="DefaultParagraphFont" style:family="text">
      <style:text-properties style:font-name="MS Gothic" style:font-name-asian="MS Gothic" style:font-name-complex="MS Gothic"/>
    </style:style>
    <style:style style:name="T3045" style:parent-style-name="DefaultParagraphFont" style:family="text">
      <style:text-properties style:font-name="MS Gothic" style:font-name-asian="MS Gothic" style:font-name-complex="MS Gothic"/>
    </style:style>
    <style:style style:name="T3046" style:parent-style-name="DefaultParagraphFont" style:family="text">
      <style:text-properties style:font-name="MS Gothic" style:font-name-asian="MS Gothic" style:font-name-complex="MS Gothic"/>
    </style:style>
    <style:style style:name="T3047" style:parent-style-name="DefaultParagraphFont" style:family="text">
      <style:text-properties style:font-name="MS Gothic" style:font-name-asian="MS Gothic" style:font-name-complex="MS Gothic"/>
    </style:style>
    <style:style style:name="T3048" style:parent-style-name="DefaultParagraphFont" style:family="text">
      <style:text-properties style:font-name="MS Gothic" style:font-name-asian="MS Gothic" style:font-name-complex="MS Gothic"/>
    </style:style>
    <style:style style:name="T3049" style:parent-style-name="DefaultParagraphFont" style:family="text">
      <style:text-properties style:font-name="MS Gothic" style:font-name-asian="MS Gothic" style:font-name-complex="MS Gothic"/>
    </style:style>
    <style:style style:name="T3050" style:parent-style-name="DefaultParagraphFont" style:family="text">
      <style:text-properties style:font-name="MS Gothic" style:font-name-asian="MS Gothic" style:font-name-complex="MS Gothic"/>
    </style:style>
    <style:style style:name="T3051" style:parent-style-name="DefaultParagraphFont" style:family="text">
      <style:text-properties style:font-name="MS Gothic" style:font-name-asian="MS Gothic" style:font-name-complex="MS Gothic"/>
    </style:style>
    <style:style style:name="T3052" style:parent-style-name="DefaultParagraphFont" style:family="text">
      <style:text-properties style:font-name="MS Gothic" style:font-name-asian="MS Gothic" style:font-name-complex="MS Gothic"/>
    </style:style>
    <style:style style:name="T3053" style:parent-style-name="DefaultParagraphFont" style:family="text">
      <style:text-properties style:font-name="MS Gothic" style:font-name-asian="MS Gothic" style:font-name-complex="MS Gothic"/>
    </style:style>
    <style:style style:name="T3054" style:parent-style-name="DefaultParagraphFont" style:family="text">
      <style:text-properties style:font-name="MS Gothic" style:font-name-asian="MS Gothic" style:font-name-complex="MS Gothic"/>
    </style:style>
    <style:style style:name="T3055" style:parent-style-name="DefaultParagraphFont" style:family="text">
      <style:text-properties style:font-name="MS Gothic" style:font-name-asian="MS Gothic" style:font-name-complex="MS Gothic"/>
    </style:style>
    <style:style style:name="T3056" style:parent-style-name="DefaultParagraphFont" style:family="text">
      <style:text-properties style:font-name="MS Gothic" style:font-name-asian="MS Gothic" style:font-name-complex="MS Gothic"/>
    </style:style>
    <style:style style:name="T3057" style:parent-style-name="DefaultParagraphFont" style:family="text">
      <style:text-properties style:font-name="MS Gothic" style:font-name-asian="MS Gothic" style:font-name-complex="MS Gothic"/>
    </style:style>
    <style:style style:name="T3058" style:parent-style-name="DefaultParagraphFont" style:family="text">
      <style:text-properties style:font-name="MS Gothic" style:font-name-asian="MS Gothic" style:font-name-complex="MS Gothic"/>
    </style:style>
    <style:style style:name="T3059" style:parent-style-name="DefaultParagraphFont" style:family="text">
      <style:text-properties style:font-name="MS Gothic" style:font-name-asian="MS Gothic" style:font-name-complex="MS Gothic"/>
    </style:style>
    <style:style style:name="T3060" style:parent-style-name="DefaultParagraphFont" style:family="text">
      <style:text-properties style:font-name="MS Gothic" style:font-name-asian="MS Gothic" style:font-name-complex="MS Gothic"/>
    </style:style>
    <style:style style:name="T3061" style:parent-style-name="DefaultParagraphFont" style:family="text">
      <style:text-properties style:font-name="Microsoft JhengHei" style:font-name-asian="Microsoft JhengHei" style:font-name-complex="Microsoft JhengHei"/>
    </style:style>
    <style:style style:name="T3062" style:parent-style-name="DefaultParagraphFont" style:family="text">
      <style:text-properties style:font-name="MS Gothic" style:font-name-asian="MS Gothic" style:font-name-complex="MS Gothic"/>
    </style:style>
    <style:style style:name="T3063" style:parent-style-name="DefaultParagraphFont" style:family="text">
      <style:text-properties style:font-name="MS Gothic" style:font-name-asian="MS Gothic" style:font-name-complex="MS Gothic"/>
    </style:style>
    <style:style style:name="T3064" style:parent-style-name="DefaultParagraphFont" style:family="text">
      <style:text-properties style:font-name="MS Gothic" style:font-name-asian="MS Gothic" style:font-name-complex="MS Gothic"/>
    </style:style>
    <style:style style:name="T3065" style:parent-style-name="DefaultParagraphFont" style:family="text">
      <style:text-properties style:font-name="MS Gothic" style:font-name-asian="MS Gothic" style:font-name-complex="MS Gothic"/>
    </style:style>
    <style:style style:name="T3066" style:parent-style-name="DefaultParagraphFont" style:family="text">
      <style:text-properties style:font-name="MS Gothic" style:font-name-asian="MS Gothic" style:font-name-complex="MS Gothic"/>
    </style:style>
    <style:style style:name="T3067" style:parent-style-name="DefaultParagraphFont" style:family="text">
      <style:text-properties style:font-name="MS Gothic" style:font-name-asian="MS Gothic" style:font-name-complex="MS Gothic"/>
    </style:style>
    <style:style style:name="T3068" style:parent-style-name="DefaultParagraphFont" style:family="text">
      <style:text-properties style:font-name="MS Gothic" style:font-name-asian="MS Gothic" style:font-name-complex="MS Gothic"/>
    </style:style>
    <style:style style:name="T3069" style:parent-style-name="DefaultParagraphFont" style:family="text">
      <style:text-properties style:font-name="MS Gothic" style:font-name-asian="MS Gothic" style:font-name-complex="MS Gothic"/>
    </style:style>
    <style:style style:name="T3070" style:parent-style-name="DefaultParagraphFont" style:family="text">
      <style:text-properties style:font-name="MS Gothic" style:font-name-asian="MS Gothic" style:font-name-complex="MS Gothic"/>
    </style:style>
    <style:style style:name="T3071" style:parent-style-name="DefaultParagraphFont" style:family="text">
      <style:text-properties style:font-name="MS Gothic" style:font-name-asian="MS Gothic" style:font-name-complex="MS Gothic"/>
    </style:style>
    <style:style style:name="T3072" style:parent-style-name="DefaultParagraphFont" style:family="text">
      <style:text-properties style:font-name="MS Gothic" style:font-name-asian="MS Gothic" style:font-name-complex="MS Gothic"/>
    </style:style>
    <style:style style:name="T3073" style:parent-style-name="DefaultParagraphFont" style:family="text">
      <style:text-properties style:font-name="Microsoft JhengHei" style:font-name-asian="Microsoft JhengHei" style:font-name-complex="Microsoft JhengHei"/>
    </style:style>
    <style:style style:name="T3074" style:parent-style-name="DefaultParagraphFont" style:family="text">
      <style:text-properties style:font-name="MS Gothic" style:font-name-asian="MS Gothic" style:font-name-complex="MS Gothic"/>
    </style:style>
    <style:style style:name="T3075" style:parent-style-name="DefaultParagraphFont" style:family="text">
      <style:text-properties style:font-name="MS Gothic" style:font-name-asian="MS Gothic" style:font-name-complex="MS Gothic"/>
    </style:style>
    <style:style style:name="T3076" style:parent-style-name="DefaultParagraphFont" style:family="text">
      <style:text-properties style:font-name="MS Gothic" style:font-name-asian="MS Gothic" style:font-name-complex="MS Gothic"/>
    </style:style>
    <style:style style:name="T3077" style:parent-style-name="DefaultParagraphFont" style:family="text">
      <style:text-properties style:font-name="MS Gothic" style:font-name-asian="MS Gothic" style:font-name-complex="MS Gothic"/>
    </style:style>
    <style:style style:name="T3078" style:parent-style-name="DefaultParagraphFont" style:family="text">
      <style:text-properties style:font-name="MS Gothic" style:font-name-asian="MS Gothic" style:font-name-complex="MS Gothic"/>
    </style:style>
    <style:style style:name="T3079" style:parent-style-name="DefaultParagraphFont" style:family="text">
      <style:text-properties style:font-name="Microsoft JhengHei" style:font-name-asian="Microsoft JhengHei" style:font-name-complex="Microsoft JhengHei"/>
    </style:style>
    <style:style style:name="T3080" style:parent-style-name="DefaultParagraphFont" style:family="text">
      <style:text-properties style:font-name="MS Gothic" style:font-name-asian="MS Gothic" style:font-name-complex="MS Gothic"/>
    </style:style>
    <style:style style:name="T3081" style:parent-style-name="DefaultParagraphFont" style:family="text">
      <style:text-properties style:font-name="MS Gothic" style:font-name-asian="MS Gothic" style:font-name-complex="MS Gothic"/>
    </style:style>
    <style:style style:name="T3082" style:parent-style-name="DefaultParagraphFont" style:family="text">
      <style:text-properties style:font-name="Microsoft JhengHei" style:font-name-asian="Microsoft JhengHei" style:font-name-complex="Microsoft JhengHei"/>
    </style:style>
    <style:style style:name="T3083" style:parent-style-name="DefaultParagraphFont" style:family="text">
      <style:text-properties style:font-name="MS Gothic" style:font-name-asian="MS Gothic" style:font-name-complex="MS Gothic"/>
    </style:style>
    <style:style style:name="T3084" style:parent-style-name="DefaultParagraphFont" style:family="text">
      <style:text-properties style:font-name="MS Gothic" style:font-name-asian="MS Gothic" style:font-name-complex="MS Gothic"/>
    </style:style>
    <style:style style:name="T3085" style:parent-style-name="DefaultParagraphFont" style:family="text">
      <style:text-properties style:font-name="MS Gothic" style:font-name-asian="MS Gothic" style:font-name-complex="MS Gothic"/>
    </style:style>
    <style:style style:name="T3086" style:parent-style-name="DefaultParagraphFont" style:family="text">
      <style:text-properties style:font-name="MS Gothic" style:font-name-asian="MS Gothic" style:font-name-complex="MS Gothic"/>
    </style:style>
    <style:style style:name="T3087" style:parent-style-name="DefaultParagraphFont" style:family="text">
      <style:text-properties style:font-name="MS Gothic" style:font-name-asian="MS Gothic" style:font-name-complex="MS Gothic"/>
    </style:style>
    <style:style style:name="T3088" style:parent-style-name="DefaultParagraphFont" style:family="text">
      <style:text-properties style:font-name="MS Gothic" style:font-name-asian="MS Gothic" style:font-name-complex="MS Gothic"/>
    </style:style>
    <style:style style:name="T3089" style:parent-style-name="DefaultParagraphFont" style:family="text">
      <style:text-properties style:font-name="MS Gothic" style:font-name-asian="MS Gothic" style:font-name-complex="MS Gothic"/>
    </style:style>
    <style:style style:name="T3090" style:parent-style-name="DefaultParagraphFont" style:family="text">
      <style:text-properties style:font-name="MS Gothic" style:font-name-asian="MS Gothic" style:font-name-complex="MS Gothic"/>
    </style:style>
    <style:style style:name="T3091" style:parent-style-name="DefaultParagraphFont" style:family="text">
      <style:text-properties style:font-name="MS Gothic" style:font-name-asian="MS Gothic" style:font-name-complex="MS Gothic"/>
    </style:style>
    <style:style style:name="T3092" style:parent-style-name="DefaultParagraphFont" style:family="text">
      <style:text-properties style:font-name="MS Gothic" style:font-name-asian="MS Gothic" style:font-name-complex="MS Gothic"/>
    </style:style>
    <style:style style:name="T3093" style:parent-style-name="DefaultParagraphFont" style:family="text">
      <style:text-properties style:font-name="MS Gothic" style:font-name-asian="MS Gothic" style:font-name-complex="MS Gothic"/>
    </style:style>
    <style:style style:name="T3094" style:parent-style-name="DefaultParagraphFont" style:family="text">
      <style:text-properties style:font-name="MS Gothic" style:font-name-asian="MS Gothic" style:font-name-complex="MS Gothic"/>
    </style:style>
    <style:style style:name="T3095" style:parent-style-name="DefaultParagraphFont" style:family="text">
      <style:text-properties style:font-name="MS Gothic" style:font-name-asian="MS Gothic" style:font-name-complex="MS Gothic"/>
    </style:style>
    <style:style style:name="T3096" style:parent-style-name="DefaultParagraphFont" style:family="text">
      <style:text-properties style:font-name="MS Gothic" style:font-name-asian="MS Gothic" style:font-name-complex="MS Gothic"/>
    </style:style>
    <style:style style:name="T3097" style:parent-style-name="DefaultParagraphFont" style:family="text">
      <style:text-properties style:font-name="MS Gothic" style:font-name-asian="MS Gothic" style:font-name-complex="MS Gothic"/>
    </style:style>
    <style:style style:name="T3098" style:parent-style-name="DefaultParagraphFont" style:family="text">
      <style:text-properties style:font-name="MS Gothic" style:font-name-asian="MS Gothic" style:font-name-complex="MS Gothic"/>
    </style:style>
    <style:style style:name="T3099" style:parent-style-name="DefaultParagraphFont" style:family="text">
      <style:text-properties style:font-name="MS Gothic" style:font-name-asian="MS Gothic" style:font-name-complex="MS Gothic"/>
    </style:style>
    <style:style style:name="T3100" style:parent-style-name="DefaultParagraphFont" style:family="text">
      <style:text-properties style:font-name="MS Gothic" style:font-name-asian="MS Gothic" style:font-name-complex="MS Gothic"/>
    </style:style>
    <style:style style:name="T3101" style:parent-style-name="DefaultParagraphFont" style:family="text">
      <style:text-properties style:font-name="MS Gothic" style:font-name-asian="MS Gothic" style:font-name-complex="MS Gothic"/>
    </style:style>
    <style:style style:name="T3102" style:parent-style-name="DefaultParagraphFont" style:family="text">
      <style:text-properties style:font-name="MS Gothic" style:font-name-asian="MS Gothic" style:font-name-complex="MS Gothic"/>
    </style:style>
    <style:style style:name="T3103" style:parent-style-name="DefaultParagraphFont" style:family="text">
      <style:text-properties style:font-name="MS Gothic" style:font-name-asian="MS Gothic" style:font-name-complex="MS Gothic"/>
    </style:style>
    <style:style style:name="T3104" style:parent-style-name="DefaultParagraphFont" style:family="text">
      <style:text-properties style:font-name="MS Gothic" style:font-name-asian="MS Gothic" style:font-name-complex="MS Gothic"/>
    </style:style>
    <style:style style:name="T3105" style:parent-style-name="DefaultParagraphFont" style:family="text">
      <style:text-properties fo:font-weight="bold" style:font-weight-asian="bold" style:font-weight-complex="bold"/>
    </style:style>
    <style:style style:name="T310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107" style:parent-style-name="DefaultParagraphFont" style:family="text">
      <style:text-properties fo:font-weight="bold" style:font-weight-asian="bold" style:font-weight-complex="bold"/>
    </style:style>
    <style:style style:name="T310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109" style:parent-style-name="DefaultParagraphFont" style:family="text">
      <style:text-properties fo:font-weight="bold" style:font-weight-asian="bold" style:font-weight-complex="bold"/>
    </style:style>
    <style:style style:name="T311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111" style:parent-style-name="DefaultParagraphFont" style:family="text">
      <style:text-properties fo:font-weight="bold" style:font-weight-asian="bold" style:font-weight-complex="bold"/>
    </style:style>
    <style:style style:name="T311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113" style:parent-style-name="DefaultParagraphFont" style:family="text">
      <style:text-properties fo:font-weight="bold" style:font-weight-asian="bold" style:font-weight-complex="bold"/>
    </style:style>
    <style:style style:name="T311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115" style:parent-style-name="DefaultParagraphFont" style:family="text">
      <style:text-properties fo:font-weight="bold" style:font-weight-asian="bold" style:font-weight-complex="bold"/>
    </style:style>
    <style:style style:name="T311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117" style:parent-style-name="DefaultParagraphFont" style:family="text">
      <style:text-properties fo:font-weight="bold" style:font-weight-asian="bold" style:font-weight-complex="bold"/>
    </style:style>
    <style:style style:name="T3118" style:parent-style-name="DefaultParagraphFont" style:family="text">
      <style:text-properties style:font-name="MS Gothic" style:font-name-asian="MS Gothic" style:font-name-complex="MS Gothic"/>
    </style:style>
    <style:style style:name="T3119" style:parent-style-name="DefaultParagraphFont" style:family="text">
      <style:text-properties style:font-name="MS Gothic" style:font-name-asian="MS Gothic" style:font-name-complex="MS Gothic"/>
    </style:style>
    <style:style style:name="T3120" style:parent-style-name="DefaultParagraphFont" style:family="text">
      <style:text-properties style:font-name="MS Gothic" style:font-name-asian="MS Gothic" style:font-name-complex="MS Gothic"/>
    </style:style>
    <style:style style:name="T3121" style:parent-style-name="DefaultParagraphFont" style:family="text">
      <style:text-properties style:font-name="MS Gothic" style:font-name-asian="MS Gothic" style:font-name-complex="MS Gothic"/>
    </style:style>
    <style:style style:name="T3122" style:parent-style-name="DefaultParagraphFont" style:family="text">
      <style:text-properties style:font-name="MS Gothic" style:font-name-asian="MS Gothic" style:font-name-complex="MS Gothic"/>
    </style:style>
    <style:style style:name="T3123" style:parent-style-name="DefaultParagraphFont" style:family="text">
      <style:text-properties style:font-name="MS Gothic" style:font-name-asian="MS Gothic" style:font-name-complex="MS Gothic"/>
    </style:style>
    <style:style style:name="T3124" style:parent-style-name="DefaultParagraphFont" style:family="text">
      <style:text-properties style:font-name="Microsoft JhengHei" style:font-name-asian="Microsoft JhengHei" style:font-name-complex="Microsoft JhengHei"/>
    </style:style>
    <style:style style:name="T3125" style:parent-style-name="DefaultParagraphFont" style:family="text">
      <style:text-properties style:font-name="MS Gothic" style:font-name-asian="MS Gothic" style:font-name-complex="MS Gothic"/>
    </style:style>
    <style:style style:name="T3126" style:parent-style-name="DefaultParagraphFont" style:family="text">
      <style:text-properties style:font-name="MS Gothic" style:font-name-asian="MS Gothic" style:font-name-complex="MS Gothic"/>
    </style:style>
    <style:style style:name="T3127" style:parent-style-name="DefaultParagraphFont" style:family="text">
      <style:text-properties style:font-name="MS Gothic" style:font-name-asian="MS Gothic" style:font-name-complex="MS Gothic"/>
    </style:style>
    <style:style style:name="T3128" style:parent-style-name="DefaultParagraphFont" style:family="text">
      <style:text-properties style:font-name="MS Gothic" style:font-name-asian="MS Gothic" style:font-name-complex="MS Gothic"/>
    </style:style>
    <style:style style:name="T3129" style:parent-style-name="DefaultParagraphFont" style:family="text">
      <style:text-properties style:font-name="MS Gothic" style:font-name-asian="MS Gothic" style:font-name-complex="MS Gothic"/>
    </style:style>
    <style:style style:name="T3130" style:parent-style-name="DefaultParagraphFont" style:family="text">
      <style:text-properties style:font-name="MS Gothic" style:font-name-asian="MS Gothic" style:font-name-complex="MS Gothic"/>
    </style:style>
    <style:style style:name="T3131" style:parent-style-name="DefaultParagraphFont" style:family="text">
      <style:text-properties style:font-name="MS Gothic" style:font-name-asian="MS Gothic" style:font-name-complex="MS Gothic"/>
    </style:style>
    <style:style style:name="T3132" style:parent-style-name="DefaultParagraphFont" style:family="text">
      <style:text-properties style:font-name="MS Gothic" style:font-name-asian="MS Gothic" style:font-name-complex="MS Gothic"/>
    </style:style>
    <style:style style:name="T3133" style:parent-style-name="DefaultParagraphFont" style:family="text">
      <style:text-properties style:font-name="MS Gothic" style:font-name-asian="MS Gothic" style:font-name-complex="MS Gothic"/>
    </style:style>
    <style:style style:name="T3134" style:parent-style-name="DefaultParagraphFont" style:family="text">
      <style:text-properties style:font-name="MS Gothic" style:font-name-asian="MS Gothic" style:font-name-complex="MS Gothic"/>
    </style:style>
    <style:style style:name="T3135" style:parent-style-name="DefaultParagraphFont" style:family="text">
      <style:text-properties style:font-name="MS Gothic" style:font-name-asian="MS Gothic" style:font-name-complex="MS Gothic"/>
    </style:style>
    <style:style style:name="T3136" style:parent-style-name="DefaultParagraphFont" style:family="text">
      <style:text-properties style:font-name="MS Gothic" style:font-name-asian="MS Gothic" style:font-name-complex="MS Gothic"/>
    </style:style>
    <style:style style:name="T3137" style:parent-style-name="DefaultParagraphFont" style:family="text">
      <style:text-properties style:font-name="MS Gothic" style:font-name-asian="MS Gothic" style:font-name-complex="MS Gothic"/>
    </style:style>
    <style:style style:name="T3138" style:parent-style-name="DefaultParagraphFont" style:family="text">
      <style:text-properties style:font-name="MS Gothic" style:font-name-asian="MS Gothic" style:font-name-complex="MS Gothic"/>
    </style:style>
    <style:style style:name="T3139" style:parent-style-name="DefaultParagraphFont" style:family="text">
      <style:text-properties style:font-name="MS Gothic" style:font-name-asian="MS Gothic" style:font-name-complex="MS Gothic"/>
    </style:style>
    <style:style style:name="T3140" style:parent-style-name="DefaultParagraphFont" style:family="text">
      <style:text-properties style:font-name="MS Gothic" style:font-name-asian="MS Gothic" style:font-name-complex="MS Gothic"/>
    </style:style>
    <style:style style:name="T3141" style:parent-style-name="DefaultParagraphFont" style:family="text">
      <style:text-properties style:font-name="MS Gothic" style:font-name-asian="MS Gothic" style:font-name-complex="MS Gothic"/>
    </style:style>
    <style:style style:name="T3142" style:parent-style-name="DefaultParagraphFont" style:family="text">
      <style:text-properties style:font-name="MS Gothic" style:font-name-asian="MS Gothic" style:font-name-complex="MS Gothic"/>
    </style:style>
    <style:style style:name="T3143" style:parent-style-name="DefaultParagraphFont" style:family="text">
      <style:text-properties style:font-name="MS Gothic" style:font-name-asian="MS Gothic" style:font-name-complex="MS Gothic"/>
    </style:style>
    <style:style style:name="T3144" style:parent-style-name="DefaultParagraphFont" style:family="text">
      <style:text-properties style:font-name="MS Gothic" style:font-name-asian="MS Gothic" style:font-name-complex="MS Gothic"/>
    </style:style>
    <style:style style:name="T3145" style:parent-style-name="DefaultParagraphFont" style:family="text">
      <style:text-properties style:font-name="MS Gothic" style:font-name-asian="MS Gothic" style:font-name-complex="MS Gothic"/>
    </style:style>
    <style:style style:name="T3146" style:parent-style-name="DefaultParagraphFont" style:family="text">
      <style:text-properties style:font-name="MS Gothic" style:font-name-asian="MS Gothic" style:font-name-complex="MS Gothic"/>
    </style:style>
    <style:style style:name="T3147" style:parent-style-name="DefaultParagraphFont" style:family="text">
      <style:text-properties style:font-name="MS Gothic" style:font-name-asian="MS Gothic" style:font-name-complex="MS Gothic"/>
    </style:style>
    <style:style style:name="T3148" style:parent-style-name="DefaultParagraphFont" style:family="text">
      <style:text-properties style:font-name="MS Gothic" style:font-name-asian="MS Gothic" style:font-name-complex="MS Gothic"/>
    </style:style>
    <style:style style:name="T3149" style:parent-style-name="DefaultParagraphFont" style:family="text">
      <style:text-properties style:font-name="MS Gothic" style:font-name-asian="MS Gothic" style:font-name-complex="MS Gothic"/>
    </style:style>
    <style:style style:name="T3150" style:parent-style-name="DefaultParagraphFont" style:family="text">
      <style:text-properties style:font-name="MS Gothic" style:font-name-asian="MS Gothic" style:font-name-complex="MS Gothic"/>
    </style:style>
    <style:style style:name="T3151" style:parent-style-name="DefaultParagraphFont" style:family="text">
      <style:text-properties style:font-name="MS Gothic" style:font-name-asian="MS Gothic" style:font-name-complex="MS Gothic"/>
    </style:style>
    <style:style style:name="T3152" style:parent-style-name="DefaultParagraphFont" style:family="text">
      <style:text-properties style:font-name="MS Gothic" style:font-name-asian="MS Gothic" style:font-name-complex="MS Gothic"/>
    </style:style>
    <style:style style:name="T3153" style:parent-style-name="DefaultParagraphFont" style:family="text">
      <style:text-properties style:font-name="MS Gothic" style:font-name-asian="MS Gothic" style:font-name-complex="MS Gothic"/>
    </style:style>
    <style:style style:name="T3154" style:parent-style-name="DefaultParagraphFont" style:family="text">
      <style:text-properties style:font-name="Microsoft JhengHei" style:font-name-asian="Microsoft JhengHei" style:font-name-complex="Microsoft JhengHei"/>
    </style:style>
    <style:style style:name="T3155" style:parent-style-name="DefaultParagraphFont" style:family="text">
      <style:text-properties style:font-name="MS Gothic" style:font-name-asian="MS Gothic" style:font-name-complex="MS Gothic"/>
    </style:style>
    <style:style style:name="T3156" style:parent-style-name="DefaultParagraphFont" style:family="text">
      <style:text-properties style:font-name="MS Gothic" style:font-name-asian="MS Gothic" style:font-name-complex="MS Gothic"/>
    </style:style>
    <style:style style:name="T3157" style:parent-style-name="DefaultParagraphFont" style:family="text">
      <style:text-properties style:font-name="MS Gothic" style:font-name-asian="MS Gothic" style:font-name-complex="MS Gothic"/>
    </style:style>
    <style:style style:name="T3158" style:parent-style-name="DefaultParagraphFont" style:family="text">
      <style:text-properties style:font-name="MS Gothic" style:font-name-asian="MS Gothic" style:font-name-complex="MS Gothic"/>
    </style:style>
    <style:style style:name="T3159" style:parent-style-name="DefaultParagraphFont" style:family="text">
      <style:text-properties style:font-name="MS Gothic" style:font-name-asian="MS Gothic" style:font-name-complex="MS Gothic"/>
    </style:style>
    <style:style style:name="T3160" style:parent-style-name="DefaultParagraphFont" style:family="text">
      <style:text-properties style:font-name="MS Gothic" style:font-name-asian="MS Gothic" style:font-name-complex="MS Gothic"/>
    </style:style>
    <style:style style:name="T3161" style:parent-style-name="DefaultParagraphFont" style:family="text">
      <style:text-properties style:font-name="MS Gothic" style:font-name-asian="MS Gothic" style:font-name-complex="MS Gothic"/>
    </style:style>
    <style:style style:name="T3162" style:parent-style-name="DefaultParagraphFont" style:family="text">
      <style:text-properties style:font-name="MS Gothic" style:font-name-asian="MS Gothic" style:font-name-complex="MS Gothic"/>
    </style:style>
    <style:style style:name="T3163" style:parent-style-name="DefaultParagraphFont" style:family="text">
      <style:text-properties style:font-name="MS Gothic" style:font-name-asian="MS Gothic" style:font-name-complex="MS Gothic"/>
    </style:style>
    <style:style style:name="T3164" style:parent-style-name="DefaultParagraphFont" style:family="text">
      <style:text-properties style:font-name="MS Gothic" style:font-name-asian="MS Gothic" style:font-name-complex="MS Gothic"/>
    </style:style>
    <style:style style:name="T3165" style:parent-style-name="DefaultParagraphFont" style:family="text">
      <style:text-properties style:font-name="MS Gothic" style:font-name-asian="MS Gothic" style:font-name-complex="MS Gothic"/>
    </style:style>
    <style:style style:name="T3166" style:parent-style-name="DefaultParagraphFont" style:family="text">
      <style:text-properties style:font-name="MS Gothic" style:font-name-asian="MS Gothic" style:font-name-complex="MS Gothic"/>
    </style:style>
    <style:style style:name="T3167" style:parent-style-name="DefaultParagraphFont" style:family="text">
      <style:text-properties style:font-name="MS Gothic" style:font-name-asian="MS Gothic" style:font-name-complex="MS Gothic"/>
    </style:style>
    <style:style style:name="T3168" style:parent-style-name="DefaultParagraphFont" style:family="text">
      <style:text-properties style:font-name="MS Gothic" style:font-name-asian="MS Gothic" style:font-name-complex="MS Gothic"/>
    </style:style>
    <style:style style:name="T3169" style:parent-style-name="DefaultParagraphFont" style:family="text">
      <style:text-properties style:font-name="MS Gothic" style:font-name-asian="MS Gothic" style:font-name-complex="MS Gothic"/>
    </style:style>
    <style:style style:name="T3170" style:parent-style-name="DefaultParagraphFont" style:family="text">
      <style:text-properties style:font-name="Microsoft JhengHei" style:font-name-asian="Microsoft JhengHei" style:font-name-complex="Microsoft JhengHei"/>
    </style:style>
    <style:style style:name="T3171" style:parent-style-name="DefaultParagraphFont" style:family="text">
      <style:text-properties style:font-name="MS Gothic" style:font-name-asian="MS Gothic" style:font-name-complex="MS Gothic"/>
    </style:style>
    <style:style style:name="T3172" style:parent-style-name="DefaultParagraphFont" style:family="text">
      <style:text-properties style:font-name="MS Gothic" style:font-name-asian="MS Gothic" style:font-name-complex="MS Gothic"/>
    </style:style>
    <style:style style:name="T3173" style:parent-style-name="DefaultParagraphFont" style:family="text">
      <style:text-properties style:font-name="MS Gothic" style:font-name-asian="MS Gothic" style:font-name-complex="MS Gothic"/>
    </style:style>
    <style:style style:name="T3174" style:parent-style-name="DefaultParagraphFont" style:family="text">
      <style:text-properties style:font-name="MS Gothic" style:font-name-asian="MS Gothic" style:font-name-complex="MS Gothic"/>
    </style:style>
    <style:style style:name="T3175" style:parent-style-name="DefaultParagraphFont" style:family="text">
      <style:text-properties style:font-name="MS Gothic" style:font-name-asian="MS Gothic" style:font-name-complex="MS Gothic"/>
    </style:style>
    <style:style style:name="T3176" style:parent-style-name="DefaultParagraphFont" style:family="text">
      <style:text-properties style:font-name="MS Gothic" style:font-name-asian="MS Gothic" style:font-name-complex="MS Gothic"/>
    </style:style>
    <style:style style:name="T3177" style:parent-style-name="DefaultParagraphFont" style:family="text">
      <style:text-properties style:font-name="MS Gothic" style:font-name-asian="MS Gothic" style:font-name-complex="MS Gothic"/>
    </style:style>
    <style:style style:name="T3178" style:parent-style-name="DefaultParagraphFont" style:family="text">
      <style:text-properties style:font-name="Microsoft JhengHei" style:font-name-asian="Microsoft JhengHei" style:font-name-complex="Microsoft JhengHei"/>
    </style:style>
    <style:style style:name="T3179" style:parent-style-name="DefaultParagraphFont" style:family="text">
      <style:text-properties style:font-name="MS Gothic" style:font-name-asian="MS Gothic" style:font-name-complex="MS Gothic"/>
    </style:style>
    <style:style style:name="T3180" style:parent-style-name="DefaultParagraphFont" style:family="text">
      <style:text-properties style:font-name="MS Gothic" style:font-name-asian="MS Gothic" style:font-name-complex="MS Gothic"/>
    </style:style>
    <style:style style:name="T3181" style:parent-style-name="DefaultParagraphFont" style:family="text">
      <style:text-properties style:font-name="MS Gothic" style:font-name-asian="MS Gothic" style:font-name-complex="MS Gothic"/>
    </style:style>
    <style:style style:name="T3182" style:parent-style-name="DefaultParagraphFont" style:family="text">
      <style:text-properties style:font-name="MS Gothic" style:font-name-asian="MS Gothic" style:font-name-complex="MS Gothic"/>
    </style:style>
    <style:style style:name="T3183" style:parent-style-name="DefaultParagraphFont" style:family="text">
      <style:text-properties style:font-name="MS Gothic" style:font-name-asian="MS Gothic" style:font-name-complex="MS Gothic"/>
    </style:style>
    <style:style style:name="T3184" style:parent-style-name="DefaultParagraphFont" style:family="text">
      <style:text-properties style:font-name="MS Gothic" style:font-name-asian="MS Gothic" style:font-name-complex="MS Gothic"/>
    </style:style>
    <style:style style:name="T3185" style:parent-style-name="DefaultParagraphFont" style:family="text">
      <style:text-properties style:font-name="MS Gothic" style:font-name-asian="MS Gothic" style:font-name-complex="MS Gothic"/>
    </style:style>
    <style:style style:name="T3186" style:parent-style-name="DefaultParagraphFont" style:family="text">
      <style:text-properties style:font-name="MS Gothic" style:font-name-asian="MS Gothic" style:font-name-complex="MS Gothic"/>
    </style:style>
    <style:style style:name="T3187" style:parent-style-name="DefaultParagraphFont" style:family="text">
      <style:text-properties style:font-name="MS Gothic" style:font-name-asian="MS Gothic" style:font-name-complex="MS Gothic"/>
    </style:style>
    <style:style style:name="T3188" style:parent-style-name="DefaultParagraphFont" style:family="text">
      <style:text-properties style:font-name="MS Gothic" style:font-name-asian="MS Gothic" style:font-name-complex="MS Gothic"/>
    </style:style>
    <style:style style:name="T3189" style:parent-style-name="DefaultParagraphFont" style:family="text">
      <style:text-properties style:font-name="MS Gothic" style:font-name-asian="MS Gothic" style:font-name-complex="MS Gothic"/>
    </style:style>
    <style:style style:name="T3190" style:parent-style-name="DefaultParagraphFont" style:family="text">
      <style:text-properties style:font-name="MS Gothic" style:font-name-asian="MS Gothic" style:font-name-complex="MS Gothic"/>
    </style:style>
    <style:style style:name="T3191" style:parent-style-name="DefaultParagraphFont" style:family="text">
      <style:text-properties style:font-name="MS Gothic" style:font-name-asian="MS Gothic" style:font-name-complex="MS Gothic"/>
    </style:style>
    <style:style style:name="T3192" style:parent-style-name="DefaultParagraphFont" style:family="text">
      <style:text-properties style:font-name="MS Gothic" style:font-name-asian="MS Gothic" style:font-name-complex="MS Gothic"/>
    </style:style>
    <style:style style:name="T3193" style:parent-style-name="DefaultParagraphFont" style:family="text">
      <style:text-properties style:font-name="MS Gothic" style:font-name-asian="MS Gothic" style:font-name-complex="MS Gothic"/>
    </style:style>
    <style:style style:name="T3194" style:parent-style-name="DefaultParagraphFont" style:family="text">
      <style:text-properties style:font-name="Microsoft JhengHei" style:font-name-asian="Microsoft JhengHei" style:font-name-complex="Microsoft JhengHei"/>
    </style:style>
    <style:style style:name="T3195" style:parent-style-name="DefaultParagraphFont" style:family="text">
      <style:text-properties style:font-name="MS Gothic" style:font-name-asian="MS Gothic" style:font-name-complex="MS Gothic"/>
    </style:style>
    <style:style style:name="T3196" style:parent-style-name="DefaultParagraphFont" style:family="text">
      <style:text-properties style:font-name="MS Gothic" style:font-name-asian="MS Gothic" style:font-name-complex="MS Gothic"/>
    </style:style>
    <style:style style:name="T3197" style:parent-style-name="DefaultParagraphFont" style:family="text">
      <style:text-properties style:font-name="MS Gothic" style:font-name-asian="MS Gothic" style:font-name-complex="MS Gothic"/>
    </style:style>
    <style:style style:name="T3198" style:parent-style-name="DefaultParagraphFont" style:family="text">
      <style:text-properties style:font-name="MS Gothic" style:font-name-asian="MS Gothic" style:font-name-complex="MS Gothic"/>
    </style:style>
    <style:style style:name="T3199" style:parent-style-name="DefaultParagraphFont" style:family="text">
      <style:text-properties style:font-name="Microsoft JhengHei" style:font-name-asian="Microsoft JhengHei" style:font-name-complex="Microsoft JhengHei"/>
    </style:style>
    <style:style style:name="T3200" style:parent-style-name="DefaultParagraphFont" style:family="text">
      <style:text-properties style:font-name="MS Gothic" style:font-name-asian="MS Gothic" style:font-name-complex="MS Gothic"/>
    </style:style>
    <style:style style:name="T3201" style:parent-style-name="DefaultParagraphFont" style:family="text">
      <style:text-properties style:font-name="Microsoft JhengHei" style:font-name-asian="Microsoft JhengHei" style:font-name-complex="Microsoft JhengHei"/>
    </style:style>
    <style:style style:name="T3202" style:parent-style-name="DefaultParagraphFont" style:family="text">
      <style:text-properties style:font-name="MS Gothic" style:font-name-asian="MS Gothic" style:font-name-complex="MS Gothic"/>
    </style:style>
    <style:style style:name="T3203" style:parent-style-name="DefaultParagraphFont" style:family="text">
      <style:text-properties style:font-name="MS Gothic" style:font-name-asian="MS Gothic" style:font-name-complex="MS Gothic"/>
    </style:style>
    <style:style style:name="T3204" style:parent-style-name="DefaultParagraphFont" style:family="text">
      <style:text-properties style:font-name="MS Gothic" style:font-name-asian="MS Gothic" style:font-name-complex="MS Gothic"/>
    </style:style>
    <style:style style:name="T3205" style:parent-style-name="DefaultParagraphFont" style:family="text">
      <style:text-properties style:font-name="MS Gothic" style:font-name-asian="MS Gothic" style:font-name-complex="MS Gothic"/>
    </style:style>
    <style:style style:name="T3206" style:parent-style-name="DefaultParagraphFont" style:family="text">
      <style:text-properties style:font-name="MS Gothic" style:font-name-asian="MS Gothic" style:font-name-complex="MS Gothic"/>
    </style:style>
    <style:style style:name="T3207" style:parent-style-name="DefaultParagraphFont" style:family="text">
      <style:text-properties style:font-name="MS Gothic" style:font-name-asian="MS Gothic" style:font-name-complex="MS Gothic"/>
    </style:style>
    <style:style style:name="T3208" style:parent-style-name="DefaultParagraphFont" style:family="text">
      <style:text-properties style:font-name="MS Gothic" style:font-name-asian="MS Gothic" style:font-name-complex="MS Gothic"/>
    </style:style>
    <style:style style:name="T3209" style:parent-style-name="DefaultParagraphFont" style:family="text">
      <style:text-properties style:font-name="Microsoft JhengHei" style:font-name-asian="Microsoft JhengHei" style:font-name-complex="Microsoft JhengHei"/>
    </style:style>
    <style:style style:name="T3210" style:parent-style-name="DefaultParagraphFont" style:family="text">
      <style:text-properties style:font-name="MS Gothic" style:font-name-asian="MS Gothic" style:font-name-complex="MS Gothic"/>
    </style:style>
    <style:style style:name="T3211" style:parent-style-name="DefaultParagraphFont" style:family="text">
      <style:text-properties style:font-name="MS Gothic" style:font-name-asian="MS Gothic" style:font-name-complex="MS Gothic"/>
    </style:style>
    <style:style style:name="T3212" style:parent-style-name="DefaultParagraphFont" style:family="text">
      <style:text-properties style:font-name="MS Gothic" style:font-name-asian="MS Gothic" style:font-name-complex="MS Gothic"/>
    </style:style>
    <style:style style:name="T3213" style:parent-style-name="DefaultParagraphFont" style:family="text">
      <style:text-properties style:font-name="MS Gothic" style:font-name-asian="MS Gothic" style:font-name-complex="MS Gothic"/>
    </style:style>
    <style:style style:name="T3214" style:parent-style-name="DefaultParagraphFont" style:family="text">
      <style:text-properties style:font-name="MS Gothic" style:font-name-asian="MS Gothic" style:font-name-complex="MS Gothic"/>
    </style:style>
    <style:style style:name="T3215" style:parent-style-name="DefaultParagraphFont" style:family="text">
      <style:text-properties style:font-name="MS Gothic" style:font-name-asian="MS Gothic" style:font-name-complex="MS Gothic"/>
    </style:style>
    <style:style style:name="T3216" style:parent-style-name="DefaultParagraphFont" style:family="text">
      <style:text-properties style:font-name="MS Gothic" style:font-name-asian="MS Gothic" style:font-name-complex="MS Gothic"/>
    </style:style>
    <style:style style:name="T3217" style:parent-style-name="DefaultParagraphFont" style:family="text">
      <style:text-properties style:font-name="MS Gothic" style:font-name-asian="MS Gothic" style:font-name-complex="MS Gothic"/>
    </style:style>
    <style:style style:name="T3218" style:parent-style-name="DefaultParagraphFont" style:family="text">
      <style:text-properties style:font-name="MS Gothic" style:font-name-asian="MS Gothic" style:font-name-complex="MS Gothic"/>
    </style:style>
    <style:style style:name="T3219" style:parent-style-name="DefaultParagraphFont" style:family="text">
      <style:text-properties style:font-name="Microsoft JhengHei" style:font-name-asian="Microsoft JhengHei" style:font-name-complex="Microsoft JhengHei"/>
    </style:style>
    <style:style style:name="T3220" style:parent-style-name="DefaultParagraphFont" style:family="text">
      <style:text-properties style:font-name="MS Gothic" style:font-name-asian="MS Gothic" style:font-name-complex="MS Gothic"/>
    </style:style>
    <style:style style:name="T3221" style:parent-style-name="DefaultParagraphFont" style:family="text">
      <style:text-properties style:font-name="MS Gothic" style:font-name-asian="MS Gothic" style:font-name-complex="MS Gothic"/>
    </style:style>
    <style:style style:name="T3222" style:parent-style-name="DefaultParagraphFont" style:family="text">
      <style:text-properties style:font-name="MS Gothic" style:font-name-asian="MS Gothic" style:font-name-complex="MS Gothic"/>
    </style:style>
    <style:style style:name="T3223" style:parent-style-name="DefaultParagraphFont" style:family="text">
      <style:text-properties style:font-name="MS Gothic" style:font-name-asian="MS Gothic" style:font-name-complex="MS Gothic"/>
    </style:style>
    <style:style style:name="T3224" style:parent-style-name="DefaultParagraphFont" style:family="text">
      <style:text-properties style:font-name="MS Gothic" style:font-name-asian="MS Gothic" style:font-name-complex="MS Gothic"/>
    </style:style>
    <style:style style:name="T3225" style:parent-style-name="DefaultParagraphFont" style:family="text">
      <style:text-properties style:font-name="MS Gothic" style:font-name-asian="MS Gothic" style:font-name-complex="MS Gothic"/>
    </style:style>
    <style:style style:name="T3226" style:parent-style-name="DefaultParagraphFont" style:family="text">
      <style:text-properties style:font-name="MS Gothic" style:font-name-asian="MS Gothic" style:font-name-complex="MS Gothic"/>
    </style:style>
    <style:style style:name="T3227" style:parent-style-name="DefaultParagraphFont" style:family="text">
      <style:text-properties style:font-name="MS Gothic" style:font-name-asian="MS Gothic" style:font-name-complex="MS Gothic"/>
    </style:style>
    <style:style style:name="T3228" style:parent-style-name="DefaultParagraphFont" style:family="text">
      <style:text-properties style:font-name="MS Gothic" style:font-name-asian="MS Gothic" style:font-name-complex="MS Gothic"/>
    </style:style>
    <style:style style:name="T3229" style:parent-style-name="DefaultParagraphFont" style:family="text">
      <style:text-properties style:font-name="MS Gothic" style:font-name-asian="MS Gothic" style:font-name-complex="MS Gothic"/>
    </style:style>
    <style:style style:name="T3230" style:parent-style-name="DefaultParagraphFont" style:family="text">
      <style:text-properties style:font-name="MS Gothic" style:font-name-asian="MS Gothic" style:font-name-complex="MS Gothic"/>
    </style:style>
    <style:style style:name="T3231" style:parent-style-name="DefaultParagraphFont" style:family="text">
      <style:text-properties style:font-name="MS Gothic" style:font-name-asian="MS Gothic" style:font-name-complex="MS Gothic"/>
    </style:style>
    <style:style style:name="T3232" style:parent-style-name="DefaultParagraphFont" style:family="text">
      <style:text-properties style:font-name="MS Gothic" style:font-name-asian="MS Gothic" style:font-name-complex="MS Gothic"/>
    </style:style>
    <style:style style:name="T3233" style:parent-style-name="DefaultParagraphFont" style:family="text">
      <style:text-properties style:font-name="MS Gothic" style:font-name-asian="MS Gothic" style:font-name-complex="MS Gothic"/>
    </style:style>
    <style:style style:name="T3234" style:parent-style-name="DefaultParagraphFont" style:family="text">
      <style:text-properties style:font-name="MS Gothic" style:font-name-asian="MS Gothic" style:font-name-complex="MS Gothic"/>
    </style:style>
    <style:style style:name="T3235" style:parent-style-name="DefaultParagraphFont" style:family="text">
      <style:text-properties style:font-name="MS Gothic" style:font-name-asian="MS Gothic" style:font-name-complex="MS Gothic"/>
    </style:style>
    <style:style style:name="T3236" style:parent-style-name="DefaultParagraphFont" style:family="text">
      <style:text-properties style:font-name="MS Gothic" style:font-name-asian="MS Gothic" style:font-name-complex="MS Gothic"/>
    </style:style>
    <style:style style:name="T3237" style:parent-style-name="DefaultParagraphFont" style:family="text">
      <style:text-properties style:font-name="MS Gothic" style:font-name-asian="MS Gothic" style:font-name-complex="MS Gothic"/>
    </style:style>
    <style:style style:name="T3238" style:parent-style-name="DefaultParagraphFont" style:family="text">
      <style:text-properties style:font-name="MS Gothic" style:font-name-asian="MS Gothic" style:font-name-complex="MS Gothic"/>
    </style:style>
    <style:style style:name="T3239" style:parent-style-name="DefaultParagraphFont" style:family="text">
      <style:text-properties style:font-name="MS Gothic" style:font-name-asian="MS Gothic" style:font-name-complex="MS Gothic"/>
    </style:style>
    <style:style style:name="T3240" style:parent-style-name="DefaultParagraphFont" style:family="text">
      <style:text-properties style:font-name="MS Gothic" style:font-name-asian="MS Gothic" style:font-name-complex="MS Gothic"/>
    </style:style>
    <style:style style:name="T3241" style:parent-style-name="DefaultParagraphFont" style:family="text">
      <style:text-properties style:font-name="MS Gothic" style:font-name-asian="MS Gothic" style:font-name-complex="MS Gothic"/>
    </style:style>
    <style:style style:name="T3242" style:parent-style-name="DefaultParagraphFont" style:family="text">
      <style:text-properties style:font-name="MS Gothic" style:font-name-asian="MS Gothic" style:font-name-complex="MS Gothic"/>
    </style:style>
    <style:style style:name="T3243" style:parent-style-name="DefaultParagraphFont" style:family="text">
      <style:text-properties style:font-name="MS Gothic" style:font-name-asian="MS Gothic" style:font-name-complex="MS Gothic"/>
    </style:style>
    <style:style style:name="T3244" style:parent-style-name="DefaultParagraphFont" style:family="text">
      <style:text-properties style:font-name="MS Gothic" style:font-name-asian="MS Gothic" style:font-name-complex="MS Gothic"/>
    </style:style>
    <style:style style:name="T3245" style:parent-style-name="DefaultParagraphFont" style:family="text">
      <style:text-properties style:font-name="MS Gothic" style:font-name-asian="MS Gothic" style:font-name-complex="MS Gothic"/>
    </style:style>
    <style:style style:name="T3246" style:parent-style-name="DefaultParagraphFont" style:family="text">
      <style:text-properties style:font-name="MS Gothic" style:font-name-asian="MS Gothic" style:font-name-complex="MS Gothic"/>
    </style:style>
    <style:style style:name="T3247" style:parent-style-name="DefaultParagraphFont" style:family="text">
      <style:text-properties style:font-name="MS Gothic" style:font-name-asian="MS Gothic" style:font-name-complex="MS Gothic"/>
    </style:style>
    <style:style style:name="T3248" style:parent-style-name="DefaultParagraphFont" style:family="text">
      <style:text-properties style:font-name="MS Gothic" style:font-name-asian="MS Gothic" style:font-name-complex="MS Gothic"/>
    </style:style>
    <style:style style:name="T3249" style:parent-style-name="DefaultParagraphFont" style:family="text">
      <style:text-properties style:font-name="Microsoft JhengHei" style:font-name-asian="Microsoft JhengHei" style:font-name-complex="Microsoft JhengHei"/>
    </style:style>
    <style:style style:name="T3250" style:parent-style-name="DefaultParagraphFont" style:family="text">
      <style:text-properties style:font-name="MS Gothic" style:font-name-asian="MS Gothic" style:font-name-complex="MS Gothic"/>
    </style:style>
    <style:style style:name="T3251" style:parent-style-name="DefaultParagraphFont" style:family="text">
      <style:text-properties style:font-name="MS Gothic" style:font-name-asian="MS Gothic" style:font-name-complex="MS Gothic"/>
    </style:style>
    <style:style style:name="T3252" style:parent-style-name="DefaultParagraphFont" style:family="text">
      <style:text-properties style:font-name="MS Gothic" style:font-name-asian="MS Gothic" style:font-name-complex="MS Gothic"/>
    </style:style>
    <style:style style:name="T3253" style:parent-style-name="DefaultParagraphFont" style:family="text">
      <style:text-properties style:font-name="MS Gothic" style:font-name-asian="MS Gothic" style:font-name-complex="MS Gothic"/>
    </style:style>
    <style:style style:name="T3254" style:parent-style-name="DefaultParagraphFont" style:family="text">
      <style:text-properties style:font-name="MS Gothic" style:font-name-asian="MS Gothic" style:font-name-complex="MS Gothic"/>
    </style:style>
    <style:style style:name="T3255" style:parent-style-name="DefaultParagraphFont" style:family="text">
      <style:text-properties style:font-name="MS Gothic" style:font-name-asian="MS Gothic" style:font-name-complex="MS Gothic"/>
    </style:style>
    <style:style style:name="T3256" style:parent-style-name="DefaultParagraphFont" style:family="text">
      <style:text-properties style:font-name="MS Gothic" style:font-name-asian="MS Gothic" style:font-name-complex="MS Gothic"/>
    </style:style>
    <style:style style:name="T3257" style:parent-style-name="DefaultParagraphFont" style:family="text">
      <style:text-properties style:font-name="MS Gothic" style:font-name-asian="MS Gothic" style:font-name-complex="MS Gothic"/>
    </style:style>
    <style:style style:name="T3258" style:parent-style-name="DefaultParagraphFont" style:family="text">
      <style:text-properties style:font-name="MS Gothic" style:font-name-asian="MS Gothic" style:font-name-complex="MS Gothic"/>
    </style:style>
    <style:style style:name="T3259" style:parent-style-name="DefaultParagraphFont" style:family="text">
      <style:text-properties style:font-name="MS Gothic" style:font-name-asian="MS Gothic" style:font-name-complex="MS Gothic"/>
    </style:style>
    <style:style style:name="T3260" style:parent-style-name="DefaultParagraphFont" style:family="text">
      <style:text-properties style:font-name="MS Gothic" style:font-name-asian="MS Gothic" style:font-name-complex="MS Gothic"/>
    </style:style>
    <style:style style:name="T3261" style:parent-style-name="DefaultParagraphFont" style:family="text">
      <style:text-properties style:font-name="MS Gothic" style:font-name-asian="MS Gothic" style:font-name-complex="MS Gothic"/>
    </style:style>
    <style:style style:name="T3262" style:parent-style-name="DefaultParagraphFont" style:family="text">
      <style:text-properties style:font-name="MS Gothic" style:font-name-asian="MS Gothic" style:font-name-complex="MS Gothic"/>
    </style:style>
    <style:style style:name="T3263" style:parent-style-name="DefaultParagraphFont" style:family="text">
      <style:text-properties style:font-name="MS Gothic" style:font-name-asian="MS Gothic" style:font-name-complex="MS Gothic"/>
    </style:style>
    <style:style style:name="T3264" style:parent-style-name="DefaultParagraphFont" style:family="text">
      <style:text-properties style:font-name="MS Gothic" style:font-name-asian="MS Gothic" style:font-name-complex="MS Gothic"/>
    </style:style>
    <style:style style:name="T3265" style:parent-style-name="DefaultParagraphFont" style:family="text">
      <style:text-properties style:font-name="MS Gothic" style:font-name-asian="MS Gothic" style:font-name-complex="MS Gothic"/>
    </style:style>
    <style:style style:name="T3266" style:parent-style-name="DefaultParagraphFont" style:family="text">
      <style:text-properties style:font-name="MS Gothic" style:font-name-asian="MS Gothic" style:font-name-complex="MS Gothic"/>
    </style:style>
    <style:style style:name="T3267" style:parent-style-name="DefaultParagraphFont" style:family="text">
      <style:text-properties style:font-name="MS Gothic" style:font-name-asian="MS Gothic" style:font-name-complex="MS Gothic"/>
    </style:style>
    <style:style style:name="T3268" style:parent-style-name="DefaultParagraphFont" style:family="text">
      <style:text-properties style:font-name="MS Gothic" style:font-name-asian="MS Gothic" style:font-name-complex="MS Gothic"/>
    </style:style>
    <style:style style:name="T3269" style:parent-style-name="DefaultParagraphFont" style:family="text">
      <style:text-properties style:font-name="MS Gothic" style:font-name-asian="MS Gothic" style:font-name-complex="MS Gothic"/>
    </style:style>
    <style:style style:name="T3270" style:parent-style-name="DefaultParagraphFont" style:family="text">
      <style:text-properties style:font-name="MS Gothic" style:font-name-asian="MS Gothic" style:font-name-complex="MS Gothic"/>
    </style:style>
    <style:style style:name="T3271" style:parent-style-name="DefaultParagraphFont" style:family="text">
      <style:text-properties style:font-name="MS Gothic" style:font-name-asian="MS Gothic" style:font-name-complex="MS Gothic"/>
    </style:style>
    <style:style style:name="T3272" style:parent-style-name="DefaultParagraphFont" style:family="text">
      <style:text-properties style:font-name="MS Gothic" style:font-name-asian="MS Gothic" style:font-name-complex="MS Gothic"/>
    </style:style>
    <style:style style:name="T3273" style:parent-style-name="DefaultParagraphFont" style:family="text">
      <style:text-properties style:font-name="MS Gothic" style:font-name-asian="MS Gothic" style:font-name-complex="MS Gothic"/>
    </style:style>
    <style:style style:name="T3274" style:parent-style-name="DefaultParagraphFont" style:family="text">
      <style:text-properties style:font-name="MS Gothic" style:font-name-asian="MS Gothic" style:font-name-complex="MS Gothic"/>
    </style:style>
    <style:style style:name="T3275" style:parent-style-name="DefaultParagraphFont" style:family="text">
      <style:text-properties style:font-name="MS Gothic" style:font-name-asian="MS Gothic" style:font-name-complex="MS Gothic"/>
    </style:style>
    <style:style style:name="T3276" style:parent-style-name="DefaultParagraphFont" style:family="text">
      <style:text-properties style:font-name="MS Gothic" style:font-name-asian="MS Gothic" style:font-name-complex="MS Gothic"/>
    </style:style>
    <style:style style:name="T3277" style:parent-style-name="DefaultParagraphFont" style:family="text">
      <style:text-properties style:font-name="MS Gothic" style:font-name-asian="MS Gothic" style:font-name-complex="MS Gothic"/>
    </style:style>
    <style:style style:name="T3278" style:parent-style-name="DefaultParagraphFont" style:family="text">
      <style:text-properties style:font-name="MS Gothic" style:font-name-asian="MS Gothic" style:font-name-complex="MS Gothic"/>
    </style:style>
    <style:style style:name="T3279" style:parent-style-name="DefaultParagraphFont" style:family="text">
      <style:text-properties style:font-name="MS Gothic" style:font-name-asian="MS Gothic" style:font-name-complex="MS Gothic"/>
    </style:style>
    <style:style style:name="T3280" style:parent-style-name="DefaultParagraphFont" style:family="text">
      <style:text-properties style:font-name="MS Gothic" style:font-name-asian="MS Gothic" style:font-name-complex="MS Gothic"/>
    </style:style>
    <style:style style:name="T3281" style:parent-style-name="DefaultParagraphFont" style:family="text">
      <style:text-properties style:font-name="MS Gothic" style:font-name-asian="MS Gothic" style:font-name-complex="MS Gothic"/>
    </style:style>
    <style:style style:name="T3282" style:parent-style-name="DefaultParagraphFont" style:family="text">
      <style:text-properties style:font-name="MS Gothic" style:font-name-asian="MS Gothic" style:font-name-complex="MS Gothic"/>
    </style:style>
    <style:style style:name="T3283" style:parent-style-name="DefaultParagraphFont" style:family="text">
      <style:text-properties style:font-name="MS Gothic" style:font-name-asian="MS Gothic" style:font-name-complex="MS Gothic"/>
    </style:style>
    <style:style style:name="T3284" style:parent-style-name="DefaultParagraphFont" style:family="text">
      <style:text-properties style:font-name="MS Gothic" style:font-name-asian="MS Gothic" style:font-name-complex="MS Gothic"/>
    </style:style>
    <style:style style:name="T3285" style:parent-style-name="DefaultParagraphFont" style:family="text">
      <style:text-properties style:font-name="MS Gothic" style:font-name-asian="MS Gothic" style:font-name-complex="MS Gothic"/>
    </style:style>
    <style:style style:name="T3286" style:parent-style-name="DefaultParagraphFont" style:family="text">
      <style:text-properties style:font-name="MS Gothic" style:font-name-asian="MS Gothic" style:font-name-complex="MS Gothic"/>
    </style:style>
    <style:style style:name="T3287" style:parent-style-name="DefaultParagraphFont" style:family="text">
      <style:text-properties style:font-name="Microsoft JhengHei" style:font-name-asian="Microsoft JhengHei" style:font-name-complex="Microsoft JhengHei"/>
    </style:style>
    <style:style style:name="T3288" style:parent-style-name="DefaultParagraphFont" style:family="text">
      <style:text-properties style:font-name="MS Gothic" style:font-name-asian="MS Gothic" style:font-name-complex="MS Gothic"/>
    </style:style>
    <style:style style:name="T3289" style:parent-style-name="DefaultParagraphFont" style:family="text">
      <style:text-properties style:font-name="MS Gothic" style:font-name-asian="MS Gothic" style:font-name-complex="MS Gothic"/>
    </style:style>
    <style:style style:name="T3290" style:parent-style-name="DefaultParagraphFont" style:family="text">
      <style:text-properties style:font-name="MS Gothic" style:font-name-asian="MS Gothic" style:font-name-complex="MS Gothic"/>
    </style:style>
    <style:style style:name="T3291" style:parent-style-name="DefaultParagraphFont" style:family="text">
      <style:text-properties style:font-name="MS Gothic" style:font-name-asian="MS Gothic" style:font-name-complex="MS Gothic"/>
    </style:style>
    <style:style style:name="T3292" style:parent-style-name="DefaultParagraphFont" style:family="text">
      <style:text-properties style:font-name="MS Gothic" style:font-name-asian="MS Gothic" style:font-name-complex="MS Gothic"/>
    </style:style>
    <style:style style:name="T3293" style:parent-style-name="DefaultParagraphFont" style:family="text">
      <style:text-properties style:font-name="MS Gothic" style:font-name-asian="MS Gothic" style:font-name-complex="MS Gothic"/>
    </style:style>
    <style:style style:name="T3294" style:parent-style-name="DefaultParagraphFont" style:family="text">
      <style:text-properties style:font-name="MS Gothic" style:font-name-asian="MS Gothic" style:font-name-complex="MS Gothic"/>
    </style:style>
    <style:style style:name="T3295" style:parent-style-name="DefaultParagraphFont" style:family="text">
      <style:text-properties style:font-name="MS Gothic" style:font-name-asian="MS Gothic" style:font-name-complex="MS Gothic"/>
    </style:style>
    <style:style style:name="T3296" style:parent-style-name="DefaultParagraphFont" style:family="text">
      <style:text-properties style:font-name="Microsoft JhengHei" style:font-name-asian="Microsoft JhengHei" style:font-name-complex="Microsoft JhengHei"/>
    </style:style>
    <style:style style:name="T3297" style:parent-style-name="DefaultParagraphFont" style:family="text">
      <style:text-properties style:font-name="MS Gothic" style:font-name-asian="MS Gothic" style:font-name-complex="MS Gothic"/>
    </style:style>
    <style:style style:name="T3298" style:parent-style-name="DefaultParagraphFont" style:family="text">
      <style:text-properties style:font-name="MS Gothic" style:font-name-asian="MS Gothic" style:font-name-complex="MS Gothic"/>
    </style:style>
    <style:style style:name="T3299" style:parent-style-name="DefaultParagraphFont" style:family="text">
      <style:text-properties style:font-name="MS Gothic" style:font-name-asian="MS Gothic" style:font-name-complex="MS Gothic"/>
    </style:style>
    <style:style style:name="T3300" style:parent-style-name="DefaultParagraphFont" style:family="text">
      <style:text-properties style:font-name="MS Gothic" style:font-name-asian="MS Gothic" style:font-name-complex="MS Gothic"/>
    </style:style>
    <style:style style:name="T3301" style:parent-style-name="DefaultParagraphFont" style:family="text">
      <style:text-properties style:font-name="MS Gothic" style:font-name-asian="MS Gothic" style:font-name-complex="MS Gothic"/>
    </style:style>
    <style:style style:name="T3302" style:parent-style-name="DefaultParagraphFont" style:family="text">
      <style:text-properties style:font-name="MS Gothic" style:font-name-asian="MS Gothic" style:font-name-complex="MS Gothic"/>
    </style:style>
    <style:style style:name="T3303" style:parent-style-name="DefaultParagraphFont" style:family="text">
      <style:text-properties style:font-name="MS Gothic" style:font-name-asian="MS Gothic" style:font-name-complex="MS Gothic"/>
    </style:style>
    <style:style style:name="T3304" style:parent-style-name="DefaultParagraphFont" style:family="text">
      <style:text-properties style:font-name="MS Gothic" style:font-name-asian="MS Gothic" style:font-name-complex="MS Gothic"/>
    </style:style>
    <style:style style:name="T3305" style:parent-style-name="DefaultParagraphFont" style:family="text">
      <style:text-properties style:font-name="MS Gothic" style:font-name-asian="MS Gothic" style:font-name-complex="MS Gothic"/>
    </style:style>
    <style:style style:name="T3306" style:parent-style-name="DefaultParagraphFont" style:family="text">
      <style:text-properties style:font-name="MS Gothic" style:font-name-asian="MS Gothic" style:font-name-complex="MS Gothic"/>
    </style:style>
    <style:style style:name="T3307" style:parent-style-name="DefaultParagraphFont" style:family="text">
      <style:text-properties style:font-name="MS Gothic" style:font-name-asian="MS Gothic" style:font-name-complex="MS Gothic"/>
    </style:style>
    <style:style style:name="T3308" style:parent-style-name="DefaultParagraphFont" style:family="text">
      <style:text-properties style:font-name="MS Gothic" style:font-name-asian="MS Gothic" style:font-name-complex="MS Gothic"/>
    </style:style>
    <style:style style:name="T3309" style:parent-style-name="DefaultParagraphFont" style:family="text">
      <style:text-properties style:font-name="MS Gothic" style:font-name-asian="MS Gothic" style:font-name-complex="MS Gothic"/>
    </style:style>
    <style:style style:name="T3310" style:parent-style-name="DefaultParagraphFont" style:family="text">
      <style:text-properties style:font-name="MS Gothic" style:font-name-asian="MS Gothic" style:font-name-complex="MS Gothic"/>
    </style:style>
    <style:style style:name="T3311" style:parent-style-name="DefaultParagraphFont" style:family="text">
      <style:text-properties style:font-name="MS Gothic" style:font-name-asian="MS Gothic" style:font-name-complex="MS Gothic"/>
    </style:style>
    <style:style style:name="T3312" style:parent-style-name="DefaultParagraphFont" style:family="text">
      <style:text-properties style:font-name="MS Gothic" style:font-name-asian="MS Gothic" style:font-name-complex="MS Gothic"/>
    </style:style>
    <style:style style:name="T3313" style:parent-style-name="DefaultParagraphFont" style:family="text">
      <style:text-properties style:font-name="MS Gothic" style:font-name-asian="MS Gothic" style:font-name-complex="MS Gothic"/>
    </style:style>
    <style:style style:name="T3314" style:parent-style-name="DefaultParagraphFont" style:family="text">
      <style:text-properties style:font-name="MS Gothic" style:font-name-asian="MS Gothic" style:font-name-complex="MS Gothic"/>
    </style:style>
    <style:style style:name="T3315" style:parent-style-name="DefaultParagraphFont" style:family="text">
      <style:text-properties style:font-name="MS Gothic" style:font-name-asian="MS Gothic" style:font-name-complex="MS Gothic"/>
    </style:style>
    <style:style style:name="T3316" style:parent-style-name="DefaultParagraphFont" style:family="text">
      <style:text-properties style:font-name="MS Gothic" style:font-name-asian="MS Gothic" style:font-name-complex="MS Gothic"/>
    </style:style>
    <style:style style:name="T3317" style:parent-style-name="DefaultParagraphFont" style:family="text">
      <style:text-properties style:font-name="MS Gothic" style:font-name-asian="MS Gothic" style:font-name-complex="MS Gothic"/>
    </style:style>
    <style:style style:name="T3318" style:parent-style-name="DefaultParagraphFont" style:family="text">
      <style:text-properties style:font-name="MS Gothic" style:font-name-asian="MS Gothic" style:font-name-complex="MS Gothic"/>
    </style:style>
    <style:style style:name="T3319" style:parent-style-name="DefaultParagraphFont" style:family="text">
      <style:text-properties style:font-name="MS Gothic" style:font-name-asian="MS Gothic" style:font-name-complex="MS Gothic"/>
    </style:style>
    <style:style style:name="T3320" style:parent-style-name="DefaultParagraphFont" style:family="text">
      <style:text-properties style:font-name="MS Gothic" style:font-name-asian="MS Gothic" style:font-name-complex="MS Gothic"/>
    </style:style>
    <style:style style:name="T3321" style:parent-style-name="DefaultParagraphFont" style:family="text">
      <style:text-properties style:font-name="Malgun Gothic" style:font-name-asian="Malgun Gothic" style:font-name-complex="Malgun Gothic"/>
    </style:style>
    <style:style style:name="T3322" style:parent-style-name="DefaultParagraphFont" style:family="text">
      <style:text-properties style:font-name="MS Gothic" style:font-name-asian="MS Gothic" style:font-name-complex="MS Gothic"/>
    </style:style>
    <style:style style:name="T3323" style:parent-style-name="DefaultParagraphFont" style:family="text">
      <style:text-properties style:font-name="MS Gothic" style:font-name-asian="MS Gothic" style:font-name-complex="MS Gothic"/>
    </style:style>
    <style:style style:name="T3324" style:parent-style-name="DefaultParagraphFont" style:family="text">
      <style:text-properties style:font-name="MS Gothic" style:font-name-asian="MS Gothic" style:font-name-complex="MS Gothic"/>
    </style:style>
    <style:style style:name="T3325" style:parent-style-name="DefaultParagraphFont" style:family="text">
      <style:text-properties style:font-name="MS Gothic" style:font-name-asian="MS Gothic" style:font-name-complex="MS Gothic"/>
    </style:style>
    <style:style style:name="T3326" style:parent-style-name="DefaultParagraphFont" style:family="text">
      <style:text-properties style:font-name="MS Gothic" style:font-name-asian="MS Gothic" style:font-name-complex="MS Gothic"/>
    </style:style>
    <style:style style:name="T3327" style:parent-style-name="DefaultParagraphFont" style:family="text">
      <style:text-properties style:font-name="MS Gothic" style:font-name-asian="MS Gothic" style:font-name-complex="MS Gothic"/>
    </style:style>
    <style:style style:name="T3328" style:parent-style-name="DefaultParagraphFont" style:family="text">
      <style:text-properties style:font-name="MS Gothic" style:font-name-asian="MS Gothic" style:font-name-complex="MS Gothic"/>
    </style:style>
    <style:style style:name="T3329" style:parent-style-name="DefaultParagraphFont" style:family="text">
      <style:text-properties style:font-name="MS Gothic" style:font-name-asian="MS Gothic" style:font-name-complex="MS Gothic"/>
    </style:style>
    <style:style style:name="T3330" style:parent-style-name="DefaultParagraphFont" style:family="text">
      <style:text-properties style:font-name="MS Gothic" style:font-name-asian="MS Gothic" style:font-name-complex="MS Gothic"/>
    </style:style>
    <style:style style:name="T3331" style:parent-style-name="DefaultParagraphFont" style:family="text">
      <style:text-properties style:font-name="MS Gothic" style:font-name-asian="MS Gothic" style:font-name-complex="MS Gothic"/>
    </style:style>
    <style:style style:name="T3332" style:parent-style-name="DefaultParagraphFont" style:family="text">
      <style:text-properties style:font-name="Microsoft JhengHei" style:font-name-asian="Microsoft JhengHei" style:font-name-complex="Microsoft JhengHei"/>
    </style:style>
    <style:style style:name="T3333" style:parent-style-name="DefaultParagraphFont" style:family="text">
      <style:text-properties style:font-name="MS Gothic" style:font-name-asian="MS Gothic" style:font-name-complex="MS Gothic"/>
    </style:style>
    <style:style style:name="T3334" style:parent-style-name="DefaultParagraphFont" style:family="text">
      <style:text-properties style:font-name="MS Gothic" style:font-name-asian="MS Gothic" style:font-name-complex="MS Gothic"/>
    </style:style>
    <style:style style:name="T3335" style:parent-style-name="DefaultParagraphFont" style:family="text">
      <style:text-properties style:font-name="MS Gothic" style:font-name-asian="MS Gothic" style:font-name-complex="MS Gothic"/>
    </style:style>
    <style:style style:name="T3336" style:parent-style-name="DefaultParagraphFont" style:family="text">
      <style:text-properties style:font-name="MS Gothic" style:font-name-asian="MS Gothic" style:font-name-complex="MS Gothic"/>
    </style:style>
    <style:style style:name="T3337" style:parent-style-name="DefaultParagraphFont" style:family="text">
      <style:text-properties style:font-name="MS Gothic" style:font-name-asian="MS Gothic" style:font-name-complex="MS Gothic"/>
    </style:style>
    <style:style style:name="T3338" style:parent-style-name="DefaultParagraphFont" style:family="text">
      <style:text-properties style:font-name="MS Gothic" style:font-name-asian="MS Gothic" style:font-name-complex="MS Gothic"/>
    </style:style>
    <style:style style:name="T3339" style:parent-style-name="DefaultParagraphFont" style:family="text">
      <style:text-properties style:font-name="MS Gothic" style:font-name-asian="MS Gothic" style:font-name-complex="MS Gothic"/>
    </style:style>
    <style:style style:name="T3340" style:parent-style-name="DefaultParagraphFont" style:family="text">
      <style:text-properties style:font-name="MS Gothic" style:font-name-asian="MS Gothic" style:font-name-complex="MS Gothic"/>
    </style:style>
    <style:style style:name="T3341" style:parent-style-name="DefaultParagraphFont" style:family="text">
      <style:text-properties style:font-name="MS Gothic" style:font-name-asian="MS Gothic" style:font-name-complex="MS Gothic"/>
    </style:style>
    <style:style style:name="T3342" style:parent-style-name="DefaultParagraphFont" style:family="text">
      <style:text-properties style:font-name="MS Gothic" style:font-name-asian="MS Gothic" style:font-name-complex="MS Gothic"/>
    </style:style>
    <style:style style:name="T3343" style:parent-style-name="DefaultParagraphFont" style:family="text">
      <style:text-properties style:font-name="MS Gothic" style:font-name-asian="MS Gothic" style:font-name-complex="MS Gothic"/>
    </style:style>
    <style:style style:name="T3344" style:parent-style-name="DefaultParagraphFont" style:family="text">
      <style:text-properties style:font-name="MS Gothic" style:font-name-asian="MS Gothic" style:font-name-complex="MS Gothic"/>
    </style:style>
    <style:style style:name="T3345" style:parent-style-name="DefaultParagraphFont" style:family="text">
      <style:text-properties style:font-name="MS Gothic" style:font-name-asian="MS Gothic" style:font-name-complex="MS Gothic"/>
    </style:style>
    <style:style style:name="T3346" style:parent-style-name="DefaultParagraphFont" style:family="text">
      <style:text-properties style:font-name="MS Gothic" style:font-name-asian="MS Gothic" style:font-name-complex="MS Gothic"/>
    </style:style>
    <style:style style:name="T3347" style:parent-style-name="DefaultParagraphFont" style:family="text">
      <style:text-properties style:font-name="MS Gothic" style:font-name-asian="MS Gothic" style:font-name-complex="MS Gothic"/>
    </style:style>
    <style:style style:name="T3348" style:parent-style-name="DefaultParagraphFont" style:family="text">
      <style:text-properties style:font-name="MS Gothic" style:font-name-asian="MS Gothic" style:font-name-complex="MS Gothic"/>
    </style:style>
    <style:style style:name="T3349" style:parent-style-name="DefaultParagraphFont" style:family="text">
      <style:text-properties style:font-name="MS Gothic" style:font-name-asian="MS Gothic" style:font-name-complex="MS Gothic"/>
    </style:style>
    <style:style style:name="T3350" style:parent-style-name="DefaultParagraphFont" style:family="text">
      <style:text-properties style:font-name="MS Gothic" style:font-name-asian="MS Gothic" style:font-name-complex="MS Gothic"/>
    </style:style>
    <style:style style:name="T3351" style:parent-style-name="DefaultParagraphFont" style:family="text">
      <style:text-properties style:font-name="MS Gothic" style:font-name-asian="MS Gothic" style:font-name-complex="MS Gothic"/>
    </style:style>
    <style:style style:name="T3352" style:parent-style-name="DefaultParagraphFont" style:family="text">
      <style:text-properties style:font-name="MS Gothic" style:font-name-asian="MS Gothic" style:font-name-complex="MS Gothic"/>
    </style:style>
    <style:style style:name="T3353" style:parent-style-name="DefaultParagraphFont" style:family="text">
      <style:text-properties style:font-name="MS Gothic" style:font-name-asian="MS Gothic" style:font-name-complex="MS Gothic"/>
    </style:style>
    <style:style style:name="T3354" style:parent-style-name="DefaultParagraphFont" style:family="text">
      <style:text-properties style:font-name="MS Gothic" style:font-name-asian="MS Gothic" style:font-name-complex="MS Gothic"/>
    </style:style>
    <style:style style:name="T3355" style:parent-style-name="DefaultParagraphFont" style:family="text">
      <style:text-properties style:font-name="MS Gothic" style:font-name-asian="MS Gothic" style:font-name-complex="MS Gothic"/>
    </style:style>
    <style:style style:name="T3356" style:parent-style-name="DefaultParagraphFont" style:family="text">
      <style:text-properties style:font-name="Microsoft JhengHei" style:font-name-asian="Microsoft JhengHei" style:font-name-complex="Microsoft JhengHei"/>
    </style:style>
    <style:style style:name="T3357" style:parent-style-name="DefaultParagraphFont" style:family="text">
      <style:text-properties style:font-name="MS Gothic" style:font-name-asian="MS Gothic" style:font-name-complex="MS Gothic"/>
    </style:style>
    <style:style style:name="T3358" style:parent-style-name="DefaultParagraphFont" style:family="text">
      <style:text-properties style:font-name="MS Gothic" style:font-name-asian="MS Gothic" style:font-name-complex="MS Gothic"/>
    </style:style>
    <style:style style:name="T3359" style:parent-style-name="DefaultParagraphFont" style:family="text">
      <style:text-properties style:font-name="MS Gothic" style:font-name-asian="MS Gothic" style:font-name-complex="MS Gothic"/>
    </style:style>
    <style:style style:name="T3360" style:parent-style-name="DefaultParagraphFont" style:family="text">
      <style:text-properties style:font-name="MS Gothic" style:font-name-asian="MS Gothic" style:font-name-complex="MS Gothic"/>
    </style:style>
    <style:style style:name="T3361" style:parent-style-name="DefaultParagraphFont" style:family="text">
      <style:text-properties style:font-name="MS Gothic" style:font-name-asian="MS Gothic" style:font-name-complex="MS Gothic"/>
    </style:style>
    <style:style style:name="T3362" style:parent-style-name="DefaultParagraphFont" style:family="text">
      <style:text-properties style:font-name="MS Gothic" style:font-name-asian="MS Gothic" style:font-name-complex="MS Gothic"/>
    </style:style>
    <style:style style:name="T3363" style:parent-style-name="DefaultParagraphFont" style:family="text">
      <style:text-properties style:font-name="MS Gothic" style:font-name-asian="MS Gothic" style:font-name-complex="MS Gothic"/>
    </style:style>
    <style:style style:name="T3364" style:parent-style-name="DefaultParagraphFont" style:family="text">
      <style:text-properties style:font-name="MS Gothic" style:font-name-asian="MS Gothic" style:font-name-complex="MS Gothic"/>
    </style:style>
    <style:style style:name="T3365" style:parent-style-name="DefaultParagraphFont" style:family="text">
      <style:text-properties style:font-name="MS Gothic" style:font-name-asian="MS Gothic" style:font-name-complex="MS Gothic"/>
    </style:style>
    <style:style style:name="T3366" style:parent-style-name="DefaultParagraphFont" style:family="text">
      <style:text-properties style:font-name="MS Gothic" style:font-name-asian="MS Gothic" style:font-name-complex="MS Gothic"/>
    </style:style>
    <style:style style:name="T3367" style:parent-style-name="DefaultParagraphFont" style:family="text">
      <style:text-properties style:font-name="MS Gothic" style:font-name-asian="MS Gothic" style:font-name-complex="MS Gothic"/>
    </style:style>
    <style:style style:name="T3368" style:parent-style-name="DefaultParagraphFont" style:family="text">
      <style:text-properties style:font-name="MS Gothic" style:font-name-asian="MS Gothic" style:font-name-complex="MS Gothic"/>
    </style:style>
    <style:style style:name="T3369" style:parent-style-name="DefaultParagraphFont" style:family="text">
      <style:text-properties style:font-name="MS Gothic" style:font-name-asian="MS Gothic" style:font-name-complex="MS Gothic"/>
    </style:style>
    <style:style style:name="T3370" style:parent-style-name="DefaultParagraphFont" style:family="text">
      <style:text-properties style:font-name="MS Gothic" style:font-name-asian="MS Gothic" style:font-name-complex="MS Gothic"/>
    </style:style>
    <style:style style:name="T3371" style:parent-style-name="DefaultParagraphFont" style:family="text">
      <style:text-properties style:font-name="MS Gothic" style:font-name-asian="MS Gothic" style:font-name-complex="MS Gothic"/>
    </style:style>
    <style:style style:name="T3372" style:parent-style-name="DefaultParagraphFont" style:family="text">
      <style:text-properties style:font-name="MS Gothic" style:font-name-asian="MS Gothic" style:font-name-complex="MS Gothic"/>
    </style:style>
    <style:style style:name="T3373" style:parent-style-name="DefaultParagraphFont" style:family="text">
      <style:text-properties style:font-name="MS Gothic" style:font-name-asian="MS Gothic" style:font-name-complex="MS Gothic"/>
    </style:style>
    <style:style style:name="T3374" style:parent-style-name="DefaultParagraphFont" style:family="text">
      <style:text-properties style:font-name="MS Gothic" style:font-name-asian="MS Gothic" style:font-name-complex="MS Gothic"/>
    </style:style>
    <style:style style:name="T3375" style:parent-style-name="DefaultParagraphFont" style:family="text">
      <style:text-properties style:font-name="MS Gothic" style:font-name-asian="MS Gothic" style:font-name-complex="MS Gothic"/>
    </style:style>
    <style:style style:name="T3376" style:parent-style-name="DefaultParagraphFont" style:family="text">
      <style:text-properties style:font-name="MS Gothic" style:font-name-asian="MS Gothic" style:font-name-complex="MS Gothic"/>
    </style:style>
    <style:style style:name="T3377" style:parent-style-name="DefaultParagraphFont" style:family="text">
      <style:text-properties style:font-name="MS Gothic" style:font-name-asian="MS Gothic" style:font-name-complex="MS Gothic"/>
    </style:style>
    <style:style style:name="T3378" style:parent-style-name="DefaultParagraphFont" style:family="text">
      <style:text-properties style:font-name="MS Gothic" style:font-name-asian="MS Gothic" style:font-name-complex="MS Gothic"/>
    </style:style>
    <style:style style:name="T3379" style:parent-style-name="DefaultParagraphFont" style:family="text">
      <style:text-properties style:font-name="MS Gothic" style:font-name-asian="MS Gothic" style:font-name-complex="MS Gothic"/>
    </style:style>
    <style:style style:name="T3380" style:parent-style-name="DefaultParagraphFont" style:family="text">
      <style:text-properties style:font-name="MS Gothic" style:font-name-asian="MS Gothic" style:font-name-complex="MS Gothic"/>
    </style:style>
    <style:style style:name="T3381" style:parent-style-name="DefaultParagraphFont" style:family="text">
      <style:text-properties style:font-name="MS Gothic" style:font-name-asian="MS Gothic" style:font-name-complex="MS Gothic"/>
    </style:style>
    <style:style style:name="T3382" style:parent-style-name="DefaultParagraphFont" style:family="text">
      <style:text-properties style:font-name="MS Gothic" style:font-name-asian="MS Gothic" style:font-name-complex="MS Gothic"/>
    </style:style>
    <style:style style:name="T3383" style:parent-style-name="DefaultParagraphFont" style:family="text">
      <style:text-properties style:font-name="MS Gothic" style:font-name-asian="MS Gothic" style:font-name-complex="MS Gothic"/>
    </style:style>
    <style:style style:name="T3384" style:parent-style-name="DefaultParagraphFont" style:family="text">
      <style:text-properties style:font-name="MS Gothic" style:font-name-asian="MS Gothic" style:font-name-complex="MS Gothic"/>
    </style:style>
    <style:style style:name="T3385" style:parent-style-name="DefaultParagraphFont" style:family="text">
      <style:text-properties style:font-name="MS Gothic" style:font-name-asian="MS Gothic" style:font-name-complex="MS Gothic"/>
    </style:style>
    <style:style style:name="T3386" style:parent-style-name="DefaultParagraphFont" style:family="text">
      <style:text-properties style:font-name="MS Gothic" style:font-name-asian="MS Gothic" style:font-name-complex="MS Gothic"/>
    </style:style>
    <style:style style:name="T3387" style:parent-style-name="DefaultParagraphFont" style:family="text">
      <style:text-properties style:font-name="MS Gothic" style:font-name-asian="MS Gothic" style:font-name-complex="MS Gothic"/>
    </style:style>
    <style:style style:name="T3388" style:parent-style-name="DefaultParagraphFont" style:family="text">
      <style:text-properties style:font-name="MS Gothic" style:font-name-asian="MS Gothic" style:font-name-complex="MS Gothic"/>
    </style:style>
    <style:style style:name="T3389" style:parent-style-name="DefaultParagraphFont" style:family="text">
      <style:text-properties style:font-name="Microsoft JhengHei" style:font-name-asian="Microsoft JhengHei" style:font-name-complex="Microsoft JhengHei"/>
    </style:style>
    <style:style style:name="T3390" style:parent-style-name="DefaultParagraphFont" style:family="text">
      <style:text-properties style:font-name="MS Gothic" style:font-name-asian="MS Gothic" style:font-name-complex="MS Gothic"/>
    </style:style>
    <style:style style:name="T3391" style:parent-style-name="DefaultParagraphFont" style:family="text">
      <style:text-properties style:font-name="MS Gothic" style:font-name-asian="MS Gothic" style:font-name-complex="MS Gothic"/>
    </style:style>
    <style:style style:name="T3392" style:parent-style-name="DefaultParagraphFont" style:family="text">
      <style:text-properties style:font-name="MS Gothic" style:font-name-asian="MS Gothic" style:font-name-complex="MS Gothic"/>
    </style:style>
    <style:style style:name="T3393" style:parent-style-name="DefaultParagraphFont" style:family="text">
      <style:text-properties style:font-name="MS Gothic" style:font-name-asian="MS Gothic" style:font-name-complex="MS Gothic"/>
    </style:style>
    <style:style style:name="T3394" style:parent-style-name="DefaultParagraphFont" style:family="text">
      <style:text-properties style:font-name="MS Gothic" style:font-name-asian="MS Gothic" style:font-name-complex="MS Gothic"/>
    </style:style>
    <style:style style:name="T3395" style:parent-style-name="DefaultParagraphFont" style:family="text">
      <style:text-properties style:font-name="MS Gothic" style:font-name-asian="MS Gothic" style:font-name-complex="MS Gothic"/>
    </style:style>
    <style:style style:name="T3396" style:parent-style-name="DefaultParagraphFont" style:family="text">
      <style:text-properties style:font-name="MS Gothic" style:font-name-asian="MS Gothic" style:font-name-complex="MS Gothic"/>
    </style:style>
    <style:style style:name="T3397" style:parent-style-name="DefaultParagraphFont" style:family="text">
      <style:text-properties style:font-name="MS Gothic" style:font-name-asian="MS Gothic" style:font-name-complex="MS Gothic"/>
    </style:style>
    <style:style style:name="T3398" style:parent-style-name="DefaultParagraphFont" style:family="text">
      <style:text-properties style:font-name="MS Gothic" style:font-name-asian="MS Gothic" style:font-name-complex="MS Gothic"/>
    </style:style>
    <style:style style:name="T3399" style:parent-style-name="DefaultParagraphFont" style:family="text">
      <style:text-properties style:font-name="MS Gothic" style:font-name-asian="MS Gothic" style:font-name-complex="MS Gothic"/>
    </style:style>
    <style:style style:name="T3400" style:parent-style-name="DefaultParagraphFont" style:family="text">
      <style:text-properties style:font-name="MS Gothic" style:font-name-asian="MS Gothic" style:font-name-complex="MS Gothic"/>
    </style:style>
    <style:style style:name="T3401" style:parent-style-name="DefaultParagraphFont" style:family="text">
      <style:text-properties style:font-name="MS Gothic" style:font-name-asian="MS Gothic" style:font-name-complex="MS Gothic"/>
    </style:style>
    <style:style style:name="T3402" style:parent-style-name="DefaultParagraphFont" style:family="text">
      <style:text-properties style:font-name="MS Gothic" style:font-name-asian="MS Gothic" style:font-name-complex="MS Gothic"/>
    </style:style>
    <style:style style:name="T3403" style:parent-style-name="DefaultParagraphFont" style:family="text">
      <style:text-properties style:font-name="MS Gothic" style:font-name-asian="MS Gothic" style:font-name-complex="MS Gothic"/>
    </style:style>
    <style:style style:name="T3404" style:parent-style-name="DefaultParagraphFont" style:family="text">
      <style:text-properties style:font-name="MS Gothic" style:font-name-asian="MS Gothic" style:font-name-complex="MS Gothic"/>
    </style:style>
    <style:style style:name="T3405" style:parent-style-name="DefaultParagraphFont" style:family="text">
      <style:text-properties style:font-name="MS Gothic" style:font-name-asian="MS Gothic" style:font-name-complex="MS Gothic"/>
    </style:style>
    <style:style style:name="T3406" style:parent-style-name="DefaultParagraphFont" style:family="text">
      <style:text-properties style:font-name="Microsoft JhengHei" style:font-name-asian="Microsoft JhengHei" style:font-name-complex="Microsoft JhengHei"/>
    </style:style>
    <style:style style:name="T3407" style:parent-style-name="DefaultParagraphFont" style:family="text">
      <style:text-properties style:font-name="MS Gothic" style:font-name-asian="MS Gothic" style:font-name-complex="MS Gothic"/>
    </style:style>
    <style:style style:name="T3408" style:parent-style-name="DefaultParagraphFont" style:family="text">
      <style:text-properties style:font-name="MS Gothic" style:font-name-asian="MS Gothic" style:font-name-complex="MS Gothic"/>
    </style:style>
    <style:style style:name="T3409" style:parent-style-name="DefaultParagraphFont" style:family="text">
      <style:text-properties style:font-name="MS Gothic" style:font-name-asian="MS Gothic" style:font-name-complex="MS Gothic"/>
    </style:style>
    <style:style style:name="T3410" style:parent-style-name="DefaultParagraphFont" style:family="text">
      <style:text-properties style:font-name="MS Gothic" style:font-name-asian="MS Gothic" style:font-name-complex="MS Gothic"/>
    </style:style>
    <style:style style:name="T3411" style:parent-style-name="DefaultParagraphFont" style:family="text">
      <style:text-properties style:font-name="MS Gothic" style:font-name-asian="MS Gothic" style:font-name-complex="MS Gothic"/>
    </style:style>
    <style:style style:name="T3412" style:parent-style-name="DefaultParagraphFont" style:family="text">
      <style:text-properties style:font-name="MS Gothic" style:font-name-asian="MS Gothic" style:font-name-complex="MS Gothic"/>
    </style:style>
    <style:style style:name="T3413" style:parent-style-name="DefaultParagraphFont" style:family="text">
      <style:text-properties style:font-name="MS Gothic" style:font-name-asian="MS Gothic" style:font-name-complex="MS Gothic"/>
    </style:style>
    <style:style style:name="T3414" style:parent-style-name="DefaultParagraphFont" style:family="text">
      <style:text-properties style:font-name="MS Gothic" style:font-name-asian="MS Gothic" style:font-name-complex="MS Gothic"/>
    </style:style>
    <style:style style:name="T3415" style:parent-style-name="DefaultParagraphFont" style:family="text">
      <style:text-properties style:font-name="MS Gothic" style:font-name-asian="MS Gothic" style:font-name-complex="MS Gothic"/>
    </style:style>
    <style:style style:name="T3416" style:parent-style-name="DefaultParagraphFont" style:family="text">
      <style:text-properties style:font-name="MS Gothic" style:font-name-asian="MS Gothic" style:font-name-complex="MS Gothic"/>
    </style:style>
    <style:style style:name="T3417" style:parent-style-name="DefaultParagraphFont" style:family="text">
      <style:text-properties style:font-name="MS Gothic" style:font-name-asian="MS Gothic" style:font-name-complex="MS Gothic"/>
    </style:style>
    <style:style style:name="T3418" style:parent-style-name="DefaultParagraphFont" style:family="text">
      <style:text-properties style:font-name="MS Gothic" style:font-name-asian="MS Gothic" style:font-name-complex="MS Gothic"/>
    </style:style>
    <style:style style:name="T3419" style:parent-style-name="DefaultParagraphFont" style:family="text">
      <style:text-properties style:font-name="MS Gothic" style:font-name-asian="MS Gothic" style:font-name-complex="MS Gothic"/>
    </style:style>
    <style:style style:name="T3420" style:parent-style-name="DefaultParagraphFont" style:family="text">
      <style:text-properties style:font-name="Malgun Gothic" style:font-name-asian="Malgun Gothic" style:font-name-complex="Malgun Gothic"/>
    </style:style>
    <style:style style:name="T3421" style:parent-style-name="DefaultParagraphFont" style:family="text">
      <style:text-properties style:font-name="MS Gothic" style:font-name-asian="MS Gothic" style:font-name-complex="MS Gothic"/>
    </style:style>
    <style:style style:name="T3422" style:parent-style-name="DefaultParagraphFont" style:family="text">
      <style:text-properties style:font-name="MS Gothic" style:font-name-asian="MS Gothic" style:font-name-complex="MS Gothic"/>
    </style:style>
    <style:style style:name="T3423" style:parent-style-name="DefaultParagraphFont" style:family="text">
      <style:text-properties style:font-name="MS Gothic" style:font-name-asian="MS Gothic" style:font-name-complex="MS Gothic"/>
    </style:style>
    <style:style style:name="T3424" style:parent-style-name="DefaultParagraphFont" style:family="text">
      <style:text-properties style:font-name="MS Gothic" style:font-name-asian="MS Gothic" style:font-name-complex="MS Gothic"/>
    </style:style>
    <style:style style:name="T3425" style:parent-style-name="DefaultParagraphFont" style:family="text">
      <style:text-properties style:font-name="MS Gothic" style:font-name-asian="MS Gothic" style:font-name-complex="MS Gothic"/>
    </style:style>
    <style:style style:name="T3426" style:parent-style-name="DefaultParagraphFont" style:family="text">
      <style:text-properties style:font-name="MS Gothic" style:font-name-asian="MS Gothic" style:font-name-complex="MS Gothic"/>
    </style:style>
    <style:style style:name="T3427" style:parent-style-name="DefaultParagraphFont" style:family="text">
      <style:text-properties style:font-name="MS Gothic" style:font-name-asian="MS Gothic" style:font-name-complex="MS Gothic"/>
    </style:style>
    <style:style style:name="T3428" style:parent-style-name="DefaultParagraphFont" style:family="text">
      <style:text-properties style:font-name="MS Gothic" style:font-name-asian="MS Gothic" style:font-name-complex="MS Gothic"/>
    </style:style>
    <style:style style:name="T3429" style:parent-style-name="DefaultParagraphFont" style:family="text">
      <style:text-properties style:font-name="MS Gothic" style:font-name-asian="MS Gothic" style:font-name-complex="MS Gothic"/>
    </style:style>
    <style:style style:name="T3430" style:parent-style-name="DefaultParagraphFont" style:family="text">
      <style:text-properties style:font-name="MS Gothic" style:font-name-asian="MS Gothic" style:font-name-complex="MS Gothic"/>
    </style:style>
    <style:style style:name="T3431" style:parent-style-name="DefaultParagraphFont" style:family="text">
      <style:text-properties style:font-name="MS Gothic" style:font-name-asian="MS Gothic" style:font-name-complex="MS Gothic"/>
    </style:style>
    <style:style style:name="T3432" style:parent-style-name="DefaultParagraphFont" style:family="text">
      <style:text-properties style:font-name="MS Gothic" style:font-name-asian="MS Gothic" style:font-name-complex="MS Gothic"/>
    </style:style>
    <style:style style:name="T3433" style:parent-style-name="DefaultParagraphFont" style:family="text">
      <style:text-properties style:font-name="MS Gothic" style:font-name-asian="MS Gothic" style:font-name-complex="MS Gothic"/>
    </style:style>
    <style:style style:name="T3434" style:parent-style-name="DefaultParagraphFont" style:family="text">
      <style:text-properties style:font-name="MS Gothic" style:font-name-asian="MS Gothic" style:font-name-complex="MS Gothic"/>
    </style:style>
    <style:style style:name="T3435" style:parent-style-name="DefaultParagraphFont" style:family="text">
      <style:text-properties style:font-name="MS Gothic" style:font-name-asian="MS Gothic" style:font-name-complex="MS Gothic"/>
    </style:style>
    <style:style style:name="T3436" style:parent-style-name="DefaultParagraphFont" style:family="text">
      <style:text-properties style:font-name="MS Gothic" style:font-name-asian="MS Gothic" style:font-name-complex="MS Gothic"/>
    </style:style>
    <style:style style:name="T3437" style:parent-style-name="DefaultParagraphFont" style:family="text">
      <style:text-properties style:font-name="MS Gothic" style:font-name-asian="MS Gothic" style:font-name-complex="MS Gothic"/>
    </style:style>
    <style:style style:name="T3438" style:parent-style-name="DefaultParagraphFont" style:family="text">
      <style:text-properties style:font-name="MS Gothic" style:font-name-asian="MS Gothic" style:font-name-complex="MS Gothic"/>
    </style:style>
    <style:style style:name="T3439" style:parent-style-name="DefaultParagraphFont" style:family="text">
      <style:text-properties style:font-name="MS Gothic" style:font-name-asian="MS Gothic" style:font-name-complex="MS Gothic"/>
    </style:style>
    <style:style style:name="T3440" style:parent-style-name="DefaultParagraphFont" style:family="text">
      <style:text-properties style:font-name="MS Gothic" style:font-name-asian="MS Gothic" style:font-name-complex="MS Gothic"/>
    </style:style>
    <style:style style:name="T3441" style:parent-style-name="DefaultParagraphFont" style:family="text">
      <style:text-properties style:font-name="MS Gothic" style:font-name-asian="MS Gothic" style:font-name-complex="MS Gothic"/>
    </style:style>
    <style:style style:name="T3442" style:parent-style-name="DefaultParagraphFont" style:family="text">
      <style:text-properties style:font-name="Microsoft JhengHei" style:font-name-asian="Microsoft JhengHei" style:font-name-complex="Microsoft JhengHei"/>
    </style:style>
    <style:style style:name="T3443" style:parent-style-name="DefaultParagraphFont" style:family="text">
      <style:text-properties style:font-name="MS Gothic" style:font-name-asian="MS Gothic" style:font-name-complex="MS Gothic"/>
    </style:style>
    <style:style style:name="T3444" style:parent-style-name="DefaultParagraphFont" style:family="text">
      <style:text-properties style:font-name="MS Gothic" style:font-name-asian="MS Gothic" style:font-name-complex="MS Gothic"/>
    </style:style>
    <style:style style:name="T3445" style:parent-style-name="DefaultParagraphFont" style:family="text">
      <style:text-properties style:font-name="MS Gothic" style:font-name-asian="MS Gothic" style:font-name-complex="MS Gothic"/>
    </style:style>
    <style:style style:name="T3446" style:parent-style-name="DefaultParagraphFont" style:family="text">
      <style:text-properties style:font-name="MS Gothic" style:font-name-asian="MS Gothic" style:font-name-complex="MS Gothic"/>
    </style:style>
    <style:style style:name="T3447" style:parent-style-name="DefaultParagraphFont" style:family="text">
      <style:text-properties style:font-name="MS Gothic" style:font-name-asian="MS Gothic" style:font-name-complex="MS Gothic"/>
    </style:style>
    <style:style style:name="T3448" style:parent-style-name="DefaultParagraphFont" style:family="text">
      <style:text-properties style:font-name="MS Gothic" style:font-name-asian="MS Gothic" style:font-name-complex="MS Gothic"/>
    </style:style>
    <style:style style:name="T3449" style:parent-style-name="DefaultParagraphFont" style:family="text">
      <style:text-properties style:font-name="MS Gothic" style:font-name-asian="MS Gothic" style:font-name-complex="MS Gothic"/>
    </style:style>
    <style:style style:name="T3450" style:parent-style-name="DefaultParagraphFont" style:family="text">
      <style:text-properties style:font-name="MS Gothic" style:font-name-asian="MS Gothic" style:font-name-complex="MS Gothic"/>
    </style:style>
    <style:style style:name="T3451" style:parent-style-name="DefaultParagraphFont" style:family="text">
      <style:text-properties style:font-name="MS Gothic" style:font-name-asian="MS Gothic" style:font-name-complex="MS Gothic"/>
    </style:style>
    <style:style style:name="T3452" style:parent-style-name="DefaultParagraphFont" style:family="text">
      <style:text-properties style:font-name="MS Gothic" style:font-name-asian="MS Gothic" style:font-name-complex="MS Gothic"/>
    </style:style>
    <style:style style:name="T3453" style:parent-style-name="DefaultParagraphFont" style:family="text">
      <style:text-properties style:font-name="MS Gothic" style:font-name-asian="MS Gothic" style:font-name-complex="MS Gothic"/>
    </style:style>
    <style:style style:name="T3454" style:parent-style-name="DefaultParagraphFont" style:family="text">
      <style:text-properties style:font-name="MS Gothic" style:font-name-asian="MS Gothic" style:font-name-complex="MS Gothic"/>
    </style:style>
    <style:style style:name="T3455" style:parent-style-name="DefaultParagraphFont" style:family="text">
      <style:text-properties style:font-name="MS Gothic" style:font-name-asian="MS Gothic" style:font-name-complex="MS Gothic"/>
    </style:style>
    <style:style style:name="T3456" style:parent-style-name="DefaultParagraphFont" style:family="text">
      <style:text-properties style:font-name="MS Gothic" style:font-name-asian="MS Gothic" style:font-name-complex="MS Gothic"/>
    </style:style>
    <style:style style:name="T3457" style:parent-style-name="DefaultParagraphFont" style:family="text">
      <style:text-properties style:font-name="MS Gothic" style:font-name-asian="MS Gothic" style:font-name-complex="MS Gothic"/>
    </style:style>
    <style:style style:name="T3458" style:parent-style-name="DefaultParagraphFont" style:family="text">
      <style:text-properties style:font-name="MS Gothic" style:font-name-asian="MS Gothic" style:font-name-complex="MS Gothic"/>
    </style:style>
    <style:style style:name="T3459" style:parent-style-name="DefaultParagraphFont" style:family="text">
      <style:text-properties style:font-name="MS Gothic" style:font-name-asian="MS Gothic" style:font-name-complex="MS Gothic"/>
    </style:style>
    <style:style style:name="T3460" style:parent-style-name="DefaultParagraphFont" style:family="text">
      <style:text-properties style:font-name="MS Gothic" style:font-name-asian="MS Gothic" style:font-name-complex="MS Gothic"/>
    </style:style>
    <style:style style:name="T3461" style:parent-style-name="DefaultParagraphFont" style:family="text">
      <style:text-properties style:font-name="MS Gothic" style:font-name-asian="MS Gothic" style:font-name-complex="MS Gothic"/>
    </style:style>
    <style:style style:name="T3462" style:parent-style-name="DefaultParagraphFont" style:family="text">
      <style:text-properties style:font-name="MS Gothic" style:font-name-asian="MS Gothic" style:font-name-complex="MS Gothic"/>
    </style:style>
    <style:style style:name="T3463" style:parent-style-name="DefaultParagraphFont" style:family="text">
      <style:text-properties style:font-name="MS Gothic" style:font-name-asian="MS Gothic" style:font-name-complex="MS Gothic"/>
    </style:style>
    <style:style style:name="T3464" style:parent-style-name="DefaultParagraphFont" style:family="text">
      <style:text-properties style:font-name="MS Gothic" style:font-name-asian="MS Gothic" style:font-name-complex="MS Gothic"/>
    </style:style>
    <style:style style:name="T3465" style:parent-style-name="DefaultParagraphFont" style:family="text">
      <style:text-properties style:font-name="MS Gothic" style:font-name-asian="MS Gothic" style:font-name-complex="MS Gothic"/>
    </style:style>
    <style:style style:name="T3466" style:parent-style-name="DefaultParagraphFont" style:family="text">
      <style:text-properties style:font-name="MS Gothic" style:font-name-asian="MS Gothic" style:font-name-complex="MS Gothic"/>
    </style:style>
    <style:style style:name="T3467" style:parent-style-name="DefaultParagraphFont" style:family="text">
      <style:text-properties style:font-name="MS Gothic" style:font-name-asian="MS Gothic" style:font-name-complex="MS Gothic"/>
    </style:style>
    <style:style style:name="T3468" style:parent-style-name="DefaultParagraphFont" style:family="text">
      <style:text-properties style:font-name="MS Gothic" style:font-name-asian="MS Gothic" style:font-name-complex="MS Gothic"/>
    </style:style>
    <style:style style:name="T3469" style:parent-style-name="DefaultParagraphFont" style:family="text">
      <style:text-properties style:font-name="MS Gothic" style:font-name-asian="MS Gothic" style:font-name-complex="MS Gothic"/>
    </style:style>
    <style:style style:name="T3470" style:parent-style-name="DefaultParagraphFont" style:family="text">
      <style:text-properties style:font-name="MS Gothic" style:font-name-asian="MS Gothic" style:font-name-complex="MS Gothic"/>
    </style:style>
    <style:style style:name="T3471" style:parent-style-name="DefaultParagraphFont" style:family="text">
      <style:text-properties style:font-name="MS Gothic" style:font-name-asian="MS Gothic" style:font-name-complex="MS Gothic"/>
    </style:style>
    <style:style style:name="T3472" style:parent-style-name="DefaultParagraphFont" style:family="text">
      <style:text-properties style:font-name="MS Gothic" style:font-name-asian="MS Gothic" style:font-name-complex="MS Gothic"/>
    </style:style>
    <style:style style:name="T3473" style:parent-style-name="DefaultParagraphFont" style:family="text">
      <style:text-properties style:font-name="Malgun Gothic" style:font-name-asian="Malgun Gothic" style:font-name-complex="Malgun Gothic"/>
    </style:style>
    <style:style style:name="T3474" style:parent-style-name="DefaultParagraphFont" style:family="text">
      <style:text-properties style:font-name="Malgun Gothic" style:font-name-asian="Malgun Gothic" style:font-name-complex="Malgun Gothic"/>
    </style:style>
    <style:style style:name="T3475" style:parent-style-name="DefaultParagraphFont" style:family="text">
      <style:text-properties style:font-name="Microsoft JhengHei" style:font-name-asian="Microsoft JhengHei" style:font-name-complex="Microsoft JhengHei"/>
    </style:style>
    <style:style style:name="T3476" style:parent-style-name="DefaultParagraphFont" style:family="text">
      <style:text-properties style:font-name="MS Gothic" style:font-name-asian="MS Gothic" style:font-name-complex="MS Gothic"/>
    </style:style>
    <style:style style:name="T3477" style:parent-style-name="DefaultParagraphFont" style:family="text">
      <style:text-properties style:font-name="MS Gothic" style:font-name-asian="MS Gothic" style:font-name-complex="MS Gothic"/>
    </style:style>
    <style:style style:name="T3478" style:parent-style-name="DefaultParagraphFont" style:family="text">
      <style:text-properties style:font-name="MS Gothic" style:font-name-asian="MS Gothic" style:font-name-complex="MS Gothic"/>
    </style:style>
    <style:style style:name="T3479" style:parent-style-name="DefaultParagraphFont" style:family="text">
      <style:text-properties style:font-name="MS Gothic" style:font-name-asian="MS Gothic" style:font-name-complex="MS Gothic"/>
    </style:style>
    <style:style style:name="T3480" style:parent-style-name="DefaultParagraphFont" style:family="text">
      <style:text-properties style:font-name="MS Gothic" style:font-name-asian="MS Gothic" style:font-name-complex="MS Gothic"/>
    </style:style>
    <style:style style:name="T3481" style:parent-style-name="DefaultParagraphFont" style:family="text">
      <style:text-properties style:font-name="MS Gothic" style:font-name-asian="MS Gothic" style:font-name-complex="MS Gothic"/>
    </style:style>
    <style:style style:name="T3482" style:parent-style-name="DefaultParagraphFont" style:family="text">
      <style:text-properties style:font-name="MS Gothic" style:font-name-asian="MS Gothic" style:font-name-complex="MS Gothic"/>
    </style:style>
    <style:style style:name="T3483" style:parent-style-name="DefaultParagraphFont" style:family="text">
      <style:text-properties style:font-name="MS Gothic" style:font-name-asian="MS Gothic" style:font-name-complex="MS Gothic"/>
    </style:style>
    <style:style style:name="T3484" style:parent-style-name="DefaultParagraphFont" style:family="text">
      <style:text-properties style:font-name="MS Gothic" style:font-name-asian="MS Gothic" style:font-name-complex="MS Gothic"/>
    </style:style>
    <style:style style:name="T3485" style:parent-style-name="DefaultParagraphFont" style:family="text">
      <style:text-properties style:font-name="MS Gothic" style:font-name-asian="MS Gothic" style:font-name-complex="MS Gothic"/>
    </style:style>
    <style:style style:name="T3486" style:parent-style-name="DefaultParagraphFont" style:family="text">
      <style:text-properties style:font-name="MS Gothic" style:font-name-asian="MS Gothic" style:font-name-complex="MS Gothic"/>
    </style:style>
    <style:style style:name="T3487" style:parent-style-name="DefaultParagraphFont" style:family="text">
      <style:text-properties style:font-name="MS Gothic" style:font-name-asian="MS Gothic" style:font-name-complex="MS Gothic"/>
    </style:style>
    <style:style style:name="T3488" style:parent-style-name="DefaultParagraphFont" style:family="text">
      <style:text-properties style:font-name="MS Gothic" style:font-name-asian="MS Gothic" style:font-name-complex="MS Gothic"/>
    </style:style>
    <style:style style:name="T3489" style:parent-style-name="DefaultParagraphFont" style:family="text">
      <style:text-properties style:font-name="MS Gothic" style:font-name-asian="MS Gothic" style:font-name-complex="MS Gothic"/>
    </style:style>
    <style:style style:name="T3490" style:parent-style-name="DefaultParagraphFont" style:family="text">
      <style:text-properties style:font-name="MS Gothic" style:font-name-asian="MS Gothic" style:font-name-complex="MS Gothic"/>
    </style:style>
    <style:style style:name="T3491" style:parent-style-name="DefaultParagraphFont" style:family="text">
      <style:text-properties style:font-name="MS Gothic" style:font-name-asian="MS Gothic" style:font-name-complex="MS Gothic"/>
    </style:style>
    <style:style style:name="T3492" style:parent-style-name="DefaultParagraphFont" style:family="text">
      <style:text-properties style:font-name="MS Gothic" style:font-name-asian="MS Gothic" style:font-name-complex="MS Gothic"/>
    </style:style>
    <style:style style:name="T3493" style:parent-style-name="DefaultParagraphFont" style:family="text">
      <style:text-properties style:font-name="MS Gothic" style:font-name-asian="MS Gothic" style:font-name-complex="MS Gothic"/>
    </style:style>
    <style:style style:name="T3494" style:parent-style-name="DefaultParagraphFont" style:family="text">
      <style:text-properties style:font-name="MS Gothic" style:font-name-asian="MS Gothic" style:font-name-complex="MS Gothic"/>
    </style:style>
    <style:style style:name="T3495" style:parent-style-name="DefaultParagraphFont" style:family="text">
      <style:text-properties style:font-name="MS Gothic" style:font-name-asian="MS Gothic" style:font-name-complex="MS Gothic"/>
    </style:style>
    <style:style style:name="T3496" style:parent-style-name="DefaultParagraphFont" style:family="text">
      <style:text-properties style:font-name="MS Gothic" style:font-name-asian="MS Gothic" style:font-name-complex="MS Gothic"/>
    </style:style>
    <style:style style:name="T3497" style:parent-style-name="DefaultParagraphFont" style:family="text">
      <style:text-properties style:font-name="MS Gothic" style:font-name-asian="MS Gothic" style:font-name-complex="MS Gothic"/>
    </style:style>
    <style:style style:name="T3498" style:parent-style-name="DefaultParagraphFont" style:family="text">
      <style:text-properties style:font-name="MS Gothic" style:font-name-asian="MS Gothic" style:font-name-complex="MS Gothic"/>
    </style:style>
    <style:style style:name="T3499" style:parent-style-name="DefaultParagraphFont" style:family="text">
      <style:text-properties style:font-name="MS Gothic" style:font-name-asian="MS Gothic" style:font-name-complex="MS Gothic"/>
    </style:style>
    <style:style style:name="T3500" style:parent-style-name="DefaultParagraphFont" style:family="text">
      <style:text-properties style:font-name="MS Gothic" style:font-name-asian="MS Gothic" style:font-name-complex="MS Gothic"/>
    </style:style>
    <style:style style:name="T3501" style:parent-style-name="DefaultParagraphFont" style:family="text">
      <style:text-properties style:font-name="MS Gothic" style:font-name-asian="MS Gothic" style:font-name-complex="MS Gothic"/>
    </style:style>
    <style:style style:name="T3502" style:parent-style-name="DefaultParagraphFont" style:family="text">
      <style:text-properties style:font-name="MS Gothic" style:font-name-asian="MS Gothic" style:font-name-complex="MS Gothic"/>
    </style:style>
    <style:style style:name="T3503" style:parent-style-name="DefaultParagraphFont" style:family="text">
      <style:text-properties style:font-name="MS Gothic" style:font-name-asian="MS Gothic" style:font-name-complex="MS Gothic"/>
    </style:style>
    <style:style style:name="T3504" style:parent-style-name="DefaultParagraphFont" style:family="text">
      <style:text-properties style:font-name="MS Gothic" style:font-name-asian="MS Gothic" style:font-name-complex="MS Gothic"/>
    </style:style>
    <style:style style:name="T3505" style:parent-style-name="DefaultParagraphFont" style:family="text">
      <style:text-properties style:font-name="MS Gothic" style:font-name-asian="MS Gothic" style:font-name-complex="MS Gothic"/>
    </style:style>
    <style:style style:name="T3506" style:parent-style-name="DefaultParagraphFont" style:family="text">
      <style:text-properties style:font-name="MS Gothic" style:font-name-asian="MS Gothic" style:font-name-complex="MS Gothic"/>
    </style:style>
    <style:style style:name="T3507" style:parent-style-name="DefaultParagraphFont" style:family="text">
      <style:text-properties style:font-name="MS Gothic" style:font-name-asian="MS Gothic" style:font-name-complex="MS Gothic"/>
    </style:style>
    <style:style style:name="T3508" style:parent-style-name="DefaultParagraphFont" style:family="text">
      <style:text-properties style:font-name="MS Gothic" style:font-name-asian="MS Gothic" style:font-name-complex="MS Gothic"/>
    </style:style>
    <style:style style:name="T3509" style:parent-style-name="DefaultParagraphFont" style:family="text">
      <style:text-properties style:font-name="MS Gothic" style:font-name-asian="MS Gothic" style:font-name-complex="MS Gothic"/>
    </style:style>
    <style:style style:name="T3510" style:parent-style-name="DefaultParagraphFont" style:family="text">
      <style:text-properties style:font-name="MS Gothic" style:font-name-asian="MS Gothic" style:font-name-complex="MS Gothic"/>
    </style:style>
    <style:style style:name="T3511" style:parent-style-name="DefaultParagraphFont" style:family="text">
      <style:text-properties style:font-name="MS Gothic" style:font-name-asian="MS Gothic" style:font-name-complex="MS Gothic"/>
    </style:style>
    <style:style style:name="T3512" style:parent-style-name="DefaultParagraphFont" style:family="text">
      <style:text-properties style:font-name="MS Gothic" style:font-name-asian="MS Gothic" style:font-name-complex="MS Gothic"/>
    </style:style>
    <style:style style:name="T3513" style:parent-style-name="DefaultParagraphFont" style:family="text">
      <style:text-properties style:font-name="MS Gothic" style:font-name-asian="MS Gothic" style:font-name-complex="MS Gothic"/>
    </style:style>
    <style:style style:name="T3514" style:parent-style-name="DefaultParagraphFont" style:family="text">
      <style:text-properties style:font-name="MS Gothic" style:font-name-asian="MS Gothic" style:font-name-complex="MS Gothic"/>
    </style:style>
    <style:style style:name="T3515" style:parent-style-name="DefaultParagraphFont" style:family="text">
      <style:text-properties style:font-name="Microsoft JhengHei" style:font-name-asian="Microsoft JhengHei" style:font-name-complex="Microsoft JhengHei"/>
    </style:style>
    <style:style style:name="T3516" style:parent-style-name="DefaultParagraphFont" style:family="text">
      <style:text-properties style:font-name="MS Gothic" style:font-name-asian="MS Gothic" style:font-name-complex="MS Gothic"/>
    </style:style>
    <style:style style:name="T3517" style:parent-style-name="DefaultParagraphFont" style:family="text">
      <style:text-properties style:font-name="MS Gothic" style:font-name-asian="MS Gothic" style:font-name-complex="MS Gothic"/>
    </style:style>
    <style:style style:name="T3518" style:parent-style-name="DefaultParagraphFont" style:family="text">
      <style:text-properties style:font-name="MS Gothic" style:font-name-asian="MS Gothic" style:font-name-complex="MS Gothic"/>
    </style:style>
    <style:style style:name="T3519" style:parent-style-name="DefaultParagraphFont" style:family="text">
      <style:text-properties style:font-name="MS Gothic" style:font-name-asian="MS Gothic" style:font-name-complex="MS Gothic"/>
    </style:style>
    <style:style style:name="T3520" style:parent-style-name="DefaultParagraphFont" style:family="text">
      <style:text-properties style:font-name="MS Gothic" style:font-name-asian="MS Gothic" style:font-name-complex="MS Gothic"/>
    </style:style>
    <style:style style:name="T3521" style:parent-style-name="DefaultParagraphFont" style:family="text">
      <style:text-properties style:font-name="MS Gothic" style:font-name-asian="MS Gothic" style:font-name-complex="MS Gothic"/>
    </style:style>
    <style:style style:name="T3522" style:parent-style-name="DefaultParagraphFont" style:family="text">
      <style:text-properties style:font-name="MS Gothic" style:font-name-asian="MS Gothic" style:font-name-complex="MS Gothic"/>
    </style:style>
    <style:style style:name="T3523" style:parent-style-name="DefaultParagraphFont" style:family="text">
      <style:text-properties style:font-name="MS Gothic" style:font-name-asian="MS Gothic" style:font-name-complex="MS Gothic"/>
    </style:style>
    <style:style style:name="T3524" style:parent-style-name="DefaultParagraphFont" style:family="text">
      <style:text-properties style:font-name="MS Gothic" style:font-name-asian="MS Gothic" style:font-name-complex="MS Gothic"/>
    </style:style>
    <style:style style:name="T3525" style:parent-style-name="DefaultParagraphFont" style:family="text">
      <style:text-properties style:font-name="MS Gothic" style:font-name-asian="MS Gothic" style:font-name-complex="MS Gothic"/>
    </style:style>
    <style:style style:name="T3526" style:parent-style-name="DefaultParagraphFont" style:family="text">
      <style:text-properties fo:font-weight="bold" style:font-weight-asian="bold" style:font-weight-complex="bold"/>
    </style:style>
    <style:style style:name="T352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528" style:parent-style-name="DefaultParagraphFont" style:family="text">
      <style:text-properties fo:font-weight="bold" style:font-weight-asian="bold" style:font-weight-complex="bold"/>
    </style:style>
    <style:style style:name="T352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530" style:parent-style-name="DefaultParagraphFont" style:family="text">
      <style:text-properties fo:font-weight="bold" style:font-weight-asian="bold" style:font-weight-complex="bold"/>
    </style:style>
    <style:style style:name="T353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532" style:parent-style-name="DefaultParagraphFont" style:family="text">
      <style:text-properties fo:font-weight="bold" style:font-weight-asian="bold" style:font-weight-complex="bold"/>
    </style:style>
    <style:style style:name="T353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534" style:parent-style-name="DefaultParagraphFont" style:family="text">
      <style:text-properties fo:font-weight="bold" style:font-weight-asian="bold" style:font-weight-complex="bold"/>
    </style:style>
    <style:style style:name="T353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536" style:parent-style-name="DefaultParagraphFont" style:family="text">
      <style:text-properties fo:font-weight="bold" style:font-weight-asian="bold" style:font-weight-complex="bold"/>
    </style:style>
    <style:style style:name="T353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538" style:parent-style-name="DefaultParagraphFont" style:family="text">
      <style:text-properties fo:font-weight="bold" style:font-weight-asian="bold" style:font-weight-complex="bold"/>
    </style:style>
    <style:style style:name="T3539" style:parent-style-name="DefaultParagraphFont" style:family="text">
      <style:text-properties style:font-name="MS Gothic" style:font-name-asian="MS Gothic" style:font-name-complex="MS Gothic"/>
    </style:style>
    <style:style style:name="T3540" style:parent-style-name="DefaultParagraphFont" style:family="text">
      <style:text-properties style:font-name="MS Gothic" style:font-name-asian="MS Gothic" style:font-name-complex="MS Gothic"/>
    </style:style>
    <style:style style:name="T3541" style:parent-style-name="DefaultParagraphFont" style:family="text">
      <style:text-properties style:font-name="MS Gothic" style:font-name-asian="MS Gothic" style:font-name-complex="MS Gothic"/>
    </style:style>
    <style:style style:name="T3542" style:parent-style-name="DefaultParagraphFont" style:family="text">
      <style:text-properties style:font-name="MS Gothic" style:font-name-asian="MS Gothic" style:font-name-complex="MS Gothic"/>
    </style:style>
    <style:style style:name="T3543" style:parent-style-name="DefaultParagraphFont" style:family="text">
      <style:text-properties style:font-name="Microsoft JhengHei" style:font-name-asian="Microsoft JhengHei" style:font-name-complex="Microsoft JhengHei"/>
    </style:style>
    <style:style style:name="T3544" style:parent-style-name="DefaultParagraphFont" style:family="text">
      <style:text-properties style:font-name="MS Gothic" style:font-name-asian="MS Gothic" style:font-name-complex="MS Gothic"/>
    </style:style>
    <style:style style:name="T3545" style:parent-style-name="DefaultParagraphFont" style:family="text">
      <style:text-properties style:font-name="MS Gothic" style:font-name-asian="MS Gothic" style:font-name-complex="MS Gothic"/>
    </style:style>
    <style:style style:name="T3546" style:parent-style-name="DefaultParagraphFont" style:family="text">
      <style:text-properties style:font-name="MS Gothic" style:font-name-asian="MS Gothic" style:font-name-complex="MS Gothic"/>
    </style:style>
    <style:style style:name="T3547" style:parent-style-name="DefaultParagraphFont" style:family="text">
      <style:text-properties style:font-name="MS Gothic" style:font-name-asian="MS Gothic" style:font-name-complex="MS Gothic"/>
    </style:style>
    <style:style style:name="T3548" style:parent-style-name="DefaultParagraphFont" style:family="text">
      <style:text-properties style:font-name="MS Gothic" style:font-name-asian="MS Gothic" style:font-name-complex="MS Gothic"/>
    </style:style>
    <style:style style:name="T3549" style:parent-style-name="DefaultParagraphFont" style:family="text">
      <style:text-properties style:font-name="MS Gothic" style:font-name-asian="MS Gothic" style:font-name-complex="MS Gothic"/>
    </style:style>
    <style:style style:name="T3550" style:parent-style-name="DefaultParagraphFont" style:family="text">
      <style:text-properties style:font-name="Microsoft JhengHei" style:font-name-asian="Microsoft JhengHei" style:font-name-complex="Microsoft JhengHei"/>
    </style:style>
    <style:style style:name="T3551" style:parent-style-name="DefaultParagraphFont" style:family="text">
      <style:text-properties style:font-name="MS Gothic" style:font-name-asian="MS Gothic" style:font-name-complex="MS Gothic"/>
    </style:style>
    <style:style style:name="T3552" style:parent-style-name="DefaultParagraphFont" style:family="text">
      <style:text-properties style:font-name="MS Gothic" style:font-name-asian="MS Gothic" style:font-name-complex="MS Gothic"/>
    </style:style>
    <style:style style:name="T3553" style:parent-style-name="DefaultParagraphFont" style:family="text">
      <style:text-properties style:font-name="MS Gothic" style:font-name-asian="MS Gothic" style:font-name-complex="MS Gothic"/>
    </style:style>
    <style:style style:name="T3554" style:parent-style-name="DefaultParagraphFont" style:family="text">
      <style:text-properties style:font-name="MS Gothic" style:font-name-asian="MS Gothic" style:font-name-complex="MS Gothic"/>
    </style:style>
    <style:style style:name="T3555" style:parent-style-name="DefaultParagraphFont" style:family="text">
      <style:text-properties style:font-name="MS Gothic" style:font-name-asian="MS Gothic" style:font-name-complex="MS Gothic"/>
    </style:style>
    <style:style style:name="T3556" style:parent-style-name="DefaultParagraphFont" style:family="text">
      <style:text-properties style:font-name="MS Gothic" style:font-name-asian="MS Gothic" style:font-name-complex="MS Gothic"/>
    </style:style>
    <style:style style:name="T3557" style:parent-style-name="DefaultParagraphFont" style:family="text">
      <style:text-properties style:font-name="MS Gothic" style:font-name-asian="MS Gothic" style:font-name-complex="MS Gothic"/>
    </style:style>
    <style:style style:name="T3558" style:parent-style-name="DefaultParagraphFont" style:family="text">
      <style:text-properties style:font-name="MS Gothic" style:font-name-asian="MS Gothic" style:font-name-complex="MS Gothic"/>
    </style:style>
    <style:style style:name="T3559" style:parent-style-name="DefaultParagraphFont" style:family="text">
      <style:text-properties style:font-name="MS Gothic" style:font-name-asian="MS Gothic" style:font-name-complex="MS Gothic"/>
    </style:style>
    <style:style style:name="T3560" style:parent-style-name="DefaultParagraphFont" style:family="text">
      <style:text-properties style:font-name="MS Gothic" style:font-name-asian="MS Gothic" style:font-name-complex="MS Gothic"/>
    </style:style>
    <style:style style:name="T3561" style:parent-style-name="DefaultParagraphFont" style:family="text">
      <style:text-properties style:font-name="MS Gothic" style:font-name-asian="MS Gothic" style:font-name-complex="MS Gothic"/>
    </style:style>
    <style:style style:name="T3562" style:parent-style-name="DefaultParagraphFont" style:family="text">
      <style:text-properties style:font-name="MS Gothic" style:font-name-asian="MS Gothic" style:font-name-complex="MS Gothic"/>
    </style:style>
    <style:style style:name="T3563" style:parent-style-name="DefaultParagraphFont" style:family="text">
      <style:text-properties style:font-name="MS Gothic" style:font-name-asian="MS Gothic" style:font-name-complex="MS Gothic"/>
    </style:style>
    <style:style style:name="T3564" style:parent-style-name="DefaultParagraphFont" style:family="text">
      <style:text-properties style:font-name="MS Gothic" style:font-name-asian="MS Gothic" style:font-name-complex="MS Gothic"/>
    </style:style>
    <style:style style:name="T3565" style:parent-style-name="DefaultParagraphFont" style:family="text">
      <style:text-properties style:font-name="MS Gothic" style:font-name-asian="MS Gothic" style:font-name-complex="MS Gothic"/>
    </style:style>
    <style:style style:name="T3566" style:parent-style-name="DefaultParagraphFont" style:family="text">
      <style:text-properties style:font-name="MS Gothic" style:font-name-asian="MS Gothic" style:font-name-complex="MS Gothic"/>
    </style:style>
    <style:style style:name="T3567" style:parent-style-name="DefaultParagraphFont" style:family="text">
      <style:text-properties style:font-name="MS Gothic" style:font-name-asian="MS Gothic" style:font-name-complex="MS Gothic"/>
    </style:style>
    <style:style style:name="T3568" style:parent-style-name="DefaultParagraphFont" style:family="text">
      <style:text-properties style:font-name="MS Gothic" style:font-name-asian="MS Gothic" style:font-name-complex="MS Gothic"/>
    </style:style>
    <style:style style:name="T3569" style:parent-style-name="DefaultParagraphFont" style:family="text">
      <style:text-properties style:font-name="MS Gothic" style:font-name-asian="MS Gothic" style:font-name-complex="MS Gothic"/>
    </style:style>
    <style:style style:name="T3570" style:parent-style-name="DefaultParagraphFont" style:family="text">
      <style:text-properties style:font-name="MS Gothic" style:font-name-asian="MS Gothic" style:font-name-complex="MS Gothic"/>
    </style:style>
    <style:style style:name="T3571" style:parent-style-name="DefaultParagraphFont" style:family="text">
      <style:text-properties style:font-name="MS Gothic" style:font-name-asian="MS Gothic" style:font-name-complex="MS Gothic"/>
    </style:style>
    <style:style style:name="T3572" style:parent-style-name="DefaultParagraphFont" style:family="text">
      <style:text-properties style:font-name="MS Gothic" style:font-name-asian="MS Gothic" style:font-name-complex="MS Gothic"/>
    </style:style>
    <style:style style:name="T3573" style:parent-style-name="DefaultParagraphFont" style:family="text">
      <style:text-properties style:font-name="MS Gothic" style:font-name-asian="MS Gothic" style:font-name-complex="MS Gothic"/>
    </style:style>
    <style:style style:name="T3574" style:parent-style-name="DefaultParagraphFont" style:family="text">
      <style:text-properties style:font-name="MS Gothic" style:font-name-asian="MS Gothic" style:font-name-complex="MS Gothic"/>
    </style:style>
    <style:style style:name="T3575" style:parent-style-name="DefaultParagraphFont" style:family="text">
      <style:text-properties style:font-name="MS Gothic" style:font-name-asian="MS Gothic" style:font-name-complex="MS Gothic"/>
    </style:style>
    <style:style style:name="T3576" style:parent-style-name="DefaultParagraphFont" style:family="text">
      <style:text-properties style:font-name="MS Gothic" style:font-name-asian="MS Gothic" style:font-name-complex="MS Gothic"/>
    </style:style>
    <style:style style:name="T3577" style:parent-style-name="DefaultParagraphFont" style:family="text">
      <style:text-properties style:font-name="MS Gothic" style:font-name-asian="MS Gothic" style:font-name-complex="MS Gothic"/>
    </style:style>
    <style:style style:name="T3578" style:parent-style-name="DefaultParagraphFont" style:family="text">
      <style:text-properties style:font-name="MS Gothic" style:font-name-asian="MS Gothic" style:font-name-complex="MS Gothic"/>
    </style:style>
    <style:style style:name="T3579" style:parent-style-name="DefaultParagraphFont" style:family="text">
      <style:text-properties style:font-name="MS Gothic" style:font-name-asian="MS Gothic" style:font-name-complex="MS Gothic"/>
    </style:style>
    <style:style style:name="T3580" style:parent-style-name="DefaultParagraphFont" style:family="text">
      <style:text-properties style:font-name="MS Gothic" style:font-name-asian="MS Gothic" style:font-name-complex="MS Gothic"/>
    </style:style>
    <style:style style:name="T3581" style:parent-style-name="DefaultParagraphFont" style:family="text">
      <style:text-properties style:font-name="MS Gothic" style:font-name-asian="MS Gothic" style:font-name-complex="MS Gothic"/>
    </style:style>
    <style:style style:name="T3582" style:parent-style-name="DefaultParagraphFont" style:family="text">
      <style:text-properties style:font-name="MS Gothic" style:font-name-asian="MS Gothic" style:font-name-complex="MS Gothic"/>
    </style:style>
    <style:style style:name="T3583" style:parent-style-name="DefaultParagraphFont" style:family="text">
      <style:text-properties style:font-name="MS Gothic" style:font-name-asian="MS Gothic" style:font-name-complex="MS Gothic"/>
    </style:style>
    <style:style style:name="T3584" style:parent-style-name="DefaultParagraphFont" style:family="text">
      <style:text-properties style:font-name="MS Gothic" style:font-name-asian="MS Gothic" style:font-name-complex="MS Gothic"/>
    </style:style>
    <style:style style:name="T3585" style:parent-style-name="DefaultParagraphFont" style:family="text">
      <style:text-properties style:font-name="MS Gothic" style:font-name-asian="MS Gothic" style:font-name-complex="MS Gothic"/>
    </style:style>
    <style:style style:name="T3586" style:parent-style-name="DefaultParagraphFont" style:family="text">
      <style:text-properties style:font-name="MS Gothic" style:font-name-asian="MS Gothic" style:font-name-complex="MS Gothic"/>
    </style:style>
    <style:style style:name="T3587" style:parent-style-name="DefaultParagraphFont" style:family="text">
      <style:text-properties style:font-name="MS Gothic" style:font-name-asian="MS Gothic" style:font-name-complex="MS Gothic"/>
    </style:style>
    <style:style style:name="T3588" style:parent-style-name="DefaultParagraphFont" style:family="text">
      <style:text-properties style:font-name="MS Gothic" style:font-name-asian="MS Gothic" style:font-name-complex="MS Gothic"/>
    </style:style>
    <style:style style:name="T3589" style:parent-style-name="DefaultParagraphFont" style:family="text">
      <style:text-properties style:font-name="MS Gothic" style:font-name-asian="MS Gothic" style:font-name-complex="MS Gothic"/>
    </style:style>
    <style:style style:name="T3590" style:parent-style-name="DefaultParagraphFont" style:family="text">
      <style:text-properties style:font-name="Malgun Gothic" style:font-name-asian="Malgun Gothic" style:font-name-complex="Malgun Gothic"/>
    </style:style>
    <style:style style:name="T3591" style:parent-style-name="DefaultParagraphFont" style:family="text">
      <style:text-properties style:font-name="MS Gothic" style:font-name-asian="MS Gothic" style:font-name-complex="MS Gothic"/>
    </style:style>
    <style:style style:name="T3592" style:parent-style-name="DefaultParagraphFont" style:family="text">
      <style:text-properties style:font-name="MS Gothic" style:font-name-asian="MS Gothic" style:font-name-complex="MS Gothic"/>
    </style:style>
    <style:style style:name="T3593" style:parent-style-name="DefaultParagraphFont" style:family="text">
      <style:text-properties style:font-name="MS Gothic" style:font-name-asian="MS Gothic" style:font-name-complex="MS Gothic"/>
    </style:style>
    <style:style style:name="T3594" style:parent-style-name="DefaultParagraphFont" style:family="text">
      <style:text-properties style:font-name="MS Gothic" style:font-name-asian="MS Gothic" style:font-name-complex="MS Gothic"/>
    </style:style>
    <style:style style:name="T3595" style:parent-style-name="DefaultParagraphFont" style:family="text">
      <style:text-properties style:font-name="MS Gothic" style:font-name-asian="MS Gothic" style:font-name-complex="MS Gothic"/>
    </style:style>
    <style:style style:name="T3596" style:parent-style-name="DefaultParagraphFont" style:family="text">
      <style:text-properties style:font-name="MS Gothic" style:font-name-asian="MS Gothic" style:font-name-complex="MS Gothic"/>
    </style:style>
    <style:style style:name="T3597" style:parent-style-name="DefaultParagraphFont" style:family="text">
      <style:text-properties style:font-name="MS Gothic" style:font-name-asian="MS Gothic" style:font-name-complex="MS Gothic"/>
    </style:style>
    <style:style style:name="T3598" style:parent-style-name="DefaultParagraphFont" style:family="text">
      <style:text-properties style:font-name="MS Gothic" style:font-name-asian="MS Gothic" style:font-name-complex="MS Gothic"/>
    </style:style>
    <style:style style:name="T3599" style:parent-style-name="DefaultParagraphFont" style:family="text">
      <style:text-properties style:font-name="MS Gothic" style:font-name-asian="MS Gothic" style:font-name-complex="MS Gothic"/>
    </style:style>
    <style:style style:name="T3600" style:parent-style-name="DefaultParagraphFont" style:family="text">
      <style:text-properties style:font-name="MS Gothic" style:font-name-asian="MS Gothic" style:font-name-complex="MS Gothic"/>
    </style:style>
    <style:style style:name="T3601" style:parent-style-name="DefaultParagraphFont" style:family="text">
      <style:text-properties style:font-name="MS Gothic" style:font-name-asian="MS Gothic" style:font-name-complex="MS Gothic"/>
    </style:style>
    <style:style style:name="T3602" style:parent-style-name="DefaultParagraphFont" style:family="text">
      <style:text-properties style:font-name="MS Gothic" style:font-name-asian="MS Gothic" style:font-name-complex="MS Gothic"/>
    </style:style>
    <style:style style:name="T3603" style:parent-style-name="DefaultParagraphFont" style:family="text">
      <style:text-properties style:font-name="MS Gothic" style:font-name-asian="MS Gothic" style:font-name-complex="MS Gothic"/>
    </style:style>
    <style:style style:name="T3604" style:parent-style-name="DefaultParagraphFont" style:family="text">
      <style:text-properties style:font-name="MS Gothic" style:font-name-asian="MS Gothic" style:font-name-complex="MS Gothic"/>
    </style:style>
    <style:style style:name="T3605" style:parent-style-name="DefaultParagraphFont" style:family="text">
      <style:text-properties style:font-name="MS Gothic" style:font-name-asian="MS Gothic" style:font-name-complex="MS Gothic"/>
    </style:style>
    <style:style style:name="T3606" style:parent-style-name="DefaultParagraphFont" style:family="text">
      <style:text-properties style:font-name="MS Gothic" style:font-name-asian="MS Gothic" style:font-name-complex="MS Gothic"/>
    </style:style>
    <style:style style:name="T3607" style:parent-style-name="DefaultParagraphFont" style:family="text">
      <style:text-properties style:font-name="MS Gothic" style:font-name-asian="MS Gothic" style:font-name-complex="MS Gothic"/>
    </style:style>
    <style:style style:name="T3608" style:parent-style-name="DefaultParagraphFont" style:family="text">
      <style:text-properties style:font-name="MS Gothic" style:font-name-asian="MS Gothic" style:font-name-complex="MS Gothic"/>
    </style:style>
    <style:style style:name="T3609" style:parent-style-name="DefaultParagraphFont" style:family="text">
      <style:text-properties style:font-name="MS Gothic" style:font-name-asian="MS Gothic" style:font-name-complex="MS Gothic"/>
    </style:style>
    <style:style style:name="T3610" style:parent-style-name="DefaultParagraphFont" style:family="text">
      <style:text-properties style:font-name="MS Gothic" style:font-name-asian="MS Gothic" style:font-name-complex="MS Gothic"/>
    </style:style>
    <style:style style:name="T3611" style:parent-style-name="DefaultParagraphFont" style:family="text">
      <style:text-properties style:font-name="MS Gothic" style:font-name-asian="MS Gothic" style:font-name-complex="MS Gothic"/>
    </style:style>
    <style:style style:name="T3612" style:parent-style-name="DefaultParagraphFont" style:family="text">
      <style:text-properties style:font-name="MS Gothic" style:font-name-asian="MS Gothic" style:font-name-complex="MS Gothic"/>
    </style:style>
    <style:style style:name="T3613" style:parent-style-name="DefaultParagraphFont" style:family="text">
      <style:text-properties style:font-name="MS Gothic" style:font-name-asian="MS Gothic" style:font-name-complex="MS Gothic"/>
    </style:style>
    <style:style style:name="T3614" style:parent-style-name="DefaultParagraphFont" style:family="text">
      <style:text-properties style:font-name="MS Gothic" style:font-name-asian="MS Gothic" style:font-name-complex="MS Gothic"/>
    </style:style>
    <style:style style:name="T3615" style:parent-style-name="DefaultParagraphFont" style:family="text">
      <style:text-properties style:font-name="MS Gothic" style:font-name-asian="MS Gothic" style:font-name-complex="MS Gothic"/>
    </style:style>
    <style:style style:name="T3616" style:parent-style-name="DefaultParagraphFont" style:family="text">
      <style:text-properties style:font-name="MS Gothic" style:font-name-asian="MS Gothic" style:font-name-complex="MS Gothic"/>
    </style:style>
    <style:style style:name="T3617" style:parent-style-name="DefaultParagraphFont" style:family="text">
      <style:text-properties style:font-name="MS Gothic" style:font-name-asian="MS Gothic" style:font-name-complex="MS Gothic"/>
    </style:style>
    <style:style style:name="T3618" style:parent-style-name="DefaultParagraphFont" style:family="text">
      <style:text-properties style:font-name="MS Gothic" style:font-name-asian="MS Gothic" style:font-name-complex="MS Gothic"/>
    </style:style>
    <style:style style:name="T3619" style:parent-style-name="DefaultParagraphFont" style:family="text">
      <style:text-properties style:font-name="MS Gothic" style:font-name-asian="MS Gothic" style:font-name-complex="MS Gothic"/>
    </style:style>
    <style:style style:name="T3620" style:parent-style-name="DefaultParagraphFont" style:family="text">
      <style:text-properties style:font-name="MS Gothic" style:font-name-asian="MS Gothic" style:font-name-complex="MS Gothic"/>
    </style:style>
    <style:style style:name="T3621" style:parent-style-name="DefaultParagraphFont" style:family="text">
      <style:text-properties style:font-name="MS Gothic" style:font-name-asian="MS Gothic" style:font-name-complex="MS Gothic"/>
    </style:style>
    <style:style style:name="T3622" style:parent-style-name="DefaultParagraphFont" style:family="text">
      <style:text-properties style:font-name="MS Gothic" style:font-name-asian="MS Gothic" style:font-name-complex="MS Gothic"/>
    </style:style>
    <style:style style:name="T3623" style:parent-style-name="DefaultParagraphFont" style:family="text">
      <style:text-properties style:font-name="MS Gothic" style:font-name-asian="MS Gothic" style:font-name-complex="MS Gothic"/>
    </style:style>
    <style:style style:name="T3624" style:parent-style-name="DefaultParagraphFont" style:family="text">
      <style:text-properties style:font-name="MS Gothic" style:font-name-asian="MS Gothic" style:font-name-complex="MS Gothic"/>
    </style:style>
    <style:style style:name="T3625" style:parent-style-name="DefaultParagraphFont" style:family="text">
      <style:text-properties style:font-name="MS Gothic" style:font-name-asian="MS Gothic" style:font-name-complex="MS Gothic"/>
    </style:style>
    <style:style style:name="T3626" style:parent-style-name="DefaultParagraphFont" style:family="text">
      <style:text-properties style:font-name="MS Gothic" style:font-name-asian="MS Gothic" style:font-name-complex="MS Gothic"/>
    </style:style>
    <style:style style:name="T3627" style:parent-style-name="DefaultParagraphFont" style:family="text">
      <style:text-properties style:font-name="MS Gothic" style:font-name-asian="MS Gothic" style:font-name-complex="MS Gothic"/>
    </style:style>
    <style:style style:name="T3628" style:parent-style-name="DefaultParagraphFont" style:family="text">
      <style:text-properties style:font-name="MS Gothic" style:font-name-asian="MS Gothic" style:font-name-complex="MS Gothic"/>
    </style:style>
    <style:style style:name="T3629" style:parent-style-name="DefaultParagraphFont" style:family="text">
      <style:text-properties style:font-name="MS Gothic" style:font-name-asian="MS Gothic" style:font-name-complex="MS Gothic"/>
    </style:style>
    <style:style style:name="T3630" style:parent-style-name="DefaultParagraphFont" style:family="text">
      <style:text-properties style:font-name="MS Gothic" style:font-name-asian="MS Gothic" style:font-name-complex="MS Gothic"/>
    </style:style>
    <style:style style:name="T3631" style:parent-style-name="DefaultParagraphFont" style:family="text">
      <style:text-properties style:font-name="MS Gothic" style:font-name-asian="MS Gothic" style:font-name-complex="MS Gothic"/>
    </style:style>
    <style:style style:name="T3632" style:parent-style-name="DefaultParagraphFont" style:family="text">
      <style:text-properties style:font-name="MS Gothic" style:font-name-asian="MS Gothic" style:font-name-complex="MS Gothic"/>
    </style:style>
    <style:style style:name="T3633" style:parent-style-name="DefaultParagraphFont" style:family="text">
      <style:text-properties style:font-name="MS Gothic" style:font-name-asian="MS Gothic" style:font-name-complex="MS Gothic"/>
    </style:style>
    <style:style style:name="T3634" style:parent-style-name="DefaultParagraphFont" style:family="text">
      <style:text-properties style:font-name="MS Gothic" style:font-name-asian="MS Gothic" style:font-name-complex="MS Gothic"/>
    </style:style>
    <style:style style:name="T3635" style:parent-style-name="DefaultParagraphFont" style:family="text">
      <style:text-properties style:font-name="MS Gothic" style:font-name-asian="MS Gothic" style:font-name-complex="MS Gothic"/>
    </style:style>
    <style:style style:name="T3636" style:parent-style-name="DefaultParagraphFont" style:family="text">
      <style:text-properties style:font-name="MS Gothic" style:font-name-asian="MS Gothic" style:font-name-complex="MS Gothic"/>
    </style:style>
    <style:style style:name="T3637" style:parent-style-name="DefaultParagraphFont" style:family="text">
      <style:text-properties style:font-name="MS Gothic" style:font-name-asian="MS Gothic" style:font-name-complex="MS Gothic"/>
    </style:style>
    <style:style style:name="T3638" style:parent-style-name="DefaultParagraphFont" style:family="text">
      <style:text-properties style:font-name="MS Gothic" style:font-name-asian="MS Gothic" style:font-name-complex="MS Gothic"/>
    </style:style>
    <style:style style:name="T3639" style:parent-style-name="DefaultParagraphFont" style:family="text">
      <style:text-properties style:font-name="MS Gothic" style:font-name-asian="MS Gothic" style:font-name-complex="MS Gothic"/>
    </style:style>
    <style:style style:name="T3640" style:parent-style-name="DefaultParagraphFont" style:family="text">
      <style:text-properties style:font-name="MS Gothic" style:font-name-asian="MS Gothic" style:font-name-complex="MS Gothic"/>
    </style:style>
    <style:style style:name="T3641" style:parent-style-name="DefaultParagraphFont" style:family="text">
      <style:text-properties style:font-name="MS Gothic" style:font-name-asian="MS Gothic" style:font-name-complex="MS Gothic"/>
    </style:style>
    <style:style style:name="T3642" style:parent-style-name="DefaultParagraphFont" style:family="text">
      <style:text-properties style:font-name="MS Gothic" style:font-name-asian="MS Gothic" style:font-name-complex="MS Gothic"/>
    </style:style>
    <style:style style:name="T3643" style:parent-style-name="DefaultParagraphFont" style:family="text">
      <style:text-properties style:font-name="MS Gothic" style:font-name-asian="MS Gothic" style:font-name-complex="MS Gothic"/>
    </style:style>
    <style:style style:name="T3644" style:parent-style-name="DefaultParagraphFont" style:family="text">
      <style:text-properties style:font-name="MS Gothic" style:font-name-asian="MS Gothic" style:font-name-complex="MS Gothic"/>
    </style:style>
    <style:style style:name="T3645" style:parent-style-name="DefaultParagraphFont" style:family="text">
      <style:text-properties style:font-name="MS Gothic" style:font-name-asian="MS Gothic" style:font-name-complex="MS Gothic"/>
    </style:style>
    <style:style style:name="T3646" style:parent-style-name="DefaultParagraphFont" style:family="text">
      <style:text-properties style:font-name="MS Gothic" style:font-name-asian="MS Gothic" style:font-name-complex="MS Gothic"/>
    </style:style>
    <style:style style:name="T3647" style:parent-style-name="DefaultParagraphFont" style:family="text">
      <style:text-properties style:font-name="MS Gothic" style:font-name-asian="MS Gothic" style:font-name-complex="MS Gothic"/>
    </style:style>
    <style:style style:name="T3648" style:parent-style-name="DefaultParagraphFont" style:family="text">
      <style:text-properties style:font-name="MS Gothic" style:font-name-asian="MS Gothic" style:font-name-complex="MS Gothic"/>
    </style:style>
    <style:style style:name="T3649" style:parent-style-name="DefaultParagraphFont" style:family="text">
      <style:text-properties style:font-name="MS Gothic" style:font-name-asian="MS Gothic" style:font-name-complex="MS Gothic"/>
    </style:style>
    <style:style style:name="T3650" style:parent-style-name="DefaultParagraphFont" style:family="text">
      <style:text-properties style:font-name="MS Gothic" style:font-name-asian="MS Gothic" style:font-name-complex="MS Gothic"/>
    </style:style>
    <style:style style:name="T3651" style:parent-style-name="DefaultParagraphFont" style:family="text">
      <style:text-properties style:font-name="MS Gothic" style:font-name-asian="MS Gothic" style:font-name-complex="MS Gothic"/>
    </style:style>
    <style:style style:name="T3652" style:parent-style-name="DefaultParagraphFont" style:family="text">
      <style:text-properties style:font-name="MS Gothic" style:font-name-asian="MS Gothic" style:font-name-complex="MS Gothic"/>
    </style:style>
    <style:style style:name="T3653" style:parent-style-name="DefaultParagraphFont" style:family="text">
      <style:text-properties style:font-name="MS Gothic" style:font-name-asian="MS Gothic" style:font-name-complex="MS Gothic"/>
    </style:style>
    <style:style style:name="T3654" style:parent-style-name="DefaultParagraphFont" style:family="text">
      <style:text-properties style:font-name="MS Gothic" style:font-name-asian="MS Gothic" style:font-name-complex="MS Gothic"/>
    </style:style>
    <style:style style:name="T3655" style:parent-style-name="DefaultParagraphFont" style:family="text">
      <style:text-properties style:font-name="MS Gothic" style:font-name-asian="MS Gothic" style:font-name-complex="MS Gothic"/>
    </style:style>
    <style:style style:name="T3656" style:parent-style-name="DefaultParagraphFont" style:family="text">
      <style:text-properties style:font-name="MS Gothic" style:font-name-asian="MS Gothic" style:font-name-complex="MS Gothic"/>
    </style:style>
    <style:style style:name="T3657" style:parent-style-name="DefaultParagraphFont" style:family="text">
      <style:text-properties style:font-name="MS Gothic" style:font-name-asian="MS Gothic" style:font-name-complex="MS Gothic"/>
    </style:style>
    <style:style style:name="T3658" style:parent-style-name="DefaultParagraphFont" style:family="text">
      <style:text-properties style:font-name="MS Gothic" style:font-name-asian="MS Gothic" style:font-name-complex="MS Gothic"/>
    </style:style>
    <style:style style:name="T3659" style:parent-style-name="DefaultParagraphFont" style:family="text">
      <style:text-properties style:font-name="MS Gothic" style:font-name-asian="MS Gothic" style:font-name-complex="MS Gothic"/>
    </style:style>
    <style:style style:name="T3660" style:parent-style-name="DefaultParagraphFont" style:family="text">
      <style:text-properties style:font-name="MS Gothic" style:font-name-asian="MS Gothic" style:font-name-complex="MS Gothic"/>
    </style:style>
    <style:style style:name="T3661" style:parent-style-name="DefaultParagraphFont" style:family="text">
      <style:text-properties style:font-name="MS Gothic" style:font-name-asian="MS Gothic" style:font-name-complex="MS Gothic"/>
    </style:style>
    <style:style style:name="T3662" style:parent-style-name="DefaultParagraphFont" style:family="text">
      <style:text-properties style:font-name="MS Gothic" style:font-name-asian="MS Gothic" style:font-name-complex="MS Gothic"/>
    </style:style>
    <style:style style:name="T3663" style:parent-style-name="DefaultParagraphFont" style:family="text">
      <style:text-properties style:font-name="MS Gothic" style:font-name-asian="MS Gothic" style:font-name-complex="MS Gothic"/>
    </style:style>
    <style:style style:name="T3664" style:parent-style-name="DefaultParagraphFont" style:family="text">
      <style:text-properties style:font-name="MS Gothic" style:font-name-asian="MS Gothic" style:font-name-complex="MS Gothic"/>
    </style:style>
    <style:style style:name="T3665" style:parent-style-name="DefaultParagraphFont" style:family="text">
      <style:text-properties style:font-name="MS Gothic" style:font-name-asian="MS Gothic" style:font-name-complex="MS Gothic"/>
    </style:style>
    <style:style style:name="T3666" style:parent-style-name="DefaultParagraphFont" style:family="text">
      <style:text-properties style:font-name="MS Gothic" style:font-name-asian="MS Gothic" style:font-name-complex="MS Gothic"/>
    </style:style>
    <style:style style:name="T3667" style:parent-style-name="DefaultParagraphFont" style:family="text">
      <style:text-properties style:font-name="MS Gothic" style:font-name-asian="MS Gothic" style:font-name-complex="MS Gothic"/>
    </style:style>
    <style:style style:name="T3668" style:parent-style-name="DefaultParagraphFont" style:family="text">
      <style:text-properties style:font-name="MS Gothic" style:font-name-asian="MS Gothic" style:font-name-complex="MS Gothic"/>
    </style:style>
    <style:style style:name="T3669" style:parent-style-name="DefaultParagraphFont" style:family="text">
      <style:text-properties style:font-name="MS Gothic" style:font-name-asian="MS Gothic" style:font-name-complex="MS Gothic"/>
    </style:style>
    <style:style style:name="T3670" style:parent-style-name="DefaultParagraphFont" style:family="text">
      <style:text-properties style:font-name="MS Gothic" style:font-name-asian="MS Gothic" style:font-name-complex="MS Gothic"/>
    </style:style>
    <style:style style:name="T3671" style:parent-style-name="DefaultParagraphFont" style:family="text">
      <style:text-properties style:font-name="MS Gothic" style:font-name-asian="MS Gothic" style:font-name-complex="MS Gothic"/>
    </style:style>
    <style:style style:name="T3672" style:parent-style-name="DefaultParagraphFont" style:family="text">
      <style:text-properties style:font-name="MS Gothic" style:font-name-asian="MS Gothic" style:font-name-complex="MS Gothic"/>
    </style:style>
    <style:style style:name="T3673" style:parent-style-name="DefaultParagraphFont" style:family="text">
      <style:text-properties style:font-name="MS Gothic" style:font-name-asian="MS Gothic" style:font-name-complex="MS Gothic"/>
    </style:style>
    <style:style style:name="T3674" style:parent-style-name="DefaultParagraphFont" style:family="text">
      <style:text-properties style:font-name="MS Gothic" style:font-name-asian="MS Gothic" style:font-name-complex="MS Gothic"/>
    </style:style>
    <style:style style:name="T3675" style:parent-style-name="DefaultParagraphFont" style:family="text">
      <style:text-properties style:font-name="MS Gothic" style:font-name-asian="MS Gothic" style:font-name-complex="MS Gothic"/>
    </style:style>
    <style:style style:name="T3676" style:parent-style-name="DefaultParagraphFont" style:family="text">
      <style:text-properties style:font-name="MS Gothic" style:font-name-asian="MS Gothic" style:font-name-complex="MS Gothic"/>
    </style:style>
    <style:style style:name="T3677" style:parent-style-name="DefaultParagraphFont" style:family="text">
      <style:text-properties style:font-name="MS Gothic" style:font-name-asian="MS Gothic" style:font-name-complex="MS Gothic"/>
    </style:style>
    <style:style style:name="T3678" style:parent-style-name="DefaultParagraphFont" style:family="text">
      <style:text-properties style:font-name="MS Gothic" style:font-name-asian="MS Gothic" style:font-name-complex="MS Gothic"/>
    </style:style>
    <style:style style:name="T3679" style:parent-style-name="DefaultParagraphFont" style:family="text">
      <style:text-properties style:font-name="MS Gothic" style:font-name-asian="MS Gothic" style:font-name-complex="MS Gothic"/>
    </style:style>
    <style:style style:name="T3680" style:parent-style-name="DefaultParagraphFont" style:family="text">
      <style:text-properties style:font-name="MS Gothic" style:font-name-asian="MS Gothic" style:font-name-complex="MS Gothic"/>
    </style:style>
    <style:style style:name="T3681" style:parent-style-name="DefaultParagraphFont" style:family="text">
      <style:text-properties style:font-name="MS Gothic" style:font-name-asian="MS Gothic" style:font-name-complex="MS Gothic"/>
    </style:style>
    <style:style style:name="T3682" style:parent-style-name="DefaultParagraphFont" style:family="text">
      <style:text-properties style:font-name="MS Gothic" style:font-name-asian="MS Gothic" style:font-name-complex="MS Gothic"/>
    </style:style>
    <style:style style:name="T3683" style:parent-style-name="DefaultParagraphFont" style:family="text">
      <style:text-properties style:font-name="MS Gothic" style:font-name-asian="MS Gothic" style:font-name-complex="MS Gothic"/>
    </style:style>
    <style:style style:name="T3684" style:parent-style-name="DefaultParagraphFont" style:family="text">
      <style:text-properties style:font-name="MS Gothic" style:font-name-asian="MS Gothic" style:font-name-complex="MS Gothic"/>
    </style:style>
    <style:style style:name="T3685" style:parent-style-name="DefaultParagraphFont" style:family="text">
      <style:text-properties style:font-name="MS Gothic" style:font-name-asian="MS Gothic" style:font-name-complex="MS Gothic"/>
    </style:style>
    <style:style style:name="T3686" style:parent-style-name="DefaultParagraphFont" style:family="text">
      <style:text-properties style:font-name="MS Gothic" style:font-name-asian="MS Gothic" style:font-name-complex="MS Gothic"/>
    </style:style>
    <style:style style:name="T3687" style:parent-style-name="DefaultParagraphFont" style:family="text">
      <style:text-properties style:font-name="MS Gothic" style:font-name-asian="MS Gothic" style:font-name-complex="MS Gothic"/>
    </style:style>
    <style:style style:name="T3688" style:parent-style-name="DefaultParagraphFont" style:family="text">
      <style:text-properties style:font-name="MS Gothic" style:font-name-asian="MS Gothic" style:font-name-complex="MS Gothic"/>
    </style:style>
    <style:style style:name="T3689" style:parent-style-name="DefaultParagraphFont" style:family="text">
      <style:text-properties style:font-name="MS Gothic" style:font-name-asian="MS Gothic" style:font-name-complex="MS Gothic"/>
    </style:style>
    <style:style style:name="T3690" style:parent-style-name="DefaultParagraphFont" style:family="text">
      <style:text-properties style:font-name="MS Gothic" style:font-name-asian="MS Gothic" style:font-name-complex="MS Gothic"/>
    </style:style>
    <style:style style:name="T3691" style:parent-style-name="DefaultParagraphFont" style:family="text">
      <style:text-properties style:font-name="MS Gothic" style:font-name-asian="MS Gothic" style:font-name-complex="MS Gothic"/>
    </style:style>
    <style:style style:name="T3692" style:parent-style-name="DefaultParagraphFont" style:family="text">
      <style:text-properties style:font-name="MS Gothic" style:font-name-asian="MS Gothic" style:font-name-complex="MS Gothic"/>
    </style:style>
    <style:style style:name="T3693" style:parent-style-name="DefaultParagraphFont" style:family="text">
      <style:text-properties style:font-name="MS Gothic" style:font-name-asian="MS Gothic" style:font-name-complex="MS Gothic"/>
    </style:style>
    <style:style style:name="T3694" style:parent-style-name="DefaultParagraphFont" style:family="text">
      <style:text-properties style:font-name="MS Gothic" style:font-name-asian="MS Gothic" style:font-name-complex="MS Gothic"/>
    </style:style>
    <style:style style:name="T3695" style:parent-style-name="DefaultParagraphFont" style:family="text">
      <style:text-properties style:font-name="MS Gothic" style:font-name-asian="MS Gothic" style:font-name-complex="MS Gothic"/>
    </style:style>
    <style:style style:name="T3696" style:parent-style-name="DefaultParagraphFont" style:family="text">
      <style:text-properties style:font-name="MS Gothic" style:font-name-asian="MS Gothic" style:font-name-complex="MS Gothic"/>
    </style:style>
    <style:style style:name="T3697" style:parent-style-name="DefaultParagraphFont" style:family="text">
      <style:text-properties style:font-name="MS Gothic" style:font-name-asian="MS Gothic" style:font-name-complex="MS Gothic"/>
    </style:style>
    <style:style style:name="T3698" style:parent-style-name="DefaultParagraphFont" style:family="text">
      <style:text-properties style:font-name="MS Gothic" style:font-name-asian="MS Gothic" style:font-name-complex="MS Gothic"/>
    </style:style>
    <style:style style:name="T3699" style:parent-style-name="DefaultParagraphFont" style:family="text">
      <style:text-properties style:font-name="MS Gothic" style:font-name-asian="MS Gothic" style:font-name-complex="MS Gothic"/>
    </style:style>
    <style:style style:name="T3700" style:parent-style-name="DefaultParagraphFont" style:family="text">
      <style:text-properties style:font-name="MS Gothic" style:font-name-asian="MS Gothic" style:font-name-complex="MS Gothic"/>
    </style:style>
    <style:style style:name="T3701" style:parent-style-name="DefaultParagraphFont" style:family="text">
      <style:text-properties style:font-name="MS Gothic" style:font-name-asian="MS Gothic" style:font-name-complex="MS Gothic"/>
    </style:style>
    <style:style style:name="T3702" style:parent-style-name="DefaultParagraphFont" style:family="text">
      <style:text-properties style:font-name="MS Gothic" style:font-name-asian="MS Gothic" style:font-name-complex="MS Gothic"/>
    </style:style>
    <style:style style:name="T3703" style:parent-style-name="DefaultParagraphFont" style:family="text">
      <style:text-properties style:font-name="MS Gothic" style:font-name-asian="MS Gothic" style:font-name-complex="MS Gothic"/>
    </style:style>
    <style:style style:name="T3704" style:parent-style-name="DefaultParagraphFont" style:family="text">
      <style:text-properties style:font-name="MS Gothic" style:font-name-asian="MS Gothic" style:font-name-complex="MS Gothic"/>
    </style:style>
    <style:style style:name="T3705" style:parent-style-name="DefaultParagraphFont" style:family="text">
      <style:text-properties style:font-name="MS Gothic" style:font-name-asian="MS Gothic" style:font-name-complex="MS Gothic"/>
    </style:style>
    <style:style style:name="T3706" style:parent-style-name="DefaultParagraphFont" style:family="text">
      <style:text-properties style:font-name="MS Gothic" style:font-name-asian="MS Gothic" style:font-name-complex="MS Gothic"/>
    </style:style>
    <style:style style:name="T3707" style:parent-style-name="DefaultParagraphFont" style:family="text">
      <style:text-properties style:font-name="MS Gothic" style:font-name-asian="MS Gothic" style:font-name-complex="MS Gothic"/>
    </style:style>
    <style:style style:name="T3708" style:parent-style-name="DefaultParagraphFont" style:family="text">
      <style:text-properties style:font-name="MS Gothic" style:font-name-asian="MS Gothic" style:font-name-complex="MS Gothic"/>
    </style:style>
    <style:style style:name="T3709" style:parent-style-name="DefaultParagraphFont" style:family="text">
      <style:text-properties style:font-name="MS Gothic" style:font-name-asian="MS Gothic" style:font-name-complex="MS Gothic"/>
    </style:style>
    <style:style style:name="T3710" style:parent-style-name="DefaultParagraphFont" style:family="text">
      <style:text-properties style:font-name="MS Gothic" style:font-name-asian="MS Gothic" style:font-name-complex="MS Gothic"/>
    </style:style>
    <style:style style:name="T3711" style:parent-style-name="DefaultParagraphFont" style:family="text">
      <style:text-properties style:font-name="MS Gothic" style:font-name-asian="MS Gothic" style:font-name-complex="MS Gothic"/>
    </style:style>
    <style:style style:name="T3712" style:parent-style-name="DefaultParagraphFont" style:family="text">
      <style:text-properties style:font-name="Malgun Gothic" style:font-name-asian="Malgun Gothic" style:font-name-complex="Malgun Gothic"/>
    </style:style>
    <style:style style:name="T3713" style:parent-style-name="DefaultParagraphFont" style:family="text">
      <style:text-properties style:font-name="MS Gothic" style:font-name-asian="MS Gothic" style:font-name-complex="MS Gothic"/>
    </style:style>
    <style:style style:name="T3714" style:parent-style-name="DefaultParagraphFont" style:family="text">
      <style:text-properties style:font-name="MS Gothic" style:font-name-asian="MS Gothic" style:font-name-complex="MS Gothic"/>
    </style:style>
    <style:style style:name="T3715" style:parent-style-name="DefaultParagraphFont" style:family="text">
      <style:text-properties style:font-name="MS Gothic" style:font-name-asian="MS Gothic" style:font-name-complex="MS Gothic"/>
    </style:style>
    <style:style style:name="T3716" style:parent-style-name="DefaultParagraphFont" style:family="text">
      <style:text-properties style:font-name="MS Gothic" style:font-name-asian="MS Gothic" style:font-name-complex="MS Gothic"/>
    </style:style>
    <style:style style:name="T3717" style:parent-style-name="DefaultParagraphFont" style:family="text">
      <style:text-properties style:font-name="MS Gothic" style:font-name-asian="MS Gothic" style:font-name-complex="MS Gothic"/>
    </style:style>
    <style:style style:name="T3718" style:parent-style-name="DefaultParagraphFont" style:family="text">
      <style:text-properties style:font-name="MS Gothic" style:font-name-asian="MS Gothic" style:font-name-complex="MS Gothic"/>
    </style:style>
    <style:style style:name="T3719" style:parent-style-name="DefaultParagraphFont" style:family="text">
      <style:text-properties style:font-name="MS Gothic" style:font-name-asian="MS Gothic" style:font-name-complex="MS Gothic"/>
    </style:style>
    <style:style style:name="T3720" style:parent-style-name="DefaultParagraphFont" style:family="text">
      <style:text-properties style:font-name="MS Gothic" style:font-name-asian="MS Gothic" style:font-name-complex="MS Gothic"/>
    </style:style>
    <style:style style:name="T3721" style:parent-style-name="DefaultParagraphFont" style:family="text">
      <style:text-properties style:font-name="MS Gothic" style:font-name-asian="MS Gothic" style:font-name-complex="MS Gothic"/>
    </style:style>
    <style:style style:name="T3722" style:parent-style-name="DefaultParagraphFont" style:family="text">
      <style:text-properties style:font-name="MS Gothic" style:font-name-asian="MS Gothic" style:font-name-complex="MS Gothic"/>
    </style:style>
    <style:style style:name="T3723" style:parent-style-name="DefaultParagraphFont" style:family="text">
      <style:text-properties style:font-name="MS Gothic" style:font-name-asian="MS Gothic" style:font-name-complex="MS Gothic"/>
    </style:style>
    <style:style style:name="T3724" style:parent-style-name="DefaultParagraphFont" style:family="text">
      <style:text-properties style:font-name="MS Gothic" style:font-name-asian="MS Gothic" style:font-name-complex="MS Gothic"/>
    </style:style>
    <style:style style:name="T3725" style:parent-style-name="DefaultParagraphFont" style:family="text">
      <style:text-properties style:font-name="MS Gothic" style:font-name-asian="MS Gothic" style:font-name-complex="MS Gothic"/>
    </style:style>
    <style:style style:name="T3726" style:parent-style-name="DefaultParagraphFont" style:family="text">
      <style:text-properties style:font-name="MS Gothic" style:font-name-asian="MS Gothic" style:font-name-complex="MS Gothic"/>
    </style:style>
    <style:style style:name="T3727" style:parent-style-name="DefaultParagraphFont" style:family="text">
      <style:text-properties style:font-name="MS Gothic" style:font-name-asian="MS Gothic" style:font-name-complex="MS Gothic"/>
    </style:style>
    <style:style style:name="T3728" style:parent-style-name="DefaultParagraphFont" style:family="text">
      <style:text-properties style:font-name="Microsoft JhengHei" style:font-name-asian="Microsoft JhengHei" style:font-name-complex="Microsoft JhengHei"/>
    </style:style>
    <style:style style:name="T3729" style:parent-style-name="DefaultParagraphFont" style:family="text">
      <style:text-properties style:font-name="MS Gothic" style:font-name-asian="MS Gothic" style:font-name-complex="MS Gothic"/>
    </style:style>
    <style:style style:name="T3730" style:parent-style-name="DefaultParagraphFont" style:family="text">
      <style:text-properties style:font-name="MS Gothic" style:font-name-asian="MS Gothic" style:font-name-complex="MS Gothic"/>
    </style:style>
    <style:style style:name="T3731" style:parent-style-name="DefaultParagraphFont" style:family="text">
      <style:text-properties style:font-name="MS Gothic" style:font-name-asian="MS Gothic" style:font-name-complex="MS Gothic"/>
    </style:style>
    <style:style style:name="T3732" style:parent-style-name="DefaultParagraphFont" style:family="text">
      <style:text-properties style:font-name="MS Gothic" style:font-name-asian="MS Gothic" style:font-name-complex="MS Gothic"/>
    </style:style>
    <style:style style:name="T3733" style:parent-style-name="DefaultParagraphFont" style:family="text">
      <style:text-properties style:font-name="MS Gothic" style:font-name-asian="MS Gothic" style:font-name-complex="MS Gothic"/>
    </style:style>
    <style:style style:name="T3734" style:parent-style-name="DefaultParagraphFont" style:family="text">
      <style:text-properties style:font-name="MS Gothic" style:font-name-asian="MS Gothic" style:font-name-complex="MS Gothic"/>
    </style:style>
    <style:style style:name="T3735" style:parent-style-name="DefaultParagraphFont" style:family="text">
      <style:text-properties style:font-name="MS Gothic" style:font-name-asian="MS Gothic" style:font-name-complex="MS Gothic"/>
    </style:style>
    <style:style style:name="T3736" style:parent-style-name="DefaultParagraphFont" style:family="text">
      <style:text-properties style:font-name="MS Gothic" style:font-name-asian="MS Gothic" style:font-name-complex="MS Gothic"/>
    </style:style>
    <style:style style:name="T3737" style:parent-style-name="DefaultParagraphFont" style:family="text">
      <style:text-properties style:font-name="MS Gothic" style:font-name-asian="MS Gothic" style:font-name-complex="MS Gothic"/>
    </style:style>
    <style:style style:name="T3738" style:parent-style-name="DefaultParagraphFont" style:family="text">
      <style:text-properties style:font-name="MS Gothic" style:font-name-asian="MS Gothic" style:font-name-complex="MS Gothic"/>
    </style:style>
    <style:style style:name="T3739" style:parent-style-name="DefaultParagraphFont" style:family="text">
      <style:text-properties style:font-name="MS Gothic" style:font-name-asian="MS Gothic" style:font-name-complex="MS Gothic"/>
    </style:style>
    <style:style style:name="T3740" style:parent-style-name="DefaultParagraphFont" style:family="text">
      <style:text-properties style:font-name="MS Gothic" style:font-name-asian="MS Gothic" style:font-name-complex="MS Gothic"/>
    </style:style>
    <style:style style:name="T3741" style:parent-style-name="DefaultParagraphFont" style:family="text">
      <style:text-properties style:font-name="MS Gothic" style:font-name-asian="MS Gothic" style:font-name-complex="MS Gothic"/>
    </style:style>
    <style:style style:name="T3742" style:parent-style-name="DefaultParagraphFont" style:family="text">
      <style:text-properties style:font-name="MS Gothic" style:font-name-asian="MS Gothic" style:font-name-complex="MS Gothic"/>
    </style:style>
    <style:style style:name="T3743" style:parent-style-name="DefaultParagraphFont" style:family="text">
      <style:text-properties style:font-name="MS Gothic" style:font-name-asian="MS Gothic" style:font-name-complex="MS Gothic"/>
    </style:style>
    <style:style style:name="T3744" style:parent-style-name="DefaultParagraphFont" style:family="text">
      <style:text-properties style:font-name="Microsoft JhengHei" style:font-name-asian="Microsoft JhengHei" style:font-name-complex="Microsoft JhengHei"/>
    </style:style>
    <style:style style:name="T3745" style:parent-style-name="DefaultParagraphFont" style:family="text">
      <style:text-properties style:font-name="MS Gothic" style:font-name-asian="MS Gothic" style:font-name-complex="MS Gothic"/>
    </style:style>
    <style:style style:name="T3746" style:parent-style-name="DefaultParagraphFont" style:family="text">
      <style:text-properties style:font-name="MS Gothic" style:font-name-asian="MS Gothic" style:font-name-complex="MS Gothic"/>
    </style:style>
    <style:style style:name="T3747" style:parent-style-name="DefaultParagraphFont" style:family="text">
      <style:text-properties style:font-name="MS Gothic" style:font-name-asian="MS Gothic" style:font-name-complex="MS Gothic"/>
    </style:style>
    <style:style style:name="T3748" style:parent-style-name="DefaultParagraphFont" style:family="text">
      <style:text-properties style:font-name="MS Gothic" style:font-name-asian="MS Gothic" style:font-name-complex="MS Gothic"/>
    </style:style>
    <style:style style:name="T3749" style:parent-style-name="DefaultParagraphFont" style:family="text">
      <style:text-properties style:font-name="MS Gothic" style:font-name-asian="MS Gothic" style:font-name-complex="MS Gothic"/>
    </style:style>
    <style:style style:name="T3750" style:parent-style-name="DefaultParagraphFont" style:family="text">
      <style:text-properties style:font-name="MS Gothic" style:font-name-asian="MS Gothic" style:font-name-complex="MS Gothic"/>
    </style:style>
    <style:style style:name="T3751" style:parent-style-name="DefaultParagraphFont" style:family="text">
      <style:text-properties style:font-name="MS Gothic" style:font-name-asian="MS Gothic" style:font-name-complex="MS Gothic"/>
    </style:style>
    <style:style style:name="T3752" style:parent-style-name="DefaultParagraphFont" style:family="text">
      <style:text-properties style:font-name="MS Gothic" style:font-name-asian="MS Gothic" style:font-name-complex="MS Gothic"/>
    </style:style>
    <style:style style:name="T3753" style:parent-style-name="DefaultParagraphFont" style:family="text">
      <style:text-properties style:font-name="MS Gothic" style:font-name-asian="MS Gothic" style:font-name-complex="MS Gothic"/>
    </style:style>
    <style:style style:name="T3754" style:parent-style-name="DefaultParagraphFont" style:family="text">
      <style:text-properties style:font-name="MS Gothic" style:font-name-asian="MS Gothic" style:font-name-complex="MS Gothic"/>
    </style:style>
    <style:style style:name="T3755" style:parent-style-name="DefaultParagraphFont" style:family="text">
      <style:text-properties style:font-name="MS Gothic" style:font-name-asian="MS Gothic" style:font-name-complex="MS Gothic"/>
    </style:style>
    <style:style style:name="T3756" style:parent-style-name="DefaultParagraphFont" style:family="text">
      <style:text-properties style:font-name="MS Gothic" style:font-name-asian="MS Gothic" style:font-name-complex="MS Gothic"/>
    </style:style>
    <style:style style:name="T3757" style:parent-style-name="DefaultParagraphFont" style:family="text">
      <style:text-properties style:font-name="MS Gothic" style:font-name-asian="MS Gothic" style:font-name-complex="MS Gothic"/>
    </style:style>
    <style:style style:name="T3758" style:parent-style-name="DefaultParagraphFont" style:family="text">
      <style:text-properties style:font-name="MS Gothic" style:font-name-asian="MS Gothic" style:font-name-complex="MS Gothic"/>
    </style:style>
    <style:style style:name="T3759" style:parent-style-name="DefaultParagraphFont" style:family="text">
      <style:text-properties style:font-name="MS Gothic" style:font-name-asian="MS Gothic" style:font-name-complex="MS Gothic"/>
    </style:style>
    <style:style style:name="T3760" style:parent-style-name="DefaultParagraphFont" style:family="text">
      <style:text-properties style:font-name="MS Gothic" style:font-name-asian="MS Gothic" style:font-name-complex="MS Gothic"/>
    </style:style>
    <style:style style:name="T3761" style:parent-style-name="DefaultParagraphFont" style:family="text">
      <style:text-properties style:font-name="MS Gothic" style:font-name-asian="MS Gothic" style:font-name-complex="MS Gothic"/>
    </style:style>
    <style:style style:name="T3762" style:parent-style-name="DefaultParagraphFont" style:family="text">
      <style:text-properties style:font-name="MS Gothic" style:font-name-asian="MS Gothic" style:font-name-complex="MS Gothic"/>
    </style:style>
    <style:style style:name="T3763" style:parent-style-name="DefaultParagraphFont" style:family="text">
      <style:text-properties style:font-name="MS Gothic" style:font-name-asian="MS Gothic" style:font-name-complex="MS Gothic"/>
    </style:style>
    <style:style style:name="T3764" style:parent-style-name="DefaultParagraphFont" style:family="text">
      <style:text-properties style:font-name="MS Gothic" style:font-name-asian="MS Gothic" style:font-name-complex="MS Gothic"/>
    </style:style>
    <style:style style:name="T3765" style:parent-style-name="DefaultParagraphFont" style:family="text">
      <style:text-properties style:font-name="MS Gothic" style:font-name-asian="MS Gothic" style:font-name-complex="MS Gothic"/>
    </style:style>
    <style:style style:name="T3766" style:parent-style-name="DefaultParagraphFont" style:family="text">
      <style:text-properties style:font-name="MS Gothic" style:font-name-asian="MS Gothic" style:font-name-complex="MS Gothic"/>
    </style:style>
    <style:style style:name="T3767" style:parent-style-name="DefaultParagraphFont" style:family="text">
      <style:text-properties style:font-name="MS Gothic" style:font-name-asian="MS Gothic" style:font-name-complex="MS Gothic"/>
    </style:style>
    <style:style style:name="T3768" style:parent-style-name="DefaultParagraphFont" style:family="text">
      <style:text-properties style:font-name="MS Gothic" style:font-name-asian="MS Gothic" style:font-name-complex="MS Gothic"/>
    </style:style>
    <style:style style:name="T3769" style:parent-style-name="DefaultParagraphFont" style:family="text">
      <style:text-properties style:font-name="MS Gothic" style:font-name-asian="MS Gothic" style:font-name-complex="MS Gothic"/>
    </style:style>
    <style:style style:name="T3770" style:parent-style-name="DefaultParagraphFont" style:family="text">
      <style:text-properties style:font-name="MS Gothic" style:font-name-asian="MS Gothic" style:font-name-complex="MS Gothic"/>
    </style:style>
    <style:style style:name="T3771" style:parent-style-name="DefaultParagraphFont" style:family="text">
      <style:text-properties style:font-name="MS Gothic" style:font-name-asian="MS Gothic" style:font-name-complex="MS Gothic"/>
    </style:style>
    <style:style style:name="T3772" style:parent-style-name="DefaultParagraphFont" style:family="text">
      <style:text-properties style:font-name="MS Gothic" style:font-name-asian="MS Gothic" style:font-name-complex="MS Gothic"/>
    </style:style>
    <style:style style:name="T3773" style:parent-style-name="DefaultParagraphFont" style:family="text">
      <style:text-properties style:font-name="MS Gothic" style:font-name-asian="MS Gothic" style:font-name-complex="MS Gothic"/>
    </style:style>
    <style:style style:name="T3774" style:parent-style-name="DefaultParagraphFont" style:family="text">
      <style:text-properties style:font-name="MS Gothic" style:font-name-asian="MS Gothic" style:font-name-complex="MS Gothic"/>
    </style:style>
    <style:style style:name="T3775" style:parent-style-name="DefaultParagraphFont" style:family="text">
      <style:text-properties style:font-name="MS Gothic" style:font-name-asian="MS Gothic" style:font-name-complex="MS Gothic"/>
    </style:style>
    <style:style style:name="T3776" style:parent-style-name="DefaultParagraphFont" style:family="text">
      <style:text-properties style:font-name="MS Gothic" style:font-name-asian="MS Gothic" style:font-name-complex="MS Gothic"/>
    </style:style>
    <style:style style:name="T3777" style:parent-style-name="DefaultParagraphFont" style:family="text">
      <style:text-properties style:font-name="MS Gothic" style:font-name-asian="MS Gothic" style:font-name-complex="MS Gothic"/>
    </style:style>
    <style:style style:name="T3778" style:parent-style-name="DefaultParagraphFont" style:family="text">
      <style:text-properties style:font-name="MS Gothic" style:font-name-asian="MS Gothic" style:font-name-complex="MS Gothic"/>
    </style:style>
    <style:style style:name="T3779" style:parent-style-name="DefaultParagraphFont" style:family="text">
      <style:text-properties style:font-name="MS Gothic" style:font-name-asian="MS Gothic" style:font-name-complex="MS Gothic"/>
    </style:style>
    <style:style style:name="T3780" style:parent-style-name="DefaultParagraphFont" style:family="text">
      <style:text-properties style:font-name="MS Gothic" style:font-name-asian="MS Gothic" style:font-name-complex="MS Gothic"/>
    </style:style>
    <style:style style:name="T3781" style:parent-style-name="DefaultParagraphFont" style:family="text">
      <style:text-properties style:font-name="MS Gothic" style:font-name-asian="MS Gothic" style:font-name-complex="MS Gothic"/>
    </style:style>
    <style:style style:name="T3782" style:parent-style-name="DefaultParagraphFont" style:family="text">
      <style:text-properties style:font-name="MS Gothic" style:font-name-asian="MS Gothic" style:font-name-complex="MS Gothic"/>
    </style:style>
    <style:style style:name="T3783" style:parent-style-name="DefaultParagraphFont" style:family="text">
      <style:text-properties style:font-name="MS Gothic" style:font-name-asian="MS Gothic" style:font-name-complex="MS Gothic"/>
    </style:style>
    <style:style style:name="T3784" style:parent-style-name="DefaultParagraphFont" style:family="text">
      <style:text-properties style:font-name="MS Gothic" style:font-name-asian="MS Gothic" style:font-name-complex="MS Gothic"/>
    </style:style>
    <style:style style:name="T3785" style:parent-style-name="DefaultParagraphFont" style:family="text">
      <style:text-properties style:font-name="MS Gothic" style:font-name-asian="MS Gothic" style:font-name-complex="MS Gothic"/>
    </style:style>
    <style:style style:name="T3786" style:parent-style-name="DefaultParagraphFont" style:family="text">
      <style:text-properties style:font-name="MS Gothic" style:font-name-asian="MS Gothic" style:font-name-complex="MS Gothic"/>
    </style:style>
    <style:style style:name="T3787" style:parent-style-name="DefaultParagraphFont" style:family="text">
      <style:text-properties style:font-name="MS Gothic" style:font-name-asian="MS Gothic" style:font-name-complex="MS Gothic"/>
    </style:style>
    <style:style style:name="T3788" style:parent-style-name="DefaultParagraphFont" style:family="text">
      <style:text-properties style:font-name="MS Gothic" style:font-name-asian="MS Gothic" style:font-name-complex="MS Gothic"/>
    </style:style>
    <style:style style:name="T3789" style:parent-style-name="DefaultParagraphFont" style:family="text">
      <style:text-properties style:font-name="MS Gothic" style:font-name-asian="MS Gothic" style:font-name-complex="MS Gothic"/>
    </style:style>
    <style:style style:name="T3790" style:parent-style-name="DefaultParagraphFont" style:family="text">
      <style:text-properties style:font-name="MS Gothic" style:font-name-asian="MS Gothic" style:font-name-complex="MS Gothic"/>
    </style:style>
    <style:style style:name="T3791" style:parent-style-name="DefaultParagraphFont" style:family="text">
      <style:text-properties style:font-name="MS Gothic" style:font-name-asian="MS Gothic" style:font-name-complex="MS Gothic"/>
    </style:style>
    <style:style style:name="T3792" style:parent-style-name="DefaultParagraphFont" style:family="text">
      <style:text-properties style:font-name="Microsoft JhengHei" style:font-name-asian="Microsoft JhengHei" style:font-name-complex="Microsoft JhengHei"/>
    </style:style>
    <style:style style:name="T3793" style:parent-style-name="DefaultParagraphFont" style:family="text">
      <style:text-properties style:font-name="MS Gothic" style:font-name-asian="MS Gothic" style:font-name-complex="MS Gothic"/>
    </style:style>
    <style:style style:name="T3794" style:parent-style-name="DefaultParagraphFont" style:family="text">
      <style:text-properties style:font-name="MS Gothic" style:font-name-asian="MS Gothic" style:font-name-complex="MS Gothic"/>
    </style:style>
    <style:style style:name="T3795" style:parent-style-name="DefaultParagraphFont" style:family="text">
      <style:text-properties style:font-name="MS Gothic" style:font-name-asian="MS Gothic" style:font-name-complex="MS Gothic"/>
    </style:style>
    <style:style style:name="T3796" style:parent-style-name="DefaultParagraphFont" style:family="text">
      <style:text-properties style:font-name="MS Gothic" style:font-name-asian="MS Gothic" style:font-name-complex="MS Gothic"/>
    </style:style>
    <style:style style:name="T3797" style:parent-style-name="DefaultParagraphFont" style:family="text">
      <style:text-properties style:font-name="MS Gothic" style:font-name-asian="MS Gothic" style:font-name-complex="MS Gothic"/>
    </style:style>
    <style:style style:name="T3798" style:parent-style-name="DefaultParagraphFont" style:family="text">
      <style:text-properties style:font-name="MS Gothic" style:font-name-asian="MS Gothic" style:font-name-complex="MS Gothic"/>
    </style:style>
    <style:style style:name="T3799" style:parent-style-name="DefaultParagraphFont" style:family="text">
      <style:text-properties style:font-name="MS Gothic" style:font-name-asian="MS Gothic" style:font-name-complex="MS Gothic"/>
    </style:style>
    <style:style style:name="T3800" style:parent-style-name="DefaultParagraphFont" style:family="text">
      <style:text-properties style:font-name="MS Gothic" style:font-name-asian="MS Gothic" style:font-name-complex="MS Gothic"/>
    </style:style>
    <style:style style:name="T3801" style:parent-style-name="DefaultParagraphFont" style:family="text">
      <style:text-properties style:font-name="MS Gothic" style:font-name-asian="MS Gothic" style:font-name-complex="MS Gothic"/>
    </style:style>
    <style:style style:name="T3802" style:parent-style-name="DefaultParagraphFont" style:family="text">
      <style:text-properties style:font-name="MS Gothic" style:font-name-asian="MS Gothic" style:font-name-complex="MS Gothic"/>
    </style:style>
    <style:style style:name="T3803" style:parent-style-name="DefaultParagraphFont" style:family="text">
      <style:text-properties style:font-name="MS Gothic" style:font-name-asian="MS Gothic" style:font-name-complex="MS Gothic"/>
    </style:style>
    <style:style style:name="T3804" style:parent-style-name="DefaultParagraphFont" style:family="text">
      <style:text-properties style:font-name="MS Gothic" style:font-name-asian="MS Gothic" style:font-name-complex="MS Gothic"/>
    </style:style>
    <style:style style:name="T3805" style:parent-style-name="DefaultParagraphFont" style:family="text">
      <style:text-properties style:font-name="MS Gothic" style:font-name-asian="MS Gothic" style:font-name-complex="MS Gothic"/>
    </style:style>
    <style:style style:name="T3806" style:parent-style-name="DefaultParagraphFont" style:family="text">
      <style:text-properties style:font-name="MS Gothic" style:font-name-asian="MS Gothic" style:font-name-complex="MS Gothic"/>
    </style:style>
    <style:style style:name="T3807" style:parent-style-name="DefaultParagraphFont" style:family="text">
      <style:text-properties style:font-name="MS Gothic" style:font-name-asian="MS Gothic" style:font-name-complex="MS Gothic"/>
    </style:style>
    <style:style style:name="T3808" style:parent-style-name="DefaultParagraphFont" style:family="text">
      <style:text-properties style:font-name="MS Gothic" style:font-name-asian="MS Gothic" style:font-name-complex="MS Gothic"/>
    </style:style>
    <style:style style:name="T3809" style:parent-style-name="DefaultParagraphFont" style:family="text">
      <style:text-properties style:font-name="MS Gothic" style:font-name-asian="MS Gothic" style:font-name-complex="MS Gothic"/>
    </style:style>
    <style:style style:name="T3810" style:parent-style-name="DefaultParagraphFont" style:family="text">
      <style:text-properties style:font-name="MS Gothic" style:font-name-asian="MS Gothic" style:font-name-complex="MS Gothic"/>
    </style:style>
    <style:style style:name="T3811" style:parent-style-name="DefaultParagraphFont" style:family="text">
      <style:text-properties style:font-name="MS Gothic" style:font-name-asian="MS Gothic" style:font-name-complex="MS Gothic"/>
    </style:style>
    <style:style style:name="T3812" style:parent-style-name="DefaultParagraphFont" style:family="text">
      <style:text-properties style:font-name="MS Gothic" style:font-name-asian="MS Gothic" style:font-name-complex="MS Gothic"/>
    </style:style>
    <style:style style:name="T3813" style:parent-style-name="DefaultParagraphFont" style:family="text">
      <style:text-properties style:font-name="MS Gothic" style:font-name-asian="MS Gothic" style:font-name-complex="MS Gothic"/>
    </style:style>
    <style:style style:name="T3814" style:parent-style-name="DefaultParagraphFont" style:family="text">
      <style:text-properties style:font-name="MS Gothic" style:font-name-asian="MS Gothic" style:font-name-complex="MS Gothic"/>
    </style:style>
    <style:style style:name="T3815" style:parent-style-name="DefaultParagraphFont" style:family="text">
      <style:text-properties style:font-name="MS Gothic" style:font-name-asian="MS Gothic" style:font-name-complex="MS Gothic"/>
    </style:style>
    <style:style style:name="T3816" style:parent-style-name="DefaultParagraphFont" style:family="text">
      <style:text-properties style:font-name="MS Gothic" style:font-name-asian="MS Gothic" style:font-name-complex="MS Gothic"/>
    </style:style>
    <style:style style:name="T3817" style:parent-style-name="DefaultParagraphFont" style:family="text">
      <style:text-properties style:font-name="MS Gothic" style:font-name-asian="MS Gothic" style:font-name-complex="MS Gothic"/>
    </style:style>
    <style:style style:name="T3818" style:parent-style-name="DefaultParagraphFont" style:family="text">
      <style:text-properties style:font-name="MS Gothic" style:font-name-asian="MS Gothic" style:font-name-complex="MS Gothic"/>
    </style:style>
    <style:style style:name="T3819" style:parent-style-name="DefaultParagraphFont" style:family="text">
      <style:text-properties style:font-name="Microsoft JhengHei" style:font-name-asian="Microsoft JhengHei" style:font-name-complex="Microsoft JhengHei"/>
    </style:style>
    <style:style style:name="T3820" style:parent-style-name="DefaultParagraphFont" style:family="text">
      <style:text-properties style:font-name="MS Gothic" style:font-name-asian="MS Gothic" style:font-name-complex="MS Gothic"/>
    </style:style>
    <style:style style:name="T3821" style:parent-style-name="DefaultParagraphFont" style:family="text">
      <style:text-properties style:font-name="MS Gothic" style:font-name-asian="MS Gothic" style:font-name-complex="MS Gothic"/>
    </style:style>
    <style:style style:name="T3822" style:parent-style-name="DefaultParagraphFont" style:family="text">
      <style:text-properties style:font-name="MS Gothic" style:font-name-asian="MS Gothic" style:font-name-complex="MS Gothic"/>
    </style:style>
    <style:style style:name="T3823" style:parent-style-name="DefaultParagraphFont" style:family="text">
      <style:text-properties style:font-name="MS Gothic" style:font-name-asian="MS Gothic" style:font-name-complex="MS Gothic"/>
    </style:style>
    <style:style style:name="T3824" style:parent-style-name="DefaultParagraphFont" style:family="text">
      <style:text-properties style:font-name="MS Gothic" style:font-name-asian="MS Gothic" style:font-name-complex="MS Gothic"/>
    </style:style>
  </office:automatic-styles>
  <office:body>
    <office:text text:use-soft-page-breaks="true">
      <text:p text:style-name="P1">&lt;span style="color: #ff0000"&gt;<text:span text:style-name="T2">錒</text:span>&lt;/span&gt;&lt;span&gt;&lt;br&gt;&lt;/span&gt;&lt;span&gt;&lt;br&gt;&lt;/span&gt;&lt;span style="color: #d89000"&gt;<text:span text:style-name="T3">騃</text:span>&lt;/span&gt;&lt;span style="color: #d89000"&gt;<text:span text:style-name="T4">捱</text:span>&lt;/span&gt;&lt;span style="color: #ff0000"&gt;<text:span text:style-name="T5">獃</text:span>&lt;/span&gt;&lt;span style="color: #0000ff"&gt;<text:span text:style-name="T6">磑</text:span>&lt;/span&gt;&lt;span style="color: #d89000"&gt;<text:span text:style-name="T7">皚</text:span>&lt;/span&gt;&lt;span&gt;&lt;br&gt;&lt;/span&gt;&lt;span&gt;&lt;br&gt;&lt;/span&gt;&lt;span style="color: #0000ff"&gt;<text:span text:style-name="T8">愛</text:span>&lt;/span&gt;&lt;span style="color: #00a000"&gt;<text:span text:style-name="T9">噯</text:span>&lt;/span&gt;&lt;span style="color: #0000ff"&gt;<text:span text:style-name="T10">嬡</text:span>&lt;/span&gt;&lt;span style="color: #0000ff"&gt;<text:span text:style-name="T11">璦</text:span>&lt;/span&gt;&lt;span style="color: #0000ff"&gt;<text:span text:style-name="T12">薆</text:span>&lt;/span&gt;&lt;span style="color: #0000ff"&gt;<text:span text:style-name="T13">曖</text:span>&lt;/span&gt;&lt;span style="color: #0000ff"&gt;<text:span text:style-name="T14">鑀</text:span>&lt;/span&gt;&lt;span style="color: #0000ff"&gt;<text:span text:style-name="T15">靉</text:span>&lt;/span&gt;&lt;span style="color: #0000ff"&gt;<text:span text:style-name="T16">礙</text:span>&lt;/span&gt;&lt;span&gt;&lt;br&gt;&lt;/span&gt;&lt;span&gt;&lt;br&gt;&lt;/span&gt;&lt;span style="color: #00a000"&gt;<text:span text:style-name="T17">噯</text:span>&lt;/span&gt;&lt;span style="color: #00a000"&gt;<text:span text:style-name="T18">藹</text:span>&lt;/span&gt;&lt;span style="color: #00a000"&gt;<text:span text:style-name="T19">靄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20">鮟</text:span>&lt;/span&gt;&lt;span style="color: #ff0000"&gt;<text:span text:style-name="T21">菴</text:span>&lt;/span&gt;&lt;span style="color: #0000ff"&gt;<text:span text:style-name="T22">闇</text:span>&lt;/span&gt;&lt;span&gt;&lt;br&gt;&lt;/span&gt;&lt;span&gt;&lt;br&gt;&lt;/span&gt;&lt;span&gt;&lt;br&gt;&lt;/span&gt;&lt;span&gt;&lt;br&gt;&lt;/span&gt;&lt;span style="color: #00a000"&gt;<text:span text:style-name="T23">銨</text:span>&lt;/span&gt;&lt;span style="color: #ff0000"&gt;<text:span text:style-name="T24">菴</text:span>&lt;/span&gt;&lt;span style="color: #ff0000"&gt;<text:span text:style-name="T25">鵪</text:span>&lt;/span&gt;&lt;span style="color: #ff0000"&gt;<text:span text:style-name="T26">陰</text:span>&lt;/span&gt;&lt;span style="color: #ff0000"&gt;<text:span text:style-name="T27">諳</text:span>&lt;/span&gt;&lt;span style="color: #0000ff"&gt;<text:span text:style-name="T28">闇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29">骯</text:span>&lt;/span&gt;&lt;span&gt;&lt;br&gt;&lt;/span&gt;&lt;span&gt;&lt;br&gt;&lt;/span&gt;&lt;span style="color: #0000ff"&gt;<text:span text:style-name="T30">驁</text:span>&lt;/span&gt;&lt;span style="color: #d89000"&gt;<text:span text:style-name="T31">鰲</text:span>&lt;/span&gt;&lt;span&gt;&lt;br&gt;&lt;/span&gt;&lt;span&gt;&lt;br&gt;&lt;/span&gt;&lt;span style="color: #0000ff"&gt;<text:span text:style-name="T32">驁</text:span>&lt;/span&gt;&lt;span style="color: #0000ff"&gt;<text:span text:style-name="T33">奧</text:span>&lt;/span&gt;&lt;span style="color: #0000ff"&gt;<text:span text:style-name="T34">嶴</text:span>&lt;/span&gt;&lt;span&gt;&lt;br&gt;&lt;/span&gt;&lt;span&gt;&lt;br&gt;&lt;/span&gt;&lt;span style="color: #00a000"&gt;<text:span text:style-name="T35">媼</text:span>&lt;/span&gt;&lt;span style="color: #00a000"&gt;<text:span text:style-name="T36">襖</text:span>&lt;/span&gt;&lt;span&gt;&lt;br&gt;&lt;/span&gt;&lt;span&gt;&lt;br&gt;&lt;/span&gt;&lt;span&gt;&lt;br&gt;&lt;/span&gt;&lt;span&gt;&lt;br&gt;&lt;/span&gt;&lt;span style="color: #0000ff"&gt;<text:span text:style-name="T37">罷</text:span>&lt;/span&gt;&lt;span&gt;&lt;br&gt;&lt;/span&gt;&lt;span&gt;&lt;br&gt;&lt;/span&gt;&lt;span style="color: #d89000"&gt;<text:span text:style-name="T38">軷</text:span>&lt;/span&gt;&lt;span style="color: #d89000"&gt;<text:span text:style-name="T39">鈸</text:span>&lt;/span&gt;&lt;span&gt;&lt;br&gt;&lt;/span&gt;&lt;span&gt;&lt;br&gt;&lt;/span&gt;&lt;span style="color: #0000ff"&gt;<text:span text:style-name="T40">罷</text:span>&lt;/span&gt;&lt;span style="color: #0000ff"&gt;<text:span text:style-name="T41">壩</text:span>&lt;/span&gt;&lt;span&gt;&lt;br&gt;&lt;/span&gt;&lt;span&gt;&lt;br&gt;&lt;/span&gt;&lt;span style="color: #00a000"&gt;<text:span text:style-name="T42">鈀</text:span>&lt;/span&gt;&lt;span&gt;&lt;br&gt;&lt;/span&gt;&lt;span&gt;&lt;br&gt;&lt;/span&gt;&lt;span style="color: #00a000"&gt;<text:span text:style-name="T43">鈀</text:span>&lt;/span&gt;&lt;span&gt;&lt;br&gt;&lt;/span&gt;&lt;span&gt;&lt;br&gt;&lt;/span&gt;&lt;span&gt;&lt;br&gt;&lt;/span&gt;&lt;span&gt;&lt;br&gt;&lt;/span&gt;&lt;span style="color: #0000ff"&gt;<text:span text:style-name="T44">唄</text:span>&lt;/span&gt;&lt;span style="color: #0000ff"&gt;<text:span text:style-name="T45">敗</text:span>&lt;/span&gt;&lt;span&gt;&lt;br&gt;&lt;/span&gt;&lt;span&gt;&lt;br&gt;&lt;/span&gt;&lt;span style="color: #00a000"&gt;<text:span text:style-name="T46">擺</text:span>&lt;/span&gt;&lt;span style="color: #00a000"&gt;<text:span text:style-name="T47">襬</text:span>&lt;/span&gt;&lt;span&gt;&lt;br&gt;&lt;/span&gt;&lt;span&gt;&lt;br&gt;&lt;/span&gt;&lt;span&gt;&lt;br&gt;&lt;/span&gt;&lt;span&gt;&lt;br&gt;&lt;/span&gt;&lt;span style="color: #0000ff"&gt;<text:span text:style-name="T48">絆</text:span>&lt;/span&gt;&lt;span style="color: #0000ff"&gt;<text:span text:style-name="T49">辦</text:span>&lt;/span&gt;&lt;span&gt;&lt;br&gt;&lt;/span&gt;&lt;span&gt;&lt;br&gt;&lt;/span&gt;&lt;span style="color: #00a000"&gt;<text:span text:style-name="T50">鈑</text:span>&lt;/span&gt;&lt;span style="color: #00a000"&gt;<text:span text:style-name="T51">闆</text:span>&lt;/span&gt;&lt;span&gt;&lt;br&gt;&lt;/span&gt;&lt;span&gt;&lt;br&gt;&lt;/span&gt;&lt;span style="color: #ff0000"&gt;<text:span text:style-name="T52">頒</text:span>&lt;/span&gt;&lt;span&gt;&lt;br&gt;&lt;/span&gt;&lt;span&gt;&lt;br&gt;&lt;/span&gt;&lt;span style="color: #0000ff"&gt;<text:span text:style-name="T53">並</text:span>&lt;/span&gt;&lt;span style="color: #0000ff"&gt;<text:span text:style-name="T54">謗</text:span>&lt;/span&gt;&lt;span style="color: #0000ff"&gt;<text:span text:style-name="T55">鎊</text:span>&lt;/span&gt;&lt;span&gt;&lt;br&gt;&lt;/span&gt;&lt;span&gt;&lt;br&gt;&lt;/span&gt;&lt;span style="color: #00a000"&gt;<text:span text:style-name="T56">綁</text:span>&lt;/span&gt;&lt;span&gt;&lt;br&gt;&lt;/span&gt;&lt;span&gt;&lt;br&gt;&lt;/span&gt;&lt;span style="color: #ff0000"&gt;<text:span text:style-name="T57">幫</text:span>&lt;/span&gt;&lt;span&gt;&lt;br&gt;&lt;/span&gt;&lt;span&gt;&lt;br&gt;&lt;/span&gt;&lt;span&gt;&lt;br&gt;&lt;/span&gt;&lt;span&gt;&lt;br&gt;&lt;/span&gt;&lt;span<text:s/><text:soft-page-break/>style="color: #0000ff"&gt;<text:span text:style-name="T58">鉋</text:span>&lt;/span&gt;&lt;span style="color: #0000ff"&gt;<text:span text:style-name="T59">鮑</text:span>&lt;/span&gt;&lt;span style="color: #0000ff"&gt;<text:span text:style-name="T60">報</text:span>&lt;/span&gt;&lt;span&gt;&lt;br&gt;&lt;/span&gt;&lt;span&gt;&lt;br&gt;&lt;/span&gt;&lt;span style="color: #00a000"&gt;<text:span text:style-name="T61">飽</text:span>&lt;/span&gt;&lt;span style="color: #00a000"&gt;<text:span text:style-name="T62">鴇</text:span>&lt;/span&gt;&lt;span style="color: #00a000"&gt;<text:span text:style-name="T63">寶</text:span>&lt;/span&gt;&lt;span&gt;&lt;br&gt;&lt;/span&gt;&lt;span&gt;&lt;br&gt;&lt;/span&gt;&lt;span style="color: #ff0000"&gt;<text:span text:style-name="T64">齙</text:span>&lt;/span&gt;&lt;span style="color: #ff0000"&gt;<text:span text:style-name="T65">剝</text:span>&lt;/span&gt;&lt;span&gt;&lt;br&gt;&lt;/span&gt;&lt;span&gt;&lt;br&gt;&lt;/span&gt;&lt;span style="color: #0000ff"&gt;<text:span text:style-name="T66">唄</text:span>&lt;/span&gt;&lt;span&gt;&lt;br&gt;&lt;/span&gt;&lt;span&gt;&lt;br&gt;&lt;/span&gt;&lt;span style="color: #0000ff"&gt;<text:span text:style-name="T67">貝</text:span>&lt;/span&gt;&lt;span style="color: #0000ff"&gt;<text:span text:style-name="T68">狽</text:span>&lt;/span&gt;&lt;span style="color: #0000ff"&gt;<text:span text:style-name="T69">鋇</text:span>&lt;/span&gt;&lt;span style="color: #0000ff"&gt;<text:span text:style-name="T70">輩</text:span>&lt;/span&gt;&lt;span style="color: #0000ff"&gt;<text:span text:style-name="T71">備</text:span>&lt;/span&gt;&lt;span style="color: #0000ff"&gt;<text:span text:style-name="T72">憊</text:span>&lt;/span&gt;&lt;span&gt;&lt;br&gt;&lt;/span&gt;&lt;span&gt;&lt;br&gt;&lt;/span&gt;&lt;span style="color: #00a000"&gt;<text:span text:style-name="T73">鉳</text:span>&lt;/span&gt;&lt;span&gt;&lt;br&gt;&lt;/span&gt;&lt;span&gt;&lt;br&gt;&lt;/span&gt;&lt;span style="color: #ff0000"&gt;<text:span text:style-name="T74">盃</text:span>&lt;/span&gt;&lt;span style="color: #ff0000"&gt;<text:span text:style-name="T75">鵯</text:span>&lt;/span&gt;&lt;span style="color: #00a000"&gt;<text:span text:style-name="T76">襬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77">錛</text:span>&lt;/span&gt;&lt;span style="color: #ff0000"&gt;<text:span text:style-name="T78">賁</text:span>&lt;/span&gt;&lt;span&gt;&lt;br&gt;&lt;/span&gt;&lt;span&gt;&lt;br&gt;&lt;/span&gt;&lt;span&gt;&lt;br&gt;&lt;/span&gt;&lt;span&gt;&lt;br&gt;&lt;/span&gt;&lt;span style="color: #ff0000"&gt;<text:span text:style-name="T79">繃</text:span>&lt;/span&gt;&lt;span&gt;&lt;br&gt;&lt;/span&gt;&lt;span&gt;&lt;br&gt;&lt;/span&gt;&lt;span style="color: #ff0000"&gt;<text:span text:style-name="T80">繃</text:span>&lt;/span&gt;&lt;span&gt;&lt;br&gt;&lt;/span&gt;&lt;span&gt;&lt;br&gt;&lt;/span&gt;&lt;span style="color: #ff0000"&gt;<text:span text:style-name="T81">繃</text:span>&lt;/span&gt;&lt;span&gt;&lt;br&gt;&lt;/span&gt;&lt;span&gt;&lt;br&gt;&lt;/span&gt;&lt;span&gt;&lt;br&gt;&lt;/span&gt;&lt;span&gt;&lt;br&gt;&lt;/span&gt;&lt;span style="color: #0000ff"&gt;<text:span text:style-name="T82">鎞</text:span>&lt;/span&gt;&lt;span style="color: #0000ff"&gt;<text:span text:style-name="T83">祕</text:span>&lt;/span&gt;&lt;span style="color: #0000ff"&gt;<text:span text:style-name="T84">鉍</text:span>&lt;/span&gt;&lt;span style="color: #0000ff"&gt;<text:span text:style-name="T85">飶</text:span>&lt;/span&gt;&lt;span style="color: #0000ff"&gt;<text:span text:style-name="T86">鮅</text:span>&lt;/span&gt;&lt;span style="color: #0000ff"&gt;<text:span text:style-name="T87">費</text:span>&lt;/span&gt;&lt;span style="color: #0000ff"&gt;<text:span text:style-name="T88">幣</text:span>&lt;/span&gt;&lt;span style="color: #0000ff"&gt;<text:span text:style-name="T89">斃</text:span>&lt;/span&gt;&lt;span style="color: #0000ff"&gt;<text:span text:style-name="T90">鷩</text:span>&lt;/span&gt;&lt;span style="color: #0000ff"&gt;<text:span text:style-name="T91">閉</text:span>&lt;/span&gt;&lt;span style="color: #0000ff"&gt;<text:span text:style-name="T92">畢</text:span>&lt;/span&gt;&lt;span style="color: #0000ff"&gt;<text:span text:style-name="T93">嗶</text:span>&lt;/span&gt;&lt;span style="color: #0000ff"&gt;<text:span text:style-name="T94">彃</text:span>&lt;/span&gt;&lt;span style="color: #0000ff"&gt;<text:span text:style-name="T95">蓽</text:span>&lt;/span&gt;&lt;span style="color: #0000ff"&gt;<text:span text:style-name="T96">篳</text:span>&lt;/span&gt;&lt;span style="color: #0000ff"&gt;<text:span text:style-name="T97">蹕</text:span>&lt;/span&gt;&lt;span style="color: #0000ff"&gt;<text:span text:style-name="T98">韠</text:span>&lt;/span&gt;&lt;span style="color: #0000ff"&gt;<text:span text:style-name="T99">詖</text:span>&lt;/span&gt;&lt;span style="color: #ff0000"&gt;<text:span text:style-name="T100">賁</text:span>&lt;/span&gt;&lt;span style="color: #0000ff"&gt;<text:span text:style-name="T101">贔</text:span>&lt;/span&gt;&lt;span&gt;&lt;br&gt;&lt;/span&gt;&lt;span&gt;&lt;br&gt;&lt;/span&gt;&lt;span style="color: #00a000"&gt;<text:span text:style-name="T102">筆</text:span>&lt;/span&gt;&lt;span&gt;&lt;br&gt;&lt;/span&gt;&lt;span&gt;&lt;br&gt;&lt;/span&gt;&lt;span&gt;&lt;br&gt;&lt;/span&gt;&lt;span&gt;&lt;br&gt;&lt;/span&gt;&lt;span style="color: #0000ff"&gt;<text:span text:style-name="T103">閞</text:span>&lt;/span&gt;&lt;span style="color: #0000ff"&gt;<text:span text:style-name="T104">緶</text:span>&lt;/span&gt;&lt;span style="color: #0000ff"&gt;<text:span text:style-name="T105">辮</text:span>&lt;/span&gt;&lt;span style="color: #0000ff"&gt;<text:span text:style-name="T106">辯</text:span>&lt;/span&gt;&lt;span style="color: #0000ff"&gt;<text:span text:style-name="T107">變</text:span>&lt;/span&gt;&lt;span&gt;&lt;br&gt;&lt;/span&gt;&lt;span&gt;&lt;br&gt;&lt;/span&gt;&lt;span style="color: #00a000"&gt;<text:span text:style-name="T108">貶</text:span>&lt;/span&gt;&lt;span&gt;&lt;br&gt;&lt;/span&gt;&lt;span&gt;&lt;br&gt;&lt;/span&gt;&lt;span style="color: #ff0000"&gt;<text:span text:style-name="T109">編</text:span>&lt;/span&gt;&lt;span style="color: #ff0000"&gt;<text:span text:style-name="T110">鯿</text:span>&lt;/span&gt;&lt;span style="color: #ff0000"&gt;<text:span text:style-name="T111">邊</text:span>&lt;/span&gt;&lt;span style="color: #ff0000"&gt;<text:span text:style-name="T112">籩</text:span>&lt;/span&gt;&lt;span&gt;&lt;br&gt;&lt;/span&gt;&lt;span&gt;&lt;br&gt;&lt;/span&gt;&lt;span style="color: #0000ff"&gt;<text:span text:style-name="T113">鰾</text:span>&lt;/span&gt;&lt;span&gt;&lt;br&gt;&lt;/span&gt;&lt;span&gt;&lt;br&gt;&lt;/span&gt;&lt;span style="color: #00a000"&gt;<text:span text:style-name="T114">錶</text:span>&lt;/span&gt;&lt;span&gt;&lt;br&gt;&lt;/span&gt;&lt;span&gt;&lt;br&gt;&lt;/span&gt;&lt;span style="color: #ff0000"&gt;<text:span text:style-name="T115">飆</text:span>&lt;/span&gt;&lt;span style="color: #ff0000"&gt;<text:span text:style-name="T116">標</text:span>&lt;/span&gt;&lt;span style="color: #ff0000"&gt;<text:span text:style-name="T117">鏢</text:span>&lt;/span&gt;&lt;span style="color: #ff0000"&gt;<text:span text:style-name="T118">颮</text:span>&lt;/span&gt;&lt;span style="color: #ff0000"&gt;<text:span text:style-name="T119">鑣</text:span>&lt;/span&gt;&lt;span&gt;&lt;br&gt;&lt;/span&gt;&lt;span&gt;&lt;br&gt;&lt;/span&gt;&lt;span style="color: #d89000"&gt;<text:span text:style-name="T120">別</text:span>&lt;/span&gt;&lt;span&gt;&lt;br&gt;&lt;/span&gt;&lt;span&gt;&lt;br&gt;&lt;/span&gt;&lt;span style="color: #0000ff"&gt;<text:span text:style-name="T121">彆</text:span><text:soft-page-break/>&lt;/span&gt;&lt;span&gt;&lt;br&gt;&lt;/span&gt;&lt;span&gt;&lt;br&gt;&lt;/span&gt;&lt;span style="color: #00a000"&gt;<text:span text:style-name="T122">癟</text:span>&lt;/span&gt;&lt;span&gt;&lt;br&gt;&lt;/span&gt;&lt;span&gt;&lt;br&gt;&lt;/span&gt;&lt;span style="color: #0000ff"&gt;<text:span text:style-name="T123">鷩</text:span>&lt;/span&gt;&lt;span style="color: #ff0000"&gt;<text:span text:style-name="T124">鱉</text:span>&lt;/span&gt;&lt;span&gt;&lt;br&gt;&lt;/span&gt;&lt;span&gt;&lt;br&gt;&lt;/span&gt;&lt;span style="color: #ff0000"&gt;<text:span text:style-name="T125">賓</text:span>&lt;/span&gt;&lt;span style="color: #ff0000"&gt;<text:span text:style-name="T126">儐</text:span>&lt;/span&gt;&lt;span style="color: #0000ff"&gt;<text:span text:style-name="T127">擯</text:span>&lt;/span&gt;&lt;span style="color: #0000ff"&gt;<text:span text:style-name="T128">殯</text:span>&lt;/span&gt;&lt;span style="color: #0000ff"&gt;<text:span text:style-name="T129">臏</text:span>&lt;/span&gt;&lt;span style="color: #0000ff"&gt;<text:span text:style-name="T130">鬢</text:span>&lt;/span&gt;&lt;span style="color: #0000ff"&gt;<text:span text:style-name="T131">髕</text:span>&lt;/span&gt;&lt;span&gt;&lt;br&gt;&lt;/span&gt;&lt;span&gt;&lt;br&gt;&lt;/span&gt;&lt;span style="color: #00a000"&gt;<text:span text:style-name="T132">稟</text:span>&lt;/span&gt;&lt;span style="color: #ff0000"&gt;<text:span text:style-name="T133">賓</text:span>&lt;/span&gt;&lt;span style="color: #ff0000"&gt;<text:span text:style-name="T134">儐</text:span>&lt;/span&gt;&lt;span style="color: #ff0000"&gt;<text:span text:style-name="T135">濱</text:span>&lt;/span&gt;&lt;span style="color: #ff0000"&gt;<text:span text:style-name="T136">檳</text:span>&lt;/span&gt;&lt;span style="color: #ff0000"&gt;<text:span text:style-name="T137">蠙</text:span>&lt;/span&gt;&lt;span style="color: #ff0000"&gt;<text:span text:style-name="T138">繽</text:span>&lt;/span&gt;&lt;span style="color: #ff0000"&gt;<text:span text:style-name="T139">鑌</text:span>&lt;/span&gt;&lt;span style="color: #ff0000"&gt;<text:span text:style-name="T140">瀕</text:span>&lt;/span&gt;&lt;span&gt;&lt;br&gt;&lt;/span&gt;&lt;span&gt;&lt;br&gt;&lt;/span&gt;&lt;span style="color: #0000ff"&gt;<text:span text:style-name="T141">併</text:span>&lt;/span&gt;&lt;span style="color: #0000ff"&gt;<text:span text:style-name="T142">並</text:span>&lt;/span&gt;&lt;span&gt;&lt;br&gt;&lt;/span&gt;&lt;span&gt;&lt;br&gt;&lt;/span&gt;&lt;span style="color: #00a000"&gt;<text:span text:style-name="T143">餅</text:span>&lt;/span&gt;&lt;span style="color: #00a000"&gt;<text:span text:style-name="T144">稟</text:span>&lt;/span&gt;&lt;span&gt;&lt;br&gt;&lt;/span&gt;&lt;span&gt;&lt;br&gt;&lt;/span&gt;&lt;span style="color: #ff0000"&gt;<text:span text:style-name="T145">檳</text:span>&lt;/span&gt;&lt;span&gt;&lt;br&gt;&lt;/span&gt;&lt;span&gt;&lt;br&gt;&lt;/span&gt;&lt;span style="color: #000000"&gt;<text:span text:style-name="T146">蔔</text:span>&lt;/span&gt;&lt;span&gt;&lt;br&gt;&lt;/span&gt;&lt;span&gt;&lt;br&gt;&lt;/span&gt;&lt;span style="color: #d89000"&gt;<text:span text:style-name="T147">軷</text:span>&lt;/span&gt;&lt;span style="color: #d89000"&gt;<text:span text:style-name="T148">鈸</text:span>&lt;/span&gt;&lt;span style="color: #d89000"&gt;<text:span text:style-name="T149">鉑</text:span>&lt;/span&gt;&lt;span style="color: #d89000"&gt;<text:span text:style-name="T150">鵓</text:span>&lt;/span&gt;&lt;span style="color: #d89000"&gt;<text:span text:style-name="T151">鎛</text:span>&lt;/span&gt;&lt;span style="color: #d89000"&gt;<text:span text:style-name="T152">餺</text:span>&lt;/span&gt;&lt;span style="color: #d89000"&gt;<text:span text:style-name="T153">駁</text:span>&lt;/span&gt;&lt;span style="color: #000000"&gt;<text:span text:style-name="T154">蔔</text:span>&lt;/span&gt;&lt;span style="color: #0000ff"&gt;<text:span text:style-name="T155">濼</text:span>&lt;/span&gt;&lt;span style="color: #d89000"&gt;<text:span text:style-name="T156">襏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157">撥</text:span>&lt;/span&gt;&lt;span style="color: #ff0000"&gt;<text:span text:style-name="T158">蹳</text:span>&lt;/span&gt;&lt;span style="color: #ff0000"&gt;<text:span text:style-name="T159">缽</text:span>&lt;/span&gt;&lt;span style="color: #ff0000"&gt;<text:span text:style-name="T160">剝</text:span>&lt;/span&gt;&lt;span style="color: #ff0000"&gt;<text:span text:style-name="T161">餑</text:span>&lt;/span&gt;&lt;span&gt;&lt;br&gt;&lt;/span&gt;&lt;span&gt;&lt;br&gt;&lt;/span&gt;&lt;span style="color: #d89000"&gt;<text:span text:style-name="T162">轐</text:span>&lt;/span&gt;&lt;span&gt;&lt;br&gt;&lt;/span&gt;&lt;span&gt;&lt;br&gt;&lt;/span&gt;&lt;span style="color: #0000ff"&gt;<text:span text:style-name="T163">佈</text:span>&lt;/span&gt;&lt;span style="color: #ff0000"&gt;<text:span text:style-name="T164">鈽</text:span>&lt;/span&gt;&lt;span style="color: #ff0000"&gt;<text:span text:style-name="T165">餔</text:span>&lt;/span&gt;&lt;span&gt;&lt;br&gt;&lt;/span&gt;&lt;span&gt;&lt;br&gt;&lt;/span&gt;&lt;span style="color: #00a000"&gt;<text:span text:style-name="T166">補</text:span>&lt;/span&gt;&lt;span&gt;&lt;br&gt;&lt;/span&gt;&lt;span&gt;&lt;br&gt;&lt;/span&gt;&lt;span style="color: #ff0000"&gt;<text:span text:style-name="T167">餔</text:span>&lt;/span&gt;&lt;span&gt;&lt;br&gt;&lt;/span&gt;&lt;span&gt;&lt;br&gt;&lt;/span&gt;&lt;span style="color: #0000ff"&gt;<text:span text:style-name="T168">囃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169">財</text:span>&lt;/span&gt;&lt;span style="color: #d89000"&gt;<text:span text:style-name="T170">纔</text:span>&lt;/span&gt;&lt;span&gt;&lt;br&gt;&lt;/span&gt;&lt;span&gt;&lt;br&gt;&lt;/span&gt;&lt;span&gt;&lt;br&gt;&lt;/span&gt;&lt;span&gt;&lt;br&gt;&lt;/span&gt;&lt;span style="color: #0000ff"&gt;<text:span text:style-name="T171">寀</text:span>&lt;/span&gt;&lt;span style="color: #00a000"&gt;<text:span text:style-name="T172">採</text:span>&lt;/span&gt;&lt;span style="color: #00a000"&gt;<text:span text:style-name="T173">綵</text:span>&lt;/span&gt;&lt;span&gt;&lt;br&gt;&lt;/span&gt;&lt;span&gt;&lt;br&gt;&lt;/span&gt;&lt;span&gt;&lt;br&gt;&lt;/span&gt;&lt;span&gt;&lt;br&gt;&lt;/span&gt;&lt;span style="color: #d89000"&gt;<text:span text:style-name="T174">殘</text:span>&lt;/span&gt;&lt;span style="color: #d89000"&gt;<text:span text:style-name="T175">慚</text:span>&lt;/span&gt;&lt;span style="color: #d89000"&gt;<text:span text:style-name="T176">蠶</text:span>&lt;/span&gt;&lt;span&gt;&lt;br&gt;&lt;/span&gt;&lt;span&gt;&lt;br&gt;&lt;/span&gt;&lt;span style="color: #0000ff"&gt;<text:span text:style-name="T177">燦</text:span>&lt;/span&gt;&lt;span style="color: #ff0000"&gt;<text:span text:style-name="T178">摻</text:span>&lt;/span&gt;&lt;span&gt;&lt;br&gt;&lt;/span&gt;&lt;span&gt;&lt;br&gt;&lt;/span&gt;&lt;span style="color: #00a000"&gt;<text:span text:style-name="T179">慘</text:span>&lt;/span&gt;&lt;span style="color: #00a000"&gt;<text:span text:style-name="T180">黲</text:span>&lt;/span&gt;&lt;span&gt;&lt;br&gt;&lt;/span&gt;&lt;span&gt;&lt;br&gt;&lt;/span&gt;&lt;span style="color: #ff0000"&gt;<text:span text:style-name="T181">參</text:span>&lt;/span&gt;&lt;span style="color: #ff0000"&gt;<text:span text:style-name="T182">驂</text:span><text:soft-page-break/>&lt;/span&gt;&lt;span&gt;&lt;br&gt;&lt;/span&gt;&lt;span&gt;&lt;br&gt;&lt;/span&gt;&lt;span&gt;&lt;br&gt;&lt;/span&gt;&lt;span&gt;&lt;br&gt;&lt;/span&gt;&lt;span style="color: #00a000"&gt;<text:span text:style-name="T183">駔</text:span>&lt;/span&gt;&lt;span&gt;&lt;br&gt;&lt;/span&gt;&lt;span&gt;&lt;br&gt;&lt;/span&gt;&lt;span style="color: #ff0000"&gt;<text:span text:style-name="T184">倉</text:span>&lt;/span&gt;&lt;span style="color: #ff0000"&gt;<text:span text:style-name="T185">傖</text:span>&lt;/span&gt;&lt;span style="color: #ff0000"&gt;<text:span text:style-name="T186">滄</text:span>&lt;/span&gt;&lt;span style="color: #ff0000"&gt;<text:span text:style-name="T187">蒼</text:span>&lt;/span&gt;&lt;span style="color: #ff0000"&gt;<text:span text:style-name="T188">艙</text:span>&lt;/span&gt;&lt;span style="color: #ff0000"&gt;<text:span text:style-name="T189">鶬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190">冊</text:span>&lt;/span&gt;&lt;span style="color: #0000ff"&gt;<text:span text:style-name="T191">側</text:span>&lt;/span&gt;&lt;span style="color: #0000ff"&gt;<text:span text:style-name="T192">測</text:span>&lt;/span&gt;&lt;span style="color: #0000ff"&gt;<text:span text:style-name="T193">廁</text:span>&lt;/span&gt;&lt;span style="color: #0000ff"&gt;<text:span text:style-name="T194">惻</text:span>&lt;/span&gt;&lt;span style="color: #0000ff"&gt;<text:span text:style-name="T195">筴</text:span>&lt;/span&gt;&lt;span&gt;&lt;br&gt;&lt;/span&gt;&lt;span&gt;&lt;br&gt;&lt;/span&gt;&lt;span&gt;&lt;br&gt;&lt;/span&gt;&lt;span&gt;&lt;br&gt;&lt;/span&gt;&lt;span style="color: #ff0000"&gt;<text:span text:style-name="T196">參</text:span>&lt;/span&gt;&lt;span style="color: #ff0000"&gt;<text:span text:style-name="T197">嵾</text:span>&lt;/span&gt;&lt;span style="color: #ff0000"&gt;<text:span text:style-name="T198">篸</text:span>&lt;/span&gt;&lt;span&gt;&lt;br&gt;&lt;/span&gt;&lt;span&gt;&lt;br&gt;&lt;/span&gt;&lt;span style="color: #d89000"&gt;<text:span text:style-name="T199">層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200">鍤</text:span>&lt;/span&gt;&lt;span&gt;&lt;br&gt;&lt;/span&gt;&lt;span&gt;&lt;br&gt;&lt;/span&gt;&lt;span style="color: #0000ff"&gt;<text:span text:style-name="T201">奼</text:span>&lt;/span&gt;&lt;span style="color: #0000ff"&gt;<text:span text:style-name="T202">詫</text:span>&lt;/span&gt;&lt;span style="color: #ff0000"&gt;<text:span text:style-name="T203">剎</text:span>&lt;/span&gt;&lt;span&gt;&lt;br&gt;&lt;/span&gt;&lt;span&gt;&lt;br&gt;&lt;/span&gt;&lt;span style="color: #00a000"&gt;<text:span text:style-name="T204">鑔</text:span>&lt;/span&gt;&lt;span&gt;&lt;br&gt;&lt;/span&gt;&lt;span&gt;&lt;br&gt;&lt;/span&gt;&lt;span&gt;&lt;br&gt;&lt;/span&gt;&lt;span&gt;&lt;br&gt;&lt;/span&gt;&lt;span style="color: #d89000"&gt;<text:span text:style-name="T205">儕</text:span>&lt;/span&gt;&lt;span&gt;&lt;br&gt;&lt;/span&gt;&lt;span&gt;&lt;br&gt;&lt;/span&gt;&lt;span style="color: #0000ff"&gt;<text:span text:style-name="T206">蠆</text:span>&lt;/span&gt;&lt;span&gt;&lt;br&gt;&lt;/span&gt;&lt;span&gt;&lt;br&gt;&lt;/span&gt;&lt;span style="color: #0000ff"&gt;<text:span text:style-name="T207">冊</text:span>&lt;/span&gt;&lt;span&gt;&lt;br&gt;&lt;/span&gt;&lt;span&gt;&lt;br&gt;&lt;/span&gt;&lt;span style="color: #ff0000"&gt;<text:span text:style-name="T208">釵</text:span>&lt;/span&gt;&lt;span&gt;&lt;br&gt;&lt;/span&gt;&lt;span&gt;&lt;br&gt;&lt;/span&gt;&lt;span style="color: #ff0000"&gt;<text:span text:style-name="T209">單</text:span>&lt;/span&gt;&lt;span style="color: #d89000"&gt;<text:span text:style-name="T210">嬋</text:span>&lt;/span&gt;&lt;span style="color: #d89000"&gt;<text:span text:style-name="T211">禪</text:span>&lt;/span&gt;&lt;span style="color: #d89000"&gt;<text:span text:style-name="T212">蟬</text:span>&lt;/span&gt;&lt;span style="color: #d89000"&gt;<text:span text:style-name="T213">嶄</text:span>&lt;/span&gt;&lt;span style="color: #d89000"&gt;<text:span text:style-name="T214">纏</text:span>&lt;/span&gt;&lt;span style="color: #d89000"&gt;<text:span text:style-name="T215">讒</text:span>&lt;/span&gt;&lt;span style="color: #d89000"&gt;<text:span text:style-name="T216">鑱</text:span>&lt;/span&gt;&lt;span style="color: #d89000"&gt;<text:span text:style-name="T217">饞</text:span>&lt;/span&gt;&lt;span&gt;&lt;br&gt;&lt;/span&gt;&lt;span&gt;&lt;br&gt;&lt;/span&gt;&lt;span style="color: #00a000"&gt;<text:span text:style-name="T218">剗</text:span>&lt;/span&gt;&lt;span style="color: #0000ff"&gt;<text:span text:style-name="T219">懺</text:span>&lt;/span&gt;&lt;span style="color: #0000ff"&gt;<text:span text:style-name="T220">顫</text:span>&lt;/span&gt;&lt;span&gt;&lt;br&gt;&lt;/span&gt;&lt;span&gt;&lt;br&gt;&lt;/span&gt;&lt;span style="color: #00a000"&gt;<text:span text:style-name="T221">剗</text:span>&lt;/span&gt;&lt;span style="color: #00a000"&gt;<text:span text:style-name="T222">產</text:span>&lt;/span&gt;&lt;span style="color: #00a000"&gt;<text:span text:style-name="T223">剷</text:span>&lt;/span&gt;&lt;span style="color: #00a000"&gt;<text:span text:style-name="T224">滻</text:span>&lt;/span&gt;&lt;span style="color: #00a000"&gt;<text:span text:style-name="T225">鏟</text:span>&lt;/span&gt;&lt;span style="color: #00a000"&gt;<text:span text:style-name="T226">諂</text:span>&lt;/span&gt;&lt;span style="color: #00a000"&gt;<text:span text:style-name="T227">嘽</text:span>&lt;/span&gt;&lt;span style="color: #00a000"&gt;<text:span text:style-name="T228">幝</text:span>&lt;/span&gt;&lt;span style="color: #d89000"&gt;<text:span text:style-name="T229">繟</text:span>&lt;/span&gt;&lt;span style="color: #00a000"&gt;<text:span text:style-name="T230">闡</text:span>&lt;/span&gt;&lt;span style="color: #00a000"&gt;<text:span text:style-name="T231">囅</text:span>&lt;/span&gt;&lt;span style="color: #00a000"&gt;<text:span text:style-name="T232">蕆</text:span>&lt;/span&gt;&lt;span style="color: #00a000"&gt;<text:span text:style-name="T233">驏</text:span>&lt;/span&gt;&lt;span&gt;&lt;br&gt;&lt;/span&gt;&lt;span&gt;&lt;br&gt;&lt;/span&gt;&lt;span style="color: #ff0000"&gt;<text:span text:style-name="T234">摻</text:span>&lt;/span&gt;&lt;span style="color: #ff0000"&gt;<text:span text:style-name="T235">攙</text:span>&lt;/span&gt;&lt;span&gt;&lt;br&gt;&lt;/span&gt;&lt;span&gt;&lt;br&gt;&lt;/span&gt;&lt;span style="color: #d89000"&gt;<text:span text:style-name="T236">長</text:span>&lt;/span&gt;&lt;span style="color: #d89000"&gt;<text:span text:style-name="T237">萇</text:span>&lt;/span&gt;&lt;span style="color: #d89000"&gt;<text:span text:style-name="T238">嘗</text:span>&lt;/span&gt;&lt;span style="color: #d89000"&gt;<text:span text:style-name="T239">償</text:span>&lt;/span&gt;&lt;span style="color: #d89000"&gt;<text:span text:style-name="T240">嚐</text:span>&lt;/span&gt;&lt;span style="color: #d89000"&gt;<text:span text:style-name="T241">鱨</text:span>&lt;/span&gt;&lt;span style="color: #00a000"&gt;<text:span text:style-name="T242">場</text:span>&lt;/span&gt;&lt;span style="color: #d89000"&gt;<text:span text:style-name="T243">腸</text:span>&lt;/span&gt;&lt;span&gt;&lt;br&gt;&lt;/span&gt;&lt;span&gt;&lt;br&gt;&lt;/span&gt;&lt;span style="color: #0000ff"&gt;<text:span text:style-name="T244">悵</text:span>&lt;/span&gt;&lt;span style="color: #0000ff"&gt;<text:span text:style-name="T245">瑒</text:span>&lt;/span&gt;&lt;span style="color: #0000ff"&gt;<text:span text:style-name="T246">暢</text:span><text:soft-page-break/>&lt;/span&gt;&lt;span&gt;&lt;br&gt;&lt;/span&gt;&lt;span&gt;&lt;br&gt;&lt;/span&gt;&lt;span style="color: #00a000"&gt;<text:span text:style-name="T247">廠</text:span>&lt;/span&gt;&lt;span style="color: #00a000"&gt;<text:span text:style-name="T248">場</text:span>&lt;/span&gt;&lt;span&gt;&lt;br&gt;&lt;/span&gt;&lt;span&gt;&lt;br&gt;&lt;/span&gt;&lt;span style="color: #ff0000"&gt;<text:span text:style-name="T249">閶</text:span>&lt;/span&gt;&lt;span style="color: #ff0000"&gt;<text:span text:style-name="T250">錩</text:span>&lt;/span&gt;&lt;span style="color: #ff0000"&gt;<text:span text:style-name="T251">鯧</text:span>&lt;/span&gt;&lt;span style="color: #ff0000"&gt;<text:span text:style-name="T252">倀</text:span>&lt;/span&gt;&lt;span&gt;&lt;br&gt;&lt;/span&gt;&lt;span&gt;&lt;br&gt;&lt;/span&gt;&lt;span style="color: #d89000"&gt;<text:span text:style-name="T253">鼂</text:span>&lt;/span&gt;&lt;span&gt;&lt;br&gt;&lt;/span&gt;&lt;span&gt;&lt;br&gt;&lt;/span&gt;&lt;span style="color: #ff0000"&gt;<text:span text:style-name="T254">鈔</text:span>&lt;/span&gt;&lt;span&gt;&lt;br&gt;&lt;/span&gt;&lt;span&gt;&lt;br&gt;&lt;/span&gt;&lt;span style="color: #00a000"&gt;<text:span text:style-name="T255">麨</text:span>&lt;/span&gt;&lt;span&gt;&lt;br&gt;&lt;/span&gt;&lt;span&gt;&lt;br&gt;&lt;/span&gt;&lt;span style="color: #ff0000"&gt;<text:span text:style-name="T256">鈔</text:span>&lt;/span&gt;&lt;span&gt;&lt;br&gt;&lt;/span&gt;&lt;span&gt;&lt;br&gt;&lt;/span&gt;&lt;span style="color: #0000ff"&gt;<text:span text:style-name="T257">徹</text:span>&lt;/span&gt;&lt;span style="color: #0000ff"&gt;<text:span text:style-name="T258">轍</text:span>&lt;/span&gt;&lt;span&gt;&lt;br&gt;&lt;/span&gt;&lt;span&gt;&lt;br&gt;&lt;/span&gt;&lt;span&gt;&lt;br&gt;&lt;/span&gt;&lt;span&gt;&lt;br&gt;&lt;/span&gt;&lt;span style="color: #ff0000"&gt;<text:span text:style-name="T259">車</text:span>&lt;/span&gt;&lt;span style="color: #ff0000"&gt;<text:span text:style-name="T260">唓</text:span>&lt;/span&gt;&lt;span style="color: #ff0000"&gt;<text:span text:style-name="T261">硨</text:span>&lt;/span&gt;&lt;span&gt;&lt;br&gt;&lt;/span&gt;&lt;span&gt;&lt;br&gt;&lt;/span&gt;&lt;span style="color: #d89000"&gt;<text:span text:style-name="T262">陳</text:span>&lt;/span&gt;&lt;span style="color: #d89000"&gt;<text:span text:style-name="T263">蔯</text:span>&lt;/span&gt;&lt;span style="color: #d89000"&gt;<text:span text:style-name="T264">諶</text:span>&lt;/span&gt;&lt;span style="color: #d89000"&gt;<text:span text:style-name="T265">塵</text:span>&lt;/span&gt;&lt;span&gt;&lt;br&gt;&lt;/span&gt;&lt;span&gt;&lt;br&gt;&lt;/span&gt;&lt;span style="color: #ff0000"&gt;<text:span text:style-name="T266">稱</text:span>&lt;/span&gt;&lt;span style="color: #0000ff"&gt;<text:span text:style-name="T267">齔</text:span>&lt;/span&gt;&lt;span style="color: #00a000"&gt;<text:span text:style-name="T268">闖</text:span>&lt;/span&gt;&lt;span style="color: #0000ff"&gt;<text:span text:style-name="T269">儭</text:span>&lt;/span&gt;&lt;span style="color: #0000ff"&gt;<text:span text:style-name="T270">襯</text:span>&lt;/span&gt;&lt;span style="color: #0000ff"&gt;<text:span text:style-name="T271">讖</text:span>&lt;/span&gt;&lt;span&gt;&lt;br&gt;&lt;/span&gt;&lt;span&gt;&lt;br&gt;&lt;/span&gt;&lt;span style="color: #00a000"&gt;<text:span text:style-name="T272">磣</text:span>&lt;/span&gt;&lt;span&gt;&lt;br&gt;&lt;/span&gt;&lt;span&gt;&lt;br&gt;&lt;/span&gt;&lt;span&gt;&lt;br&gt;&lt;/span&gt;&lt;span&gt;&lt;br&gt;&lt;/span&gt;&lt;span style="color: #d89000"&gt;<text:span text:style-name="T273">誠</text:span>&lt;/span&gt;&lt;span style="color: #d89000"&gt;<text:span text:style-name="T274">鋮</text:span>&lt;/span&gt;&lt;span style="color: #d89000"&gt;<text:span text:style-name="T275">棖</text:span>&lt;/span&gt;&lt;span style="color: #ff0000"&gt;<text:span text:style-name="T276">崢</text:span>&lt;/span&gt;&lt;span style="color: #ff0000"&gt;<text:span text:style-name="T277">傖</text:span>&lt;/span&gt;&lt;span style="color: #d89000"&gt;<text:span text:style-name="T278">懲</text:span>&lt;/span&gt;&lt;span&gt;&lt;br&gt;&lt;/span&gt;&lt;span&gt;&lt;br&gt;&lt;/span&gt;&lt;span style="color: #ff0000"&gt;<text:span text:style-name="T279">稱</text:span>&lt;/span&gt;&lt;span&gt;&lt;br&gt;&lt;/span&gt;&lt;span&gt;&lt;br&gt;&lt;/span&gt;&lt;span style="color: #00a000"&gt;<text:span text:style-name="T280">騁</text:span>&lt;/span&gt;&lt;span&gt;&lt;br&gt;&lt;/span&gt;&lt;span&gt;&lt;br&gt;&lt;/span&gt;&lt;span style="color: #ff0000"&gt;<text:span text:style-name="T281">稱</text:span>&lt;/span&gt;&lt;span style="color: #ff0000"&gt;<text:span text:style-name="T282">撐</text:span>&lt;/span&gt;&lt;span style="color: #ff0000"&gt;<text:span text:style-name="T283">槍</text:span>&lt;/span&gt;&lt;span style="color: #ff0000"&gt;<text:span text:style-name="T284">赬</text:span>&lt;/span&gt;&lt;span style="color: #ff0000"&gt;<text:span text:style-name="T285">檉</text:span>&lt;/span&gt;&lt;span style="color: #ff0000"&gt;<text:span text:style-name="T286">蟶</text:span>&lt;/span&gt;&lt;span style="color: #ff0000"&gt;<text:span text:style-name="T287">鐺</text:span>&lt;/span&gt;&lt;span&gt;&lt;br&gt;&lt;/span&gt;&lt;span&gt;&lt;br&gt;&lt;/span&gt;&lt;span style="color: #d89000"&gt;<text:span text:style-name="T288">馳</text:span>&lt;/span&gt;&lt;span style="color: #ff0000"&gt;<text:span text:style-name="T289">鍉</text:span>&lt;/span&gt;&lt;span style="color: #d89000"&gt;<text:span text:style-name="T290">遲</text:span>&lt;/span&gt;&lt;span&gt;&lt;br&gt;&lt;/span&gt;&lt;span&gt;&lt;br&gt;&lt;/span&gt;&lt;span style="color: #0000ff"&gt;<text:span text:style-name="T291">飭</text:span>&lt;/span&gt;&lt;span style="color: #0000ff"&gt;<text:span text:style-name="T292">熾</text:span>&lt;/span&gt;&lt;span style="color: #0000ff"&gt;<text:span text:style-name="T293">鶒</text:span>&lt;/span&gt;&lt;span style="color: #0000ff"&gt;<text:span text:style-name="T294">勑</text:span>&lt;/span&gt;&lt;span&gt;&lt;br&gt;&lt;/span&gt;&lt;span&gt;&lt;br&gt;&lt;/span&gt;&lt;span style="color: #00a000"&gt;<text:span text:style-name="T295">恥</text:span>&lt;/span&gt;&lt;span style="color: #00a000"&gt;<text:span text:style-name="T296">齒</text:span>&lt;/span&gt;&lt;span&gt;&lt;br&gt;&lt;/span&gt;&lt;span&gt;&lt;br&gt;&lt;/span&gt;&lt;span style="color: #ff0000"&gt;<text:span text:style-name="T297">絺</text:span>&lt;/span&gt;&lt;span style="color: #ff0000"&gt;<text:span text:style-name="T298">喫</text:span>&lt;/span&gt;&lt;span style="color: #ff0000"&gt;<text:span text:style-name="T299">鴟</text:span>&lt;/span&gt;&lt;span&gt;&lt;br&gt;&lt;/span&gt;&lt;span&gt;&lt;br&gt;&lt;/span&gt;&lt;span style="color: #d89000"&gt;<text:span text:style-name="T300">蟲</text:span>&lt;/span&gt;&lt;span&gt;&lt;br&gt;&lt;/span&gt;&lt;span&gt;&lt;br&gt;&lt;/span&gt;&lt;span style="color: #0000ff"&gt;<text:span text:style-name="T301">銃</text:span>&lt;/span&gt;&lt;span style="color: #ff0000"&gt;<text:span text:style-name="T302">衝</text:span>&lt;/span&gt;&lt;span&gt;&lt;br&gt;&lt;/span&gt;&lt;span&gt;&lt;br&gt;&lt;/span&gt;&lt;span style="color: #00a000"&gt;<text:span text:style-name="T303">寵</text:span>&lt;/span&gt;&lt;span&gt;&lt;br&gt;&lt;/span&gt;&lt;span&gt;&lt;br&gt;&lt;/span&gt;&lt;span style="color: #ff0000"&gt;<text:span text:style-name="T304">沖</text:span>&lt;/span&gt;&lt;span style="color: #ff0000"&gt;<text:span text:style-name="T305">衝</text:span>&lt;/span&gt;&lt;span&gt;&lt;br&gt;&lt;/span&gt;&lt;span&gt;&lt;br&gt;&lt;/span&gt;&lt;span style="color: #d89000"&gt;<text:span text:style-name="T306">綢</text:span>&lt;/span&gt;&lt;span style="color: #d89000"&gt;<text:span text:style-name="T307">紬</text:span>&lt;/span&gt;&lt;span style="color: #d89000"&gt;<text:span text:style-name="T308">讎</text:span>&lt;/span&gt;&lt;span style="color: #d89000"&gt;<text:span text:style-name="T309">儔</text:span>&lt;/span&gt;&lt;span style="color: #d89000"&gt;<text:span text:style-name="T310">懤</text:span><text:soft-page-break/>&lt;/span&gt;&lt;span style="color: #d89000"&gt;<text:span text:style-name="T311">幬</text:span>&lt;/span&gt;&lt;span style="color: #d89000"&gt;<text:span text:style-name="T312">疇</text:span>&lt;/span&gt;&lt;span style="color: #d89000"&gt;<text:span text:style-name="T313">籌</text:span>&lt;/span&gt;&lt;span style="color: #d89000"&gt;<text:span text:style-name="T314">躊</text:span>&lt;/span&gt;&lt;span&gt;&lt;br&gt;&lt;/span&gt;&lt;span&gt;&lt;br&gt;&lt;/span&gt;&lt;span&gt;&lt;br&gt;&lt;/span&gt;&lt;span&gt;&lt;br&gt;&lt;/span&gt;&lt;span style="color: #00a000"&gt;<text:span text:style-name="T315">醜</text:span>&lt;/span&gt;&lt;span&gt;&lt;br&gt;&lt;/span&gt;&lt;span&gt;&lt;br&gt;&lt;/span&gt;&lt;span style="color: #d89000"&gt;<text:span text:style-name="T316">紬</text:span>&lt;/span&gt;&lt;span style="color: #ff0000"&gt;<text:span text:style-name="T317">篘</text:span>&lt;/span&gt;&lt;span&gt;&lt;br&gt;&lt;/span&gt;&lt;span&gt;&lt;br&gt;&lt;/span&gt;&lt;span style="color: #d89000"&gt;<text:span text:style-name="T318">芻</text:span>&lt;/span&gt;&lt;span style="color: #d89000"&gt;<text:span text:style-name="T319">雛</text:span>&lt;/span&gt;&lt;span style="color: #00a000"&gt;<text:span text:style-name="T320">儲</text:span>&lt;/span&gt;&lt;span style="color: #d89000"&gt;<text:span text:style-name="T321">鋤</text:span>&lt;/span&gt;&lt;span style="color: #d89000"&gt;<text:span text:style-name="T322">廚</text:span>&lt;/span&gt;&lt;span style="color: #d89000"&gt;<text:span text:style-name="T323">櫥</text:span>&lt;/span&gt;&lt;span style="color: #d89000"&gt;<text:span text:style-name="T324">躕</text:span>&lt;/span&gt;&lt;span&gt;&lt;br&gt;&lt;/span&gt;&lt;span&gt;&lt;br&gt;&lt;/span&gt;&lt;span style="color: #0000ff"&gt;<text:span text:style-name="T325">處</text:span>&lt;/span&gt;&lt;span style="color: #0000ff"&gt;<text:span text:style-name="T326">絀</text:span>&lt;/span&gt;&lt;span style="color: #ff0000"&gt;<text:span text:style-name="T327">詘</text:span>&lt;/span&gt;&lt;span style="color: #0000ff"&gt;<text:span text:style-name="T328">觸</text:span>&lt;/span&gt;&lt;span&gt;&lt;br&gt;&lt;/span&gt;&lt;span&gt;&lt;br&gt;&lt;/span&gt;&lt;span style="color: #0000ff"&gt;<text:span text:style-name="T329">處</text:span>&lt;/span&gt;&lt;span style="color: #00a000"&gt;<text:span text:style-name="T330">儲</text:span>&lt;/span&gt;&lt;span style="color: #00a000"&gt;<text:span text:style-name="T331">礎</text:span>&lt;/span&gt;&lt;span style="color: #00a000"&gt;<text:span text:style-name="T332">齭</text:span>&lt;/span&gt;&lt;span&gt;&lt;br&gt;&lt;/span&gt;&lt;span&gt;&lt;br&gt;&lt;/span&gt;&lt;span style="color: #ff0000"&gt;<text:span text:style-name="T333">貙</text:span>&lt;/span&gt;&lt;span style="color: #ff0000"&gt;<text:span text:style-name="T334">齣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335">傳</text:span>&lt;/span&gt;&lt;span style="color: #0000ff"&gt;<text:span text:style-name="T336">縳</text:span>&lt;/span&gt;&lt;span&gt;&lt;br&gt;&lt;/span&gt;&lt;span&gt;&lt;br&gt;&lt;/span&gt;&lt;span style="color: #0000ff"&gt;<text:span text:style-name="T337">釧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338">創</text:span>&lt;/span&gt;&lt;span style="color: #0000ff"&gt;<text:span text:style-name="T339">愴</text:span>&lt;/span&gt;&lt;span style="color: #00a000"&gt;<text:span text:style-name="T340">闖</text:span>&lt;/span&gt;&lt;span&gt;&lt;br&gt;&lt;/span&gt;&lt;span&gt;&lt;br&gt;&lt;/span&gt;&lt;span style="color: #00a000"&gt;<text:span text:style-name="T341">搶</text:span>&lt;/span&gt;&lt;span style="color: #00a000"&gt;<text:span text:style-name="T342">闖</text:span>&lt;/span&gt;&lt;span&gt;&lt;br&gt;&lt;/span&gt;&lt;span&gt;&lt;br&gt;&lt;/span&gt;&lt;span style="color: #ff0000"&gt;<text:span text:style-name="T343">囪</text:span>&lt;/span&gt;&lt;span style="color: #0000ff"&gt;<text:span text:style-name="T344">創</text:span>&lt;/span&gt;&lt;span style="color: #ff0000"&gt;<text:span text:style-name="T345">瘡</text:span>&lt;/span&gt;&lt;span style="color: #ff0000"&gt;<text:span text:style-name="T346">摐</text:span>&lt;/span&gt;&lt;span&gt;&lt;br&gt;&lt;/span&gt;&lt;span&gt;&lt;br&gt;&lt;/span&gt;&lt;span style="color: #d89000"&gt;<text:span text:style-name="T347">錘</text:span>&lt;/span&gt;&lt;span style="color: #d89000"&gt;<text:span text:style-name="T348">鎚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349">純</text:span>&lt;/span&gt;&lt;span style="color: #d89000"&gt;<text:span text:style-name="T350">鶉</text:span>&lt;/span&gt;&lt;span style="color: #d89000"&gt;<text:span text:style-name="T351">脣</text:span>&lt;/span&gt;&lt;span style="color: #d89000"&gt;<text:span text:style-name="T352">蓴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353">齪</text:span>&lt;/span&gt;&lt;span style="color: #0000ff"&gt;<text:span text:style-name="T354">輟</text:span>&lt;/span&gt;&lt;span style="color: #ff0000"&gt;<text:span text:style-name="T355">綽</text:span>&lt;/span&gt;&lt;span&gt;&lt;br&gt;&lt;/span&gt;&lt;span&gt;&lt;br&gt;&lt;/span&gt;&lt;span&gt;&lt;br&gt;&lt;/span&gt;&lt;span&gt;&lt;br&gt;&lt;/span&gt;&lt;span style="color: #d89000"&gt;<text:span text:style-name="T356">詞</text:span>&lt;/span&gt;&lt;span style="color: #ff0000"&gt;<text:span text:style-name="T357">茲</text:span>&lt;/span&gt;&lt;span style="color: #d89000"&gt;<text:span text:style-name="T358">鶿</text:span>&lt;/span&gt;&lt;span style="color: #d89000"&gt;<text:span text:style-name="T359">辭</text:span>&lt;/span&gt;&lt;span&gt;&lt;br&gt;&lt;/span&gt;&lt;span&gt;&lt;br&gt;&lt;/span&gt;&lt;span style="color: #0000ff"&gt;<text:span text:style-name="T360">廁</text:span>&lt;/span&gt;&lt;span style="color: #0000ff"&gt;<text:span text:style-name="T361">賜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362">從</text:span>&lt;/span&gt;&lt;span style="color: #d89000"&gt;<text:soft-page-break/><text:span text:style-name="T363">叢</text:span>&lt;/span&gt;&lt;span&gt;&lt;br&gt;&lt;/span&gt;&lt;span&gt;&lt;br&gt;&lt;/span&gt;&lt;span&gt;&lt;br&gt;&lt;/span&gt;&lt;span&gt;&lt;br&gt;&lt;/span&gt;&lt;span style="color: #ff0000"&gt;<text:span text:style-name="T364">囪</text:span>&lt;/span&gt;&lt;span style="color: #ff0000"&gt;<text:span text:style-name="T365">蔥</text:span>&lt;/span&gt;&lt;span style="color: #ff0000"&gt;<text:span text:style-name="T366">聰</text:span>&lt;/span&gt;&lt;span style="color: #ff0000"&gt;<text:span text:style-name="T367">驄</text:span>&lt;/span&gt;&lt;span style="color: #d89000"&gt;<text:span text:style-name="T368">從</text:span>&lt;/span&gt;&lt;span style="color: #ff0000"&gt;<text:span text:style-name="T369">瑽</text:span>&lt;/span&gt;&lt;span style="color: #ff0000"&gt;<text:span text:style-name="T370">樅</text:span>&lt;/span&gt;&lt;span style="color: #ff0000"&gt;<text:span text:style-name="T371">蓯</text:span>&lt;/span&gt;&lt;span style="color: #ff0000"&gt;<text:span text:style-name="T372">鏦</text:span>&lt;/span&gt;&lt;span style="color: #d89000"&gt;<text:span text:style-name="T373">叢</text:span>&lt;/span&gt;&lt;span&gt;&lt;br&gt;&lt;/span&gt;&lt;span&gt;&lt;br&gt;&lt;/span&gt;&lt;span style="color: #0000ff"&gt;<text:span text:style-name="T374">湊</text:span>&lt;/span&gt;&lt;span style="color: #0000ff"&gt;<text:span text:style-name="T375">輳</text:span>&lt;/span&gt;&lt;span&gt;&lt;br&gt;&lt;/span&gt;&lt;span&gt;&lt;br&gt;&lt;/span&gt;&lt;span&gt;&lt;br&gt;&lt;/span&gt;&lt;span&gt;&lt;br&gt;&lt;/span&gt;&lt;span style="color: #ff0000"&gt;<text:span text:style-name="T376">顣</text:span>&lt;/span&gt;&lt;span style="color: #0000ff"&gt;<text:span text:style-name="T377">錯</text:span>&lt;/span&gt;&lt;span style="color: #d89000"&gt;<text:span text:style-name="T378">鏃</text:span>&lt;/span&gt;&lt;span style="color: #00a000"&gt;<text:span text:style-name="T379">數</text:span>&lt;/span&gt;&lt;span style="color: #ff0000"&gt;<text:span text:style-name="T380">趨</text:span>&lt;/span&gt;&lt;span&gt;&lt;br&gt;&lt;/span&gt;&lt;span&gt;&lt;br&gt;&lt;/span&gt;&lt;span&gt;&lt;br&gt;&lt;/span&gt;&lt;span&gt;&lt;br&gt;&lt;/span&gt;&lt;span style="color: #d89000"&gt;<text:span text:style-name="T381">攢</text:span>&lt;/span&gt;&lt;span style="color: #0000ff"&gt;<text:span text:style-name="T382">欑</text:span>&lt;/span&gt;&lt;span&gt;&lt;br&gt;&lt;/span&gt;&lt;span&gt;&lt;br&gt;&lt;/span&gt;&lt;span style="color: #0000ff"&gt;<text:span text:style-name="T383">竄</text:span>&lt;/span&gt;&lt;span<text:s/><text:span text:style-name="T384">style="color: #ff0000"&gt;</text:span><text:span text:style-name="T385">鑹</text:span><text:span text:style-name="T386">&lt;/span&gt;&lt;span&gt;&lt;br&gt;&lt;/span&gt;&lt;span&gt;&lt;br&gt;&lt;/span&gt;&lt;span style="color: #ff0000"&gt;</text:span><text:span text:style-name="T387">攛</text:span><text:span text:style-name="T388">&lt;/span&gt;&lt;span style="color: #ff0000"&gt;</text:span><text:span text:style-name="T389">躥</text:span><text:span text:style-name="T390">&lt;/span&gt;&lt;span style="color: #ff0000"&gt;</text:span><text:span text:style-name="T391">鑹</text:span><text:span text:style-name="T392">&lt;/span&gt;&lt;span&gt;&lt;br&gt;&lt;/span&gt;&lt;span&gt;&lt;br&gt;&lt;/span&gt;&lt;span&gt;&lt;br&gt;&lt;/span&gt;&lt;span&gt;&lt;br&gt;&lt;/span&gt;&lt;span&gt;&lt;br&gt;&lt;/span&gt;&lt;span&gt;&lt;br&gt;&lt;/span&gt;</text:span></text:p>
      <text:p text:style-name="Normal">&lt;span style="color: #d89000"&gt;<text:span text:style-name="T393">鹺</text:span>&lt;/span&gt;&lt;span&gt;&lt;br&gt;&lt;/span&gt;&lt;span&gt;&lt;br&gt;&lt;/span&gt;&lt;span style="color: #0000ff"&gt;<text:span text:style-name="T394">錯</text:span>&lt;/span&gt;&lt;span style="color: #0000ff"&gt;<text:span text:style-name="T395">銼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396">繨</text:span>&lt;/span&gt;&lt;span&gt;&lt;br&gt;&lt;/span&gt;&lt;span&gt;&lt;br&gt;&lt;/span&gt;&lt;span style="color: #d89000"&gt;<text:span text:style-name="T397">達</text:span>&lt;/span&gt;&lt;span style="color: #ff0000"&gt;<text:span text:style-name="T398">噠</text:span>&lt;/span&gt;&lt;span style="color: #d89000"&gt;<text:span text:style-name="T399">繨</text:span>&lt;/span&gt;&lt;span style="color: #d89000"&gt;<text:span text:style-name="T400">韃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401">噠</text:span>&lt;/span&gt;&lt;span style="color: #ff0000"&gt;<text:span text:style-name="T402">躂</text:span>&lt;/span&gt;&lt;span&gt;&lt;br&gt;&lt;/span&gt;&lt;span&gt;&lt;br&gt;&lt;/span&gt;&lt;span style="color: #0000ff"&gt;<text:span text:style-name="T403">軑</text:span>&lt;/span&gt;&lt;span style="color: #0000ff"&gt;<text:span text:style-name="T404">貸</text:span>&lt;/span&gt;&lt;span style="color: #0000ff"&gt;<text:span text:style-name="T405">靆</text:span>&lt;/span&gt;&lt;span style="color: #0000ff"&gt;<text:span text:style-name="T406">紿</text:span>&lt;/span&gt;&lt;span style="color: #d89000"&gt;<text:span text:style-name="T407">駘</text:span>&lt;/span&gt;&lt;span style="color: #0000ff"&gt;<text:span text:style-name="T408">帶</text:span>&lt;/span&gt;&lt;span&gt;&lt;br&gt;&lt;/span&gt;&lt;span&gt;&lt;br&gt;&lt;/span&gt;&lt;span&gt;&lt;br&gt;&lt;/span&gt;&lt;span&gt;&lt;br&gt;&lt;/span&gt;&lt;span style="color: #ff0000"&gt;<text:span text:style-name="T409">獃</text:span>&lt;/span&gt;&lt;span&gt;&lt;br&gt;&lt;/span&gt;&lt;span&gt;&lt;br&gt;&lt;/span&gt;&lt;span style="color: #00a000"&gt;<text:span text:style-name="T410">鉭</text:span>&lt;/span&gt;&lt;span style="color: #0000ff"&gt;<text:span text:style-name="T411">憚</text:span>&lt;/span&gt;&lt;span style="color: #d89000"&gt;<text:span text:style-name="T412">彈</text:span>&lt;/span&gt;&lt;span style="color: #ff0000"&gt;<text:span text:style-name="T413">癉</text:span>&lt;/span&gt;&lt;span style="color: #0000ff"&gt;<text:span text:style-name="T414">誕</text:span>&lt;/span&gt;&lt;span style="color: #ff0000"&gt;<text:span text:style-name="T415">擔</text:span>&lt;/span&gt;&lt;span&gt;&lt;br&gt;&lt;/span&gt;&lt;span&gt;&lt;br&gt;&lt;/span&gt;&lt;span style="color: #00a000"&gt;<text:span text:style-name="T416">撣</text:span>&lt;/span&gt;&lt;span style="color: #00a000"&gt;<text:span text:style-name="T417">膽</text:span>&lt;/span&gt;&lt;span&gt;&lt;br&gt;&lt;/span&gt;&lt;span&gt;&lt;br&gt;&lt;/span&gt;&lt;span style="color: #ff0000"&gt;<text:span text:style-name="T418">單</text:span>&lt;/span&gt;&lt;span style="color: #ff0000"&gt;<text:span text:style-name="T419">鄲</text:span>&lt;/span&gt;&lt;span style="color: #ff0000"&gt;<text:span text:style-name="T420">殫</text:span>&lt;/span&gt;&lt;span style="color: #ff0000"&gt;<text:span text:style-name="T421">癉</text:span>&lt;/span&gt;&lt;span style="color: #ff0000"&gt;<text:span text:style-name="T422">簞</text:span>&lt;/span&gt;&lt;span style="color: #ff0000"&gt;<text:span text:style-name="T423">擔</text:span>&lt;/span&gt;&lt;span&gt;&lt;br&gt;&lt;/span&gt;&lt;span&gt;&lt;br&gt;&lt;/span&gt;&lt;span style="color: #0000ff"&gt;<text:span text:style-name="T424">碭</text:span>&lt;/span&gt;&lt;span style="color: #0000ff"&gt;<text:span text:style-name="T425">蕩</text:span>&lt;/span&gt;&lt;span style="color: #0000ff"&gt;<text:span text:style-name="T426">盪</text:span>&lt;/span&gt;&lt;span style="color:<text:s/><text:soft-page-break/>#ff0000"&gt;<text:span text:style-name="T427">當</text:span>&lt;/span&gt;&lt;span style="color: #0000ff"&gt;<text:span text:style-name="T428">檔</text:span>&lt;/span&gt;&lt;span&gt;&lt;br&gt;&lt;/span&gt;&lt;span&gt;&lt;br&gt;&lt;/span&gt;&lt;span style="color: #ff0000"&gt;<text:span text:style-name="T429">當</text:span>&lt;/span&gt;&lt;span style="color: #00a000"&gt;<text:span text:style-name="T430">擋</text:span>&lt;/span&gt;&lt;span style="color: #0000ff"&gt;<text:span text:style-name="T431">檔</text:span>&lt;/span&gt;&lt;span style="color: #00a000"&gt;<text:span text:style-name="T432">黨</text:span>&lt;/span&gt;&lt;span style="color: #00a000"&gt;<text:span text:style-name="T433">讜</text:span>&lt;/span&gt;&lt;span&gt;&lt;br&gt;&lt;/span&gt;&lt;span&gt;&lt;br&gt;&lt;/span&gt;&lt;span style="color: #ff0000"&gt;<text:span text:style-name="T434">當</text:span>&lt;/span&gt;&lt;span style="color: #ff0000"&gt;<text:span text:style-name="T435">噹</text:span>&lt;/span&gt;&lt;span style="color: #ff0000"&gt;<text:span text:style-name="T436">璫</text:span>&lt;/span&gt;&lt;span style="color: #ff0000"&gt;<text:span text:style-name="T437">襠</text:span>&lt;/span&gt;&lt;span style="color: #ff0000"&gt;<text:span text:style-name="T438">簹</text:span>&lt;/span&gt;&lt;span style="color: #ff0000"&gt;<text:span text:style-name="T439">鐺</text:span>&lt;/span&gt;&lt;span&gt;&lt;br&gt;&lt;/span&gt;&lt;span&gt;&lt;br&gt;&lt;/span&gt;&lt;span&gt;&lt;br&gt;&lt;/span&gt;&lt;span&gt;&lt;br&gt;&lt;/span&gt;&lt;span style="color: #0000ff"&gt;<text:span text:style-name="T440">盜</text:span>&lt;/span&gt;&lt;span style="color: #00a000"&gt;<text:span text:style-name="T441">導</text:span>&lt;/span&gt;&lt;span style="color: #d89000"&gt;<text:span text:style-name="T442">幬</text:span>&lt;/span&gt;&lt;span style="color: #0000ff"&gt;<text:span text:style-name="T443">燾</text:span>&lt;/span&gt;&lt;span&gt;&lt;br&gt;&lt;/span&gt;&lt;span&gt;&lt;br&gt;&lt;/span&gt;&lt;span style="color: #00a000"&gt;<text:span text:style-name="T444">島</text:span>&lt;/span&gt;&lt;span style="color: #00a000"&gt;<text:span text:style-name="T445">搗</text:span>&lt;/span&gt;&lt;span style="color: #00a000"&gt;<text:span text:style-name="T446">導</text:span>&lt;/span&gt;&lt;span style="color: #00a000"&gt;<text:span text:style-name="T447">擣</text:span>&lt;/span&gt;&lt;span style="color: #00a000"&gt;<text:span text:style-name="T448">禱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449">鄧</text:span>&lt;/span&gt;&lt;span style="color: #0000ff"&gt;<text:span text:style-name="T450">鐙</text:span>&lt;/span&gt;&lt;span&gt;&lt;br&gt;&lt;/span&gt;&lt;span&gt;&lt;br&gt;&lt;/span&gt;&lt;span&gt;&lt;br&gt;&lt;/span&gt;&lt;span&gt;&lt;br&gt;&lt;/span&gt;&lt;span style="color: #ff0000"&gt;<text:span text:style-name="T451">燈</text:span>&lt;/span&gt;&lt;span style="color: #0000ff"&gt;<text:span text:style-name="T452">鐙</text:span>&lt;/span&gt;&lt;span&gt;&lt;br&gt;&lt;/span&gt;&lt;span&gt;&lt;br&gt;&lt;/span&gt;&lt;span style="color: #d89000"&gt;<text:span text:style-name="T453">滌</text:span>&lt;/span&gt;&lt;span style="color: #0000ff"&gt;<text:span text:style-name="T454">適</text:span>&lt;/span&gt;&lt;span style="color: #d89000"&gt;<text:span text:style-name="T455">敵</text:span>&lt;/span&gt;&lt;span style="color: #ff0000"&gt;<text:span text:style-name="T456">鏑</text:span>&lt;/span&gt;&lt;span style="color: #d89000"&gt;<text:span text:style-name="T457">糴</text:span>&lt;/span&gt;&lt;span style="color: #ff0000"&gt;<text:span text:style-name="T458">鍉</text:span>&lt;/span&gt;&lt;span style="color: #d89000"&gt;<text:span text:style-name="T459">覿</text:span>&lt;/span&gt;&lt;span&gt;&lt;br&gt;&lt;/span&gt;&lt;span&gt;&lt;br&gt;&lt;/span&gt;&lt;span style="color: #0000ff"&gt;<text:span text:style-name="T460">締</text:span>&lt;/span&gt;&lt;span style="color: #0000ff"&gt;<text:span text:style-name="T461">諦</text:span>&lt;/span&gt;&lt;span style="color: #0000ff"&gt;<text:span text:style-name="T462">遞</text:span>&lt;/span&gt;&lt;span&gt;&lt;br&gt;&lt;/span&gt;&lt;span&gt;&lt;br&gt;&lt;/span&gt;&lt;span style="color: #00a000"&gt;<text:span text:style-name="T463">詆</text:span>&lt;/span&gt;&lt;span&gt;&lt;br&gt;&lt;/span&gt;&lt;span&gt;&lt;br&gt;&lt;/span&gt;&lt;span style="color: #ff0000"&gt;<text:span text:style-name="T464">鍉</text:span>&lt;/span&gt;&lt;span style="color: #ff0000"&gt;<text:span text:style-name="T465">鏑</text:span>&lt;/span&gt;&lt;span style="color: #ff0000"&gt;<text:span text:style-name="T466">磾</text:span>&lt;/span&gt;&lt;span&gt;&lt;br&gt;&lt;/span&gt;&lt;span&gt;&lt;br&gt;&lt;/span&gt;&lt;span style="color: #0000ff"&gt;<text:span text:style-name="T467">鈿</text:span>&lt;/span&gt;&lt;span style="color: #0000ff"&gt;<text:span text:style-name="T468">電</text:span>&lt;/span&gt;&lt;span style="color: #0000ff"&gt;<text:span text:style-name="T469">澱</text:span>&lt;/span&gt;&lt;span style="color: #0000ff"&gt;<text:span text:style-name="T470">墊</text:span>&lt;/span&gt;&lt;span&gt;&lt;br&gt;&lt;/span&gt;&lt;span&gt;&lt;br&gt;&lt;/span&gt;&lt;span style="color: #00a000"&gt;<text:span text:style-name="T471">點</text:span>&lt;/span&gt;&lt;span&gt;&lt;br&gt;&lt;/span&gt;&lt;span&gt;&lt;br&gt;&lt;/span&gt;&lt;span style="color: #ff0000"&gt;<text:span text:style-name="T472">顛</text:span>&lt;/span&gt;&lt;span style="color: #ff0000"&gt;<text:span text:style-name="T473">巔</text:span>&lt;/span&gt;&lt;span style="color: #ff0000"&gt;<text:span text:style-name="T474">癲</text:span>&lt;/span&gt;&lt;span&gt;&lt;br&gt;&lt;/span&gt;&lt;span&gt;&lt;br&gt;&lt;/span&gt;&lt;span style="color: #0000ff"&gt;<text:span text:style-name="T475">弔</text:span>&lt;/span&gt;&lt;span style="color: #0000ff"&gt;<text:span text:style-name="T476">銱</text:span>&lt;/span&gt;&lt;span style="color: #0000ff"&gt;<text:span text:style-name="T477">釣</text:span>&lt;/span&gt;&lt;span style="color: #00a000"&gt;<text:span text:style-name="T478">誂</text:span>&lt;/span&gt;&lt;span style="color: #d89000"&gt;<text:span text:style-name="T479">銚</text:span>&lt;/span&gt;&lt;span style="color: #0000ff"&gt;<text:span text:style-name="T480">調</text:span>&lt;/span&gt;&lt;span style="color: #0000ff"&gt;<text:span text:style-name="T481">蓧</text:span>&lt;/span&gt;&lt;span style="color: #0000ff"&gt;<text:span text:style-name="T482">窵</text:span>&lt;/span&gt;&lt;span&gt;&lt;br&gt;&lt;/span&gt;&lt;span&gt;&lt;br&gt;&lt;/span&gt;&lt;span style="color: #00a000"&gt;<text:span text:style-name="T483">鳥</text:span>&lt;/span&gt;&lt;span&gt;&lt;br&gt;&lt;/span&gt;&lt;span&gt;&lt;br&gt;&lt;/span&gt;&lt;span style="color: #ff0000"&gt;<text:span text:style-name="T484">彫</text:span>&lt;/span&gt;&lt;span style="color: #ff0000"&gt;<text:span text:style-name="T485">琱</text:span>&lt;/span&gt;&lt;span style="color: #ff0000"&gt;<text:span text:style-name="T486">鵰</text:span>&lt;/span&gt;&lt;span style="color: #ff0000"&gt;<text:span text:style-name="T487">鯛</text:span>&lt;/span&gt;&lt;span&gt;&lt;br&gt;&lt;/span&gt;&lt;span&gt;&lt;br&gt;&lt;/span&gt;&lt;span style="color: #d89000"&gt;<text:span text:style-name="T488">絰</text:span>&lt;/span&gt;&lt;span style="color: #d89000"&gt;<text:span text:style-name="T489">諜</text:span>&lt;/span&gt;&lt;span style="color: #d89000"&gt;<text:span text:style-name="T490">鰈</text:span>&lt;/span&gt;&lt;span<text:s/><text:soft-page-break/>style="color: #d89000"&gt;<text:span text:style-name="T491">疊</text:span>&lt;/span&gt;&lt;span&gt;&lt;br&gt;&lt;/span&gt;&lt;span&gt;&lt;br&gt;&lt;/span&gt;&lt;span&gt;&lt;br&gt;&lt;/span&gt;&lt;span&gt;&lt;br&gt;&lt;/span&gt;&lt;span style="color: #0000ff"&gt;<text:span text:style-name="T492">錠</text:span>&lt;/span&gt;&lt;span style="color: #0000ff"&gt;<text:span text:style-name="T493">訂</text:span>&lt;/span&gt;&lt;span style="color: #0000ff"&gt;<text:span text:style-name="T494">釘</text:span>&lt;/span&gt;&lt;span style="color: #0000ff"&gt;<text:span text:style-name="T495">飣</text:span>&lt;/span&gt;&lt;span style="color: #0000ff"&gt;<text:span text:style-name="T496">鋌</text:span>&lt;/span&gt;&lt;span&gt;&lt;br&gt;&lt;/span&gt;&lt;span&gt;&lt;br&gt;&lt;/span&gt;&lt;span style="color: #00a000"&gt;<text:span text:style-name="T497">頂</text:span>&lt;/span&gt;&lt;span&gt;&lt;br&gt;&lt;/span&gt;&lt;span&gt;&lt;br&gt;&lt;/span&gt;&lt;span style="color: #0000ff"&gt;<text:span text:style-name="T498">釘</text:span>&lt;/span&gt;&lt;span&gt;&lt;br&gt;&lt;/span&gt;&lt;span&gt;&lt;br&gt;&lt;/span&gt;&lt;span style="color: #ff0000"&gt;<text:span text:style-name="T499">丟</text:span>&lt;/span&gt;&lt;span style="color: #ff0000"&gt;<text:span text:style-name="T500">銩</text:span>&lt;/span&gt;&lt;span&gt;&lt;br&gt;&lt;/span&gt;&lt;span&gt;&lt;br&gt;&lt;/span&gt;&lt;span style="color: #0000ff"&gt;<text:span text:style-name="T501">凍</text:span>&lt;/span&gt;&lt;span style="color: #0000ff"&gt;<text:span text:style-name="T502">棟</text:span>&lt;/span&gt;&lt;span style="color: #0000ff"&gt;<text:span text:style-name="T503">動</text:span>&lt;/span&gt;&lt;span&gt;&lt;br&gt;&lt;/span&gt;&lt;span&gt;&lt;br&gt;&lt;/span&gt;&lt;span&gt;&lt;br&gt;&lt;/span&gt;&lt;span&gt;&lt;br&gt;&lt;/span&gt;&lt;span style="color: #ff0000"&gt;<text:span text:style-name="T504">鼕</text:span>&lt;/span&gt;&lt;span style="color: #ff0000"&gt;<text:span text:style-name="T505">東</text:span>&lt;/span&gt;&lt;span&gt;&lt;br&gt;&lt;/span&gt;&lt;span&gt;&lt;br&gt;&lt;/span&gt;&lt;span style="color: #0000ff"&gt;<text:span text:style-name="T506">餖</text:span>&lt;/span&gt;&lt;span style="color: #0000ff"&gt;<text:span text:style-name="T507">鬥</text:span>&lt;/span&gt;&lt;span style="color: #0000ff"&gt;<text:span text:style-name="T508">竇</text:span>&lt;/span&gt;&lt;span style="color: #d89000"&gt;<text:span text:style-name="T509">讀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510">頓</text:span>&lt;/span&gt;&lt;span style="color: #d89000"&gt;<text:span text:style-name="T511">獨</text:span>&lt;/span&gt;&lt;span style="color: #d89000"&gt;<text:span text:style-name="T512">瀆</text:span>&lt;/span&gt;&lt;span style="color: #d89000"&gt;<text:span text:style-name="T513">櫝</text:span>&lt;/span&gt;&lt;span style="color: #d89000"&gt;<text:span text:style-name="T514">殰</text:span>&lt;/span&gt;&lt;span style="color: #d89000"&gt;<text:span text:style-name="T515">犢</text:span>&lt;/span&gt;&lt;span style="color: #d89000"&gt;<text:span text:style-name="T516">牘</text:span>&lt;/span&gt;&lt;span style="color: #d89000"&gt;<text:span text:style-name="T517">讀</text:span>&lt;/span&gt;&lt;span style="color: #d89000"&gt;<text:span text:style-name="T518">黷</text:span>&lt;/span&gt;&lt;span&gt;&lt;br&gt;&lt;/span&gt;&lt;span&gt;&lt;br&gt;&lt;/span&gt;&lt;span style="color: #0000ff"&gt;<text:span text:style-name="T519">鍍</text:span>&lt;/span&gt;&lt;span&gt;&lt;br&gt;&lt;/span&gt;&lt;span&gt;&lt;br&gt;&lt;/span&gt;&lt;span style="color: #00a000"&gt;<text:span text:style-name="T520">賭</text:span>&lt;/span&gt;&lt;span style="color: #00a000"&gt;<text:span text:style-name="T521">篤</text:span>&lt;/span&gt;&lt;span&gt;&lt;br&gt;&lt;/span&gt;&lt;span&gt;&lt;br&gt;&lt;/span&gt;&lt;span style="color: #ff0000"&gt;<text:span text:style-name="T522">闍</text:span>&lt;/span&gt;&lt;span&gt;&lt;br&gt;&lt;/span&gt;&lt;span&gt;&lt;br&gt;&lt;/span&gt;&lt;span style="color: #0000ff"&gt;<text:span text:style-name="T523">緞</text:span>&lt;/span&gt;&lt;span style="color: #0000ff"&gt;<text:span text:style-name="T524">鍛</text:span>&lt;/span&gt;&lt;span style="color: #0000ff"&gt;<text:span text:style-name="T525">斷</text:span>&lt;/span&gt;&lt;span style="color: #0000ff"&gt;<text:span text:style-name="T526">籪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527">兌</text:span>&lt;/span&gt;&lt;span style="color: #0000ff"&gt;<text:span text:style-name="T528">隊</text:span>&lt;/span&gt;&lt;span style="color: #0000ff"&gt;<text:span text:style-name="T529">對</text:span>&lt;/span&gt;&lt;span style="color: #0000ff"&gt;<text:span text:style-name="T530">懟</text:span>&lt;/span&gt;&lt;span&gt;&lt;br&gt;&lt;/span&gt;&lt;span&gt;&lt;br&gt;&lt;/span&gt;&lt;span&gt;&lt;br&gt;&lt;/span&gt;&lt;span&gt;&lt;br&gt;&lt;/span&gt;&lt;span style="color: #0000ff"&gt;<text:span text:style-name="T531">鈍</text:span>&lt;/span&gt;&lt;span style="color: #d89000"&gt;<text:span text:style-name="T532">飩</text:span>&lt;/span&gt;&lt;span style="color: #0000ff"&gt;<text:span text:style-name="T533">頓</text:span>&lt;/span&gt;&lt;span style="color: #ff0000"&gt;<text:span text:style-name="T534">噸</text:span>&lt;/span&gt;&lt;span style="color: #0000ff"&gt;<text:span text:style-name="T535">燉</text:span>&lt;/span&gt;&lt;span&gt;&lt;br&gt;&lt;/span&gt;&lt;span&gt;&lt;br&gt;&lt;/span&gt;&lt;span style="color: #00a000"&gt;<text:span text:style-name="T536">躉</text:span>&lt;/span&gt;&lt;span style="color: #d89000"&gt;<text:span text:style-name="T537">飩</text:span>&lt;/span&gt;&lt;span style="color: #0000ff"&gt;<text:span text:style-name="T538">頓</text:span>&lt;/span&gt;&lt;span style="color: #0000ff"&gt;<text:span text:style-name="T539">燉</text:span>&lt;/span&gt;&lt;span&gt;&lt;br&gt;&lt;/span&gt;&lt;span&gt;&lt;br&gt;&lt;/span&gt;&lt;span style="color: #0000ff"&gt;<text:span text:style-name="T540">燉</text:span>&lt;/span&gt;&lt;span&gt;&lt;br&gt;&lt;/span&gt;&lt;span&gt;&lt;br&gt;&lt;/span&gt;&lt;span style="color: #d89000"&gt;<text:span text:style-name="T541">奪</text:span>&lt;/span&gt;&lt;span style="color: #d89000"&gt;<text:span text:style-name="T542">襗</text:span>&lt;/span&gt;&lt;span style="color: #d89000"&gt;<text:span text:style-name="T543">鐸</text:span>&lt;/span&gt;&lt;span&gt;&lt;br&gt;&lt;/span&gt;&lt;span&gt;&lt;br&gt;&lt;/span&gt;&lt;span style="color: #d89000"&gt;<text:span text:style-name="T544">馱</text:span>&lt;/span&gt;&lt;span style="color: #0000ff"&gt;<text:span text:style-name="T545">飿</text:span>&lt;/span&gt;&lt;span style="color: #0000ff"&gt;<text:span text:style-name="T546">墮</text:span>&lt;/span&gt;&lt;span&gt;&lt;br&gt;&lt;/span&gt;&lt;span&gt;&lt;br&gt;&lt;/span&gt;&lt;span style="color: #00a000"&gt;<text:span text:style-name="T547">綞</text:span>&lt;/span&gt;&lt;span style="color: #00a000"&gt;<text:span text:style-name="T548">嚲</text:span>&lt;/span&gt;&lt;span&gt;&lt;br&gt;&lt;/span&gt;&lt;span&gt;&lt;br&gt;&lt;/span&gt;&lt;span&gt;&lt;br&gt;&lt;/span&gt;&lt;span&gt;&lt;br&gt;&lt;/span&gt;&lt;span style="color: #d89000"&gt;<text:span text:style-name="T549">訛</text:span>&lt;/span&gt;&lt;span style="color: #d89000"&gt;<text:span text:style-name="T550">鋨</text:span>&lt;/span&gt;&lt;span style="color:<text:s/><text:soft-page-break/>#d89000"&gt;<text:span text:style-name="T551">鵝</text:span>&lt;/span&gt;&lt;span style="color: #d89000"&gt;<text:span text:style-name="T552">額</text:span>&lt;/span&gt;&lt;span&gt;&lt;br&gt;&lt;/span&gt;&lt;span&gt;&lt;br&gt;&lt;/span&gt;&lt;span style="color: #0000ff"&gt;<text:span text:style-name="T553">軛</text:span>&lt;/span&gt;&lt;span style="color: #0000ff"&gt;<text:span text:style-name="T554">諤</text:span>&lt;/span&gt;&lt;span style="color: #0000ff"&gt;<text:span text:style-name="T555">鍔</text:span>&lt;/span&gt;&lt;span style="color: #0000ff"&gt;<text:span text:style-name="T556">顎</text:span>&lt;/span&gt;&lt;span style="color: #0000ff"&gt;<text:span text:style-name="T557">鶚</text:span>&lt;/span&gt;&lt;span style="color: #0000ff"&gt;<text:span text:style-name="T558">齶</text:span>&lt;/span&gt;&lt;span style="color: #0000ff"&gt;<text:span text:style-name="T559">餓</text:span>&lt;/span&gt;&lt;span style="color: #0000ff"&gt;<text:span text:style-name="T560">堊</text:span>&lt;/span&gt;&lt;span style="color: #00a000"&gt;<text:span text:style-name="T561">啞</text:span>&lt;/span&gt;&lt;span style="color: #0000ff"&gt;<text:span text:style-name="T562">惡</text:span>&lt;/span&gt;&lt;span style="color: #d89000"&gt;<text:span text:style-name="T563">額</text:span>&lt;/span&gt;&lt;span style="color: #0000ff"&gt;<text:span text:style-name="T564">鱷</text:span>&lt;/span&gt;&lt;span style="color: #0000ff"&gt;<text:span text:style-name="T565">閼</text:span>&lt;/span&gt;&lt;span&gt;&lt;br&gt;&lt;/span&gt;&lt;span&gt;&lt;br&gt;&lt;/span&gt;&lt;span style="color: #0000ff"&gt;<text:span text:style-name="T566">惡</text:span>&lt;/span&gt;&lt;span style="color: #00a000"&gt;<text:span text:style-name="T567">噁</text:span>&lt;/span&gt;&lt;span&gt;&lt;br&gt;&lt;/span&gt;&lt;span&gt;&lt;br&gt;&lt;/span&gt;&lt;span style="color: #ff0000"&gt;<text:span text:style-name="T568">痾</text:span>&lt;/span&gt;&lt;span&gt;&lt;br&gt;&lt;/span&gt;&lt;span&gt;&lt;br&gt;&lt;/span&gt;&lt;span style="color: #ff0000"&gt;<text:span text:style-name="T569">誒</text:span>&lt;/span&gt;&lt;span&gt;&lt;br&gt;&lt;/span&gt;&lt;span&gt;&lt;br&gt;&lt;/span&gt;&lt;span style="color: #ff0000"&gt;<text:span text:style-name="T570">誒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571">鮞</text:span>&lt;/span&gt;&lt;span style="color: #d89000"&gt;<text:span text:style-name="T572">兒</text:span>&lt;/span&gt;&lt;span&gt;&lt;br&gt;&lt;/span&gt;&lt;span&gt;&lt;br&gt;&lt;/span&gt;&lt;span style="color: #0000ff"&gt;<text:span text:style-name="T573">貳</text:span>&lt;/span&gt;&lt;span style="color: #00a000"&gt;<text:span text:style-name="T574">鉺</text:span>&lt;/span&gt;&lt;span&gt;&lt;br&gt;&lt;/span&gt;&lt;span&gt;&lt;br&gt;&lt;/span&gt;&lt;span style="color: #00a000"&gt;<text:span text:style-name="T575">鉺</text:span>&lt;/span&gt;&lt;span style="color: #00a000"&gt;<text:span text:style-name="T576">餌</text:span>&lt;/span&gt;&lt;span style="color: #00a000"&gt;<text:span text:style-name="T577">爾</text:span>&lt;/span&gt;&lt;span style="color: #00a000"&gt;<text:span text:style-name="T578">邇</text:span>&lt;/span&gt;&lt;span&gt;&lt;br&gt;&lt;/span&gt;&lt;span&gt;&lt;br&gt;&lt;/span&gt;&lt;span style="color: #d89000"&gt;<text:span text:style-name="T579">閥</text:span>&lt;/span&gt;&lt;span style="color: #d89000"&gt;<text:span text:style-name="T580">罰</text:span>&lt;/span&gt;&lt;span&gt;&lt;br&gt;&lt;/span&gt;&lt;span&gt;&lt;br&gt;&lt;/span&gt;&lt;span style="color: #0000ff"&gt;<text:span text:style-name="T581">琺</text:span>&lt;/span&gt;&lt;span&gt;&lt;br&gt;&lt;/span&gt;&lt;span&gt;&lt;br&gt;&lt;/span&gt;&lt;span style="color: #00a000"&gt;<text:span text:style-name="T582">鍅</text:span>&lt;/span&gt;&lt;span style="color: #0000ff"&gt;<text:span text:style-name="T583">髮</text:span>&lt;/span&gt;&lt;span&gt;&lt;br&gt;&lt;/span&gt;&lt;span&gt;&lt;br&gt;&lt;/span&gt;&lt;span style="color: #ff0000"&gt;<text:span text:style-name="T584">發</text:span>&lt;/span&gt;&lt;span&gt;&lt;br&gt;&lt;/span&gt;&lt;span&gt;&lt;br&gt;&lt;/span&gt;&lt;span style="color: #d89000"&gt;<text:span text:style-name="T585">釩</text:span>&lt;/span&gt;&lt;span style="color: #0000ff"&gt;<text:span text:style-name="T586">氾</text:span>&lt;/span&gt;&lt;span style="color: #d89000"&gt;<text:span text:style-name="T587">煩</text:span>&lt;/span&gt;&lt;span style="color: #d89000"&gt;<text:span text:style-name="T588">鐇</text:span>&lt;/span&gt;&lt;span style="color: #d89000"&gt;<text:span text:style-name="T589">礬</text:span>&lt;/span&gt;&lt;span&gt;&lt;br&gt;&lt;/span&gt;&lt;span&gt;&lt;br&gt;&lt;/span&gt;&lt;span style="color: #0000ff"&gt;<text:span text:style-name="T590">販</text:span>&lt;/span&gt;&lt;span style="color: #0000ff"&gt;<text:span text:style-name="T591">飯</text:span>&lt;/span&gt;&lt;span style="color: #0000ff"&gt;<text:span text:style-name="T592">氾</text:span>&lt;/span&gt;&lt;span style="color: #0000ff"&gt;<text:span text:style-name="T593">範</text:span>&lt;/span&gt;&lt;span style="color: #0000ff"&gt;<text:span text:style-name="T594">汎</text:span>&lt;/span&gt;&lt;span style="color: #0000ff"&gt;<text:span text:style-name="T595">軬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596">魴</text:span>&lt;/span&gt;&lt;span&gt;&lt;br&gt;&lt;/span&gt;&lt;span&gt;&lt;br&gt;&lt;/span&gt;&lt;span&gt;&lt;br&gt;&lt;/span&gt;&lt;span&gt;&lt;br&gt;&lt;/span&gt;&lt;span style="color: #00a000"&gt;<text:span text:style-name="T597">紡</text:span>&lt;/span&gt;&lt;span style="color: #00a000"&gt;<text:span text:style-name="T598">訪</text:span>&lt;/span&gt;&lt;span&gt;&lt;br&gt;&lt;/span&gt;&lt;span&gt;&lt;br&gt;&lt;/span&gt;&lt;span style="color: #ff0000"&gt;<text:span text:style-name="T599">鈁</text:span>&lt;/span&gt;&lt;span&gt;&lt;br&gt;&lt;/span&gt;&lt;span&gt;&lt;br&gt;&lt;/span&gt;&lt;span&gt;&lt;br&gt;&lt;/span&gt;&lt;span&gt;&lt;br&gt;&lt;/span&gt;&lt;span style="color: #0000ff"&gt;<text:span text:style-name="T600">費</text:span>&lt;/span&gt;&lt;span style="color: #0000ff"&gt;<text:span text:style-name="T601">鐨</text:span>&lt;/span&gt;&lt;span style="color: #ff0000"&gt;<text:span text:style-name="T602">鯡</text:span>&lt;/span&gt;&lt;span style="color: #0000ff"&gt;<text:span text:style-name="T603">廢</text:span>&lt;/span&gt;&lt;span style="color: #0000ff"&gt;<text:span text:style-name="T604">膹</text:span>&lt;/span&gt;&lt;span&gt;&lt;br&gt;&lt;/span&gt;&lt;span&gt;&lt;br&gt;&lt;/span&gt;&lt;span style="color: #00a000"&gt;<text:span text:style-name="T605">誹</text:span>&lt;/span&gt;&lt;span&gt;&lt;br&gt;&lt;/span&gt;&lt;span&gt;&lt;br&gt;&lt;/span&gt;&lt;span style="color: #ff0000"&gt;<text:span text:style-name="T606">緋</text:span>&lt;/span&gt;&lt;span style="color: #ff0000"&gt;<text:span text:style-name="T607">飛</text:span>&lt;/span&gt;&lt;span&gt;&lt;br&gt;&lt;/span&gt;&lt;span&gt;&lt;br&gt;&lt;/span&gt;&lt;span style="color:<text:s/><text:soft-page-break/>#d89000"&gt;<text:span text:style-name="T608">濆</text:span>&lt;/span&gt;&lt;span style="color: #d89000"&gt;<text:span text:style-name="T609">墳</text:span>&lt;/span&gt;&lt;span style="color: #d89000"&gt;<text:span text:style-name="T610">幩</text:span>&lt;/span&gt;&lt;span style="color: #00a000"&gt;<text:span text:style-name="T611">羵</text:span>&lt;/span&gt;&lt;span style="color: #d89000"&gt;<text:span text:style-name="T612">豶</text:span>&lt;/span&gt;&lt;span&gt;&lt;br&gt;&lt;/span&gt;&lt;span&gt;&lt;br&gt;&lt;/span&gt;&lt;span style="color: #ff0000"&gt;<text:span text:style-name="T613">賁</text:span>&lt;/span&gt;&lt;span style="color: #0000ff"&gt;<text:span text:style-name="T614">僨</text:span>&lt;/span&gt;&lt;span style="color: #0000ff"&gt;<text:span text:style-name="T615">憤</text:span>&lt;/span&gt;&lt;span style="color: #d89000"&gt;<text:span text:style-name="T616">墳</text:span>&lt;/span&gt;&lt;span style="color: #ff0000"&gt;<text:span text:style-name="T617">噴</text:span>&lt;/span&gt;&lt;span style="color: #0000ff"&gt;<text:span text:style-name="T618">膹</text:span>&lt;/span&gt;&lt;span style="color: #0000ff"&gt;<text:span text:style-name="T619">奮</text:span>&lt;/span&gt;&lt;span style="color: #0000ff"&gt;<text:span text:style-name="T620">糞</text:span>&lt;/span&gt;&lt;span&gt;&lt;br&gt;&lt;/span&gt;&lt;span&gt;&lt;br&gt;&lt;/span&gt;&lt;span&gt;&lt;br&gt;&lt;/span&gt;&lt;span&gt;&lt;br&gt;&lt;/span&gt;&lt;span style="color: #ff0000"&gt;<text:span text:style-name="T621">紛</text:span>&lt;/span&gt;&lt;span&gt;&lt;br&gt;&lt;/span&gt;&lt;span&gt;&lt;br&gt;&lt;/span&gt;&lt;span style="color: #0000ff"&gt;<text:span text:style-name="T622">縫</text:span>&lt;/span&gt;&lt;span style="color: #d89000"&gt;<text:span text:style-name="T623">渢</text:span>&lt;/span&gt;&lt;span style="color: #d89000"&gt;<text:span text:style-name="T624">馮</text:span>&lt;/span&gt;&lt;span&gt;&lt;br&gt;&lt;/span&gt;&lt;span&gt;&lt;br&gt;&lt;/span&gt;&lt;span style="color: #ff0000"&gt;<text:span text:style-name="T625">風</text:span>&lt;/span&gt;&lt;span style="color: #00a000"&gt;<text:span text:style-name="T626">諷</text:span>&lt;/span&gt;&lt;span style="color: #0000ff"&gt;<text:span text:style-name="T627">鳳</text:span>&lt;/span&gt;&lt;span style="color: #0000ff"&gt;<text:span text:style-name="T628">賵</text:span>&lt;/span&gt;&lt;span style="color: #0000ff"&gt;<text:span text:style-name="T629">縫</text:span>&lt;/span&gt;&lt;span&gt;&lt;br&gt;&lt;/span&gt;&lt;span&gt;&lt;br&gt;&lt;/span&gt;&lt;span&gt;&lt;br&gt;&lt;/span&gt;&lt;span&gt;&lt;br&gt;&lt;/span&gt;&lt;span style="color: #ff0000"&gt;<text:span text:style-name="T630">風</text:span>&lt;/span&gt;&lt;span style="color: #ff0000"&gt;<text:span text:style-name="T631">楓</text:span>&lt;/span&gt;&lt;span style="color: #ff0000"&gt;<text:span text:style-name="T632">瘋</text:span>&lt;/span&gt;&lt;span style="color: #00a000"&gt;<text:span text:style-name="T633">諷</text:span>&lt;/span&gt;&lt;span style="color: #ff0000"&gt;<text:span text:style-name="T634">鋒</text:span>&lt;/span&gt;&lt;span style="color: #ff0000"&gt;<text:span text:style-name="T635">豐</text:span>&lt;/span&gt;&lt;span style="color: #ff0000"&gt;<text:span text:style-name="T636">灃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637">復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638">彿</text:span>&lt;/span&gt;&lt;span style="color: #d89000"&gt;<text:span text:style-name="T639">紼</text:span>&lt;/span&gt;&lt;span style="color: #d89000"&gt;<text:span text:style-name="T640">紱</text:span>&lt;/span&gt;&lt;span style="color: #d89000"&gt;<text:span text:style-name="T641">韍</text:span>&lt;/span&gt;&lt;span style="color: #d89000"&gt;<text:span text:style-name="T642">鵩</text:span>&lt;/span&gt;&lt;span style="color: #d89000"&gt;<text:span text:style-name="T643">輻</text:span>&lt;/span&gt;&lt;span style="color: #d89000"&gt;<text:span text:style-name="T644">鳧</text:span>&lt;/span&gt;&lt;span style="color: #0000ff"&gt;<text:span text:style-name="T645">縛</text:span>&lt;/span&gt;&lt;span&gt;&lt;br&gt;&lt;/span&gt;&lt;span&gt;&lt;br&gt;&lt;/span&gt;&lt;span style="color: #0000ff"&gt;<text:span text:style-name="T646">訃</text:span>&lt;/span&gt;&lt;span style="color: #0000ff"&gt;<text:span text:style-name="T647">駙</text:span>&lt;/span&gt;&lt;span style="color: #0000ff"&gt;<text:span text:style-name="T648">鮒</text:span>&lt;/span&gt;&lt;span style="color: #0000ff"&gt;<text:span text:style-name="T649">復</text:span>&lt;/span&gt;&lt;span style="color: #0000ff"&gt;<text:span text:style-name="T650">複</text:span>&lt;/span&gt;&lt;span style="color: #0000ff"&gt;<text:span text:style-name="T651">鰒</text:span>&lt;/span&gt;&lt;span style="color: #0000ff"&gt;<text:span text:style-name="T652">負</text:span>&lt;/span&gt;&lt;span style="color: #0000ff"&gt;<text:span text:style-name="T653">婦</text:span>&lt;/span&gt;&lt;span style="color: #0000ff"&gt;<text:span text:style-name="T654">賻</text:span>&lt;/span&gt;&lt;span style="color: #0000ff"&gt;<text:span text:style-name="T655">賦</text:span>&lt;/span&gt;&lt;span&gt;&lt;br&gt;&lt;/span&gt;&lt;span&gt;&lt;br&gt;&lt;/span&gt;&lt;span style="color: #00a000"&gt;<text:span text:style-name="T656">輔</text:span>&lt;/span&gt;&lt;span style="color: #00a000"&gt;<text:span text:style-name="T657">撫</text:span>&lt;/span&gt;&lt;span style="color: #00a000"&gt;<text:span text:style-name="T658">頫</text:span>&lt;/span&gt;&lt;span&gt;&lt;br&gt;&lt;/span&gt;&lt;span&gt;&lt;br&gt;&lt;/span&gt;&lt;span style="color: #ff0000"&gt;<text:span text:style-name="T659">鈇</text:span>&lt;/span&gt;&lt;span style="color: #ff0000"&gt;<text:span text:style-name="T660">麩</text:span>&lt;/span&gt;&lt;span style="color: #ff0000"&gt;<text:span text:style-name="T661">膚</text:span>&lt;/span&gt;&lt;span&gt;&lt;br&gt;&lt;/span&gt;&lt;span&gt;&lt;br&gt;&lt;/span&gt;&lt;span style="color: #0000ff"&gt;<text:span text:style-name="T662">價</text:span>&lt;/span&gt;&lt;span&gt;&lt;br&gt;&lt;/span&gt;&lt;span&gt;&lt;br&gt;&lt;/span&gt;&lt;span style="color: #d89000"&gt;<text:span text:style-name="T663">軋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664">釓</text:span>&lt;/span&gt;&lt;span&gt;&lt;br&gt;&lt;/span&gt;&lt;span&gt;&lt;br&gt;&lt;/span&gt;&lt;span style="color: #0000ff"&gt;<text:span text:style-name="T665">鈣</text:span>&lt;/span&gt;&lt;span style="color: #0000ff"&gt;<text:span text:style-name="T666">蓋</text:span>&lt;/span&gt;&lt;span&gt;&lt;br&gt;&lt;/span&gt;&lt;span&gt;&lt;br&gt;&lt;/span&gt;&lt;span&gt;&lt;br&gt;&lt;/span&gt;&lt;span&gt;&lt;br&gt;&lt;/span&gt;&lt;span style="color: #ff0000"&gt;<text:span text:style-name="T667">該</text:span>&lt;/span&gt;&lt;span style="color: #ff0000"&gt;<text:span text:style-name="T668">賅</text:span>&lt;/span&gt;&lt;span&gt;&lt;br&gt;&lt;/span&gt;&lt;span&gt;&lt;br&gt;&lt;/span&gt;&lt;span style="color: #0000ff"&gt;<text:span text:style-name="T669">幹</text:span>&lt;/span&gt;&lt;span style="color: #0000ff"&gt;<text:span text:style-name="T670">榦</text:span>&lt;/span&gt;&lt;span style="color: #0000ff"&gt;<text:span text:style-name="T671">紺</text:span>&lt;/span&gt;&lt;span style="color:<text:s/><text:soft-page-break/>#0000ff"&gt;<text:span text:style-name="T672">贛</text:span>&lt;/span&gt;&lt;span&gt;&lt;br&gt;&lt;/span&gt;&lt;span&gt;&lt;br&gt;&lt;/span&gt;&lt;span style="color: #00a000"&gt;<text:span text:style-name="T673">桿</text:span>&lt;/span&gt;&lt;span style="color: #00a000"&gt;<text:span text:style-name="T674">稈</text:span>&lt;/span&gt;&lt;span style="color: #00a000"&gt;<text:span text:style-name="T675">趕</text:span>&lt;/span&gt;&lt;span&gt;&lt;br&gt;&lt;/span&gt;&lt;span&gt;&lt;br&gt;&lt;/span&gt;&lt;span style="color: #ff0000"&gt;<text:span text:style-name="T676">乾</text:span>&lt;/span&gt;&lt;span style="color: #ff0000"&gt;<text:span text:style-name="T677">尷</text:span>&lt;/span&gt;&lt;span&gt;&lt;br&gt;&lt;/span&gt;&lt;span&gt;&lt;br&gt;&lt;/span&gt;&lt;span style="color: #0000ff"&gt;<text:span text:style-name="T678">槓</text:span>&lt;/span&gt;&lt;span style="color: #ff0000"&gt;<text:span text:style-name="T679">鋼</text:span>&lt;/span&gt;&lt;span style="color: #0000ff"&gt;<text:span text:style-name="T680">戇</text:span>&lt;/span&gt;&lt;span&gt;&lt;br&gt;&lt;/span&gt;&lt;span&gt;&lt;br&gt;&lt;/span&gt;&lt;span style="color: #ff0000"&gt;<text:span text:style-name="T681">岡</text:span>&lt;/span&gt;&lt;span style="color: #00a000"&gt;<text:span text:style-name="T682">崗</text:span>&lt;/span&gt;&lt;span&gt;&lt;br&gt;&lt;/span&gt;&lt;span&gt;&lt;br&gt;&lt;/span&gt;&lt;span style="color: #ff0000"&gt;<text:span text:style-name="T683">岡</text:span>&lt;/span&gt;&lt;span style="color: #ff0000"&gt;<text:span text:style-name="T684">剛</text:span>&lt;/span&gt;&lt;span style="color: #ff0000"&gt;<text:span text:style-name="T685">掆</text:span>&lt;/span&gt;&lt;span style="color: #00a000"&gt;<text:span text:style-name="T686">崗</text:span>&lt;/span&gt;&lt;span style="color: #ff0000"&gt;<text:span text:style-name="T687">綱</text:span>&lt;/span&gt;&lt;span style="color: #ff0000"&gt;<text:span text:style-name="T688">鋼</text:span>&lt;/span&gt;&lt;span style="color: #ff0000"&gt;<text:span text:style-name="T689">韁</text:span>&lt;/span&gt;&lt;span&gt;&lt;br&gt;&lt;/span&gt;&lt;span&gt;&lt;br&gt;&lt;/span&gt;&lt;span style="color: #0000ff"&gt;<text:span text:style-name="T690">誥</text:span>&lt;/span&gt;&lt;span style="color: #0000ff"&gt;<text:span text:style-name="T691">鋯</text:span>&lt;/span&gt;&lt;span&gt;&lt;br&gt;&lt;/span&gt;&lt;span&gt;&lt;br&gt;&lt;/span&gt;&lt;span style="color: #00a000"&gt;<text:span text:style-name="T692">縞</text:span>&lt;/span&gt;&lt;span style="color: #00a000"&gt;<text:span text:style-name="T693">鎬</text:span>&lt;/span&gt;&lt;span style="color: #00a000"&gt;<text:span text:style-name="T694">攪</text:span>&lt;/span&gt;&lt;span&gt;&lt;br&gt;&lt;/span&gt;&lt;span&gt;&lt;br&gt;&lt;/span&gt;&lt;span style="color: #0000ff"&gt;<text:span text:style-name="T695">睪</text:span>&lt;/span&gt;&lt;span&gt;&lt;br&gt;&lt;/span&gt;&lt;span&gt;&lt;br&gt;&lt;/span&gt;&lt;span style="color: #0000ff"&gt;<text:span text:style-name="T696">個</text:span>&lt;/span&gt;&lt;span&gt;&lt;br&gt;&lt;/span&gt;&lt;span&gt;&lt;br&gt;&lt;/span&gt;&lt;span style="color: #d89000"&gt;<text:span text:style-name="T697">閣</text:span>&lt;/span&gt;&lt;span style="color: #d89000"&gt;<text:span text:style-name="T698">閤</text:span>&lt;/span&gt;&lt;span style="color: #d89000"&gt;<text:span text:style-name="T699">頜</text:span>&lt;/span&gt;&lt;span style="color: #d89000"&gt;<text:span text:style-name="T700">鎘</text:span>&lt;/span&gt;&lt;span&gt;&lt;br&gt;&lt;/span&gt;&lt;span&gt;&lt;br&gt;&lt;/span&gt;&lt;span style="color: #0000ff"&gt;<text:span text:style-name="T701">鉻</text:span>&lt;/span&gt;&lt;span style="color: #0000ff"&gt;<text:span text:style-name="T702">個</text:span>&lt;/span&gt;&lt;span style="color: #0000ff"&gt;<text:span text:style-name="T703">箇</text:span>&lt;/span&gt;&lt;span&gt;&lt;br&gt;&lt;/span&gt;&lt;span&gt;&lt;br&gt;&lt;/span&gt;&lt;span style="color: #0000ff"&gt;<text:span text:style-name="T704">個</text:span>&lt;/span&gt;&lt;span style="color: #0000ff"&gt;<text:span text:style-name="T705">蓋</text:span>&lt;/span&gt;&lt;span&gt;&lt;br&gt;&lt;/span&gt;&lt;span&gt;&lt;br&gt;&lt;/span&gt;&lt;span style="color: #ff0000"&gt;<text:span text:style-name="T706">紇</text:span>&lt;/span&gt;&lt;span style="color: #ff0000"&gt;<text:span text:style-name="T707">擱</text:span>&lt;/span&gt;&lt;span style="color: #ff0000"&gt;<text:span text:style-name="T708">鴿</text:span>&lt;/span&gt;&lt;span&gt;&lt;br&gt;&lt;/span&gt;&lt;span&gt;&lt;br&gt;&lt;/span&gt;&lt;span style="color: #00a000"&gt;<text:span text:style-name="T709">給</text:span>&lt;/span&gt;&lt;span&gt;&lt;br&gt;&lt;/span&gt;&lt;span&gt;&lt;br&gt;&lt;/span&gt;&lt;span&gt;&lt;br&gt;&lt;/span&gt;&lt;span&gt;&lt;br&gt;&lt;/span&gt;&lt;span style="color: #0000ff"&gt;<text:span text:style-name="T710">亙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711">亙</text:span>&lt;/span&gt;&lt;span&gt;&lt;br&gt;&lt;/span&gt;&lt;span&gt;&lt;br&gt;&lt;/span&gt;&lt;span style="color: #00a000"&gt;<text:span text:style-name="T712">綆</text:span>&lt;/span&gt;&lt;span style="color: #00a000"&gt;<text:span text:style-name="T713">鯁</text:span>&lt;/span&gt;&lt;span style="color: #00a000"&gt;<text:span text:style-name="T714">頸</text:span>&lt;/span&gt;&lt;span&gt;&lt;br&gt;&lt;/span&gt;&lt;span&gt;&lt;br&gt;&lt;/span&gt;&lt;span style="color: #ff0000"&gt;<text:span text:style-name="T715">賡</text:span>&lt;/span&gt;&lt;span style="color: #ff0000"&gt;<text:span text:style-name="T716">鶊</text:span>&lt;/span&gt;&lt;span&gt;&lt;br&gt;&lt;/span&gt;&lt;span&gt;&lt;br&gt;&lt;/span&gt;&lt;span style="color: #0000ff"&gt;<text:span text:style-name="T717">貢</text:span>&lt;/span&gt;&lt;span style="color: #0000ff"&gt;<text:span text:style-name="T718">贛</text:span>&lt;/span&gt;&lt;span&gt;&lt;br&gt;&lt;/span&gt;&lt;span&gt;&lt;br&gt;&lt;/span&gt;&lt;span style="color: #00a000"&gt;<text:span text:style-name="T719">鞏</text:span>&lt;/span&gt;&lt;span style="color: #0000ff"&gt;<text:span text:style-name="T720">礦</text:span>&lt;/span&gt;&lt;span&gt;&lt;br&gt;&lt;/span&gt;&lt;span&gt;&lt;br&gt;&lt;/span&gt;&lt;span style="color: #d89000"&gt;<text:span text:style-name="T721">紅</text:span>&lt;/span&gt;&lt;span style="color: #ff0000"&gt;<text:span text:style-name="T722">龔</text:span>&lt;/span&gt;&lt;span style="color: #ff0000"&gt;<text:span text:style-name="T723">宮</text:span>&lt;/span&gt;&lt;span&gt;&lt;br&gt;&lt;/span&gt;&lt;span&gt;&lt;br&gt;&lt;/span&gt;&lt;span style="color: #0000ff"&gt;<text:span text:style-name="T724">夠</text:span>&lt;/span&gt;&lt;span style="color: #0000ff"&gt;<text:span text:style-name="T725">詬</text:span>&lt;/span&gt;&lt;span style="color: #0000ff"&gt;<text:span text:style-name="T726">構</text:span>&lt;/span&gt;&lt;span style="color: #0000ff"&gt;<text:span text:style-name="T727">覯</text:span>&lt;/span&gt;&lt;span style="color: #0000ff"&gt;<text:span text:style-name="T728">購</text:span>&lt;/span&gt;&lt;span&gt;&lt;br&gt;&lt;/span&gt;&lt;span&gt;&lt;br&gt;&lt;/span&gt;&lt;span&gt;&lt;br&gt;&lt;/span&gt;&lt;span&gt;&lt;br&gt;&lt;/span&gt;&lt;span style="color: #ff0000"&gt;<text:span text:style-name="T729">鉤</text:span>&lt;/span&gt;&lt;span style="color: #ff0000"&gt;<text:span text:style-name="T730">區</text:span>&lt;/span&gt;&lt;span style="color: #ff0000"&gt;<text:span text:style-name="T731">溝</text:span>&lt;/span&gt;&lt;span style="color: #ff0000"&gt;<text:span text:style-name="T732">韝</text:span>&lt;/span&gt;&lt;span style="color: #ff0000"&gt;<text:span text:style-name="T733">緱</text:span><text:soft-page-break/>&lt;/span&gt;&lt;span&gt;&lt;br&gt;&lt;/span&gt;&lt;span&gt;&lt;br&gt;&lt;/span&gt;&lt;span&gt;&lt;br&gt;&lt;/span&gt;&lt;span&gt;&lt;br&gt;&lt;/span&gt;&lt;span style="color: #0000ff"&gt;<text:span text:style-name="T734">錮</text:span>&lt;/span&gt;&lt;span style="color: #0000ff"&gt;<text:span text:style-name="T735">僱</text:span>&lt;/span&gt;&lt;span style="color: #0000ff"&gt;<text:span text:style-name="T736">顧</text:span>&lt;/span&gt;&lt;span&gt;&lt;br&gt;&lt;/span&gt;&lt;span&gt;&lt;br&gt;&lt;/span&gt;&lt;span style="color: #00a000"&gt;<text:span text:style-name="T737">詁</text:span>&lt;/span&gt;&lt;span style="color: #00a000"&gt;<text:span text:style-name="T738">鈷</text:span>&lt;/span&gt;&lt;span style="color: #00a000"&gt;<text:span text:style-name="T739">餶</text:span>&lt;/span&gt;&lt;span style="color: #d89000"&gt;<text:span text:style-name="T740">鶻</text:span>&lt;/span&gt;&lt;span style="color: #00a000"&gt;<text:span text:style-name="T741">賈</text:span>&lt;/span&gt;&lt;span style="color: #00a000"&gt;<text:span text:style-name="T742">穀</text:span>&lt;/span&gt;&lt;span style="color: #ff0000"&gt;<text:span text:style-name="T743">轂</text:span>&lt;/span&gt;&lt;span style="color: #00a000"&gt;<text:span text:style-name="T744">鵠</text:span>&lt;/span&gt;&lt;span style="color: #00a000"&gt;<text:span text:style-name="T745">蠱</text:span>&lt;/span&gt;&lt;span&gt;&lt;br&gt;&lt;/span&gt;&lt;span&gt;&lt;br&gt;&lt;/span&gt;&lt;span style="color: #00a000"&gt;<text:span text:style-name="T746">鈷</text:span>&lt;/span&gt;&lt;span style="color: #ff0000"&gt;<text:span text:style-name="T747">鴣</text:span>&lt;/span&gt;&lt;span style="color: #ff0000"&gt;<text:span text:style-name="T748">轂</text:span>&lt;/span&gt;&lt;span&gt;&lt;br&gt;&lt;/span&gt;&lt;span&gt;&lt;br&gt;&lt;/span&gt;&lt;span style="color: #0000ff"&gt;<text:span text:style-name="T749">掛</text:span>&lt;/span&gt;&lt;span style="color: #0000ff"&gt;<text:span text:style-name="T750">詿</text:span>&lt;/span&gt;&lt;span&gt;&lt;br&gt;&lt;/span&gt;&lt;span&gt;&lt;br&gt;&lt;/span&gt;&lt;span style="color: #00a000"&gt;<text:span text:style-name="T751">剮</text:span>&lt;/span&gt;&lt;span&gt;&lt;br&gt;&lt;/span&gt;&lt;span&gt;&lt;br&gt;&lt;/span&gt;&lt;span style="color: #ff0000"&gt;<text:span text:style-name="T752">颳</text:span>&lt;/span&gt;&lt;span style="color: #ff0000"&gt;<text:span text:style-name="T753">鴰</text:span>&lt;/span&gt;&lt;span style="color: #ff0000"&gt;<text:span text:style-name="T754">蝸</text:span>&lt;/span&gt;&lt;span style="color: #ff0000"&gt;<text:span text:style-name="T755">騧</text:span>&lt;/span&gt;&lt;span&gt;&lt;br&gt;&lt;/span&gt;&lt;span&gt;&lt;br&gt;&lt;/span&gt;&lt;span style="color: #0000ff"&gt;<text:span text:style-name="T756">壞</text:span>&lt;/span&gt;&lt;span&gt;&lt;br&gt;&lt;/span&gt;&lt;span&gt;&lt;br&gt;&lt;/span&gt;&lt;span style="color: #00a000"&gt;<text:span text:style-name="T757">枴</text:span>&lt;/span&gt;&lt;span&gt;&lt;br&gt;&lt;/span&gt;&lt;span&gt;&lt;br&gt;&lt;/span&gt;&lt;span&gt;&lt;br&gt;&lt;/span&gt;&lt;span&gt;&lt;br&gt;&lt;/span&gt;&lt;span style="color: #0000ff"&gt;<text:span text:style-name="T758">貫</text:span>&lt;/span&gt;&lt;span style="color: #0000ff"&gt;<text:span text:style-name="T759">慣</text:span>&lt;/span&gt;&lt;span style="color: #0000ff"&gt;<text:span text:style-name="T760">摜</text:span>&lt;/span&gt;&lt;span style="color: #ff0000"&gt;<text:span text:style-name="T761">觀</text:span>&lt;/span&gt;&lt;span style="color: #0000ff"&gt;<text:span text:style-name="T762">鸛</text:span><text:span text:style-name="T763">&lt;/span&gt;&lt;span&gt;&lt;br&gt;&lt;/span&gt;&lt;span&gt;&lt;br&gt;&lt;/span&gt;&lt;span style="color: #00a000"&gt;</text:span><text:span text:style-name="T764">館</text:span><text:span text:style-name="T765">&lt;/span&gt;&lt;span&gt;&lt;br&gt;&lt;/span&gt;&lt;span&gt;&lt;br&gt;&lt;/span&gt;&lt;span style="color: #d89000"&gt;</text:span><text:span text:style-name="T766">綸</text:span><text:span text:style-name="T767">&lt;/span&gt;&lt;span style="color: #ff0000"&gt;</text:span><text:span text:style-name="T768">鰥</text:span><text:span text:style-name="T769">&lt;/span&gt;&lt;span style="color: #ff0000"&gt;</text:span><text:span text:style-name="T770">關</text:span><text:span text:style-name="T771">&lt;/span&gt;&lt;span style="color: #ff0000"&gt;</text:span><text:span text:style-name="T772">觀</text:span><text:span text:style-name="T773">&lt;/span&gt;</text:span></text:p>
      <text:p text:style-name="Normal">&lt;span style="color: #00a000"&gt;<text:span text:style-name="T774">廣</text:span>&lt;/span&gt;&lt;span style="color: #0000ff"&gt;<text:span text:style-name="T775">鄺</text:span>&lt;/span&gt;&lt;span style="color: #00a000"&gt;<text:span text:style-name="T776">獷</text:span>&lt;/span&gt;&lt;span&gt;&lt;br&gt;&lt;/span&gt;&lt;span&gt;&lt;br&gt;&lt;/span&gt;&lt;span&gt;&lt;br&gt;&lt;/span&gt;&lt;span&gt;&lt;br&gt;&lt;/span&gt;&lt;span style="color: #0000ff"&gt;<text:span text:style-name="T777">貴</text:span>&lt;/span&gt;&lt;span style="color: #0000ff"&gt;<text:span text:style-name="T778">匱</text:span>&lt;/span&gt;&lt;span style="color: #0000ff"&gt;<text:span text:style-name="T779">櫃</text:span>&lt;/span&gt;&lt;span style="color: #0000ff"&gt;<text:span text:style-name="T780">瞶</text:span>&lt;/span&gt;&lt;span style="color: #0000ff"&gt;<text:span text:style-name="T781">會</text:span>&lt;/span&gt;&lt;span style="color: #0000ff"&gt;<text:span text:style-name="T782">劊</text:span>&lt;/span&gt;&lt;span style="color: #0000ff"&gt;<text:span text:style-name="T783">檜</text:span>&lt;/span&gt;&lt;span style="color: #0000ff"&gt;<text:span text:style-name="T784">襘</text:span>&lt;/span&gt;&lt;span style="color: #0000ff"&gt;<text:span text:style-name="T785">劌</text:span>&lt;/span&gt;&lt;span style="color: #0000ff"&gt;<text:span text:style-name="T786">鱖</text:span>&lt;/span&gt;&lt;span&gt;&lt;br&gt;&lt;/span&gt;&lt;span&gt;&lt;br&gt;&lt;/span&gt;&lt;span style="color: #00a000"&gt;<text:span text:style-name="T787">軌</text:span>&lt;/span&gt;&lt;span style="color: #00a000"&gt;<text:span text:style-name="T788">匭</text:span>&lt;/span&gt;&lt;span style="color: #00a000"&gt;<text:span text:style-name="T789">詭</text:span>&lt;/span&gt;&lt;span&gt;&lt;br&gt;&lt;/span&gt;&lt;span&gt;&lt;br&gt;&lt;/span&gt;&lt;span style="color: #ff0000"&gt;<text:span text:style-name="T790">閨</text:span>&lt;/span&gt;&lt;span style="color: #ff0000"&gt;<text:span text:style-name="T791">鮭</text:span>&lt;/span&gt;&lt;span style="color: #ff0000"&gt;<text:span text:style-name="T792">規</text:span>&lt;/span&gt;&lt;span style="color: #ff0000"&gt;<text:span text:style-name="T793">溈</text:span>&lt;/span&gt;&lt;span style="color: #ff0000"&gt;<text:span text:style-name="T794">媯</text:span>&lt;/span&gt;&lt;span style="color: #ff0000"&gt;<text:span text:style-name="T795">龜</text:span>&lt;/span&gt;&lt;span style="color: #ff0000"&gt;<text:span text:style-name="T796">歸</text:span>&lt;/span&gt;&lt;span&gt;&lt;br&gt;&lt;/span&gt;&lt;span&gt;&lt;br&gt;&lt;/span&gt;&lt;span&gt;&lt;br&gt;&lt;/span&gt;&lt;span&gt;&lt;br&gt;&lt;/span&gt;&lt;span style="color: #00a000"&gt;<text:span text:style-name="T797">緄</text:span>&lt;/span&gt;&lt;span style="color: #00a000"&gt;<text:span text:style-name="T798">輥</text:span>&lt;/span&gt;&lt;span style="color: #00a000"&gt;<text:span text:style-name="T799">袞</text:span>&lt;/span&gt;&lt;span style="color: #00a000"&gt;<text:span text:style-name="T800">滾</text:span>&lt;/span&gt;&lt;span style="color: #d89000"&gt;<text:span text:style-name="T801">渾</text:span>&lt;/span&gt;&lt;span style="color: #00a000"&gt;<text:span text:style-name="T802">鯀</text:span>&lt;/span&gt;&lt;span&gt;&lt;br&gt;&lt;/span&gt;&lt;span&gt;&lt;br&gt;&lt;/span&gt;&lt;span style="color: #d89000"&gt;<text:span text:style-name="T803">國</text:span>&lt;/span&gt;&lt;span style="color: #ff0000"&gt;<text:span text:style-name="T804">摑</text:span>&lt;/span&gt;&lt;span style="color:<text:s/><text:soft-page-break/>#d89000"&gt;<text:span text:style-name="T805">幗</text:span>&lt;/span&gt;&lt;span&gt;&lt;br&gt;&lt;/span&gt;&lt;span&gt;&lt;br&gt;&lt;/span&gt;&lt;span style="color: #0000ff"&gt;<text:span text:style-name="T806">過</text:span>&lt;/span&gt;&lt;span&gt;&lt;br&gt;&lt;/span&gt;&lt;span&gt;&lt;br&gt;&lt;/span&gt;&lt;span style="color: #00a000"&gt;<text:span text:style-name="T807">餜</text:span>&lt;/span&gt;&lt;span style="color: #00a000"&gt;<text:span text:style-name="T808">槨</text:span>&lt;/span&gt;&lt;span&gt;&lt;br&gt;&lt;/span&gt;&lt;span&gt;&lt;br&gt;&lt;/span&gt;&lt;span style="color: #ff0000"&gt;<text:span text:style-name="T809">渦</text:span>&lt;/span&gt;&lt;span style="color: #ff0000"&gt;<text:span text:style-name="T810">堝</text:span>&lt;/span&gt;&lt;span style="color: #0000ff"&gt;<text:span text:style-name="T811">過</text:span>&lt;/span&gt;&lt;span style="color: #ff0000"&gt;<text:span text:style-name="T812">鍋</text:span>&lt;/span&gt;&lt;span style="color: #ff0000"&gt;<text:span text:style-name="T813">嘓</text:span>&lt;/span&gt;&lt;span style="color: #ff0000"&gt;<text:span text:style-name="T814">蟈</text:span>&lt;/span&gt;&lt;span&gt;&lt;br&gt;&lt;/span&gt;&lt;span&gt;&lt;br&gt;&lt;/span&gt;&lt;span style="color: #ff0000"&gt;<text:span text:style-name="T815">蝦</text:span>&lt;/span&gt;&lt;span&gt;&lt;br&gt;&lt;/span&gt;&lt;span&gt;&lt;br&gt;&lt;/span&gt;&lt;span&gt;&lt;br&gt;&lt;/span&gt;&lt;span&gt;&lt;br&gt;&lt;/span&gt;&lt;span style="color: #ff0000"&gt;<text:span text:style-name="T816">鉿</text:span>&lt;/span&gt;&lt;span&gt;&lt;br&gt;&lt;/span&gt;&lt;span&gt;&lt;br&gt;&lt;/span&gt;&lt;span style="color: #ff0000"&gt;<text:span text:style-name="T817">頦</text:span>&lt;/span&gt;&lt;span style="color: #d89000"&gt;<text:span text:style-name="T818">還</text:span>&lt;/span&gt;&lt;span&gt;&lt;br&gt;&lt;/span&gt;&lt;span&gt;&lt;br&gt;&lt;/span&gt;&lt;span style="color: #0000ff"&gt;<text:span text:style-name="T819">駭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820">幹</text:span>&lt;/span&gt;&lt;span style="color: #0000ff"&gt;<text:span text:style-name="T821">榦</text:span>&lt;/span&gt;&lt;span style="color: #d89000"&gt;<text:span text:style-name="T822">韓</text:span>&lt;/span&gt;&lt;span&gt;&lt;br&gt;&lt;/span&gt;&lt;span&gt;&lt;br&gt;&lt;/span&gt;&lt;span style="color: #0000ff"&gt;<text:span text:style-name="T823">閈</text:span>&lt;/span&gt;&lt;span style="color: #0000ff"&gt;<text:span text:style-name="T824">馯</text:span>&lt;/span&gt;&lt;span style="color: #0000ff"&gt;<text:span text:style-name="T825">駻</text:span>&lt;/span&gt;&lt;span style="color: #0000ff"&gt;<text:span text:style-name="T826">頷</text:span>&lt;/span&gt;&lt;span style="color: #0000ff"&gt;<text:span text:style-name="T827">漢</text:span>&lt;/span&gt;&lt;span style="color: #d89000"&gt;<text:span text:style-name="T828">頜</text:span>&lt;/span&gt;&lt;span&gt;&lt;br&gt;&lt;/span&gt;&lt;span&gt;&lt;br&gt;&lt;/span&gt;&lt;span style="color: #0000ff"&gt;<text:span text:style-name="T829">闞</text:span>&lt;/span&gt;&lt;span&gt;&lt;br&gt;&lt;/span&gt;&lt;span&gt;&lt;br&gt;&lt;/span&gt;&lt;span style="color: #ff0000"&gt;<text:span text:style-name="T830">頇</text:span>&lt;/span&gt;&lt;span&gt;&lt;br&gt;&lt;/span&gt;&lt;span&gt;&lt;br&gt;&lt;/span&gt;&lt;span style="color: #d89000"&gt;<text:span text:style-name="T831">頏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832">號</text:span>&lt;/span&gt;&lt;span style="color: #d89000"&gt;<text:span text:style-name="T833">蠔</text:span>&lt;/span&gt;&lt;span style="color: #0000ff"&gt;<text:span text:style-name="T834">鶴</text:span>&lt;/span&gt;&lt;span&gt;&lt;br&gt;&lt;/span&gt;&lt;span&gt;&lt;br&gt;&lt;/span&gt;&lt;span style="color: #00a000"&gt;<text:span text:style-name="T835">鎬</text:span>&lt;/span&gt;&lt;span style="color: #0000ff"&gt;<text:span text:style-name="T836">號</text:span>&lt;/span&gt;&lt;span style="color: #0000ff"&gt;<text:span text:style-name="T837">顥</text:span>&lt;/span&gt;&lt;span style="color: #0000ff"&gt;<text:span text:style-name="T838">灝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839">閤</text:span>&lt;/span&gt;&lt;span style="color: #d89000"&gt;<text:span text:style-name="T840">閡</text:span>&lt;/span&gt;&lt;span style="color: #d89000"&gt;<text:span text:style-name="T841">鶡</text:span>&lt;/span&gt;&lt;span style="color: #ff0000"&gt;<text:span text:style-name="T842">紇</text:span>&lt;/span&gt;&lt;span style="color: #d89000"&gt;<text:span text:style-name="T843">齕</text:span>&lt;/span&gt;&lt;span style="color: #0000ff"&gt;<text:span text:style-name="T844">蓋</text:span>&lt;/span&gt;&lt;span style="color: #d89000"&gt;<text:span text:style-name="T845">闔</text:span>&lt;/span&gt;&lt;span style="color: #d89000"&gt;<text:span text:style-name="T846">覈</text:span>&lt;/span&gt;&lt;span&gt;&lt;br&gt;&lt;/span&gt;&lt;span&gt;&lt;br&gt;&lt;/span&gt;&lt;span style="color: #0000ff"&gt;<text:span text:style-name="T847">嚇</text:span>&lt;/span&gt;&lt;span style="color: #0000ff"&gt;<text:span text:style-name="T848">賀</text:span>&lt;/span&gt;&lt;span style="color: #0000ff"&gt;<text:span text:style-name="T849">鶴</text:span>&lt;/span&gt;&lt;span&gt;&lt;br&gt;&lt;/span&gt;&lt;span&gt;&lt;br&gt;&lt;/span&gt;&lt;span style="color: #ff0000"&gt;<text:span text:style-name="T850">訶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851">恆</text:span>&lt;/span&gt;&lt;span style="color: #d89000"&gt;<text:span text:style-name="T852">橫</text:span>&lt;/span&gt;&lt;span&gt;&lt;br&gt;&lt;/span&gt;&lt;span&gt;&lt;br&gt;&lt;/span&gt;&lt;span style="color: #d89000"&gt;<text:span text:style-name="T853">絎</text:span>&lt;/span&gt;&lt;span style="color: #d89000"&gt;<text:span text:style-name="T854">橫</text:span>&lt;/span&gt;&lt;span&gt;&lt;br&gt;&lt;/span&gt;&lt;span&gt;&lt;br&gt;&lt;/span&gt;&lt;span&gt;&lt;br&gt;&lt;/span&gt;&lt;span&gt;&lt;br&gt;&lt;/span&gt;&lt;span style="color: #d89000"&gt;<text:span text:style-name="T855">紘</text:span>&lt;/span&gt;&lt;span style="color: #d89000"&gt;<text:span text:style-name="T856">閎</text:span>&lt;/span&gt;&lt;span style="color: #d89000"&gt;<text:span text:style-name="T857">鉷</text:span>&lt;/span&gt;&lt;span style="color: #d89000"&gt;<text:span text:style-name="T858">紅</text:span>&lt;/span&gt;&lt;span style="color: #0000ff"&gt;<text:span text:style-name="T859">訌</text:span>&lt;/span&gt;&lt;span style="color: #d89000"&gt;<text:span text:style-name="T860">葒</text:span>&lt;/span&gt;&lt;span style="color: #d89000"&gt;<text:span text:style-name="T861">鴻</text:span>&lt;/span&gt;&lt;span<text:s/><text:soft-page-break/>style="color: #d89000"&gt;<text:span text:style-name="T862">嶸</text:span>&lt;/span&gt;&lt;span style="color: #d89000"&gt;<text:span text:style-name="T863">黌</text:span>&lt;/span&gt;&lt;span&gt;&lt;br&gt;&lt;/span&gt;&lt;span&gt;&lt;br&gt;&lt;/span&gt;&lt;span style="color: #0000ff"&gt;<text:span text:style-name="T864">鬨</text:span>&lt;/span&gt;&lt;span&gt;&lt;br&gt;&lt;/span&gt;&lt;span&gt;&lt;br&gt;&lt;/span&gt;&lt;span style="color: #00a000"&gt;<text:span text:style-name="T865">嗊</text:span>&lt;/span&gt;&lt;span&gt;&lt;br&gt;&lt;/span&gt;&lt;span&gt;&lt;br&gt;&lt;/span&gt;&lt;span style="color: #ff0000"&gt;<text:span text:style-name="T866">輷</text:span>&lt;/span&gt;&lt;span style="color: #d89000"&gt;<text:span text:style-name="T867">魟</text:span>&lt;/span&gt;&lt;span style="color: #ff0000"&gt;<text:span text:style-name="T868">轟</text:span>&lt;/span&gt;&lt;span&gt;&lt;br&gt;&lt;/span&gt;&lt;span&gt;&lt;br&gt;&lt;/span&gt;&lt;span style="color: #d89000"&gt;<text:span text:style-name="T869">餱</text:span>&lt;/span&gt;&lt;span&gt;&lt;br&gt;&lt;/span&gt;&lt;span&gt;&lt;br&gt;&lt;/span&gt;&lt;span style="color: #0000ff"&gt;<text:span text:style-name="T870">後</text:span>&lt;/span&gt;&lt;span style="color: #0000ff"&gt;<text:span text:style-name="T871">鱟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872">衚</text:span>&lt;/span&gt;&lt;span style="color: #d89000"&gt;<text:span text:style-name="T873">餬</text:span>&lt;/span&gt;&lt;span style="color: #d89000"&gt;<text:span text:style-name="T874">鬍</text:span>&lt;/span&gt;&lt;span style="color: #d89000"&gt;<text:span text:style-name="T875">鶘</text:span>&lt;/span&gt;&lt;span style="color: #d89000"&gt;<text:span text:style-name="T876">壺</text:span>&lt;/span&gt;&lt;span style="color: #d89000"&gt;<text:span text:style-name="T877">鶻</text:span>&lt;/span&gt;&lt;span style="color: #00a000"&gt;<text:span text:style-name="T878">鵠</text:span>&lt;/span&gt;&lt;span&gt;&lt;br&gt;&lt;/span&gt;&lt;span&gt;&lt;br&gt;&lt;/span&gt;&lt;span style="color: #0000ff"&gt;<text:span text:style-name="T879">戶</text:span>&lt;/span&gt;&lt;span style="color: #0000ff"&gt;<text:span text:style-name="T880">滬</text:span>&lt;/span&gt;&lt;span style="color: #0000ff"&gt;<text:span text:style-name="T881">穫</text:span>&lt;/span&gt;&lt;span style="color: #0000ff"&gt;<text:span text:style-name="T882">護</text:span>&lt;/span&gt;&lt;span&gt;&lt;br&gt;&lt;/span&gt;&lt;span&gt;&lt;br&gt;&lt;/span&gt;&lt;span style="color: #00a000"&gt;<text:span text:style-name="T883">許</text:span>&lt;/span&gt;&lt;span style="color: #00a000"&gt;<text:span text:style-name="T884">滸</text:span>&lt;/span&gt;&lt;span&gt;&lt;br&gt;&lt;/span&gt;&lt;span&gt;&lt;br&gt;&lt;/span&gt;&lt;span style="color: #0000ff"&gt;<text:span text:style-name="T885">戲</text:span>&lt;/span&gt;&lt;span&gt;&lt;br&gt;&lt;/span&gt;&lt;span&gt;&lt;br&gt;&lt;/span&gt;&lt;span style="color: #d89000"&gt;<text:span text:style-name="T886">華</text:span>&lt;/span&gt;&lt;span style="color: #d89000"&gt;<text:span text:style-name="T887">譁</text:span>&lt;/span&gt;&lt;span style="color: #d89000"&gt;<text:span text:style-name="T888">鏵</text:span>&lt;/span&gt;&lt;span style="color: #d89000"&gt;<text:span text:style-name="T889">驊</text:span>&lt;/span&gt;&lt;span style="color: #d89000"&gt;<text:span text:style-name="T890">劃</text:span>&lt;/span&gt;&lt;span style="color: #d89000"&gt;<text:span text:style-name="T891">嘩</text:span>&lt;/span&gt;&lt;span&gt;&lt;br&gt;&lt;/span&gt;&lt;span&gt;&lt;br&gt;&lt;/span&gt;&lt;span style="color: #d89000"&gt;<text:span text:style-name="T892">華</text:span>&lt;/span&gt;&lt;span style="color: #0000ff"&gt;<text:span text:style-name="T893">樺</text:span>&lt;/span&gt;&lt;span style="color: #0000ff"&gt;<text:span text:style-name="T894">畫</text:span>&lt;/span&gt;&lt;span style="color: #d89000"&gt;<text:span text:style-name="T895">劃</text:span>&lt;/span&gt;&lt;span style="color: #0000ff"&gt;<text:span text:style-name="T896">嫿</text:span>&lt;/span&gt;&lt;span style="color: #0000ff"&gt;<text:span text:style-name="T897">話</text:span>&lt;/span&gt;&lt;span&gt;&lt;br&gt;&lt;/span&gt;&lt;span&gt;&lt;br&gt;&lt;/span&gt;&lt;span style="color: #d89000"&gt;<text:span text:style-name="T898">華</text:span>&lt;/span&gt;&lt;span style="color: #d89000"&gt;<text:span text:style-name="T899">嘩</text:span>&lt;/span&gt;&lt;span&gt;&lt;br&gt;&lt;/span&gt;&lt;span&gt;&lt;br&gt;&lt;/span&gt;&lt;span style="color: #d89000"&gt;<text:span text:style-name="T900">懷</text:span>&lt;/span&gt;&lt;span style="color: #0000ff"&gt;<text:span text:style-name="T901">獲</text:span>&lt;/span&gt;&lt;span&gt;&lt;br&gt;&lt;/span&gt;&lt;span&gt;&lt;br&gt;&lt;/span&gt;&lt;span style="color: #0000ff"&gt;<text:span text:style-name="T902">壞</text:span>&lt;/span&gt;&lt;span&gt;&lt;br&gt;&lt;/span&gt;&lt;span&gt;&lt;br&gt;&lt;/span&gt;&lt;span style="color: #d89000"&gt;<text:span text:style-name="T903">環</text:span>&lt;/span&gt;&lt;span style="color: #d89000"&gt;<text:span text:style-name="T904">還</text:span>&lt;/span&gt;&lt;span style="color: #d89000"&gt;<text:span text:style-name="T905">繯</text:span>&lt;/span&gt;&lt;span style="color: #d89000"&gt;<text:span text:style-name="T906">闤</text:span>&lt;/span&gt;&lt;span style="color: #d89000"&gt;<text:span text:style-name="T907">鐶</text:span>&lt;/span&gt;&lt;span style="color: #d89000"&gt;<text:span text:style-name="T908">鍰</text:span>&lt;/span&gt;&lt;span style="color: #d89000"&gt;<text:span text:style-name="T909">瓛</text:span>&lt;/span&gt;&lt;span&gt;&lt;br&gt;&lt;/span&gt;&lt;span&gt;&lt;br&gt;&lt;/span&gt;&lt;span style="color: #0000ff"&gt;<text:span text:style-name="T910">奐</text:span>&lt;/span&gt;&lt;span style="color: #0000ff"&gt;<text:span text:style-name="T911">渙</text:span>&lt;/span&gt;&lt;span style="color: #0000ff"&gt;<text:span text:style-name="T912">換</text:span>&lt;/span&gt;&lt;span style="color: #0000ff"&gt;<text:span text:style-name="T913">喚</text:span>&lt;/span&gt;&lt;span style="color: #0000ff"&gt;<text:span text:style-name="T914">煥</text:span>&lt;/span&gt;&lt;span style="color: #0000ff"&gt;<text:span text:style-name="T915">瘓</text:span>&lt;/span&gt;&lt;span style="color: #d89000"&gt;<text:span text:style-name="T916">繯</text:span>&lt;/span&gt;&lt;span style="color: #0000ff"&gt;<text:span text:style-name="T917">鯇</text:span>&lt;/span&gt;&lt;span&gt;&lt;br&gt;&lt;/span&gt;&lt;span&gt;&lt;br&gt;&lt;/span&gt;&lt;span style="color: #00a000"&gt;<text:span text:style-name="T918">緩</text:span>&lt;/span&gt;&lt;span&gt;&lt;br&gt;&lt;/span&gt;&lt;span&gt;&lt;br&gt;&lt;/span&gt;&lt;span style="color: #ff0000"&gt;<text:span text:style-name="T919">歡</text:span>&lt;/span&gt;&lt;span&gt;&lt;br&gt;&lt;/span&gt;&lt;span&gt;&lt;br&gt;&lt;/span&gt;&lt;span&gt;&lt;br&gt;&lt;/span&gt;&lt;span&gt;&lt;br&gt;&lt;/span&gt;&lt;span style="color: #d89000"&gt;<text:span text:style-name="T920">鍠</text:span>&lt;/span&gt;&lt;span style="color: #d89000"&gt;<text:span text:style-name="T921">餭</text:span>&lt;/span&gt;&lt;span style="color: #d89000"&gt;<text:span text:style-name="T922">騜</text:span>&lt;/span&gt;&lt;span style="color: #d89000"&gt;<text:span text:style-name="T923">鰉</text:span>&lt;/span&gt;&lt;span style="color: #d89000"&gt;<text:span text:style-name="T924">黃</text:span>&lt;/span&gt;&lt;span&gt;&lt;br&gt;&lt;/span&gt;&lt;span&gt;&lt;br&gt;&lt;/span&gt;&lt;span&gt;&lt;br&gt;&lt;/span&gt;&lt;span&gt;&lt;br&gt;&lt;/span&gt;&lt;span<text:s/><text:soft-page-break/>style="color: #00a000"&gt;<text:span text:style-name="T925">謊</text:span>&lt;/span&gt;&lt;span&gt;&lt;br&gt;&lt;/span&gt;&lt;span&gt;&lt;br&gt;&lt;/span&gt;&lt;span&gt;&lt;br&gt;&lt;/span&gt;&lt;span&gt;&lt;br&gt;&lt;/span&gt;&lt;span style="color: #d89000"&gt;<text:span text:style-name="T926">迴</text:span>&lt;/span&gt;&lt;span&gt;&lt;br&gt;&lt;/span&gt;&lt;span&gt;&lt;br&gt;&lt;/span&gt;&lt;span style="color: #0000ff"&gt;<text:span text:style-name="T927">誨</text:span>&lt;/span&gt;&lt;span style="color: #0000ff"&gt;<text:span text:style-name="T928">匯</text:span>&lt;/span&gt;&lt;span style="color: #0000ff"&gt;<text:span text:style-name="T929">賄</text:span>&lt;/span&gt;&lt;span style="color: #0000ff"&gt;<text:span text:style-name="T930">會</text:span>&lt;/span&gt;&lt;span style="color: #0000ff"&gt;<text:span text:style-name="T931">燴</text:span>&lt;/span&gt;&lt;span style="color: #0000ff"&gt;<text:span text:style-name="T932">薈</text:span>&lt;/span&gt;&lt;span style="color: #0000ff"&gt;<text:span text:style-name="T933">繪</text:span>&lt;/span&gt;&lt;span style="color: #0000ff"&gt;<text:span text:style-name="T934">彙</text:span>&lt;/span&gt;&lt;span style="color: #0000ff"&gt;<text:span text:style-name="T935">潰</text:span>&lt;/span&gt;&lt;span style="color: #0000ff"&gt;<text:span text:style-name="T936">繢</text:span>&lt;/span&gt;&lt;span style="color: #0000ff"&gt;<text:span text:style-name="T937">闠</text:span>&lt;/span&gt;&lt;span style="color: #0000ff"&gt;<text:span text:style-name="T938">靧</text:span>&lt;/span&gt;&lt;span style="color: #0000ff"&gt;<text:span text:style-name="T939">噦</text:span>&lt;/span&gt;&lt;span style="color: #0000ff"&gt;<text:span text:style-name="T940">穢</text:span>&lt;/span&gt;&lt;span style="color: #0000ff"&gt;<text:span text:style-name="T941">翽</text:span>&lt;/span&gt;&lt;span style="color: #0000ff"&gt;<text:span text:style-name="T942">諱</text:span>&lt;/span&gt;&lt;span style="color: #0000ff"&gt;<text:span text:style-name="T943">頮</text:span>&lt;/span&gt;&lt;span&gt;&lt;br&gt;&lt;/span&gt;&lt;span&gt;&lt;br&gt;&lt;/span&gt;&lt;span style="color: #0000ff"&gt;<text:span text:style-name="T944">誨</text:span>&lt;/span&gt;&lt;span style="color: #0000ff"&gt;<text:span text:style-name="T945">賄</text:span>&lt;/span&gt;&lt;span style="color: #00a000"&gt;<text:span text:style-name="T946">毀</text:span>&lt;/span&gt;&lt;span style="color: #00a000"&gt;<text:span text:style-name="T947">燬</text:span>&lt;/span&gt;&lt;span style="color: #0000ff"&gt;<text:span text:style-name="T948">會</text:span>&lt;/span&gt;&lt;span&gt;&lt;br&gt;&lt;/span&gt;&lt;span&gt;&lt;br&gt;&lt;/span&gt;&lt;span style="color: #ff0000"&gt;<text:span text:style-name="T949">詼</text:span>&lt;/span&gt;&lt;span style="color: #ff0000"&gt;<text:span text:style-name="T950">撝</text:span>&lt;/span&gt;&lt;span style="color: #ff0000"&gt;<text:span text:style-name="T951">揮</text:span>&lt;/span&gt;&lt;span style="color: #ff0000"&gt;<text:span text:style-name="T952">煇</text:span>&lt;/span&gt;&lt;span style="color: #ff0000"&gt;<text:span text:style-name="T953">暉</text:span>&lt;/span&gt;&lt;span style="color: #ff0000"&gt;<text:span text:style-name="T954">輝</text:span>&lt;/span&gt;&lt;span style="color: #ff0000"&gt;<text:span text:style-name="T955">翬</text:span>&lt;/span&gt;&lt;span style="color: #ff0000"&gt;<text:span text:style-name="T956">褘</text:span>&lt;/span&gt;&lt;span style="color: #0000ff"&gt;<text:span text:style-name="T957">墮</text:span>&lt;/span&gt;&lt;span style="color: #0000ff"&gt;<text:span text:style-name="T958">戲</text:span>&lt;/span&gt;&lt;span&gt;&lt;br&gt;&lt;/span&gt;&lt;span&gt;&lt;br&gt;&lt;/span&gt;&lt;span style="color: #d89000"&gt;<text:span text:style-name="T959">餛</text:span>&lt;/span&gt;&lt;span style="color: #d89000"&gt;<text:span text:style-name="T960">渾</text:span>&lt;/span&gt;&lt;span style="color: #d89000"&gt;<text:span text:style-name="T961">琿</text:span>&lt;/span&gt;&lt;span&gt;&lt;br&gt;&lt;/span&gt;&lt;span&gt;&lt;br&gt;&lt;/span&gt;&lt;span style="color: #d89000"&gt;<text:span text:style-name="T962">渾</text:span>&lt;/span&gt;&lt;span style="color: #0000ff"&gt;<text:span text:style-name="T963">諢</text:span>&lt;/span&gt;&lt;span&gt;&lt;br&gt;&lt;/span&gt;&lt;span&gt;&lt;br&gt;&lt;/span&gt;&lt;span&gt;&lt;br&gt;&lt;/span&gt;&lt;span&gt;&lt;br&gt;&lt;/span&gt;&lt;span style="color: #ff0000"&gt;<text:span text:style-name="T964">閽</text:span>&lt;/span&gt;&lt;span style="color: #ff0000"&gt;<text:span text:style-name="T965">葷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966">貨</text:span>&lt;/span&gt;&lt;span style="color: #0000ff"&gt;<text:span text:style-name="T967">禍</text:span>&lt;/span&gt;&lt;span style="color: #0000ff"&gt;<text:span text:style-name="T968">獲</text:span>&lt;/span&gt;&lt;span style="color: #0000ff"&gt;<text:span text:style-name="T969">穫</text:span>&lt;/span&gt;&lt;span style="color: #0000ff"&gt;<text:span text:style-name="T970">鑊</text:span>&lt;/span&gt;&lt;span&gt;&lt;br&gt;&lt;/span&gt;&lt;span&gt;&lt;br&gt;&lt;/span&gt;&lt;span style="color: #00a000"&gt;<text:span text:style-name="T971">鈥</text:span>&lt;/span&gt;&lt;span style="color: #00a000"&gt;<text:span text:style-name="T972">夥</text:span>&lt;/span&gt;&lt;span&gt;&lt;br&gt;&lt;/span&gt;&lt;span&gt;&lt;br&gt;&lt;/span&gt;&lt;span&gt;&lt;br&gt;&lt;/span&gt;&lt;span&gt;&lt;br&gt;&lt;/span&gt;&lt;span style="color: #d89000"&gt;<text:span text:style-name="T973">級</text:span>&lt;/span&gt;&lt;span style="color: #d89000"&gt;<text:span text:style-name="T974">鈒</text:span>&lt;/span&gt;&lt;span style="color: #d89000"&gt;<text:span text:style-name="T975">極</text:span>&lt;/span&gt;&lt;span style="color: #d89000"&gt;<text:span text:style-name="T976">鶺</text:span>&lt;/span&gt;&lt;span style="color: #d89000"&gt;<text:span text:style-name="T977">輯</text:span>&lt;/span&gt;&lt;span style="color: #ff0000"&gt;<text:span text:style-name="T978">擊</text:span>&lt;/span&gt;&lt;span style="color: #0000ff"&gt;<text:span text:style-name="T979">劇</text:span>&lt;/span&gt;&lt;span&gt;&lt;br&gt;&lt;/span&gt;&lt;span&gt;&lt;br&gt;&lt;/span&gt;&lt;span style="color: #0000ff"&gt;<text:span text:style-name="T980">紀</text:span>&lt;/span&gt;&lt;span style="color: #0000ff"&gt;<text:span text:style-name="T981">記</text:span>&lt;/span&gt;&lt;span style="color: #0000ff"&gt;<text:span text:style-name="T982">誋</text:span>&lt;/span&gt;&lt;span style="color: #0000ff"&gt;<text:span text:style-name="T983">計</text:span>&lt;/span&gt;&lt;span style="color: #d89000"&gt;<text:span text:style-name="T984">騎</text:span>&lt;/span&gt;&lt;span style="color: #0000ff"&gt;<text:span text:style-name="T985">際</text:span>&lt;/span&gt;&lt;span style="color: #d89000"&gt;<text:span text:style-name="T986">齊</text:span>&lt;/span&gt;&lt;span style="color: #0000ff"&gt;<text:span text:style-name="T987">劑</text:span>&lt;/span&gt;&lt;span style="color: #0000ff"&gt;<text:span text:style-name="T988">濟</text:span>&lt;/span&gt;&lt;span style="color: #0000ff"&gt;<text:span text:style-name="T989">嚌</text:span>&lt;/span&gt;&lt;span style="color: #0000ff"&gt;<text:span text:style-name="T990">薺</text:span>&lt;/span&gt;&lt;span style="color: #0000ff"&gt;<text:span text:style-name="T991">霽</text:span>&lt;/span&gt;&lt;span style="color: #0000ff"&gt;<text:span text:style-name="T992">鱭</text:span>&lt;/span&gt;&lt;span style="color: #0000ff"&gt;<text:span text:style-name="T993">驥</text:span>&lt;/span&gt;&lt;span style="color: #0000ff"&gt;<text:span text:style-name="T994">繫</text:span>&lt;/span&gt;&lt;span style="color: #0000ff"&gt;<text:span text:style-name="T995">薊</text:span>&lt;/span&gt;&lt;span style="color: #0000ff"&gt;<text:span text:style-name="T996">鮆</text:span>&lt;/span&gt;&lt;span style="color: #0000ff"&gt;<text:span text:style-name="T997">覬</text:span>&lt;/span&gt;&lt;span style="color: #0000ff"&gt;<text:span text:style-name="T998">鯽</text:span>&lt;/span&gt;&lt;span style="color: #0000ff"&gt;<text:span text:style-name="T999">繼</text:span><text:soft-page-break/>&lt;/span&gt;&lt;span&gt;&lt;br&gt;&lt;/span&gt;&lt;span&gt;&lt;br&gt;&lt;/span&gt;&lt;span style="color: #0000ff"&gt;<text:span text:style-name="T1000">紀</text:span>&lt;/span&gt;&lt;span style="color: #00a000"&gt;<text:span text:style-name="T1001">給</text:span>&lt;/span&gt;&lt;span style="color: #00a000"&gt;<text:span text:style-name="T1002">幾</text:span>&lt;/span&gt;&lt;span style="color: #00a000"&gt;<text:span text:style-name="T1003">蟣</text:span>&lt;/span&gt;&lt;span style="color: #0000ff"&gt;<text:span text:style-name="T1004">濟</text:span>&lt;/span&gt;&lt;span style="color: #00a000"&gt;<text:span text:style-name="T1005">擠</text:span>&lt;/span&gt;&lt;span&gt;&lt;br&gt;&lt;/span&gt;&lt;span&gt;&lt;br&gt;&lt;/span&gt;&lt;span style="color: #ff0000"&gt;<text:span text:style-name="T1006">飢</text:span>&lt;/span&gt;&lt;span style="color: #00a000"&gt;<text:span text:style-name="T1007">幾</text:span>&lt;/span&gt;&lt;span style="color: #ff0000"&gt;<text:span text:style-name="T1008">嘰</text:span>&lt;/span&gt;&lt;span style="color: #ff0000"&gt;<text:span text:style-name="T1009">璣</text:span>&lt;/span&gt;&lt;span style="color: #ff0000"&gt;<text:span text:style-name="T1010">機</text:span>&lt;/span&gt;&lt;span style="color: #ff0000"&gt;<text:span text:style-name="T1011">磯</text:span>&lt;/span&gt;&lt;span style="color: #ff0000"&gt;<text:span text:style-name="T1012">譏</text:span>&lt;/span&gt;&lt;span style="color: #ff0000"&gt;<text:span text:style-name="T1013">饑</text:span>&lt;/span&gt;&lt;span style="color: #0000ff"&gt;<text:span text:style-name="T1014">勣</text:span>&lt;/span&gt;&lt;span style="color: #ff0000"&gt;<text:span text:style-name="T1015">積</text:span>&lt;/span&gt;&lt;span style="color: #0000ff"&gt;<text:span text:style-name="T1016">襀</text:span>&lt;/span&gt;&lt;span style="color: #0000ff"&gt;<text:span text:style-name="T1017">績</text:span>&lt;/span&gt;&lt;span style="color: #ff0000"&gt;<text:span text:style-name="T1018">蹟</text:span>&lt;/span&gt;&lt;span style="color: #0000ff"&gt;<text:span text:style-name="T1019">跡</text:span>&lt;/span&gt;&lt;span style="color: #ff0000"&gt;<text:span text:style-name="T1020">齎</text:span>&lt;/span&gt;&lt;span style="color: #ff0000"&gt;<text:span text:style-name="T1021">躋</text:span>&lt;/span&gt;&lt;span style="color: #ff0000"&gt;<text:span text:style-name="T1022">齏</text:span>&lt;/span&gt;&lt;span style="color: #ff0000"&gt;<text:span text:style-name="T1023">雞</text:span>&lt;/span&gt;&lt;span style="color: #ff0000"&gt;<text:span text:style-name="T1024">羈</text:span>&lt;/span&gt;&lt;span&gt;&lt;br&gt;&lt;/span&gt;&lt;span&gt;&lt;br&gt;&lt;/span&gt;&lt;span style="color: #ff0000"&gt;<text:span text:style-name="T1025">夾</text:span>&lt;/span&gt;&lt;span style="color: #d89000"&gt;<text:span text:style-name="T1026">俠</text:span>&lt;/span&gt;&lt;span style="color: #ff0000"&gt;<text:span text:style-name="T1027">浹</text:span>&lt;/span&gt;&lt;span style="color: #d89000"&gt;<text:span text:style-name="T1028">挾</text:span>&lt;/span&gt;&lt;span style="color: #d89000"&gt;<text:span text:style-name="T1029">郟</text:span>&lt;/span&gt;&lt;span style="color: #d89000"&gt;<text:span text:style-name="T1030">莢</text:span>&lt;/span&gt;&lt;span style="color: #d89000"&gt;<text:span text:style-name="T1031">蛺</text:span>&lt;/span&gt;&lt;span style="color: #d89000"&gt;<text:span text:style-name="T1032">鋏</text:span>&lt;/span&gt;&lt;span style="color: #d89000"&gt;<text:span text:style-name="T1033">頰</text:span>&lt;/span&gt;&lt;span style="color: #d89000"&gt;<text:span text:style-name="T1034">鵊</text:span>&lt;/span&gt;&lt;span&gt;&lt;br&gt;&lt;/span&gt;&lt;span&gt;&lt;br&gt;&lt;/span&gt;&lt;span style="color: #ff0000"&gt;<text:span text:style-name="T1035">夾</text:span>&lt;/span&gt;&lt;span style="color: #0000ff"&gt;<text:span text:style-name="T1036">駕</text:span>&lt;/span&gt;&lt;span style="color: #0000ff"&gt;<text:span text:style-name="T1037">價</text:span>&lt;/span&gt;&lt;span&gt;&lt;br&gt;&lt;/span&gt;&lt;span&gt;&lt;br&gt;&lt;/span&gt;&lt;span style="color: #00a000"&gt;<text:span text:style-name="T1038">鉀</text:span>&lt;/span&gt;&lt;span style="color: #00a000"&gt;<text:span text:style-name="T1039">賈</text:span>&lt;/span&gt;&lt;span style="color: #00a000"&gt;<text:span text:style-name="T1040">檟</text:span>&lt;/span&gt;&lt;span&gt;&lt;br&gt;&lt;/span&gt;&lt;span&gt;&lt;br&gt;&lt;/span&gt;&lt;span style="color: #ff0000"&gt;<text:span text:style-name="T1041">鴐</text:span>&lt;/span&gt;&lt;span style="color: #ff0000"&gt;<text:span text:style-name="T1042">夾</text:span>&lt;/span&gt;&lt;span style="color: #ff0000"&gt;<text:span text:style-name="T1043">傢</text:span>&lt;/span&gt;&lt;span style="color: #ff0000"&gt;<text:span text:style-name="T1044">鎵</text:span>&lt;/span&gt;&lt;span&gt;&lt;br&gt;&lt;/span&gt;&lt;span&gt;&lt;br&gt;&lt;/span&gt;&lt;span style="color: #0000ff"&gt;<text:span text:style-name="T1045">見</text:span>&lt;/span&gt;&lt;span style="color: #0000ff"&gt;<text:span text:style-name="T1046">鍵</text:span>&lt;/span&gt;&lt;span style="color: #0000ff"&gt;<text:span text:style-name="T1047">賤</text:span>&lt;/span&gt;&lt;span style="color: #0000ff"&gt;<text:span text:style-name="T1048">踐</text:span>&lt;/span&gt;&lt;span style="color: #0000ff"&gt;<text:span text:style-name="T1049">餞</text:span>&lt;/span&gt;&lt;span style="color: #0000ff"&gt;<text:span text:style-name="T1050">濺</text:span>&lt;/span&gt;&lt;span style="color: #ff0000"&gt;<text:span text:style-name="T1051">間</text:span>&lt;/span&gt;&lt;span style="color: #ff0000"&gt;<text:span text:style-name="T1052">閒</text:span>&lt;/span&gt;&lt;span style="color: #0000ff"&gt;<text:span text:style-name="T1053">澗</text:span>&lt;/span&gt;&lt;span style="color: #00a000"&gt;<text:span text:style-name="T1054">襉</text:span>&lt;/span&gt;&lt;span style="color: #00a000"&gt;<text:span text:style-name="T1055">鐧</text:span>&lt;/span&gt;&lt;span style="color: #ff0000"&gt;<text:span text:style-name="T1056">漸</text:span>&lt;/span&gt;&lt;span style="color: #ff0000"&gt;<text:span text:style-name="T1057">監</text:span>&lt;/span&gt;&lt;span style="color: #00a000"&gt;<text:span text:style-name="T1058">檻</text:span>&lt;/span&gt;&lt;span style="color: #0000ff"&gt;<text:span text:style-name="T1059">艦</text:span>&lt;/span&gt;&lt;span style="color: #0000ff"&gt;<text:span text:style-name="T1060">鑒</text:span>&lt;/span&gt;&lt;span style="color: #0000ff"&gt;<text:span text:style-name="T1061">鑑</text:span>&lt;/span&gt;&lt;span style="color: #00a000"&gt;<text:span text:style-name="T1062">儉</text:span>&lt;/span&gt;&lt;span style="color: #0000ff"&gt;<text:span text:style-name="T1063">劍</text:span>&lt;/span&gt;&lt;span style="color: #0000ff"&gt;<text:span text:style-name="T1064">諫</text:span>&lt;/span&gt;&lt;span style="color: #0000ff"&gt;<text:span text:style-name="T1065">薦</text:span>&lt;/span&gt;&lt;span&gt;&lt;br&gt;&lt;/span&gt;&lt;span&gt;&lt;br&gt;&lt;/span&gt;&lt;span style="color: #00a000"&gt;<text:span text:style-name="T1066">揀</text:span>&lt;/span&gt;&lt;span style="color: #00a000"&gt;<text:span text:style-name="T1067">譾</text:span>&lt;/span&gt;&lt;span style="color: #d89000"&gt;<text:span text:style-name="T1068">錢</text:span>&lt;/span&gt;&lt;span style="color: #00a000"&gt;<text:span text:style-name="T1069">減</text:span>&lt;/span&gt;&lt;span style="color: #00a000"&gt;<text:span text:style-name="T1070">筧</text:span>&lt;/span&gt;&lt;span style="color: #00a000"&gt;<text:span text:style-name="T1071">戩</text:span>&lt;/span&gt;&lt;span style="color: #00a000"&gt;<text:span text:style-name="T1072">儉</text:span>&lt;/span&gt;&lt;span style="color: #00a000"&gt;<text:span text:style-name="T1073">撿</text:span>&lt;/span&gt;&lt;span<text:s/><text:span text:style-name="T1074">style="color: #00a000"&gt;</text:span><text:span text:style-name="T1075">檢</text:span><text:span text:style-name="T1076">&lt;/span&gt;&lt;span style="color: #00a000"&gt;</text:span><text:span text:style-name="T1077">瞼</text:span><text:span text:style-name="T1078">&lt;/span&gt;&lt;span style="color: #00a000"&gt;</text:span><text:span text:style-name="T1079">鹼</text:span><text:span text:style-name="T1080">&lt;/span&gt;&lt;span style="color: #ff0000"&gt;</text:span><text:span text:style-name="T1081">騫</text:span><text:span text:style-name="T1082">&lt;/span&gt;&lt;span style="color: #00a000"&gt;</text:span><text:span text:style-name="T1083">襉</text:span><text:span text:style-name="T1084">&lt;/span&gt;&lt;span style="color: #00a000"&gt;</text:span><text:span text:style-name="T1085">簡</text:span><text:span text:style-name="T1086">&lt;/span&gt;&lt;span style="color: #00a000"&gt;</text:span><text:span text:style-name="T1087">繭</text:span><text:span text:style-name="T1088">&lt;/span&gt;</text:span></text:p>
      <text:soft-page-break/>
      <text:p text:style-name="Normal">&lt;span style="color: #d89000"&gt;<text:span text:style-name="T1089">鈃</text:span>&lt;/span&gt;&lt;span style="color: #ff0000"&gt;<text:span text:style-name="T1090">戔</text:span>&lt;/span&gt;&lt;span style="color: #00a000"&gt;<text:span text:style-name="T1091">淺</text:span>&lt;/span&gt;&lt;span style="color: #ff0000"&gt;<text:span text:style-name="T1092">箋</text:span>&lt;/span&gt;&lt;span style="color: #ff0000"&gt;<text:span text:style-name="T1093">籛</text:span>&lt;/span&gt;&lt;span style="color: #ff0000"&gt;<text:span text:style-name="T1094">姦</text:span>&lt;/span&gt;&lt;span style="color: #ff0000"&gt;<text:span text:style-name="T1095">縑</text:span>&lt;/span&gt;&lt;span style="color: #ff0000"&gt;<text:span text:style-name="T1096">鶼</text:span>&lt;/span&gt;&lt;span style="color: #ff0000"&gt;<text:span text:style-name="T1097">鰜</text:span>&lt;/span&gt;&lt;span style="color: #ff0000"&gt;<text:span text:style-name="T1098">堅</text:span>&lt;/span&gt;&lt;span style="color: #ff0000"&gt;<text:span text:style-name="T1099">鰹</text:span>&lt;/span&gt;&lt;span style="color: #ff0000"&gt;<text:span text:style-name="T1100">間</text:span>&lt;/span&gt;&lt;span style="color: #ff0000"&gt;<text:span text:style-name="T1101">閒</text:span>&lt;/span&gt;&lt;span style="color: #ff0000"&gt;<text:span text:style-name="T1102">緘</text:span>&lt;/span&gt;&lt;span style="color: #ff0000"&gt;<text:span text:style-name="T1103">漸</text:span>&lt;/span&gt;&lt;span style="color: #ff0000"&gt;<text:span text:style-name="T1104">監</text:span>&lt;/span&gt;&lt;span style="color: #ff0000"&gt;<text:span text:style-name="T1105">尷</text:span>&lt;/span&gt;&lt;span style="color: #ff0000"&gt;<text:span text:style-name="T1106">艱</text:span>&lt;/span&gt;&lt;span style="color: #ff0000"&gt;<text:span text:style-name="T1107">殲</text:span>&lt;/span&gt;&lt;span style="color: #ff0000"&gt;<text:span text:style-name="T1108">韉</text:span>&lt;/span&gt;&lt;span&gt;&lt;br&gt;&lt;/span&gt;&lt;span style="color: #0000ff"&gt;<text:span text:style-name="T1109">絳</text:span>&lt;/span&gt;&lt;span style="color: #00a000"&gt;<text:span text:style-name="T1110">強</text:span>&lt;/span&gt;&lt;span style="color: #ff0000"&gt;<text:span text:style-name="T1111">將</text:span>&lt;/span&gt;&lt;span style="color: #0000ff"&gt;<text:span text:style-name="T1112">醬</text:span>&lt;/span&gt;&lt;span&gt;&lt;br&gt;&lt;/span&gt;&lt;span style="color: #00a000"&gt;<text:span text:style-name="T1113">蔣</text:span>&lt;/span&gt;&lt;span style="color: #00a000"&gt;<text:span text:style-name="T1114">槳</text:span>&lt;/span&gt;&lt;span style="color: #00a000"&gt;<text:span text:style-name="T1115">獎</text:span>&lt;/span&gt;&lt;span style="color: #00a000"&gt;<text:span text:style-name="T1116">講</text:span>&lt;/span&gt;&lt;span&gt;&lt;br&gt;&lt;/span&gt;&lt;span style="color: #ff0000"&gt;<text:span text:style-name="T1117">將</text:span>&lt;/span&gt;&lt;span style="color: #ff0000"&gt;<text:span text:style-name="T1118">漿</text:span>&lt;/span&gt;&lt;span style="color: #ff0000"&gt;<text:span text:style-name="T1119">螿</text:span>&lt;/span&gt;&lt;span style="color: #ff0000"&gt;<text:span text:style-name="T1120">殭</text:span>&lt;/span&gt;&lt;span style="color: #ff0000"&gt;<text:span text:style-name="T1121">薑</text:span>&lt;/span&gt;&lt;span style="color: #ff0000"&gt;<text:span text:style-name="T1122">韁</text:span>&lt;/span&gt;&lt;span&gt;&lt;br&gt;&lt;/span&gt;&lt;span style="color: #0000ff"&gt;<text:span text:style-name="T1123">較</text:span>&lt;/span&gt;&lt;span style="color: #00a000"&gt;<text:span text:style-name="T1124">撟</text:span>&lt;/span&gt;&lt;span style="color: #0000ff"&gt;<text:span text:style-name="T1125">嶠</text:span>&lt;/span&gt;&lt;span style="color: #0000ff"&gt;<text:span text:style-name="T1126">轎</text:span>&lt;/span&gt;&lt;span style="color: #0000ff"&gt;<text:span text:style-name="T1127">覺</text:span>&lt;/span&gt;&lt;span&gt;&lt;br&gt;&lt;/span&gt;&lt;span style="color: #00a000"&gt;<text:span text:style-name="T1128">絞</text:span>&lt;/span&gt;&lt;span style="color: #0000ff"&gt;<text:span text:style-name="T1129">較</text:span>&lt;/span&gt;&lt;span style="color: #00a000"&gt;<text:span text:style-name="T1130">鉸</text:span>&lt;/span&gt;&lt;span style="color: #00a000"&gt;<text:span text:style-name="T1131">餃</text:span>&lt;/span&gt;&lt;span style="color: #00a000"&gt;<text:span text:style-name="T1132">腳</text:span>&lt;/span&gt;&lt;span style="color: #00a000"&gt;<text:span text:style-name="T1133">僥</text:span>&lt;/span&gt;&lt;span style="color: #00a000"&gt;<text:span text:style-name="T1134">撟</text:span>&lt;/span&gt;&lt;span style="color: #00a000"&gt;<text:span text:style-name="T1135">矯</text:span>&lt;/span&gt;&lt;span style="color: #ff0000"&gt;<text:span text:style-name="T1136">蹻</text:span>&lt;/span&gt;&lt;span style="color: #00a000"&gt;<text:span text:style-name="T1137">繳</text:span>&lt;/span&gt;&lt;span style="color: #00a000"&gt;<text:span text:style-name="T1138">攪</text:span>&lt;/span&gt;&lt;span&gt;&lt;br&gt;&lt;/span&gt;&lt;span style="color: #ff0000"&gt;<text:span text:style-name="T1139">鵁</text:span>&lt;/span&gt;&lt;span style="color: #ff0000"&gt;<text:span text:style-name="T1140">鮫</text:span>&lt;/span&gt;&lt;span style="color: #d89000"&gt;<text:span text:style-name="T1141">喬</text:span>&lt;/span&gt;&lt;span style="color: #ff0000"&gt;<text:span text:style-name="T1142">嬌</text:span>&lt;/span&gt;&lt;span style="color: #ff0000"&gt;<text:span text:style-name="T1143">驕</text:span>&lt;/span&gt;&lt;span style="color: #ff0000"&gt;<text:span text:style-name="T1144">鐎</text:span>&lt;/span&gt;&lt;span style="color: #ff0000"&gt;<text:span text:style-name="T1145">鷦</text:span>&lt;/span&gt;&lt;span style="color: #ff0000"&gt;<text:span text:style-name="T1146">澆</text:span>&lt;/span&gt;&lt;span style="color: #ff0000"&gt;<text:span text:style-name="T1147">膠</text:span>&lt;/span&gt;&lt;span&gt;&lt;br&gt;&lt;/span&gt;&lt;span style="color: #ff0000"&gt;<text:span text:style-name="T1148">結</text:span>&lt;/span&gt;&lt;span style="color: #d89000"&gt;<text:span text:style-name="T1149">詰</text:span>&lt;/span&gt;&lt;span style="color: #d89000"&gt;<text:span text:style-name="T1150">頡</text:span>&lt;/span&gt;&lt;span style="color: #d89000"&gt;<text:span text:style-name="T1151">鮚</text:span>&lt;/span&gt;&lt;span style="color: #d89000"&gt;<text:span text:style-name="T1152">擷</text:span>&lt;/span&gt;&lt;span style="color: #d89000"&gt;<text:span text:style-name="T1153">訐</text:span>&lt;/span&gt;&lt;span style="color: #d89000"&gt;<text:span text:style-name="T1154">傑</text:span>&lt;/span&gt;&lt;span style="color: #d89000"&gt;<text:span text:style-name="T1155">節</text:span>&lt;/span&gt;&lt;span style="color: #0000ff"&gt;<text:span text:style-name="T1156">櫛</text:span>&lt;/span&gt;&lt;span style="color: #d89000"&gt;<text:span text:style-name="T1157">癤</text:span>&lt;/span&gt;&lt;span style="color: #d89000"&gt;<text:span text:style-name="T1158">潔</text:span>&lt;/span&gt;&lt;span&gt;&lt;br&gt;&lt;/span&gt;&lt;span style="color: #0000ff"&gt;<text:span text:style-name="T1159">誡</text:span>&lt;/span&gt;&lt;span style="color: #0000ff"&gt;<text:span text:style-name="T1160">屆</text:span>&lt;/span&gt;&lt;span&gt;&lt;br&gt;&lt;/span&gt;&lt;span style="color: #ff0000"&gt;<text:span text:style-name="T1161">階</text:span>&lt;/span&gt;&lt;span style="color: #ff0000"&gt;<text:span text:style-name="T1162">結</text:span>&lt;/span&gt;&lt;span style="color: #ff0000"&gt;<text:span text:style-name="T1163">謯</text:span>&lt;/span&gt;&lt;span style="color: #d89000"&gt;<text:span text:style-name="T1164">癤</text:span>&lt;/span&gt;&lt;span&gt;&lt;br&gt;&lt;/span&gt;&lt;span style="color: #0000ff"&gt;<text:span text:style-name="T1165">勁</text:span>&lt;/span&gt;&lt;span style="color: #0000ff"&gt;<text:span text:style-name="T1166">晉</text:span>&lt;/span&gt;&lt;span style="color: #0000ff"&gt;<text:span text:style-name="T1167">縉</text:span>&lt;/span&gt;&lt;span style="color: #00a000"&gt;<text:span text:style-name="T1168">僅</text:span>&lt;/span&gt;&lt;span style="color: #0000ff"&gt;<text:span text:style-name="T1169">覲</text:span>&lt;/span&gt;&lt;span style="color: #00a000"&gt;<text:span text:style-name="T1170">饉</text:span>&lt;/span&gt;&lt;span style="color: #0000ff"&gt;<text:span text:style-name="T1171">進</text:span>&lt;/span&gt;&lt;span style="color: #0000ff"&gt;<text:span text:style-name="T1172">盡</text:span>&lt;/span&gt;&lt;span style="color: #0000ff"&gt;<text:span text:style-name="T1173">濜</text:span>&lt;/span&gt;&lt;span style="color: #0000ff"&gt;<text:span text:style-name="T1174">燼</text:span>&lt;/span&gt;&lt;span style="color: #0000ff"&gt;<text:span text:style-name="T1175">藎</text:span>&lt;/span&gt;&lt;span style="color: #0000ff"&gt;<text:span text:style-name="T1176">贐</text:span>&lt;/span&gt;&lt;span&gt;&lt;br&gt;&lt;/span&gt;&lt;span style="color: #00a000"&gt;<text:span text:style-name="T1177">巹</text:span>&lt;/span&gt;&lt;span style="color: #00a000"&gt;<text:span text:style-name="T1178">僅</text:span>&lt;/span&gt;&lt;span style="color: #00a000"&gt;<text:span text:style-name="T1179">謹</text:span>&lt;/span&gt;&lt;span style="color:<text:s/><text:soft-page-break/>#0000ff"&gt;<text:span text:style-name="T1180">覲</text:span>&lt;/span&gt;&lt;span style="color: #00a000"&gt;<text:span text:style-name="T1181">饉</text:span>&lt;/span&gt;&lt;span style="color: #00a000"&gt;<text:span text:style-name="T1182">緊</text:span>&lt;/span&gt;&lt;span style="color: #00a000"&gt;<text:span text:style-name="T1183">儘</text:span>&lt;/span&gt;&lt;span style="color: #00a000"&gt;<text:span text:style-name="T1184">錦</text:span>&lt;/span&gt;&lt;span&gt;&lt;br&gt;&lt;/span&gt;&lt;span style="color: #ff0000"&gt;<text:span text:style-name="T1185">紟</text:span>&lt;/span&gt;&lt;span&gt;&lt;br&gt;&lt;/span&gt;&lt;span style="color: #0000ff"&gt;<text:span text:style-name="T1186">勁</text:span>&lt;/span&gt;&lt;span style="color: #0000ff"&gt;<text:span text:style-name="T1187">徑</text:span>&lt;/span&gt;&lt;span style="color: #0000ff"&gt;<text:span text:style-name="T1188">逕</text:span>&lt;/span&gt;&lt;span style="color: #0000ff"&gt;<text:span text:style-name="T1189">脛</text:span>&lt;/span&gt;&lt;span style="color: #0000ff"&gt;<text:span text:style-name="T1190">痙</text:span>&lt;/span&gt;&lt;span style="color: #0000ff"&gt;<text:span text:style-name="T1191">靚</text:span>&lt;/span&gt;&lt;span style="color: #0000ff"&gt;<text:span text:style-name="T1192">淨</text:span>&lt;/span&gt;&lt;span style="color: #0000ff"&gt;<text:span text:style-name="T1193">靜</text:span>&lt;/span&gt;&lt;span style="color: #0000ff"&gt;<text:span text:style-name="T1194">鏡</text:span>&lt;/span&gt;&lt;span style="color: #0000ff"&gt;<text:span text:style-name="T1195">競</text:span>&lt;/span&gt;&lt;span&gt;&lt;br&gt;&lt;/span&gt;&lt;span style="color: #00a000"&gt;<text:span text:style-name="T1196">剄</text:span>&lt;/span&gt;&lt;span style="color: #00a000"&gt;<text:span text:style-name="T1197">頸</text:span>&lt;/span&gt;&lt;span&gt;&lt;br&gt;&lt;/span&gt;&lt;span style="color: #ff0000"&gt;<text:span text:style-name="T1198">鯨</text:span>&lt;/span&gt;&lt;span style="color: #ff0000"&gt;<text:span text:style-name="T1199">鶄</text:span>&lt;/span&gt;&lt;span style="color: #ff0000"&gt;<text:span text:style-name="T1200">涇</text:span>&lt;/span&gt;&lt;span style="color: #ff0000"&gt;<text:span text:style-name="T1201">莖</text:span>&lt;/span&gt;&lt;span style="color: #ff0000"&gt;<text:span text:style-name="T1202">經</text:span>&lt;/span&gt;&lt;span style="color: #ff0000"&gt;<text:span text:style-name="T1203">荊</text:span>&lt;/span&gt;&lt;span style="color: #ff0000"&gt;<text:span text:style-name="T1204">驚</text:span>&lt;/span&gt;&lt;span&gt;&lt;br&gt;&lt;/span&gt;&lt;span style="color: #00a000"&gt;<text:span text:style-name="T1205">絅</text:span>&lt;/span&gt;&lt;span style="color: #00a000"&gt;<text:span text:style-name="T1206">熲</text:span>&lt;/span&gt;&lt;span&gt;&lt;br&gt;&lt;/span&gt;&lt;span style="color: #0000ff"&gt;<text:span text:style-name="T1207">舊</text:span>&lt;/span&gt;&lt;span style="color: #0000ff"&gt;<text:span text:style-name="T1208">鷲</text:span>&lt;/span&gt;&lt;span style="color: #0000ff"&gt;<text:span text:style-name="T1209">廄</text:span>&lt;/span&gt;&lt;span&gt;&lt;br&gt;&lt;/span&gt;&lt;span style="color: #ff0000"&gt;<text:span text:style-name="T1210">糾</text:span>&lt;/span&gt;&lt;span&gt;&lt;br&gt;&lt;/span&gt;&lt;span style="color: #ff0000"&gt;<text:span text:style-name="T1211">糾</text:span>&lt;/span&gt;&lt;span style="color: #ff0000"&gt;<text:span text:style-name="T1212">鳩</text:span>&lt;/span&gt;&lt;span style="color: #ff0000"&gt;<text:span text:style-name="T1213">轇</text:span>&lt;/span&gt;&lt;span style="color: #ff0000"&gt;<text:span text:style-name="T1214">鬮</text:span>&lt;/span&gt;&lt;span&gt;&lt;br&gt;&lt;/span&gt;&lt;span style="color: #d89000"&gt;<text:span text:style-name="T1215">侷</text:span>&lt;/span&gt;&lt;span style="color: #ff0000"&gt;<text:span text:style-name="T1216">鋦</text:span>&lt;/span&gt;&lt;span style="color: #d89000"&gt;<text:span text:style-name="T1217">鶪</text:span>&lt;/span&gt;&lt;span style="color: #d89000"&gt;<text:span text:style-name="T1218">鴃</text:span>&lt;/span&gt;&lt;span&gt;&lt;br&gt;&lt;/span&gt;&lt;span style="color: #0000ff"&gt;<text:span text:style-name="T1219">詎</text:span>&lt;/span&gt;&lt;span style="color: #0000ff"&gt;<text:span text:style-name="T1220">鉅</text:span>&lt;/span&gt;&lt;span style="color: #0000ff"&gt;<text:span text:style-name="T1221">颶</text:span>&lt;/span&gt;&lt;span style="color: #0000ff"&gt;<text:span text:style-name="T1222">懼</text:span>&lt;/span&gt;&lt;span style="color: #0000ff"&gt;<text:span text:style-name="T1223">鋸</text:span>&lt;/span&gt;&lt;span style="color: #0000ff"&gt;<text:span text:style-name="T1224">劇</text:span>&lt;/span&gt;&lt;span style="color: #0000ff"&gt;<text:span text:style-name="T1225">據</text:span>&lt;/span&gt;&lt;span style="color: #0000ff"&gt;<text:span text:style-name="T1226">窶</text:span>&lt;/span&gt;&lt;span style="color: #0000ff"&gt;<text:span text:style-name="T1227">屨</text:span>&lt;/span&gt;&lt;span style="color: #0000ff"&gt;<text:span text:style-name="T1228">貗</text:span>&lt;/span&gt;&lt;span&gt;&lt;br&gt;&lt;/span&gt;&lt;span style="color: #00a000"&gt;<text:span text:style-name="T1229">齟</text:span>&lt;/span&gt;&lt;span style="color: #00a000"&gt;<text:span text:style-name="T1230">舉</text:span>&lt;/span&gt;&lt;span style="color: #00a000"&gt;<text:span text:style-name="T1231">櫸</text:span>&lt;/span&gt;&lt;span&gt;&lt;br&gt;&lt;/span&gt;&lt;span style="color: #ff0000"&gt;<text:span text:style-name="T1232">車</text:span>&lt;/span&gt;&lt;span style="color: #ff0000"&gt;<text:span text:style-name="T1233">駒</text:span>&lt;/span&gt;&lt;span style="color: #0000ff"&gt;<text:span text:style-name="T1234">鋸</text:span>&lt;/span&gt;&lt;span&gt;&lt;br&gt;&lt;/span&gt;&lt;span style="color: #0000ff"&gt;<text:span text:style-name="T1235">絹</text:span>&lt;/span&gt;&lt;span style="color: #0000ff"&gt;<text:span text:style-name="T1236">雋</text:span>&lt;/span&gt;&lt;span&gt;&lt;br&gt;&lt;/span&gt;&lt;span style="color: #00a000"&gt;<text:span text:style-name="T1237">捲</text:span>&lt;/span&gt;&lt;span&gt;&lt;br&gt;&lt;/span&gt;&lt;span style="color: #ff0000"&gt;<text:span text:style-name="T1238">鵑</text:span>&lt;/span&gt;&lt;span style="color: #ff0000"&gt;<text:span text:style-name="T1239">鐫</text:span>&lt;/span&gt;&lt;span&gt;&lt;br&gt;&lt;/span&gt;&lt;span style="color: #d89000"&gt;<text:span text:style-name="T1240">決</text:span>&lt;/span&gt;&lt;span style="color: #d89000"&gt;<text:span text:style-name="T1241">訣</text:span>&lt;/span&gt;&lt;span style="color: #0000ff"&gt;<text:span text:style-name="T1242">駃</text:span>&lt;/span&gt;&lt;span style="color: #d89000"&gt;<text:span text:style-name="T1243">鴃</text:span>&lt;/span&gt;&lt;span style="color: #00a000"&gt;<text:span text:style-name="T1244">腳</text:span>&lt;/span&gt;&lt;span style="color: #0000ff"&gt;<text:span text:style-name="T1245">鱖</text:span>&lt;/span&gt;&lt;span style="color: #d89000"&gt;<text:span text:style-name="T1246">絕</text:span>&lt;/span&gt;&lt;span style="color: #d89000"&gt;<text:span text:style-name="T1247">蕝</text:span>&lt;/span&gt;&lt;span style="color: #0000ff"&gt;<text:span text:style-name="T1248">較</text:span>&lt;/span&gt;&lt;span style="color: #d89000"&gt;<text:span text:style-name="T1249">譎</text:span>&lt;/span&gt;&lt;span style="color: #d89000"&gt;<text:span text:style-name="T1250">鐍</text:span>&lt;/span&gt;&lt;span style="color: #ff0000"&gt;<text:span text:style-name="T1251">屩</text:span>&lt;/span&gt;&lt;span style="color: #ff0000"&gt;<text:span text:style-name="T1252">蹻</text:span>&lt;/span&gt;&lt;span style="color: #d89000"&gt;<text:span text:style-name="T1253">钁</text:span>&lt;/span&gt;&lt;span style="color: #0000ff"&gt;<text:span text:style-name="T1254">覺</text:span>&lt;/span&gt;&lt;span&gt;&lt;br&gt;&lt;/span&gt;&lt;span style="color: #ff0000"&gt;<text:span text:style-name="T1255">撧</text:span>&lt;/span&gt;&lt;span&gt;&lt;br&gt;&lt;/span&gt;&lt;span style="color: #0000ff"&gt;<text:span text:style-name="T1256">餕</text:span>&lt;/span&gt;&lt;span style="color: #0000ff"&gt;<text:span text:style-name="T1257">駿</text:span>&lt;/span&gt;&lt;span style="color: #0000ff"&gt;<text:span text:style-name="T1258">雋</text:span>&lt;/span&gt;&lt;span&gt;&lt;br&gt;&lt;/span&gt;&lt;span style="color: #ff0000"&gt;<text:span text:style-name="T1259">鈞</text:span>&lt;/span&gt;&lt;span style="color: #ff0000"&gt;<text:span text:style-name="T1260">頵</text:span>&lt;/span&gt;&lt;span style="color: #ff0000"&gt;<text:span text:style-name="T1261">軍</text:span>&lt;/span&gt;&lt;span style="color: #ff0000"&gt;<text:span text:style-name="T1262">皸</text:span>&lt;/span&gt;&lt;span style="color: #ff0000"&gt;<text:span text:style-name="T1263">龜</text:span>&lt;/span&gt;&lt;span&gt;&lt;br&gt;&lt;/span&gt;&lt;span style="color: #0000ff"&gt;<text:span text:style-name="T1264">愾</text:span>&lt;/span&gt;&lt;span&gt;&lt;br&gt;&lt;/span&gt;&lt;span<text:s/><text:soft-page-break/>style="color: #00a000"&gt;<text:span text:style-name="T1265">豈</text:span>&lt;/span&gt;&lt;span style="color: #00a000"&gt;<text:span text:style-name="T1266">剴</text:span>&lt;/span&gt;&lt;span style="color: #00a000"&gt;<text:span text:style-name="T1267">凱</text:span>&lt;/span&gt;&lt;span style="color: #00a000"&gt;<text:span text:style-name="T1268">愷</text:span>&lt;/span&gt;&lt;span style="color: #00a000"&gt;<text:span text:style-name="T1269">塏</text:span>&lt;/span&gt;&lt;span style="color: #00a000"&gt;<text:span text:style-name="T1270">闓</text:span>&lt;/span&gt;&lt;span style="color: #00a000"&gt;<text:span text:style-name="T1271">鎧</text:span>&lt;/span&gt;&lt;span style="color: #00a000"&gt;<text:span text:style-name="T1272">鍇</text:span>&lt;/span&gt;&lt;span&gt;&lt;br&gt;&lt;/span&gt;&lt;span style="color: #ff0000"&gt;<text:span text:style-name="T1273">開</text:span>&lt;/span&gt;&lt;span style="color: #ff0000"&gt;<text:span text:style-name="T1274">鐦</text:span>&lt;/span&gt;&lt;span&gt;&lt;br&gt;&lt;/span&gt;&lt;span style="color: #0000ff"&gt;<text:span text:style-name="T1275">闞</text:span>&lt;/span&gt;&lt;span&gt;&lt;br&gt;&lt;/span&gt;&lt;span style="color: #00a000"&gt;<text:span text:style-name="T1276">檻</text:span>&lt;/span&gt;&lt;span style="color: #00a000"&gt;<text:span text:style-name="T1277">轗</text:span>&lt;/span&gt;&lt;span style="color: #0000ff"&gt;<text:span text:style-name="T1278">闞</text:span>&lt;/span&gt;&lt;span&gt;&lt;br&gt;&lt;/span&gt;&lt;span style="color: #ff0000"&gt;<text:span text:style-name="T1279">龕</text:span>&lt;/span&gt;&lt;span&gt;&lt;br&gt;&lt;/span&gt;&lt;span style="color: #ff0000"&gt;<text:span text:style-name="T1280">閌</text:span>&lt;/span&gt;&lt;span&gt;&lt;br&gt;&lt;/span&gt;&lt;span style="color: #ff0000"&gt;<text:span text:style-name="T1281">骯</text:span>&lt;/span&gt;&lt;span&gt;&lt;br&gt;&lt;/span&gt;&lt;span style="color: #ff0000"&gt;<text:span text:style-name="T1282">鱇</text:span>&lt;/span&gt;&lt;span style="color: #0000ff"&gt;<text:span text:style-name="T1283">鈧</text:span>&lt;/span&gt;&lt;span&gt;&lt;br&gt;&lt;/span&gt;&lt;span style="color: #0000ff"&gt;<text:span text:style-name="T1284">銬</text:span>&lt;/span&gt;&lt;span&gt;&lt;br&gt;&lt;/span&gt;&lt;span style="color: #ff0000"&gt;<text:span text:style-name="T1285">頦</text:span>&lt;/span&gt;&lt;span style="color: #0000ff"&gt;<text:span text:style-name="T1286">殼</text:span>&lt;/span&gt;&lt;span&gt;&lt;br&gt;&lt;/span&gt;&lt;span style="color: #ff0000"&gt;<text:span text:style-name="T1287">剋</text:span>&lt;/span&gt;&lt;span style="color: #0000ff"&gt;<text:span text:style-name="T1288">課</text:span>&lt;/span&gt;&lt;span style="color: #0000ff"&gt;<text:span text:style-name="T1289">錁</text:span>&lt;/span&gt;&lt;span style="color: #0000ff"&gt;<text:span text:style-name="T1290">騍</text:span>&lt;/span&gt;&lt;span style="color: #0000ff"&gt;<text:span text:style-name="T1291">緙</text:span>&lt;/span&gt;&lt;span&gt;&lt;br&gt;&lt;/span&gt;&lt;span style="color: #ff0000"&gt;<text:span text:style-name="T1292">顆</text:span>&lt;/span&gt;&lt;span&gt;&lt;br&gt;&lt;/span&gt;&lt;span style="color: #ff0000"&gt;<text:span text:style-name="T1293">頦</text:span>&lt;/span&gt;&lt;span style="color: #ff0000"&gt;<text:span text:style-name="T1294">軻</text:span>&lt;/span&gt;&lt;span style="color: #ff0000"&gt;<text:span text:style-name="T1295">痾</text:span>&lt;/span&gt;&lt;span style="color: #ff0000"&gt;<text:span text:style-name="T1296">鈳</text:span>&lt;/span&gt;&lt;span style="color: #ff0000"&gt;<text:span text:style-name="T1297">顆</text:span>&lt;/span&gt;&lt;span&gt;&lt;br&gt;&lt;/span&gt;&lt;span style="color: #00a000"&gt;<text:span text:style-name="T1298">墾</text:span>&lt;/span&gt;&lt;span style="color: #00a000"&gt;<text:span text:style-name="T1299">懇</text:span>&lt;/span&gt;&lt;span style="color: #00a000"&gt;<text:span text:style-name="T1300">齦</text:span>&lt;/span&gt;&lt;span&gt;&lt;br&gt;&lt;/span&gt;&lt;span style="color: #ff0000"&gt;<text:span text:style-name="T1301">硜</text:span>&lt;/span&gt;&lt;span style="color: #ff0000"&gt;<text:span text:style-name="T1302">傾</text:span>&lt;/span&gt;&lt;span style="color: #ff0000"&gt;<text:span text:style-name="T1303">鏗</text:span>&lt;/span&gt;&lt;span style="color: #00a000"&gt;<text:span text:style-name="T1304">羥</text:span>&lt;/span&gt;&lt;span&gt;&lt;br&gt;&lt;/span&gt;&lt;span style="color: #0000ff"&gt;<text:span text:style-name="T1305">釦</text:span>&lt;/span&gt;&lt;span&gt;&lt;br&gt;&lt;/span&gt;&lt;span style="color: #ff0000"&gt;<text:span text:style-name="T1306">摳</text:span>&lt;/span&gt;&lt;span style="color: #ff0000"&gt;<text:span text:style-name="T1307">瞘</text:span>&lt;/span&gt;&lt;span&gt;&lt;br&gt;&lt;/span&gt;&lt;span style="color: #0000ff"&gt;<text:span text:style-name="T1308">庫</text:span>&lt;/span&gt;&lt;span style="color: #0000ff"&gt;<text:span text:style-name="T1309">褲</text:span>&lt;/span&gt;&lt;span style="color: #0000ff"&gt;<text:span text:style-name="T1310">嚳</text:span>&lt;/span&gt;&lt;span&gt;&lt;br&gt;&lt;/span&gt;&lt;span style="color: #ff0000"&gt;<text:span text:style-name="T1311">誇</text:span>&lt;/span&gt;&lt;span&gt;&lt;br&gt;&lt;/span&gt;&lt;span style="color: #0000ff"&gt;<text:span text:style-name="T1312">駃</text:span>&lt;/span&gt;&lt;span style="color: #0000ff"&gt;<text:span text:style-name="T1313">塊</text:span>&lt;/span&gt;&lt;span style="color: #0000ff"&gt;<text:span text:style-name="T1314">會</text:span>&lt;/span&gt;&lt;span style="color: #0000ff"&gt;<text:span text:style-name="T1315">儈</text:span>&lt;/span&gt;&lt;span style="color: #0000ff"&gt;<text:span text:style-name="T1316">劊</text:span>&lt;/span&gt;&lt;span style="color: #0000ff"&gt;<text:span text:style-name="T1317">澮</text:span>&lt;/span&gt;&lt;span style="color: #0000ff"&gt;<text:span text:style-name="T1318">噲</text:span>&lt;/span&gt;&lt;span style="color: #0000ff"&gt;<text:span text:style-name="T1319">鄶</text:span>&lt;/span&gt;&lt;span style="color: #0000ff"&gt;<text:span text:style-name="T1320">獪</text:span>&lt;/span&gt;&lt;span style="color: #0000ff"&gt;<text:span text:style-name="T1321">檜</text:span>&lt;/span&gt;&lt;span style="color: #0000ff"&gt;<text:span text:style-name="T1322">膾</text:span>&lt;/span&gt;&lt;span style="color: #0000ff"&gt;<text:span text:style-name="T1323">鱠</text:span>&lt;/span&gt;&lt;span&gt;&lt;br&gt;&lt;/span&gt;&lt;span style="color: #ff0000"&gt;<text:span text:style-name="T1324">咼</text:span>&lt;/span&gt;&lt;span style="color: #ff0000"&gt;<text:span text:style-name="T1325">喎</text:span>&lt;/span&gt;&lt;span&gt;&lt;br&gt;&lt;/span&gt;&lt;span style="color: #ff0000"&gt;<text:span text:style-name="T1326">寬</text:span>&lt;/span&gt;&lt;span style="color: #ff0000"&gt;<text:span text:style-name="T1327">臗</text:span>&lt;/span&gt;&lt;span style="color: #ff0000"&gt;<text:span text:style-name="T1328">髖</text:span>&lt;/span&gt;&lt;span&gt;&lt;br&gt;&lt;/span&gt;&lt;span style="color: #d89000"&gt;<text:span text:style-name="T1329">誑</text:span>&lt;/span&gt;&lt;span style="color: #d89000"&gt;<text:span text:style-name="T1330">鵟</text:span>&lt;/span&gt;&lt;span&gt;&lt;br&gt;&lt;/span&gt;&lt;span style="color: #0000ff"&gt;<text:span text:style-name="T1331">況</text:span>&lt;/span&gt;&lt;span style="color: #0000ff"&gt;<text:span text:style-name="T1332">貺</text:span>&lt;/span&gt;&lt;span style="color: #0000ff"&gt;<text:span text:style-name="T1333">鄺</text:span>&lt;/span&gt;&lt;span style="color: #0000ff"&gt;<text:span text:style-name="T1334">壙</text:span>&lt;/span&gt;&lt;span style="color: #0000ff"&gt;<text:span text:style-name="T1335">曠</text:span>&lt;/span&gt;&lt;span style="color: #0000ff"&gt;<text:span text:style-name="T1336">礦</text:span>&lt;/span&gt;&lt;span style="color: #0000ff"&gt;<text:span text:style-name="T1337">纊</text:span>&lt;/span&gt;&lt;span&gt;&lt;br&gt;&lt;/span&gt;&lt;span style="color: #ff0000"&gt;<text:span text:style-name="T1338">誆</text:span>&lt;/span&gt;&lt;span&gt;&lt;br&gt;&lt;/span&gt;&lt;span style="color: #d89000"&gt;<text:span text:style-name="T1339">騤</text:span>&lt;/span&gt;&lt;span&gt;&lt;br&gt;&lt;/span&gt;&lt;span style="color: #0000ff"&gt;<text:span text:style-name="T1340">匱</text:span>&lt;/span&gt;&lt;span style="color: #0000ff"&gt;<text:span text:style-name="T1341">潰</text:span>&lt;/span&gt;&lt;span style="color: #0000ff"&gt;<text:span text:style-name="T1342">憒</text:span>&lt;/span&gt;&lt;span style="color: #0000ff"&gt;<text:span text:style-name="T1343">蕢</text:span>&lt;/span&gt;&lt;span style="color: #0000ff"&gt;<text:span text:style-name="T1344">瞶</text:span><text:soft-page-break/>&lt;/span&gt;&lt;span style="color: #0000ff"&gt;<text:span text:style-name="T1345">聵</text:span>&lt;/span&gt;&lt;span style="color: #0000ff"&gt;<text:span text:style-name="T1346">簣</text:span>&lt;/span&gt;&lt;span style="color: #0000ff"&gt;<text:span text:style-name="T1347">饋</text:span>&lt;/span&gt;&lt;span style="color: #ff0000"&gt;<text:span text:style-name="T1348">歸</text:span>&lt;/span&gt;&lt;span&gt;&lt;br&gt;&lt;/span&gt;&lt;span style="color: #00a000"&gt;<text:span text:style-name="T1349">頍</text:span>&lt;/span&gt;&lt;span&gt;&lt;br&gt;&lt;/span&gt;&lt;span style="color: #ff0000"&gt;<text:span text:style-name="T1350">窺</text:span>&lt;/span&gt;&lt;span style="color: #ff0000"&gt;<text:span text:style-name="T1351">虧</text:span>&lt;/span&gt;&lt;span style="color: #ff0000"&gt;<text:span text:style-name="T1352">巋</text:span>&lt;/span&gt;&lt;span&gt;&lt;br&gt;&lt;/span&gt;&lt;span style="color: #0000ff"&gt;<text:span text:style-name="T1353">睏</text:span>&lt;/span&gt;&lt;span&gt;&lt;br&gt;&lt;/span&gt;&lt;span style="color: #00a000"&gt;<text:span text:style-name="T1354">綑</text:span>&lt;/span&gt;&lt;span style="color: #00a000"&gt;<text:span text:style-name="T1355">閫</text:span>&lt;/span&gt;&lt;span style="color: #00a000"&gt;<text:span text:style-name="T1356">壼</text:span>&lt;/span&gt;&lt;span&gt;&lt;br&gt;&lt;/span&gt;&lt;span style="color: #ff0000"&gt;<text:span text:style-name="T1357">崑</text:span>&lt;/span&gt;&lt;span style="color: #ff0000"&gt;<text:span text:style-name="T1358">錕</text:span>&lt;/span&gt;&lt;span style="color: #ff0000"&gt;<text:span text:style-name="T1359">騉</text:span>&lt;/span&gt;&lt;span style="color: #ff0000"&gt;<text:span text:style-name="T1360">鯤</text:span>&lt;/span&gt;&lt;span style="color: #ff0000"&gt;<text:span text:style-name="T1361">褌</text:span>&lt;/span&gt;&lt;span&gt;&lt;br&gt;&lt;/span&gt;&lt;span style="color: #0000ff"&gt;<text:span text:style-name="T1362">闊</text:span>&lt;/span&gt;&lt;span style="color: #0000ff"&gt;<text:span text:style-name="T1363">擴</text:span>&lt;/span&gt;&lt;span&gt;&lt;br&gt;&lt;/span&gt;&lt;span style="color: #0000ff"&gt;<text:span text:style-name="T1364">臘</text:span>&lt;/span&gt;&lt;span style="color: #0000ff"&gt;<text:span text:style-name="T1365">蠟</text:span>&lt;/span&gt;&lt;span style="color: #0000ff"&gt;<text:span text:style-name="T1366">鑞</text:span>&lt;/span&gt;&lt;span&gt;&lt;br&gt;&lt;/span&gt;&lt;span style="color: #d89000"&gt;<text:span text:style-name="T1367">來</text:span>&lt;/span&gt;&lt;span style="color: #d89000"&gt;<text:span text:style-name="T1368">倈</text:span>&lt;/span&gt;&lt;span style="color: #d89000"&gt;<text:span text:style-name="T1369">淶</text:span>&lt;/span&gt;&lt;span style="color: #d89000"&gt;<text:span text:style-name="T1370">崍</text:span>&lt;/span&gt;&lt;span style="color: #d89000"&gt;<text:span text:style-name="T1371">徠</text:span>&lt;/span&gt;&lt;span style="color: #d89000"&gt;<text:span text:style-name="T1372">棶</text:span>&lt;/span&gt;&lt;span style="color: #d89000"&gt;<text:span text:style-name="T1373">萊</text:span>&lt;/span&gt;&lt;span style="color: #d89000"&gt;<text:span text:style-name="T1374">錸</text:span>&lt;/span&gt;&lt;span&gt;&lt;br&gt;&lt;/span&gt;&lt;span style="color: #d89000"&gt;<text:span text:style-name="T1375">來</text:span>&lt;/span&gt;&lt;span style="color: #0000ff"&gt;<text:span text:style-name="T1376">勑</text:span>&lt;/span&gt;&lt;span style="color: #d89000"&gt;<text:span text:style-name="T1377">徠</text:span>&lt;/span&gt;&lt;span style="color: #0000ff"&gt;<text:span text:style-name="T1378">睞</text:span>&lt;/span&gt;&lt;span style="color: #0000ff"&gt;<text:span text:style-name="T1379">賚</text:span>&lt;/span&gt;&lt;span style="color: #0000ff"&gt;<text:span text:style-name="T1380">厲</text:span>&lt;/span&gt;&lt;span style="color: #0000ff"&gt;<text:span text:style-name="T1381">賴</text:span>&lt;/span&gt;&lt;span style="color: #0000ff"&gt;<text:span text:style-name="T1382">瀨</text:span>&lt;/span&gt;&lt;span style="color: #0000ff"&gt;<text:span text:style-name="T1383">癩</text:span>&lt;/span&gt;&lt;span style="color: #0000ff"&gt;<text:span text:style-name="T1384">籟</text:span>&lt;/span&gt;&lt;span&gt;&lt;br&gt;&lt;/span&gt;&lt;span style="color: #d89000"&gt;<text:span text:style-name="T1385">嵐</text:span>&lt;/span&gt;&lt;span style="color: #d89000"&gt;<text:span text:style-name="T1386">闌</text:span>&lt;/span&gt;&lt;span style="color: #d89000"&gt;<text:span text:style-name="T1387">瀾</text:span>&lt;/span&gt;&lt;span style="color: #d89000"&gt;<text:span text:style-name="T1388">攔</text:span>&lt;/span&gt;&lt;span style="color: #d89000"&gt;<text:span text:style-name="T1389">斕</text:span>&lt;/span&gt;&lt;span style="color: #d89000"&gt;<text:span text:style-name="T1390">欄</text:span>&lt;/span&gt;&lt;span style="color: #d89000"&gt;<text:span text:style-name="T1391">蘭</text:span>&lt;/span&gt;&lt;span style="color: #d89000"&gt;<text:span text:style-name="T1392">襴</text:span>&lt;/span&gt;&lt;span style="color: #d89000"&gt;<text:span text:style-name="T1393">讕</text:span>&lt;/span&gt;&lt;span style="color: #d89000"&gt;<text:span text:style-name="T1394">鑭</text:span>&lt;/span&gt;&lt;span style="color: #d89000"&gt;<text:span text:style-name="T1395">藍</text:span>&lt;/span&gt;&lt;span style="color: #d89000"&gt;<text:span text:style-name="T1396">襤</text:span>&lt;/span&gt;&lt;span style="color: #d89000"&gt;<text:span text:style-name="T1397">籃</text:span>&lt;/span&gt;&lt;span&gt;&lt;br&gt;&lt;/span&gt;&lt;span style="color: #0000ff"&gt;<text:span text:style-name="T1398">濫</text:span>&lt;/span&gt;&lt;span style="color: #d89000"&gt;<text:span text:style-name="T1399">瀾</text:span>&lt;/span&gt;&lt;span style="color: #0000ff"&gt;<text:span text:style-name="T1400">爛</text:span>&lt;/span&gt;&lt;span&gt;&lt;br&gt;&lt;/span&gt;&lt;span style="color: #00a000"&gt;<text:span text:style-name="T1401">壈</text:span>&lt;/span&gt;&lt;span style="color: #00a000"&gt;<text:span text:style-name="T1402">覽</text:span>&lt;/span&gt;&lt;span style="color: #00a000"&gt;<text:span text:style-name="T1403">攬</text:span>&lt;/span&gt;&lt;span style="color: #00a000"&gt;<text:span text:style-name="T1404">欖</text:span>&lt;/span&gt;&lt;span style="color: #00a000"&gt;<text:span text:style-name="T1405">纜</text:span>&lt;/span&gt;&lt;span style="color: #00a000"&gt;<text:span text:style-name="T1406">懶</text:span>&lt;/span&gt;&lt;span&gt;&lt;br&gt;&lt;/span&gt;&lt;span style="color: #d89000"&gt;<text:span text:style-name="T1407">閬</text:span><text:span text:style-name="T1408">&lt;/span&gt;&lt;span style="color: #d89000"&gt;</text:span><text:span text:style-name="T1409">鋃</text:span><text:span text:style-name="T1410">&lt;/span&gt;&lt;span&gt;&lt;br&gt;&lt;/span&gt;&lt;span style="color: #d89000"&gt;</text:span><text:span text:style-name="T1411">閬</text:span><text:span text:style-name="T1412">&lt;/span&gt;&lt;span&gt;&lt;br&gt;&lt;/span&gt;&lt;span style="color: #d89000"&gt;</text:span><text:span text:style-name="T1413">閬</text:span><text:span text:style-name="T1414">&lt;/span&gt;&lt;span&gt;&lt;br&gt;&lt;/span&gt;&lt;span style="color: #d89000"&gt;</text:span><text:span text:style-name="T1415">勞</text:span><text:span text:style-name="T1416">&lt;/span&gt;&lt;span style="color: #ff0000"&gt;</text:span><text:span text:style-name="T1417">撈</text:span><text:span text:style-name="T1418">&lt;/span&gt;&lt;span style="color: #d89000"&gt;</text:span><text:span text:style-name="T1419">嘮</text:span><text:span text:style-name="T1420">&lt;/span&gt;&lt;span style="color: #d89000"&gt;</text:span><text:span text:style-name="T1421">嶗</text:span><text:span text:style-name="T1422">&lt;/span&gt;</text:span></text:p>
      <text:p text:style-name="Normal">&lt;span style="color: #d89000"&gt;<text:span text:style-name="T1423">鈃</text:span>&lt;/span&gt;&lt;span style="color: #ff0000"&gt;<text:span text:style-name="T1424">戔</text:span>&lt;/span&gt;&lt;span style="color: #00a000"&gt;<text:span text:style-name="T1425">淺</text:span>&lt;/span&gt;&lt;span style="color: #ff0000"&gt;<text:span text:style-name="T1426">箋</text:span>&lt;/span&gt;&lt;span style="color: #00a000"&gt;<text:span text:style-name="T1427">籛</text:span>&lt;/span&gt;&lt;span style="color: #ff0000"&gt;<text:span text:style-name="T1428">姦</text:span>&lt;/span&gt;&lt;span style="color: #ff0000"&gt;<text:span text:style-name="T1429">縑</text:span>&lt;/span&gt;&lt;span style="color: #ff0000"&gt;<text:span text:style-name="T1430">鶼</text:span>&lt;/span&gt;&lt;span style="color: #ff0000"&gt;<text:span text:style-name="T1431">鰜</text:span>&lt;/span&gt;&lt;span style="color: #ff0000"&gt;<text:span text:style-name="T1432">堅</text:span>&lt;/span&gt;&lt;span style="color: #ff0000"&gt;<text:span text:style-name="T1433">鰹</text:span>&lt;/span&gt;&lt;span style="color: #ff0000"&gt;<text:span text:style-name="T1434">間</text:span>&lt;/span&gt;&lt;span style="color: #0000ff"&gt;<text:span text:style-name="T1435">閒</text:span>&lt;/span&gt;&lt;span style="color: #ff0000"&gt;<text:span text:style-name="T1436">緘</text:span>&lt;/span&gt;&lt;span<text:s/><text:soft-page-break/>style="color: #0000ff"&gt;<text:span text:style-name="T1437">漸</text:span>&lt;/span&gt;&lt;span style="color: #0000ff"&gt;<text:span text:style-name="T1438">監</text:span>&lt;/span&gt;&lt;span style="color: #ff0000"&gt;<text:span text:style-name="T1439">尷</text:span>&lt;/span&gt;&lt;span style="color: #ff0000"&gt;<text:span text:style-name="T1440">艱</text:span>&lt;/span&gt;&lt;span style="color: #ff0000"&gt;<text:span text:style-name="T1441">殲</text:span>&lt;/span&gt;&lt;span style="color: #ff0000"&gt;<text:span text:style-name="T1442">韉</text:span>&lt;/span&gt;&lt;span&gt;&lt;br&gt;&lt;/span&gt;&lt;span style="color: #0000ff"&gt;<text:span text:style-name="T1443">絳</text:span>&lt;/span&gt;&lt;span style="color: #0000ff"&gt;<text:span text:style-name="T1444">強</text:span>&lt;/span&gt;&lt;span style="color: #0000ff"&gt;<text:span text:style-name="T1445">將</text:span>&lt;/span&gt;&lt;span style="color: #0000ff"&gt;<text:span text:style-name="T1446">醬</text:span>&lt;/span&gt;&lt;span&gt;&lt;br&gt;&lt;/span&gt;&lt;span style="color: #00a000"&gt;<text:span text:style-name="T1447">蔣</text:span>&lt;/span&gt;&lt;span style="color: #00a000"&gt;<text:span text:style-name="T1448">槳</text:span>&lt;/span&gt;&lt;span style="color: #00a000"&gt;<text:span text:style-name="T1449">獎</text:span>&lt;/span&gt;&lt;span style="color: #00a000"&gt;<text:span text:style-name="T1450">講</text:span>&lt;/span&gt;&lt;span&gt;&lt;br&gt;&lt;/span&gt;&lt;span style="color: #0000ff"&gt;<text:span text:style-name="T1451">將</text:span>&lt;/span&gt;&lt;span style="color: #ff0000"&gt;<text:span text:style-name="T1452">漿</text:span>&lt;/span&gt;&lt;span style="color: #ff0000"&gt;<text:span text:style-name="T1453">螿</text:span>&lt;/span&gt;&lt;span style="color: #ff0000"&gt;<text:span text:style-name="T1454">殭</text:span>&lt;/span&gt;&lt;span style="color: #ff0000"&gt;<text:span text:style-name="T1455">薑</text:span>&lt;/span&gt;&lt;span style="color: #ff0000"&gt;<text:span text:style-name="T1456">韁</text:span>&lt;/span&gt;&lt;span&gt;&lt;br&gt;&lt;/span&gt;&lt;span style="color: #0000ff"&gt;<text:span text:style-name="T1457">較</text:span>&lt;/span&gt;&lt;span style="color: #00a000"&gt;<text:span text:style-name="T1458">撟</text:span>&lt;/span&gt;&lt;span style="color: #0000ff"&gt;<text:span text:style-name="T1459">嶠</text:span>&lt;/span&gt;&lt;span style="color: #0000ff"&gt;<text:span text:style-name="T1460">轎</text:span>&lt;/span&gt;&lt;span style="color: #0000ff"&gt;<text:span text:style-name="T1461">覺</text:span>&lt;/span&gt;&lt;span&gt;&lt;br&gt;&lt;/span&gt;&lt;span style="color: #00a000"&gt;<text:span text:style-name="T1462">絞</text:span>&lt;/span&gt;&lt;span style="color: #0000ff"&gt;<text:span text:style-name="T1463">較</text:span>&lt;/span&gt;&lt;span style="color: #00a000"&gt;<text:span text:style-name="T1464">鉸</text:span>&lt;/span&gt;&lt;span style="color: #00a000"&gt;<text:span text:style-name="T1465">餃</text:span>&lt;/span&gt;&lt;span style="color: #00a000"&gt;<text:span text:style-name="T1466">腳</text:span>&lt;/span&gt;&lt;span style="color: #00a000"&gt;<text:span text:style-name="T1467">僥</text:span>&lt;/span&gt;&lt;span style="color: #00a000"&gt;<text:span text:style-name="T1468">撟</text:span>&lt;/span&gt;&lt;span style="color: #00a000"&gt;<text:span text:style-name="T1469">矯</text:span>&lt;/span&gt;&lt;span style="color: #ff0000"&gt;<text:span text:style-name="T1470">蹻</text:span>&lt;/span&gt;&lt;span style="color: #00a000"&gt;<text:span text:style-name="T1471">繳</text:span>&lt;/span&gt;&lt;span style="color: #00a000"&gt;<text:span text:style-name="T1472">攪</text:span>&lt;/span&gt;&lt;span&gt;&lt;br&gt;&lt;/span&gt;&lt;span style="color: #ff0000"&gt;<text:span text:style-name="T1473">鵁</text:span>&lt;/span&gt;&lt;span style="color: #ff0000"&gt;<text:span text:style-name="T1474">鮫</text:span>&lt;/span&gt;&lt;span style="color: #d89000"&gt;<text:span text:style-name="T1475">喬</text:span>&lt;/span&gt;&lt;span style="color: #ff0000"&gt;<text:span text:style-name="T1476">嬌</text:span>&lt;/span&gt;&lt;span style="color: #ff0000"&gt;<text:span text:style-name="T1477">驕</text:span>&lt;/span&gt;&lt;span style="color: #ff0000"&gt;<text:span text:style-name="T1478">鐎</text:span>&lt;/span&gt;&lt;span style="color: #ff0000"&gt;<text:span text:style-name="T1479">鷦</text:span>&lt;/span&gt;&lt;span style="color: #ff0000"&gt;<text:span text:style-name="T1480">澆</text:span>&lt;/span&gt;&lt;span style="color: #ff0000"&gt;<text:span text:style-name="T1481">膠</text:span>&lt;/span&gt;&lt;span&gt;&lt;br&gt;&lt;/span&gt;&lt;span style="color: #d89000"&gt;<text:span text:style-name="T1482">結</text:span>&lt;/span&gt;&lt;span style="color: #d89000"&gt;<text:span text:style-name="T1483">詰</text:span>&lt;/span&gt;&lt;span style="color: #d89000"&gt;<text:span text:style-name="T1484">頡</text:span>&lt;/span&gt;&lt;span style="color: #d89000"&gt;<text:span text:style-name="T1485">鮚</text:span>&lt;/span&gt;&lt;span style="color: #d89000"&gt;<text:span text:style-name="T1486">擷</text:span>&lt;/span&gt;&lt;span style="color: #d89000"&gt;<text:span text:style-name="T1487">訐</text:span>&lt;/span&gt;&lt;span style="color: #d89000"&gt;<text:span text:style-name="T1488">傑</text:span>&lt;/span&gt;&lt;span style="color: #d89000"&gt;<text:span text:style-name="T1489">節</text:span>&lt;/span&gt;&lt;span style="color: #0000ff"&gt;<text:span text:style-name="T1490">櫛</text:span>&lt;/span&gt;&lt;span style="color: #d89000"&gt;<text:span text:style-name="T1491">癤</text:span>&lt;/span&gt;&lt;span style="color: #d89000"&gt;<text:span text:style-name="T1492">潔</text:span>&lt;/span&gt;&lt;span&gt;&lt;br&gt;&lt;/span&gt;&lt;span style="color: #0000ff"&gt;<text:span text:style-name="T1493">誡</text:span>&lt;/span&gt;&lt;span style="color: #0000ff"&gt;<text:span text:style-name="T1494">屆</text:span>&lt;/span&gt;&lt;span&gt;&lt;br&gt;&lt;/span&gt;&lt;span style="color: #ff0000"&gt;<text:span text:style-name="T1495">階</text:span>&lt;/span&gt;&lt;span style="color: #d89000"&gt;<text:span text:style-name="T1496">結</text:span>&lt;/span&gt;&lt;span style="color: #ff0000"&gt;<text:span text:style-name="T1497">謯</text:span>&lt;/span&gt;&lt;span style="color: #d89000"&gt;<text:span text:style-name="T1498">癤</text:span>&lt;/span&gt;&lt;span&gt;&lt;br&gt;&lt;/span&gt;&lt;span style="color: #0000ff"&gt;<text:span text:style-name="T1499">勁</text:span>&lt;/span&gt;&lt;span style="color: #0000ff"&gt;<text:span text:style-name="T1500">晉</text:span>&lt;/span&gt;&lt;span style="color: #0000ff"&gt;<text:span text:style-name="T1501">縉</text:span>&lt;/span&gt;&lt;span style="color: #00a000"&gt;<text:span text:style-name="T1502">僅</text:span>&lt;/span&gt;&lt;span style="color: #0000ff"&gt;<text:span text:style-name="T1503">覲</text:span>&lt;/span&gt;&lt;span style="color: #00a000"&gt;<text:span text:style-name="T1504">饉</text:span>&lt;/span&gt;&lt;span style="color: #0000ff"&gt;<text:span text:style-name="T1505">進</text:span>&lt;/span&gt;&lt;span style="color: #0000ff"&gt;<text:span text:style-name="T1506">盡</text:span>&lt;/span&gt;&lt;span style="color: #0000ff"&gt;<text:span text:style-name="T1507">濜</text:span>&lt;/span&gt;&lt;span style="color: #0000ff"&gt;<text:span text:style-name="T1508">燼</text:span>&lt;/span&gt;&lt;span style="color: #0000ff"&gt;<text:span text:style-name="T1509">藎</text:span>&lt;/span&gt;&lt;span style="color: #0000ff"&gt;<text:span text:style-name="T1510">贐</text:span>&lt;/span&gt;&lt;span&gt;&lt;br&gt;&lt;/span&gt;&lt;span style="color: #00a000"&gt;<text:span text:style-name="T1511">巹</text:span>&lt;/span&gt;&lt;span style="color: #00a000"&gt;<text:span text:style-name="T1512">僅</text:span>&lt;/span&gt;&lt;span style="color: #00a000"&gt;<text:span text:style-name="T1513">謹</text:span>&lt;/span&gt;&lt;span style="color: #0000ff"&gt;<text:span text:style-name="T1514">覲</text:span>&lt;/span&gt;&lt;span style="color: #00a000"&gt;<text:span text:style-name="T1515">饉</text:span>&lt;/span&gt;&lt;span style="color: #00a000"&gt;<text:span text:style-name="T1516">緊</text:span>&lt;/span&gt;&lt;span style="color: #00a000"&gt;<text:span text:style-name="T1517">儘</text:span>&lt;/span&gt;&lt;span style="color: #00a000"&gt;<text:span text:style-name="T1518">錦</text:span>&lt;/span&gt;&lt;span&gt;&lt;br&gt;&lt;/span&gt;&lt;span style="color: #ff0000"&gt;<text:span text:style-name="T1519">紟</text:span>&lt;/span&gt;&lt;span&gt;&lt;br&gt;&lt;/span&gt;&lt;span style="color: #0000ff"&gt;<text:span text:style-name="T1520">勁</text:span>&lt;/span&gt;&lt;span style="color: #0000ff"&gt;<text:span text:style-name="T1521">徑</text:span>&lt;/span&gt;&lt;span style="color: #0000ff"&gt;<text:span text:style-name="T1522">逕</text:span>&lt;/span&gt;&lt;span style="color: #0000ff"&gt;<text:span text:style-name="T1523">脛</text:span>&lt;/span&gt;&lt;span style="color: #0000ff"&gt;<text:span text:style-name="T1524">痙</text:span>&lt;/span&gt;&lt;span style="color: #0000ff"&gt;<text:span text:style-name="T1525">靚</text:span>&lt;/span&gt;&lt;span style="color: #ff0000"&gt;<text:span text:style-name="T1526">淨</text:span>&lt;/span&gt;&lt;span<text:s/><text:soft-page-break/>style="color: #0000ff"&gt;<text:span text:style-name="T1527">靜</text:span>&lt;/span&gt;&lt;span style="color: #0000ff"&gt;<text:span text:style-name="T1528">鏡</text:span>&lt;/span&gt;&lt;span style="color: #0000ff"&gt;<text:span text:style-name="T1529">競</text:span>&lt;/span&gt;&lt;span&gt;&lt;br&gt;&lt;/span&gt;&lt;span style="color: #00a000"&gt;<text:span text:style-name="T1530">剄</text:span>&lt;/span&gt;&lt;span style="color: #00a000"&gt;<text:span text:style-name="T1531">頸</text:span>&lt;/span&gt;&lt;span&gt;&lt;br&gt;&lt;/span&gt;&lt;span style="color: #ff0000"&gt;<text:span text:style-name="T1532">鯨</text:span>&lt;/span&gt;&lt;span style="color: #ff0000"&gt;<text:span text:style-name="T1533">鶄</text:span>&lt;/span&gt;&lt;span style="color: #ff0000"&gt;<text:span text:style-name="T1534">涇</text:span>&lt;/span&gt;&lt;span style="color: #ff0000"&gt;<text:span text:style-name="T1535">莖</text:span>&lt;/span&gt;&lt;span style="color: #ff0000"&gt;<text:span text:style-name="T1536">經</text:span>&lt;/span&gt;&lt;span style="color: #ff0000"&gt;<text:span text:style-name="T1537">荊</text:span>&lt;/span&gt;&lt;span style="color: #ff0000"&gt;<text:span text:style-name="T1538">驚</text:span>&lt;/span&gt;&lt;span&gt;&lt;br&gt;&lt;/span&gt;&lt;span style="color: #00a000"&gt;<text:span text:style-name="T1539">絅</text:span>&lt;/span&gt;&lt;span style="color: #00a000"&gt;<text:span text:style-name="T1540">熲</text:span>&lt;/span&gt;&lt;span&gt;&lt;br&gt;&lt;/span&gt;&lt;span style="color: #0000ff"&gt;<text:span text:style-name="T1541">舊</text:span>&lt;/span&gt;&lt;span style="color: #0000ff"&gt;<text:span text:style-name="T1542">鷲</text:span>&lt;/span&gt;&lt;span style="color: #0000ff"&gt;<text:span text:style-name="T1543">廄</text:span>&lt;/span&gt;&lt;span&gt;&lt;br&gt;&lt;/span&gt;&lt;span style="color: #ff0000"&gt;<text:span text:style-name="T1544">糾</text:span>&lt;/span&gt;&lt;span&gt;&lt;br&gt;&lt;/span&gt;&lt;span style="color: #ff0000"&gt;<text:span text:style-name="T1545">糾</text:span>&lt;/span&gt;&lt;span style="color: #ff0000"&gt;<text:span text:style-name="T1546">鳩</text:span>&lt;/span&gt;&lt;span style="color: #ff0000"&gt;<text:span text:style-name="T1547">轇</text:span>&lt;/span&gt;&lt;span style="color: #ff0000"&gt;<text:span text:style-name="T1548">鬮</text:span>&lt;/span&gt;&lt;span&gt;&lt;br&gt;&lt;/span&gt;&lt;span style="color: #d89000"&gt;<text:span text:style-name="T1549">侷</text:span>&lt;/span&gt;&lt;span style="color: #d89000"&gt;<text:span text:style-name="T1550">鋦</text:span>&lt;/span&gt;&lt;span style="color: #d89000"&gt;<text:span text:style-name="T1551">鶪</text:span>&lt;/span&gt;&lt;span style="color: #d89000"&gt;<text:span text:style-name="T1552">鴃</text:span>&lt;/span&gt;&lt;span&gt;&lt;br&gt;&lt;/span&gt;&lt;span style="color: #0000ff"&gt;<text:span text:style-name="T1553">詎</text:span>&lt;/span&gt;&lt;span style="color: #0000ff"&gt;<text:span text:style-name="T1554">鉅</text:span>&lt;/span&gt;&lt;span style="color: #0000ff"&gt;<text:span text:style-name="T1555">颶</text:span>&lt;/span&gt;&lt;span style="color: #0000ff"&gt;<text:span text:style-name="T1556">懼</text:span>&lt;/span&gt;&lt;span style="color: #0000ff"&gt;<text:span text:style-name="T1557">鋸</text:span>&lt;/span&gt;&lt;span style="color: #0000ff"&gt;<text:span text:style-name="T1558">劇</text:span>&lt;/span&gt;&lt;span style="color: #0000ff"&gt;<text:span text:style-name="T1559">據</text:span>&lt;/span&gt;&lt;span style="color: #0000ff"&gt;<text:span text:style-name="T1560">窶</text:span>&lt;/span&gt;&lt;span style="color: #0000ff"&gt;<text:span text:style-name="T1561">屨</text:span>&lt;/span&gt;&lt;span style="color: #d89000"&gt;<text:span text:style-name="T1562">貗</text:span>&lt;/span&gt;&lt;span&gt;&lt;br&gt;&lt;/span&gt;&lt;span style="color: #00a000"&gt;<text:span text:style-name="T1563">齟</text:span>&lt;/span&gt;&lt;span style="color: #00a000"&gt;<text:span text:style-name="T1564">舉</text:span>&lt;/span&gt;&lt;span style="color: #00a000"&gt;<text:span text:style-name="T1565">櫸</text:span>&lt;/span&gt;&lt;span&gt;&lt;br&gt;&lt;/span&gt;&lt;span style="color: #ff0000"&gt;<text:span text:style-name="T1566">車</text:span>&lt;/span&gt;&lt;span style="color: #ff0000"&gt;<text:span text:style-name="T1567">駒</text:span>&lt;/span&gt;&lt;span style="color: #0000ff"&gt;<text:span text:style-name="T1568">鋸</text:span>&lt;/span&gt;&lt;span&gt;&lt;br&gt;&lt;/span&gt;&lt;span style="color: #0000ff"&gt;<text:span text:style-name="T1569">絹</text:span>&lt;/span&gt;&lt;span style="color: #0000ff"&gt;<text:span text:style-name="T1570">雋</text:span>&lt;/span&gt;&lt;span&gt;&lt;br&gt;&lt;/span&gt;&lt;span style="color: #d89000"&gt;<text:span text:style-name="T1571">捲</text:span>&lt;/span&gt;&lt;span&gt;&lt;br&gt;&lt;/span&gt;&lt;span style="color: #ff0000"&gt;<text:span text:style-name="T1572">鵑</text:span>&lt;/span&gt;&lt;span style="color: #ff0000"&gt;<text:span text:style-name="T1573">鐫</text:span>&lt;/span&gt;&lt;span&gt;&lt;br&gt;&lt;/span&gt;&lt;span style="color: #d89000"&gt;<text:span text:style-name="T1574">決</text:span>&lt;/span&gt;&lt;span style="color: #d89000"&gt;<text:span text:style-name="T1575">訣</text:span>&lt;/span&gt;&lt;span style="color: #0000ff"&gt;<text:span text:style-name="T1576">駃</text:span>&lt;/span&gt;&lt;span style="color: #d89000"&gt;<text:span text:style-name="T1577">鴃</text:span>&lt;/span&gt;&lt;span style="color: #00a000"&gt;<text:span text:style-name="T1578">腳</text:span>&lt;/span&gt;&lt;span style="color: #0000ff"&gt;<text:span text:style-name="T1579">鱖</text:span>&lt;/span&gt;&lt;span style="color: #d89000"&gt;<text:span text:style-name="T1580">絕</text:span>&lt;/span&gt;&lt;span style="color: #d89000"&gt;<text:span text:style-name="T1581">蕝</text:span>&lt;/span&gt;&lt;span style="color: #0000ff"&gt;<text:span text:style-name="T1582">較</text:span>&lt;/span&gt;&lt;span style="color: #d89000"&gt;<text:span text:style-name="T1583">譎</text:span>&lt;/span&gt;&lt;span style="color: #d89000"&gt;<text:span text:style-name="T1584">鐍</text:span>&lt;/span&gt;&lt;span style="color: #ff0000"&gt;<text:span text:style-name="T1585">屩</text:span>&lt;/span&gt;&lt;span style="color: #ff0000"&gt;<text:span text:style-name="T1586">蹻</text:span>&lt;/span&gt;&lt;span style="color: #d89000"&gt;<text:span text:style-name="T1587">钁</text:span>&lt;/span&gt;&lt;span style="color: #0000ff"&gt;<text:span text:style-name="T1588">覺</text:span>&lt;/span&gt;&lt;span&gt;&lt;br&gt;&lt;/span&gt;&lt;span style="color: #ff0000"&gt;<text:span text:style-name="T1589">撧</text:span>&lt;/span&gt;&lt;span&gt;&lt;br&gt;&lt;/span&gt;&lt;span style="color: #0000ff"&gt;<text:span text:style-name="T1590">餕</text:span>&lt;/span&gt;&lt;span style="color: #0000ff"&gt;<text:span text:style-name="T1591">駿</text:span>&lt;/span&gt;&lt;span style="color: #0000ff"&gt;<text:span text:style-name="T1592">雋</text:span>&lt;/span&gt;&lt;span&gt;&lt;br&gt;&lt;/span&gt;&lt;span style="color: #ff0000"&gt;<text:span text:style-name="T1593">鈞</text:span>&lt;/span&gt;&lt;span style="color: #ff0000"&gt;<text:span text:style-name="T1594">頵</text:span>&lt;/span&gt;&lt;span style="color: #ff0000"&gt;<text:span text:style-name="T1595">軍</text:span>&lt;/span&gt;&lt;span style="color: #ff0000"&gt;<text:span text:style-name="T1596">皸</text:span>&lt;/span&gt;&lt;span style="color: #ff0000"&gt;<text:span text:style-name="T1597">龜</text:span>&lt;/span&gt;&lt;span&gt;&lt;br&gt;&lt;/span&gt;&lt;span style="color: #0000ff"&gt;<text:span text:style-name="T1598">愾</text:span>&lt;/span&gt;&lt;span&gt;&lt;br&gt;&lt;/span&gt;&lt;span style="color: #00a000"&gt;<text:span text:style-name="T1599">豈</text:span>&lt;/span&gt;&lt;span style="color: #00a000"&gt;<text:span text:style-name="T1600">剴</text:span>&lt;/span&gt;&lt;span style="color: #00a000"&gt;<text:span text:style-name="T1601">凱</text:span>&lt;/span&gt;&lt;span style="color: #00a000"&gt;<text:span text:style-name="T1602">愷</text:span>&lt;/span&gt;&lt;span style="color: #00a000"&gt;<text:span text:style-name="T1603">塏</text:span>&lt;/span&gt;&lt;span style="color: #00a000"&gt;<text:span text:style-name="T1604">闓</text:span>&lt;/span&gt;&lt;span style="color: #00a000"&gt;<text:span text:style-name="T1605">鎧</text:span>&lt;/span&gt;&lt;span style="color: #00a000"&gt;<text:span text:style-name="T1606">鍇</text:span>&lt;/span&gt;&lt;span&gt;&lt;br&gt;&lt;/span&gt;&lt;span style="color: #ff0000"&gt;<text:span text:style-name="T1607">開</text:span>&lt;/span&gt;&lt;span style="color: #ff0000"&gt;<text:span text:style-name="T1608">鐦</text:span>&lt;/span&gt;&lt;span&gt;&lt;br&gt;&lt;/span&gt;&lt;span style="color: #0000ff"&gt;<text:span text:style-name="T1609">闞</text:span>&lt;/span&gt;&lt;span&gt;&lt;br&gt;&lt;/span&gt;&lt;span style="color: #00a000"&gt;<text:span text:style-name="T1610">檻</text:span>&lt;/span&gt;&lt;span style="color: #00a000"&gt;<text:soft-page-break/><text:span text:style-name="T1611">轗</text:span>&lt;/span&gt;&lt;span style="color: #0000ff"&gt;<text:span text:style-name="T1612">闞</text:span>&lt;/span&gt;&lt;span&gt;&lt;br&gt;&lt;/span&gt;&lt;span style="color: #ff0000"&gt;<text:span text:style-name="T1613">龕</text:span>&lt;/span&gt;&lt;span&gt;&lt;br&gt;&lt;/span&gt;&lt;span style="color: #ff0000"&gt;<text:span text:style-name="T1614">閌</text:span>&lt;/span&gt;&lt;span&gt;&lt;br&gt;&lt;/span&gt;&lt;span style="color: #ff0000"&gt;<text:span text:style-name="T1615">骯</text:span>&lt;/span&gt;&lt;span&gt;&lt;br&gt;&lt;/span&gt;&lt;span style="color: #ff0000"&gt;<text:span text:style-name="T1616">鱇</text:span>&lt;/span&gt;&lt;span style="color: #0000ff"&gt;<text:span text:style-name="T1617">鈧</text:span>&lt;/span&gt;&lt;span&gt;&lt;br&gt;&lt;/span&gt;&lt;span style="color: #0000ff"&gt;<text:span text:style-name="T1618">銬</text:span>&lt;/span&gt;&lt;span&gt;&lt;br&gt;&lt;/span&gt;&lt;span style="color: #d89000"&gt;<text:span text:style-name="T1619">頦</text:span>&lt;/span&gt;&lt;span style="color: #0000ff"&gt;<text:span text:style-name="T1620">殼</text:span>&lt;/span&gt;&lt;span&gt;&lt;br&gt;&lt;/span&gt;&lt;span style="color: #ff0000"&gt;<text:span text:style-name="T1621">剋</text:span>&lt;/span&gt;&lt;span style="color: #0000ff"&gt;<text:span text:style-name="T1622">課</text:span>&lt;/span&gt;&lt;span style="color: #0000ff"&gt;<text:span text:style-name="T1623">錁</text:span>&lt;/span&gt;&lt;span style="color: #0000ff"&gt;<text:span text:style-name="T1624">騍</text:span>&lt;/span&gt;&lt;span style="color: #0000ff"&gt;<text:span text:style-name="T1625">緙</text:span>&lt;/span&gt;&lt;span&gt;&lt;br&gt;&lt;/span&gt;&lt;span style="color: #ff0000"&gt;<text:span text:style-name="T1626">顆</text:span>&lt;/span&gt;&lt;span&gt;&lt;br&gt;&lt;/span&gt;&lt;span style="color: #d89000"&gt;<text:span text:style-name="T1627">頦</text:span>&lt;/span&gt;&lt;span style="color: #00a000"&gt;<text:span text:style-name="T1628">軻</text:span>&lt;/span&gt;&lt;span style="color: #ff0000"&gt;<text:span text:style-name="T1629">痾</text:span>&lt;/span&gt;&lt;span style="color: #ff0000"&gt;<text:span text:style-name="T1630">鈳</text:span>&lt;/span&gt;&lt;span style="color: #ff0000"&gt;<text:span text:style-name="T1631">顆</text:span>&lt;/span&gt;&lt;span&gt;&lt;br&gt;&lt;/span&gt;&lt;span style="color: #00a000"&gt;<text:span text:style-name="T1632">墾</text:span>&lt;/span&gt;&lt;span style="color: #00a000"&gt;<text:span text:style-name="T1633">懇</text:span>&lt;/span&gt;&lt;span style="color: #d89000"&gt;<text:span text:style-name="T1634">齦</text:span>&lt;/span&gt;&lt;span&gt;&lt;br&gt;&lt;/span&gt;&lt;span style="color: #ff0000"&gt;<text:span text:style-name="T1635">硜</text:span>&lt;/span&gt;&lt;span style="color: #ff0000"&gt;<text:span text:style-name="T1636">傾</text:span>&lt;/span&gt;&lt;span style="color: #ff0000"&gt;<text:span text:style-name="T1637">鏗</text:span>&lt;/span&gt;&lt;span style="color: #00a000"&gt;<text:span text:style-name="T1638">羥</text:span>&lt;/span&gt;&lt;span&gt;&lt;br&gt;&lt;/span&gt;&lt;span style="color: #0000ff"&gt;<text:span text:style-name="T1639">釦</text:span>&lt;/span&gt;&lt;span&gt;&lt;br&gt;&lt;/span&gt;&lt;span style="color: #ff0000"&gt;<text:span text:style-name="T1640">摳</text:span>&lt;/span&gt;&lt;span style="color: #ff0000"&gt;<text:span text:style-name="T1641">瞘</text:span>&lt;/span&gt;&lt;span&gt;&lt;br&gt;&lt;/span&gt;&lt;span style="color: #0000ff"&gt;<text:span text:style-name="T1642">庫</text:span>&lt;/span&gt;&lt;span style="color: #0000ff"&gt;<text:span text:style-name="T1643">褲</text:span>&lt;/span&gt;&lt;span style="color: #0000ff"&gt;<text:span text:style-name="T1644">嚳</text:span>&lt;/span&gt;&lt;span&gt;&lt;br&gt;&lt;/span&gt;&lt;span style="color: #ff0000"&gt;<text:span text:style-name="T1645">誇</text:span>&lt;/span&gt;&lt;span&gt;&lt;br&gt;&lt;/span&gt;&lt;span style="color: #0000ff"&gt;<text:span text:style-name="T1646">駃</text:span>&lt;/span&gt;&lt;span style="color: #0000ff"&gt;<text:span text:style-name="T1647">塊</text:span>&lt;/span&gt;&lt;span style="color: #0000ff"&gt;<text:span text:style-name="T1648">會</text:span>&lt;/span&gt;&lt;span style="color: #0000ff"&gt;<text:span text:style-name="T1649">儈</text:span>&lt;/span&gt;&lt;span style="color: #0000ff"&gt;<text:span text:style-name="T1650">劊</text:span>&lt;/span&gt;&lt;span style="color: #0000ff"&gt;<text:span text:style-name="T1651">澮</text:span>&lt;/span&gt;&lt;span style="color: #0000ff"&gt;<text:span text:style-name="T1652">噲</text:span>&lt;/span&gt;&lt;span style="color: #0000ff"&gt;<text:span text:style-name="T1653">鄶</text:span>&lt;/span&gt;&lt;span style="color: #0000ff"&gt;<text:span text:style-name="T1654">獪</text:span>&lt;/span&gt;&lt;span style="color: #0000ff"&gt;<text:span text:style-name="T1655">檜</text:span>&lt;/span&gt;&lt;span style="color: #0000ff"&gt;<text:span text:style-name="T1656">膾</text:span>&lt;/span&gt;&lt;span style="color: #0000ff"&gt;<text:span text:style-name="T1657">鱠</text:span>&lt;/span&gt;&lt;span&gt;&lt;br&gt;&lt;/span&gt;&lt;span style="color: #ff0000"&gt;<text:span text:style-name="T1658">咼</text:span>&lt;/span&gt;&lt;span style="color: #ff0000"&gt;<text:span text:style-name="T1659">喎</text:span>&lt;/span&gt;&lt;span&gt;&lt;br&gt;&lt;/span&gt;&lt;span style="color: #ff0000"&gt;<text:span text:style-name="T1660">寬</text:span>&lt;/span&gt;&lt;span style="color: #ff0000"&gt;<text:span text:style-name="T1661">臗</text:span>&lt;/span&gt;&lt;span style="color: #ff0000"&gt;<text:span text:style-name="T1662">髖</text:span>&lt;/span&gt;&lt;span&gt;&lt;br&gt;&lt;/span&gt;&lt;span style="color: #d89000"&gt;<text:span text:style-name="T1663">誑</text:span>&lt;/span&gt;&lt;span style="color: #d89000"&gt;<text:span text:style-name="T1664">鵟</text:span>&lt;/span&gt;&lt;span&gt;&lt;br&gt;&lt;/span&gt;&lt;span style="color: #0000ff"&gt;<text:span text:style-name="T1665">況</text:span>&lt;/span&gt;&lt;span style="color: #0000ff"&gt;<text:span text:style-name="T1666">貺</text:span>&lt;/span&gt;&lt;span style="color: #0000ff"&gt;<text:span text:style-name="T1667">鄺</text:span>&lt;/span&gt;&lt;span style="color: #0000ff"&gt;<text:span text:style-name="T1668">壙</text:span>&lt;/span&gt;&lt;span style="color: #0000ff"&gt;<text:span text:style-name="T1669">曠</text:span>&lt;/span&gt;&lt;span style="color: #0000ff"&gt;<text:span text:style-name="T1670">礦</text:span>&lt;/span&gt;&lt;span style="color: #0000ff"&gt;<text:span text:style-name="T1671">纊</text:span>&lt;/span&gt;&lt;span&gt;&lt;br&gt;&lt;/span&gt;&lt;span style="color: #ff0000"&gt;<text:span text:style-name="T1672">誆</text:span>&lt;/span&gt;&lt;span&gt;&lt;br&gt;&lt;/span&gt;&lt;span style="color: #d89000"&gt;<text:span text:style-name="T1673">騤</text:span>&lt;/span&gt;&lt;span&gt;&lt;br&gt;&lt;/span&gt;&lt;span style="color: #0000ff"&gt;<text:span text:style-name="T1674">匱</text:span>&lt;/span&gt;&lt;span style="color: #0000ff"&gt;<text:span text:style-name="T1675">潰</text:span>&lt;/span&gt;&lt;span style="color: #0000ff"&gt;<text:span text:style-name="T1676">憒</text:span>&lt;/span&gt;&lt;span style="color: #0000ff"&gt;<text:span text:style-name="T1677">蕢</text:span>&lt;/span&gt;&lt;span style="color: #0000ff"&gt;<text:span text:style-name="T1678">瞶</text:span>&lt;/span&gt;&lt;span style="color: #0000ff"&gt;<text:span text:style-name="T1679">聵</text:span>&lt;/span&gt;&lt;span style="color: #0000ff"&gt;<text:span text:style-name="T1680">簣</text:span>&lt;/span&gt;&lt;span style="color: #0000ff"&gt;<text:span text:style-name="T1681">饋</text:span>&lt;/span&gt;&lt;span style="color: #ff0000"&gt;<text:span text:style-name="T1682">歸</text:span>&lt;/span&gt;&lt;span&gt;&lt;br&gt;&lt;/span&gt;&lt;span style="color: #00a000"&gt;<text:span text:style-name="T1683">頍</text:span>&lt;/span&gt;&lt;span&gt;&lt;br&gt;&lt;/span&gt;&lt;span style="color: #ff0000"&gt;<text:span text:style-name="T1684">窺</text:span>&lt;/span&gt;&lt;span style="color: #ff0000"&gt;<text:span text:style-name="T1685">虧</text:span>&lt;/span&gt;&lt;span style="color: #ff0000"&gt;<text:span text:style-name="T1686">巋</text:span>&lt;/span&gt;&lt;span&gt;&lt;br&gt;&lt;/span&gt;&lt;span style="color: #0000ff"&gt;<text:span text:style-name="T1687">睏</text:span>&lt;/span&gt;&lt;span&gt;&lt;br&gt;&lt;/span&gt;&lt;span style="color: #00a000"&gt;<text:span text:style-name="T1688">綑</text:span>&lt;/span&gt;&lt;span style="color: #00a000"&gt;<text:span text:style-name="T1689">閫</text:span>&lt;/span&gt;&lt;span style="color: #00a000"&gt;<text:span text:style-name="T1690">壼</text:span>&lt;/span&gt;&lt;span&gt;&lt;br&gt;&lt;/span&gt;&lt;span style="color: #ff0000"&gt;<text:span text:style-name="T1691">崑</text:span>&lt;/span&gt;&lt;span style="color: #ff0000"&gt;<text:span text:style-name="T1692">錕</text:span><text:soft-page-break/>&lt;/span&gt;&lt;span style="color: #ff0000"&gt;<text:span text:style-name="T1693">騉</text:span>&lt;/span&gt;&lt;span style="color: #ff0000"&gt;<text:span text:style-name="T1694">鯤</text:span>&lt;/span&gt;&lt;span style="color: #ff0000"&gt;<text:span text:style-name="T1695">褌</text:span>&lt;/span&gt;&lt;span&gt;&lt;br&gt;&lt;/span&gt;&lt;span style="color: #0000ff"&gt;<text:span text:style-name="T1696">闊</text:span>&lt;/span&gt;&lt;span style="color: #0000ff"&gt;<text:span text:style-name="T1697">擴</text:span>&lt;/span&gt;&lt;span&gt;&lt;br&gt;&lt;/span&gt;&lt;span style="color: #0000ff"&gt;<text:span text:style-name="T1698">臘</text:span>&lt;/span&gt;&lt;span style="color: #0000ff"&gt;<text:span text:style-name="T1699">蠟</text:span>&lt;/span&gt;&lt;span style="color: #0000ff"&gt;<text:span text:style-name="T1700">鑞</text:span>&lt;/span&gt;&lt;span&gt;&lt;br&gt;&lt;/span&gt;&lt;span style="color: #d89000"&gt;<text:span text:style-name="T1701">來</text:span>&lt;/span&gt;&lt;span style="color: #d89000"&gt;<text:span text:style-name="T1702">倈</text:span>&lt;/span&gt;&lt;span style="color: #d89000"&gt;<text:span text:style-name="T1703">淶</text:span>&lt;/span&gt;&lt;span style="color: #d89000"&gt;<text:span text:style-name="T1704">崍</text:span>&lt;/span&gt;&lt;span style="color: #d89000"&gt;<text:span text:style-name="T1705">徠</text:span>&lt;/span&gt;&lt;span style="color: #d89000"&gt;<text:span text:style-name="T1706">棶</text:span>&lt;/span&gt;&lt;span style="color: #d89000"&gt;<text:span text:style-name="T1707">萊</text:span>&lt;/span&gt;&lt;span style="color: #d89000"&gt;<text:span text:style-name="T1708">錸</text:span>&lt;/span&gt;&lt;span&gt;&lt;br&gt;&lt;/span&gt;&lt;span style="color: #d89000"&gt;<text:span text:style-name="T1709">來</text:span>&lt;/span&gt;&lt;span style="color: #0000ff"&gt;<text:span text:style-name="T1710">勑</text:span>&lt;/span&gt;&lt;span style="color: #d89000"&gt;<text:span text:style-name="T1711">徠</text:span>&lt;/span&gt;&lt;span style="color: #0000ff"&gt;<text:span text:style-name="T1712">睞</text:span>&lt;/span&gt;&lt;span style="color: #0000ff"&gt;<text:span text:style-name="T1713">賚</text:span>&lt;/span&gt;&lt;span style="color: #0000ff"&gt;<text:span text:style-name="T1714">厲</text:span>&lt;/span&gt;&lt;span style="color: #0000ff"&gt;<text:span text:style-name="T1715">賴</text:span>&lt;/span&gt;&lt;span style="color: #0000ff"&gt;<text:span text:style-name="T1716">瀨</text:span>&lt;/span&gt;&lt;span style="color: #0000ff"&gt;<text:span text:style-name="T1717">癩</text:span>&lt;/span&gt;&lt;span style="color: #0000ff"&gt;<text:span text:style-name="T1718">籟</text:span>&lt;/span&gt;&lt;span&gt;&lt;br&gt;&lt;/span&gt;&lt;span style="color: #d89000"&gt;<text:span text:style-name="T1719">嵐</text:span>&lt;/span&gt;&lt;span style="color: #d89000"&gt;<text:span text:style-name="T1720">闌</text:span>&lt;/span&gt;&lt;span style="color: #d89000"&gt;<text:span text:style-name="T1721">瀾</text:span>&lt;/span&gt;&lt;span style="color: #d89000"&gt;<text:span text:style-name="T1722">攔</text:span>&lt;/span&gt;&lt;span style="color: #d89000"&gt;<text:span text:style-name="T1723">斕</text:span>&lt;/span&gt;&lt;span style="color: #d89000"&gt;<text:span text:style-name="T1724">欄</text:span>&lt;/span&gt;&lt;span style="color: #d89000"&gt;<text:span text:style-name="T1725">蘭</text:span>&lt;/span&gt;&lt;span style="color: #d89000"&gt;<text:span text:style-name="T1726">襴</text:span>&lt;/span&gt;&lt;span style="color: #d89000"&gt;<text:span text:style-name="T1727">讕</text:span>&lt;/span&gt;&lt;span style="color: #d89000"&gt;<text:span text:style-name="T1728">鑭</text:span>&lt;/span&gt;&lt;span style="color: #d89000"&gt;<text:span text:style-name="T1729">藍</text:span>&lt;/span&gt;&lt;span style="color: #d89000"&gt;<text:span text:style-name="T1730">襤</text:span>&lt;/span&gt;&lt;span style="color: #d89000"&gt;<text:span text:style-name="T1731">籃</text:span>&lt;/span&gt;&lt;span&gt;&lt;br&gt;&lt;/span&gt;&lt;span style="color: #0000ff"&gt;<text:span text:style-name="T1732">濫</text:span>&lt;/span&gt;&lt;span style="color: #d89000"&gt;<text:span text:style-name="T1733">瀾</text:span>&lt;/span&gt;&lt;span style="color: #0000ff"&gt;<text:span text:style-name="T1734">爛</text:span>&lt;/span&gt;&lt;span&gt;&lt;br&gt;&lt;/span&gt;&lt;span style="color: #00a000"&gt;<text:span text:style-name="T1735">壈</text:span>&lt;/span&gt;&lt;span style="color: #00a000"&gt;<text:span text:style-name="T1736">覽</text:span>&lt;/span&gt;&lt;span style="color: #00a000"&gt;<text:span text:style-name="T1737">攬</text:span>&lt;/span&gt;&lt;span style="color: #00a000"&gt;<text:span text:style-name="T1738">欖</text:span>&lt;/span&gt;&lt;span style="color: #00a000"&gt;<text:span text:style-name="T1739">纜</text:span>&lt;/span&gt;&lt;span style="color: #00a000"&gt;<text:span text:style-name="T1740">懶</text:span>&lt;/span&gt;&lt;span&gt;&lt;br&gt;&lt;/span&gt;&lt;span style="color: #0000ff"&gt;<text:span text:style-name="T1741">閬</text:span>&lt;/span&gt;&lt;span style="color: #d89000"&gt;<text:span text:style-name="T1742">鋃</text:span>&lt;/span&gt;&lt;span&gt;&lt;br&gt;&lt;/span&gt;&lt;span style="color: #0000ff"&gt;<text:span text:style-name="T1743">閬</text:span><text:span text:style-name="T1744">&lt;/span&gt;&lt;span&gt;&lt;br&gt;&lt;/span&gt;&lt;span style="color: #0000ff"&gt;</text:span><text:span text:style-name="T1745">閬</text:span><text:span text:style-name="T1746">&lt;/span&gt;&lt;span&gt;&lt;br&gt;&lt;/span&gt;&lt;span style="color: #0000ff"&gt;</text:span><text:span text:style-name="T1747">勞</text:span><text:span text:style-name="T1748">&lt;/span&gt;&lt;span style="color: #ff0000"&gt;</text:span><text:span text:style-name="T1749">撈</text:span><text:span text:style-name="T1750">&lt;/span&gt;&lt;span style="color: #0000ff"&gt;</text:span><text:span text:style-name="T1751">嘮</text:span><text:span text:style-name="T1752">&lt;/span&gt;&lt;span style="color: #d89000"&gt;</text:span><text:span text:style-name="T1753">嶗</text:span><text:span text:style-name="T1754">&lt;/span&gt;</text:span></text:p>
      <text:p text:style-name="Normal">&lt;span style="color: #0000ff"&gt;<text:span text:style-name="T1755">絡</text:span>&lt;/span&gt;&lt;span style="color: #d89000"&gt;<text:span text:style-name="T1756">勞</text:span>&lt;/span&gt;&lt;span style="color: #0000ff"&gt;<text:span text:style-name="T1757">澇</text:span>&lt;/span&gt;&lt;span style="color: #0000ff"&gt;<text:span text:style-name="T1758">樂</text:span>&lt;/span&gt;&lt;span&gt;&lt;br&gt;&lt;/span&gt;&lt;span style="color: #00a000"&gt;<text:span text:style-name="T1759">銠</text:span>&lt;/span&gt;&lt;span style="color: #d89000"&gt;<text:span text:style-name="T1760">鐒</text:span>&lt;/span&gt;&lt;span&gt;&lt;br&gt;&lt;/span&gt;&lt;span style="color: #ff0000"&gt;<text:span text:style-name="T1761">撈</text:span>&lt;/span&gt;&lt;span&gt;&lt;br&gt;&lt;/span&gt;&lt;span style="color: #0000ff"&gt;<text:span text:style-name="T1762">樂</text:span>&lt;/span&gt;&lt;span&gt;&lt;br&gt;&lt;/span&gt;&lt;span style="color: #d89000"&gt;<text:span text:style-name="T1763">縲</text:span>&lt;/span&gt;&lt;span style="color: #d89000"&gt;<text:span text:style-name="T1764">鐳</text:span>&lt;/span&gt;&lt;span style="color: #d89000"&gt;<text:span text:style-name="T1765">纍</text:span>&lt;/span&gt;&lt;span style="color: #d89000"&gt;<text:span text:style-name="T1766">轠</text:span>&lt;/span&gt;&lt;span&gt;&lt;br&gt;&lt;/span&gt;&lt;span style="color: #0000ff"&gt;<text:span text:style-name="T1767">淚</text:span>&lt;/span&gt;&lt;span style="color: #0000ff"&gt;<text:span text:style-name="T1768">類</text:span>&lt;/span&gt;&lt;span style="color: #0000ff"&gt;<text:span text:style-name="T1769">纇</text:span>&lt;/span&gt;&lt;span&gt;&lt;br&gt;&lt;/span&gt;&lt;span style="color: #00a000"&gt;<text:span text:style-name="T1770">誄</text:span>&lt;/span&gt;&lt;span style="color: #00a000"&gt;<text:span text:style-name="T1771">壘</text:span>&lt;/span&gt;&lt;span&gt;&lt;br&gt;&lt;/span&gt;&lt;span style="color: #d89000"&gt;<text:span text:style-name="T1772">稜</text:span>&lt;/span&gt;&lt;span&gt;&lt;br&gt;&lt;/span&gt;&lt;span style="color: #d89000"&gt;<text:span text:style-name="T1773">縭</text:span>&lt;/span&gt;&lt;span style="color: #d89000"&gt;<text:span text:style-name="T1774">離</text:span>&lt;/span&gt;&lt;span style="color: #d89000"&gt;<text:span text:style-name="T1775">灕</text:span>&lt;/span&gt;&lt;span style="color: #d89000"&gt;<text:span text:style-name="T1776">蘺</text:span>&lt;/span&gt;&lt;span&gt;<text:span text:style-name="T1777">䍦</text:span>&lt;/span&gt;&lt;span style="color: #d89000"&gt;<text:span text:style-name="T1778">籬</text:span>&lt;/span&gt;&lt;span style="color:<text:s/><text:soft-page-break/>#d89000"&gt;<text:span text:style-name="T1779">犛</text:span>&lt;/span&gt;&lt;span style="color: #d89000"&gt;<text:span text:style-name="T1780">氂</text:span>&lt;/span&gt;&lt;span style="color: #d89000"&gt;<text:span text:style-name="T1781">釐</text:span>&lt;/span&gt;&lt;span style="color: #d89000"&gt;<text:span text:style-name="T1782">麗</text:span>&lt;/span&gt;&lt;span style="color: #ff0000"&gt;<text:span text:style-name="T1783">釃</text:span>&lt;/span&gt;&lt;span style="color: #d89000"&gt;<text:span text:style-name="T1784">驪</text:span>&lt;/span&gt;&lt;span style="color: #d89000"&gt;<text:span text:style-name="T1785">鸝</text:span>&lt;/span&gt;&lt;span style="color: #d89000"&gt;<text:span text:style-name="T1786">鱺</text:span>&lt;/span&gt;&lt;span&gt;&lt;br&gt;&lt;/span&gt;&lt;span style="color: #0000ff"&gt;<text:span text:style-name="T1787">蒞</text:span>&lt;/span&gt;&lt;span style="color: #0000ff"&gt;<text:span text:style-name="T1788">鴗</text:span>&lt;/span&gt;&lt;span style="color: #0000ff"&gt;<text:span text:style-name="T1789">綟</text:span>&lt;/span&gt;&lt;span style="color: #d89000"&gt;<text:span text:style-name="T1790">鎘</text:span>&lt;/span&gt;&lt;span style="color: #0000ff"&gt;<text:span text:style-name="T1791">慄</text:span>&lt;/span&gt;&lt;span style="color: #0000ff"&gt;<text:span text:style-name="T1792">厤</text:span>&lt;/span&gt;&lt;span style="color: #0000ff"&gt;<text:span text:style-name="T1793">歷</text:span>&lt;/span&gt;&lt;span style="color: #0000ff"&gt;<text:span text:style-name="T1794">曆</text:span>&lt;/span&gt;&lt;span style="color: #0000ff"&gt;<text:span text:style-name="T1795">瀝</text:span>&lt;/span&gt;&lt;span style="color: #0000ff"&gt;<text:span text:style-name="T1796">壢</text:span>&lt;/span&gt;&lt;span style="color: #0000ff"&gt;<text:span text:style-name="T1797">嚦</text:span>&lt;/span&gt;&lt;span style="color: #0000ff"&gt;<text:span text:style-name="T1798">櫪</text:span>&lt;/span&gt;&lt;span style="color: #0000ff"&gt;<text:span text:style-name="T1799">轣</text:span>&lt;/span&gt;&lt;span style="color: #0000ff"&gt;<text:span text:style-name="T1800">靂</text:span>&lt;/span&gt;&lt;span style="color: #0000ff"&gt;<text:span text:style-name="T1801">厲</text:span>&lt;/span&gt;&lt;span style="color: #0000ff"&gt;<text:span text:style-name="T1802">勵</text:span>&lt;/span&gt;&lt;span style="color: #0000ff"&gt;<text:span text:style-name="T1803">癘</text:span>&lt;/span&gt;&lt;span style="color: #0000ff"&gt;<text:span text:style-name="T1804">礪</text:span>&lt;/span&gt;&lt;span style="color: #0000ff"&gt;<text:span text:style-name="T1805">糲</text:span>&lt;/span&gt;&lt;span style="color: #0000ff"&gt;<text:span text:style-name="T1806">蠣</text:span>&lt;/span&gt;&lt;span style="color: #0000ff"&gt;<text:span text:style-name="T1807">隸</text:span>&lt;/span&gt;&lt;span style="color: #0000ff"&gt;<text:span text:style-name="T1808">櫟</text:span>&lt;/span&gt;&lt;span style="color: #0000ff"&gt;<text:span text:style-name="T1809">礫</text:span>&lt;/span&gt;&lt;span style="color: #0000ff"&gt;<text:span text:style-name="T1810">轢</text:span>&lt;/span&gt;&lt;span style="color: #0000ff"&gt;<text:span text:style-name="T1811">躒</text:span>&lt;/span&gt;&lt;span style="color: #d89000"&gt;<text:span text:style-name="T1812">麗</text:span>&lt;/span&gt;&lt;span style="color: #0000ff"&gt;<text:span text:style-name="T1813">儷</text:span>&lt;/span&gt;&lt;span style="color: #0000ff"&gt;<text:span text:style-name="T1814">酈</text:span>&lt;/span&gt;&lt;span style="color: #0000ff"&gt;<text:span text:style-name="T1815">欐</text:span>&lt;/span&gt;&lt;span&gt;&lt;br&gt;&lt;/span&gt;&lt;span style="color: #00a000"&gt;<text:span text:style-name="T1816">裡</text:span>&lt;/span&gt;&lt;span style="color: #00a000"&gt;<text:span text:style-name="T1817">鋰</text:span>&lt;/span&gt;&lt;span style="color: #00a000"&gt;<text:span text:style-name="T1818">鯉</text:span>&lt;/span&gt;&lt;span style="color: #00a000"&gt;<text:span text:style-name="T1819">禮</text:span>&lt;/span&gt;&lt;span style="color: #00a000"&gt;<text:span text:style-name="T1820">鱧</text:span>&lt;/span&gt;&lt;span style="color: #00a000"&gt;<text:span text:style-name="T1821">邐</text:span>&lt;/span&gt;&lt;span&gt;&lt;br&gt;&lt;/span&gt;&lt;span style="color: #00a000"&gt;<text:span text:style-name="T1822">倆</text:span>&lt;/span&gt;&lt;span&gt;&lt;br&gt;&lt;/span&gt;&lt;span style="color: #d89000"&gt;<text:span text:style-name="T1823">連</text:span>&lt;/span&gt;&lt;span style="color: #d89000"&gt;<text:span text:style-name="T1824">漣</text:span>&lt;/span&gt;&lt;span style="color: #d89000"&gt;<text:span text:style-name="T1825">嗹</text:span>&lt;/span&gt;&lt;span style="color: #00a000"&gt;<text:span text:style-name="T1826">璉</text:span>&lt;/span&gt;&lt;span style="color: #d89000"&gt;<text:span text:style-name="T1827">槤</text:span>&lt;/span&gt;&lt;span style="color: #d89000"&gt;<text:span text:style-name="T1828">蓮</text:span>&lt;/span&gt;&lt;span style="color: #d89000"&gt;<text:span text:style-name="T1829">褳</text:span>&lt;/span&gt;&lt;span style="color: #d89000"&gt;<text:span text:style-name="T1830">鰱</text:span>&lt;/span&gt;&lt;span style="color: #d89000"&gt;<text:span text:style-name="T1831">簾</text:span>&lt;/span&gt;&lt;span style="color: #d89000"&gt;<text:span text:style-name="T1832">鐮</text:span>&lt;/span&gt;&lt;span style="color: #d89000"&gt;<text:span text:style-name="T1833">奩</text:span>&lt;/span&gt;&lt;span style="color: #d89000"&gt;<text:span text:style-name="T1834">憐</text:span>&lt;/span&gt;&lt;span style="color: #d89000"&gt;<text:span text:style-name="T1835">聯</text:span>&lt;/span&gt;&lt;span style="color: #00a000"&gt;<text:span text:style-name="T1836">蘞</text:span>&lt;/span&gt;&lt;span&gt;&lt;br&gt;&lt;/span&gt;&lt;span style="color: #0000ff"&gt;<text:span text:style-name="T1837">煉</text:span>&lt;/span&gt;&lt;span style="color: #0000ff"&gt;<text:span text:style-name="T1838">練</text:span>&lt;/span&gt;&lt;span style="color: #0000ff"&gt;<text:span text:style-name="T1839">鍊</text:span>&lt;/span&gt;&lt;span style="color: #0000ff"&gt;<text:span text:style-name="T1840">鏈</text:span>&lt;/span&gt;&lt;span style="color: #0000ff"&gt;<text:span text:style-name="T1841">殮</text:span>&lt;/span&gt;&lt;span style="color: #00a000"&gt;<text:span text:style-name="T1842">斂</text:span>&lt;/span&gt;&lt;span style="color: #00a000"&gt;<text:span text:style-name="T1843">襝</text:span>&lt;/span&gt;&lt;span style="color: #0000ff"&gt;<text:span text:style-name="T1844">瀲</text:span>&lt;/span&gt;&lt;span style="color: #00a000"&gt;<text:span text:style-name="T1845">蘞</text:span>&lt;/span&gt;&lt;span style="color: #0000ff"&gt;<text:span text:style-name="T1846">戀</text:span>&lt;/span&gt;&lt;span style="color: #d89000"&gt;<text:span text:style-name="T1847">攣</text:span>&lt;/span&gt;&lt;span&gt;&lt;br&gt;&lt;/span&gt;&lt;span style="color: #00a000"&gt;<text:span text:style-name="T1848">璉</text:span>&lt;/span&gt;&lt;span style="color: #00a000"&gt;<text:span text:style-name="T1849">臉</text:span>&lt;/span&gt;&lt;span&gt;&lt;br&gt;&lt;/span&gt;&lt;span style="color: #d89000"&gt;<text:span text:style-name="T1850">涼</text:span>&lt;/span&gt;&lt;span style="color: #0000ff"&gt;<text:span text:style-name="T1851">諒</text:span>&lt;/span&gt;&lt;span style="color: #d89000"&gt;<text:span text:style-name="T1852">輬</text:span>&lt;/span&gt;&lt;span style="color: #d89000"&gt;<text:span text:style-name="T1853">糧</text:span>&lt;/span&gt;&lt;span&gt;&lt;br&gt;&lt;/span&gt;&lt;span style="color: #d89000"&gt;<text:span text:style-name="T1854">涼</text:span>&lt;/span&gt;&lt;span style="color: #0000ff"&gt;<text:span text:style-name="T1855">諒</text:span>&lt;/span&gt;&lt;span style="color: #0000ff"&gt;<text:span text:style-name="T1856">輛</text:span>&lt;/span&gt;&lt;span&gt;&lt;br&gt;&lt;/span&gt;&lt;span style="color: #00a000"&gt;<text:span text:style-name="T1857">兩</text:span>&lt;/span&gt;&lt;span style="color: #00a000"&gt;<text:span text:style-name="T1858">倆</text:span>&lt;/span&gt;&lt;span style="color: #00a000"&gt;<text:span text:style-name="T1859">啢</text:span>&lt;/span&gt;&lt;span style="color: #00a000"&gt;<text:span text:style-name="T1860">魎</text:span>&lt;/span&gt;&lt;span&gt;&lt;br&gt;&lt;/span&gt;&lt;span style="color: #0000ff"&gt;<text:span text:style-name="T1861">繆</text:span>&lt;/span&gt;&lt;span style="color: #d89000"&gt;<text:span text:style-name="T1862">遼</text:span>&lt;/span&gt;&lt;span style="color: #d89000"&gt;<text:span text:style-name="T1863">療</text:span>&lt;/span&gt;&lt;span style="color: #d89000"&gt;<text:span text:style-name="T1864">繚</text:span>&lt;/span&gt;&lt;span style="color: #0000ff"&gt;<text:span text:style-name="T1865">鐐</text:span>&lt;/span&gt;&lt;span style="color: #d89000"&gt;<text:span text:style-name="T1866">鷯</text:span>&lt;/span&gt;&lt;span&gt;&lt;br&gt;&lt;/span&gt;&lt;span style="color: #00a000"&gt;<text:span text:style-name="T1867">釕</text:span>&lt;/span&gt;&lt;span style="color: #0000ff"&gt;<text:span text:style-name="T1868">鐐</text:span>&lt;/span&gt;&lt;span&gt;&lt;br&gt;&lt;/span&gt;&lt;span<text:s/><text:soft-page-break/>style="color: #00a000"&gt;<text:span text:style-name="T1869">釕</text:span>&lt;/span&gt;&lt;span&gt;&lt;br&gt;&lt;/span&gt;&lt;span style="color: #0000ff"&gt;<text:span text:style-name="T1870">鴷</text:span>&lt;/span&gt;&lt;span style="color: #0000ff"&gt;<text:span text:style-name="T1871">獵</text:span>&lt;/span&gt;&lt;span&gt;&lt;br&gt;&lt;/span&gt;&lt;span style="color: #d89000"&gt;<text:span text:style-name="T1872">鄰</text:span>&lt;/span&gt;&lt;span style="color: #d89000"&gt;<text:span text:style-name="T1873">轔</text:span>&lt;/span&gt;&lt;span style="color: #d89000"&gt;<text:span text:style-name="T1874">鱗</text:span>&lt;/span&gt;&lt;span style="color: #d89000"&gt;<text:span text:style-name="T1875">臨</text:span>&lt;/span&gt;&lt;span&gt;&lt;br&gt;&lt;/span&gt;&lt;span style="color: #0000ff"&gt;<text:span text:style-name="T1876">賃</text:span>&lt;/span&gt;&lt;span style="color: #0000ff"&gt;<text:span text:style-name="T1877">藺</text:span>&lt;/span&gt;&lt;span style="color: #0000ff"&gt;<text:span text:style-name="T1878">躪</text:span>&lt;/span&gt;&lt;span&gt;&lt;br&gt;&lt;/span&gt;&lt;span style="color: #00a000"&gt;<text:span text:style-name="T1879">稟</text:span>&lt;/span&gt;&lt;span style="color: #00a000"&gt;<text:span text:style-name="T1880">凜</text:span>&lt;/span&gt;&lt;span style="color: #00a000"&gt;<text:span text:style-name="T1881">廩</text:span>&lt;/span&gt;&lt;span style="color: #00a000"&gt;<text:span text:style-name="T1882">懍</text:span>&lt;/span&gt;&lt;span&gt;&lt;br&gt;&lt;/span&gt;&lt;span style="color: #d89000"&gt;<text:span text:style-name="T1883">軨</text:span>&lt;/span&gt;&lt;span style="color: #d89000"&gt;<text:span text:style-name="T1884">鈴</text:span>&lt;/span&gt;&lt;span style="color: #d89000"&gt;<text:span text:style-name="T1885">鴒</text:span>&lt;/span&gt;&lt;span style="color: #d89000"&gt;<text:span text:style-name="T1886">齡</text:span>&lt;/span&gt;&lt;span style="color: #d89000"&gt;<text:span text:style-name="T1887">淩</text:span>&lt;/span&gt;&lt;span style="color: #d89000"&gt;<text:span text:style-name="T1888">綾</text:span>&lt;/span&gt;&lt;span style="color: #d89000"&gt;<text:span text:style-name="T1889">鯪</text:span>&lt;/span&gt;&lt;span style="color: #d89000"&gt;<text:span text:style-name="T1890">櫺</text:span>&lt;/span&gt;&lt;span style="color: #d89000"&gt;<text:span text:style-name="T1891">靈</text:span>&lt;/span&gt;&lt;span style="color: #d89000"&gt;<text:span text:style-name="T1892">欞</text:span>&lt;/span&gt;&lt;span&gt;&lt;br&gt;&lt;/span&gt;&lt;span style="color: #00a000"&gt;<text:span text:style-name="T1893">領</text:span>&lt;/span&gt;&lt;span style="color: #00a000"&gt;<text:span text:style-name="T1894">嶺</text:span>&lt;/span&gt;&lt;span&gt;&lt;br&gt;&lt;/span&gt;&lt;span style="color: #d89000"&gt;<text:span text:style-name="T1895">鎦</text:span>&lt;/span&gt;&lt;span style="color: #d89000"&gt;<text:span text:style-name="T1896">餾</text:span>&lt;/span&gt;&lt;span style="color: #d89000"&gt;<text:span text:style-name="T1897">飀</text:span>&lt;/span&gt;&lt;span style="color: #d89000"&gt;<text:span text:style-name="T1898">騮</text:span>&lt;/span&gt;&lt;span style="color: #d89000"&gt;<text:span text:style-name="T1899">鶹</text:span>&lt;/span&gt;&lt;span style="color: #d89000"&gt;<text:span text:style-name="T1900">劉</text:span>&lt;/span&gt;&lt;span style="color: #d89000"&gt;<text:span text:style-name="T1901">瀏</text:span>&lt;/span&gt;&lt;span style="color: #d89000"&gt;<text:span text:style-name="T1902">鏐</text:span>&lt;/span&gt;&lt;span&gt;&lt;br&gt;&lt;/span&gt;&lt;span style="color: #0000ff"&gt;<text:span text:style-name="T1903">陸</text:span>&lt;/span&gt;&lt;span style="color: #d89000"&gt;<text:span text:style-name="T1904">餾</text:span>&lt;/span&gt;&lt;span style="color: #0000ff"&gt;<text:span text:style-name="T1905">鷚</text:span>&lt;/span&gt;&lt;span&gt;&lt;br&gt;&lt;/span&gt;&lt;span style="color: #00a000"&gt;<text:span text:style-name="T1906">綹</text:span>&lt;/span&gt;&lt;span&gt;&lt;br&gt;&lt;/span&gt;&lt;span style="color: #d89000"&gt;<text:span text:style-name="T1907">龍</text:span>&lt;/span&gt;&lt;span style="color: #ff0000"&gt;<text:span text:style-name="T1908">瀧</text:span>&lt;/span&gt;&lt;span style="color: #d89000"&gt;<text:span text:style-name="T1909">嚨</text:span>&lt;/span&gt;&lt;span style="color: #d89000"&gt;<text:span text:style-name="T1910">瓏</text:span>&lt;/span&gt;&lt;span style="color: #d89000"&gt;<text:span text:style-name="T1911">櫳</text:span>&lt;/span&gt;&lt;span style="color: #d89000"&gt;<text:span text:style-name="T1912">蘢</text:span>&lt;/span&gt;&lt;span style="color: #d89000"&gt;<text:span text:style-name="T1913">曨</text:span>&lt;/span&gt;&lt;span style="color: #d89000"&gt;<text:span text:style-name="T1914">朧</text:span>&lt;/span&gt;&lt;span style="color: #d89000"&gt;<text:span text:style-name="T1915">礱</text:span>&lt;/span&gt;&lt;span style="color: #d89000"&gt;<text:span text:style-name="T1916">矓</text:span>&lt;/span&gt;&lt;span style="color: #d89000"&gt;<text:span text:style-name="T1917">聾</text:span>&lt;/span&gt;&lt;span style="color: #d89000"&gt;<text:span text:style-name="T1918">籠</text:span>&lt;/span&gt;&lt;span&gt;&lt;br&gt;&lt;/span&gt;&lt;span style="color: #00a000"&gt;<text:span text:style-name="T1919">壟</text:span>&lt;/span&gt;&lt;span style="color: #00a000"&gt;<text:span text:style-name="T1920">攏</text:span>&lt;/span&gt;&lt;span style="color: #00a000"&gt;<text:span text:style-name="T1921">隴</text:span>&lt;/span&gt;&lt;span style="color: #d89000"&gt;<text:span text:style-name="T1922">籠</text:span>&lt;/span&gt;&lt;span&gt;&lt;br&gt;&lt;/span&gt;&lt;span style="color: #d89000"&gt;<text:span text:style-name="T1923">嘍</text:span>&lt;/span&gt;&lt;span&gt;&lt;br&gt;&lt;/span&gt;&lt;span style="color: #d89000"&gt;<text:span text:style-name="T1924">婁</text:span>&lt;/span&gt;&lt;span style="color: #d89000"&gt;<text:span text:style-name="T1925">僂</text:span>&lt;/span&gt;&lt;span style="color: #00a000"&gt;<text:span text:style-name="T1926">漊</text:span>&lt;/span&gt;&lt;span style="color: #d89000"&gt;<text:span text:style-name="T1927">慺</text:span>&lt;/span&gt;&lt;span style="color: #00a000"&gt;<text:span text:style-name="T1928">摟</text:span>&lt;/span&gt;&lt;span style="color: #d89000"&gt;<text:span text:style-name="T1929">嘍</text:span>&lt;/span&gt;&lt;span style="color: #d89000"&gt;<text:span text:style-name="T1930">樓</text:span>&lt;/span&gt;&lt;span style="color: #d89000"&gt;<text:span text:style-name="T1931">蔞</text:span>&lt;/span&gt;&lt;span style="color: #0000ff"&gt;<text:span text:style-name="T1932">窶</text:span>&lt;/span&gt;&lt;span style="color: #d89000"&gt;<text:span text:style-name="T1933">螻</text:span>&lt;/span&gt;&lt;span style="color: #d89000"&gt;<text:span text:style-name="T1934">耬</text:span>&lt;/span&gt;&lt;span style="color: #d89000"&gt;<text:span text:style-name="T1935">髏</text:span>&lt;/span&gt;&lt;span&gt;&lt;br&gt;&lt;/span&gt;&lt;span style="color: #0000ff"&gt;<text:span text:style-name="T1936">瘺</text:span>&lt;/span&gt;&lt;span style="color: #0000ff"&gt;<text:span text:style-name="T1937">瘻</text:span>&lt;/span&gt;&lt;span style="color: #0000ff"&gt;<text:span text:style-name="T1938">鏤</text:span>&lt;/span&gt;&lt;span&gt;&lt;br&gt;&lt;/span&gt;&lt;span style="color: #00a000"&gt;<text:span text:style-name="T1939">塿</text:span>&lt;/span&gt;&lt;span style="color: #00a000"&gt;<text:span text:style-name="T1940">摟</text:span>&lt;/span&gt;&lt;span style="color: #00a000"&gt;<text:span text:style-name="T1941">嶁</text:span>&lt;/span&gt;&lt;span style="color: #00a000"&gt;<text:span text:style-name="T1942">簍</text:span>&lt;/span&gt;&lt;span&gt;&lt;br&gt;&lt;/span&gt;&lt;span style="color: #00a000"&gt;<text:span text:style-name="T1943">摟</text:span>&lt;/span&gt;&lt;span&gt;&lt;br&gt;&lt;/span&gt;&lt;span style="color: #d89000"&gt;<text:span text:style-name="T1944">盧</text:span>&lt;/span&gt;&lt;span style="color: #d89000"&gt;<text:span text:style-name="T1945">瀘</text:span>&lt;/span&gt;&lt;span style="color: #d89000"&gt;<text:span text:style-name="T1946">廬</text:span>&lt;/span&gt;&lt;span style="color: #d89000"&gt;<text:span text:style-name="T1947">壚</text:span>&lt;/span&gt;&lt;span style="color: #d89000"&gt;<text:span text:style-name="T1948">嚧</text:span>&lt;/span&gt;&lt;span style="color: #d89000"&gt;<text:span text:style-name="T1949">爐</text:span>&lt;/span&gt;&lt;span style="color: #d89000"&gt;<text:span text:style-name="T1950">櫨</text:span>&lt;/span&gt;&lt;span style="color: #d89000"&gt;<text:span text:style-name="T1951">蘆</text:span>&lt;/span&gt;&lt;span style="color: #d89000"&gt;<text:span text:style-name="T1952">臚</text:span>&lt;/span&gt;&lt;span style="color: #d89000"&gt;<text:span text:style-name="T1953">艫</text:span>&lt;/span&gt;&lt;span style="color: #d89000"&gt;<text:span text:style-name="T1954">轤</text:span>&lt;/span&gt;&lt;span<text:s/><text:soft-page-break/>style="color: #d89000"&gt;<text:span text:style-name="T1955">鑪</text:span>&lt;/span&gt;&lt;span style="color: #d89000"&gt;<text:span text:style-name="T1956">顱</text:span>&lt;/span&gt;&lt;span style="color: #d89000"&gt;<text:span text:style-name="T1957">鸕</text:span>&lt;/span&gt;&lt;span style="color: #d89000"&gt;<text:span text:style-name="T1958">鱸</text:span>&lt;/span&gt;&lt;span&gt;&lt;br&gt;&lt;/span&gt;&lt;span style="color: #0000ff"&gt;<text:span text:style-name="T1959">彔</text:span>&lt;/span&gt;&lt;span style="color: #0000ff"&gt;<text:span text:style-name="T1960">淥</text:span>&lt;/span&gt;&lt;span style="color: #0000ff"&gt;<text:span text:style-name="T1961">祿</text:span>&lt;/span&gt;&lt;span style="color: #0000ff"&gt;<text:span text:style-name="T1962">綠</text:span>&lt;/span&gt;&lt;span style="color: #0000ff"&gt;<text:span text:style-name="T1963">錄</text:span>&lt;/span&gt;&lt;span style="color: #0000ff"&gt;<text:span text:style-name="T1964">騄</text:span>&lt;/span&gt;&lt;span style="color: #0000ff"&gt;<text:span text:style-name="T1965">籙</text:span>&lt;/span&gt;&lt;span style="color: #0000ff"&gt;<text:span text:style-name="T1966">轆</text:span>&lt;/span&gt;&lt;span style="color: #0000ff"&gt;<text:span text:style-name="T1967">陸</text:span>&lt;/span&gt;&lt;span style="color: #0000ff"&gt;<text:span text:style-name="T1968">輅</text:span>&lt;/span&gt;&lt;span style="color: #0000ff"&gt;<text:span text:style-name="T1969">賂</text:span>&lt;/span&gt;&lt;span style="color: #0000ff"&gt;<text:span text:style-name="T1970">鷺</text:span>&lt;/span&gt;&lt;span&gt;&lt;br&gt;&lt;/span&gt;&lt;span style="color: #00a000"&gt;<text:span text:style-name="T1971">鹵</text:span>&lt;/span&gt;&lt;span style="color: #00a000"&gt;<text:span text:style-name="T1972">滷</text:span>&lt;/span&gt;&lt;span style="color: #00a000"&gt;<text:span text:style-name="T1973">磠</text:span>&lt;/span&gt;&lt;span style="color: #00a000"&gt;<text:span text:style-name="T1974">虜</text:span>&lt;/span&gt;&lt;span style="color: #00a000"&gt;<text:span text:style-name="T1975">擄</text:span>&lt;/span&gt;&lt;span style="color: #00a000"&gt;<text:span text:style-name="T1976">魯</text:span>&lt;/span&gt;&lt;span style="color: #00a000"&gt;<text:span text:style-name="T1977">櫓</text:span>&lt;/span&gt;&lt;span style="color: #00a000"&gt;<text:span text:style-name="T1978">鑥</text:span>&lt;/span&gt;&lt;span&gt;&lt;br&gt;&lt;/span&gt;&lt;span style="color: #ff0000"&gt;<text:span text:style-name="T1979">嚕</text:span>&lt;/span&gt;&lt;span&gt;&lt;br&gt;&lt;/span&gt;&lt;span style="color: #d89000"&gt;<text:span text:style-name="T1980">閭</text:span>&lt;/span&gt;&lt;span style="color: #d89000"&gt;<text:span text:style-name="T1981">櫚</text:span>&lt;/span&gt;&lt;span style="color: #0000ff"&gt;<text:span text:style-name="T1982">瘻</text:span>&lt;/span&gt;&lt;span style="color: #0000ff"&gt;<text:span text:style-name="T1983">貗</text:span>&lt;/span&gt;&lt;span style="color: #d89000"&gt;<text:span text:style-name="T1984">驢</text:span>&lt;/span&gt;&lt;span&gt;&lt;br&gt;&lt;/span&gt;&lt;span style="color: #0000ff"&gt;<text:span text:style-name="T1985">綠</text:span>&lt;/span&gt;&lt;span style="color: #0000ff"&gt;<text:span text:style-name="T1986">慮</text:span>&lt;/span&gt;&lt;span style="color: #0000ff"&gt;<text:span text:style-name="T1987">濾</text:span>&lt;/span&gt;&lt;span style="color: #00a000"&gt;<text:span text:style-name="T1988">壘</text:span>&lt;/span&gt;&lt;span&gt;&lt;br&gt;&lt;/span&gt;&lt;span style="color: #00a000"&gt;<text:span text:style-name="T1989">呂</text:span>&lt;/span&gt;&lt;span style="color: #00a000"&gt;<text:span text:style-name="T1990">侶</text:span>&lt;/span&gt;&lt;span style="color: #00a000"&gt;<text:span text:style-name="T1991">鋁</text:span>&lt;/span&gt;&lt;span style="color: #d89000"&gt;<text:span text:style-name="T1992">婁</text:span>&lt;/span&gt;&lt;span style="color: #d89000"&gt;<text:span text:style-name="T1993">慺</text:span>&lt;/span&gt;&lt;span style="color: #00a000"&gt;<text:span text:style-name="T1994">屢</text:span>&lt;/span&gt;&lt;span style="color: #00a000"&gt;<text:span text:style-name="T1995">褸</text:span>&lt;/span&gt;&lt;span style="color: #00a000"&gt;<text:span text:style-name="T1996">縷</text:span>&lt;/span&gt;&lt;span&gt;&lt;br&gt;&lt;/span&gt;&lt;span style="color: #d89000"&gt;<text:span text:style-name="T1997">巒</text:span>&lt;/span&gt;&lt;span style="color: #d89000"&gt;<text:span text:style-name="T1998">孌</text:span>&lt;/span&gt;&lt;span style="color: #d89000"&gt;<text:span text:style-name="T1999">孿</text:span>&lt;/span&gt;&lt;span style="color: #d89000"&gt;<text:span text:style-name="T2000">欒</text:span>&lt;/span&gt;&lt;span style="color: #d89000"&gt;<text:span text:style-name="T2001">臠</text:span>&lt;/span&gt;&lt;span style="color: #d89000"&gt;<text:span text:style-name="T2002">鑾</text:span>&lt;/span&gt;&lt;span style="color: #d89000"&gt;<text:span text:style-name="T2003">鸞</text:span>&lt;/span&gt;&lt;span&gt;&lt;br&gt;&lt;/span&gt;&lt;span style="color: #0000ff"&gt;<text:span text:style-name="T2004">亂</text:span>&lt;/span&gt;&lt;span&gt;&lt;br&gt;&lt;/span&gt;&lt;span style="color: #d89000"&gt;<text:span text:style-name="T2005">孿</text:span>&lt;/span&gt;&lt;span style="color: #d89000"&gt;<text:span text:style-name="T2006">攣</text:span>&lt;/span&gt;&lt;span&gt;&lt;br&gt;&lt;/span&gt;&lt;span style="color: #d89000"&gt;<text:span text:style-name="T2007">孌</text:span>&lt;/span&gt;&lt;span style="color: #d89000"&gt;<text:span text:style-name="T2008">臠</text:span>&lt;/span&gt;&lt;span&gt;&lt;br&gt;&lt;/span&gt;&lt;span style="color: #0000ff"&gt;<text:span text:style-name="T2009">鋝</text:span>&lt;/span&gt;&lt;span&gt;&lt;br&gt;&lt;/span&gt;&lt;span style="color: #d89000"&gt;<text:span text:style-name="T2010">侖</text:span>&lt;/span&gt;&lt;span style="color: #d89000"&gt;<text:span text:style-name="T2011">倫</text:span>&lt;/span&gt;&lt;span style="color: #d89000"&gt;<text:span text:style-name="T2012">淪</text:span>&lt;/span&gt;&lt;span style="color: #ff0000"&gt;<text:span text:style-name="T2013">掄</text:span>&lt;/span&gt;&lt;span style="color: #d89000"&gt;<text:span text:style-name="T2014">崙</text:span>&lt;/span&gt;&lt;span style="color: #d89000"&gt;<text:span text:style-name="T2015">圇</text:span>&lt;/span&gt;&lt;span&gt;<text:span text:style-name="T2016">㷍</text:span>&lt;/span&gt;&lt;span style="color: #d89000"&gt;<text:span text:style-name="T2017">綸</text:span>&lt;/span&gt;&lt;span style="color: #0000ff"&gt;<text:span text:style-name="T2018">論</text:span>&lt;/span&gt;&lt;span style="color: #d89000"&gt;<text:span text:style-name="T2019">輪</text:span>&lt;/span&gt;&lt;span&gt;&lt;br&gt;&lt;/span&gt;&lt;span style="color: #0000ff"&gt;<text:span text:style-name="T2020">論</text:span>&lt;/span&gt;&lt;span&gt;&lt;br&gt;&lt;/span&gt;&lt;span style="color: #ff0000"&gt;<text:span text:style-name="T2021">掄</text:span>&lt;/span&gt;&lt;span&gt;&lt;br&gt;&lt;/span&gt;&lt;span style="color: #d89000"&gt;<text:span text:style-name="T2022">腡</text:span>&lt;/span&gt;&lt;span style="color: #d89000"&gt;<text:span text:style-name="T2023">鏍</text:span>&lt;/span&gt;&lt;span style="color: #d89000"&gt;<text:span text:style-name="T2024">騾</text:span>&lt;/span&gt;&lt;span style="color: #d89000"&gt;<text:span text:style-name="T2025">羅</text:span>&lt;/span&gt;&lt;span style="color: #d89000"&gt;<text:span text:style-name="T2026">儸</text:span>&lt;/span&gt;&lt;span style="color: #000000"&gt;<text:span text:style-name="T2027">囉</text:span>&lt;/span&gt;&lt;span style="color: #d89000"&gt;<text:span text:style-name="T2028">玀</text:span>&lt;/span&gt;&lt;span style="color: #d89000"&gt;<text:span text:style-name="T2029">蘿</text:span>&lt;/span&gt;&lt;span style="color: #d89000"&gt;<text:span text:style-name="T2030">邏</text:span>&lt;/span&gt;&lt;span style="color: #d89000"&gt;<text:span text:style-name="T2031">籮</text:span>&lt;/span&gt;&lt;span style="color: #d89000"&gt;<text:span text:style-name="T2032">鑼</text:span>&lt;/span&gt;&lt;span style="color: #d89000"&gt;<text:span text:style-name="T2033">饠</text:span>&lt;/span&gt;&lt;span&gt;&lt;br&gt;&lt;/span&gt;&lt;span style="color: #0000ff"&gt;<text:span text:style-name="T2034">絡</text:span>&lt;/span&gt;&lt;span style="color: #0000ff"&gt;<text:span text:style-name="T2035">駱</text:span>&lt;/span&gt;&lt;span style="color: #0000ff"&gt;<text:span text:style-name="T2036">犖</text:span>&lt;/span&gt;&lt;span style="color: #0000ff"&gt;<text:span text:style-name="T2037">濼</text:span>&lt;/span&gt;&lt;span style="color: #0000ff"&gt;<text:span text:style-name="T2038">躒</text:span>&lt;/span&gt;&lt;span&gt;&lt;br&gt;&lt;/span&gt;&lt;span style="color: #00a000"&gt;<text:span text:style-name="T2039">虜</text:span>&lt;/span&gt;&lt;span style="color: #00a000"&gt;<text:span text:style-name="T2040">擄</text:span>&lt;/span&gt;&lt;span&gt;&lt;br&gt;&lt;/span&gt;&lt;span style="color: #000000"&gt;<text:span text:style-name="T2041">囉</text:span><text:soft-page-break/>&lt;/span&gt;&lt;span&gt;&lt;br&gt;&lt;/span&gt;&lt;span style="color: #000000"&gt;<text:span text:style-name="T2042">嗎</text:span>&lt;/span&gt;&lt;span style="color: #000000"&gt;<text:span text:style-name="T2043">麼</text:span>&lt;/span&gt;&lt;span&gt;&lt;br&gt;&lt;/span&gt;&lt;span style="color: #000000"&gt;<text:span text:style-name="T2044">麼</text:span>&lt;/span&gt;&lt;span&gt;&lt;br&gt;&lt;/span&gt;&lt;span style="color: #0000ff"&gt;<text:span text:style-name="T2045">傌</text:span>&lt;/span&gt;&lt;span style="color: #0000ff"&gt;<text:span text:style-name="T2046">禡</text:span>&lt;/span&gt;&lt;span style="color: #0000ff"&gt;<text:span text:style-name="T2047">罵</text:span>&lt;/span&gt;&lt;span style="color: #0000ff"&gt;<text:span text:style-name="T2048">螞</text:span>&lt;/span&gt;&lt;span&gt;&lt;br&gt;&lt;/span&gt;&lt;span style="color: #00a000"&gt;<text:span text:style-name="T2049">馬</text:span>&lt;/span&gt;&lt;span style="color: #0000ff"&gt;<text:span text:style-name="T2050">傌</text:span>&lt;/span&gt;&lt;span style="color: #000000"&gt;<text:span text:style-name="T2051">嗎</text:span>&lt;/span&gt;&lt;span style="color: #00a000"&gt;<text:span text:style-name="T2052">瑪</text:span>&lt;/span&gt;&lt;span style="color: #00a000"&gt;<text:span text:style-name="T2053">碼</text:span>&lt;/span&gt;&lt;span style="color: #0000ff"&gt;<text:span text:style-name="T2054">螞</text:span>&lt;/span&gt;&lt;span style="color: #00a000"&gt;<text:span text:style-name="T2055">鎷</text:span>&lt;/span&gt;&lt;span&gt;&lt;br&gt;&lt;/span&gt;&lt;span style="color: #ff0000"&gt;<text:span text:style-name="T2056">媽</text:span>&lt;/span&gt;&lt;span style="color: #0000ff"&gt;<text:span text:style-name="T2057">螞</text:span>&lt;/span&gt;&lt;span style="color: #d89000"&gt;<text:span text:style-name="T2058">嬤</text:span>&lt;/span&gt;&lt;span&gt;&lt;br&gt;&lt;/span&gt;&lt;span style="color: #0000ff"&gt;<text:span text:style-name="T2059">脈</text:span>&lt;/span&gt;&lt;span style="color: #0000ff"&gt;<text:span text:style-name="T2060">麥</text:span>&lt;/span&gt;&lt;span style="color: #0000ff"&gt;<text:span text:style-name="T2061">賣</text:span>&lt;/span&gt;&lt;span style="color: #0000ff"&gt;<text:span text:style-name="T2062">勱</text:span>&lt;/span&gt;&lt;span style="color: #0000ff"&gt;<text:span text:style-name="T2063">邁</text:span>&lt;/span&gt;&lt;span&gt;&lt;br&gt;&lt;/span&gt;&lt;span style="color: #00a000"&gt;<text:span text:style-name="T2064">買</text:span>&lt;/span&gt;&lt;span&gt;&lt;br&gt;&lt;/span&gt;&lt;span style="color: #d89000"&gt;<text:span text:style-name="T2065">謾</text:span>&lt;/span&gt;&lt;span style="color: #d89000"&gt;<text:span text:style-name="T2066">饅</text:span>&lt;/span&gt;&lt;span style="color: #d89000"&gt;<text:span text:style-name="T2067">鰻</text:span>&lt;/span&gt;&lt;span style="color: #d89000"&gt;<text:span text:style-name="T2068">樠</text:span>&lt;/span&gt;&lt;span style="color: #d89000"&gt;<text:span text:style-name="T2069">瞞</text:span>&lt;/span&gt;&lt;span style="color: #d89000"&gt;<text:span text:style-name="T2070">蹣</text:span>&lt;/span&gt;&lt;span style="color: #ff0000"&gt;<text:span text:style-name="T2071">顢</text:span>&lt;/span&gt;&lt;span style="color: #d89000"&gt;<text:span text:style-name="T2072">蠻</text:span>&lt;/span&gt;&lt;span&gt;&lt;br&gt;&lt;/span&gt;&lt;span style="color: #0000ff"&gt;<text:span text:style-name="T2073">縵</text:span>&lt;/span&gt;&lt;span style="color: #d89000"&gt;<text:span text:style-name="T2074">謾</text:span>&lt;/span&gt;&lt;span style="color: #0000ff"&gt;<text:span text:style-name="T2075">鏝</text:span>&lt;/span&gt;&lt;span&gt;&lt;br&gt;&lt;/span&gt;&lt;span style="color: #00a000"&gt;<text:span text:style-name="T2076">滿</text:span>&lt;/span&gt;&lt;span&gt;&lt;br&gt;&lt;/span&gt;&lt;span style="color: #ff0000"&gt;<text:span text:style-name="T2077">顢</text:span>&lt;/span&gt;&lt;span&gt;&lt;br&gt;&lt;/span&gt;&lt;span style="color: #d89000"&gt;<text:span text:style-name="T2078">鋩</text:span>&lt;/span&gt;&lt;span style="color: #d89000"&gt;<text:span text:style-name="T2079">鸏</text:span>&lt;/span&gt;&lt;span&gt;&lt;br&gt;&lt;/span&gt;&lt;span style="color: #d89000"&gt;<text:span text:style-name="T2080">鸏</text:span>&lt;/span&gt;&lt;span&gt;&lt;br&gt;&lt;/span&gt;&lt;span style="color: #d89000"&gt;<text:span text:style-name="T2081">犛</text:span>&lt;/span&gt;&lt;span style="color: #d89000"&gt;<text:span text:style-name="T2082">氂</text:span>&lt;/span&gt;&lt;span style="color: #d89000"&gt;<text:span text:style-name="T2083">錨</text:span>&lt;/span&gt;&lt;span&gt;&lt;br&gt;&lt;/span&gt;&lt;span style="color: #0000ff"&gt;<text:span text:style-name="T2084">貿</text:span>&lt;/span&gt;&lt;span&gt;&lt;br&gt;&lt;/span&gt;&lt;span style="color: #00a000"&gt;<text:span text:style-name="T2085">鉚</text:span>&lt;/span&gt;&lt;span&gt;&lt;br&gt;&lt;/span&gt;&lt;span style="color: #ff0000"&gt;<text:span text:style-name="T2086">貓</text:span>&lt;/span&gt;&lt;span&gt;&lt;br&gt;&lt;/span&gt;&lt;span style="color: #000000"&gt;<text:span text:style-name="T2087">麼</text:span>&lt;/span&gt;&lt;span&gt;&lt;br&gt;&lt;/span&gt;&lt;span style="color: #d89000"&gt;<text:span text:style-name="T2088">沒</text:span>&lt;/span&gt;&lt;span style="color: #d89000"&gt;<text:span text:style-name="T2089">鋂</text:span>&lt;/span&gt;&lt;span style="color: #d89000"&gt;<text:span text:style-name="T2090">黴</text:span>&lt;/span&gt;&lt;span&gt;&lt;br&gt;&lt;/span&gt;&lt;span style="color: #0000ff"&gt;<text:span text:style-name="T2091">謎</text:span>&lt;/span&gt;&lt;span&gt;&lt;br&gt;&lt;/span&gt;&lt;span style="color: #00a000"&gt;<text:span text:style-name="T2092">鎂</text:span>&lt;/span&gt;&lt;span&gt;&lt;br&gt;&lt;/span&gt;&lt;span style="color: #000000"&gt;<text:span text:style-name="T2093">們</text:span>&lt;/span&gt;&lt;span&gt;&lt;br&gt;&lt;/span&gt;&lt;span style="color: #d89000"&gt;<text:span text:style-name="T2094">門</text:span>&lt;/span&gt;&lt;span style="color: #000000"&gt;<text:span text:style-name="T2095">們</text:span>&lt;/span&gt;&lt;span style="color: #d89000"&gt;<text:span text:style-name="T2096">捫</text:span>&lt;/span&gt;&lt;span style="color: #d89000"&gt;<text:span text:style-name="T2097">鍆</text:span>&lt;/span&gt;&lt;span style="color: #d89000"&gt;<text:span text:style-name="T2098">璊</text:span>&lt;/span&gt;&lt;span&gt;&lt;br&gt;&lt;/span&gt;&lt;span style="color: #ff0000"&gt;<text:span text:style-name="T2099">悶</text:span>&lt;/span&gt;&lt;span style="color: #0000ff"&gt;<text:span text:style-name="T2100">燜</text:span>&lt;/span&gt;&lt;span style="color: #0000ff"&gt;<text:span text:style-name="T2101">懣</text:span>&lt;/span&gt;&lt;span&gt;&lt;br&gt;&lt;/span&gt;&lt;span style="color: #ff0000"&gt;<text:span text:style-name="T2102">悶</text:span>&lt;/span&gt;&lt;span style="color: #0000ff"&gt;<text:span text:style-name="T2103">燜</text:span>&lt;/span&gt;&lt;span&gt;&lt;br&gt;&lt;/span&gt;&lt;span style="color: #d89000"&gt;<text:span text:style-name="T2104">濛</text:span>&lt;/span&gt;&lt;span style="color: #d89000"&gt;<text:span text:style-name="T2105">懞</text:span>&lt;/span&gt;&lt;span style="color: #ff0000"&gt;<text:span text:style-name="T2106">矇</text:span>&lt;/span&gt;&lt;span style="color: #d89000"&gt;<text:span text:style-name="T2107">鸏</text:span>&lt;/span&gt;&lt;span style="color: #d89000"&gt;<text:span text:style-name="T2108">鄳</text:span>&lt;/span&gt;&lt;span&gt;&lt;br&gt;&lt;/span&gt;&lt;span style="color: #0000ff"&gt;<text:span text:style-name="T2109">夢</text:span>&lt;/span&gt;&lt;span&gt;&lt;br&gt;&lt;/span&gt;&lt;span style="color: #00a000"&gt;<text:span text:style-name="T2110">錳</text:span>&lt;/span&gt;&lt;span style="color: #d89000"&gt;<text:span text:style-name="T2111">鄳</text:span>&lt;/span&gt;&lt;span style="color: #d89000"&gt;<text:span text:style-name="T2112">鸏</text:span>&lt;/span&gt;&lt;span style="color: #d89000"&gt;<text:span text:style-name="T2113">懞</text:span>&lt;/span&gt;&lt;span&gt;&lt;br&gt;&lt;/span&gt;&lt;span style="color: #ff0000"&gt;<text:span text:style-name="T2114">矇</text:span>&lt;/span&gt;&lt;span&gt;&lt;br&gt;&lt;/span&gt;&lt;span style="color: #0000ff"&gt;<text:span text:style-name="T2115">謎</text:span>&lt;/span&gt;&lt;span<text:s/><text:soft-page-break/>style="color: #d89000"&gt;<text:span text:style-name="T2116">彌</text:span>&lt;/span&gt;&lt;span style="color: #d89000"&gt;<text:span text:style-name="T2117">禰</text:span>&lt;/span&gt;&lt;span style="color: #d89000"&gt;<text:span text:style-name="T2118">瀰</text:span>&lt;/span&gt;&lt;span style="color: #d89000"&gt;<text:span text:style-name="T2119">獼</text:span>&lt;/span&gt;&lt;span&gt;&lt;br&gt;&lt;/span&gt;&lt;span style="color: #0000ff"&gt;<text:span text:style-name="T2120">冪</text:span>&lt;/span&gt;&lt;span style="color: #0000ff"&gt;<text:span text:style-name="T2121">祕</text:span>&lt;/span&gt;&lt;span style="color: #0000ff"&gt;<text:span text:style-name="T2122">謐</text:span>&lt;/span&gt;&lt;span style="color: #0000ff"&gt;<text:span text:style-name="T2123">覓</text:span>&lt;/span&gt;&lt;span style="color: #0000ff"&gt;<text:span text:style-name="T2124">謎</text:span>&lt;/span&gt;&lt;span&gt;&lt;br&gt;&lt;/span&gt;&lt;span style="color: #00a000"&gt;<text:span text:style-name="T2125">羋</text:span>&lt;/span&gt;&lt;span style="color: #d89000"&gt;<text:span text:style-name="T2126">瀰</text:span>&lt;/span&gt;&lt;span&gt;&lt;br&gt;&lt;/span&gt;&lt;span style="color: #d89000"&gt;<text:span text:style-name="T2127">綿</text:span>&lt;/span&gt;&lt;span&gt;&lt;br&gt;&lt;/span&gt;&lt;span style="color: #0000ff"&gt;<text:span text:style-name="T2128">麵</text:span>&lt;/span&gt;&lt;span&gt;&lt;br&gt;&lt;/span&gt;&lt;span style="color: #00a000"&gt;<text:span text:style-name="T2129">鮸</text:span>&lt;/span&gt;&lt;span style="color: #00a000"&gt;<text:span text:style-name="T2130">緬</text:span>&lt;/span&gt;&lt;span style="color: #00a000"&gt;<text:span text:style-name="T2131">靦</text:span>&lt;/span&gt;&lt;span&gt;&lt;br&gt;&lt;/span&gt;&lt;span style="color: #0000ff"&gt;<text:span text:style-name="T2132">廟</text:span>&lt;/span&gt;&lt;span style="color: #0000ff"&gt;<text:span text:style-name="T2133">繆</text:span>&lt;/span&gt;&lt;span&gt;&lt;br&gt;&lt;/span&gt;&lt;span style="color: #00a000"&gt;<text:span text:style-name="T2134">緲</text:span>&lt;/span&gt;&lt;span&gt;&lt;br&gt;&lt;/span&gt;&lt;span style="color: #0000ff"&gt;<text:span text:style-name="T2135">滅</text:span>&lt;/span&gt;&lt;span style="color: #0000ff"&gt;<text:span text:style-name="T2136">衊</text:span>&lt;/span&gt;&lt;span&gt;&lt;br&gt;&lt;/span&gt;&lt;span style="color: #00a000"&gt;<text:span text:style-name="T2137">羋</text:span>&lt;/span&gt;&lt;span&gt;&lt;br&gt;&lt;/span&gt;&lt;span style="color: #d89000"&gt;<text:span text:style-name="T2138">緡</text:span>&lt;/span&gt;&lt;span style="color: #00a000"&gt;<text:span text:style-name="T2139">閩</text:span>&lt;/span&gt;&lt;span&gt;&lt;br&gt;&lt;/span&gt;&lt;span style="color: #00a000"&gt;<text:span text:style-name="T2140">鰵</text:span>&lt;/span&gt;&lt;span style="color: #00a000"&gt;<text:span text:style-name="T2141">閔</text:span>&lt;/span&gt;&lt;span style="color: #00a000"&gt;<text:span text:style-name="T2142">憫</text:span>&lt;/span&gt;&lt;span style="color: #00a000"&gt;<text:span text:style-name="T2143">黽</text:span>&lt;/span&gt;&lt;span style="color: #d89000"&gt;<text:span text:style-name="T2144">澠</text:span>&lt;/span&gt;&lt;span style="color: #00a000"&gt;<text:span text:style-name="T2145">閩</text:span>&lt;/span&gt;&lt;span&gt;&lt;br&gt;&lt;/span&gt;&lt;span style="color: #d89000"&gt;<text:span text:style-name="T2146">銘</text:span>&lt;/span&gt;&lt;span style="color: #d89000"&gt;<text:span text:style-name="T2147">鳴</text:span>&lt;/span&gt;&lt;span&gt;&lt;br&gt;&lt;/span&gt;&lt;span style="color: #d89000"&gt;<text:span text:style-name="T2148">鄳</text:span>&lt;/span&gt;&lt;span&gt;&lt;br&gt;&lt;/span&gt;&lt;span style="color: #0000ff"&gt;<text:span text:style-name="T2149">繆</text:span>&lt;/span&gt;&lt;span style="color: #0000ff"&gt;<text:span text:style-name="T2150">謬</text:span>&lt;/span&gt;&lt;span&gt;&lt;br&gt;&lt;/span&gt;&lt;span style="color: #d89000"&gt;<text:span text:style-name="T2151">無</text:span>&lt;/span&gt;&lt;span style="color: #000000"&gt;<text:span text:style-name="T2152">麼</text:span>&lt;/span&gt;&lt;span style="color: #d89000"&gt;<text:span text:style-name="T2153">謨</text:span>&lt;/span&gt;&lt;span style="color: #d89000"&gt;<text:span text:style-name="T2154">饃</text:span>&lt;/span&gt;&lt;span&gt;&lt;br&gt;&lt;/span&gt;&lt;span style="color: #d89000"&gt;<text:span text:style-name="T2155">沒</text:span>&lt;/span&gt;&lt;span style="color: #0000ff"&gt;<text:span text:style-name="T2156">歿</text:span>&lt;/span&gt;&lt;span style="color: #0000ff"&gt;<text:span text:style-name="T2157">脈</text:span>&lt;/span&gt;&lt;span style="color: #0000ff"&gt;<text:span text:style-name="T2158">覛</text:span>&lt;/span&gt;&lt;span style="color: #0000ff"&gt;<text:span text:style-name="T2159">霢</text:span>&lt;/span&gt;&lt;span style="color: #0000ff"&gt;<text:span text:style-name="T2160">麥</text:span>&lt;/span&gt;&lt;span style="color: #0000ff"&gt;<text:span text:style-name="T2161">鏌</text:span>&lt;/span&gt;&lt;span style="color: #0000ff"&gt;<text:span text:style-name="T2162">驀</text:span>&lt;/span&gt;&lt;span&gt;&lt;br&gt;&lt;/span&gt;&lt;span style="color: #d89000"&gt;<text:span text:style-name="T2163">謀</text:span>&lt;/span&gt;&lt;span style="color: #0000ff"&gt;<text:span text:style-name="T2164">繆</text:span>&lt;/span&gt;&lt;span&gt;&lt;br&gt;&lt;/span&gt;&lt;span style="color: #0000ff"&gt;<text:span text:style-name="T2165">貿</text:span>&lt;/span&gt;&lt;span&gt;&lt;br&gt;&lt;/span&gt;&lt;span style="color: #00a000"&gt;<text:span text:style-name="T2166">畝</text:span>&lt;/span&gt;&lt;span&gt;&lt;br&gt;&lt;/span&gt;&lt;span style="color: #0000ff"&gt;<text:span text:style-name="T2167">鉬</text:span>&lt;/span&gt;&lt;span style="color: #0000ff"&gt;<text:span text:style-name="T2168">繆</text:span>&lt;/span&gt;&lt;span style="color: #0000ff"&gt;<text:span text:style-name="T2169">鶩</text:span>&lt;/span&gt;&lt;span&gt;&lt;br&gt;&lt;/span&gt;&lt;span style="color: #00a000"&gt;<text:span text:style-name="T2170">畝</text:span>&lt;/span&gt;&lt;span&gt;&lt;br&gt;&lt;/span&gt;&lt;span style="color: #0000ff"&gt;<text:span text:style-name="T2171">內</text:span>&lt;/span&gt;&lt;span style="color: #0000ff"&gt;<text:span text:style-name="T2172">吶</text:span>&lt;/span&gt;&lt;span style="color: #0000ff"&gt;<text:span text:style-name="T2173">納</text:span>&lt;/span&gt;&lt;span style="color: #0000ff"&gt;<text:span text:style-name="T2174">訥</text:span>&lt;/span&gt;&lt;span style="color: #0000ff"&gt;<text:span text:style-name="T2175">軜</text:span>&lt;/span&gt;&lt;span style="color: #0000ff"&gt;<text:span text:style-name="T2176">鈉</text:span>&lt;/span&gt;&lt;span&gt;&lt;br&gt;&lt;/span&gt;&lt;span style="color: #0000ff"&gt;<text:span text:style-name="T2177">錼</text:span>&lt;/span&gt;&lt;span&gt;&lt;br&gt;&lt;/span&gt;&lt;span style="color: #d89000"&gt;<text:span text:style-name="T2178">難</text:span>&lt;/span&gt;&lt;span&gt;&lt;br&gt;&lt;/span&gt;&lt;span style="color: #d89000"&gt;<text:span text:style-name="T2179">難</text:span>&lt;/span&gt;&lt;span&gt;&lt;br&gt;&lt;/span&gt;&lt;span style="color: #d89000"&gt;<text:span text:style-name="T2180">撓</text:span>&lt;/span&gt;&lt;span style="color: #d89000"&gt;<text:span text:style-name="T2181">橈</text:span>&lt;/span&gt;&lt;span style="color: #d89000"&gt;<text:span text:style-name="T2182">譊</text:span>&lt;/span&gt;&lt;span style="color: #d89000"&gt;<text:span text:style-name="T2183">鐃</text:span>&lt;/span&gt;&lt;span style="color: #d89000"&gt;<text:span text:style-name="T2184">憹</text:span>&lt;/span&gt;&lt;span&gt;&lt;br&gt;&lt;/span&gt;&lt;span style="color: #0000ff"&gt;<text:span text:style-name="T2185">鬧</text:span>&lt;/span&gt;&lt;span&gt;&lt;br&gt;&lt;/span&gt;&lt;span style="color: #00a000"&gt;<text:span text:style-name="T2186">惱</text:span>&lt;/span&gt;&lt;span style="color: #00a000"&gt;<text:span text:style-name="T2187">腦</text:span>&lt;/span&gt;&lt;span&gt;&lt;br&gt;&lt;/span&gt;&lt;span style="color: #0000ff"&gt;<text:span text:style-name="T2188">訥</text:span>&lt;/span&gt;&lt;span&gt;&lt;br&gt;&lt;/span&gt;&lt;span style="color: #0000ff"&gt;<text:span text:style-name="T2189">內</text:span>&lt;/span&gt;&lt;span&gt;&lt;br&gt;&lt;/span&gt;&lt;span style="color: #00a000"&gt;<text:span text:style-name="T2190">餒</text:span>&lt;/span&gt;&lt;span&gt;&lt;br&gt;&lt;/span&gt;&lt;span style="color: #d89000"&gt;<text:span text:style-name="T2191">鈮</text:span>&lt;/span&gt;&lt;span style="color: #d89000"&gt;<text:soft-page-break/><text:span text:style-name="T2192">兒</text:span>&lt;/span&gt;&lt;span style="color: #d89000"&gt;<text:span text:style-name="T2193">輗</text:span>&lt;/span&gt;&lt;span style="color: #d89000"&gt;<text:span text:style-name="T2194">鯢</text:span>&lt;/span&gt;&lt;span<text:s/><text:span text:style-name="T2195">style="color: #d89000"&gt;</text:span><text:span text:style-name="T2196">齯</text:span><text:span text:style-name="T2197">&lt;/span&gt;&lt;span&gt;&lt;br&gt;&lt;/span&gt;&lt;span style="color: #0000ff"&gt;</text:span><text:span text:style-name="T2198">膩</text:span><text:span text:style-name="T2199">&lt;/span&gt;&lt;span&gt;&lt;br&gt;&lt;/span&gt;&lt;span style="color: #00a000"&gt;</text:span><text:span text:style-name="T2200">擬</text:span><text:span text:style-name="T2201">&lt;/span&gt;&lt;span style="color: #d89000"&gt;</text:span><text:span text:style-name="T2202">禰</text:span><text:span text:style-name="T2203">&lt;/span&gt;</text:span></text:p>
      <text:p text:style-name="Normal">&lt;span style="color: #d89000"&gt;<text:span text:style-name="T2204">鮎</text:span>&lt;/span&gt;&lt;span style="color: #d89000"&gt;<text:span text:style-name="T2205">鯰</text:span>&lt;/span&gt;&lt;span&gt;&lt;br&gt;&lt;/span&gt;&lt;span style="color: #0000ff"&gt;<text:span text:style-name="T2206">唸</text:span>&lt;/span&gt;&lt;span&gt;&lt;br&gt;&lt;/span&gt;&lt;span style="color: #00a000"&gt;<text:span text:style-name="T2207">輦</text:span>&lt;/span&gt;&lt;span style="color: #00a000"&gt;<text:span text:style-name="T2208">攆</text:span>&lt;/span&gt;&lt;span style="color: #00a000"&gt;<text:span text:style-name="T2209">輾</text:span>&lt;/span&gt;&lt;span&gt;&lt;br&gt;&lt;/span&gt;&lt;span style="color: #d89000"&gt;<text:span text:style-name="T2210">孃</text:span>&lt;/span&gt;&lt;span&gt;&lt;br&gt;&lt;/span&gt;&lt;span style="color: #0000ff"&gt;<text:span text:style-name="T2211">釀</text:span>&lt;/span&gt;&lt;span&gt;&lt;br&gt;&lt;/span&gt;&lt;span style="color: #00a000"&gt;<text:span text:style-name="T2212">鳥</text:span>&lt;/span&gt;&lt;span style="color: #00a000"&gt;<text:span text:style-name="T2213">蔦</text:span>&lt;/span&gt;&lt;span style="color: #00a000"&gt;<text:span text:style-name="T2214">裊</text:span>&lt;/span&gt;&lt;span style="color: #00a000"&gt;<text:span text:style-name="T2215">嫋</text:span>&lt;/span&gt;&lt;span&gt;&lt;br&gt;&lt;/span&gt;&lt;span style="color: #0000ff"&gt;<text:span text:style-name="T2216">闑</text:span>&lt;/span&gt;&lt;span style="color: #0000ff"&gt;<text:span text:style-name="T2217">鎳</text:span>&lt;/span&gt;&lt;span style="color: #0000ff"&gt;<text:span text:style-name="T2218">隉</text:span>&lt;/span&gt;&lt;span style="color: #0000ff"&gt;<text:span text:style-name="T2219">業</text:span>&lt;/span&gt;&lt;span style="color: #0000ff"&gt;<text:span text:style-name="T2220">聶</text:span>&lt;/span&gt;&lt;span style="color: #0000ff"&gt;<text:span text:style-name="T2221">攝</text:span>&lt;/span&gt;&lt;span style="color: #0000ff"&gt;<text:span text:style-name="T2222">囁</text:span>&lt;/span&gt;&lt;span style="color: #0000ff"&gt;<text:span text:style-name="T2223">躡</text:span>&lt;/span&gt;&lt;span style="color: #0000ff"&gt;<text:span text:style-name="T2224">鑷</text:span>&lt;/span&gt;&lt;span style="color: #0000ff"&gt;<text:span text:style-name="T2225">顳</text:span>&lt;/span&gt;&lt;span style="color: #0000ff"&gt;<text:span text:style-name="T2226">櫱</text:span>&lt;/span&gt;&lt;span style="color: #0000ff"&gt;<text:span text:style-name="T2227">籋</text:span>&lt;/span&gt;&lt;span style="color: #0000ff"&gt;<text:span text:style-name="T2228">齧</text:span>&lt;/span&gt;&lt;span&gt;&lt;br&gt;&lt;/span&gt;&lt;span style="color: #d89000"&gt;<text:span text:style-name="T2229">甯</text:span>&lt;/span&gt;&lt;span style="color: #d89000"&gt;<text:span text:style-name="T2230">寧</text:span>&lt;/span&gt;&lt;span style="color: #0000ff"&gt;<text:span text:style-name="T2231">擰</text:span>&lt;/span&gt;&lt;span style="color: #d89000"&gt;<text:span text:style-name="T2232">嚀</text:span>&lt;/span&gt;&lt;span style="color: #d89000"&gt;<text:span text:style-name="T2233">獰</text:span>&lt;/span&gt;&lt;span style="color: #d89000"&gt;<text:span text:style-name="T2234">檸</text:span>&lt;/span&gt;&lt;span style="color: #d89000"&gt;<text:span text:style-name="T2235">聹</text:span>&lt;/span&gt;&lt;span&gt;&lt;br&gt;&lt;/span&gt;&lt;span style="color: #d89000"&gt;<text:span text:style-name="T2236">甯</text:span>&lt;/span&gt;&lt;span style="color: #d89000"&gt;<text:span text:style-name="T2237">寧</text:span>&lt;/span&gt;&lt;span style="color: #0000ff"&gt;<text:span text:style-name="T2238">濘</text:span>&lt;/span&gt;&lt;span style="color: #0000ff"&gt;<text:span text:style-name="T2239">擰</text:span>&lt;/span&gt;&lt;span&gt;&lt;br&gt;&lt;/span&gt;&lt;span style="color: #0000ff"&gt;<text:span text:style-name="T2240">擰</text:span>&lt;/span&gt;&lt;span&gt;&lt;br&gt;&lt;/span&gt;&lt;span style="color: #00a000"&gt;<text:span text:style-name="T2241">紐</text:span>&lt;/span&gt;&lt;span style="color: #00a000"&gt;<text:span text:style-name="T2242">鈕</text:span>&lt;/span&gt;&lt;span&gt;&lt;br&gt;&lt;/span&gt;&lt;span style="color: #d89000"&gt;<text:span text:style-name="T2243">農</text:span>&lt;/span&gt;&lt;span style="color: #d89000"&gt;<text:span text:style-name="T2244">儂</text:span>&lt;/span&gt;&lt;span style="color: #d89000"&gt;<text:span text:style-name="T2245">濃</text:span>&lt;/span&gt;&lt;span style="color: #d89000"&gt;<text:span text:style-name="T2246">憹</text:span>&lt;/span&gt;&lt;span style="color: #d89000"&gt;<text:span text:style-name="T2247">噥</text:span>&lt;/span&gt;&lt;span style="color: #d89000"&gt;<text:span text:style-name="T2248">膿</text:span>&lt;/span&gt;&lt;span style="color: #d89000"&gt;<text:span text:style-name="T2249">穠</text:span>&lt;/span&gt;&lt;span&gt;&lt;br&gt;&lt;/span&gt;&lt;span style="color: #d89000"&gt;<text:span text:style-name="T2250">譨</text:span>&lt;/span&gt;&lt;span&gt;&lt;br&gt;&lt;/span&gt;&lt;span style="color: #d89000"&gt;<text:span text:style-name="T2251">駑</text:span>&lt;/span&gt;&lt;span&gt;&lt;br&gt;&lt;/span&gt;&lt;span style="color: #00a000"&gt;<text:span text:style-name="T2252">釹</text:span>&lt;/span&gt;&lt;span&gt;&lt;br&gt;&lt;/span&gt;&lt;span style="color: #00a000"&gt;<text:span text:style-name="T2253">餪</text:span>&lt;/span&gt;&lt;span&gt;&lt;br&gt;&lt;/span&gt;&lt;span style="color: #0000ff"&gt;<text:span text:style-name="T2254">瘧</text:span>&lt;/span&gt;&lt;span style="color: #0000ff"&gt;<text:span text:style-name="T2255">謔</text:span>&lt;/span&gt;&lt;span&gt;&lt;br&gt;&lt;/span&gt;&lt;span style="color: #d89000"&gt;<text:span text:style-name="T2256">儺</text:span>&lt;/span&gt;&lt;span&gt;&lt;br&gt;&lt;/span&gt;&lt;span style="color: #0000ff"&gt;<text:span text:style-name="T2257">諾</text:span>&lt;/span&gt;&lt;span style="color: #0000ff"&gt;<text:span text:style-name="T2258">鍩</text:span>&lt;/span&gt;&lt;span&gt;&lt;br&gt;&lt;/span&gt;&lt;span style="color: #ff0000"&gt;<text:span text:style-name="T2259">漚</text:span>&lt;/span&gt;&lt;span style="color: #ff0000"&gt;<text:span text:style-name="T2260">嘔</text:span>&lt;/span&gt;&lt;span&gt;&lt;br&gt;&lt;/span&gt;&lt;span style="color: #ff0000"&gt;<text:span text:style-name="T2261">嘔</text:span>&lt;/span&gt;&lt;span style="color: #ff0000"&gt;<text:span text:style-name="T2262">歐</text:span>&lt;/span&gt;&lt;span&gt;&lt;br&gt;&lt;/span&gt;&lt;span style="color: #ff0000"&gt;<text:span text:style-name="T2263">區</text:span>&lt;/span&gt;&lt;span style="color: #ff0000"&gt;<text:span text:style-name="T2264">漚</text:span>&lt;/span&gt;&lt;span style="color: #ff0000"&gt;<text:span text:style-name="T2265">嘔</text:span>&lt;/span&gt;&lt;span style="color: #ff0000"&gt;<text:span text:style-name="T2266">歐</text:span>&lt;/span&gt;&lt;span style="color: #ff0000"&gt;<text:span text:style-name="T2267">毆</text:span>&lt;/span&gt;&lt;span style="color: #ff0000"&gt;<text:span text:style-name="T2268">甌</text:span>&lt;/span&gt;&lt;span style="color: #ff0000"&gt;<text:span text:style-name="T2269">謳</text:span>&lt;/span&gt;&lt;span style="color: #ff0000"&gt;<text:span text:style-name="T2270">鷗</text:span>&lt;/span&gt;&lt;span&gt;&lt;br&gt;&lt;/span&gt;&lt;span style="color: #d89000"&gt;<text:span text:style-name="T2271">盤</text:span>&lt;/span&gt;&lt;span style="color: #d89000"&gt;<text:span text:style-name="T2272">蹣</text:span>&lt;/span&gt;&lt;span&gt;&lt;br&gt;&lt;/span&gt;&lt;span style="color: #d89000"&gt;<text:span text:style-name="T2273">龐</text:span><text:soft-page-break/>&lt;/span&gt;&lt;span&gt;&lt;br&gt;&lt;/span&gt;&lt;span style="color: #ff0000"&gt;<text:span text:style-name="T2274">颮</text:span>&lt;/span&gt;&lt;span style="color: #ff0000"&gt;<text:span text:style-name="T2275">齙</text:span>&lt;/span&gt;&lt;span&gt;&lt;br&gt;&lt;/span&gt;&lt;span style="color: #0000ff"&gt;<text:span text:style-name="T2276">皰</text:span>&lt;/span&gt;&lt;span&gt;&lt;br&gt;&lt;/span&gt;&lt;span style="color: #ff0000"&gt;<text:span text:style-name="T2277">拋</text:span>&lt;/span&gt;&lt;span&gt;&lt;br&gt;&lt;/span&gt;&lt;span style="color: #d89000"&gt;<text:span text:style-name="T2278">賠</text:span>&lt;/span&gt;&lt;span&gt;&lt;br&gt;&lt;/span&gt;&lt;span style="color: #0000ff"&gt;<text:span text:style-name="T2279">轡</text:span>&lt;/span&gt;&lt;span&gt;&lt;br&gt;&lt;/span&gt;&lt;span style="color: #ff0000"&gt;<text:span text:style-name="T2280">噴</text:span>&lt;/span&gt;&lt;span&gt;&lt;br&gt;&lt;/span&gt;&lt;span style="color: #d89000"&gt;<text:span text:style-name="T2281">濆</text:span>&lt;/span&gt;&lt;span style="color: #ff0000"&gt;<text:span text:style-name="T2282">噴</text:span>&lt;/span&gt;&lt;span&gt;&lt;br&gt;&lt;/span&gt;&lt;span style="color: #d89000"&gt;<text:span text:style-name="T2283">鵬</text:span>&lt;/span&gt;&lt;span&gt;&lt;br&gt;&lt;/span&gt;&lt;span style="color: #ff0000"&gt;<text:span text:style-name="T2284">紕</text:span>&lt;/span&gt;&lt;span style="color: #d89000"&gt;<text:span text:style-name="T2285">鈹</text:span>&lt;/span&gt;&lt;span style="color: #0000ff"&gt;<text:span text:style-name="T2286">罷</text:span>&lt;/span&gt;&lt;span style="color: #d89000"&gt;<text:span text:style-name="T2287">羆</text:span>&lt;/span&gt;&lt;span&gt;&lt;br&gt;&lt;/span&gt;&lt;span style="color: #0000ff"&gt;<text:span text:style-name="T2288">闢</text:span>&lt;/span&gt;&lt;span style="color: #0000ff"&gt;<text:span text:style-name="T2289">鷿</text:span>&lt;/span&gt;&lt;span&gt;&lt;br&gt;&lt;/span&gt;&lt;span style="color: #ff0000"&gt;<text:span text:style-name="T2290">紕</text:span>&lt;/span&gt;&lt;span style="color: #0000ff"&gt;<text:span text:style-name="T2291">鎞</text:span>&lt;/span&gt;&lt;span style="color: #d89000"&gt;<text:span text:style-name="T2292">鈹</text:span>&lt;/span&gt;&lt;span&gt;&lt;br&gt;&lt;/span&gt;&lt;span style="color: #0000ff"&gt;<text:span text:style-name="T2293">緶</text:span>&lt;/span&gt;&lt;span style="color: #d89000"&gt;<text:span text:style-name="T2294">駢</text:span>&lt;/span&gt;&lt;span style="color: #00a000"&gt;<text:span text:style-name="T2295">諞</text:span>&lt;/span&gt;&lt;span&gt;&lt;br&gt;&lt;/span&gt;&lt;span style="color: #0000ff"&gt;<text:span text:style-name="T2296">騙</text:span>&lt;/span&gt;&lt;span&gt;&lt;br&gt;&lt;/span&gt;&lt;span style="color: #00a000"&gt;<text:span text:style-name="T2297">諞</text:span>&lt;/span&gt;&lt;span&gt;&lt;br&gt;&lt;/span&gt;&lt;span style="color: #00a000"&gt;<text:span text:style-name="T2298">縹</text:span>&lt;/span&gt;&lt;span style="color: #0000ff"&gt;<text:span text:style-name="T2299">驃</text:span>&lt;/span&gt;&lt;span&gt;&lt;br&gt;&lt;/span&gt;&lt;span style="color: #ff0000"&gt;<text:span text:style-name="T2300">標</text:span>&lt;/span&gt;&lt;span style="color: #00a000"&gt;<text:span text:style-name="T2301">縹</text:span>&lt;/span&gt;&lt;span&gt;&lt;br&gt;&lt;/span&gt;&lt;span style="color: #ff0000"&gt;<text:span text:style-name="T2302">飄</text:span>&lt;/span&gt;&lt;span&gt;&lt;br&gt;&lt;/span&gt;&lt;span style="color: #d89000"&gt;<text:span text:style-name="T2303">貧</text:span>&lt;/span&gt;&lt;span style="color: #d89000"&gt;<text:span text:style-name="T2304">頻</text:span>&lt;/span&gt;&lt;span style="color: #ff0000"&gt;<text:span text:style-name="T2305">瀕</text:span>&lt;/span&gt;&lt;span style="color: #d89000"&gt;<text:span text:style-name="T2306">蘋</text:span>&lt;/span&gt;&lt;span style="color: #d89000"&gt;<text:span text:style-name="T2307">顰</text:span>&lt;/span&gt;&lt;span style="color: #d89000"&gt;<text:span text:style-name="T2308">嬪</text:span>&lt;/span&gt;&lt;span style="color: #d89000"&gt;<text:span text:style-name="T2309">矉</text:span>&lt;/span&gt;&lt;span style="color: #ff0000"&gt;<text:span text:style-name="T2310">蠙</text:span>&lt;/span&gt;&lt;span&gt;&lt;br&gt;&lt;/span&gt;&lt;span style="color: #d89000"&gt;<text:span text:style-name="T2311">評</text:span>&lt;/span&gt;&lt;span style="color: #d89000"&gt;<text:span text:style-name="T2312">軿</text:span>&lt;/span&gt;&lt;span style="color: #d89000"&gt;<text:span text:style-name="T2313">鵧</text:span>&lt;/span&gt;&lt;span style="color: #d89000"&gt;<text:span text:style-name="T2314">馮</text:span>&lt;/span&gt;&lt;span style="color: #d89000"&gt;<text:span text:style-name="T2315">憑</text:span>&lt;/span&gt;&lt;span style="color: #d89000"&gt;<text:span text:style-name="T2316">蘋</text:span>&lt;/span&gt;&lt;span&gt;&lt;br&gt;&lt;/span&gt;&lt;span style="color: #ff0000"&gt;<text:span text:style-name="T2317">釙</text:span>&lt;/span&gt;&lt;span style="color: #0000ff"&gt;<text:span text:style-name="T2318">濼</text:span>&lt;/span&gt;&lt;span style="color: #ff0000"&gt;<text:span text:style-name="T2319">醱</text:span>&lt;/span&gt;&lt;span&gt;&lt;br&gt;&lt;/span&gt;&lt;span style="color: #00a000"&gt;<text:span text:style-name="T2320">鉕</text:span>&lt;/span&gt;&lt;span style="color: #ff0000"&gt;<text:span text:style-name="T2321">頗</text:span>&lt;/span&gt;&lt;span style="color: #00a000"&gt;<text:span text:style-name="T2322">駊</text:span>&lt;/span&gt;&lt;span&gt;&lt;br&gt;&lt;/span&gt;&lt;span style="color: #ff0000"&gt;<text:span text:style-name="T2323">頗</text:span>&lt;/span&gt;&lt;span style="color: #ff0000"&gt;<text:span text:style-name="T2324">潑</text:span>&lt;/span&gt;&lt;span&gt;&lt;br&gt;&lt;/span&gt;&lt;span style="color: #d89000"&gt;<text:span text:style-name="T2325">僕</text:span>&lt;/span&gt;&lt;span style="color: #00a000"&gt;<text:span text:style-name="T2326">樸</text:span>&lt;/span&gt;&lt;span style="color: #d89000"&gt;<text:span text:style-name="T2327">襆</text:span>&lt;/span&gt;&lt;span style="color: #d89000"&gt;<text:span text:style-name="T2328">鏷</text:span>&lt;/span&gt;&lt;span&gt;&lt;br&gt;&lt;/span&gt;&lt;span style="color: #ff0000"&gt;<text:span text:style-name="T2329">鋪</text:span>&lt;/span&gt;&lt;span&gt;&lt;br&gt;&lt;/span&gt;&lt;span style="color: #00a000"&gt;<text:span text:style-name="T2330">譜</text:span>&lt;/span&gt;&lt;span style="color: #00a000"&gt;<text:span text:style-name="T2331">鐠</text:span>&lt;/span&gt;&lt;span&gt;&lt;br&gt;&lt;/span&gt;&lt;span style="color: #ff0000"&gt;<text:span text:style-name="T2332">鋪</text:span>&lt;/span&gt;&lt;span style="color: #ff0000"&gt;<text:span text:style-name="T2333">撲</text:span>&lt;/span&gt;&lt;span&gt;&lt;br&gt;&lt;/span&gt;&lt;span style="color: #d89000"&gt;<text:span text:style-name="T2334">旂</text:span>&lt;/span&gt;&lt;span style="color: #d89000"&gt;<text:span text:style-name="T2335">頎</text:span>&lt;/span&gt;&lt;span style="color: #d89000"&gt;<text:span text:style-name="T2336">蘄</text:span>&lt;/span&gt;&lt;span style="color: #d89000"&gt;<text:span text:style-name="T2337">騏</text:span>&lt;/span&gt;&lt;span style="color: #d89000"&gt;<text:span text:style-name="T2338">碕</text:span>&lt;/span&gt;&lt;span style="color: #d89000"&gt;<text:span text:style-name="T2339">錡</text:span>&lt;/span&gt;&lt;span style="color: #d89000"&gt;<text:span text:style-name="T2340">騎</text:span>&lt;/span&gt;&lt;span style="color: #d89000"&gt;<text:span text:style-name="T2341">鰭</text:span>&lt;/span&gt;&lt;span style="color: #d89000"&gt;<text:span text:style-name="T2342">齊</text:span>&lt;/span&gt;&lt;span style="color: #0000ff"&gt;<text:span text:style-name="T2343">薺</text:span>&lt;/span&gt;&lt;span style="color: #d89000"&gt;<text:span text:style-name="T2344">臍</text:span>&lt;/span&gt;&lt;span style="color: #d89000"&gt;<text:span text:style-name="T2345">蠐</text:span>&lt;/span&gt;&lt;span&gt;&lt;br&gt;&lt;/span&gt;&lt;span style="color: #0000ff"&gt;<text:span text:style-name="T2346">訖</text:span>&lt;/span&gt;&lt;span style="color: #0000ff"&gt;<text:span text:style-name="T2347">氣</text:span>&lt;/span&gt;&lt;span style="color: #0000ff"&gt;<text:span text:style-name="T2348">棄</text:span>&lt;/span&gt;&lt;span style="color: #ff0000"&gt;<text:span text:style-name="T2349">緝</text:span>&lt;/span&gt;&lt;span style="color: #0000ff"&gt;<text:span text:style-name="T2350">磧</text:span>&lt;/span&gt;&lt;span style="color:<text:s/><text:soft-page-break/>#ff0000"&gt;<text:span text:style-name="T2351">鏚</text:span>&lt;/span&gt;&lt;span&gt;&lt;br&gt;&lt;/span&gt;&lt;span style="color: #00a000"&gt;<text:span text:style-name="T2352">豈</text:span>&lt;/span&gt;&lt;span style="color: #00a000"&gt;<text:span text:style-name="T2353">啟</text:span>&lt;/span&gt;&lt;span style="color: #00a000"&gt;<text:span text:style-name="T2354">綺</text:span>&lt;/span&gt;&lt;span&gt;&lt;br&gt;&lt;/span&gt;&lt;span style="color: #ff0000"&gt;<text:span text:style-name="T2355">淒</text:span>&lt;/span&gt;&lt;span style="color: #ff0000"&gt;<text:span text:style-name="T2356">悽</text:span>&lt;/span&gt;&lt;span style="color: #ff0000"&gt;<text:span text:style-name="T2357">棲</text:span>&lt;/span&gt;&lt;span style="color: #ff0000"&gt;<text:span text:style-name="T2358">慼</text:span>&lt;/span&gt;&lt;span style="color: #ff0000"&gt;<text:span text:style-name="T2359">鸂</text:span>&lt;/span&gt;&lt;span style="color: #ff0000"&gt;<text:span text:style-name="T2360">榿</text:span>&lt;/span&gt;&lt;span style="color: #ff0000"&gt;<text:span text:style-name="T2361">緝</text:span>&lt;/span&gt;&lt;span&gt;&lt;br&gt;&lt;/span&gt;&lt;span style="color: #d89000"&gt;<text:span text:style-name="T2362">鈐</text:span>&lt;/span&gt;&lt;span style="color: #d89000"&gt;<text:span text:style-name="T2363">鉗</text:span>&lt;/span&gt;&lt;span style="color: #ff0000"&gt;<text:span text:style-name="T2364">乾</text:span>&lt;/span&gt;&lt;span style="color: #d89000"&gt;<text:span text:style-name="T2365">潛</text:span>&lt;/span&gt;&lt;span style="color: #d89000"&gt;<text:span text:style-name="T2366">錢</text:span>&lt;/span&gt;&lt;span&gt;&lt;br&gt;&lt;/span&gt;&lt;span style="color: #0000ff"&gt;<text:span text:style-name="T2367">俔</text:span>&lt;/span&gt;&lt;span style="color: #ff0000"&gt;<text:span text:style-name="T2368">謙</text:span>&lt;/span&gt;&lt;span style="color: #0000ff"&gt;<text:span text:style-name="T2369">塹</text:span>&lt;/span&gt;&lt;span style="color: #0000ff"&gt;<text:span text:style-name="T2370">槧</text:span>&lt;/span&gt;&lt;span style="color: #0000ff"&gt;<text:span text:style-name="T2371">縴</text:span>&lt;/span&gt;&lt;span&gt;&lt;br&gt;&lt;/span&gt;&lt;span style="color: #00a000"&gt;<text:span text:style-name="T2372">淺</text:span>&lt;/span&gt;&lt;span style="color: #00a000"&gt;<text:span text:style-name="T2373">繾</text:span>&lt;/span&gt;&lt;span style="color: #00a000"&gt;<text:span text:style-name="T2374">譴</text:span>&lt;/span&gt;&lt;span&gt;&lt;br&gt;&lt;/span&gt;&lt;span style="color: #ff0000"&gt;<text:span text:style-name="T2375">慳</text:span>&lt;/span&gt;&lt;span style="color: #ff0000"&gt;<text:span text:style-name="T2376">牽</text:span>&lt;/span&gt;&lt;span style="color: #ff0000"&gt;<text:span text:style-name="T2377">謙</text:span>&lt;/span&gt;&lt;span style="color: #ff0000"&gt;<text:span text:style-name="T2378">鉛</text:span>&lt;/span&gt;&lt;span style="color: #ff0000"&gt;<text:span text:style-name="T2379">僉</text:span>&lt;/span&gt;&lt;span style="color: #ff0000"&gt;<text:span text:style-name="T2380">簽</text:span>&lt;/span&gt;&lt;span style="color: #ff0000"&gt;<text:span text:style-name="T2381">騫</text:span>&lt;/span&gt;&lt;span style="color: #ff0000"&gt;<text:span text:style-name="T2382">遷</text:span>&lt;/span&gt;&lt;span style="color: #ff0000"&gt;<text:span text:style-name="T2383">韆</text:span>&lt;/span&gt;&lt;span style="color: #d89000"&gt;<text:span text:style-name="T2384">鋟</text:span>&lt;/span&gt;&lt;span style="color: #ff0000"&gt;<text:span text:style-name="T2385">鵮</text:span>&lt;/span&gt;&lt;span style="color: #ff0000"&gt;<text:span text:style-name="T2386">籤</text:span>&lt;/span&gt;&lt;span&gt;&lt;br&gt;&lt;/span&gt;&lt;span style="color: #00a000"&gt;<text:span text:style-name="T2387">強</text:span>&lt;/span&gt;&lt;span style="color: #d89000"&gt;<text:span text:style-name="T2388">廧</text:span>&lt;/span&gt;&lt;span style="color: #d89000"&gt;<text:span text:style-name="T2389">嬙</text:span>&lt;/span&gt;&lt;span style="color: #d89000"&gt;<text:span text:style-name="T2390">檣</text:span>&lt;/span&gt;&lt;span style="color: #d89000"&gt;<text:span text:style-name="T2391">薔</text:span>&lt;/span&gt;&lt;span style="color: #d89000"&gt;<text:span text:style-name="T2392">牆</text:span>&lt;/span&gt;&lt;span&gt;&lt;br&gt;&lt;/span&gt;&lt;span style="color: #ff0000"&gt;<text:span text:style-name="T2393">嗆</text:span>&lt;/span&gt;&lt;span style="color: #0000ff"&gt;<text:span text:style-name="T2394">熗</text:span>&lt;/span&gt;&lt;span style="color: #ff0000"&gt;<text:span text:style-name="T2395">戧</text:span>&lt;/span&gt;&lt;span style="color: #ff0000"&gt;<text:span text:style-name="T2396">蹌</text:span>&lt;/span&gt;&lt;span&gt;&lt;br&gt;&lt;/span&gt;&lt;span style="color: #00a000"&gt;<text:span text:style-name="T2397">強</text:span>&lt;/span&gt;&lt;span style="color: #00a000"&gt;<text:span text:style-name="T2398">繈</text:span>&lt;/span&gt;&lt;span style="color: #ff0000"&gt;<text:span text:style-name="T2399">鏹</text:span>&lt;/span&gt;&lt;span style="color: #00a000"&gt;<text:span text:style-name="T2400">羥</text:span>&lt;/span&gt;&lt;span style="color: #00a000"&gt;<text:span text:style-name="T2401">搶</text:span>&lt;/span&gt;&lt;span&gt;&lt;br&gt;&lt;/span&gt;&lt;span style="color: #ff0000"&gt;<text:span text:style-name="T2402">將</text:span>&lt;/span&gt;&lt;span style="color: #ff0000"&gt;<text:span text:style-name="T2403">鏘</text:span>&lt;/span&gt;&lt;span style="color: #00a000"&gt;<text:span text:style-name="T2404">搶</text:span>&lt;/span&gt;&lt;span style="color:<text:s/><text:span text:style-name="T2405">#ff0000"&gt;</text:span><text:span text:style-name="T2406">嗆</text:span><text:span text:style-name="T2407">&lt;/span&gt;&lt;span style="color: #ff0000"&gt;</text:span><text:span text:style-name="T2408">瑲</text:span><text:span text:style-name="T2409">&lt;/span&gt;&lt;span style="color: #ff0000"&gt;</text:span><text:span text:style-name="T2410">槍</text:span><text:span text:style-name="T2411">&lt;/span&gt;&lt;span style="color: #ff0000"&gt;</text:span><text:span text:style-name="T2412">戧</text:span><text:span text:style-name="T2413">&lt;/span&gt;&lt;span style="color: #ff0000"&gt;</text:span><text:span text:style-name="T2414">蹌</text:span><text:span text:style-name="T2415">&lt;/span&gt;&lt;span style="color: #ff0000"&gt;</text:span><text:span text:style-name="T2416">錆</text:span><text:span text:style-name="T2417">&lt;/span&gt;&lt;span style="color: #ff0000"&gt;</text:span><text:span text:style-name="T2418">鏹</text:span><text:span text:style-name="T2419">&lt;/span&gt;</text:span></text:p>
      <text:p text:style-name="Normal">&lt;span style="color: #d89000"&gt;<text:span text:style-name="T2420">喬</text:span>&lt;/span&gt;&lt;span style="color: #d89000"&gt;<text:span text:style-name="T2421">僑</text:span>&lt;/span&gt;&lt;span style="color: #d89000"&gt;<text:span text:style-name="T2422">橋</text:span>&lt;/span&gt;&lt;span style="color: #d89000"&gt;<text:span text:style-name="T2423">蕎</text:span>&lt;/span&gt;&lt;span style="color: #d89000"&gt;<text:span text:style-name="T2424">礄</text:span>&lt;/span&gt;&lt;span style="color: #0000ff"&gt;<text:span text:style-name="T2425">譙</text:span>&lt;/span&gt;&lt;span style="color: #0000ff"&gt;<text:span text:style-name="T2426">翹</text:span>&lt;/span&gt;&lt;span&gt;&lt;br&gt;&lt;/span&gt;&lt;span style="color: #0000ff"&gt;<text:span text:style-name="T2427">誚</text:span>&lt;/span&gt;&lt;span style="color: #0000ff"&gt;<text:span text:style-name="T2428">殼</text:span>&lt;/span&gt;&lt;span style="color: #0000ff"&gt;<text:span text:style-name="T2429">譙</text:span>&lt;/span&gt;&lt;span style="color: #0000ff"&gt;<text:span text:style-name="T2430">竅</text:span>&lt;/span&gt;&lt;span style="color: #0000ff"&gt;<text:span text:style-name="T2431">翹</text:span>&lt;/span&gt;&lt;span&gt;&lt;br&gt;&lt;/span&gt;&lt;span style="color: #0000ff"&gt;<text:span text:style-name="T2432">鵲</text:span>&lt;/span&gt;&lt;span&gt;&lt;br&gt;&lt;/span&gt;&lt;span style="color: #ff0000"&gt;<text:span text:style-name="T2433">磽</text:span>&lt;/span&gt;&lt;span style="color: #ff0000"&gt;<text:span text:style-name="T2434">蹺</text:span>&lt;/span&gt;&lt;span style="color: #ff0000"&gt;<text:span text:style-name="T2435">鍬</text:span>&lt;/span&gt;&lt;span style="color: #ff0000"&gt;<text:span text:style-name="T2436">蹻</text:span>&lt;/span&gt;&lt;span&gt;&lt;br&gt;&lt;/span&gt;&lt;span style="color: #0000ff"&gt;<text:span text:style-name="T2437">鍥</text:span>&lt;/span&gt;&lt;span style="color: #0000ff"&gt;<text:span text:style-name="T2438">愜</text:span>&lt;/span&gt;&lt;span style="color: #0000ff"&gt;<text:span text:style-name="T2439">篋</text:span>&lt;/span&gt;&lt;span style="color: #0000ff"&gt;<text:span text:style-name="T2440">竊</text:span>&lt;/span&gt;&lt;span&gt;&lt;br&gt;&lt;/span&gt;&lt;span style="color: #0000ff"&gt;<text:span text:style-name="T2441">唚</text:span>&lt;/span&gt;&lt;span style="color: #0000ff"&gt;<text:span text:style-name="T2442">撳</text:span><text:soft-page-break/>&lt;/span&gt;&lt;span&gt;&lt;br&gt;&lt;/span&gt;&lt;span style="color: #00a000"&gt;<text:span text:style-name="T2443">寢</text:span>&lt;/span&gt;&lt;span style="color: #d89000"&gt;<text:span text:style-name="T2444">鋟</text:span>&lt;/span&gt;&lt;span&gt;&lt;br&gt;&lt;/span&gt;&lt;span style="color: #ff0000"&gt;<text:span text:style-name="T2445">駸</text:span>&lt;/span&gt;&lt;span style="color: #ff0000"&gt;<text:span text:style-name="T2446">欽</text:span>&lt;/span&gt;&lt;span style="color: #ff0000"&gt;<text:span text:style-name="T2447">嶔</text:span>&lt;/span&gt;&lt;span style="color: #ff0000"&gt;<text:span text:style-name="T2448">親</text:span>&lt;/span&gt;&lt;span&gt;&lt;br&gt;&lt;/span&gt;&lt;span style="color: #00a000"&gt;<text:span text:style-name="T2449">請</text:span>&lt;/span&gt;&lt;span&gt;&lt;br&gt;&lt;/span&gt;&lt;span style="color: #0000ff"&gt;<text:span text:style-name="T2450">慶</text:span>&lt;/span&gt;&lt;span style="color: #ff0000"&gt;<text:span text:style-name="T2451">親</text:span>&lt;/span&gt;&lt;span&gt;&lt;br&gt;&lt;/span&gt;&lt;span style="color: #00a000"&gt;<text:span text:style-name="T2452">頃</text:span>&lt;/span&gt;&lt;span style="color: #00a000"&gt;<text:span text:style-name="T2453">廎</text:span>&lt;/span&gt;&lt;span style="color: #00a000"&gt;<text:span text:style-name="T2454">請</text:span>&lt;/span&gt;&lt;span&gt;&lt;br&gt;&lt;/span&gt;&lt;span style="color: #00a000"&gt;<text:span text:style-name="T2455">請</text:span>&lt;/span&gt;&lt;span style="color: #ff0000"&gt;<text:span text:style-name="T2456">鯖</text:span>&lt;/span&gt;&lt;span style="color: #ff0000"&gt;<text:span text:style-name="T2457">烴</text:span>&lt;/span&gt;&lt;span style="color: #ff0000"&gt;<text:span text:style-name="T2458">氫</text:span>&lt;/span&gt;&lt;span style="color: #ff0000"&gt;<text:span text:style-name="T2459">輕</text:span>&lt;/span&gt;&lt;span style="color: #00a000"&gt;<text:span text:style-name="T2460">頃</text:span>&lt;/span&gt;&lt;span style="color: #ff0000"&gt;<text:span text:style-name="T2461">傾</text:span>&lt;/span&gt;&lt;span&gt;&lt;br&gt;&lt;/span&gt;&lt;span style="color: #d89000"&gt;<text:span text:style-name="T2462">煢</text:span>&lt;/span&gt;&lt;span style="color: #d89000"&gt;<text:span text:style-name="T2463">窮</text:span>&lt;/span&gt;&lt;span style="color: #d89000"&gt;<text:span text:style-name="T2464">藭</text:span>&lt;/span&gt;&lt;span style="color: #d89000"&gt;<text:span text:style-name="T2465">瓊</text:span>&lt;/span&gt;&lt;span&gt;&lt;br&gt;&lt;/span&gt;&lt;span style="color: #d89000"&gt;<text:span text:style-name="T2466">賕</text:span>&lt;/span&gt;&lt;span style="color: #d89000"&gt;<text:span text:style-name="T2467">銶</text:span>&lt;/span&gt;&lt;span style="color: #d89000"&gt;<text:span text:style-name="T2468">虯</text:span>&lt;/span&gt;&lt;span&gt;&lt;br&gt;&lt;/span&gt;&lt;span style="color: #ff0000"&gt;<text:span text:style-name="T2469">鞦</text:span>&lt;/span&gt;&lt;span style="color: #ff0000"&gt;<text:span text:style-name="T2470">鶖</text:span>&lt;/span&gt;&lt;span style="color: #ff0000"&gt;<text:span text:style-name="T2471">鰍</text:span>&lt;/span&gt;&lt;span style="color: #ff0000"&gt;<text:span text:style-name="T2472">龜</text:span>&lt;/span&gt;&lt;span&gt;&lt;br&gt;&lt;/span&gt;&lt;span style="color: #d89000"&gt;<text:span text:style-name="T2473">鴝</text:span>&lt;/span&gt;&lt;span style="color: #ff0000"&gt;<text:span text:style-name="T2474">麴</text:span>&lt;/span&gt;&lt;span&gt;&lt;br&gt;&lt;/span&gt;&lt;span style="color: #0000ff"&gt;<text:span text:style-name="T2475">闃</text:span>&lt;/span&gt;&lt;span style="color: #0000ff"&gt;<text:span text:style-name="T2476">覷</text:span>&lt;/span&gt;&lt;span&gt;&lt;br&gt;&lt;/span&gt;&lt;span style="color: #00a000"&gt;<text:span text:style-name="T2477">齲</text:span>&lt;/span&gt;&lt;span&gt;&lt;br&gt;&lt;/span&gt;&lt;span style="color: #ff0000"&gt;<text:span text:style-name="T2478">詘</text:span>&lt;/span&gt;&lt;span style="color: #ff0000"&gt;<text:span text:style-name="T2479">區</text:span>&lt;/span&gt;&lt;span style="color: #ff0000"&gt;<text:span text:style-name="T2480">嶇</text:span>&lt;/span&gt;&lt;span style="color: #ff0000"&gt;<text:span text:style-name="T2481">軀</text:span>&lt;/span&gt;&lt;span style="color: #ff0000"&gt;<text:span text:style-name="T2482">驅</text:span>&lt;/span&gt;&lt;span style="color: #ff0000"&gt;<text:span text:style-name="T2483">趨</text:span>&lt;/span&gt;&lt;span&gt;&lt;br&gt;&lt;/span&gt;&lt;span style="color: #d89000"&gt;<text:span text:style-name="T2484">詮</text:span>&lt;/span&gt;&lt;span style="color: #d89000"&gt;<text:span text:style-name="T2485">輇</text:span>&lt;/span&gt;&lt;span style="color: #d89000"&gt;<text:span text:style-name="T2486">銓</text:span>&lt;/span&gt;&lt;span style="color: #d89000"&gt;<text:span text:style-name="T2487">權</text:span>&lt;/span&gt;&lt;span style="color: #d89000"&gt;<text:span text:style-name="T2488">顴</text:span>&lt;/span&gt;&lt;span&gt;&lt;br&gt;&lt;/span&gt;&lt;span style="color: #0000ff"&gt;<text:span text:style-name="T2489">勸</text:span>&lt;/span&gt;&lt;span&gt;&lt;br&gt;&lt;/span&gt;&lt;span style="color: #00a000"&gt;<text:span text:style-name="T2490">綣</text:span>&lt;/span&gt;&lt;span&gt;&lt;br&gt;&lt;/span&gt;&lt;span style="color: #0000ff"&gt;<text:span text:style-name="T2491">卻</text:span>&lt;/span&gt;&lt;span style="color: #0000ff"&gt;<text:span text:style-name="T2492">殼</text:span>&lt;/span&gt;&lt;span&gt;<text:span text:style-name="T2493">愨</text:span>&lt;/span&gt;&lt;span style="color: #0000ff"&gt;<text:span text:style-name="T2494">鵲</text:span>&lt;/span&gt;&lt;span style="color: #0000ff"&gt;<text:span text:style-name="T2495">確</text:span>&lt;/span&gt;&lt;span style="color: #0000ff"&gt;<text:span text:style-name="T2496">闋</text:span>&lt;/span&gt;&lt;span style="color: #0000ff"&gt;<text:span text:style-name="T2497">闕</text:span>&lt;/span&gt;&lt;span&gt;&lt;br&gt;&lt;/span&gt;&lt;span style="color: #0000ff"&gt;<text:span text:style-name="T2498">闕</text:span>&lt;/span&gt;&lt;span&gt;&lt;br&gt;&lt;/span&gt;&lt;span style="color: #ff0000"&gt;<text:span text:style-name="T2499">鑲</text:span>&lt;/span&gt;&lt;span&gt;&lt;br&gt;&lt;/span&gt;&lt;span style="color: #0000ff"&gt;<text:span text:style-name="T2500">讓</text:span>&lt;/span&gt;&lt;span&gt;&lt;br&gt;&lt;/span&gt;&lt;span style="color: #d89000"&gt;<text:span text:style-name="T2501">嬈</text:span>&lt;/span&gt;&lt;span style="color: #d89000"&gt;<text:span text:style-name="T2502">蕘</text:span>&lt;/span&gt;&lt;span style="color: #d89000"&gt;<text:span text:style-name="T2503">襓</text:span>&lt;/span&gt;&lt;span style="color: #d89000"&gt;<text:span text:style-name="T2504">蟯</text:span>&lt;/span&gt;&lt;span style="color: #d89000"&gt;<text:span text:style-name="T2505">饒</text:span>&lt;/span&gt;&lt;span&gt;&lt;br&gt;&lt;/span&gt;&lt;span style="color: #0000ff"&gt;<text:span text:style-name="T2506">繞</text:span>&lt;/span&gt;&lt;span&gt;&lt;br&gt;&lt;/span&gt;&lt;span style="color: #d89000"&gt;<text:span text:style-name="T2507">嬈</text:span>&lt;/span&gt;&lt;span style="color: #00a000"&gt;<text:span text:style-name="T2508">擾</text:span>&lt;/span&gt;&lt;span&gt;&lt;br&gt;&lt;/span&gt;&lt;span style="color: #0000ff"&gt;<text:span text:style-name="T2509">熱</text:span>&lt;/span&gt;&lt;span style="color: #0000ff"&gt;<text:span text:style-name="T2510">爇</text:span>&lt;/span&gt;&lt;span&gt;&lt;br&gt;&lt;/span&gt;&lt;span style="color: #0000ff"&gt;<text:span text:style-name="T2511">紝</text:span>&lt;/span&gt;&lt;span&gt;&lt;br&gt;&lt;/span&gt;&lt;span style="color: #0000ff"&gt;<text:span text:style-name="T2512">紉</text:span>&lt;/span&gt;&lt;span style="color: #0000ff"&gt;<text:span text:style-name="T2513">訒</text:span>&lt;/span&gt;&lt;span style="color: #0000ff"&gt;<text:span text:style-name="T2514">軔</text:span>&lt;/span&gt;&lt;span style="color: #0000ff"&gt;<text:span text:style-name="T2515">韌</text:span>&lt;/span&gt;&lt;span style="color: #0000ff"&gt;<text:span text:style-name="T2516">認</text:span>&lt;/span&gt;&lt;span style="color: #0000ff"&gt;<text:span text:style-name="T2517">紝</text:span>&lt;/span&gt;&lt;span style="color: #0000ff"&gt;<text:span text:style-name="T2518">飪</text:span>&lt;/span&gt;&lt;span style="color: #0000ff"&gt;<text:span text:style-name="T2519">賃</text:span>&lt;/span&gt;&lt;span&gt;&lt;br&gt;&lt;/span&gt;&lt;span style="color: #0000ff"&gt;<text:span text:style-name="T2520">馹</text:span>&lt;/span&gt;&lt;span&gt;&lt;br&gt;&lt;/span&gt;&lt;span style="color: #d89000"&gt;<text:span text:style-name="T2521">絨</text:span>&lt;/span&gt;&lt;span style="color: #d89000"&gt;<text:span text:style-name="T2522">鎔</text:span>&lt;/span&gt;&lt;span style="color: #d89000"&gt;<text:span text:style-name="T2523">鰫</text:span>&lt;/span&gt;&lt;span style="color: #0000ff"&gt;<text:span text:style-name="T2524">頌</text:span><text:soft-page-break/>&lt;/span&gt;&lt;span style="color: #d89000"&gt;<text:span text:style-name="T2525">榮</text:span>&lt;/span&gt;&lt;span style="color: #d89000"&gt;<text:span text:style-name="T2526">嶸</text:span>&lt;/span&gt;&lt;span style="color: #d89000"&gt;<text:span text:style-name="T2527">蠑</text:span>&lt;/span&gt;&lt;span&gt;&lt;br&gt;&lt;/span&gt;&lt;span style="color: #d89000"&gt;<text:span text:style-name="T2528">輮</text:span>&lt;/span&gt;&lt;span&gt;&lt;br&gt;&lt;/span&gt;&lt;span style="color: #d89000"&gt;<text:span text:style-name="T2529">銣</text:span>&lt;/span&gt;&lt;span style="color: #d89000"&gt;<text:span text:style-name="T2530">鴽</text:span>&lt;/span&gt;&lt;span style="color: #ff0000"&gt;<text:span text:style-name="T2531">繻</text:span>&lt;/span&gt;&lt;span style="color: #d89000"&gt;<text:span text:style-name="T2532">顬</text:span>&lt;/span&gt;&lt;span&gt;&lt;br&gt;&lt;/span&gt;&lt;span style="color: #0000ff"&gt;<text:span text:style-name="T2533">縟</text:span>&lt;/span&gt;&lt;span&gt;&lt;br&gt;&lt;/span&gt;&lt;span style="color: #00a000"&gt;<text:span text:style-name="T2534">軟</text:span>&lt;/span&gt;&lt;span&gt;&lt;br&gt;&lt;/span&gt;&lt;span style="color: #0000ff"&gt;<text:span text:style-name="T2535">銳</text:span>&lt;/span&gt;&lt;span&gt;&lt;br&gt;&lt;/span&gt;&lt;span style="color: #0000ff"&gt;<text:span text:style-name="T2536">閏</text:span>&lt;/span&gt;&lt;span style="color: #0000ff"&gt;<text:span text:style-name="T2537">潤</text:span>&lt;/span&gt;&lt;span&gt;&lt;br&gt;&lt;/span&gt;&lt;span style="color: #0000ff"&gt;<text:span text:style-name="T2538">爇</text:span>&lt;/span&gt;&lt;span&gt;&lt;br&gt;&lt;/span&gt;&lt;span style="color: #0000ff"&gt;<text:span text:style-name="T2539">颯</text:span>&lt;/span&gt;&lt;span style="color: #ff0000"&gt;<text:span text:style-name="T2540">摋</text:span>&lt;/span&gt;&lt;span style="color: #0000ff"&gt;<text:span text:style-name="T2541">薩</text:span>&lt;/span&gt;&lt;span style="color: #00a000"&gt;<text:span text:style-name="T2542">鎝</text:span>&lt;/span&gt;&lt;span&gt;&lt;br&gt;&lt;/span&gt;&lt;span style="color: #00a000"&gt;<text:span text:style-name="T2543">灑</text:span>&lt;/span&gt;&lt;span&gt;&lt;br&gt;&lt;/span&gt;&lt;span&gt;<text:span text:style-name="T2544">㘔</text:span>&lt;/span&gt;&lt;span&gt;&lt;br&gt;&lt;/span&gt;&lt;span style="color: #0000ff"&gt;<text:span text:style-name="T2545">賽</text:span>&lt;/span&gt;&lt;span&gt;&lt;br&gt;&lt;/span&gt;&lt;span style="color: #00a000"&gt;<text:span text:style-name="T2546">鰓</text:span>&lt;/span&gt;&lt;span&gt;<text:span text:style-name="T2547">㘔</text:span>&lt;/span&gt;&lt;span&gt;&lt;br&gt;&lt;/span&gt;&lt;span style="color: #00a000"&gt;<text:span text:style-name="T2548">饊</text:span>&lt;/span&gt;&lt;span style="color: #00a000"&gt;<text:span text:style-name="T2549">傘</text:span>&lt;/span&gt;&lt;span style="color: #ff0000"&gt;<text:span text:style-name="T2550">槮</text:span>&lt;/span&gt;&lt;span style="color: #00a000"&gt;<text:span text:style-name="T2551">糝</text:span>&lt;/span&gt;&lt;span&gt;&lt;br&gt;&lt;/span&gt;&lt;span style="color: #ff0000"&gt;<text:span text:style-name="T2552">參</text:span>&lt;/span&gt;&lt;span style="color: #ff0000"&gt;<text:span text:style-name="T2553">蔘</text:span>&lt;/span&gt;&lt;span style="color: #ff0000"&gt;<text:span text:style-name="T2554">毿</text:span>&lt;/span&gt;&lt;span style="color: #ff0000"&gt;<text:span text:style-name="T2555">鬖</text:span>&lt;/span&gt;&lt;span&gt;&lt;br&gt;&lt;/span&gt;&lt;span style="color: #0000ff"&gt;<text:span text:style-name="T2556">喪</text:span>&lt;/span&gt;&lt;span&gt;&lt;br&gt;&lt;/span&gt;&lt;span style="color: #00a000"&gt;<text:span text:style-name="T2557">顙</text:span>&lt;/span&gt;&lt;span&gt;&lt;br&gt;&lt;/span&gt;&lt;span style="color: #0000ff"&gt;<text:span text:style-name="T2558">喪</text:span>&lt;/span&gt;&lt;span&gt;&lt;br&gt;&lt;/span&gt;&lt;span style="color: #0000ff"&gt;<text:span text:style-name="T2559">掃</text:span>&lt;/span&gt;&lt;span&gt;&lt;br&gt;&lt;/span&gt;&lt;span style="color: #0000ff"&gt;<text:span text:style-name="T2560">掃</text:span>&lt;/span&gt;&lt;span&gt;&lt;br&gt;&lt;/span&gt;&lt;span style="color: #ff0000"&gt;<text:span text:style-name="T2561">騷</text:span>&lt;/span&gt;&lt;span style="color: #ff0000"&gt;<text:span text:style-name="T2562">繰</text:span>&lt;/span&gt;&lt;span style="color: #ff0000"&gt;<text:span text:style-name="T2563">繅</text:span>&lt;/span&gt;&lt;span&gt;&lt;br&gt;&lt;/span&gt;&lt;span style="color: #0000ff"&gt;<text:span text:style-name="T2564">銫</text:span>&lt;/span&gt;&lt;span style="color: #d89000"&gt;<text:span text:style-name="T2565">鈒</text:span>&lt;/span&gt;&lt;span style="color: #0000ff"&gt;<text:span text:style-name="T2566">飋</text:span>&lt;/span&gt;&lt;span style="color: #0000ff"&gt;<text:span text:style-name="T2567">嗇</text:span>&lt;/span&gt;&lt;span style="color: #0000ff"&gt;<text:span text:style-name="T2568">穡</text:span>&lt;/span&gt;&lt;span style="color: #0000ff"&gt;<text:span text:style-name="T2569">澀</text:span>&lt;/span&gt;&lt;span&gt;&lt;br&gt;&lt;/span&gt;&lt;span style="color: #ff0000"&gt;<text:span text:style-name="T2570">槮</text:span>&lt;/span&gt;&lt;span&gt;&lt;br&gt;&lt;/span&gt;&lt;span style="color: #ff0000"&gt;<text:span text:style-name="T2571">殺</text:span>&lt;/span&gt;&lt;span style="color: #0000ff"&gt;<text:span text:style-name="T2572">廈</text:span>&lt;/span&gt;&lt;span&gt;&lt;br&gt;&lt;/span&gt;&lt;span style="color: #ff0000"&gt;<text:span text:style-name="T2573">紗</text:span>&lt;/span&gt;&lt;span style="color: #ff0000"&gt;<text:span text:style-name="T2574">魦</text:span>&lt;/span&gt;&lt;span style="color: #ff0000"&gt;<text:span text:style-name="T2575">鯊</text:span>&lt;/span&gt;&lt;span style="color: #ff0000"&gt;<text:span text:style-name="T2576">剎</text:span>&lt;/span&gt;&lt;span style="color: #ff0000"&gt;<text:span text:style-name="T2577">殺</text:span>&lt;/span&gt;&lt;span style="color: #ff0000"&gt;<text:span text:style-name="T2578">摋</text:span>&lt;/span&gt;&lt;span style="color: #ff0000"&gt;<text:span text:style-name="T2579">鎩</text:span>&lt;/span&gt;&lt;span&gt;&lt;br&gt;&lt;/span&gt;&lt;span style="color: #ff0000"&gt;<text:span text:style-name="T2580">殺</text:span>&lt;/span&gt;&lt;span style="color: #ff0000"&gt;<text:span text:style-name="T2581">鎩</text:span>&lt;/span&gt;&lt;span&gt;&lt;br&gt;&lt;/span&gt;&lt;span style="color: #ff0000"&gt;<text:span text:style-name="T2582">篩</text:span>&lt;/span&gt;&lt;span&gt;&lt;br&gt;&lt;/span&gt;&lt;span style="color: #0000ff"&gt;<text:span text:style-name="T2583">訕</text:span>&lt;/span&gt;&lt;span style="color: #0000ff"&gt;<text:span text:style-name="T2584">柵</text:span>&lt;/span&gt;&lt;span style="color: #0000ff"&gt;<text:span text:style-name="T2585">騸</text:span>&lt;/span&gt;&lt;span style="color: #ff0000"&gt;<text:span text:style-name="T2586">釤</text:span>&lt;/span&gt;&lt;span style="color: #0000ff"&gt;<text:span text:style-name="T2587">繕</text:span>&lt;/span&gt;&lt;span style="color: #0000ff"&gt;<text:span text:style-name="T2588">鱔</text:span>&lt;/span&gt;&lt;span style="color: #ff0000"&gt;<text:span text:style-name="T2589">單</text:span>&lt;/span&gt;&lt;span style="color: #00a000"&gt;<text:span text:style-name="T2590">撣</text:span>&lt;/span&gt;&lt;span style="color: #00a000"&gt;<text:span text:style-name="T2591">樿</text:span>&lt;/span&gt;&lt;span style="color: #d89000"&gt;<text:span text:style-name="T2592">禪</text:span>&lt;/span&gt;&lt;span style="color: #ff0000"&gt;<text:span text:style-name="T2593">鱣</text:span>&lt;/span&gt;&lt;span style="color: #0000ff"&gt;<text:span text:style-name="T2594">贍</text:span>&lt;/span&gt;&lt;span&gt;&lt;br&gt;&lt;/span&gt;&lt;span style="color: #00a000"&gt;<text:span text:style-name="T2595">閃</text:span>&lt;/span&gt;&lt;span style="color: #00a000"&gt;<text:span text:style-name="T2596">陝</text:span>&lt;/span&gt;&lt;span style="color: #00a000"&gt;<text:span text:style-name="T2597">摻</text:span>&lt;/span&gt;&lt;span&gt;&lt;br&gt;&lt;/span&gt;&lt;span style="color: #ff0000"&gt;<text:span text:style-name="T2598">釤</text:span>&lt;/span&gt;&lt;span style="color: #ff0000"&gt;<text:span text:style-name="T2599">刪</text:span>&lt;/span&gt;&lt;span style="color: #ff0000"&gt;<text:span text:style-name="T2600">姍</text:span>&lt;/span&gt;&lt;span style="color: #00a000"&gt;<text:span text:style-name="T2601">摻</text:span>&lt;/span&gt;&lt;span style="color: #ff0000"&gt;<text:span text:style-name="T2602">羶</text:span>&lt;/span&gt;&lt;span&gt;&lt;br&gt;&lt;/span&gt;&lt;span style="color: #00a000"&gt;<text:span text:style-name="T2603">賞</text:span><text:soft-page-break/>&lt;/span&gt;&lt;span&gt;&lt;br&gt;&lt;/span&gt;&lt;span style="color: #ff0000"&gt;<text:span text:style-name="T2604">湯</text:span>&lt;/span&gt;&lt;span style="color: #ff0000"&gt;<text:span text:style-name="T2605">傷</text:span>&lt;/span&gt;&lt;span style="color: #ff0000"&gt;<text:span text:style-name="T2606">殤</text:span>&lt;/span&gt;&lt;span style="color: #ff0000"&gt;<text:span text:style-name="T2607">觴</text:span>&lt;/span&gt;&lt;span&gt;&lt;br&gt;&lt;/span&gt;&lt;span style="color: #0000ff"&gt;<text:span text:style-name="T2608">紹</text:span>&lt;/span&gt;&lt;span&gt;&lt;br&gt;&lt;/span&gt;&lt;span style="color: #ff0000"&gt;<text:span text:style-name="T2609">燒</text:span>&lt;/span&gt;&lt;span&gt;&lt;br&gt;&lt;/span&gt;&lt;span style="color: #d89000"&gt;<text:span text:style-name="T2610">闍</text:span>&lt;/span&gt;&lt;span&gt;&lt;br&gt;&lt;/span&gt;&lt;span style="color: #0000ff"&gt;<text:span text:style-name="T2611">庫</text:span>&lt;/span&gt;&lt;span style="color: #0000ff"&gt;<text:span text:style-name="T2612">設</text:span>&lt;/span&gt;&lt;span style="color: #0000ff"&gt;<text:span text:style-name="T2613">葉</text:span>&lt;/span&gt;&lt;span style="color: #0000ff"&gt;<text:span text:style-name="T2614">灄</text:span>&lt;/span&gt;&lt;span style="color: #0000ff"&gt;<text:span text:style-name="T2615">懾</text:span>&lt;/span&gt;&lt;span style="color: #0000ff"&gt;<text:span text:style-name="T2616">攝</text:span>&lt;/span&gt;&lt;span style="color: #0000ff"&gt;<text:span text:style-name="T2617">欇</text:span>&lt;/span&gt;&lt;span&gt;&lt;br&gt;&lt;/span&gt;&lt;span style="color: #00a000"&gt;<text:span text:style-name="T2618">捨</text:span>&lt;/span&gt;&lt;span&gt;&lt;br&gt;&lt;/span&gt;&lt;span style="color: #ff0000"&gt;<text:span text:style-name="T2619">賒</text:span>&lt;/span&gt;&lt;span&gt;&lt;br&gt;&lt;/span&gt;&lt;span style="color: #d89000"&gt;<text:span text:style-name="T2620">誰</text:span>&lt;/span&gt;&lt;span&gt;&lt;br&gt;&lt;/span&gt;&lt;span style="color: #0000ff"&gt;<text:span text:style-name="T2621">腎</text:span>&lt;/span&gt;&lt;span style="color: #0000ff"&gt;<text:span text:style-name="T2622">滲</text:span>&lt;/span&gt;&lt;span&gt;&lt;br&gt;&lt;/span&gt;&lt;span style="color: #00a000"&gt;<text:span text:style-name="T2623">諗</text:span>&lt;/span&gt;&lt;span style="color: #00a000"&gt;<text:span text:style-name="T2624">審</text:span>&lt;/span&gt;&lt;span style="color: #00a000"&gt;<text:span text:style-name="T2625">瀋</text:span>&lt;/span&gt;&lt;span style="color: #00a000"&gt;<text:span text:style-name="T2626">嬸</text:span>&lt;/span&gt;&lt;span style="color: #00a000"&gt;<text:span text:style-name="T2627">讅</text:span>&lt;/span&gt;&lt;span&gt;&lt;br&gt;&lt;/span&gt;&lt;span style="color: #ff0000"&gt;<text:span text:style-name="T2628">紳</text:span>&lt;/span&gt;&lt;span style="color: #ff0000"&gt;<text:span text:style-name="T2629">詵</text:span>&lt;/span&gt;&lt;span style="color: #ff0000"&gt;<text:span text:style-name="T2630">參</text:span>&lt;/span&gt;&lt;span style="color: #ff0000"&gt;<text:span text:style-name="T2631">蔘</text:span>&lt;/span&gt;&lt;span&gt;&lt;br&gt;&lt;/span&gt;&lt;span style="color: #d89000"&gt;<text:span text:style-name="T2632">澠</text:span>&lt;/span&gt;&lt;span style="color: #d89000"&gt;<text:span text:style-name="T2633">繩</text:span>&lt;/span&gt;&lt;span&gt;&lt;br&gt;&lt;/span&gt;&lt;span style="color: #0000ff"&gt;<text:span text:style-name="T2634">勝</text:span>&lt;/span&gt;&lt;span style="color: #0000ff"&gt;<text:span text:style-name="T2635">聖</text:span>&lt;/span&gt;&lt;span&gt;&lt;br&gt;&lt;/span&gt;&lt;span style="color: #ff0000"&gt;<text:span text:style-name="T2636">昇</text:span>&lt;/span&gt;&lt;span style="color: #ff0000"&gt;<text:span text:style-name="T2637">陞</text:span>&lt;/span&gt;&lt;span style="color: #0000ff"&gt;<text:span text:style-name="T2638">勝</text:span>&lt;/span&gt;&lt;span style="color: #ff0000"&gt;<text:span text:style-name="T2639">聲</text:span>&lt;/span&gt;&lt;span&gt;&lt;br&gt;&lt;/span&gt;&lt;span style="color: #0000ff"&gt;<text:span text:style-name="T2640">碩</text:span>&lt;/span&gt;&lt;span style="color: #d89000"&gt;<text:span text:style-name="T2641">蝕</text:span>&lt;/span&gt;&lt;span style="color: #d89000"&gt;<text:span text:style-name="T2642">時</text:span>&lt;/span&gt;&lt;span style="color: #d89000"&gt;<text:span text:style-name="T2643">塒</text:span>&lt;/span&gt;&lt;span style="color: #0000ff"&gt;<text:span text:style-name="T2644">蒔</text:span>&lt;/span&gt;&lt;span style="color: #d89000"&gt;<text:span text:style-name="T2645">鰣</text:span>&lt;/span&gt;&lt;span style="color: #d89000"&gt;<text:span text:style-name="T2646">實</text:span>&lt;/span&gt;&lt;span&gt;&lt;br&gt;&lt;/span&gt;&lt;span style="color: #0000ff"&gt;<text:span text:style-name="T2647">鈰</text:span>&lt;/span&gt;&lt;span style="color: #0000ff"&gt;<text:span text:style-name="T2648">視</text:span>&lt;/span&gt;&lt;span style="color: #0000ff"&gt;<text:span text:style-name="T2649">貰</text:span>&lt;/span&gt;&lt;span style="color: #0000ff"&gt;<text:span text:style-name="T2650">試</text:span>&lt;/span&gt;&lt;span style="color: #0000ff"&gt;<text:span text:style-name="T2651">軾</text:span>&lt;/span&gt;&lt;span style="color: #0000ff"&gt;<text:span text:style-name="T2652">弒</text:span>&lt;/span&gt;&lt;span style="color: #0000ff"&gt;<text:span text:style-name="T2653">勢</text:span>&lt;/span&gt;&lt;span style="color: #0000ff"&gt;<text:span text:style-name="T2654">飾</text:span>&lt;/span&gt;&lt;span style="color: #0000ff"&gt;<text:span text:style-name="T2655">適</text:span>&lt;/span&gt;&lt;span style="color: #0000ff"&gt;<text:span text:style-name="T2656">諡</text:span>&lt;/span&gt;&lt;span style="color: #d89000"&gt;<text:span text:style-name="T2657">識</text:span>&lt;/span&gt;&lt;span style="color: #0000ff"&gt;<text:span text:style-name="T2658">釋</text:span>&lt;/span&gt;&lt;span style="color: #0000ff"&gt;<text:span text:style-name="T2659">謚</text:span>&lt;/span&gt;&lt;span&gt;&lt;br&gt;&lt;/span&gt;&lt;span style="color: #00a000"&gt;<text:span text:style-name="T2660">駛</text:span>&lt;/span&gt;&lt;span style="color: #00a000"&gt;<text:span text:style-name="T2661">縰</text:span>&lt;/span&gt;&lt;span style="color: #00a000"&gt;<text:span text:style-name="T2662">纚</text:span>&lt;/span&gt;&lt;span&gt;&lt;br&gt;&lt;/span&gt;&lt;span style="color: #ff0000"&gt;<text:span text:style-name="T2663">屍</text:span>&lt;/span&gt;&lt;span style="color: #ff0000"&gt;<text:span text:style-name="T2664">鳲</text:span>&lt;/span&gt;&lt;span style="color: #ff0000"&gt;<text:span text:style-name="T2665">絁</text:span>&lt;/span&gt;&lt;span style="color: #ff0000"&gt;<text:span text:style-name="T2666">詩</text:span>&lt;/span&gt;&lt;span style="color: #ff0000"&gt;<text:span text:style-name="T2667">師</text:span>&lt;/span&gt;&lt;span style="color: #ff0000"&gt;<text:span text:style-name="T2668">獅</text:span>&lt;/span&gt;&lt;span style="color: #ff0000"&gt;<text:span text:style-name="T2669">溼</text:span>&lt;/span&gt;&lt;span style="color: #ff0000"&gt;<text:span text:style-name="T2670">蝨</text:span>&lt;/span&gt;&lt;span style="color: #ff0000"&gt;<text:span text:style-name="T2671">濕</text:span>&lt;/span&gt;&lt;span&gt;&lt;br&gt;&lt;/span&gt;&lt;span style="color: #0000ff"&gt;<text:span text:style-name="T2672">綬</text:span>&lt;/span&gt;&lt;span style="color: #0000ff"&gt;<text:span text:style-name="T2673">壽</text:span>&lt;/span&gt;&lt;span style="color: #0000ff"&gt;<text:span text:style-name="T2674">獸</text:span>&lt;/span&gt;&lt;span&gt;&lt;br&gt;&lt;/span&gt;&lt;span style="color: #d89000"&gt;<text:span text:style-name="T2675">贖</text:span>&lt;/span&gt;&lt;span&gt;&lt;br&gt;&lt;/span&gt;&lt;span style="color: #0000ff"&gt;<text:span text:style-name="T2676">術</text:span>&lt;/span&gt;&lt;span style="color: #0000ff"&gt;<text:span text:style-name="T2677">樹</text:span>&lt;/span&gt;&lt;span style="color: #0000ff"&gt;<text:span text:style-name="T2678">豎</text:span>&lt;/span&gt;&lt;span style="color: #00a000"&gt;<text:span text:style-name="T2679">數</text:span>&lt;/span&gt;&lt;span style="color: #00a000"&gt;<text:span text:style-name="T2680">籔</text:span>&lt;/span&gt;&lt;span&gt;&lt;br&gt;&lt;/span&gt;&lt;span style="color: #00a000"&gt;<text:span text:style-name="T2681">藷</text:span>&lt;/span&gt;&lt;span style="color: #00a000"&gt;<text:span text:style-name="T2682">屬</text:span>&lt;/span&gt;&lt;span style="color: #00a000"&gt;<text:span text:style-name="T2683">數</text:span>&lt;/span&gt;&lt;span&gt;&lt;br&gt;&lt;/span&gt;&lt;span style="color: #ff0000"&gt;<text:span text:style-name="T2684">紓</text:span>&lt;/span&gt;&lt;span style="color: #ff0000"&gt;<text:span text:style-name="T2685">輸</text:span>&lt;/span&gt;&lt;span style="color: #ff0000"&gt;<text:span text:style-name="T2686">書</text:span>&lt;/span&gt;&lt;span style="color: #ff0000"&gt;<text:span text:style-name="T2687">綀</text:span>&lt;/span&gt;&lt;span<text:s/><text:soft-page-break/>style="color: #ff0000"&gt;<text:span text:style-name="T2688">樞</text:span>&lt;/span&gt;&lt;span style="color: #ff0000"&gt;<text:span text:style-name="T2689">攄</text:span>&lt;/span&gt;&lt;span&gt;&lt;br&gt;&lt;/span&gt;&lt;span style="color: #0000ff"&gt;<text:span text:style-name="T2690">帥</text:span>&lt;/span&gt;&lt;span&gt;&lt;br&gt;&lt;/span&gt;&lt;span style="color: #ff0000"&gt;<text:span text:style-name="T2691">諼</text:span>&lt;/span&gt;&lt;span&gt;&lt;br&gt;&lt;/span&gt;&lt;span style="color: #ff0000"&gt;<text:span text:style-name="T2692">閂</text:span>&lt;/span&gt;&lt;span&gt;&lt;br&gt;&lt;/span&gt;&lt;span style="color: #ff0000"&gt;<text:span text:style-name="T2693">雙</text:span>&lt;/span&gt;&lt;span&gt;&lt;br&gt;&lt;/span&gt;&lt;span style="color: #ff0000"&gt;<text:span text:style-name="T2694">驦</text:span>&lt;/span&gt;&lt;span style="color: #ff0000"&gt;<text:span text:style-name="T2695">雙</text:span>&lt;/span&gt;&lt;span&gt;<text:span text:style-name="T2696">䉶</text:span>&lt;/span&gt;&lt;span&gt;<text:span text:style-name="T2697">𨇯</text:span>&lt;/span&gt;&lt;span style="color: #d89000"&gt;<text:span text:style-name="T2698">瀧</text:span>&lt;/span&gt;&lt;span&gt;&lt;br&gt;&lt;/span&gt;&lt;span style="color: #d89000"&gt;<text:span text:style-name="T2699">誰</text:span>&lt;/span&gt;&lt;span&gt;&lt;br&gt;&lt;/span&gt;&lt;span style="color: #0000ff"&gt;<text:span text:style-name="T2700">涗</text:span>&lt;/span&gt;&lt;span style="color: #0000ff"&gt;<text:span text:style-name="T2701">稅</text:span>&lt;/span&gt;&lt;span style="color: #0000ff"&gt;<text:span text:style-name="T2702">蛻</text:span>&lt;/span&gt;&lt;span style="color: #ff0000"&gt;<text:span text:style-name="T2703">說</text:span>&lt;/span&gt;&lt;span&gt;&lt;br&gt;&lt;/span&gt;&lt;span style="color: #0000ff"&gt;<text:span text:style-name="T2704">順</text:span>&lt;/span&gt;&lt;span style="color: #0000ff"&gt;<text:span text:style-name="T2705">瞤</text:span>&lt;/span&gt;&lt;span&gt;&lt;br&gt;&lt;/span&gt;&lt;span style="color: #0000ff"&gt;<text:span text:style-name="T2706">帥</text:span>&lt;/span&gt;&lt;span style="color: #0000ff"&gt;<text:span text:style-name="T2707">碩</text:span>&lt;/span&gt;&lt;span style="color: #00a000"&gt;<text:span text:style-name="T2708">數</text:span>&lt;/span&gt;&lt;span style="color: #0000ff"&gt;<text:span text:style-name="T2709">爍</text:span>&lt;/span&gt;&lt;span style="color: #0000ff"&gt;<text:span text:style-name="T2710">鑠</text:span>&lt;/span&gt;&lt;span&gt;&lt;br&gt;&lt;/span&gt;&lt;span style="color: #ff0000"&gt;<text:span text:style-name="T2711">說</text:span>&lt;/span&gt;&lt;span&gt;&lt;br&gt;&lt;/span&gt;&lt;span style="color: #0000ff"&gt;<text:span text:style-name="T2712">駟</text:span>&lt;/span&gt;&lt;span style="color: #0000ff"&gt;<text:span text:style-name="T2713">飼</text:span>&lt;/span&gt;&lt;span style="color: #0000ff"&gt;<text:span text:style-name="T2714">廁</text:span>&lt;/span&gt;&lt;span style="color: #0000ff"&gt;<text:span text:style-name="T2715">賜</text:span>&lt;/span&gt;&lt;span&gt;&lt;br&gt;&lt;/span&gt;&lt;span style="color: #ff0000"&gt;<text:span text:style-name="T2716">釃</text:span>&lt;/span&gt;&lt;span style="color: #ff0000"&gt;<text:span text:style-name="T2717">緦</text:span>&lt;/span&gt;&lt;span style="color: #ff0000"&gt;<text:span text:style-name="T2718">鍶</text:span>&lt;/span&gt;&lt;span style="color: #ff0000"&gt;<text:span text:style-name="T2719">颸</text:span>&lt;/span&gt;&lt;span style="color: #ff0000"&gt;<text:span text:style-name="T2720">廝</text:span>&lt;/span&gt;&lt;span style="color: #ff0000"&gt;<text:span text:style-name="T2721">絲</text:span>&lt;/span&gt;&lt;span style="color: #ff0000"&gt;<text:span text:style-name="T2722">鷥</text:span>&lt;/span&gt;&lt;span style="color: #ff0000"&gt;<text:span text:style-name="T2723">螄</text:span>&lt;/span&gt;&lt;span&gt;&lt;br&gt;&lt;/span&gt;&lt;span style="color: #0000ff"&gt;<text:span text:style-name="T2724">訟</text:span>&lt;/span&gt;&lt;span style="color: #0000ff"&gt;<text:span text:style-name="T2725">頌</text:span>&lt;/span&gt;&lt;span style="color: #0000ff"&gt;<text:span text:style-name="T2726">誦</text:span>&lt;/span&gt;&lt;span&gt;&lt;br&gt;&lt;/span&gt;&lt;span&gt;<text:span text:style-name="T2727">㩳</text:span>&lt;/span&gt;&lt;span style="color: #00a000"&gt;<text:span text:style-name="T2728">慫</text:span>&lt;/span&gt;&lt;span style="color: #00a000"&gt;<text:span text:style-name="T2729">聳</text:span>&lt;/span&gt;&lt;span&gt;&lt;br&gt;&lt;/span&gt;&lt;span style="color: #ff0000"&gt;<text:span text:style-name="T2730">鬆</text:span>&lt;/span&gt;&lt;span&gt;&lt;br&gt;&lt;/span&gt;&lt;span style="color: #00a000"&gt;<text:span text:style-name="T2731">擻</text:span>&lt;/span&gt;&lt;span&gt;&lt;br&gt;&lt;/span&gt;&lt;span style="color: #00a000"&gt;<text:span text:style-name="T2732">擻</text:span>&lt;/span&gt;&lt;span style="color: #00a000"&gt;<text:span text:style-name="T2733">藪</text:span>&lt;/span&gt;&lt;span style="color: #00a000"&gt;<text:span text:style-name="T2734">籔</text:span>&lt;/span&gt;&lt;span&gt;&lt;br&gt;&lt;/span&gt;&lt;span style="color: #ff0000"&gt;<text:span text:style-name="T2735">鎪</text:span>&lt;/span&gt;&lt;span style="color: #ff0000"&gt;<text:span text:style-name="T2736">餿</text:span>&lt;/span&gt;&lt;span style="color: #ff0000"&gt;<text:span text:style-name="T2737">颼</text:span>&lt;/span&gt;&lt;span style="color: #ff0000"&gt;<text:span text:style-name="T2738">蒐</text:span>&lt;/span&gt;&lt;span&gt;&lt;br&gt;&lt;/span&gt;&lt;span style="color: #0000ff"&gt;<text:span text:style-name="T2739">泝</text:span>&lt;/span&gt;&lt;span style="color: #0000ff"&gt;<text:span text:style-name="T2740">訴</text:span>&lt;/span&gt;&lt;span style="color: #0000ff"&gt;<text:span text:style-name="T2741">餗</text:span>&lt;/span&gt;&lt;span style="color: #ff0000"&gt;<text:span text:style-name="T2742">縮</text:span>&lt;/span&gt;&lt;span style="color: #0000ff"&gt;<text:span text:style-name="T2743">肅</text:span>&lt;/span&gt;&lt;span style="color: #0000ff"&gt;<text:span text:style-name="T2744">驌</text:span>&lt;/span&gt;&lt;span style="color: #0000ff"&gt;<text:span text:style-name="T2745">鷫</text:span>&lt;/span&gt;&lt;span style="color: #00a000"&gt;<text:span text:style-name="T2746">數</text:span>&lt;/span&gt;&lt;span style="color: #0000ff"&gt;<text:span text:style-name="T2747">謖</text:span><text:span text:style-name="T2748">&lt;/span&gt;&lt;span&gt;&lt;br&gt;&lt;/span&gt;&lt;span style="color: #ff0000"&gt;</text:span><text:span text:style-name="T2749">甦</text:span><text:span text:style-name="T2750">&lt;/span&gt;&lt;span style="color: #ff0000"&gt;</text:span><text:span text:style-name="T2751">穌</text:span><text:span text:style-name="T2752">&lt;/span&gt;&lt;span style="color: #ff0000"&gt;</text:span><text:span text:style-name="T2753">蘇</text:span><text:span text:style-name="T2754">&lt;/span&gt;&lt;span style="color: #ff0000"&gt;</text:span><text:span text:style-name="T2755">囌</text:span><text:span text:style-name="T2756">&lt;/span&gt;</text:span></text:p>
      <text:p text:style-name="Normal">&lt;span style="color: #ff0000"&gt;<text:span text:style-name="T2757">痠</text:span>&lt;/span&gt;&lt;span&gt;&lt;br&gt;&lt;/span&gt;&lt;span&gt;&lt;br&gt;&lt;/span&gt;&lt;span style="color: #d89000"&gt;<text:span text:style-name="T2758">隨</text:span>&lt;/span&gt;&lt;span style="color: #d89000"&gt;<text:span text:style-name="T2759">綏</text:span>&lt;/span&gt;&lt;span style="color: #ff0000"&gt;<text:span text:style-name="T2760">雖</text:span>&lt;/span&gt;&lt;span&gt;&lt;br&gt;&lt;/span&gt;&lt;span&gt;&lt;br&gt;&lt;/span&gt;&lt;span style="color: #0000ff"&gt;<text:span text:style-name="T2761">術</text:span>&lt;/span&gt;&lt;span style="color: #0000ff"&gt;<text:span text:style-name="T2762">繸</text:span>&lt;/span&gt;&lt;span style="color: #0000ff"&gt;<text:span text:style-name="T2763">誶</text:span>&lt;/span&gt;&lt;span style="color: #0000ff"&gt;<text:span text:style-name="T2764">歲</text:span>&lt;/span&gt;&lt;span style="color: #0000ff"&gt;<text:span text:style-name="T2765">繐</text:span>&lt;/span&gt;&lt;span&gt;&lt;br&gt;&lt;/span&gt;&lt;span&gt;&lt;br&gt;&lt;/span&gt;&lt;span&gt;&lt;br&gt;&lt;/span&gt;&lt;span&gt;&lt;br&gt;&lt;/span&gt;&lt;span style="color: #d89000"&gt;<text:span text:style-name="T2766">綏</text:span>&lt;/span&gt;&lt;span style="color: #ff0000"&gt;<text:span text:style-name="T2767">雖</text:span>&lt;/span&gt;&lt;span&gt;&lt;br&gt;&lt;/span&gt;&lt;span&gt;&lt;br&gt;&lt;/span&gt;&lt;span style="color: #ff0000"&gt;<text:span text:style-name="T2768">孫</text:span>&lt;/span&gt;&lt;span<text:s/><text:soft-page-break/>style="color: #0000ff"&gt;<text:span text:style-name="T2769">遜</text:span>&lt;/span&gt;&lt;span&gt;&lt;br&gt;&lt;/span&gt;&lt;span&gt;&lt;br&gt;&lt;/span&gt;&lt;span style="color: #00a000"&gt;<text:span text:style-name="T2770">筍</text:span>&lt;/span&gt;&lt;span style="color: #00a000"&gt;<text:span text:style-name="T2771">損</text:span>&lt;/span&gt;&lt;span&gt;&lt;br&gt;&lt;/span&gt;&lt;span&gt;&lt;br&gt;&lt;/span&gt;&lt;span style="color: #ff0000"&gt;<text:span text:style-name="T2772">孫</text:span>&lt;/span&gt;&lt;span style="color: #ff0000"&gt;<text:span text:style-name="T2773">猻</text:span>&lt;/span&gt;&lt;span style="color: #ff0000"&gt;<text:span text:style-name="T2774">蓀</text:span>&lt;/span&gt;&lt;span&gt;&lt;br&gt;&lt;/span&gt;&lt;span&gt;&lt;br&gt;&lt;/span&gt;&lt;span&gt;&lt;br&gt;&lt;/span&gt;&lt;span&gt;&lt;br&gt;&lt;/span&gt;&lt;span&gt;&lt;br&gt;&lt;/span&gt;&lt;span&gt;&lt;br&gt;&lt;/span&gt;&lt;span style="color: #00a000"&gt;<text:span text:style-name="T2775">嗩</text:span>&lt;/span&gt;&lt;span style="color: #00a000"&gt;<text:span text:style-name="T2776">瑣</text:span>&lt;/span&gt;&lt;span style="color: #00a000"&gt;<text:span text:style-name="T2777">鎖</text:span>&lt;/span&gt;&lt;span&gt;&lt;br&gt;&lt;/span&gt;&lt;span&gt;&lt;br&gt;&lt;/span&gt;&lt;span style="color: #ff0000"&gt;<text:span text:style-name="T2778">簑</text:span>&lt;/span&gt;&lt;span style="color: #ff0000"&gt;<text:span text:style-name="T2779">縮</text:span>&lt;/span&gt;&lt;span&gt;&lt;br&gt;&lt;/span&gt;&lt;span&gt;&lt;br&gt;&lt;/span&gt;&lt;span style="color: #d89000"&gt;<text:span text:style-name="T2780">達</text:span>&lt;/span&gt;&lt;span&gt;<text:span text:style-name="T2781">㒓</text:span>&lt;/span&gt;&lt;span style="color: #0000ff"&gt;<text:span text:style-name="T2782">撻</text:span>&lt;/span&gt;&lt;span style="color: #ff0000"&gt;<text:span text:style-name="T2783">躂</text:span>&lt;/span&gt;&lt;span style="color: #0000ff"&gt;<text:span text:style-name="T2784">闥</text:span>&lt;/span&gt;&lt;span style="color: #0000ff"&gt;<text:span text:style-name="T2785">闒</text:span>&lt;/span&gt;&lt;span style="color: #00a000"&gt;<text:span text:style-name="T2786">獺</text:span>&lt;/span&gt;&lt;span&gt;&lt;br&gt;&lt;/span&gt;&lt;span&gt;&lt;br&gt;&lt;/span&gt;&lt;span style="color: #00a000"&gt;<text:span text:style-name="T2787">鎝</text:span>&lt;/span&gt;&lt;span style="color: #00a000"&gt;<text:span text:style-name="T2788">獺</text:span>&lt;/span&gt;&lt;span&gt;&lt;br&gt;&lt;/span&gt;&lt;span&gt;&lt;br&gt;&lt;/span&gt;&lt;span style="color: #ff0000"&gt;<text:span text:style-name="T2789">鉈</text:span>&lt;/span&gt;&lt;span&gt;&lt;br&gt;&lt;/span&gt;&lt;span&gt;&lt;br&gt;&lt;/span&gt;&lt;span&gt;&lt;br&gt;&lt;/span&gt;&lt;span&gt;&lt;br&gt;&lt;/span&gt;&lt;span style="color: #d89000"&gt;<text:span text:style-name="T2790">颱</text:span>&lt;/span&gt;&lt;span style="color: #d89000"&gt;<text:span text:style-name="T2791">駘</text:span>&lt;/span&gt;&lt;span style="color: #d89000"&gt;<text:span text:style-name="T2792">鮐</text:span>&lt;/span&gt;&lt;span style="color: #d89000"&gt;<text:span text:style-name="T2793">臺</text:span>&lt;/span&gt;&lt;span style="color: #d89000"&gt;<text:span text:style-name="T2794">檯</text:span>&lt;/span&gt;&lt;span style="color: #d89000"&gt;<text:span text:style-name="T2795">薹</text:span>&lt;/span&gt;&lt;span&gt;&lt;br&gt;&lt;/span&gt;&lt;span&gt;&lt;br&gt;&lt;/span&gt;&lt;span style="color: #0000ff"&gt;<text:span text:style-name="T2796">鈦</text:span>&lt;/span&gt;&lt;span style="color: #0000ff"&gt;<text:span text:style-name="T2797">態</text:span>&lt;/span&gt;&lt;span&gt;&lt;br&gt;&lt;/span&gt;&lt;span&gt;&lt;br&gt;&lt;/span&gt;&lt;span&gt;&lt;br&gt;&lt;/span&gt;&lt;span&gt;&lt;br&gt;&lt;/span&gt;&lt;span style="color: #d89000"&gt;<text:span text:style-name="T2798">談</text:span>&lt;/span&gt;&lt;span style="color: #d89000"&gt;<text:span text:style-name="T2799">錟</text:span>&lt;/span&gt;&lt;span style="color: #d89000"&gt;<text:span text:style-name="T2800">罈</text:span>&lt;/span&gt;&lt;span style="color: #d89000"&gt;<text:span text:style-name="T2801">譚</text:span>&lt;/span&gt;&lt;span style="color: #d89000"&gt;<text:span text:style-name="T2802">鐔</text:span>&lt;/span&gt;&lt;span style="color: #d89000"&gt;<text:span text:style-name="T2803">彈</text:span>&lt;/span&gt;&lt;span style="color: #d89000"&gt;<text:span text:style-name="T2804">壇</text:span>&lt;/span&gt;&lt;span style="color: #d89000"&gt;<text:span text:style-name="T2805">蕁</text:span>&lt;/span&gt;&lt;span style="color: #d89000"&gt;<text:span text:style-name="T2806">曇</text:span>&lt;/span&gt;&lt;span&gt;&lt;br&gt;&lt;/span&gt;&lt;span&gt;&lt;br&gt;&lt;/span&gt;&lt;span style="color: #0000ff"&gt;<text:span text:style-name="T2807">嘆</text:span>&lt;/span&gt;&lt;span style="color: #0000ff"&gt;<text:span text:style-name="T2808">歎</text:span>&lt;/span&gt;&lt;span&gt;&lt;br&gt;&lt;/span&gt;&lt;span&gt;&lt;br&gt;&lt;/span&gt;&lt;span&gt;&lt;br&gt;&lt;/span&gt;&lt;span&gt;&lt;br&gt;&lt;/span&gt;&lt;span style="color: #ff0000"&gt;<text:span text:style-name="T2809">貪</text:span>&lt;/span&gt;&lt;span style="color: #00a000"&gt;<text:span text:style-name="T2810">嘽</text:span>&lt;/span&gt;&lt;span style="color: #ff0000"&gt;<text:span text:style-name="T2811">灘</text:span>&lt;/span&gt;&lt;span style="color: #ff0000"&gt;<text:span text:style-name="T2812">攤</text:span>&lt;/span&gt;&lt;span style="color: #ff0000"&gt;<text:span text:style-name="T2813">癱</text:span>&lt;/span&gt;&lt;span&gt;&lt;br&gt;&lt;/span&gt;&lt;span&gt;&lt;br&gt;&lt;/span&gt;&lt;span style="color: #d89000"&gt;<text:span text:style-name="T2814">醣</text:span>&lt;/span&gt;&lt;span style="color: #ff0000"&gt;<text:span text:style-name="T2815">鏜</text:span>&lt;/span&gt;&lt;span style="color: #d89000"&gt;<text:span text:style-name="T2816">餳</text:span>&lt;/span&gt;&lt;span&gt;&lt;br&gt;&lt;/span&gt;&lt;span&gt;&lt;br&gt;&lt;/span&gt;&lt;span style="color: #0000ff"&gt;<text:span text:style-name="T2817">燙</text:span>&lt;/span&gt;&lt;span&gt;&lt;br&gt;&lt;/span&gt;&lt;span&gt;&lt;br&gt;&lt;/span&gt;&lt;span style="color: #00a000"&gt;<text:span text:style-name="T2818">儻</text:span>&lt;/span&gt;&lt;span style="color: #00a000"&gt;<text:span text:style-name="T2819">钂</text:span>&lt;/span&gt;&lt;span&gt;&lt;br&gt;&lt;/span&gt;&lt;span&gt;&lt;br&gt;&lt;/span&gt;&lt;span style="color: #ff0000"&gt;<text:span text:style-name="T2820">湯</text:span>&lt;/span&gt;&lt;span style="color: #0000ff"&gt;<text:span text:style-name="T2821">鐋</text:span>&lt;/span&gt;&lt;span style="color: #ff0000"&gt;<text:span text:style-name="T2822">鏜</text:span>&lt;/span&gt;&lt;span&gt;&lt;br&gt;&lt;/span&gt;&lt;span&gt;&lt;br&gt;&lt;/span&gt;&lt;span&gt;&lt;br&gt;&lt;/span&gt;&lt;span&gt;&lt;br&gt;&lt;/span&gt;&lt;span style="color: #d89000"&gt;<text:span text:style-name="T2823">綯</text:span>&lt;/span&gt;&lt;span style="color: #d89000"&gt;<text:span text:style-name="T2824">騊</text:span>&lt;/span&gt;&lt;span style="color: #d89000"&gt;<text:span text:style-name="T2825">鞀</text:span>&lt;/span&gt;&lt;span style="color: #ff0000"&gt;<text:span text:style-name="T2826">濤</text:span>&lt;/span&gt;&lt;span style="color: #0000ff"&gt;<text:span text:style-name="T2827">燾</text:span>&lt;/span&gt;&lt;span style="color: #d89000"&gt;<text:span text:style-name="T2828">檮</text:span>&lt;/span&gt;&lt;span&gt;&lt;br&gt;&lt;/span&gt;&lt;span&gt;&lt;br&gt;&lt;/span&gt;&lt;span&gt;&lt;br&gt;&lt;/span&gt;&lt;span&gt;&lt;br&gt;&lt;/span&gt;&lt;span style="color: #00a000"&gt;<text:span text:style-name="T2829">討</text:span>&lt;/span&gt;&lt;span&gt;&lt;br&gt;&lt;/span&gt;&lt;span&gt;&lt;br&gt;&lt;/span&gt;&lt;span style="color:<text:s/><text:soft-page-break/>#ff0000"&gt;<text:span text:style-name="T2830">韜</text:span>&lt;/span&gt;&lt;span style="color: #d89000"&gt;<text:span text:style-name="T2831">絛</text:span>&lt;/span&gt;&lt;span style="color: #ff0000"&gt;<text:span text:style-name="T2832">濤</text:span>&lt;/span&gt;&lt;span&gt;&lt;br&gt;&lt;/span&gt;&lt;span&gt;&lt;br&gt;&lt;/span&gt;&lt;span style="color: #0000ff"&gt;<text:span text:style-name="T2833">鋱</text:span>&lt;/span&gt;&lt;span style="color: #0000ff"&gt;<text:span text:style-name="T2834">貸</text:span>&lt;/span&gt;&lt;span&gt;&lt;br&gt;&lt;/span&gt;&lt;span&gt;&lt;br&gt;&lt;/span&gt;&lt;span style="color: #d89000"&gt;<text:span text:style-name="T2835">謄</text:span>&lt;/span&gt;&lt;span style="color: #d89000"&gt;<text:span text:style-name="T2836">騰</text:span>&lt;/span&gt;&lt;span&gt;&lt;br&gt;&lt;/span&gt;&lt;span&gt;&lt;br&gt;&lt;/span&gt;&lt;span style="color: #d89000"&gt;<text:span text:style-name="T2837">緹</text:span>&lt;/span&gt;&lt;span style="color: #d89000"&gt;<text:span text:style-name="T2838">題</text:span>&lt;/span&gt;&lt;span style="color: #d89000"&gt;<text:span text:style-name="T2839">騠</text:span>&lt;/span&gt;&lt;span style="color: #d89000"&gt;<text:span text:style-name="T2840">鶗</text:span>&lt;/span&gt;&lt;span style="color: #d89000"&gt;<text:span text:style-name="T2841">鯷</text:span>&lt;/span&gt;&lt;span style="color: #d89000"&gt;<text:span text:style-name="T2842">綈</text:span>&lt;/span&gt;&lt;span style="color: #d89000"&gt;<text:span text:style-name="T2843">鵜</text:span>&lt;/span&gt;&lt;span style="color: #ff0000"&gt;<text:span text:style-name="T2844">鷈</text:span>&lt;/span&gt;&lt;span&gt;&lt;br&gt;&lt;/span&gt;&lt;span&gt;&lt;br&gt;&lt;/span&gt;&lt;span style="color: #ff0000"&gt;<text:span text:style-name="T2845">銻</text:span>&lt;/span&gt;&lt;span style="color: #0000ff"&gt;<text:span text:style-name="T2846">屜</text:span>&lt;/span&gt;&lt;span style="color: #0000ff"&gt;<text:span text:style-name="T2847">殢</text:span>&lt;/span&gt;&lt;span&gt;&lt;br&gt;&lt;/span&gt;&lt;span&gt;&lt;br&gt;&lt;/span&gt;&lt;span style="color: #00a000"&gt;<text:span text:style-name="T2848">體</text:span>&lt;/span&gt;&lt;span&gt;&lt;br&gt;&lt;/span&gt;&lt;span&gt;&lt;br&gt;&lt;/span&gt;&lt;span&gt;&lt;br&gt;&lt;/span&gt;&lt;span&gt;&lt;br&gt;&lt;/span&gt;&lt;span style="color: #0000ff"&gt;<text:span text:style-name="T2849">鈿</text:span>&lt;/span&gt;&lt;span style="color: #d89000"&gt;<text:span text:style-name="T2850">闐</text:span>&lt;/span&gt;&lt;span&gt;&lt;br&gt;&lt;/span&gt;&lt;span&gt;&lt;br&gt;&lt;/span&gt;&lt;span&gt;&lt;br&gt;&lt;/span&gt;&lt;span&gt;&lt;br&gt;&lt;/span&gt;&lt;span style="color: #00a000"&gt;<text:span text:style-name="T2851">靦</text:span>&lt;/span&gt;&lt;span&gt;&lt;br&gt;&lt;/span&gt;&lt;span&gt;&lt;br&gt;&lt;/span&gt;&lt;span&gt;&lt;br&gt;&lt;/span&gt;&lt;span&gt;&lt;br&gt;&lt;/span&gt;&lt;span style="color: #d89000"&gt;<text:span text:style-name="T2852">齠</text:span>&lt;/span&gt;&lt;span style="color: #d89000"&gt;<text:span text:style-name="T2853">條</text:span>&lt;/span&gt;&lt;span style="color: #d89000"&gt;<text:span text:style-name="T2854">鰷</text:span>&lt;/span&gt;&lt;span style="color: #0000ff"&gt;<text:span text:style-name="T2855">調</text:span>&lt;/span&gt;&lt;span&gt;&lt;br&gt;&lt;/span&gt;&lt;span&gt;&lt;br&gt;&lt;/span&gt;&lt;span style="color: #0000ff"&gt;<text:span text:style-name="T2856">糶</text:span>&lt;/span&gt;&lt;span&gt;&lt;br&gt;&lt;/span&gt;&lt;span&gt;&lt;br&gt;&lt;/span&gt;&lt;span style="color: #00a000"&gt;<text:span text:style-name="T2857">誂</text:span>&lt;/span&gt;&lt;span&gt;&lt;br&gt;&lt;/span&gt;&lt;span&gt;&lt;br&gt;&lt;/span&gt;&lt;span&gt;&lt;br&gt;&lt;/span&gt;&lt;span&gt;&lt;br&gt;&lt;/span&gt;&lt;span&gt;&lt;br&gt;&lt;/span&gt;&lt;span&gt;&lt;br&gt;&lt;/span&gt;&lt;span style="color: #00a000"&gt;<text:span text:style-name="T2858">鐵</text:span>&lt;/span&gt;&lt;span&gt;&lt;br&gt;&lt;/span&gt;&lt;span&gt;&lt;br&gt;&lt;/span&gt;&lt;span style="color: #ff0000"&gt;<text:span text:style-name="T2859">貼</text:span>&lt;/span&gt;&lt;span&gt;&lt;br&gt;&lt;/span&gt;&lt;span&gt;&lt;br&gt;&lt;/span&gt;&lt;span&gt;&lt;br&gt;&lt;/span&gt;&lt;span&gt;&lt;br&gt;&lt;/span&gt;&lt;span style="color: #ff0000"&gt;<text:span text:style-name="T2860">聽</text:span>&lt;/span&gt;&lt;span&gt;&lt;br&gt;&lt;/span&gt;&lt;span&gt;&lt;br&gt;&lt;/span&gt;&lt;span style="color: #0000ff"&gt;<text:span text:style-name="T2861">鋌</text:span>&lt;/span&gt;&lt;span style="color: #00a000"&gt;<text:span text:style-name="T2862">頲</text:span>&lt;/span&gt;&lt;span&gt;&lt;br&gt;&lt;/span&gt;&lt;span&gt;&lt;br&gt;&lt;/span&gt;&lt;span style="color: #ff0000"&gt;<text:span text:style-name="T2863">聽</text:span>&lt;/span&gt;&lt;span style="color: #ff0000"&gt;<text:span text:style-name="T2864">廳</text:span>&lt;/span&gt;&lt;span&gt;&lt;br&gt;&lt;/span&gt;&lt;span&gt;&lt;br&gt;&lt;/span&gt;&lt;span style="color: #d89000"&gt;<text:span text:style-name="T2865">銅</text:span>&lt;/span&gt;&lt;span style="color: #d89000"&gt;<text:span text:style-name="T2866">鮦</text:span>&lt;/span&gt;&lt;span&gt;&lt;br&gt;&lt;/span&gt;&lt;span&gt;&lt;br&gt;&lt;/span&gt;&lt;span style="color: #0000ff"&gt;<text:span text:style-name="T2867">衕</text:span>&lt;/span&gt;&lt;span style="color: #0000ff"&gt;<text:span text:style-name="T2868">慟</text:span>&lt;/span&gt;&lt;span&gt;&lt;br&gt;&lt;/span&gt;&lt;span&gt;&lt;br&gt;&lt;/span&gt;&lt;span style="color: #00a000"&gt;<text:span text:style-name="T2869">統</text:span>&lt;/span&gt;&lt;span&gt;&lt;br&gt;&lt;/span&gt;&lt;span&gt;&lt;br&gt;&lt;/span&gt;&lt;span&gt;&lt;br&gt;&lt;/span&gt;&lt;span&gt;&lt;br&gt;&lt;/span&gt;&lt;span style="color: #d89000"&gt;<text:span text:style-name="T2870">頭</text:span>&lt;/span&gt;&lt;span&gt;&lt;br&gt;&lt;/span&gt;&lt;span&gt;&lt;br&gt;&lt;/span&gt;&lt;span style="color: #d89000"&gt;<text:span text:style-name="T2871">頭</text:span>&lt;/span&gt;&lt;span&gt;&lt;br&gt;&lt;/span&gt;&lt;span&gt;&lt;br&gt;&lt;/span&gt;&lt;span&gt;&lt;br&gt;&lt;/span&gt;&lt;span&gt;&lt;br&gt;&lt;/span&gt;&lt;span&gt;&lt;br&gt;&lt;/span&gt;&lt;span&gt;&lt;br&gt;&lt;/span&gt;&lt;span style="color: #ff0000"&gt;<text:span text:style-name="T2872">鍮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873">塗</text:span>&lt;/span&gt;&lt;span style="color: #d89000"&gt;<text:span text:style-name="T2874">圖</text:span>&lt;/span&gt;&lt;span&gt;&lt;br&gt;&lt;/span&gt;&lt;span&gt;&lt;br&gt;&lt;/span&gt;&lt;span&gt;&lt;br&gt;&lt;/span&gt;&lt;span&gt;&lt;br&gt;&lt;/span&gt;&lt;span style="color: #00a000"&gt;<text:span text:style-name="T2875">釷</text:span>&lt;/span&gt;&lt;span&gt;&lt;br&gt;&lt;/span&gt;&lt;span&gt;&lt;br&gt;&lt;/span&gt;&lt;span style="color:<text:s/><text:soft-page-break/>#ff0000"&gt;<text:span text:style-name="T2876">禿</text:span>&lt;/span&gt;&lt;span style="color: #ff0000"&gt;<text:span text:style-name="T2877">鵚</text:span>&lt;/span&gt;&lt;span&gt;&lt;br&gt;&lt;/span&gt;&lt;span&gt;&lt;br&gt;&lt;/span&gt;&lt;span style="color: #d89000"&gt;<text:span text:style-name="T2878">摶</text:span>&lt;/span&gt;&lt;span style="color: #d89000"&gt;<text:span text:style-name="T2879">團</text:span>&lt;/span&gt;&lt;span style="color: #d89000"&gt;<text:span text:style-name="T2880">糰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881">頹</text:span>&lt;/span&gt;&lt;span&gt;&lt;br&gt;&lt;/span&gt;&lt;span&gt;&lt;br&gt;&lt;/span&gt;&lt;span style="color: #ff0000"&gt;<text:span text:style-name="T2882">脫</text:span>&lt;/span&gt;&lt;span style="color: #0000ff"&gt;<text:span text:style-name="T2883">蛻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884">飩</text:span>&lt;/span&gt;&lt;span style="color: #d89000"&gt;<text:span text:style-name="T2885">魨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886">駝</text:span>&lt;/span&gt;&lt;span style="color: #d89000"&gt;<text:span text:style-name="T2887">鴕</text:span>&lt;/span&gt;&lt;span style="color: #d89000"&gt;<text:span text:style-name="T2888">馱</text:span>&lt;/span&gt;&lt;span style="color: #d89000"&gt;<text:span text:style-name="T2889">鼉</text:span>&lt;/span&gt;&lt;span&gt;&lt;br&gt;&lt;/span&gt;&lt;span&gt;&lt;br&gt;&lt;/span&gt;&lt;span style="color: #0000ff"&gt;<text:span text:style-name="T2890">蘀</text:span>&lt;/span&gt;&lt;span style="color: #0000ff"&gt;<text:span text:style-name="T2891">籜</text:span>&lt;/span&gt;&lt;span&gt;&lt;br&gt;&lt;/span&gt;&lt;span&gt;&lt;br&gt;&lt;/span&gt;&lt;span style="color: #00a000"&gt;<text:span text:style-name="T2892">橢</text:span>&lt;/span&gt;&lt;span&gt;&lt;br&gt;&lt;/span&gt;&lt;span&gt;&lt;br&gt;&lt;/span&gt;&lt;span style="color: #ff0000"&gt;<text:span text:style-name="T2893">託</text:span>&lt;/span&gt;&lt;span style="color: #ff0000"&gt;<text:span text:style-name="T2894">飥</text:span>&lt;/span&gt;&lt;span style="color: #d89000"&gt;<text:span text:style-name="T2895">梲</text:span>&lt;/span&gt;&lt;span style="color: #ff0000"&gt;<text:span text:style-name="T2896">脫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2897">膃</text:span>&lt;/span&gt;&lt;span style="color: #0000ff"&gt;<text:span text:style-name="T2898">襪</text:span>&lt;/span&gt;&lt;span&gt;&lt;br&gt;&lt;/span&gt;&lt;span&gt;&lt;br&gt;&lt;/span&gt;&lt;span&gt;&lt;br&gt;&lt;/span&gt;&lt;span&gt;&lt;br&gt;&lt;/span&gt;&lt;span style="color: #ff0000"&gt;<text:span text:style-name="T2899">汙</text:span>&lt;/span&gt;&lt;span style="color: #ff0000"&gt;<text:span text:style-name="T2900">窪</text:span>&lt;/span&gt;&lt;span style="color: #ff0000"&gt;<text:span text:style-name="T2901">媧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2902">紈</text:span>&lt;/span&gt;&lt;span style="color: #d89000"&gt;<text:span text:style-name="T2903">頑</text:span>&lt;/span&gt;&lt;span&gt;&lt;br&gt;&lt;/span&gt;&lt;span&gt;&lt;br&gt;&lt;/span&gt;&lt;span style="color: #0000ff"&gt;<text:span text:style-name="T2904">萬</text:span>&lt;/span&gt;&lt;span&gt;&lt;br&gt;&lt;/span&gt;&lt;span&gt;&lt;br&gt;&lt;/span&gt;&lt;span style="color: #00a000"&gt;<text:span text:style-name="T2905">輓</text:span>&lt;/span&gt;&lt;span style="color: #00a000"&gt;<text:span text:style-name="T2906">鮸</text:span>&lt;/span&gt;&lt;span style="color: #00a000"&gt;<text:span text:style-name="T2907">綰</text:span>&lt;/span&gt;&lt;span&gt;&lt;br&gt;&lt;/span&gt;&lt;span&gt;&lt;br&gt;&lt;/span&gt;&lt;span style="color: #ff0000"&gt;<text:span text:style-name="T2908">彎</text:span>&lt;/span&gt;&lt;span style="color: #ff0000"&gt;<text:span text:style-name="T2909">灣</text:span>&lt;/span&gt;&lt;span&gt;&lt;br&gt;&lt;/span&gt;&lt;span&gt;&lt;br&gt;&lt;/span&gt;&lt;span&gt;&lt;br&gt;&lt;/span&gt;&lt;span&gt;&lt;br&gt;&lt;/span&gt;&lt;span&gt;&lt;br&gt;&lt;/span&gt;&lt;span&gt;&lt;br&gt;&lt;/span&gt;&lt;span style="color: #00a000"&gt;<text:span text:style-name="T2910">網</text:span>&lt;/span&gt;&lt;span style="color: #00a000"&gt;<text:span text:style-name="T2911">輞</text:span>&lt;/span&gt;&lt;span style="color: #ff0000"&gt;<text:span text:style-name="T2912">瀇</text:span>&lt;/span&gt;&lt;span&gt;&lt;br&gt;&lt;/span&gt;&lt;span&gt;&lt;br&gt;&lt;/span&gt;&lt;span&gt;&lt;br&gt;&lt;/span&gt;&lt;span&gt;&lt;br&gt;&lt;/span&gt;&lt;span style="color: #0000ff"&gt;<text:span text:style-name="T2913">為</text:span>&lt;/span&gt;&lt;span style="color: #d89000"&gt;<text:span text:style-name="T2914">韋</text:span>&lt;/span&gt;&lt;span style="color: #d89000"&gt;<text:span text:style-name="T2915">幃</text:span>&lt;/span&gt;&lt;span style="color: #d89000"&gt;<text:span text:style-name="T2916">圍</text:span>&lt;/span&gt;&lt;span style="color: #d89000"&gt;<text:span text:style-name="T2917">違</text:span>&lt;/span&gt;&lt;span style="color: #d89000"&gt;<text:span text:style-name="T2918">闈</text:span>&lt;/span&gt;&lt;span style="color: #d89000"&gt;<text:span text:style-name="T2919">維</text:span>&lt;/span&gt;&lt;span style="color: #d89000"&gt;<text:span text:style-name="T2920">濰</text:span>&lt;/span&gt;&lt;span&gt;&lt;br&gt;&lt;/span&gt;&lt;span&gt;&lt;br&gt;&lt;/span&gt;&lt;span style="color: #0000ff"&gt;<text:span text:style-name="T2921">為</text:span>&lt;/span&gt;&lt;span style="color: #00a000"&gt;<text:span text:style-name="T2922">偽</text:span>&lt;/span&gt;&lt;span style="color: #0000ff"&gt;<text:span text:style-name="T2923">餵</text:span><text:soft-page-break/>&lt;/span&gt;&lt;span style="color: #0000ff"&gt;<text:span text:style-name="T2924">蝟</text:span>&lt;/span&gt;&lt;span style="color: #0000ff"&gt;<text:span text:style-name="T2925">謂</text:span>&lt;/span&gt;&lt;span style="color: #d89000"&gt;<text:span text:style-name="T2926">磑</text:span>&lt;/span&gt;&lt;span style="color: #0000ff"&gt;<text:span text:style-name="T2927">衛</text:span>&lt;/span&gt;&lt;span style="color: #0000ff"&gt;<text:span text:style-name="T2928">穢</text:span>&lt;/span&gt;&lt;span style="color: #d89000"&gt;<text:span text:style-name="T2929">遺</text:span>&lt;/span&gt;&lt;span&gt;&lt;br&gt;&lt;/span&gt;&lt;span&gt;&lt;br&gt;&lt;/span&gt;&lt;span style="color: #00a000"&gt;<text:span text:style-name="T2930">諉</text:span>&lt;/span&gt;&lt;span style="color: #00a000"&gt;<text:span text:style-name="T2931">鮪</text:span>&lt;/span&gt;&lt;span style="color: #00a000"&gt;<text:span text:style-name="T2932">偉</text:span>&lt;/span&gt;&lt;span style="color: #00a000"&gt;<text:span text:style-name="T2933">煒</text:span>&lt;/span&gt;&lt;span style="color: #00a000"&gt;<text:span text:style-name="T2934">瑋</text:span>&lt;/span&gt;&lt;span style="color: #00a000"&gt;<text:span text:style-name="T2935">葦</text:span>&lt;/span&gt;&lt;span style="color: #00a000"&gt;<text:span text:style-name="T2936">緯</text:span>&lt;/span&gt;&lt;span style="color: #00a000"&gt;<text:span text:style-name="T2937">韙</text:span>&lt;/span&gt;&lt;span style="color: #00a000"&gt;<text:span text:style-name="T2938">蒍</text:span>&lt;/span&gt;&lt;span&gt;&lt;br&gt;&lt;/span&gt;&lt;span&gt;&lt;br&gt;&lt;/span&gt;&lt;span&gt;&lt;br&gt;&lt;/span&gt;&lt;span&gt;&lt;br&gt;&lt;/span&gt;&lt;span style="color: #d89000"&gt;<text:span text:style-name="T2939">紋</text:span>&lt;/span&gt;&lt;span style="color: #d89000"&gt;<text:span text:style-name="T2940">聞</text:span>&lt;/span&gt;&lt;span style="color: #d89000"&gt;<text:span text:style-name="T2941">閿</text:span>&lt;/span&gt;&lt;span&gt;&lt;br&gt;&lt;/span&gt;&lt;span&gt;&lt;br&gt;&lt;/span&gt;&lt;span style="color: #0000ff"&gt;<text:span text:style-name="T2942">問</text:span>&lt;/span&gt;&lt;span style="color: #00a000"&gt;<text:span text:style-name="T2943">搵</text:span>&lt;/span&gt;&lt;span style="color: #d89000"&gt;<text:span text:style-name="T2944">聞</text:span>&lt;/span&gt;&lt;span&gt;&lt;br&gt;&lt;/span&gt;&lt;span&gt;&lt;br&gt;&lt;/span&gt;&lt;span style="color: #00a000"&gt;<text:span text:style-name="T2945">穩</text:span>&lt;/span&gt;&lt;span&gt;&lt;br&gt;&lt;/span&gt;&lt;span&gt;&lt;br&gt;&lt;/span&gt;&lt;span style="color: #ff0000"&gt;<text:span text:style-name="T2946">溫</text:span>&lt;/span&gt;&lt;span style="color: #ff0000"&gt;<text:span text:style-name="T2947">轀</text:span>&lt;/span&gt;&lt;span style="color: #ff0000"&gt;<text:span text:style-name="T2948">鰮</text:span>&lt;/span&gt;&lt;span&gt;&lt;br&gt;&lt;/span&gt;&lt;span&gt;&lt;br&gt;&lt;/span&gt;&lt;span style="color: #0000ff"&gt;<text:span text:style-name="T2949">甕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2950">臥</text:span>&lt;/span&gt;&lt;span style="color: #0000ff"&gt;<text:span text:style-name="T2951">齷</text:span>&lt;/span&gt;&lt;span&gt;&lt;br&gt;&lt;/span&gt;&lt;span&gt;&lt;br&gt;&lt;/span&gt;&lt;span&gt;&lt;br&gt;&lt;/span&gt;&lt;span&gt;&lt;br&gt;&lt;/span&gt;&lt;span style="color: #ff0000"&gt;<text:span text:style-name="T2952">渦</text:span>&lt;/span&gt;&lt;span style="color: #ff0000"&gt;<text:span text:style-name="T2953">萵</text:span>&lt;/span&gt;&lt;span style="color: #ff0000"&gt;<text:span text:style-name="T2954">窩</text:span>&lt;/span&gt;&lt;span&gt;&lt;br&gt;&lt;/span&gt;&lt;span&gt;&lt;br&gt;&lt;/span&gt;&lt;span style="color: #d89000"&gt;<text:span text:style-name="T2955">鋙</text:span>&lt;/span&gt;&lt;span style="color: #ff0000"&gt;<text:span text:style-name="T2956">誣</text:span>&lt;/span&gt;&lt;span style="color: #d89000"&gt;<text:span text:style-name="T2957">吳</text:span>&lt;/span&gt;&lt;span style="color: #d89000"&gt;<text:span text:style-name="T2958">無</text:span>&lt;/span&gt;&lt;span style="color: #d89000"&gt;<text:span text:style-name="T2959">蕪</text:span>&lt;/span&gt;&lt;span&gt;&lt;br&gt;&lt;/span&gt;&lt;span&gt;&lt;br&gt;&lt;/span&gt;&lt;span style="color: #ff0000"&gt;<text:span text:style-name="T2960">汙</text:span>&lt;/span&gt;&lt;span style="color: #0000ff"&gt;<text:span text:style-name="T2961">務</text:span>&lt;/span&gt;&lt;span style="color: #0000ff"&gt;<text:span text:style-name="T2962">霧</text:span>&lt;/span&gt;&lt;span style="color: #0000ff"&gt;<text:span text:style-name="T2963">騖</text:span>&lt;/span&gt;&lt;span style="color: #0000ff"&gt;<text:span text:style-name="T2964">鶩</text:span>&lt;/span&gt;&lt;span style="color: #0000ff"&gt;<text:span text:style-name="T2965">惡</text:span>&lt;/span&gt;&lt;span style="color: #0000ff"&gt;<text:span text:style-name="T2966">塢</text:span>&lt;/span&gt;&lt;span style="color: #0000ff"&gt;<text:span text:style-name="T2967">誤</text:span>&lt;/span&gt;&lt;span&gt;&lt;br&gt;&lt;/span&gt;&lt;span&gt;&lt;br&gt;&lt;/span&gt;&lt;span style="color: #00a000"&gt;<text:span text:style-name="T2968">鵡</text:span>&lt;/span&gt;&lt;span style="color: #d89000"&gt;<text:span text:style-name="T2969">廡</text:span>&lt;/span&gt;&lt;span style="color: #00a000"&gt;<text:span text:style-name="T2970">憮</text:span>&lt;/span&gt;&lt;span style="color: #00a000"&gt;<text:span text:style-name="T2971">嘸</text:span>&lt;/span&gt;&lt;span style="color: #00a000"&gt;<text:span text:style-name="T2972">嫵</text:span>&lt;/span&gt;&lt;span&gt;&lt;br&gt;&lt;/span&gt;&lt;span&gt;&lt;br&gt;&lt;/span&gt;&lt;span style="color: #ff0000"&gt;<text:span text:style-name="T2973">汙</text:span>&lt;/span&gt;&lt;span style="color: #ff0000"&gt;<text:span text:style-name="T2974">誣</text:span>&lt;/span&gt;&lt;span style="color: #d89000"&gt;<text:span text:style-name="T2975">於</text:span>&lt;/span&gt;&lt;span style="color: #ff0000"&gt;<text:span text:style-name="T2976">烏</text:span>&lt;/span&gt;&lt;span style="color: #ff0000"&gt;<text:span text:style-name="T2977">嗚</text:span>&lt;/span&gt;&lt;span style="color: #ff0000"&gt;<text:span text:style-name="T2978">鄔</text:span>&lt;/span&gt;&lt;span style="color: #ff0000"&gt;<text:span text:style-name="T2979">鎢</text:span>&lt;/span&gt;&lt;span style="color: #0000ff"&gt;<text:span text:style-name="T2980">惡</text:span>&lt;/span&gt;&lt;span&gt;&lt;br&gt;&lt;/span&gt;&lt;span&gt;&lt;br&gt;&lt;/span&gt;&lt;span style="color: #d89000"&gt;<text:span text:style-name="T2981">蓆</text:span>&lt;/span&gt;&lt;span style="color: #d89000"&gt;<text:span text:style-name="T2982">習</text:span>&lt;/span&gt;&lt;span style="color: #d89000"&gt;<text:span text:style-name="T2983">鰼</text:span>&lt;/span&gt;&lt;span style="color: #ff0000"&gt;<text:span text:style-name="T2984">錫</text:span>&lt;/span&gt;&lt;span style="color: #d89000"&gt;<text:span text:style-name="T2985">覡</text:span>&lt;/span&gt;&lt;span style="color: #ff0000"&gt;<text:span text:style-name="T2986">濕</text:span>&lt;/span&gt;&lt;span style="color: #d89000"&gt;<text:span text:style-name="T2987">襲</text:span>&lt;/span&gt;&lt;span&gt;&lt;br&gt;&lt;/span&gt;&lt;span&gt;&lt;br&gt;&lt;/span&gt;&lt;span style="color: #0000ff"&gt;<text:span text:style-name="T2988">係</text:span>&lt;/span&gt;&lt;span style="color: #0000ff"&gt;<text:span text:style-name="T2989">繫</text:span>&lt;/span&gt;&lt;span style="color: #0000ff"&gt;<text:span text:style-name="T2990">綌</text:span>&lt;/span&gt;&lt;span style="color: #0000ff"&gt;<text:span text:style-name="T2991">細</text:span>&lt;/span&gt;&lt;span style="color: #0000ff"&gt;<text:span text:style-name="T2992">愾</text:span>&lt;/span&gt;&lt;span style="color: #0000ff"&gt;<text:span text:style-name="T2993">餼</text:span>&lt;/span&gt;&lt;span style="color: #0000ff"&gt;<text:span text:style-name="T2994">戲</text:span>&lt;/span&gt;&lt;span<text:s/><text:soft-page-break/>style="color: #0000ff"&gt;<text:span text:style-name="T2995">鬩</text:span>&lt;/span&gt;&lt;span&gt;&lt;br&gt;&lt;/span&gt;&lt;span&gt;&lt;br&gt;&lt;/span&gt;&lt;span style="color: #00a000"&gt;<text:span text:style-name="T2996">諰</text:span>&lt;/span&gt;&lt;span style="color: #ff0000"&gt;<text:span text:style-name="T2997">鰓</text:span>&lt;/span&gt;&lt;span style="color: #00a000"&gt;<text:span text:style-name="T2998">璽</text:span>&lt;/span&gt;&lt;span&gt;&lt;br&gt;&lt;/span&gt;&lt;span&gt;&lt;br&gt;&lt;/span&gt;&lt;span style="color: #ff0000"&gt;<text:span text:style-name="T2999">訢</text:span>&lt;/span&gt;&lt;span style="color: #ff0000"&gt;<text:span text:style-name="T3000">鸂</text:span>&lt;/span&gt;&lt;span style="color: #ff0000"&gt;<text:span text:style-name="T3001">誒</text:span>&lt;/span&gt;&lt;span style="color: #ff0000"&gt;<text:span text:style-name="T3002">棲</text:span>&lt;/span&gt;&lt;span style="color: #ff0000"&gt;<text:span text:style-name="T3003">譆</text:span>&lt;/span&gt;&lt;span style="color: #ff0000"&gt;<text:span text:style-name="T3004">犧</text:span>&lt;/span&gt;&lt;span style="color: #d89000"&gt;<text:span text:style-name="T3005">釐</text:span>&lt;/span&gt;&lt;span style="color: #d89000"&gt;<text:span text:style-name="T3006">攜</text:span>&lt;/span&gt;&lt;span&gt;&lt;br&gt;&lt;/span&gt;&lt;span&gt;&lt;br&gt;&lt;/span&gt;&lt;span style="color: #d89000"&gt;<text:span text:style-name="T3007">俠</text:span>&lt;/span&gt;&lt;span style="color: #d89000"&gt;<text:span text:style-name="T3008">挾</text:span>&lt;/span&gt;&lt;span style="color: #d89000"&gt;<text:span text:style-name="T3009">峽</text:span>&lt;/span&gt;&lt;span style="color: #d89000"&gt;<text:span text:style-name="T3010">狹</text:span>&lt;/span&gt;&lt;span style="color: #d89000"&gt;<text:span text:style-name="T3011">硤</text:span>&lt;/span&gt;&lt;span style="color: #d89000"&gt;<text:span text:style-name="T3012">轄</text:span>&lt;/span&gt;&lt;span&gt;&lt;br&gt;&lt;/span&gt;&lt;span&gt;&lt;br&gt;&lt;/span&gt;&lt;span style="color: #0000ff"&gt;<text:span text:style-name="T3013">廈</text:span>&lt;/span&gt;&lt;span style="color: #0000ff"&gt;<text:span text:style-name="T3014">嚇</text:span>&lt;/span&gt;&lt;span&gt;&lt;br&gt;&lt;/span&gt;&lt;span&gt;&lt;br&gt;&lt;/span&gt;&lt;span style="color: #ff0000"&gt;<text:span text:style-name="T3015">蝦</text:span>&lt;/span&gt;&lt;span&gt;&lt;br&gt;&lt;/span&gt;&lt;span&gt;&lt;br&gt;&lt;/span&gt;&lt;span style="color: #d89000"&gt;<text:span text:style-name="T3016">絃</text:span>&lt;/span&gt;&lt;span style="color: #d89000"&gt;<text:span text:style-name="T3017">諴</text:span>&lt;/span&gt;&lt;span style="color: #d89000"&gt;<text:span text:style-name="T3018">鹹</text:span>&lt;/span&gt;&lt;span style="color: #d89000"&gt;<text:span text:style-name="T3019">閑</text:span>&lt;/span&gt;&lt;span style="color: #ff0000"&gt;<text:span text:style-name="T3020">閒</text:span>&lt;/span&gt;&lt;span style="color: #d89000"&gt;<text:span text:style-name="T3021">嫻</text:span>&lt;/span&gt;&lt;span style="color: #d89000"&gt;<text:span text:style-name="T3022">癇</text:span>&lt;/span&gt;&lt;span style="color: #d89000"&gt;<text:span text:style-name="T3023">鷳</text:span>&lt;/span&gt;&lt;span style="color: #d89000"&gt;<text:span text:style-name="T3024">銜</text:span>&lt;/span&gt;&lt;span style="color: #d89000"&gt;<text:span text:style-name="T3025">賢</text:span>&lt;/span&gt;&lt;span&gt;&lt;br&gt;&lt;/span&gt;&lt;span&gt;&lt;br&gt;&lt;/span&gt;&lt;span style="color: #0000ff"&gt;<text:span text:style-name="T3026">見</text:span>&lt;/span&gt;&lt;span style="color: #0000ff"&gt;<text:span text:style-name="T3027">俔</text:span>&lt;/span&gt;&lt;span style="color: #0000ff"&gt;<text:span text:style-name="T3028">峴</text:span>&lt;/span&gt;&lt;span style="color: #0000ff"&gt;<text:span text:style-name="T3029">現</text:span>&lt;/span&gt;&lt;span style="color: #0000ff"&gt;<text:span text:style-name="T3030">莧</text:span>&lt;/span&gt;&lt;span style="color: #0000ff"&gt;<text:span text:style-name="T3031">睍</text:span>&lt;/span&gt;&lt;span style="color: #0000ff"&gt;<text:span text:style-name="T3032">餡</text:span>&lt;/span&gt;&lt;span style="color: #0000ff"&gt;<text:span text:style-name="T3033">羨</text:span>&lt;/span&gt;&lt;span style="color: #0000ff"&gt;<text:span text:style-name="T3034">線</text:span>&lt;/span&gt;&lt;span style="color: #d89000"&gt;<text:span text:style-name="T3035">賢</text:span>&lt;/span&gt;&lt;span style="color: #0000ff"&gt;<text:span text:style-name="T3036">憲</text:span>&lt;/span&gt;&lt;span style="color: #0000ff"&gt;<text:span text:style-name="T3037">縣</text:span>&lt;/span&gt;&lt;span style="color: #0000ff"&gt;<text:span text:style-name="T3038">獻</text:span>&lt;/span&gt;&lt;span&gt;&lt;br&gt;&lt;/span&gt;&lt;span&gt;&lt;br&gt;&lt;/span&gt;&lt;span style="color: #00a000"&gt;<text:span text:style-name="T3039">銑</text:span>&lt;/span&gt;&lt;span style="color: #00a000"&gt;<text:span text:style-name="T3040">蜆</text:span>&lt;/span&gt;&lt;span style="color: #00a000"&gt;<text:span text:style-name="T3041">嶮</text:span>&lt;/span&gt;&lt;span style="color: #00a000"&gt;<text:span text:style-name="T3042">獫</text:span>&lt;/span&gt;&lt;span style="color: #00a000"&gt;<text:span text:style-name="T3043">險</text:span>&lt;/span&gt;&lt;span style="color: #ff0000"&gt;<text:span text:style-name="T3044">鮮</text:span>&lt;/span&gt;&lt;span style="color: #00a000"&gt;<text:span text:style-name="T3045">蘚</text:span>&lt;/span&gt;&lt;span style="color: #00a000"&gt;<text:span text:style-name="T3046">癬</text:span>&lt;/span&gt;&lt;span style="color: #00a000"&gt;<text:span text:style-name="T3047">獮</text:span>&lt;/span&gt;&lt;span style="color: #00a000"&gt;<text:span text:style-name="T3048">顯</text:span>&lt;/span&gt;&lt;span style="color: #00a000"&gt;<text:span text:style-name="T3049">玁</text:span>&lt;/span&gt;&lt;span&gt;&lt;br&gt;&lt;/span&gt;&lt;span&gt;&lt;br&gt;&lt;/span&gt;&lt;span style="color: #ff0000"&gt;<text:span text:style-name="T3050">秈</text:span>&lt;/span&gt;&lt;span style="color: #ff0000"&gt;<text:span text:style-name="T3051">杴</text:span>&lt;/span&gt;&lt;span style="color: #ff0000"&gt;<text:span text:style-name="T3052">姍</text:span>&lt;/span&gt;&lt;span style="color: #ff0000"&gt;<text:span text:style-name="T3053">躚</text:span>&lt;/span&gt;&lt;span style="color: #ff0000"&gt;<text:span text:style-name="T3054">銛</text:span>&lt;/span&gt;&lt;span style="color: #ff0000"&gt;<text:span text:style-name="T3055">憸</text:span>&lt;/span&gt;&lt;span style="color: #d89000"&gt;<text:span text:style-name="T3056">錟</text:span>&lt;/span&gt;&lt;span style="color: #ff0000"&gt;<text:span text:style-name="T3057">鮮</text:span>&lt;/span&gt;&lt;span style="color: #ff0000"&gt;<text:span text:style-name="T3058">纖</text:span>&lt;/span&gt;&lt;span&gt;&lt;br&gt;&lt;/span&gt;&lt;span&gt;&lt;br&gt;&lt;/span&gt;&lt;span style="color: #d89000"&gt;<text:span text:style-name="T3059">詳</text:span>&lt;/span&gt;&lt;span&gt;&lt;br&gt;&lt;/span&gt;&lt;span&gt;&lt;br&gt;&lt;/span&gt;&lt;span style="color: #0000ff"&gt;<text:span text:style-name="T3060">項</text:span>&lt;/span&gt;&lt;span style="color: #ff0000"&gt;<text:span text:style-name="T3061">鄉</text:span>&lt;/span&gt;&lt;span style="color: #0000ff"&gt;<text:span text:style-name="T3062">曏</text:span>&lt;/span&gt;&lt;span style="color: #0000ff"&gt;<text:span text:style-name="T3063">蠁</text:span>&lt;/span&gt;&lt;span style="color: #0000ff"&gt;<text:span text:style-name="T3064">嚮</text:span>&lt;/span&gt;&lt;span style="color: #0000ff"&gt;<text:span text:style-name="T3065">樣</text:span>&lt;/span&gt;&lt;span&gt;&lt;br&gt;&lt;/span&gt;&lt;span&gt;&lt;br&gt;&lt;/span&gt;&lt;span style="color: #00a000"&gt;<text:span text:style-name="T3066">餉</text:span>&lt;/span&gt;&lt;span style="color: #00a000"&gt;<text:span text:style-name="T3067">鯗</text:span>&lt;/span&gt;&lt;span style="color: #00a000"&gt;<text:span text:style-name="T3068">響</text:span>&lt;/span&gt;&lt;span style="color: #00a000"&gt;<text:span text:style-name="T3069">饗</text:span>&lt;/span&gt;&lt;span style="color: #00a000"&gt;<text:span text:style-name="T3070">饟</text:span>&lt;/span&gt;&lt;span&gt;&lt;br&gt;&lt;/span&gt;&lt;span&gt;&lt;br&gt;&lt;/span&gt;&lt;span style="color: #ff0000"&gt;<text:span text:style-name="T3071">廂</text:span>&lt;/span&gt;&lt;span style="color: #ff0000"&gt;<text:span text:style-name="T3072">緗</text:span>&lt;/span&gt;&lt;span style="color: #ff0000"&gt;<text:span text:style-name="T3073">鄉</text:span>&lt;/span&gt;&lt;span style="color: #ff0000"&gt;<text:span text:style-name="T3074">薌</text:span>&lt;/span&gt;&lt;span style="color: #ff0000"&gt;<text:span text:style-name="T3075">鑲</text:span>&lt;/span&gt;&lt;span style="color: #ff0000"&gt;<text:span text:style-name="T3076">驤</text:span>&lt;/span&gt;&lt;span&gt;&lt;br&gt;&lt;/span&gt;&lt;span&gt;&lt;br&gt;&lt;/span&gt;&lt;span style="color: #d89000"&gt;<text:span text:style-name="T3077">餚</text:span><text:soft-page-break/>&lt;/span&gt;&lt;span&gt;&lt;br&gt;&lt;/span&gt;&lt;span&gt;&lt;br&gt;&lt;/span&gt;&lt;span style="color: #0000ff"&gt;<text:span text:style-name="T3078">嘯</text:span>&lt;/span&gt;&lt;span style="color: #d89000"&gt;<text:span text:style-name="T3079">澩</text:span>&lt;/span&gt;&lt;span&gt;&lt;br&gt;&lt;/span&gt;&lt;span&gt;&lt;br&gt;&lt;/span&gt;&lt;span style="color: #00a000"&gt;<text:span text:style-name="T3080">篠</text:span>&lt;/span&gt;&lt;span style="color: #00a000"&gt;<text:span text:style-name="T3081">曉</text:span>&lt;/span&gt;&lt;span style="color: #00a000"&gt;<text:span text:style-name="T3082">謏</text:span>&lt;/span&gt;&lt;span&gt;&lt;br&gt;&lt;/span&gt;&lt;span&gt;&lt;br&gt;&lt;/span&gt;&lt;span style="color: #ff0000"&gt;<text:span text:style-name="T3083">鴞</text:span>&lt;/span&gt;&lt;span style="color: #ff0000"&gt;<text:span text:style-name="T3084">綃</text:span>&lt;/span&gt;&lt;span style="color: #ff0000"&gt;<text:span text:style-name="T3085">銷</text:span>&lt;/span&gt;&lt;span style="color: #ff0000"&gt;<text:span text:style-name="T3086">梟</text:span>&lt;/span&gt;&lt;span style="color: #ff0000"&gt;<text:span text:style-name="T3087">潚</text:span>&lt;/span&gt;&lt;span style="color: #ff0000"&gt;<text:span text:style-name="T3088">蕭</text:span>&lt;/span&gt;&lt;span style="color: #ff0000"&gt;<text:span text:style-name="T3089">簫</text:span>&lt;/span&gt;&lt;span style="color: #ff0000"&gt;<text:span text:style-name="T3090">瀟</text:span>&lt;/span&gt;&lt;span style="color: #ff0000"&gt;<text:span text:style-name="T3091">蠨</text:span>&lt;/span&gt;&lt;span style="color: #ff0000"&gt;<text:span text:style-name="T3092">嘵</text:span>&lt;/span&gt;&lt;span style="color: #ff0000"&gt;<text:span text:style-name="T3093">驍</text:span>&lt;/span&gt;&lt;span style="color: #ff0000"&gt;<text:span text:style-name="T3094">囂</text:span>&lt;/span&gt;&lt;span&gt;&lt;br&gt;&lt;/span&gt;&lt;span&gt;&lt;br&gt;&lt;/span&gt;&lt;span style="color: #d89000"&gt;<text:span text:style-name="T3095">協</text:span>&lt;/span&gt;&lt;span style="color: #d89000"&gt;<text:span text:style-name="T3096">脅</text:span>&lt;/span&gt;&lt;span style="color: #0000ff"&gt;<text:span text:style-name="T3097">頁</text:span>&lt;/span&gt;&lt;span style="color: #d89000"&gt;<text:span text:style-name="T3098">頡</text:span>&lt;/span&gt;&lt;span style="color: #d89000"&gt;<text:span text:style-name="T3099">擷</text:span>&lt;/span&gt;&lt;span style="color: #d89000"&gt;<text:span text:style-name="T3100">纈</text:span>&lt;/span&gt;&lt;span style="color: #d89000"&gt;<text:span text:style-name="T3101">挾</text:span>&lt;/span&gt;&lt;span style="color: #d89000"&gt;<text:span text:style-name="T3102">諧</text:span>&lt;/span&gt;&lt;span style="color: #ff0000"&gt;<text:span text:style-name="T3103">鮭</text:span>&lt;/span&gt;&lt;span style="color: #d89000"&gt;<text:span text:style-name="T3104">攜</text:span><text:span text:style-name="T3105">&lt;/span&gt;&lt;span&gt;&lt;br&gt;&lt;/span&gt;&lt;span&gt;&lt;br&gt;&lt;/span&gt;&lt;span style="color: #0000ff"&gt;</text:span><text:span text:style-name="T3106">紲</text:span><text:span text:style-name="T3107">&lt;/span&gt;&lt;span style="color: #0000ff"&gt;</text:span><text:span text:style-name="T3108">洩</text:span><text:span text:style-name="T3109">&lt;/span&gt;&lt;span style="color: #0000ff"&gt;</text:span><text:span text:style-name="T3110">謝</text:span><text:span text:style-name="T3111">&lt;/span&gt;&lt;span style="color: #00a000"&gt;</text:span><text:span text:style-name="T3112">寫</text:span><text:span text:style-name="T3113">&lt;/span&gt;&lt;span style="color: #0000ff"&gt;</text:span><text:span text:style-name="T3114">瀉</text:span><text:span text:style-name="T3115">&lt;/span&gt;&lt;span style="color: #0000ff"&gt;</text:span><text:span text:style-name="T3116">褻</text:span><text:span text:style-name="T3117">&lt;/span&gt;</text:span></text:p>
      <text:p text:style-name="Normal">&lt;span style="color: #00a000"&gt;<text:span text:style-name="T3118">寫</text:span>&lt;/span&gt;&lt;span&gt;&lt;br&gt;&lt;/span&gt;&lt;span style="color: #ff0000"&gt;<text:span text:style-name="T3119">蠍</text:span>&lt;/span&gt;&lt;span&gt;&lt;br&gt;&lt;/span&gt;&lt;span style="color: #d89000"&gt;<text:span text:style-name="T3120">尋</text:span>&lt;/span&gt;&lt;span&gt;&lt;br&gt;&lt;/span&gt;&lt;span style="color: #0000ff"&gt;<text:span text:style-name="T3121">釁</text:span>&lt;/span&gt;&lt;span&gt;&lt;br&gt;&lt;/span&gt;&lt;span style="color: #ff0000"&gt;<text:span text:style-name="T3122">鋅</text:span>&lt;/span&gt;&lt;span style="color: #ff0000"&gt;<text:span text:style-name="T3123">訢</text:span>&lt;/span&gt;&lt;span&gt;&lt;br&gt;&lt;/span&gt;&lt;span style="color: #d89000"&gt;<text:span text:style-name="T3124">鈃</text:span>&lt;/span&gt;&lt;span style="color: #d89000"&gt;<text:span text:style-name="T3125">鉶</text:span>&lt;/span&gt;&lt;span style="color: #d89000"&gt;<text:span text:style-name="T3126">陘</text:span>&lt;/span&gt;&lt;span style="color: #d89000"&gt;<text:span text:style-name="T3127">滎</text:span>&lt;/span&gt;&lt;span style="color: #d89000"&gt;<text:span text:style-name="T3128">餳</text:span>&lt;/span&gt;&lt;span&gt;&lt;br&gt;&lt;/span&gt;&lt;span style="color: #0000ff"&gt;<text:span text:style-name="T3129">倖</text:span>&lt;/span&gt;&lt;span style="color: #ff0000"&gt;<text:span text:style-name="T3130">興</text:span>&lt;/span&gt;&lt;span&gt;&lt;br&gt;&lt;/span&gt;&lt;span style="color: #ff0000"&gt;<text:span text:style-name="T3131">興</text:span>&lt;/span&gt;&lt;span style="color: #ff0000"&gt;<text:span text:style-name="T3132">騂</text:span>&lt;/span&gt;&lt;span&gt;&lt;br&gt;&lt;/span&gt;&lt;span style="color: #0000ff"&gt;<text:span text:style-name="T3133">詗</text:span>&lt;/span&gt;&lt;span&gt;&lt;br&gt;&lt;/span&gt;&lt;span style="color: #ff0000"&gt;<text:span text:style-name="T3134">兇</text:span>&lt;/span&gt;&lt;span style="color: #ff0000"&gt;<text:span text:style-name="T3135">洶</text:span>&lt;/span&gt;&lt;span&gt;&lt;br&gt;&lt;/span&gt;&lt;span style="color: #0000ff"&gt;<text:span text:style-name="T3136">繡</text:span>&lt;/span&gt;&lt;span style="color: #0000ff"&gt;<text:span text:style-name="T3137">鏽</text:span>&lt;/span&gt;&lt;span&gt;&lt;br&gt;&lt;/span&gt;&lt;span style="color: #ff0000"&gt;<text:span text:style-name="T3138">鵂</text:span>&lt;/span&gt;&lt;span style="color: #ff0000"&gt;<text:span text:style-name="T3139">脩</text:span>&lt;/span&gt;&lt;span style="color: #ff0000"&gt;<text:span text:style-name="T3140">饈</text:span>&lt;/span&gt;&lt;span&gt;&lt;br&gt;&lt;/span&gt;&lt;span style="color: #0000ff"&gt;<text:span text:style-name="T3141">卹</text:span>&lt;/span&gt;&lt;span style="color: #0000ff"&gt;<text:span text:style-name="T3142">敘</text:span>&lt;/span&gt;&lt;span style="color: #0000ff"&gt;<text:span text:style-name="T3143">漵</text:span>&lt;/span&gt;&lt;span style="color: #0000ff"&gt;<text:span text:style-name="T3144">頊</text:span>&lt;/span&gt;&lt;span style="color: #0000ff"&gt;<text:span text:style-name="T3145">緒</text:span>&lt;/span&gt;&lt;span style="color: #0000ff"&gt;<text:span text:style-name="T3146">鱮</text:span>&lt;/span&gt;&lt;span style="color: #0000ff"&gt;<text:span text:style-name="T3147">續</text:span>&lt;/span&gt;&lt;span&gt;&lt;br&gt;&lt;/span&gt;&lt;span style="color: #00a000"&gt;<text:span text:style-name="T3148">詡</text:span>&lt;/span&gt;&lt;span style="color: #00a000"&gt;<text:span text:style-name="T3149">許</text:span>&lt;/span&gt;&lt;span style="color: #ff0000"&gt;<text:span text:style-name="T3150">諝</text:span>&lt;/span&gt;&lt;span&gt;&lt;br&gt;&lt;/span&gt;&lt;span style="color: #ff0000"&gt;<text:span text:style-name="T3151">虛</text:span>&lt;/span&gt;&lt;span style="color: #ff0000"&gt;<text:span text:style-name="T3152">噓</text:span>&lt;/span&gt;&lt;span style="color: #ff0000"&gt;<text:span text:style-name="T3153">須</text:span>&lt;/span&gt;&lt;span style="color: #ff0000"&gt;<text:span text:style-name="T3154">嬃</text:span>&lt;/span&gt;&lt;span style="color: #ff0000"&gt;<text:span text:style-name="T3155">鬚</text:span>&lt;/span&gt;&lt;span style="color: #ff0000"&gt;<text:span text:style-name="T3156">繻</text:span>&lt;/span&gt;&lt;span style="color: #ff0000"&gt;<text:span text:style-name="T3157">嘔</text:span>&lt;/span&gt;&lt;span&gt;&lt;br&gt;&lt;/span&gt;&lt;span style="color: #0000ff"&gt;<text:span text:style-name="T3158">縣</text:span>&lt;/span&gt;&lt;span style="color: #d89000"&gt;<text:span text:style-name="T3159">懸</text:span>&lt;/span&gt;&lt;span style="color: #d89000"&gt;<text:span text:style-name="T3160">還</text:span>&lt;/span&gt;&lt;span&gt;&lt;br&gt;&lt;/span&gt;&lt;span style="color: #0000ff"&gt;<text:span text:style-name="T3161">鉉</text:span>&lt;/span&gt;&lt;span style="color: #0000ff"&gt;<text:span text:style-name="T3162">鏇</text:span><text:soft-page-break/>&lt;/span&gt;&lt;span style="color: #0000ff"&gt;<text:span text:style-name="T3163">絢</text:span>&lt;/span&gt;&lt;span&gt;&lt;br&gt;&lt;/span&gt;&lt;span style="color: #00a000"&gt;<text:span text:style-name="T3164">選</text:span>&lt;/span&gt;&lt;span style="color: #00a000"&gt;<text:span text:style-name="T3165">癬</text:span>&lt;/span&gt;&lt;span&gt;&lt;br&gt;&lt;/span&gt;&lt;span style="color: #ff0000"&gt;<text:span text:style-name="T3166">軒</text:span>&lt;/span&gt;&lt;span style="color: #ff0000"&gt;<text:span text:style-name="T3167">諼</text:span>&lt;/span&gt;&lt;span style="color: #ff0000"&gt;<text:span text:style-name="T3168">壎</text:span>&lt;/span&gt;&lt;span&gt;&lt;br&gt;&lt;/span&gt;&lt;span style="color: #d89000"&gt;<text:span text:style-name="T3169">學</text:span>&lt;/span&gt;&lt;span style="color: #d89000"&gt;<text:span text:style-name="T3170">澩</text:span>&lt;/span&gt;&lt;span style="color: #d89000"&gt;<text:span text:style-name="T3171">鷽</text:span>&lt;/span&gt;&lt;span&gt;&lt;br&gt;&lt;/span&gt;&lt;span style="color: #00a000"&gt;<text:span text:style-name="T3172">鱈</text:span>&lt;/span&gt;&lt;span&gt;&lt;br&gt;&lt;/span&gt;&lt;span style="color: #d89000"&gt;<text:span text:style-name="T3173">詢</text:span>&lt;/span&gt;&lt;span style="color: #0000ff"&gt;<text:span text:style-name="T3174">馴</text:span>&lt;/span&gt;&lt;span style="color: #d89000"&gt;<text:span text:style-name="T3175">尋</text:span>&lt;/span&gt;&lt;span style="color: #d89000"&gt;<text:span text:style-name="T3176">潯</text:span>&lt;/span&gt;&lt;span style="color: #d89000"&gt;<text:span text:style-name="T3177">撏</text:span>&lt;/span&gt;&lt;span style="color: #d89000"&gt;<text:span text:style-name="T3178">噚</text:span>&lt;/span&gt;&lt;span style="color: #d89000"&gt;<text:span text:style-name="T3179">蟳</text:span>&lt;/span&gt;&lt;span style="color: #d89000"&gt;<text:span text:style-name="T3180">鱘</text:span>&lt;/span&gt;&lt;span style="color: #d89000"&gt;<text:span text:style-name="T3181">蕁</text:span>&lt;/span&gt;&lt;span&gt;&lt;br&gt;&lt;/span&gt;&lt;span style="color: #0000ff"&gt;<text:span text:style-name="T3182">訊</text:span>&lt;/span&gt;&lt;span style="color: #0000ff"&gt;<text:span text:style-name="T3183">訓</text:span>&lt;/span&gt;&lt;span style="color: #0000ff"&gt;<text:span text:style-name="T3184">馴</text:span>&lt;/span&gt;&lt;span style="color: #ff0000"&gt;<text:span text:style-name="T3185">孫</text:span>&lt;/span&gt;&lt;span style="color: #0000ff"&gt;<text:span text:style-name="T3186">遜</text:span>&lt;/span&gt;&lt;span&gt;&lt;br&gt;&lt;/span&gt;&lt;span style="color: #ff0000"&gt;<text:span text:style-name="T3187">勛</text:span>&lt;/span&gt;&lt;span style="color: #ff0000"&gt;<text:span text:style-name="T3188">葷</text:span>&lt;/span&gt;&lt;span style="color: #ff0000"&gt;<text:span text:style-name="T3189">壎</text:span>&lt;/span&gt;&lt;span style="color: #ff0000"&gt;<text:span text:style-name="T3190">燻</text:span>&lt;/span&gt;&lt;span style="color: #ff0000"&gt;<text:span text:style-name="T3191">纁</text:span>&lt;/span&gt;&lt;span&gt;&lt;br&gt;&lt;/span&gt;&lt;span style="color: #0000ff"&gt;<text:span text:style-name="T3192">氬</text:span>&lt;/span&gt;&lt;span style="color: #0000ff"&gt;<text:span text:style-name="T3193">亞</text:span>&lt;/span&gt;&lt;span style="color: #0000ff"&gt;<text:span text:style-name="T3194">掗</text:span>&lt;/span&gt;&lt;span style="color: #0000ff"&gt;<text:span text:style-name="T3195">婭</text:span>&lt;/span&gt;&lt;span style="color: #0000ff"&gt;<text:span text:style-name="T3196">錏</text:span>&lt;/span&gt;&lt;span style="color: #d89000"&gt;<text:span text:style-name="T3197">軋</text:span>&lt;/span&gt;&lt;span style="color: #0000ff"&gt;<text:span text:style-name="T3198">訝</text:span>&lt;/span&gt;&lt;span style="color: #0000ff"&gt;<text:span text:style-name="T3199">齾</text:span>&lt;/span&gt;&lt;span&gt;&lt;br&gt;&lt;/span&gt;&lt;span style="color: #0000ff"&gt;<text:span text:style-name="T3200">亞</text:span>&lt;/span&gt;&lt;span style="color: #0000ff"&gt;<text:span text:style-name="T3201">掗</text:span>&lt;/span&gt;&lt;span style="color: #00a000"&gt;<text:span text:style-name="T3202">啞</text:span>&lt;/span&gt;&lt;span&gt;&lt;br&gt;&lt;/span&gt;&lt;span style="color: #ff0000"&gt;<text:span text:style-name="T3203">鴉</text:span>&lt;/span&gt;&lt;span style="color: #ff0000"&gt;<text:span text:style-name="T3204">鴨</text:span>&lt;/span&gt;&lt;span style="color: #0000ff"&gt;<text:span text:style-name="T3205">亞</text:span>&lt;/span&gt;&lt;span style="color: #00a000"&gt;<text:span text:style-name="T3206">啞</text:span>&lt;/span&gt;&lt;span style="color: #ff0000"&gt;<text:span text:style-name="T3207">椏</text:span>&lt;/span&gt;&lt;span style="color: #ff0000"&gt;<text:span text:style-name="T3208">壓</text:span>&lt;/span&gt;&lt;span&gt;&lt;br&gt;&lt;/span&gt;&lt;span style="color: #d89000"&gt;<text:span text:style-name="T3209">鳽</text:span>&lt;/span&gt;&lt;span style="color: #ff0000"&gt;<text:span text:style-name="T3210">鉛</text:span>&lt;/span&gt;&lt;span style="color: #d89000"&gt;<text:span text:style-name="T3211">綖</text:span>&lt;/span&gt;&lt;span style="color: #d89000"&gt;<text:span text:style-name="T3212">閆</text:span>&lt;/span&gt;&lt;span style="color: #d89000"&gt;<text:span text:style-name="T3213">閻</text:span>&lt;/span&gt;&lt;span style="color: #d89000"&gt;<text:span text:style-name="T3214">顏</text:span>&lt;/span&gt;&lt;span style="color: #d89000"&gt;<text:span text:style-name="T3215">嚴</text:span>&lt;/span&gt;&lt;span style="color: #d89000"&gt;<text:span text:style-name="T3216">巖</text:span>&lt;/span&gt;&lt;span style="color: #d89000"&gt;<text:span text:style-name="T3217">鹽</text:span>&lt;/span&gt;&lt;span style="color: #d89000"&gt;<text:span text:style-name="T3218">鈆</text:span>&lt;/span&gt;&lt;span&gt;&lt;br&gt;&lt;/span&gt;&lt;span style="color: #0000ff"&gt;<text:span text:style-name="T3219">彥</text:span>&lt;/span&gt;&lt;span style="color: #0000ff"&gt;<text:span text:style-name="T3220">諺</text:span>&lt;/span&gt;&lt;span style="color: #0000ff"&gt;<text:span text:style-name="T3221">鴳</text:span>&lt;/span&gt;&lt;span style="color: #0000ff"&gt;<text:span text:style-name="T3222">硯</text:span>&lt;/span&gt;&lt;span style="color: #0000ff"&gt;<text:span text:style-name="T3223">贗</text:span>&lt;/span&gt;&lt;span style="color: #0000ff"&gt;<text:span text:style-name="T3224">厭</text:span>&lt;/span&gt;&lt;span style="color: #0000ff"&gt;<text:span text:style-name="T3225">饜</text:span>&lt;/span&gt;&lt;span style="color: #0000ff"&gt;<text:span text:style-name="T3226">嚥</text:span>&lt;/span&gt;&lt;span style="color: #0000ff"&gt;<text:span text:style-name="T3227">讌</text:span>&lt;/span&gt;&lt;span style="color: #0000ff"&gt;<text:span text:style-name="T3228">驗</text:span>&lt;/span&gt;&lt;span style="color: #d89000"&gt;<text:span text:style-name="T3229">鹽</text:span>&lt;/span&gt;&lt;span style="color: #0000ff"&gt;<text:span text:style-name="T3230">讞</text:span>&lt;/span&gt;&lt;span style="color: #0000ff"&gt;<text:span text:style-name="T3231">釅</text:span>&lt;/span&gt;&lt;span style="color: #0000ff"&gt;<text:span text:style-name="T3232">豔</text:span>&lt;/span&gt;&lt;span style="color: #0000ff"&gt;<text:span text:style-name="T3233">灩</text:span>&lt;/span&gt;&lt;span&gt;&lt;br&gt;&lt;/span&gt;&lt;span style="color: #00a000"&gt;<text:span text:style-name="T3234">兗</text:span>&lt;/span&gt;&lt;span style="color: #00a000"&gt;<text:span text:style-name="T3235">鼴</text:span>&lt;/span&gt;&lt;span style="color: #00a000"&gt;<text:span text:style-name="T3236">噞</text:span>&lt;/span&gt;&lt;span style="color: #00a000"&gt;<text:span text:style-name="T3237">厴</text:span>&lt;/span&gt;&lt;span style="color: #00a000"&gt;<text:span text:style-name="T3238">魘</text:span>&lt;/span&gt;&lt;span style="color: #00a000"&gt;<text:span text:style-name="T3239">黶</text:span>&lt;/span&gt;&lt;span style="color: #00a000"&gt;<text:span text:style-name="T3240">龑</text:span>&lt;/span&gt;&lt;span style="color: #00a000"&gt;<text:span text:style-name="T3241">巘</text:span>&lt;/span&gt;&lt;span style="color: #00a000"&gt;<text:span text:style-name="T3242">儼</text:span>&lt;/span&gt;&lt;span&gt;&lt;br&gt;&lt;/span&gt;&lt;span style="color: #ff0000"&gt;<text:span text:style-name="T3243">醃</text:span>&lt;/span&gt;&lt;span style="color: #ff0000"&gt;<text:span text:style-name="T3244">閹</text:span>&lt;/span&gt;&lt;span style="color: #ff0000"&gt;<text:span text:style-name="T3245">煙</text:span>&lt;/span&gt;&lt;span style="color: #ff0000"&gt;<text:span text:style-name="T3246">菸</text:span>&lt;/span&gt;&lt;span style="color: #0000ff"&gt;<text:span text:style-name="T3247">閼</text:span>&lt;/span&gt;&lt;span style="color: #0000ff"&gt;<text:span text:style-name="T3248">厭</text:span>&lt;/span&gt;&lt;span style="color:<text:s/><text:soft-page-break/>#ff0000"&gt;<text:span text:style-name="T3249">懨</text:span>&lt;/span&gt;&lt;span&gt;&lt;br&gt;&lt;/span&gt;&lt;span style="color: #d89000"&gt;<text:span text:style-name="T3250">揚</text:span>&lt;/span&gt;&lt;span style="color: #d89000"&gt;<text:span text:style-name="T3251">陽</text:span>&lt;/span&gt;&lt;span style="color: #d89000"&gt;<text:span text:style-name="T3252">煬</text:span>&lt;/span&gt;&lt;span style="color: #0000ff"&gt;<text:span text:style-name="T3253">瑒</text:span>&lt;/span&gt;&lt;span style="color: #d89000"&gt;<text:span text:style-name="T3254">楊</text:span>&lt;/span&gt;&lt;span style="color: #d89000"&gt;<text:span text:style-name="T3255">暘</text:span>&lt;/span&gt;&lt;span style="color: #d89000"&gt;<text:span text:style-name="T3256">瘍</text:span>&lt;/span&gt;&lt;span style="color: #d89000"&gt;<text:span text:style-name="T3257">鍚</text:span>&lt;/span&gt;&lt;span style="color: #d89000"&gt;<text:span text:style-name="T3258">颺</text:span>&lt;/span&gt;&lt;span&gt;&lt;br&gt;&lt;/span&gt;&lt;span style="color: #00a000"&gt;<text:span text:style-name="T3259">養</text:span>&lt;/span&gt;&lt;span style="color: #0000ff"&gt;<text:span text:style-name="T3260">樣</text:span>&lt;/span&gt;&lt;span style="color: #d89000"&gt;<text:span text:style-name="T3261">煬</text:span>&lt;/span&gt;&lt;span&gt;&lt;br&gt;&lt;/span&gt;&lt;span style="color: #00a000"&gt;<text:span text:style-name="T3262">養</text:span>&lt;/span&gt;&lt;span style="color: #00a000"&gt;<text:span text:style-name="T3263">癢</text:span>&lt;/span&gt;&lt;span&gt;&lt;br&gt;&lt;/span&gt;&lt;span style="color: #ff0000"&gt;<text:span text:style-name="T3264">鉠</text:span>&lt;/span&gt;&lt;span style="color: #ff0000"&gt;<text:span text:style-name="T3265">鴦</text:span>&lt;/span&gt;&lt;span&gt;&lt;br&gt;&lt;/span&gt;&lt;span style="color: #d89000"&gt;<text:span text:style-name="T3266">餚</text:span>&lt;/span&gt;&lt;span style="color: #d89000"&gt;<text:span text:style-name="T3267">銚</text:span>&lt;/span&gt;&lt;span style="color: #d89000"&gt;<text:span text:style-name="T3268">堯</text:span>&lt;/span&gt;&lt;span style="color: #00a000"&gt;<text:span text:style-name="T3269">僥</text:span>&lt;/span&gt;&lt;span style="color: #d89000"&gt;<text:span text:style-name="T3270">嶢</text:span>&lt;/span&gt;&lt;span style="color: #d89000"&gt;<text:span text:style-name="T3271">軺</text:span>&lt;/span&gt;&lt;span style="color: #d89000"&gt;<text:span text:style-name="T3272">搖</text:span>&lt;/span&gt;&lt;span style="color: #d89000"&gt;<text:span text:style-name="T3273">瑤</text:span>&lt;/span&gt;&lt;span style="color: #d89000"&gt;<text:span text:style-name="T3274">遙</text:span>&lt;/span&gt;&lt;span style="color: #d89000"&gt;<text:span text:style-name="T3275">謠</text:span>&lt;/span&gt;&lt;span style="color: #d89000"&gt;<text:span text:style-name="T3276">颻</text:span>&lt;/span&gt;&lt;span style="color: #d89000"&gt;<text:span text:style-name="T3277">鰩</text:span>&lt;/span&gt;&lt;span style="color: #d89000"&gt;<text:span text:style-name="T3278">窯</text:span>&lt;/span&gt;&lt;span&gt;&lt;br&gt;&lt;/span&gt;&lt;span style="color: #0000ff"&gt;<text:span text:style-name="T3279">葯</text:span>&lt;/span&gt;&lt;span style="color: #0000ff"&gt;<text:span text:style-name="T3280">樂</text:span>&lt;/span&gt;&lt;span style="color: #0000ff"&gt;<text:span text:style-name="T3281">藥</text:span>&lt;/span&gt;&lt;span style="color: #0000ff"&gt;<text:span text:style-name="T3282">鑰</text:span>&lt;/span&gt;&lt;span style="color: #0000ff"&gt;<text:span text:style-name="T3283">鷂</text:span>&lt;/span&gt;&lt;span&gt;&lt;br&gt;&lt;/span&gt;&lt;span style="color: #d89000"&gt;<text:span text:style-name="T3284">嬈</text:span>&lt;/span&gt;&lt;span&gt;&lt;br&gt;&lt;/span&gt;&lt;span style="color: #ff0000"&gt;<text:span text:style-name="T3285">訞</text:span>&lt;/span&gt;&lt;span style="color: #ff0000"&gt;<text:span text:style-name="T3286">喲</text:span>&lt;/span&gt;&lt;span&gt;&lt;br&gt;&lt;/span&gt;&lt;span style="color: #d89000"&gt;<text:span text:style-name="T3287">釾</text:span>&lt;/span&gt;&lt;span style="color: #d89000"&gt;<text:span text:style-name="T3288">爺</text:span>&lt;/span&gt;&lt;span&gt;&lt;br&gt;&lt;/span&gt;&lt;span style="color: #0000ff"&gt;<text:span text:style-name="T3289">頁</text:span>&lt;/span&gt;&lt;span style="color: #0000ff"&gt;<text:span text:style-name="T3290">謁</text:span>&lt;/span&gt;&lt;span style="color: #0000ff"&gt;<text:span text:style-name="T3291">葉</text:span>&lt;/span&gt;&lt;span style="color: #0000ff"&gt;<text:span text:style-name="T3292">業</text:span>&lt;/span&gt;&lt;span style="color: #0000ff"&gt;<text:span text:style-name="T3293">鄴</text:span>&lt;/span&gt;&lt;span style="color: #0000ff"&gt;<text:span text:style-name="T3294">燁</text:span>&lt;/span&gt;&lt;span style="color: #0000ff"&gt;<text:span text:style-name="T3295">曄</text:span>&lt;/span&gt;&lt;span style="color: #0000ff"&gt;<text:span text:style-name="T3296">擫</text:span>&lt;/span&gt;&lt;span style="color: #0000ff"&gt;<text:span text:style-name="T3297">靨</text:span>&lt;/span&gt;&lt;span style="color: #0000ff"&gt;<text:span text:style-name="T3298">饁</text:span>&lt;/span&gt;&lt;span&gt;&lt;br&gt;&lt;/span&gt;&lt;span style="color: #d89000"&gt;<text:span text:style-name="T3299">訑</text:span>&lt;/span&gt;&lt;span style="color: #d89000"&gt;<text:span text:style-name="T3300">詒</text:span>&lt;/span&gt;&lt;span style="color: #d89000"&gt;<text:span text:style-name="T3301">貽</text:span>&lt;/span&gt;&lt;span style="color: #d89000"&gt;<text:span text:style-name="T3302">飴</text:span>&lt;/span&gt;&lt;span style="color: #0000ff"&gt;<text:span text:style-name="T3303">誼</text:span>&lt;/span&gt;&lt;span style="color: #d89000"&gt;<text:span text:style-name="T3304">頤</text:span>&lt;/span&gt;&lt;span style="color: #d89000"&gt;<text:span text:style-name="T3305">儀</text:span>&lt;/span&gt;&lt;span style="color: #d89000"&gt;<text:span text:style-name="T3306">遺</text:span>&lt;/span&gt;&lt;span&gt;&lt;br&gt;&lt;/span&gt;&lt;span style="color: #0000ff"&gt;<text:span text:style-name="T3307">洩</text:span>&lt;/span&gt;&lt;span style="color: #0000ff"&gt;<text:span text:style-name="T3308">軼</text:span>&lt;/span&gt;&lt;span style="color: #0000ff"&gt;<text:span text:style-name="T3309">勩</text:span>&lt;/span&gt;&lt;span style="color: #0000ff"&gt;<text:span text:style-name="T3310">縊</text:span>&lt;/span&gt;&lt;span style="color: #0000ff"&gt;<text:span text:style-name="T3311">謚</text:span>&lt;/span&gt;&lt;span style="color: #0000ff"&gt;<text:span text:style-name="T3312">鎰</text:span>&lt;/span&gt;&lt;span style="color: #0000ff"&gt;<text:span text:style-name="T3313">鷁</text:span>&lt;/span&gt;&lt;span style="color: #0000ff"&gt;<text:span text:style-name="T3314">藝</text:span>&lt;/span&gt;&lt;span style="color: #0000ff"&gt;<text:span text:style-name="T3315">囈</text:span>&lt;/span&gt;&lt;span style="color: #0000ff"&gt;<text:span text:style-name="T3316">異</text:span>&lt;/span&gt;&lt;span style="color: #0000ff"&gt;<text:span text:style-name="T3317">義</text:span>&lt;/span&gt;&lt;span style="color: #0000ff"&gt;<text:span text:style-name="T3318">議</text:span>&lt;/span&gt;&lt;span style="color: #0000ff"&gt;<text:span text:style-name="T3319">億</text:span>&lt;/span&gt;&lt;span style="color: #0000ff"&gt;<text:span text:style-name="T3320">憶</text:span>&lt;/span&gt;&lt;span style="color: #0000ff"&gt;<text:span text:style-name="T3321">繶</text:span>&lt;/span&gt;&lt;span style="color: #0000ff"&gt;<text:span text:style-name="T3322">鐿</text:span>&lt;/span&gt;&lt;span style="color: #0000ff"&gt;<text:span text:style-name="T3323">詣</text:span>&lt;/span&gt;&lt;span style="color: #0000ff"&gt;<text:span text:style-name="T3324">睪</text:span>&lt;/span&gt;&lt;span style="color: #0000ff"&gt;<text:span text:style-name="T3325">懌</text:span>&lt;/span&gt;&lt;span style="color: #0000ff"&gt;<text:span text:style-name="T3326">嶧</text:span>&lt;/span&gt;&lt;span style="color: #0000ff"&gt;<text:span text:style-name="T3327">繹</text:span>&lt;/span&gt;&lt;span style="color: #0000ff"&gt;<text:span text:style-name="T3328">譯</text:span>&lt;/span&gt;&lt;span style="color: #0000ff"&gt;<text:span text:style-name="T3329">驛</text:span>&lt;/span&gt;&lt;span style="color: #0000ff"&gt;<text:span text:style-name="T3330">誼</text:span>&lt;/span&gt;&lt;span style="color: #0000ff"&gt;<text:span text:style-name="T3331">瘞</text:span>&lt;/span&gt;&lt;span style="color: #0000ff"&gt;<text:span text:style-name="T3332">瘱</text:span>&lt;/span&gt;&lt;span style="color: #0000ff"&gt;<text:span text:style-name="T3333">鷊</text:span>&lt;/span&gt;&lt;span&gt;&lt;br&gt;&lt;/span&gt;&lt;span style="color: #00a000"&gt;<text:span text:style-name="T3334">釔</text:span>&lt;/span&gt;&lt;span style="color: #00a000"&gt;<text:span text:style-name="T3335">顗</text:span>&lt;/span&gt;&lt;span style="color: #00a000"&gt;<text:span text:style-name="T3336">蟻</text:span>&lt;/span&gt;&lt;span style="color: #00a000"&gt;<text:span text:style-name="T3337">艤</text:span>&lt;/span&gt;&lt;span&gt;&lt;br&gt;&lt;/span&gt;&lt;span<text:s/><text:soft-page-break/>style="color: #ff0000"&gt;<text:span text:style-name="T3338">銥</text:span>&lt;/span&gt;&lt;span style="color: #ff0000"&gt;<text:span text:style-name="T3339">醫</text:span>&lt;/span&gt;&lt;span style="color: #ff0000"&gt;<text:span text:style-name="T3340">鷖</text:span>&lt;/span&gt;&lt;span style="color: #ff0000"&gt;<text:span text:style-name="T3341">禕</text:span>&lt;/span&gt;&lt;span&gt;&lt;br&gt;&lt;/span&gt;&lt;span style="color: #d89000"&gt;<text:span text:style-name="T3342">誾</text:span>&lt;/span&gt;&lt;span style="color: #d89000"&gt;<text:span text:style-name="T3343">齗</text:span>&lt;/span&gt;&lt;span style="color: #d89000"&gt;<text:span text:style-name="T3344">銀</text:span>&lt;/span&gt;&lt;span style="color: #00a000"&gt;<text:span text:style-name="T3345">齦</text:span>&lt;/span&gt;&lt;span&gt;&lt;br&gt;&lt;/span&gt;&lt;span style="color: #ff0000"&gt;<text:span text:style-name="T3346">陰</text:span>&lt;/span&gt;&lt;span style="color: #0000ff"&gt;<text:span text:style-name="T3347">廕</text:span>&lt;/span&gt;&lt;span style="color: #0000ff"&gt;<text:span text:style-name="T3348">蔭</text:span>&lt;/span&gt;&lt;span style="color: #00a000"&gt;<text:span text:style-name="T3349">飲</text:span>&lt;/span&gt;&lt;span style="color: #ff0000"&gt;<text:span text:style-name="T3350">暈</text:span>&lt;/span&gt;&lt;span style="color: #0000ff"&gt;<text:span text:style-name="T3351">憖</text:span>&lt;/span&gt;&lt;span style="color: #00a000"&gt;<text:span text:style-name="T3352">隱</text:span>&lt;/span&gt;&lt;span&gt;&lt;br&gt;&lt;/span&gt;&lt;span style="color: #00a000"&gt;<text:span text:style-name="T3353">飲</text:span>&lt;/span&gt;&lt;span style="color: #00a000"&gt;<text:span text:style-name="T3354">隱</text:span>&lt;/span&gt;&lt;span style="color: #00a000"&gt;<text:span text:style-name="T3355">癮</text:span>&lt;/span&gt;&lt;span&gt;&lt;br&gt;&lt;/span&gt;&lt;span style="color: #ff0000"&gt;<text:span text:style-name="T3356">銦</text:span>&lt;/span&gt;&lt;span style="color: #ff0000"&gt;<text:span text:style-name="T3357">駰</text:span>&lt;/span&gt;&lt;span style="color: #ff0000"&gt;<text:span text:style-name="T3358">陰</text:span>&lt;/span&gt;&lt;span&gt;&lt;br&gt;&lt;/span&gt;&lt;span style="color: #d89000"&gt;<text:span text:style-name="T3359">塋</text:span>&lt;/span&gt;&lt;span style="color: #d89000"&gt;<text:span text:style-name="T3360">熒</text:span>&lt;/span&gt;&lt;span style="color: #d89000"&gt;<text:span text:style-name="T3361">滎</text:span>&lt;/span&gt;&lt;span style="color: #d89000"&gt;<text:span text:style-name="T3362">瑩</text:span>&lt;/span&gt;&lt;span style="color: #d89000"&gt;<text:span text:style-name="T3363">螢</text:span>&lt;/span&gt;&lt;span style="color: #d89000"&gt;<text:span text:style-name="T3364">縈</text:span>&lt;/span&gt;&lt;span style="color: #d89000"&gt;<text:span text:style-name="T3365">營</text:span>&lt;/span&gt;&lt;span style="color: #d89000"&gt;<text:span text:style-name="T3366">瀅</text:span>&lt;/span&gt;&lt;span style="color: #d89000"&gt;<text:span text:style-name="T3367">瀠</text:span>&lt;/span&gt;&lt;span style="color: #d89000"&gt;<text:span text:style-name="T3368">贏</text:span>&lt;/span&gt;&lt;span style="color: #d89000"&gt;<text:span text:style-name="T3369">蠅</text:span>&lt;/span&gt;&lt;span&gt;&lt;br&gt;&lt;/span&gt;&lt;span style="color: #ff0000"&gt;<text:span text:style-name="T3370">應</text:span>&lt;/span&gt;&lt;span&gt;&lt;br&gt;&lt;/span&gt;&lt;span style="color: #00a000"&gt;<text:span text:style-name="T3371">潁</text:span>&lt;/span&gt;&lt;span style="color: #00a000"&gt;<text:span text:style-name="T3372">穎</text:span>&lt;/span&gt;&lt;span style="color: #00a000"&gt;<text:span text:style-name="T3373">癭</text:span>&lt;/span&gt;&lt;span&gt;&lt;br&gt;&lt;/span&gt;&lt;span style="color: #ff0000"&gt;<text:span text:style-name="T3374">罃</text:span>&lt;/span&gt;&lt;span style="color: #ff0000"&gt;<text:span text:style-name="T3375">鶯</text:span>&lt;/span&gt;&lt;span style="color: #ff0000"&gt;<text:span text:style-name="T3376">應</text:span>&lt;/span&gt;&lt;span style="color: #ff0000"&gt;<text:span text:style-name="T3377">鷹</text:span>&lt;/span&gt;&lt;span style="color: #ff0000"&gt;<text:span text:style-name="T3378">嬰</text:span>&lt;/span&gt;&lt;span style="color: #ff0000"&gt;<text:span text:style-name="T3379">攖</text:span>&lt;/span&gt;&lt;span style="color: #ff0000"&gt;<text:span text:style-name="T3380">罌</text:span>&lt;/span&gt;&lt;span style="color: #ff0000"&gt;<text:span text:style-name="T3381">嚶</text:span>&lt;/span&gt;&lt;span style="color: #ff0000"&gt;<text:span text:style-name="T3382">瓔</text:span>&lt;/span&gt;&lt;span style="color: #ff0000"&gt;<text:span text:style-name="T3383">櫻</text:span>&lt;/span&gt;&lt;span style="color: #ff0000"&gt;<text:span text:style-name="T3384">纓</text:span>&lt;/span&gt;&lt;span style="color: #ff0000"&gt;<text:span text:style-name="T3385">鸚</text:span>&lt;/span&gt;&lt;span&gt;&lt;br&gt;&lt;/span&gt;&lt;span style="color: #ff0000"&gt;<text:span text:style-name="T3386">傭</text:span>&lt;/span&gt;&lt;span style="color: #ff0000"&gt;<text:span text:style-name="T3387">鏞</text:span>&lt;/span&gt;&lt;span style="color: #d89000"&gt;<text:span text:style-name="T3388">顒</text:span>&lt;/span&gt;&lt;span&gt;&lt;br&gt;&lt;/span&gt;&lt;span style="color: #0000ff"&gt;<text:span text:style-name="T3389">醟</text:span>&lt;/span&gt;&lt;span&gt;&lt;br&gt;&lt;/span&gt;&lt;span style="color: #00a000"&gt;<text:span text:style-name="T3390">詠</text:span>&lt;/span&gt;&lt;span style="color: #00a000"&gt;<text:span text:style-name="T3391">湧</text:span>&lt;/span&gt;&lt;span style="color: #00a000"&gt;<text:span text:style-name="T3392">踴</text:span>&lt;/span&gt;&lt;span style="color: #ff0000"&gt;<text:span text:style-name="T3393">擁</text:span>&lt;/span&gt;&lt;span&gt;&lt;br&gt;&lt;/span&gt;&lt;span style="color: #ff0000"&gt;<text:span text:style-name="T3394">癰</text:span>&lt;/span&gt;&lt;span style="color: #ff0000"&gt;<text:span text:style-name="T3395">傭</text:span>&lt;/span&gt;&lt;span style="color: #ff0000"&gt;<text:span text:style-name="T3396">鏞</text:span>&lt;/span&gt;&lt;span style="color: #ff0000"&gt;<text:span text:style-name="T3397">擁</text:span>&lt;/span&gt;&lt;span&gt;&lt;br&gt;&lt;/span&gt;&lt;span style="color: #d89000"&gt;<text:span text:style-name="T3398">魷</text:span>&lt;/span&gt;&lt;span style="color: #d89000"&gt;<text:span text:style-name="T3399">鈾</text:span>&lt;/span&gt;&lt;span style="color: #d89000"&gt;<text:span text:style-name="T3400">鮋</text:span>&lt;/span&gt;&lt;span style="color: #d89000"&gt;<text:span text:style-name="T3401">遊</text:span>&lt;/span&gt;&lt;span style="color: #d89000"&gt;<text:span text:style-name="T3402">郵</text:span>&lt;/span&gt;&lt;span style="color: #d89000"&gt;<text:span text:style-name="T3403">猶</text:span>&lt;/span&gt;&lt;span&gt;&lt;br&gt;&lt;/span&gt;&lt;span style="color: #d89000"&gt;<text:span text:style-name="T3404">鈾</text:span>&lt;/span&gt;&lt;span style="color: #0000ff"&gt;<text:span text:style-name="T3405">誘</text:span>&lt;/span&gt;&lt;span&gt;&lt;br&gt;&lt;/span&gt;&lt;span style="color: #00a000"&gt;<text:span text:style-name="T3406">銪</text:span>&lt;/span&gt;&lt;span&gt;&lt;br&gt;&lt;/span&gt;&lt;span style="color: #ff0000"&gt;<text:span text:style-name="T3407">憂</text:span>&lt;/span&gt;&lt;span style="color: #ff0000"&gt;<text:span text:style-name="T3408">優</text:span>&lt;/span&gt;&lt;span&gt;&lt;br&gt;&lt;/span&gt;&lt;span style="color: #ff0000"&gt;<text:span text:style-name="T3409">汙</text:span>&lt;/span&gt;&lt;span style="color: #d89000"&gt;<text:span text:style-name="T3410">餘</text:span>&lt;/span&gt;&lt;span style="color: #ff0000"&gt;<text:span text:style-name="T3411">於</text:span>&lt;/span&gt;&lt;span style="color: #ff0000"&gt;<text:span text:style-name="T3412">菸</text:span>&lt;/span&gt;&lt;span style="color: #00a000"&gt;<text:span text:style-name="T3413">與</text:span>&lt;/span&gt;&lt;span style="color: #d89000"&gt;<text:span text:style-name="T3414">諛</text:span>&lt;/span&gt;&lt;span style="color: #d89000"&gt;<text:span text:style-name="T3415">輿</text:span>&lt;/span&gt;&lt;span style="color: #d89000"&gt;<text:span text:style-name="T3416">璵</text:span>&lt;/span&gt;&lt;span style="color: #d89000"&gt;<text:span text:style-name="T3417">歟</text:span>&lt;/span&gt;&lt;span style="color: #d89000"&gt;<text:span text:style-name="T3418">踰</text:span>&lt;/span&gt;&lt;span style="color: #d89000"&gt;<text:span text:style-name="T3419">覦</text:span>&lt;/span&gt;&lt;span style="color: #d89000"&gt;<text:span text:style-name="T3420">娛</text:span>&lt;/span&gt;&lt;span style="color: #d89000"&gt;<text:span text:style-name="T3421">魚</text:span>&lt;/span&gt;&lt;span style="color: #d89000"&gt;<text:span text:style-name="T3422">漁</text:span>&lt;/span&gt;&lt;span&gt;&lt;br&gt;&lt;/span&gt;&lt;span style="color: #0000ff"&gt;<text:span text:style-name="T3423">鈺</text:span>&lt;/span&gt;&lt;span style="color: #0000ff"&gt;<text:span text:style-name="T3424">慾</text:span><text:soft-page-break/>&lt;/span&gt;&lt;span style="color: #0000ff"&gt;<text:span text:style-name="T3425">鵒</text:span>&lt;/span&gt;&lt;span style="color: #0000ff"&gt;<text:span text:style-name="T3426">諭</text:span>&lt;/span&gt;&lt;span style="color: #0000ff"&gt;<text:span text:style-name="T3427">癒</text:span>&lt;/span&gt;&lt;span style="color: #0000ff"&gt;<text:span text:style-name="T3428">閾</text:span>&lt;/span&gt;&lt;span style="color: #0000ff"&gt;<text:span text:style-name="T3429">禦</text:span>&lt;/span&gt;&lt;span style="color: #0000ff"&gt;<text:span text:style-name="T3430">閼</text:span>&lt;/span&gt;&lt;span style="color: #0000ff"&gt;<text:span text:style-name="T3431">馭</text:span>&lt;/span&gt;&lt;span style="color: #0000ff"&gt;<text:span text:style-name="T3432">飫</text:span>&lt;/span&gt;&lt;span style="color: #0000ff"&gt;<text:span text:style-name="T3433">鷸</text:span>&lt;/span&gt;&lt;span style="color: #0000ff"&gt;<text:span text:style-name="T3434">奧</text:span>&lt;/span&gt;&lt;span style="color: #0000ff"&gt;<text:span text:style-name="T3435">預</text:span>&lt;/span&gt;&lt;span style="color: #0000ff"&gt;<text:span text:style-name="T3436">澦</text:span>&lt;/span&gt;&lt;span style="color: #00a000"&gt;<text:span text:style-name="T3437">語</text:span>&lt;/span&gt;&lt;span style="color: #00a000"&gt;<text:span text:style-name="T3438">與</text:span>&lt;/span&gt;&lt;span style="color: #0000ff"&gt;<text:span text:style-name="T3439">譽</text:span>&lt;/span&gt;&lt;span style="color: #0000ff"&gt;<text:span text:style-name="T3440">獄</text:span>&lt;/span&gt;&lt;span style="color: #0000ff"&gt;<text:span text:style-name="T3441">嫗</text:span>&lt;/span&gt;&lt;span style="color: #0000ff"&gt;<text:span text:style-name="T3442">鴥</text:span>&lt;/span&gt;&lt;span style="color: #0000ff"&gt;<text:span text:style-name="T3443">鬱</text:span>&lt;/span&gt;&lt;span style="color: #0000ff"&gt;<text:span text:style-name="T3444">籲</text:span>&lt;/span&gt;&lt;span&gt;&lt;br&gt;&lt;/span&gt;&lt;span style="color: #00a000"&gt;<text:span text:style-name="T3445">俁</text:span>&lt;/span&gt;&lt;span style="color: #00a000"&gt;<text:span text:style-name="T3446">語</text:span>&lt;/span&gt;&lt;span style="color: #00a000"&gt;<text:span text:style-name="T3447">齬</text:span>&lt;/span&gt;&lt;span style="color: #00a000"&gt;<text:span text:style-name="T3448">與</text:span>&lt;/span&gt;&lt;span style="color: #00a000"&gt;<text:span text:style-name="T3449">嶼</text:span>&lt;/span&gt;&lt;span style="color: #00a000"&gt;<text:span text:style-name="T3450">傴</text:span>&lt;/span&gt;&lt;span&gt;&lt;br&gt;&lt;/span&gt;&lt;span style="color: #ff0000"&gt;<text:span text:style-name="T3451">汙</text:span>&lt;/span&gt;&lt;span style="color: #ff0000"&gt;<text:span text:style-name="T3452">紆</text:span>&lt;/span&gt;&lt;span&gt;&lt;br&gt;&lt;/span&gt;&lt;span style="color: #d89000"&gt;<text:span text:style-name="T3453">黿</text:span>&lt;/span&gt;&lt;span style="color: #d89000"&gt;<text:span text:style-name="T3454">園</text:span>&lt;/span&gt;&lt;span style="color: #d89000"&gt;<text:span text:style-name="T3455">轅</text:span>&lt;/span&gt;&lt;span style="color: #d89000"&gt;<text:span text:style-name="T3456">騵</text:span>&lt;/span&gt;&lt;span style="color: #d89000"&gt;<text:span text:style-name="T3457">員</text:span>&lt;/span&gt;&lt;span style="color: #d89000"&gt;<text:span text:style-name="T3458">圓</text:span>&lt;/span&gt;&lt;span style="color: #00a000"&gt;<text:span text:style-name="T3459">隕</text:span>&lt;/span&gt;&lt;span style="color: #d89000"&gt;<text:span text:style-name="T3460">緣</text:span>&lt;/span&gt;&lt;span style="color: #d89000"&gt;<text:span text:style-name="T3461">櫞</text:span>&lt;/span&gt;&lt;span&gt;&lt;br&gt;&lt;/span&gt;&lt;span style="color: #0000ff"&gt;<text:span text:style-name="T3462">願</text:span>&lt;/span&gt;&lt;span style="color: #d89000"&gt;<text:span text:style-name="T3463">緣</text:span>&lt;/span&gt;&lt;span style="color: #00a000"&gt;<text:span text:style-name="T3464">遠</text:span>&lt;/span&gt;&lt;span&gt;&lt;br&gt;&lt;/span&gt;&lt;span style="color: #00a000"&gt;<text:span text:style-name="T3465">遠</text:span>&lt;/span&gt;&lt;span&gt;&lt;br&gt;&lt;/span&gt;&lt;span style="color: #ff0000"&gt;<text:span text:style-name="T3466">鴛</text:span>&lt;/span&gt;&lt;span style="color: #ff0000"&gt;<text:span text:style-name="T3467">鵷</text:span>&lt;/span&gt;&lt;span style="color: #ff0000"&gt;<text:span text:style-name="T3468">淵</text:span>&lt;/span&gt;&lt;span style="color: #ff0000"&gt;<text:span text:style-name="T3469">鳶</text:span>&lt;/span&gt;&lt;span&gt;&lt;br&gt;&lt;/span&gt;&lt;span style="color: #0000ff"&gt;<text:span text:style-name="T3470">鉞</text:span>&lt;/span&gt;&lt;span style="color: #0000ff"&gt;<text:span text:style-name="T3471">軏</text:span>&lt;/span&gt;&lt;span style="color: #0000ff"&gt;<text:span text:style-name="T3472">悅</text:span>&lt;/span&gt;&lt;span style="color: #ff0000"&gt;<text:span text:style-name="T3473">說</text:span>&lt;/span&gt;&lt;span style="color: #0000ff"&gt;<text:span text:style-name="T3474">閱</text:span>&lt;/span&gt;&lt;span style="color: #0000ff"&gt;<text:span text:style-name="T3475">粵</text:span>&lt;/span&gt;&lt;span style="color: #0000ff"&gt;<text:span text:style-name="T3476">樂</text:span>&lt;/span&gt;&lt;span style="color: #0000ff"&gt;<text:span text:style-name="T3477">嶽</text:span>&lt;/span&gt;&lt;span style="color: #0000ff"&gt;<text:span text:style-name="T3478">鑰</text:span>&lt;/span&gt;&lt;span style="color: #0000ff"&gt;<text:span text:style-name="T3479">躍</text:span>&lt;/span&gt;&lt;span&gt;&lt;br&gt;&lt;/span&gt;&lt;span style="color: #ff0000"&gt;<text:span text:style-name="T3480">約</text:span>&lt;/span&gt;&lt;span style="color: #0000ff"&gt;<text:span text:style-name="T3481">噦</text:span>&lt;/span&gt;&lt;span&gt;&lt;br&gt;&lt;/span&gt;&lt;span style="color: #d89000"&gt;<text:span text:style-name="T3482">紜</text:span>&lt;/span&gt;&lt;span style="color: #d89000"&gt;<text:span text:style-name="T3483">雲</text:span>&lt;/span&gt;&lt;span style="color: #d89000"&gt;<text:span text:style-name="T3484">澐</text:span>&lt;/span&gt;&lt;span style="color: #d89000"&gt;<text:span text:style-name="T3485">蕓</text:span>&lt;/span&gt;&lt;span style="color: #d89000"&gt;<text:span text:style-name="T3486">勻</text:span>&lt;/span&gt;&lt;span style="color: #d89000"&gt;<text:span text:style-name="T3487">員</text:span>&lt;/span&gt;&lt;span style="color: #d89000"&gt;<text:span text:style-name="T3488">鄖</text:span>&lt;/span&gt;&lt;span style="color: #d89000"&gt;<text:span text:style-name="T3489">篔</text:span>&lt;/span&gt;&lt;span style="color: #00a000"&gt;<text:span text:style-name="T3490">熅</text:span>&lt;/span&gt;&lt;span&gt;&lt;br&gt;&lt;/span&gt;&lt;span style="color: #d89000"&gt;<text:span text:style-name="T3491">員</text:span>&lt;/span&gt;&lt;span style="color: #0000ff"&gt;<text:span text:style-name="T3492">韻</text:span>&lt;/span&gt;&lt;span style="color: #0000ff"&gt;<text:span text:style-name="T3493">惲</text:span>&lt;/span&gt;&lt;span style="color: #0000ff"&gt;<text:span text:style-name="T3494">鄆</text:span>&lt;/span&gt;&lt;span style="color: #ff0000"&gt;<text:span text:style-name="T3495">暈</text:span>&lt;/span&gt;&lt;span style="color: #0000ff"&gt;<text:span text:style-name="T3496">運</text:span>&lt;/span&gt;&lt;span style="color: #d89000"&gt;<text:span text:style-name="T3497">餫</text:span>&lt;/span&gt;&lt;span style="color: #0000ff"&gt;<text:span text:style-name="T3498">慍</text:span>&lt;/span&gt;&lt;span style="color: #00a000"&gt;<text:span text:style-name="T3499">熅</text:span>&lt;/span&gt;&lt;span style="color: #ff0000"&gt;<text:span text:style-name="T3500">縕</text:span>&lt;/span&gt;&lt;span style="color: #0000ff"&gt;<text:span text:style-name="T3501">醞</text:span>&lt;/span&gt;&lt;span style="color: #0000ff"&gt;<text:span text:style-name="T3502">薀</text:span>&lt;/span&gt;&lt;span style="color: #0000ff"&gt;<text:span text:style-name="T3503">韞</text:span>&lt;/span&gt;&lt;span style="color: #0000ff"&gt;<text:span text:style-name="T3504">蘊</text:span>&lt;/span&gt;&lt;span&gt;&lt;br&gt;&lt;/span&gt;&lt;span style="color: #00a000"&gt;<text:span text:style-name="T3505">隕</text:span>&lt;/span&gt;&lt;span style="color: #00a000"&gt;<text:span text:style-name="T3506">殞</text:span>&lt;/span&gt;&lt;span style="color: #00a000"&gt;<text:span text:style-name="T3507">霣</text:span>&lt;/span&gt;&lt;span&gt;&lt;br&gt;&lt;/span&gt;&lt;span style="color: #ff0000"&gt;<text:span text:style-name="T3508">暈</text:span>&lt;/span&gt;&lt;span style="color: #ff0000"&gt;<text:span text:style-name="T3509">蒕</text:span>&lt;/span&gt;&lt;span style="color: #ff0000"&gt;<text:span text:style-name="T3510">氳</text:span>&lt;/span&gt;&lt;span style="color: #ff0000"&gt;<text:span text:style-name="T3511">縕</text:span>&lt;/span&gt;&lt;span style="color: #ff0000"&gt;<text:span text:style-name="T3512">贇</text:span>&lt;/span&gt;&lt;span&gt;&lt;br&gt;&lt;/span&gt;&lt;span style="color: #d89000"&gt;<text:span text:style-name="T3513">雜</text:span>&lt;/span&gt;&lt;span&gt;&lt;br&gt;&lt;/span&gt;&lt;span<text:s/><text:soft-page-break/>style="color: #ff0000"&gt;<text:span text:style-name="T3514">紮</text:span>&lt;/span&gt;&lt;span style="color: #ff0000"&gt;<text:span text:style-name="T3515">臢</text:span>&lt;/span&gt;&lt;span&gt;&lt;br&gt;&lt;/span&gt;&lt;span style="color: #0000ff"&gt;<text:span text:style-name="T3516">載</text:span>&lt;/span&gt;&lt;span&gt;&lt;br&gt;&lt;/span&gt;&lt;span style="color: #0000ff"&gt;<text:span text:style-name="T3517">載</text:span>&lt;/span&gt;&lt;span&gt;&lt;br&gt;&lt;/span&gt;&lt;span style="color: #ff0000"&gt;<text:span text:style-name="T3518">災</text:span>&lt;/span&gt;&lt;span&gt;&lt;br&gt;&lt;/span&gt;&lt;span style="color: #0000ff"&gt;<text:span text:style-name="T3519">暫</text:span>&lt;/span&gt;&lt;span style="color: #0000ff"&gt;<text:span text:style-name="T3520">蹔</text:span>&lt;/span&gt;&lt;span style="color: #0000ff"&gt;<text:span text:style-name="T3521">鏨</text:span>&lt;/span&gt;&lt;span style="color: #ff0000"&gt;<text:span text:style-name="T3522">篸</text:span>&lt;/span&gt;&lt;span style="color: #0000ff"&gt;<text:span text:style-name="T3523">贊</text:span>&lt;/span&gt;&lt;span style="color: #0000ff"&gt;<text:span text:style-name="T3524">酇</text:span>&lt;/span&gt;&lt;span style="color: #0000ff"&gt;<text:span text:style-name="T3525">瓚</text:span>&lt;/span&gt;&lt;span<text:s/><text:span text:style-name="T3526">style="color: #0000ff"&gt;</text:span><text:span text:style-name="T3527">讚</text:span><text:span text:style-name="T3528">&lt;/span&gt;&lt;span&gt;&lt;br&gt;&lt;/span&gt;&lt;span style="color: #d89000"&gt;</text:span><text:span text:style-name="T3529">攢</text:span><text:span text:style-name="T3530">&lt;/span&gt;&lt;span style="color: #00a000"&gt;</text:span><text:span text:style-name="T3531">趲</text:span><text:span text:style-name="T3532">&lt;/span&gt;&lt;span&gt;&lt;br&gt;&lt;/span&gt;&lt;span style="color: #0000ff"&gt;</text:span><text:span text:style-name="T3533">吶</text:span><text:span text:style-name="T3534">&lt;/span&gt;&lt;span style="color: #ff0000"&gt;</text:span><text:span text:style-name="T3535">篸</text:span><text:span text:style-name="T3536">&lt;/span&gt;&lt;span&gt;&lt;br&gt;&lt;/span&gt;&lt;span style="color: #0000ff"&gt;</text:span><text:span text:style-name="T3537">臟</text:span><text:span text:style-name="T3538">&lt;/span&gt;</text:span></text:p>
      <text:p text:style-name="Normal">&lt;span style="color: #00a000"&gt;<text:span text:style-name="T3539">駔</text:span>&lt;/span&gt;&lt;span style="color: #ff0000"&gt;<text:span text:style-name="T3540">髒</text:span>&lt;/span&gt;&lt;span&gt;&lt;br&gt;&lt;/span&gt;&lt;span style="color: #ff0000"&gt;<text:span text:style-name="T3541">贓</text:span>&lt;/span&gt;&lt;span style="color: #ff0000"&gt;<text:span text:style-name="T3542">髒</text:span>&lt;/span&gt;&lt;span style="color: #ff0000"&gt;<text:span text:style-name="T3543">臢</text:span>&lt;/span&gt;&lt;span&gt;&lt;br&gt;&lt;/span&gt;&lt;span style="color: #d89000"&gt;<text:span text:style-name="T3544">鑿</text:span>&lt;/span&gt;&lt;span&gt;&lt;br&gt;&lt;/span&gt;&lt;span style="color: #0000ff"&gt;<text:span text:style-name="T3545">皁</text:span>&lt;/span&gt;&lt;span style="color: #0000ff"&gt;<text:span text:style-name="T3546">譟</text:span>&lt;/span&gt;&lt;span&gt;&lt;br&gt;&lt;/span&gt;&lt;span style="color: #00a000"&gt;<text:span text:style-name="T3547">棗</text:span>&lt;/span&gt;&lt;span style="color: #ff0000"&gt;<text:span text:style-name="T3548">繰</text:span>&lt;/span&gt;&lt;span&gt;&lt;br&gt;&lt;/span&gt;&lt;span style="color: #d89000"&gt;<text:span text:style-name="T3549">則</text:span>&lt;/span&gt;&lt;span style="color: #d89000"&gt;<text:span text:style-name="T3550">萴</text:span>&lt;/span&gt;&lt;span style="color: #d89000"&gt;<text:span text:style-name="T3551">鰂</text:span>&lt;/span&gt;&lt;span style="color: #d89000"&gt;<text:span text:style-name="T3552">責</text:span>&lt;/span&gt;&lt;span style="color: #d89000"&gt;<text:span text:style-name="T3553">嘖</text:span>&lt;/span&gt;&lt;span style="color: #d89000"&gt;<text:span text:style-name="T3554">幘</text:span>&lt;/span&gt;&lt;span style="color: #d89000"&gt;<text:span text:style-name="T3555">簀</text:span>&lt;/span&gt;&lt;span style="color: #d89000"&gt;<text:span text:style-name="T3556">賾</text:span>&lt;/span&gt;&lt;span style="color: #d89000"&gt;<text:span text:style-name="T3557">賊</text:span>&lt;/span&gt;&lt;span style="color: #d89000"&gt;<text:span text:style-name="T3558">澤</text:span>&lt;/span&gt;&lt;span style="color: #d89000"&gt;<text:span text:style-name="T3559">擇</text:span>&lt;/span&gt;&lt;span style="color: #d89000"&gt;<text:span text:style-name="T3560">襗</text:span>&lt;/span&gt;&lt;span style="color: #d89000"&gt;<text:span text:style-name="T3561">齰</text:span>&lt;/span&gt;&lt;span&gt;&lt;br&gt;&lt;/span&gt;&lt;span style="color: #0000ff"&gt;<text:span text:style-name="T3562">側</text:span>&lt;/span&gt;&lt;span&gt;&lt;br&gt;&lt;/span&gt;&lt;span style="color: #d89000"&gt;<text:span text:style-name="T3563">賊</text:span>&lt;/span&gt;&lt;span&gt;&lt;br&gt;&lt;/span&gt;&lt;span style="color: #0000ff"&gt;<text:span text:style-name="T3564">譖</text:span>&lt;/span&gt;&lt;span&gt;&lt;br&gt;&lt;/span&gt;&lt;span style="color: #ff0000"&gt;<text:span text:style-name="T3565">繒</text:span>&lt;/span&gt;&lt;span style="color: #0000ff"&gt;<text:span text:style-name="T3566">贈</text:span>&lt;/span&gt;&lt;span&gt;&lt;br&gt;&lt;/span&gt;&lt;span style="color: #ff0000"&gt;<text:span text:style-name="T3567">繒</text:span>&lt;/span&gt;&lt;span&gt;&lt;br&gt;&lt;/span&gt;&lt;span style="color: #ff0000"&gt;<text:span text:style-name="T3568">紮</text:span>&lt;/span&gt;&lt;span style="color: #d89000"&gt;<text:span text:style-name="T3569">軋</text:span>&lt;/span&gt;&lt;span style="color: #d89000"&gt;<text:span text:style-name="T3570">閘</text:span>&lt;/span&gt;&lt;span style="color: #d89000"&gt;<text:span text:style-name="T3571">鍘</text:span>&lt;/span&gt;&lt;span&gt;&lt;br&gt;&lt;/span&gt;&lt;span style="color: #0000ff"&gt;<text:span text:style-name="T3572">詐</text:span>&lt;/span&gt;&lt;span style="color: #ff0000"&gt;<text:span text:style-name="T3573">吒</text:span>&lt;/span&gt;&lt;span style="color: #0000ff"&gt;<text:span text:style-name="T3574">柵</text:span>&lt;/span&gt;&lt;span&gt;&lt;br&gt;&lt;/span&gt;&lt;span style="color: #0000ff"&gt;<text:span text:style-name="T3575">詐</text:span>&lt;/span&gt;&lt;span style="color: #00a000"&gt;<text:span text:style-name="T3576">鮓</text:span>&lt;/span&gt;&lt;span&gt;&lt;br&gt;&lt;/span&gt;&lt;span style="color: #ff0000"&gt;<text:span text:style-name="T3577">齇</text:span>&lt;/span&gt;&lt;span&gt;&lt;br&gt;&lt;/span&gt;&lt;span style="color: #d89000"&gt;<text:span text:style-name="T3578">擇</text:span>&lt;/span&gt;&lt;span&gt;&lt;br&gt;&lt;/span&gt;&lt;span style="color: #d89000"&gt;<text:span text:style-name="T3579">責</text:span>&lt;/span&gt;&lt;span style="color: #0000ff"&gt;<text:span text:style-name="T3580">債</text:span>&lt;/span&gt;&lt;span&gt;&lt;br&gt;&lt;/span&gt;&lt;span style="color: #d89000"&gt;<text:span text:style-name="T3581">齊</text:span>&lt;/span&gt;&lt;span style="color: #ff0000"&gt;<text:span text:style-name="T3582">齋</text:span>&lt;/span&gt;&lt;span&gt;&lt;br&gt;&lt;/span&gt;&lt;span style="color: #0000ff"&gt;<text:span text:style-name="T3583">佔</text:span>&lt;/span&gt;&lt;span style="color: #0000ff"&gt;<text:span text:style-name="T3584">棧</text:span>&lt;/span&gt;&lt;span style="color: #0000ff"&gt;<text:span text:style-name="T3585">綻</text:span>&lt;/span&gt;&lt;span style="color: #0000ff"&gt;<text:span text:style-name="T3586">暫</text:span>&lt;/span&gt;&lt;span style="color: #0000ff"&gt;<text:span text:style-name="T3587">蹔</text:span>&lt;/span&gt;&lt;span style="color: #0000ff"&gt;<text:span text:style-name="T3588">戰</text:span>&lt;/span&gt;&lt;span style="color: #0000ff"&gt;<text:span text:style-name="T3589">顫</text:span>&lt;/span&gt;&lt;span style="color: #00a000"&gt;<text:span text:style-name="T3590">驏</text:span>&lt;/span&gt;&lt;span&gt;&lt;br&gt;&lt;/span&gt;&lt;span style="color: #00a000"&gt;<text:span text:style-name="T3591">輾</text:span>&lt;/span&gt;&lt;span style="color: #00a000"&gt;<text:span text:style-name="T3592">斬</text:span>&lt;/span&gt;&lt;span style="color: #d89000"&gt;<text:span text:style-name="T3593">嶄</text:span>&lt;/span&gt;&lt;span style="color: #00a000"&gt;<text:span text:style-name="T3594">盞</text:span>&lt;/span&gt;&lt;span style="color: #00a000"&gt;<text:span text:style-name="T3595">颭</text:span>&lt;/span&gt;&lt;span style="color: #00a000"&gt;<text:span text:style-name="T3596">樿</text:span>&lt;/span&gt;&lt;span&gt;&lt;br&gt;&lt;/span&gt;&lt;span style="color: #0000ff"&gt;<text:span text:style-name="T3597">佔</text:span>&lt;/span&gt;&lt;span style="color:<text:s/><text:soft-page-break/>#ff0000"&gt;<text:span text:style-name="T3598">詀</text:span>&lt;/span&gt;&lt;span style="color: #ff0000"&gt;<text:span text:style-name="T3599">覘</text:span>&lt;/span&gt;&lt;span style="color: #ff0000"&gt;<text:span text:style-name="T3600">譫</text:span>&lt;/span&gt;&lt;span style="color: #ff0000"&gt;<text:span text:style-name="T3601">氈</text:span>&lt;/span&gt;&lt;span style="color: #ff0000"&gt;<text:span text:style-name="T3602">饘</text:span>&lt;/span&gt;&lt;span style="color: #ff0000"&gt;<text:span text:style-name="T3603">鸇</text:span>&lt;/span&gt;&lt;span style="color: #0000ff"&gt;<text:span text:style-name="T3604">鱣</text:span>&lt;/span&gt;&lt;span&gt;&lt;br&gt;&lt;/span&gt;&lt;span style="color: #d89000"&gt;<text:span text:style-name="T3605">長</text:span>&lt;/span&gt;&lt;span style="color: #0000ff"&gt;<text:span text:style-name="T3606">帳</text:span>&lt;/span&gt;&lt;span style="color: #ff0000"&gt;<text:span text:style-name="T3607">張</text:span>&lt;/span&gt;&lt;span style="color: #0000ff"&gt;<text:span text:style-name="T3608">脹</text:span>&lt;/span&gt;&lt;span style="color: #00a000"&gt;<text:span text:style-name="T3609">漲</text:span>&lt;/span&gt;&lt;span style="color: #0000ff"&gt;<text:span text:style-name="T3610">賬</text:span>&lt;/span&gt;&lt;span&gt;&lt;br&gt;&lt;/span&gt;&lt;span style="color: #d89000"&gt;<text:span text:style-name="T3611">長</text:span>&lt;/span&gt;&lt;span style="color: #00a000"&gt;<text:span text:style-name="T3612">漲</text:span>&lt;/span&gt;&lt;span&gt;&lt;br&gt;&lt;/span&gt;&lt;span style="color: #ff0000"&gt;<text:span text:style-name="T3613">鱆</text:span>&lt;/span&gt;&lt;span style="color: #ff0000"&gt;<text:span text:style-name="T3614">張</text:span>&lt;/span&gt;&lt;span style="color: #ff0000"&gt;<text:span text:style-name="T3615">餦</text:span>&lt;/span&gt;&lt;span&gt;&lt;br&gt;&lt;/span&gt;&lt;span style="color: #0000ff"&gt;<text:span text:style-name="T3616">詔</text:span>&lt;/span&gt;&lt;span style="color: #0000ff"&gt;<text:span text:style-name="T3617">趙</text:span>&lt;/span&gt;&lt;span&gt;&lt;br&gt;&lt;/span&gt;&lt;span style="color: #ff0000"&gt;<text:span text:style-name="T3618">釗</text:span>&lt;/span&gt;&lt;span&gt;&lt;br&gt;&lt;/span&gt;&lt;span style="color: #d89000"&gt;<text:span text:style-name="T3619">摺</text:span>&lt;/span&gt;&lt;span style="color: #d89000"&gt;<text:span text:style-name="T3620">輒</text:span>&lt;/span&gt;&lt;span style="color: #d89000"&gt;<text:span text:style-name="T3621">鮿</text:span>&lt;/span&gt;&lt;span style="color: #d89000"&gt;<text:span text:style-name="T3622">蟄</text:span>&lt;/span&gt;&lt;span style="color: #d89000"&gt;<text:span text:style-name="T3623">謫</text:span>&lt;/span&gt;&lt;span style="color: #0000ff"&gt;<text:span text:style-name="T3624">轍</text:span>&lt;/span&gt;&lt;span style="color: #d89000"&gt;<text:span text:style-name="T3625">讋</text:span>&lt;/span&gt;&lt;span style="color: #0000ff"&gt;<text:span text:style-name="T3626">懾</text:span>&lt;/span&gt;&lt;span style="color: #0000ff"&gt;<text:span text:style-name="T3627">囁</text:span>&lt;/span&gt;&lt;span style="color: #00a000"&gt;<text:span text:style-name="T3628">襵</text:span>&lt;/span&gt;&lt;span&gt;&lt;br&gt;&lt;/span&gt;&lt;span style="color: #0000ff"&gt;<text:span text:style-name="T3629">這</text:span>&lt;/span&gt;&lt;span style="color: #0000ff"&gt;<text:span text:style-name="T3630">鷓</text:span>&lt;/span&gt;&lt;span&gt;&lt;br&gt;&lt;/span&gt;&lt;span style="color: #00a000"&gt;<text:span text:style-name="T3631">鍺</text:span>&lt;/span&gt;&lt;span style="color: #d89000"&gt;<text:span text:style-name="T3632">摺</text:span>&lt;/span&gt;&lt;span&gt;&lt;br&gt;&lt;/span&gt;&lt;span style="color: #0000ff"&gt;<text:span text:style-name="T3633">這</text:span>&lt;/span&gt;&lt;span&gt;&lt;br&gt;&lt;/span&gt;&lt;span style="color: #0000ff"&gt;<text:span text:style-name="T3634">鴆</text:span>&lt;/span&gt;&lt;span style="color: #0000ff"&gt;<text:span text:style-name="T3635">賑</text:span>&lt;/span&gt;&lt;span style="color: #0000ff"&gt;<text:span text:style-name="T3636">紖</text:span>&lt;/span&gt;&lt;span style="color: #0000ff"&gt;<text:span text:style-name="T3637">陣</text:span>&lt;/span&gt;&lt;span style="color: #d89000"&gt;<text:span text:style-name="T3638">陳</text:span>&lt;/span&gt;&lt;span style="color: #0000ff"&gt;<text:span text:style-name="T3639">鎮</text:span>&lt;/span&gt;&lt;span&gt;&lt;br&gt;&lt;/span&gt;&lt;span style="color: #00a000"&gt;<text:span text:style-name="T3640">診</text:span>&lt;/span&gt;&lt;span style="color: #00a000"&gt;<text:span text:style-name="T3641">軫</text:span>&lt;/span&gt;&lt;span style="color: #00a000"&gt;<text:span text:style-name="T3642">縝</text:span>&lt;/span&gt;&lt;span&gt;&lt;br&gt;&lt;/span&gt;&lt;span style="color: #00a000"&gt;<text:span text:style-name="T3643">診</text:span>&lt;/span&gt;&lt;span style="color: #ff0000"&gt;<text:span text:style-name="T3644">貞</text:span>&lt;/span&gt;&lt;span style="color: #ff0000"&gt;<text:span text:style-name="T3645">偵</text:span>&lt;/span&gt;&lt;span style="color: #ff0000"&gt;<text:span text:style-name="T3646">湞</text:span>&lt;/span&gt;&lt;span style="color: #ff0000"&gt;<text:span text:style-name="T3647">楨</text:span>&lt;/span&gt;&lt;span style="color: #ff0000"&gt;<text:span text:style-name="T3648">禎</text:span>&lt;/span&gt;&lt;span style="color: #ff0000"&gt;<text:span text:style-name="T3649">針</text:span>&lt;/span&gt;&lt;span style="color: #ff0000"&gt;<text:span text:style-name="T3650">鍼</text:span>&lt;/span&gt;&lt;span&gt;&lt;br&gt;&lt;/span&gt;&lt;span style="color: #0000ff"&gt;<text:span text:style-name="T3651">証</text:span>&lt;/span&gt;&lt;span style="color: #0000ff"&gt;<text:span text:style-name="T3652">掙</text:span>&lt;/span&gt;&lt;span style="color: #ff0000"&gt;<text:span text:style-name="T3653">幀</text:span>&lt;/span&gt;&lt;span style="color: #0000ff"&gt;<text:span text:style-name="T3654">鄭</text:span>&lt;/span&gt;&lt;span style="color: #0000ff"&gt;<text:span text:style-name="T3655">證</text:span>&lt;/span&gt;&lt;span&gt;&lt;br&gt;&lt;/span&gt;&lt;span style="color: #ff0000"&gt;<text:span text:style-name="T3656">鉦</text:span>&lt;/span&gt;&lt;span style="color: #ff0000"&gt;<text:span text:style-name="T3657">爭</text:span>&lt;/span&gt;&lt;span style="color: #0000ff"&gt;<text:span text:style-name="T3658">掙</text:span>&lt;/span&gt;&lt;span style="color: #ff0000"&gt;<text:span text:style-name="T3659">崢</text:span>&lt;/span&gt;&lt;span style="color: #ff0000"&gt;<text:span text:style-name="T3660">猙</text:span>&lt;/span&gt;&lt;span style="color: #ff0000"&gt;<text:span text:style-name="T3661">睜</text:span>&lt;/span&gt;&lt;span style="color: #ff0000"&gt;<text:span text:style-name="T3662">箏</text:span>&lt;/span&gt;&lt;span style="color: #0000ff"&gt;<text:span text:style-name="T3663">諍</text:span>&lt;/span&gt;&lt;span style="color: #ff0000"&gt;<text:span text:style-name="T3664">錚</text:span>&lt;/span&gt;&lt;span style="color: #ff0000"&gt;<text:span text:style-name="T3665">徵</text:span>&lt;/span&gt;&lt;span style="color: #ff0000"&gt;<text:span text:style-name="T3666">癥</text:span>&lt;/span&gt;&lt;span style="color: #ff0000"&gt;<text:span text:style-name="T3667">鯖</text:span>&lt;/span&gt;&lt;span&gt;&lt;br&gt;&lt;/span&gt;&lt;span style="color: #d89000"&gt;<text:span text:style-name="T3668">執</text:span>&lt;/span&gt;&lt;span style="color: #d89000"&gt;<text:span text:style-name="T3669">蟄</text:span>&lt;/span&gt;&lt;span style="color: #d89000"&gt;<text:span text:style-name="T3670">縶</text:span>&lt;/span&gt;&lt;span style="color: #0000ff"&gt;<text:span text:style-name="T3671">質</text:span>&lt;/span&gt;&lt;span style="color: #d89000"&gt;<text:span text:style-name="T3672">職</text:span>&lt;/span&gt;&lt;span style="color: #0000ff"&gt;<text:span text:style-name="T3673">擲</text:span>&lt;/span&gt;&lt;span style="color: #d89000"&gt;<text:span text:style-name="T3674">躑</text:span>&lt;/span&gt;&lt;span&gt;&lt;br&gt;&lt;/span&gt;&lt;span style="color: #0000ff"&gt;<text:span text:style-name="T3675">輊</text:span>&lt;/span&gt;&lt;span style="color: #0000ff"&gt;<text:span text:style-name="T3676">銍</text:span>&lt;/span&gt;&lt;span style="color: #0000ff"&gt;<text:span text:style-name="T3677">緻</text:span>&lt;/span&gt;&lt;span style="color: #0000ff"&gt;<text:span text:style-name="T3678">誌</text:span>&lt;/span&gt;&lt;span style="color: #0000ff"&gt;<text:span text:style-name="T3679">製</text:span>&lt;/span&gt;&lt;span style="color: #0000ff"&gt;<text:span text:style-name="T3680">騭</text:span>&lt;/span&gt;&lt;span style="color: #0000ff"&gt;<text:span text:style-name="T3681">滯</text:span>&lt;/span&gt;&lt;span style="color: #0000ff"&gt;<text:span text:style-name="T3682">摯</text:span>&lt;/span&gt;&lt;span style="color: #0000ff"&gt;<text:span text:style-name="T3683">贄</text:span>&lt;/span&gt;&lt;span style="color: #0000ff"&gt;<text:span text:style-name="T3684">鷙</text:span>&lt;/span&gt;&lt;span style="color: #0000ff"&gt;<text:span text:style-name="T3685">幟</text:span>&lt;/span&gt;&lt;span style="color: #d89000"&gt;<text:span text:style-name="T3686">識</text:span>&lt;/span&gt;&lt;span style="color: #0000ff"&gt;<text:span text:style-name="T3687">質</text:span>&lt;/span&gt;&lt;span style="color: #0000ff"&gt;<text:span text:style-name="T3688">躓</text:span>&lt;/span&gt;&lt;span<text:s/><text:soft-page-break/>style="color: #0000ff"&gt;<text:span text:style-name="T3689">鑕</text:span>&lt;/span&gt;&lt;span style="color: #d89000"&gt;<text:span text:style-name="T3690">遲</text:span>&lt;/span&gt;&lt;span style="color: #0000ff"&gt;<text:span text:style-name="T3691">觶</text:span>&lt;/span&gt;&lt;span&gt;&lt;br&gt;&lt;/span&gt;&lt;span style="color: #00a000"&gt;<text:span text:style-name="T3692">軹</text:span>&lt;/span&gt;&lt;span style="color: #00a000"&gt;<text:span text:style-name="T3693">紙</text:span>&lt;/span&gt;&lt;span style="color: #ff0000"&gt;<text:span text:style-name="T3694">徵</text:span>&lt;/span&gt;&lt;span&gt;&lt;br&gt;&lt;/span&gt;&lt;span style="color: #ff0000"&gt;<text:span text:style-name="T3695">鳷</text:span>&lt;/span&gt;&lt;span style="color: #ff0000"&gt;<text:span text:style-name="T3696">隻</text:span>&lt;/span&gt;&lt;span style="color: #ff0000"&gt;<text:span text:style-name="T3697">梔</text:span>&lt;/span&gt;&lt;span style="color: #ff0000"&gt;<text:span text:style-name="T3698">織</text:span>&lt;/span&gt;&lt;span&gt;&lt;br&gt;&lt;/span&gt;&lt;span style="color: #0000ff"&gt;<text:span text:style-name="T3699">種</text:span>&lt;/span&gt;&lt;span style="color: #0000ff"&gt;<text:span text:style-name="T3700">眾</text:span>&lt;/span&gt;&lt;span&gt;&lt;br&gt;&lt;/span&gt;&lt;span style="color: #00a000"&gt;<text:span text:style-name="T3701">塚</text:span>&lt;/span&gt;&lt;span style="color: #00a000"&gt;<text:span text:style-name="T3702">腫</text:span>&lt;/span&gt;&lt;span style="color: #0000ff"&gt;<text:span text:style-name="T3703">種</text:span>&lt;/span&gt;&lt;span&gt;&lt;br&gt;&lt;/span&gt;&lt;span style="color: #ff0000"&gt;<text:span text:style-name="T3704">終</text:span>&lt;/span&gt;&lt;span style="color: #ff0000"&gt;<text:span text:style-name="T3705">鍾</text:span>&lt;/span&gt;&lt;span style="color: #ff0000"&gt;<text:span text:style-name="T3706">鐘</text:span>&lt;/span&gt;&lt;span&gt;&lt;br&gt;&lt;/span&gt;&lt;span style="color: #d89000"&gt;<text:span text:style-name="T3707">軸</text:span>&lt;/span&gt;&lt;span&gt;&lt;br&gt;&lt;/span&gt;&lt;span style="color: #0000ff"&gt;<text:span text:style-name="T3708">冑</text:span>&lt;/span&gt;&lt;span style="color: #d89000"&gt;<text:span text:style-name="T3709">軸</text:span>&lt;/span&gt;&lt;span style="color: #0000ff"&gt;<text:span text:style-name="T3710">紂</text:span>&lt;/span&gt;&lt;span style="color: #0000ff"&gt;<text:span text:style-name="T3711">晝</text:span>&lt;/span&gt;&lt;span&gt;<text:span text:style-name="T3712">㑳</text:span>&lt;/span&gt;&lt;span style="color: #0000ff"&gt;<text:span text:style-name="T3713">皺</text:span>&lt;/span&gt;&lt;span style="color: #0000ff"&gt;<text:span text:style-name="T3714">縐</text:span>&lt;/span&gt;&lt;span&gt;&lt;br&gt;&lt;/span&gt;&lt;span style="color: #ff0000"&gt;<text:span text:style-name="T3715">輈</text:span>&lt;/span&gt;&lt;span style="color: #ff0000"&gt;<text:span text:style-name="T3716">鵃</text:span>&lt;/span&gt;&lt;span style="color: #ff0000"&gt;<text:span text:style-name="T3717">週</text:span>&lt;/span&gt;&lt;span style="color: #ff0000"&gt;<text:span text:style-name="T3718">輖</text:span>&lt;/span&gt;&lt;span style="color: #ff0000"&gt;<text:span text:style-name="T3719">賙</text:span>&lt;/span&gt;&lt;span style="color: #ff0000"&gt;<text:span text:style-name="T3720">譸</text:span>&lt;/span&gt;&lt;span&gt;&lt;br&gt;&lt;/span&gt;&lt;span style="color: #0000ff"&gt;<text:span text:style-name="T3721">朮</text:span>&lt;/span&gt;&lt;span style="color: #d89000"&gt;<text:span text:style-name="T3722">軸</text:span>&lt;/span&gt;&lt;span style="color: #0000ff"&gt;<text:span text:style-name="T3723">築</text:span>&lt;/span&gt;&lt;span style="color: #d89000"&gt;<text:span text:style-name="T3724">燭</text:span>&lt;/span&gt;&lt;span style="color: #00a000"&gt;<text:span text:style-name="T3725">斸</text:span>&lt;/span&gt;&lt;span&gt;&lt;br&gt;&lt;/span&gt;&lt;span style="color: #0000ff"&gt;<text:span text:style-name="T3726">佇</text:span>&lt;/span&gt;&lt;span style="color: #0000ff"&gt;<text:span text:style-name="T3727">苧</text:span>&lt;/span&gt;&lt;span style="color: #0000ff"&gt;<text:span text:style-name="T3728">眝</text:span>&lt;/span&gt;&lt;span style="color: #0000ff"&gt;<text:span text:style-name="T3729">紵</text:span>&lt;/span&gt;&lt;span style="color: #0000ff"&gt;<text:span text:style-name="T3730">註</text:span>&lt;/span&gt;&lt;span style="color: #0000ff"&gt;<text:span text:style-name="T3731">駐</text:span>&lt;/span&gt;&lt;span style="color: #0000ff"&gt;<text:span text:style-name="T3732">鑄</text:span>&lt;/span&gt;&lt;span&gt;&lt;br&gt;&lt;/span&gt;&lt;span style="color: #0000ff"&gt;<text:span text:style-name="T3733">貯</text:span>&lt;/span&gt;&lt;span style="color: #00a000"&gt;<text:span text:style-name="T3734">屬</text:span>&lt;/span&gt;&lt;span style="color: #00a000"&gt;<text:span text:style-name="T3735">囑</text:span>&lt;/span&gt;&lt;span style="color: #00a000"&gt;<text:span text:style-name="T3736">矚</text:span>&lt;/span&gt;&lt;span&gt;&lt;br&gt;&lt;/span&gt;&lt;span style="color: #ff0000"&gt;<text:span text:style-name="T3737">硃</text:span>&lt;/span&gt;&lt;span style="color: #ff0000"&gt;<text:span text:style-name="T3738">誅</text:span>&lt;/span&gt;&lt;span style="color: #ff0000"&gt;<text:span text:style-name="T3739">銖</text:span>&lt;/span&gt;&lt;span style="color: #ff0000"&gt;<text:span text:style-name="T3740">諸</text:span>&lt;/span&gt;&lt;span style="color: #ff0000"&gt;<text:span text:style-name="T3741">豬</text:span>&lt;/span&gt;&lt;span style="color: #ff0000"&gt;<text:span text:style-name="T3742">瀦</text:span>&lt;/span&gt;&lt;span style="color: #ff0000"&gt;<text:span text:style-name="T3743">櫧</text:span>&lt;/span&gt;&lt;span style="color: #ff0000"&gt;<text:span text:style-name="T3744">櫫</text:span>&lt;/span&gt;&lt;span style="color: #00a000"&gt;<text:span text:style-name="T3745">藷</text:span>&lt;/span&gt;&lt;span&gt;&lt;br&gt;&lt;/span&gt;&lt;span style="color: #ff0000"&gt;<text:span text:style-name="T3746">撾</text:span>&lt;/span&gt;&lt;span&gt;&lt;br&gt;&lt;/span&gt;&lt;span style="color: #d89000"&gt;<text:span text:style-name="T3747">傳</text:span>&lt;/span&gt;&lt;span style="color: #0000ff"&gt;<text:span text:style-name="T3748">縳</text:span>&lt;/span&gt;&lt;span style="color: #0000ff"&gt;<text:span text:style-name="T3749">轉</text:span>&lt;/span&gt;&lt;span style="color: #0000ff"&gt;<text:span text:style-name="T3750">饌</text:span>&lt;/span&gt;&lt;span style="color: #0000ff"&gt;<text:span text:style-name="T3751">賺</text:span>&lt;/span&gt;&lt;span&gt;&lt;br&gt;&lt;/span&gt;&lt;span style="color: #00a000"&gt;<text:span text:style-name="T3752">竱</text:span>&lt;/span&gt;&lt;span style="color: #0000ff"&gt;<text:span text:style-name="T3753">轉</text:span>&lt;/span&gt;&lt;span style="color: #0000ff"&gt;<text:span text:style-name="T3754">囀</text:span>&lt;/span&gt;&lt;span&gt;&lt;br&gt;&lt;/span&gt;&lt;span style="color: #ff0000"&gt;<text:span text:style-name="T3755">顓</text:span>&lt;/span&gt;&lt;span style="color: #ff0000"&gt;<text:span text:style-name="T3756">專</text:span>&lt;/span&gt;&lt;span style="color: #ff0000"&gt;<text:span text:style-name="T3757">膞</text:span>&lt;/span&gt;&lt;span style="color: #ff0000"&gt;<text:span text:style-name="T3758">磚</text:span>&lt;/span&gt;&lt;span style="color: #ff0000"&gt;<text:span text:style-name="T3759">鱄</text:span>&lt;/span&gt;&lt;span&gt;&lt;br&gt;&lt;/span&gt;&lt;span style="color: #0000ff"&gt;<text:span text:style-name="T3760">壯</text:span>&lt;/span&gt;&lt;span style="color: #0000ff"&gt;<text:span text:style-name="T3761">狀</text:span>&lt;/span&gt;&lt;span style="color: #0000ff"&gt;<text:span text:style-name="T3762">戇</text:span>&lt;/span&gt;&lt;span&gt;&lt;br&gt;&lt;/span&gt;&lt;span style="color: #ff0000"&gt;<text:span text:style-name="T3763">妝</text:span>&lt;/span&gt;&lt;span style="color: #ff0000"&gt;<text:span text:style-name="T3764">莊</text:span>&lt;/span&gt;&lt;span style="color: #ff0000"&gt;<text:span text:style-name="T3765">裝</text:span>&lt;/span&gt;&lt;span style="color: #ff0000"&gt;<text:span text:style-name="T3766">樁</text:span>&lt;/span&gt;&lt;span&gt;&lt;br&gt;&lt;/span&gt;&lt;span style="color: #0000ff"&gt;<text:span text:style-name="T3767">縋</text:span>&lt;/span&gt;&lt;span style="color: #0000ff"&gt;<text:span text:style-name="T3768">綴</text:span>&lt;/span&gt;&lt;span style="color: #0000ff"&gt;<text:span text:style-name="T3769">墜</text:span>&lt;/span&gt;&lt;span style="color: #0000ff"&gt;<text:span text:style-name="T3770">贅</text:span>&lt;/span&gt;&lt;span&gt;&lt;br&gt;&lt;/span&gt;&lt;span style="color: #ff0000"&gt;<text:span text:style-name="T3771">錐</text:span>&lt;/span&gt;&lt;span style="color: #ff0000"&gt;<text:span text:style-name="T3772">騅</text:span>&lt;/span&gt;&lt;span&gt;&lt;br&gt;&lt;/span&gt;&lt;span style="color: #00a000"&gt;<text:span text:style-name="T3773">準</text:span>&lt;/span&gt;&lt;span style="color: #d89000"&gt;<text:span text:style-name="T3774">純</text:span>&lt;/span&gt;&lt;span&gt;&lt;br&gt;&lt;/span&gt;&lt;span style="color: #ff0000"&gt;<text:span text:style-name="T3775">諄</text:span>&lt;/span&gt;&lt;span&gt;&lt;br&gt;&lt;/span&gt;&lt;span<text:s/><text:soft-page-break/>style="color: #d89000"&gt;<text:span text:style-name="T3776">梲</text:span>&lt;/span&gt;&lt;span style="color: #d89000"&gt;<text:span text:style-name="T3777">諑</text:span>&lt;/span&gt;&lt;span style="color: #d89000"&gt;<text:span text:style-name="T3778">濁</text:span>&lt;/span&gt;&lt;span style="color: #d89000"&gt;<text:span text:style-name="T3779">鐲</text:span>&lt;/span&gt;&lt;span style="color: #00a000"&gt;<text:span text:style-name="T3780">繳</text:span>&lt;/span&gt;&lt;span&gt;&lt;br&gt;&lt;/span&gt;&lt;span style="color: #0000ff"&gt;<text:span text:style-name="T3781">眥</text:span>&lt;/span&gt;&lt;span style="color: #0000ff"&gt;<text:span text:style-name="T3782">漬</text:span>&lt;/span&gt;&lt;span&gt;&lt;br&gt;&lt;/span&gt;&lt;span style="color: #ff0000"&gt;<text:span text:style-name="T3783">資</text:span>&lt;/span&gt;&lt;span style="color: #ff0000"&gt;<text:span text:style-name="T3784">諮</text:span>&lt;/span&gt;&lt;span style="color: #ff0000"&gt;<text:span text:style-name="T3785">緇</text:span>&lt;/span&gt;&lt;span style="color: #ff0000"&gt;<text:span text:style-name="T3786">輜</text:span>&lt;/span&gt;&lt;span style="color: #ff0000"&gt;<text:span text:style-name="T3787">錙</text:span>&lt;/span&gt;&lt;span style="color: #ff0000"&gt;<text:span text:style-name="T3788">鯔</text:span>&lt;/span&gt;&lt;span style="color: #ff0000"&gt;<text:span text:style-name="T3789">茲</text:span>&lt;/span&gt;&lt;span style="color: #ff0000"&gt;<text:span text:style-name="T3790">鎡</text:span>&lt;/span&gt;&lt;span style="color: #ff0000"&gt;<text:span text:style-name="T3791">貲</text:span>&lt;/span&gt;&lt;span style="color: #ff0000"&gt;<text:span text:style-name="T3792">齜</text:span>&lt;/span&gt;&lt;span style="color: #d89000"&gt;<text:span text:style-name="T3793">齊</text:span>&lt;/span&gt;&lt;span&gt;&lt;br&gt;&lt;/span&gt;&lt;span style="color: #d89000"&gt;<text:span text:style-name="T3794">從</text:span>&lt;/span&gt;&lt;span style="color: #0000ff"&gt;<text:span text:style-name="T3795">瘲</text:span>&lt;/span&gt;&lt;span style="color: #0000ff"&gt;<text:span text:style-name="T3796">縱</text:span>&lt;/span&gt;&lt;span style="color: #ff0000"&gt;<text:span text:style-name="T3797">綜</text:span>&lt;/span&gt;&lt;span&gt;&lt;br&gt;&lt;/span&gt;&lt;span style="color: #00a000"&gt;<text:span text:style-name="T3798">傯</text:span>&lt;/span&gt;&lt;span style="color: #00a000"&gt;<text:span text:style-name="T3799">總</text:span>&lt;/span&gt;&lt;span style="color: #0000ff"&gt;<text:span text:style-name="T3800">縱</text:span>&lt;/span&gt;&lt;span&gt;&lt;br&gt;&lt;/span&gt;&lt;span style="color: #d89000"&gt;<text:span text:style-name="T3801">從</text:span>&lt;/span&gt;&lt;span style="color: #0000ff"&gt;<text:span text:style-name="T3802">縱</text:span>&lt;/span&gt;&lt;span style="color: #ff0000"&gt;<text:span text:style-name="T3803">豵</text:span>&lt;/span&gt;&lt;span style="color: #ff0000"&gt;<text:span text:style-name="T3804">蹤</text:span>&lt;/span&gt;&lt;span&gt;&lt;br&gt;&lt;/span&gt;&lt;span style="color: #0000ff"&gt;<text:span text:style-name="T3805">驟</text:span>&lt;/span&gt;&lt;span&gt;&lt;br&gt;&lt;/span&gt;&lt;span style="color: #ff0000"&gt;<text:span text:style-name="T3806">諏</text:span>&lt;/span&gt;&lt;span style="color: #ff0000"&gt;<text:span text:style-name="T3807">鯫</text:span>&lt;/span&gt;&lt;span style="color: #ff0000"&gt;<text:span text:style-name="T3808">鄒</text:span>&lt;/span&gt;&lt;span style="color: #ff0000"&gt;<text:span text:style-name="T3809">謅</text:span>&lt;/span&gt;&lt;span style="color: #ff0000"&gt;<text:span text:style-name="T3810">騶</text:span>&lt;/span&gt;&lt;span&gt;&lt;br&gt;&lt;/span&gt;&lt;span style="color: #d89000"&gt;<text:span text:style-name="T3811">鏃</text:span>&lt;/span&gt;&lt;span&gt;&lt;br&gt;&lt;/span&gt;&lt;span style="color: #00a000"&gt;<text:span text:style-name="T3812">駔</text:span>&lt;/span&gt;&lt;span&gt;&lt;br&gt;&lt;/span&gt;&lt;span style="color: #00a000"&gt;<text:span text:style-name="T3813">組</text:span>&lt;/span&gt;&lt;span style="color: #00a000"&gt;<text:span text:style-name="T3814">詛</text:span>&lt;/span&gt;&lt;span&gt;&lt;br&gt;&lt;/span&gt;&lt;span style="color: #0000ff"&gt;<text:span text:style-name="T3815">賺</text:span>&lt;/span&gt;&lt;span style="color: #ff0000"&gt;<text:span text:style-name="T3816">鑽</text:span>&lt;/span&gt;&lt;span&gt;&lt;br&gt;&lt;/span&gt;&lt;span style="color: #00a000"&gt;<text:span text:style-name="T3817">纘</text:span>&lt;/span&gt;&lt;span style="color: #ff0000"&gt;<text:span text:style-name="T3818">鑽</text:span>&lt;/span&gt;&lt;span&gt;&lt;br&gt;&lt;/span&gt;&lt;span style="color: #ff0000"&gt;<text:span text:style-name="T3819">躦</text:span>&lt;/span&gt;&lt;span style="color: #ff0000"&gt;<text:span text:style-name="T3820">鑽</text:span>&lt;/span&gt;&lt;span&gt;&lt;br&gt;&lt;/span&gt;&lt;span style="color: #d89000"&gt;<text:span text:style-name="T3821">蕝</text:span>&lt;/span&gt;&lt;span&gt;&lt;br&gt;&lt;/span&gt;&lt;span style="color: #ff0000"&gt;<text:span text:style-name="T3822">鱒</text:span>&lt;/span&gt;&lt;span&gt;&lt;br&gt;&lt;/span&gt;&lt;span style="color: #ff0000"&gt;<text:span text:style-name="T3823">鐏</text:span>&lt;/span&gt;&lt;span&gt;&lt;br&gt;&lt;/span&gt;&lt;span style="color: #d89000"&gt;<text:span text:style-name="T3824">鑿</text:span>&lt;/span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Malgun Gothic" svg:font-family="Malgun Gothic" style:font-family-generic="swiss" style:font-pitch="variable" svg:panose-1="2 11 5 3 2 0 0 2 0 4"/>
    <style:font-face style:name="MingLiU-ExtB" svg:font-family="MingLiU-ExtB" style:font-family-generic="roman" style:font-pitch="variable" svg:panose-1="2 2 5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e Sharkey</meta:initial-creator>
    <dc:creator>Luke Sharkey</dc:creator>
    <meta:creation-date>2021-07-15T10:35:00Z</meta:creation-date>
    <dc:date>2021-07-15T11:01:00Z</dc:date>
    <meta:template xlink:href="Normal" xlink:type="simple"/>
    <meta:editing-cycles>1</meta:editing-cycles>
    <meta:editing-duration>PT1500S</meta:editing-duration>
    <meta:document-statistic meta:page-count="51" meta:paragraph-count="336" meta:word-count="25153" meta:character-count="168191" meta:row-count="1194" meta:non-whitespace-character-count="143374"/>
  </office:meta>
</office:document-meta>
</file>